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7.09pt"/>
    </style:style>
    <style:style style:name="co3" style:family="table-column">
      <style:table-column-properties fo:break-before="auto" style:column-width="72.34pt"/>
    </style:style>
    <style:style style:name="co4" style:family="table-column">
      <style:table-column-properties fo:break-before="auto" style:column-width="66.36pt"/>
    </style:style>
    <style:style style:name="co5" style:family="table-column">
      <style:table-column-properties fo:break-before="auto" style:column-width="55.84pt"/>
    </style:style>
    <style:style style:name="co6" style:family="table-column">
      <style:table-column-properties fo:break-before="auto" style:column-width="58.85pt"/>
    </style:style>
    <style:style style:name="co7" style:family="table-column">
      <style:table-column-properties fo:break-before="auto" style:column-width="99.81pt"/>
    </style:style>
    <style:style style:name="co8" style:family="table-column">
      <style:table-column-properties fo:break-before="auto" style:column-width="74.35pt"/>
    </style:style>
    <style:style style:name="co9" style:family="table-column">
      <style:table-column-properties fo:break-before="auto" style:column-width="68.14pt"/>
    </style:style>
    <style:style style:name="co10" style:family="table-column">
      <style:table-column-properties fo:break-before="auto" style:column-width="57.34pt"/>
    </style:style>
    <style:style style:name="co11" style:family="table-column">
      <style:table-column-properties fo:break-before="auto" style:column-width="60.4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46.26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wrap-option="wrap"/>
    </style:style>
    <style:style style:name="ce2" style:family="table-cell" style:parent-style-name="Default" style:data-style-name="N121">
      <style:table-cell-properties fo:wrap-option="wrap"/>
    </style:style>
    <style:style style:name="ce3" style:family="table-cell" style:parent-style-name="Default" style:data-style-name="N2"/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Noise Figure" table:style-name="ta1">
        <table:shapes>
          <draw:frame draw:z-index="0" draw:style-name="gr1" draw:text-style-name="P1" svg:width="965.48pt" svg:height="548.19pt" svg:x="569.71pt" svg:y="63.27pt">
            <loext:p draw:notify-on-update-of-ranges="'Noise Figure'.B3:'Noise Figure'.B463 'Noise Figure'.G2:'Noise Figure'.G2 'Noise Figure'.G3:'Noise Figure'.G463 'Noise Figure'.B3:'Noise Figure'.B463 'Noise Figure'.J2:'Noise Figure'.J2 'Noise Figure'.J3:'Noise Figure'.J46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default-cell-style-name="ce3"/>
        <table:table-column table:style-name="co1" table:number-columns-repeated="1016" table:default-cell-style-name="Default"/>
        <table:table-row table:style-name="ro1">
          <table:table-cell table:style-name="ce1" table:number-columns-repeated="2"/>
          <table:table-cell table:style-name="ce2"/>
          <table:table-cell table:style-name="ce4" office:value-type="string" calcext:value-type="string" table:number-columns-spanned="4" table:number-rows-spanned="1">
            <text:p>Without Output Protection Diodes</text:p>
          </table:table-cell>
          <table:covered-table-cell table:number-columns-repeated="3" table:style-name="ce1"/>
          <table:table-cell table:style-name="ce1" table:number-columns-repeated="1012"/>
        </table:table-row>
        <table:table-row table:style-name="ro2">
          <table:table-cell table:style-name="ce1" office:value-type="string" calcext:value-type="string">
            <text:p>Frequency [Hz]</text:p>
          </table:table-cell>
          <table:table-cell table:style-name="ce1" office:value-type="string" calcext:value-type="string">
            <text:p>Frequency [MHz]</text:p>
          </table:table-cell>
          <table:table-cell table:style-name="ce2" office:value-type="string" calcext:value-type="string">
            <text:p>ZMSCJ-2-1 AVG IL [dB]</text:p>
          </table:table-cell>
          <table:table-cell table:style-name="ce1" office:value-type="string" calcext:value-type="string">
            <text:p>Power Measured, Noise Source Off [dBm]</text:p>
          </table:table-cell>
          <table:table-cell table:style-name="ce1" office:value-type="string" calcext:value-type="string">
            <text:p>Power Measured, Noise Source On [dBm]</text:p>
          </table:table-cell>
          <table:table-cell table:style-name="ce1" office:value-type="string" calcext:value-type="string">
            <text:p>Y-Factor</text:p>
          </table:table-cell>
          <table:table-cell table:style-name="ce1" office:value-type="string" calcext:value-type="string">
            <text:p>Noise Figure, No Diodes [dB]</text:p>
          </table:table-cell>
          <table:table-cell table:style-name="ce1" table:number-columns-repeated="101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3]/1000000" office:value-type="float" office:value="0" calcext:value-type="float">
            <text:p>0</text:p>
          </table:table-cell>
          <table:table-cell office:value-type="float" office:value="0.6" calcext:value-type="float">
            <text:p>0.60</text:p>
          </table:table-cell>
          <table:table-cell office:value-type="float" office:value="-9.54899025" calcext:value-type="float">
            <text:p>-9.54899025</text:p>
          </table:table-cell>
          <table:table-cell office:value-type="float" office:value="-9.845495224" calcext:value-type="float">
            <text:p>-9.845495224</text:p>
          </table:table-cell>
          <table:table-cell table:formula="of:=[.E3]-[.D3]" office:value-type="float" office:value="-0.296504974000001" calcext:value-type="float">
            <text:p>-0.296504974</text:p>
          </table:table-cell>
          <table:table-cell table:formula="of:=15.12-10*LOG10(POWER(10;[.F3]/10)-1)-[.C3]" office:value-type="string" office:string-value="" calcext:value-type="error">
            <text:p>Err:502</text:p>
          </table:table-cell>
          <table:table-cell table:number-columns-repeated="1012"/>
        </table:table-row>
        <table:table-row table:style-name="ro1">
          <table:table-cell office:value-type="float" office:value="217391.3043" calcext:value-type="float">
            <text:p>217391.3043</text:p>
          </table:table-cell>
          <table:table-cell table:formula="of:=[.A4]/1000000" office:value-type="float" office:value="0.2173913043" calcext:value-type="float">
            <text:p>0.2173913043</text:p>
          </table:table-cell>
          <table:table-cell office:value-type="float" office:value="0.6" calcext:value-type="float">
            <text:p>0.60</text:p>
          </table:table-cell>
          <table:table-cell office:value-type="float" office:value="-24.94914627" calcext:value-type="float">
            <text:p>-24.94914627</text:p>
          </table:table-cell>
          <table:table-cell office:value-type="float" office:value="-25.06518364" calcext:value-type="float">
            <text:p>-25.06518364</text:p>
          </table:table-cell>
          <table:table-cell table:formula="of:=[.E4]-[.D4]" office:value-type="float" office:value="-0.116037370000001" calcext:value-type="float">
            <text:p>-0.11603737</text:p>
          </table:table-cell>
          <table:table-cell table:formula="of:=15.12-10*LOG10(POWER(10;[.F4]/10)-1)-[.C4]" office:value-type="string" office:string-value="" calcext:value-type="error">
            <text:p>Err:502</text:p>
          </table:table-cell>
          <table:table-cell table:number-columns-repeated="1012"/>
        </table:table-row>
        <table:table-row table:style-name="ro1">
          <table:table-cell office:value-type="float" office:value="434782.6087" calcext:value-type="float">
            <text:p>434782.6087</text:p>
          </table:table-cell>
          <table:table-cell table:formula="of:=[.A5]/1000000" office:value-type="float" office:value="0.4347826087" calcext:value-type="float">
            <text:p>0.4347826087</text:p>
          </table:table-cell>
          <table:table-cell office:value-type="float" office:value="0.6" calcext:value-type="float">
            <text:p>0.60</text:p>
          </table:table-cell>
          <table:table-cell office:value-type="float" office:value="-26.91415977" calcext:value-type="float">
            <text:p>-26.91415977</text:p>
          </table:table-cell>
          <table:table-cell office:value-type="float" office:value="-27.12804222" calcext:value-type="float">
            <text:p>-27.12804222</text:p>
          </table:table-cell>
          <table:table-cell table:formula="of:=[.E5]-[.D5]" office:value-type="float" office:value="-0.213882449999996" calcext:value-type="float">
            <text:p>-0.21388245</text:p>
          </table:table-cell>
          <table:table-cell table:formula="of:=15.12-10*LOG10(POWER(10;[.F5]/10)-1)-[.C5]" office:value-type="string" office:string-value="" calcext:value-type="error">
            <text:p>Err:502</text:p>
          </table:table-cell>
          <table:table-cell/>
          <table:table-cell table:formula="of:=AVERAGE([.G118:.G187])" office:value-type="float" office:value="2.93839480960881" calcext:value-type="float">
            <text:p>2.9383948096</text:p>
          </table:table-cell>
          <table:table-cell table:number-columns-repeated="1010"/>
        </table:table-row>
        <table:table-row table:style-name="ro1">
          <table:table-cell office:value-type="float" office:value="652173.913" calcext:value-type="float">
            <text:p>652173.913</text:p>
          </table:table-cell>
          <table:table-cell table:formula="of:=[.A6]/1000000" office:value-type="float" office:value="0.652173913" calcext:value-type="float">
            <text:p>0.652173913</text:p>
          </table:table-cell>
          <table:table-cell office:value-type="float" office:value="0.6" calcext:value-type="float">
            <text:p>0.60</text:p>
          </table:table-cell>
          <table:table-cell office:value-type="float" office:value="-29.46033859" calcext:value-type="float">
            <text:p>-29.46033859</text:p>
          </table:table-cell>
          <table:table-cell office:value-type="float" office:value="-29.37603188" calcext:value-type="float">
            <text:p>-29.37603188</text:p>
          </table:table-cell>
          <table:table-cell table:formula="of:=[.E6]-[.D6]" office:value-type="float" office:value="0.0843067099999963" calcext:value-type="float">
            <text:p>0.08430671</text:p>
          </table:table-cell>
          <table:table-cell table:formula="of:=15.12-10*LOG10(POWER(10;[.F6]/10)-1)-[.C6]" office:value-type="float" office:value="31.5970001504842" calcext:value-type="float">
            <text:p>31.5970001505</text:p>
          </table:table-cell>
          <table:table-cell/>
          <table:table-cell table:formula="of:=AVERAGE([#REF!])" office:value-type="string" office:string-value="" calcext:value-type="error">
            <text:p>#REF!</text:p>
          </table:table-cell>
          <table:table-cell table:number-columns-repeated="1010"/>
        </table:table-row>
        <table:table-row table:style-name="ro1">
          <table:table-cell office:value-type="float" office:value="869565.2174" calcext:value-type="float">
            <text:p>869565.2174</text:p>
          </table:table-cell>
          <table:table-cell table:formula="of:=[.A7]/1000000" office:value-type="float" office:value="0.8695652174" calcext:value-type="float">
            <text:p>0.8695652174</text:p>
          </table:table-cell>
          <table:table-cell office:value-type="float" office:value="0.6" calcext:value-type="float">
            <text:p>0.60</text:p>
          </table:table-cell>
          <table:table-cell office:value-type="float" office:value="-32.56246185" calcext:value-type="float">
            <text:p>-32.56246185</text:p>
          </table:table-cell>
          <table:table-cell office:value-type="float" office:value="-32.74819183" calcext:value-type="float">
            <text:p>-32.74819183</text:p>
          </table:table-cell>
          <table:table-cell table:formula="of:=[.E7]-[.D7]" office:value-type="float" office:value="-0.185729979999991" calcext:value-type="float">
            <text:p>-0.18572998</text:p>
          </table:table-cell>
          <table:table-cell table:formula="of:=15.12-10*LOG10(POWER(10;[.F7]/10)-1)-[.C7]" office:value-type="string" office:string-value="" calcext:value-type="error">
            <text:p>Err:502</text:p>
          </table:table-cell>
          <table:table-cell table:number-columns-repeated="1012"/>
        </table:table-row>
        <table:table-row table:style-name="ro1">
          <table:table-cell office:value-type="float" office:value="1086956.522" calcext:value-type="float">
            <text:p>1086956.522</text:p>
          </table:table-cell>
          <table:table-cell table:formula="of:=[.A8]/1000000" office:value-type="float" office:value="1.086956522" calcext:value-type="float">
            <text:p>1.086956522</text:p>
          </table:table-cell>
          <table:table-cell office:value-type="float" office:value="0.6" calcext:value-type="float">
            <text:p>0.60</text:p>
          </table:table-cell>
          <table:table-cell office:value-type="float" office:value="-37.2124176" calcext:value-type="float">
            <text:p>-37.2124176</text:p>
          </table:table-cell>
          <table:table-cell office:value-type="float" office:value="-36.85454559" calcext:value-type="float">
            <text:p>-36.85454559</text:p>
          </table:table-cell>
          <table:table-cell table:formula="of:=[.E8]-[.D8]" office:value-type="float" office:value="0.357872009999994" calcext:value-type="float">
            <text:p>0.35787201</text:p>
          </table:table-cell>
          <table:table-cell table:formula="of:=15.12-10*LOG10(POWER(10;[.F8]/10)-1)-[.C8]" office:value-type="float" office:value="25.1804011123707" calcext:value-type="float">
            <text:p>25.1804011124</text:p>
          </table:table-cell>
          <table:table-cell table:number-columns-repeated="1012"/>
        </table:table-row>
        <table:table-row table:style-name="ro1">
          <table:table-cell office:value-type="float" office:value="1304347.826" calcext:value-type="float">
            <text:p>1304347.826</text:p>
          </table:table-cell>
          <table:table-cell table:formula="of:=[.A9]/1000000" office:value-type="float" office:value="1.304347826" calcext:value-type="float">
            <text:p>1.304347826</text:p>
          </table:table-cell>
          <table:table-cell office:value-type="float" office:value="0.6" calcext:value-type="float">
            <text:p>0.60</text:p>
          </table:table-cell>
          <table:table-cell office:value-type="float" office:value="-41.8079071" calcext:value-type="float">
            <text:p>-41.8079071</text:p>
          </table:table-cell>
          <table:table-cell office:value-type="float" office:value="-42.00959015" calcext:value-type="float">
            <text:p>-42.00959015</text:p>
          </table:table-cell>
          <table:table-cell table:formula="of:=[.E9]-[.D9]" office:value-type="float" office:value="-0.201683050000007" calcext:value-type="float">
            <text:p>-0.20168305</text:p>
          </table:table-cell>
          <table:table-cell table:formula="of:=15.12-10*LOG10(POWER(10;[.F9]/10)-1)-[.C9]" office:value-type="string" office:string-value="" calcext:value-type="error">
            <text:p>Err:502</text:p>
          </table:table-cell>
          <table:table-cell table:number-columns-repeated="1012"/>
        </table:table-row>
        <table:table-row table:style-name="ro1">
          <table:table-cell office:value-type="float" office:value="1521739.13" calcext:value-type="float">
            <text:p>1521739.13</text:p>
          </table:table-cell>
          <table:table-cell table:formula="of:=[.A10]/1000000" office:value-type="float" office:value="1.52173913" calcext:value-type="float">
            <text:p>1.52173913</text:p>
          </table:table-cell>
          <table:table-cell office:value-type="float" office:value="0.6" calcext:value-type="float">
            <text:p>0.60</text:p>
          </table:table-cell>
          <table:table-cell office:value-type="float" office:value="-48.1567955" calcext:value-type="float">
            <text:p>-48.1567955</text:p>
          </table:table-cell>
          <table:table-cell office:value-type="float" office:value="-48.1003685" calcext:value-type="float">
            <text:p>-48.1003685</text:p>
          </table:table-cell>
          <table:table-cell table:formula="of:=[.E10]-[.D10]" office:value-type="float" office:value="0.0564269999999993" calcext:value-type="float">
            <text:p>0.056427</text:p>
          </table:table-cell>
          <table:table-cell table:formula="of:=15.12-10*LOG10(POWER(10;[.F10]/10)-1)-[.C10]" office:value-type="float" office:value="33.3547294536879" calcext:value-type="float">
            <text:p>33.3547294537</text:p>
          </table:table-cell>
          <table:table-cell table:number-columns-repeated="1012"/>
        </table:table-row>
        <table:table-row table:style-name="ro1">
          <table:table-cell office:value-type="float" office:value="1739130.435" calcext:value-type="float">
            <text:p>1739130.435</text:p>
          </table:table-cell>
          <table:table-cell table:formula="of:=[.A11]/1000000" office:value-type="float" office:value="1.739130435" calcext:value-type="float">
            <text:p>1.739130435</text:p>
          </table:table-cell>
          <table:table-cell office:value-type="float" office:value="0.6" calcext:value-type="float">
            <text:p>0.60</text:p>
          </table:table-cell>
          <table:table-cell office:value-type="float" office:value="-55.24001312" calcext:value-type="float">
            <text:p>-55.24001312</text:p>
          </table:table-cell>
          <table:table-cell office:value-type="float" office:value="-54.68324661" calcext:value-type="float">
            <text:p>-54.68324661</text:p>
          </table:table-cell>
          <table:table-cell table:formula="of:=[.E11]-[.D11]" office:value-type="float" office:value="0.556766509999996" calcext:value-type="float">
            <text:p>0.55676651</text:p>
          </table:table-cell>
          <table:table-cell table:formula="of:=15.12-10*LOG10(POWER(10;[.F11]/10)-1)-[.C11]" office:value-type="float" office:value="23.159755156971" calcext:value-type="float">
            <text:p>23.159755157</text:p>
          </table:table-cell>
          <table:table-cell table:number-columns-repeated="1012"/>
        </table:table-row>
        <table:table-row table:style-name="ro1">
          <table:table-cell office:value-type="float" office:value="1956521.739" calcext:value-type="float">
            <text:p>1956521.739</text:p>
          </table:table-cell>
          <table:table-cell table:formula="of:=[.A12]/1000000" office:value-type="float" office:value="1.956521739" calcext:value-type="float">
            <text:p>1.956521739</text:p>
          </table:table-cell>
          <table:table-cell office:value-type="float" office:value="0.6" calcext:value-type="float">
            <text:p>0.60</text:p>
          </table:table-cell>
          <table:table-cell office:value-type="float" office:value="-61.47556305" calcext:value-type="float">
            <text:p>-61.47556305</text:p>
          </table:table-cell>
          <table:table-cell office:value-type="float" office:value="-59.91482544" calcext:value-type="float">
            <text:p>-59.91482544</text:p>
          </table:table-cell>
          <table:table-cell table:formula="of:=[.E12]-[.D12]" office:value-type="float" office:value="1.56073761" calcext:value-type="float">
            <text:p>1.56073761</text:p>
          </table:table-cell>
          <table:table-cell table:formula="of:=15.12-10*LOG10(POWER(10;[.F12]/10)-1)-[.C12]" office:value-type="float" office:value="18.1608301518057" calcext:value-type="float">
            <text:p>18.1608301518</text:p>
          </table:table-cell>
          <table:table-cell table:number-columns-repeated="1012"/>
        </table:table-row>
        <table:table-row table:style-name="ro1">
          <table:table-cell office:value-type="float" office:value="2173913.043" calcext:value-type="float">
            <text:p>2173913.043</text:p>
          </table:table-cell>
          <table:table-cell table:formula="of:=[.A13]/1000000" office:value-type="float" office:value="2.173913043" calcext:value-type="float">
            <text:p>2.173913043</text:p>
          </table:table-cell>
          <table:table-cell office:value-type="float" office:value="0.6" calcext:value-type="float">
            <text:p>0.60</text:p>
          </table:table-cell>
          <table:table-cell office:value-type="float" office:value="-66.30780029" calcext:value-type="float">
            <text:p>-66.30780029</text:p>
          </table:table-cell>
          <table:table-cell office:value-type="float" office:value="-62.43424606" calcext:value-type="float">
            <text:p>-62.43424606</text:p>
          </table:table-cell>
          <table:table-cell table:formula="of:=[.E13]-[.D13]" office:value-type="float" office:value="3.87355423000001" calcext:value-type="float">
            <text:p>3.87355423</text:p>
          </table:table-cell>
          <table:table-cell table:formula="of:=15.12-10*LOG10(POWER(10;[.F13]/10)-1)-[.C13]" office:value-type="float" office:value="12.9369580405447" calcext:value-type="float">
            <text:p>12.9369580405</text:p>
          </table:table-cell>
          <table:table-cell table:number-columns-repeated="1012"/>
        </table:table-row>
        <table:table-row table:style-name="ro1">
          <table:table-cell office:value-type="float" office:value="2391304.348" calcext:value-type="float">
            <text:p>2391304.348</text:p>
          </table:table-cell>
          <table:table-cell table:formula="of:=[.A14]/1000000" office:value-type="float" office:value="2.391304348" calcext:value-type="float">
            <text:p>2.391304348</text:p>
          </table:table-cell>
          <table:table-cell office:value-type="float" office:value="0.6" calcext:value-type="float">
            <text:p>0.60</text:p>
          </table:table-cell>
          <table:table-cell office:value-type="float" office:value="-68.95461273" calcext:value-type="float">
            <text:p>-68.95461273</text:p>
          </table:table-cell>
          <table:table-cell office:value-type="float" office:value="-63.38838577" calcext:value-type="float">
            <text:p>-63.38838577</text:p>
          </table:table-cell>
          <table:table-cell table:formula="of:=[.E14]-[.D14]" office:value-type="float" office:value="5.56622696000001" calcext:value-type="float">
            <text:p>5.56622696</text:p>
          </table:table-cell>
          <table:table-cell table:formula="of:=15.12-10*LOG10(POWER(10;[.F14]/10)-1)-[.C14]" office:value-type="float" office:value="10.3658336761611" calcext:value-type="float">
            <text:p>10.3658336762</text:p>
          </table:table-cell>
          <table:table-cell table:number-columns-repeated="1012"/>
        </table:table-row>
        <table:table-row table:style-name="ro1">
          <table:table-cell office:value-type="float" office:value="2608695.652" calcext:value-type="float">
            <text:p>2608695.652</text:p>
          </table:table-cell>
          <table:table-cell table:formula="of:=[.A15]/1000000" office:value-type="float" office:value="2.608695652" calcext:value-type="float">
            <text:p>2.608695652</text:p>
          </table:table-cell>
          <table:table-cell office:value-type="float" office:value="0.6" calcext:value-type="float">
            <text:p>0.60</text:p>
          </table:table-cell>
          <table:table-cell office:value-type="float" office:value="-70.4659729" calcext:value-type="float">
            <text:p>-70.4659729</text:p>
          </table:table-cell>
          <table:table-cell office:value-type="float" office:value="-63.4419136" calcext:value-type="float">
            <text:p>-63.4419136</text:p>
          </table:table-cell>
          <table:table-cell table:formula="of:=[.E15]-[.D15]" office:value-type="float" office:value="7.0240593" calcext:value-type="float">
            <text:p>7.0240593</text:p>
          </table:table-cell>
          <table:table-cell table:formula="of:=15.12-10*LOG10(POWER(10;[.F15]/10)-1)-[.C15]" office:value-type="float" office:value="8.45649332254519" calcext:value-type="float">
            <text:p>8.4564933225</text:p>
          </table:table-cell>
          <table:table-cell table:number-columns-repeated="1012"/>
        </table:table-row>
        <table:table-row table:style-name="ro1">
          <table:table-cell office:value-type="float" office:value="2826086.957" calcext:value-type="float">
            <text:p>2826086.957</text:p>
          </table:table-cell>
          <table:table-cell table:formula="of:=[.A16]/1000000" office:value-type="float" office:value="2.826086957" calcext:value-type="float">
            <text:p>2.826086957</text:p>
          </table:table-cell>
          <table:table-cell office:value-type="float" office:value="0.6" calcext:value-type="float">
            <text:p>0.60</text:p>
          </table:table-cell>
          <table:table-cell office:value-type="float" office:value="-71.70633698" calcext:value-type="float">
            <text:p>-71.70633698</text:p>
          </table:table-cell>
          <table:table-cell office:value-type="float" office:value="-63.35597992" calcext:value-type="float">
            <text:p>-63.35597992</text:p>
          </table:table-cell>
          <table:table-cell table:formula="of:=[.E16]-[.D16]" office:value-type="float" office:value="8.35035706" calcext:value-type="float">
            <text:p>8.35035706</text:p>
          </table:table-cell>
          <table:table-cell table:formula="of:=15.12-10*LOG10(POWER(10;[.F16]/10)-1)-[.C16]" office:value-type="float" office:value="6.85611041121596" calcext:value-type="float">
            <text:p>6.8561104112</text:p>
          </table:table-cell>
          <table:table-cell table:number-columns-repeated="1012"/>
        </table:table-row>
        <table:table-row table:style-name="ro1">
          <table:table-cell office:value-type="float" office:value="3043478.261" calcext:value-type="float">
            <text:p>3043478.261</text:p>
          </table:table-cell>
          <table:table-cell table:formula="of:=[.A17]/1000000" office:value-type="float" office:value="3.043478261" calcext:value-type="float">
            <text:p>3.043478261</text:p>
          </table:table-cell>
          <table:table-cell office:value-type="float" office:value="0.6" calcext:value-type="float">
            <text:p>0.60</text:p>
          </table:table-cell>
          <table:table-cell office:value-type="float" office:value="-72.32197571" calcext:value-type="float">
            <text:p>-72.32197571</text:p>
          </table:table-cell>
          <table:table-cell office:value-type="float" office:value="-63.03984451" calcext:value-type="float">
            <text:p>-63.03984451</text:p>
          </table:table-cell>
          <table:table-cell table:formula="of:=[.E17]-[.D17]" office:value-type="float" office:value="9.28213120000001" calcext:value-type="float">
            <text:p>9.2821312</text:p>
          </table:table-cell>
          <table:table-cell table:formula="of:=15.12-10*LOG10(POWER(10;[.F17]/10)-1)-[.C17]" office:value-type="float" office:value="5.78305569665886" calcext:value-type="float">
            <text:p>5.7830556967</text:p>
          </table:table-cell>
          <table:table-cell table:number-columns-repeated="1012"/>
        </table:table-row>
        <table:table-row table:style-name="ro1">
          <table:table-cell office:value-type="float" office:value="3260869.565" calcext:value-type="float">
            <text:p>3260869.565</text:p>
          </table:table-cell>
          <table:table-cell table:formula="of:=[.A18]/1000000" office:value-type="float" office:value="3.260869565" calcext:value-type="float">
            <text:p>3.260869565</text:p>
          </table:table-cell>
          <table:table-cell office:value-type="float" office:value="0.6" calcext:value-type="float">
            <text:p>0.60</text:p>
          </table:table-cell>
          <table:table-cell office:value-type="float" office:value="-72.69103241" calcext:value-type="float">
            <text:p>-72.69103241</text:p>
          </table:table-cell>
          <table:table-cell office:value-type="float" office:value="-63.22423172" calcext:value-type="float">
            <text:p>-63.22423172</text:p>
          </table:table-cell>
          <table:table-cell table:formula="of:=[.E18]-[.D18]" office:value-type="float" office:value="9.46680068999999" calcext:value-type="float">
            <text:p>9.46680069</text:p>
          </table:table-cell>
          <table:table-cell table:formula="of:=15.12-10*LOG10(POWER(10;[.F18]/10)-1)-[.C18]" office:value-type="float" office:value="5.57427085288441" calcext:value-type="float">
            <text:p>5.5742708529</text:p>
          </table:table-cell>
          <table:table-cell table:number-columns-repeated="1012"/>
        </table:table-row>
        <table:table-row table:style-name="ro1">
          <table:table-cell office:value-type="float" office:value="3478260.87" calcext:value-type="float">
            <text:p>3478260.87</text:p>
          </table:table-cell>
          <table:table-cell table:formula="of:=[.A19]/1000000" office:value-type="float" office:value="3.47826087" calcext:value-type="float">
            <text:p>3.47826087</text:p>
          </table:table-cell>
          <table:table-cell office:value-type="float" office:value="0.6" calcext:value-type="float">
            <text:p>0.60</text:p>
          </table:table-cell>
          <table:table-cell office:value-type="float" office:value="-72.83088684" calcext:value-type="float">
            <text:p>-72.83088684</text:p>
          </table:table-cell>
          <table:table-cell office:value-type="float" office:value="-63.23137283" calcext:value-type="float">
            <text:p>-63.23137283</text:p>
          </table:table-cell>
          <table:table-cell table:formula="of:=[.E19]-[.D19]" office:value-type="float" office:value="9.59951401" calcext:value-type="float">
            <text:p>9.59951401</text:p>
          </table:table-cell>
          <table:table-cell table:formula="of:=15.12-10*LOG10(POWER(10;[.F19]/10)-1)-[.C19]" office:value-type="float" office:value="5.42492757812401" calcext:value-type="float">
            <text:p>5.4249275781</text:p>
          </table:table-cell>
          <table:table-cell table:number-columns-repeated="1012"/>
        </table:table-row>
        <table:table-row table:style-name="ro1">
          <table:table-cell office:value-type="float" office:value="3695652.174" calcext:value-type="float">
            <text:p>3695652.174</text:p>
          </table:table-cell>
          <table:table-cell table:formula="of:=[.A20]/1000000" office:value-type="float" office:value="3.695652174" calcext:value-type="float">
            <text:p>3.695652174</text:p>
          </table:table-cell>
          <table:table-cell office:value-type="float" office:value="0.6" calcext:value-type="float">
            <text:p>0.60</text:p>
          </table:table-cell>
          <table:table-cell office:value-type="float" office:value="-73.96549988" calcext:value-type="float">
            <text:p>-73.96549988</text:p>
          </table:table-cell>
          <table:table-cell office:value-type="float" office:value="-63.35509491" calcext:value-type="float">
            <text:p>-63.35509491</text:p>
          </table:table-cell>
          <table:table-cell table:formula="of:=[.E20]-[.D20]" office:value-type="float" office:value="10.61040497" calcext:value-type="float">
            <text:p>10.61040497</text:p>
          </table:table-cell>
          <table:table-cell table:formula="of:=15.12-10*LOG10(POWER(10;[.F20]/10)-1)-[.C20]" office:value-type="float" office:value="4.30435424413071" calcext:value-type="float">
            <text:p>4.3043542441</text:p>
          </table:table-cell>
          <table:table-cell table:number-columns-repeated="1012"/>
        </table:table-row>
        <table:table-row table:style-name="ro1">
          <table:table-cell office:value-type="float" office:value="3913043.478" calcext:value-type="float">
            <text:p>3913043.478</text:p>
          </table:table-cell>
          <table:table-cell table:formula="of:=[.A21]/1000000" office:value-type="float" office:value="3.913043478" calcext:value-type="float">
            <text:p>3.913043478</text:p>
          </table:table-cell>
          <table:table-cell office:value-type="float" office:value="0.6" calcext:value-type="float">
            <text:p>0.60</text:p>
          </table:table-cell>
          <table:table-cell office:value-type="float" office:value="-73.53160095" calcext:value-type="float">
            <text:p>-73.53160095</text:p>
          </table:table-cell>
          <table:table-cell office:value-type="float" office:value="-63.2428894" calcext:value-type="float">
            <text:p>-63.2428894</text:p>
          </table:table-cell>
          <table:table-cell table:formula="of:=[.E21]-[.D21]" office:value-type="float" office:value="10.28871155" calcext:value-type="float">
            <text:p>10.28871155</text:p>
          </table:table-cell>
          <table:table-cell table:formula="of:=15.12-10*LOG10(POWER(10;[.F21]/10)-1)-[.C21]" office:value-type="float" office:value="4.65793770539812" calcext:value-type="float">
            <text:p>4.6579377054</text:p>
          </table:table-cell>
          <table:table-cell table:number-columns-repeated="1012"/>
        </table:table-row>
        <table:table-row table:style-name="ro1">
          <table:table-cell office:value-type="float" office:value="4130434.783" calcext:value-type="float">
            <text:p>4130434.783</text:p>
          </table:table-cell>
          <table:table-cell table:formula="of:=[.A22]/1000000" office:value-type="float" office:value="4.130434783" calcext:value-type="float">
            <text:p>4.130434783</text:p>
          </table:table-cell>
          <table:table-cell office:value-type="float" office:value="0.6" calcext:value-type="float">
            <text:p>0.60</text:p>
          </table:table-cell>
          <table:table-cell office:value-type="float" office:value="-74.20468903" calcext:value-type="float">
            <text:p>-74.20468903</text:p>
          </table:table-cell>
          <table:table-cell office:value-type="float" office:value="-63.5231514" calcext:value-type="float">
            <text:p>-63.5231514</text:p>
          </table:table-cell>
          <table:table-cell table:formula="of:=[.E22]-[.D22]" office:value-type="float" office:value="10.68153763" calcext:value-type="float">
            <text:p>10.68153763</text:p>
          </table:table-cell>
          <table:table-cell table:formula="of:=15.12-10*LOG10(POWER(10;[.F22]/10)-1)-[.C22]" office:value-type="float" office:value="4.22651321064997" calcext:value-type="float">
            <text:p>4.2265132106</text:p>
          </table:table-cell>
          <table:table-cell table:number-columns-repeated="1012"/>
        </table:table-row>
        <table:table-row table:style-name="ro1">
          <table:table-cell office:value-type="float" office:value="4347826.087" calcext:value-type="float">
            <text:p>4347826.087</text:p>
          </table:table-cell>
          <table:table-cell table:formula="of:=[.A23]/1000000" office:value-type="float" office:value="4.347826087" calcext:value-type="float">
            <text:p>4.347826087</text:p>
          </table:table-cell>
          <table:table-cell office:value-type="float" office:value="0.6" calcext:value-type="float">
            <text:p>0.60</text:p>
          </table:table-cell>
          <table:table-cell office:value-type="float" office:value="-74.35300446" calcext:value-type="float">
            <text:p>-74.35300446</text:p>
          </table:table-cell>
          <table:table-cell office:value-type="float" office:value="-63.4490242" calcext:value-type="float">
            <text:p>-63.4490242</text:p>
          </table:table-cell>
          <table:table-cell table:formula="of:=[.E23]-[.D23]" office:value-type="float" office:value="10.90398026" calcext:value-type="float">
            <text:p>10.90398026</text:p>
          </table:table-cell>
          <table:table-cell table:formula="of:=15.12-10*LOG10(POWER(10;[.F23]/10)-1)-[.C23]" office:value-type="float" office:value="3.98385048131348" calcext:value-type="float">
            <text:p>3.9838504813</text:p>
          </table:table-cell>
          <table:table-cell table:number-columns-repeated="1012"/>
        </table:table-row>
        <table:table-row table:style-name="ro1">
          <table:table-cell office:value-type="float" office:value="4565217.391" calcext:value-type="float">
            <text:p>4565217.391</text:p>
          </table:table-cell>
          <table:table-cell table:formula="of:=[.A24]/1000000" office:value-type="float" office:value="4.565217391" calcext:value-type="float">
            <text:p>4.565217391</text:p>
          </table:table-cell>
          <table:table-cell office:value-type="float" office:value="0.6" calcext:value-type="float">
            <text:p>0.60</text:p>
          </table:table-cell>
          <table:table-cell office:value-type="float" office:value="-74.29949188" calcext:value-type="float">
            <text:p>-74.29949188</text:p>
          </table:table-cell>
          <table:table-cell office:value-type="float" office:value="-63.3620224" calcext:value-type="float">
            <text:p>-63.3620224</text:p>
          </table:table-cell>
          <table:table-cell table:formula="of:=[.E24]-[.D24]" office:value-type="float" office:value="10.93746948" calcext:value-type="float">
            <text:p>10.93746948</text:p>
          </table:table-cell>
          <table:table-cell table:formula="of:=15.12-10*LOG10(POWER(10;[.F24]/10)-1)-[.C24]" office:value-type="float" office:value="3.94741365616096" calcext:value-type="float">
            <text:p>3.9474136562</text:p>
          </table:table-cell>
          <table:table-cell table:number-columns-repeated="1012"/>
        </table:table-row>
        <table:table-row table:style-name="ro1">
          <table:table-cell office:value-type="float" office:value="4782608.696" calcext:value-type="float">
            <text:p>4782608.696</text:p>
          </table:table-cell>
          <table:table-cell table:formula="of:=[.A25]/1000000" office:value-type="float" office:value="4.782608696" calcext:value-type="float">
            <text:p>4.782608696</text:p>
          </table:table-cell>
          <table:table-cell office:value-type="float" office:value="0.6" calcext:value-type="float">
            <text:p>0.60</text:p>
          </table:table-cell>
          <table:table-cell office:value-type="float" office:value="-74.54064941" calcext:value-type="float">
            <text:p>-74.54064941</text:p>
          </table:table-cell>
          <table:table-cell office:value-type="float" office:value="-63.34272003" calcext:value-type="float">
            <text:p>-63.34272003</text:p>
          </table:table-cell>
          <table:table-cell table:formula="of:=[.E25]-[.D25]" office:value-type="float" office:value="11.19792938" calcext:value-type="float">
            <text:p>11.19792938</text:p>
          </table:table-cell>
          <table:table-cell table:formula="of:=15.12-10*LOG10(POWER(10;[.F25]/10)-1)-[.C25]" office:value-type="float" office:value="3.66485240689097" calcext:value-type="float">
            <text:p>3.6648524069</text:p>
          </table:table-cell>
          <table:table-cell table:number-columns-repeated="1012"/>
        </table:table-row>
        <table:table-row table:style-name="ro1">
          <table:table-cell office:value-type="float" office:value="5000000" calcext:value-type="float">
            <text:p>5000000</text:p>
          </table:table-cell>
          <table:table-cell table:formula="of:=[.A26]/1000000" office:value-type="float" office:value="5" calcext:value-type="float">
            <text:p>5</text:p>
          </table:table-cell>
          <table:table-cell office:value-type="float" office:value="0.6" calcext:value-type="float">
            <text:p>0.60</text:p>
          </table:table-cell>
          <table:table-cell office:value-type="float" office:value="-74.59401703" calcext:value-type="float">
            <text:p>-74.59401703</text:p>
          </table:table-cell>
          <table:table-cell office:value-type="float" office:value="-63.28521729" calcext:value-type="float">
            <text:p>-63.28521729</text:p>
          </table:table-cell>
          <table:table-cell table:formula="of:=[.E26]-[.D26]" office:value-type="float" office:value="11.30879974" calcext:value-type="float">
            <text:p>11.30879974</text:p>
          </table:table-cell>
          <table:table-cell table:formula="of:=15.12-10*LOG10(POWER(10;[.F26]/10)-1)-[.C26]" office:value-type="float" office:value="3.5450011470855" calcext:value-type="float">
            <text:p>3.5450011471</text:p>
          </table:table-cell>
          <table:table-cell table:number-columns-repeated="1012"/>
        </table:table-row>
        <table:table-row table:style-name="ro1">
          <table:table-cell office:value-type="float" office:value="5217391.304" calcext:value-type="float">
            <text:p>5217391.304</text:p>
          </table:table-cell>
          <table:table-cell table:formula="of:=[.A27]/1000000" office:value-type="float" office:value="5.217391304" calcext:value-type="float">
            <text:p>5.217391304</text:p>
          </table:table-cell>
          <table:table-cell office:value-type="float" office:value="0.6" calcext:value-type="float">
            <text:p>0.60</text:p>
          </table:table-cell>
          <table:table-cell office:value-type="float" office:value="-74.14774323" calcext:value-type="float">
            <text:p>-74.14774323</text:p>
          </table:table-cell>
          <table:table-cell office:value-type="float" office:value="-63.36400223" calcext:value-type="float">
            <text:p>-63.36400223</text:p>
          </table:table-cell>
          <table:table-cell table:formula="of:=[.E27]-[.D27]" office:value-type="float" office:value="10.783741" calcext:value-type="float">
            <text:p>10.783741</text:p>
          </table:table-cell>
          <table:table-cell table:formula="of:=15.12-10*LOG10(POWER(10;[.F27]/10)-1)-[.C27]" office:value-type="float" office:value="4.11487912242391" calcext:value-type="float">
            <text:p>4.1148791224</text:p>
          </table:table-cell>
          <table:table-cell table:number-columns-repeated="1012"/>
        </table:table-row>
        <table:table-row table:style-name="ro1">
          <table:table-cell office:value-type="float" office:value="5434782.609" calcext:value-type="float">
            <text:p>5434782.609</text:p>
          </table:table-cell>
          <table:table-cell table:formula="of:=[.A28]/1000000" office:value-type="float" office:value="5.434782609" calcext:value-type="float">
            <text:p>5.434782609</text:p>
          </table:table-cell>
          <table:table-cell office:value-type="float" office:value="0.6" calcext:value-type="float">
            <text:p>0.60</text:p>
          </table:table-cell>
          <table:table-cell office:value-type="float" office:value="-74.45963287" calcext:value-type="float">
            <text:p>-74.45963287</text:p>
          </table:table-cell>
          <table:table-cell office:value-type="float" office:value="-63.47591019" calcext:value-type="float">
            <text:p>-63.47591019</text:p>
          </table:table-cell>
          <table:table-cell table:formula="of:=[.E28]-[.D28]" office:value-type="float" office:value="10.98372268" calcext:value-type="float">
            <text:p>10.98372268</text:p>
          </table:table-cell>
          <table:table-cell table:formula="of:=15.12-10*LOG10(POWER(10;[.F28]/10)-1)-[.C28]" office:value-type="float" office:value="3.89712984413386" calcext:value-type="float">
            <text:p>3.8971298441</text:p>
          </table:table-cell>
          <table:table-cell table:number-columns-repeated="1012"/>
        </table:table-row>
        <table:table-row table:style-name="ro1">
          <table:table-cell office:value-type="float" office:value="5652173.913" calcext:value-type="float">
            <text:p>5652173.913</text:p>
          </table:table-cell>
          <table:table-cell table:formula="of:=[.A29]/1000000" office:value-type="float" office:value="5.652173913" calcext:value-type="float">
            <text:p>5.652173913</text:p>
          </table:table-cell>
          <table:table-cell office:value-type="float" office:value="0.6" calcext:value-type="float">
            <text:p>0.60</text:p>
          </table:table-cell>
          <table:table-cell office:value-type="float" office:value="-74.80805969" calcext:value-type="float">
            <text:p>-74.80805969</text:p>
          </table:table-cell>
          <table:table-cell office:value-type="float" office:value="-63.33795166" calcext:value-type="float">
            <text:p>-63.33795166</text:p>
          </table:table-cell>
          <table:table-cell table:formula="of:=[.E29]-[.D29]" office:value-type="float" office:value="11.47010803" calcext:value-type="float">
            <text:p>11.47010803</text:p>
          </table:table-cell>
          <table:table-cell table:formula="of:=15.12-10*LOG10(POWER(10;[.F29]/10)-1)-[.C29]" office:value-type="float" office:value="3.37106049457102" calcext:value-type="float">
            <text:p>3.3710604946</text:p>
          </table:table-cell>
          <table:table-cell table:number-columns-repeated="1012"/>
        </table:table-row>
        <table:table-row table:style-name="ro1">
          <table:table-cell office:value-type="float" office:value="5869565.217" calcext:value-type="float">
            <text:p>5869565.217</text:p>
          </table:table-cell>
          <table:table-cell table:formula="of:=[.A30]/1000000" office:value-type="float" office:value="5.869565217" calcext:value-type="float">
            <text:p>5.869565217</text:p>
          </table:table-cell>
          <table:table-cell office:value-type="float" office:value="0.6" calcext:value-type="float">
            <text:p>0.60</text:p>
          </table:table-cell>
          <table:table-cell office:value-type="float" office:value="-74.534935" calcext:value-type="float">
            <text:p>-74.534935</text:p>
          </table:table-cell>
          <table:table-cell office:value-type="float" office:value="-63.35605621" calcext:value-type="float">
            <text:p>-63.35605621</text:p>
          </table:table-cell>
          <table:table-cell table:formula="of:=[.E30]-[.D30]" office:value-type="float" office:value="11.17887879" calcext:value-type="float">
            <text:p>11.17887879</text:p>
          </table:table-cell>
          <table:table-cell table:formula="of:=15.12-10*LOG10(POWER(10;[.F30]/10)-1)-[.C30]" office:value-type="float" office:value="3.68547128178998" calcext:value-type="float">
            <text:p>3.6854712818</text:p>
          </table:table-cell>
          <table:table-cell table:number-columns-repeated="1012"/>
        </table:table-row>
        <table:table-row table:style-name="ro1">
          <table:table-cell office:value-type="float" office:value="6086956.522" calcext:value-type="float">
            <text:p>6086956.522</text:p>
          </table:table-cell>
          <table:table-cell table:formula="of:=[.A31]/1000000" office:value-type="float" office:value="6.086956522" calcext:value-type="float">
            <text:p>6.086956522</text:p>
          </table:table-cell>
          <table:table-cell office:value-type="float" office:value="0.6" calcext:value-type="float">
            <text:p>0.60</text:p>
          </table:table-cell>
          <table:table-cell office:value-type="float" office:value="-74.74878693" calcext:value-type="float">
            <text:p>-74.74878693</text:p>
          </table:table-cell>
          <table:table-cell office:value-type="float" office:value="-62.9348526" calcext:value-type="float">
            <text:p>-62.9348526</text:p>
          </table:table-cell>
          <table:table-cell table:formula="of:=[.E31]-[.D31]" office:value-type="float" office:value="11.81393433" calcext:value-type="float">
            <text:p>11.81393433</text:p>
          </table:table-cell>
          <table:table-cell table:formula="of:=15.12-10*LOG10(POWER(10;[.F31]/10)-1)-[.C31]" office:value-type="float" office:value="3.00193529207487" calcext:value-type="float">
            <text:p>3.0019352921</text:p>
          </table:table-cell>
          <table:table-cell table:number-columns-repeated="1012"/>
        </table:table-row>
        <table:table-row table:style-name="ro1">
          <table:table-cell office:value-type="float" office:value="6304347.826" calcext:value-type="float">
            <text:p>6304347.826</text:p>
          </table:table-cell>
          <table:table-cell table:formula="of:=[.A32]/1000000" office:value-type="float" office:value="6.304347826" calcext:value-type="float">
            <text:p>6.304347826</text:p>
          </table:table-cell>
          <table:table-cell office:value-type="float" office:value="0.6" calcext:value-type="float">
            <text:p>0.60</text:p>
          </table:table-cell>
          <table:table-cell office:value-type="float" office:value="-74.51276398" calcext:value-type="float">
            <text:p>-74.51276398</text:p>
          </table:table-cell>
          <table:table-cell office:value-type="float" office:value="-63.48979568" calcext:value-type="float">
            <text:p>-63.48979568</text:p>
          </table:table-cell>
          <table:table-cell table:formula="of:=[.E32]-[.D32]" office:value-type="float" office:value="11.0229683" calcext:value-type="float">
            <text:p>11.0229683</text:p>
          </table:table-cell>
          <table:table-cell table:formula="of:=15.12-10*LOG10(POWER(10;[.F32]/10)-1)-[.C32]" office:value-type="float" office:value="3.85450066176308" calcext:value-type="float">
            <text:p>3.8545006618</text:p>
          </table:table-cell>
          <table:table-cell table:number-columns-repeated="1012"/>
        </table:table-row>
        <table:table-row table:style-name="ro1">
          <table:table-cell office:value-type="float" office:value="6521739.13" calcext:value-type="float">
            <text:p>6521739.13</text:p>
          </table:table-cell>
          <table:table-cell table:formula="of:=[.A33]/1000000" office:value-type="float" office:value="6.52173913" calcext:value-type="float">
            <text:p>6.52173913</text:p>
          </table:table-cell>
          <table:table-cell office:value-type="float" office:value="0.6" calcext:value-type="float">
            <text:p>0.60</text:p>
          </table:table-cell>
          <table:table-cell office:value-type="float" office:value="-74.52786255" calcext:value-type="float">
            <text:p>-74.52786255</text:p>
          </table:table-cell>
          <table:table-cell office:value-type="float" office:value="-63.43122101" calcext:value-type="float">
            <text:p>-63.43122101</text:p>
          </table:table-cell>
          <table:table-cell table:formula="of:=[.E33]-[.D33]" office:value-type="float" office:value="11.09664154" calcext:value-type="float">
            <text:p>11.09664154</text:p>
          </table:table-cell>
          <table:table-cell table:formula="of:=15.12-10*LOG10(POWER(10;[.F33]/10)-1)-[.C33]" office:value-type="float" office:value="3.77456462665197" calcext:value-type="float">
            <text:p>3.7745646267</text:p>
          </table:table-cell>
          <table:table-cell table:number-columns-repeated="1012"/>
        </table:table-row>
        <table:table-row table:style-name="ro1">
          <table:table-cell office:value-type="float" office:value="6739130.435" calcext:value-type="float">
            <text:p>6739130.435</text:p>
          </table:table-cell>
          <table:table-cell table:formula="of:=[.A34]/1000000" office:value-type="float" office:value="6.739130435" calcext:value-type="float">
            <text:p>6.739130435</text:p>
          </table:table-cell>
          <table:table-cell office:value-type="float" office:value="0.6" calcext:value-type="float">
            <text:p>0.60</text:p>
          </table:table-cell>
          <table:table-cell office:value-type="float" office:value="-74.68737793" calcext:value-type="float">
            <text:p>-74.68737793</text:p>
          </table:table-cell>
          <table:table-cell office:value-type="float" office:value="-63.24826813" calcext:value-type="float">
            <text:p>-63.24826813</text:p>
          </table:table-cell>
          <table:table-cell table:formula="of:=[.E34]-[.D34]" office:value-type="float" office:value="11.4391098" calcext:value-type="float">
            <text:p>11.4391098</text:p>
          </table:table-cell>
          <table:table-cell table:formula="of:=15.12-10*LOG10(POWER(10;[.F34]/10)-1)-[.C34]" office:value-type="float" office:value="3.4044471582989" calcext:value-type="float">
            <text:p>3.4044471583</text:p>
          </table:table-cell>
          <table:table-cell table:number-columns-repeated="1012"/>
        </table:table-row>
        <table:table-row table:style-name="ro1">
          <table:table-cell office:value-type="float" office:value="6956521.739" calcext:value-type="float">
            <text:p>6956521.739</text:p>
          </table:table-cell>
          <table:table-cell table:formula="of:=[.A35]/1000000" office:value-type="float" office:value="6.956521739" calcext:value-type="float">
            <text:p>6.956521739</text:p>
          </table:table-cell>
          <table:table-cell office:value-type="float" office:value="0.6" calcext:value-type="float">
            <text:p>0.60</text:p>
          </table:table-cell>
          <table:table-cell office:value-type="float" office:value="-74.56982422" calcext:value-type="float">
            <text:p>-74.56982422</text:p>
          </table:table-cell>
          <table:table-cell office:value-type="float" office:value="-63.53461838" calcext:value-type="float">
            <text:p>-63.53461838</text:p>
          </table:table-cell>
          <table:table-cell table:formula="of:=[.E35]-[.D35]" office:value-type="float" office:value="11.03520584" calcext:value-type="float">
            <text:p>11.03520584</text:p>
          </table:table-cell>
          <table:table-cell table:formula="of:=15.12-10*LOG10(POWER(10;[.F35]/10)-1)-[.C35]" office:value-type="float" office:value="3.84121483514502" calcext:value-type="float">
            <text:p>3.8412148351</text:p>
          </table:table-cell>
          <table:table-cell table:number-columns-repeated="1012"/>
        </table:table-row>
        <table:table-row table:style-name="ro1">
          <table:table-cell office:value-type="float" office:value="7173913.043" calcext:value-type="float">
            <text:p>7173913.043</text:p>
          </table:table-cell>
          <table:table-cell table:formula="of:=[.A36]/1000000" office:value-type="float" office:value="7.173913043" calcext:value-type="float">
            <text:p>7.173913043</text:p>
          </table:table-cell>
          <table:table-cell office:value-type="float" office:value="0.6" calcext:value-type="float">
            <text:p>0.60</text:p>
          </table:table-cell>
          <table:table-cell office:value-type="float" office:value="-75.03321838" calcext:value-type="float">
            <text:p>-75.03321838</text:p>
          </table:table-cell>
          <table:table-cell office:value-type="float" office:value="-63.52394867" calcext:value-type="float">
            <text:p>-63.52394867</text:p>
          </table:table-cell>
          <table:table-cell table:formula="of:=[.E36]-[.D36]" office:value-type="float" office:value="11.50926971" calcext:value-type="float">
            <text:p>11.50926971</text:p>
          </table:table-cell>
          <table:table-cell table:formula="of:=15.12-10*LOG10(POWER(10;[.F36]/10)-1)-[.C36]" office:value-type="float" office:value="3.32890750626284" calcext:value-type="float">
            <text:p>3.3289075063</text:p>
          </table:table-cell>
          <table:table-cell table:number-columns-repeated="1012"/>
        </table:table-row>
        <table:table-row table:style-name="ro1">
          <table:table-cell office:value-type="float" office:value="7391304.348" calcext:value-type="float">
            <text:p>7391304.348</text:p>
          </table:table-cell>
          <table:table-cell table:formula="of:=[.A37]/1000000" office:value-type="float" office:value="7.391304348" calcext:value-type="float">
            <text:p>7.391304348</text:p>
          </table:table-cell>
          <table:table-cell office:value-type="float" office:value="0.6" calcext:value-type="float">
            <text:p>0.60</text:p>
          </table:table-cell>
          <table:table-cell office:value-type="float" office:value="-74.65328979" calcext:value-type="float">
            <text:p>-74.65328979</text:p>
          </table:table-cell>
          <table:table-cell office:value-type="float" office:value="-63.39826584" calcext:value-type="float">
            <text:p>-63.39826584</text:p>
          </table:table-cell>
          <table:table-cell table:formula="of:=[.E37]-[.D37]" office:value-type="float" office:value="11.25502395" calcext:value-type="float">
            <text:p>11.25502395</text:p>
          </table:table-cell>
          <table:table-cell table:formula="of:=15.12-10*LOG10(POWER(10;[.F37]/10)-1)-[.C37]" office:value-type="float" office:value="3.60310202275451" calcext:value-type="float">
            <text:p>3.6031020228</text:p>
          </table:table-cell>
          <table:table-cell table:number-columns-repeated="1012"/>
        </table:table-row>
        <table:table-row table:style-name="ro1">
          <table:table-cell office:value-type="float" office:value="7608695.652" calcext:value-type="float">
            <text:p>7608695.652</text:p>
          </table:table-cell>
          <table:table-cell table:formula="of:=[.A38]/1000000" office:value-type="float" office:value="7.608695652" calcext:value-type="float">
            <text:p>7.608695652</text:p>
          </table:table-cell>
          <table:table-cell office:value-type="float" office:value="0.6" calcext:value-type="float">
            <text:p>0.60</text:p>
          </table:table-cell>
          <table:table-cell office:value-type="float" office:value="-75.0739212" calcext:value-type="float">
            <text:p>-75.0739212</text:p>
          </table:table-cell>
          <table:table-cell office:value-type="float" office:value="-63.47810745" calcext:value-type="float">
            <text:p>-63.47810745</text:p>
          </table:table-cell>
          <table:table-cell table:formula="of:=[.E38]-[.D38]" office:value-type="float" office:value="11.59581375" calcext:value-type="float">
            <text:p>11.59581375</text:p>
          </table:table-cell>
          <table:table-cell table:formula="of:=15.12-10*LOG10(POWER(10;[.F38]/10)-1)-[.C38]" office:value-type="float" office:value="3.23585494343373" calcext:value-type="float">
            <text:p>3.2358549434</text:p>
          </table:table-cell>
          <table:table-cell table:number-columns-repeated="1012"/>
        </table:table-row>
        <table:table-row table:style-name="ro1">
          <table:table-cell office:value-type="float" office:value="7826086.957" calcext:value-type="float">
            <text:p>7826086.957</text:p>
          </table:table-cell>
          <table:table-cell table:formula="of:=[.A39]/1000000" office:value-type="float" office:value="7.826086957" calcext:value-type="float">
            <text:p>7.826086957</text:p>
          </table:table-cell>
          <table:table-cell office:value-type="float" office:value="0.6" calcext:value-type="float">
            <text:p>0.60</text:p>
          </table:table-cell>
          <table:table-cell office:value-type="float" office:value="-74.9491806" calcext:value-type="float">
            <text:p>-74.9491806</text:p>
          </table:table-cell>
          <table:table-cell office:value-type="float" office:value="-63.36922073" calcext:value-type="float">
            <text:p>-63.36922073</text:p>
          </table:table-cell>
          <table:table-cell table:formula="of:=[.E39]-[.D39]" office:value-type="float" office:value="11.57995987" calcext:value-type="float">
            <text:p>11.57995987</text:p>
          </table:table-cell>
          <table:table-cell table:formula="of:=15.12-10*LOG10(POWER(10;[.F39]/10)-1)-[.C39]" office:value-type="float" office:value="3.2528907026316" calcext:value-type="float">
            <text:p>3.2528907026</text:p>
          </table:table-cell>
          <table:table-cell table:number-columns-repeated="1012"/>
        </table:table-row>
        <table:table-row table:style-name="ro1">
          <table:table-cell office:value-type="float" office:value="8043478.261" calcext:value-type="float">
            <text:p>8043478.261</text:p>
          </table:table-cell>
          <table:table-cell table:formula="of:=[.A40]/1000000" office:value-type="float" office:value="8.043478261" calcext:value-type="float">
            <text:p>8.043478261</text:p>
          </table:table-cell>
          <table:table-cell office:value-type="float" office:value="0.6" calcext:value-type="float">
            <text:p>0.60</text:p>
          </table:table-cell>
          <table:table-cell office:value-type="float" office:value="-74.85164642" calcext:value-type="float">
            <text:p>-74.85164642</text:p>
          </table:table-cell>
          <table:table-cell office:value-type="float" office:value="-63.73233032" calcext:value-type="float">
            <text:p>-63.73233032</text:p>
          </table:table-cell>
          <table:table-cell table:formula="of:=[.E40]-[.D40]" office:value-type="float" office:value="11.1193161" calcext:value-type="float">
            <text:p>11.1193161</text:p>
          </table:table-cell>
          <table:table-cell table:formula="of:=15.12-10*LOG10(POWER(10;[.F40]/10)-1)-[.C40]" office:value-type="float" office:value="3.7499856285102" calcext:value-type="float">
            <text:p>3.7499856285</text:p>
          </table:table-cell>
          <table:table-cell table:number-columns-repeated="1012"/>
        </table:table-row>
        <table:table-row table:style-name="ro1">
          <table:table-cell office:value-type="float" office:value="8260869.565" calcext:value-type="float">
            <text:p>8260869.565</text:p>
          </table:table-cell>
          <table:table-cell table:formula="of:=[.A41]/1000000" office:value-type="float" office:value="8.260869565" calcext:value-type="float">
            <text:p>8.260869565</text:p>
          </table:table-cell>
          <table:table-cell office:value-type="float" office:value="0.6" calcext:value-type="float">
            <text:p>0.60</text:p>
          </table:table-cell>
          <table:table-cell office:value-type="float" office:value="-74.73872375" calcext:value-type="float">
            <text:p>-74.73872375</text:p>
          </table:table-cell>
          <table:table-cell office:value-type="float" office:value="-63.73381424" calcext:value-type="float">
            <text:p>-63.73381424</text:p>
          </table:table-cell>
          <table:table-cell table:formula="of:=[.E41]-[.D41]" office:value-type="float" office:value="11.00490951" calcext:value-type="float">
            <text:p>11.00490951</text:p>
          </table:table-cell>
          <table:table-cell table:formula="of:=15.12-10*LOG10(POWER(10;[.F41]/10)-1)-[.C41]" office:value-type="float" office:value="3.87411226635939" calcext:value-type="float">
            <text:p>3.8741122664</text:p>
          </table:table-cell>
          <table:table-cell table:number-columns-repeated="1012"/>
        </table:table-row>
        <table:table-row table:style-name="ro1">
          <table:table-cell office:value-type="float" office:value="8478260.87" calcext:value-type="float">
            <text:p>8478260.87</text:p>
          </table:table-cell>
          <table:table-cell table:formula="of:=[.A42]/1000000" office:value-type="float" office:value="8.47826087" calcext:value-type="float">
            <text:p>8.47826087</text:p>
          </table:table-cell>
          <table:table-cell office:value-type="float" office:value="0.6" calcext:value-type="float">
            <text:p>0.60</text:p>
          </table:table-cell>
          <table:table-cell office:value-type="float" office:value="-74.96685028" calcext:value-type="float">
            <text:p>-74.96685028</text:p>
          </table:table-cell>
          <table:table-cell office:value-type="float" office:value="-63.7345047" calcext:value-type="float">
            <text:p>-63.7345047</text:p>
          </table:table-cell>
          <table:table-cell table:formula="of:=[.E42]-[.D42]" office:value-type="float" office:value="11.23234558" calcext:value-type="float">
            <text:p>11.23234558</text:p>
          </table:table-cell>
          <table:table-cell table:formula="of:=15.12-10*LOG10(POWER(10;[.F42]/10)-1)-[.C42]" office:value-type="float" office:value="3.6276217943606" calcext:value-type="float">
            <text:p>3.6276217944</text:p>
          </table:table-cell>
          <table:table-cell table:number-columns-repeated="1012"/>
        </table:table-row>
        <table:table-row table:style-name="ro1">
          <table:table-cell office:value-type="float" office:value="8695652.174" calcext:value-type="float">
            <text:p>8695652.174</text:p>
          </table:table-cell>
          <table:table-cell table:formula="of:=[.A43]/1000000" office:value-type="float" office:value="8.695652174" calcext:value-type="float">
            <text:p>8.695652174</text:p>
          </table:table-cell>
          <table:table-cell office:value-type="float" office:value="0.6" calcext:value-type="float">
            <text:p>0.60</text:p>
          </table:table-cell>
          <table:table-cell office:value-type="float" office:value="-74.86399078" calcext:value-type="float">
            <text:p>-74.86399078</text:p>
          </table:table-cell>
          <table:table-cell office:value-type="float" office:value="-63.79221344" calcext:value-type="float">
            <text:p>-63.79221344</text:p>
          </table:table-cell>
          <table:table-cell table:formula="of:=[.E43]-[.D43]" office:value-type="float" office:value="11.07177734" calcext:value-type="float">
            <text:p>11.07177734</text:p>
          </table:table-cell>
          <table:table-cell table:formula="of:=15.12-10*LOG10(POWER(10;[.F43]/10)-1)-[.C43]" office:value-type="float" office:value="3.8015296028629" calcext:value-type="float">
            <text:p>3.8015296029</text:p>
          </table:table-cell>
          <table:table-cell table:number-columns-repeated="1012"/>
        </table:table-row>
        <table:table-row table:style-name="ro1">
          <table:table-cell office:value-type="float" office:value="8913043.478" calcext:value-type="float">
            <text:p>8913043.478</text:p>
          </table:table-cell>
          <table:table-cell table:formula="of:=[.A44]/1000000" office:value-type="float" office:value="8.913043478" calcext:value-type="float">
            <text:p>8.913043478</text:p>
          </table:table-cell>
          <table:table-cell office:value-type="float" office:value="0.6" calcext:value-type="float">
            <text:p>0.60</text:p>
          </table:table-cell>
          <table:table-cell office:value-type="float" office:value="-74.75965118" calcext:value-type="float">
            <text:p>-74.75965118</text:p>
          </table:table-cell>
          <table:table-cell office:value-type="float" office:value="-63.78843307" calcext:value-type="float">
            <text:p>-63.78843307</text:p>
          </table:table-cell>
          <table:table-cell table:formula="of:=[.E44]-[.D44]" office:value-type="float" office:value="10.97121811" calcext:value-type="float">
            <text:p>10.97121811</text:p>
          </table:table-cell>
          <table:table-cell table:formula="of:=15.12-10*LOG10(POWER(10;[.F44]/10)-1)-[.C44]" office:value-type="float" office:value="3.91071949318214" calcext:value-type="float">
            <text:p>3.9107194932</text:p>
          </table:table-cell>
          <table:table-cell table:number-columns-repeated="1012"/>
        </table:table-row>
        <table:table-row table:style-name="ro1">
          <table:table-cell office:value-type="float" office:value="9130434.783" calcext:value-type="float">
            <text:p>9130434.783</text:p>
          </table:table-cell>
          <table:table-cell table:formula="of:=[.A45]/1000000" office:value-type="float" office:value="9.130434783" calcext:value-type="float">
            <text:p>9.130434783</text:p>
          </table:table-cell>
          <table:table-cell office:value-type="float" office:value="0.6" calcext:value-type="float">
            <text:p>0.60</text:p>
          </table:table-cell>
          <table:table-cell office:value-type="float" office:value="-75.25319672" calcext:value-type="float">
            <text:p>-75.25319672</text:p>
          </table:table-cell>
          <table:table-cell office:value-type="float" office:value="-63.50579834" calcext:value-type="float">
            <text:p>-63.50579834</text:p>
          </table:table-cell>
          <table:table-cell table:formula="of:=[.E45]-[.D45]" office:value-type="float" office:value="11.74739838" calcext:value-type="float">
            <text:p>11.74739838</text:p>
          </table:table-cell>
          <table:table-cell table:formula="of:=15.12-10*LOG10(POWER(10;[.F45]/10)-1)-[.C45]" office:value-type="float" office:value="3.07320076560912" calcext:value-type="float">
            <text:p>3.0732007656</text:p>
          </table:table-cell>
          <table:table-cell table:number-columns-repeated="1012"/>
        </table:table-row>
        <table:table-row table:style-name="ro1">
          <table:table-cell office:value-type="float" office:value="9347826.087" calcext:value-type="float">
            <text:p>9347826.087</text:p>
          </table:table-cell>
          <table:table-cell table:formula="of:=[.A46]/1000000" office:value-type="float" office:value="9.347826087" calcext:value-type="float">
            <text:p>9.347826087</text:p>
          </table:table-cell>
          <table:table-cell office:value-type="float" office:value="0.6" calcext:value-type="float">
            <text:p>0.60</text:p>
          </table:table-cell>
          <table:table-cell office:value-type="float" office:value="-75.38775635" calcext:value-type="float">
            <text:p>-75.38775635</text:p>
          </table:table-cell>
          <table:table-cell office:value-type="float" office:value="-63.76276398" calcext:value-type="float">
            <text:p>-63.76276398</text:p>
          </table:table-cell>
          <table:table-cell table:formula="of:=[.E46]-[.D46]" office:value-type="float" office:value="11.62499237" calcext:value-type="float">
            <text:p>11.62499237</text:p>
          </table:table-cell>
          <table:table-cell table:formula="of:=15.12-10*LOG10(POWER(10;[.F46]/10)-1)-[.C46]" office:value-type="float" office:value="3.20451318672716" calcext:value-type="float">
            <text:p>3.2045131867</text:p>
          </table:table-cell>
          <table:table-cell table:number-columns-repeated="1012"/>
        </table:table-row>
        <table:table-row table:style-name="ro1">
          <table:table-cell office:value-type="float" office:value="9565217.391" calcext:value-type="float">
            <text:p>9565217.391</text:p>
          </table:table-cell>
          <table:table-cell table:formula="of:=[.A47]/1000000" office:value-type="float" office:value="9.565217391" calcext:value-type="float">
            <text:p>9.565217391</text:p>
          </table:table-cell>
          <table:table-cell office:value-type="float" office:value="0.6" calcext:value-type="float">
            <text:p>0.60</text:p>
          </table:table-cell>
          <table:table-cell office:value-type="float" office:value="-75.19943237" calcext:value-type="float">
            <text:p>-75.19943237</text:p>
          </table:table-cell>
          <table:table-cell office:value-type="float" office:value="-64.06635284" calcext:value-type="float">
            <text:p>-64.06635284</text:p>
          </table:table-cell>
          <table:table-cell table:formula="of:=[.E47]-[.D47]" office:value-type="float" office:value="11.13307953" calcext:value-type="float">
            <text:p>11.13307953</text:p>
          </table:table-cell>
          <table:table-cell table:formula="of:=15.12-10*LOG10(POWER(10;[.F47]/10)-1)-[.C47]" office:value-type="float" office:value="3.73507145187708" calcext:value-type="float">
            <text:p>3.7350714519</text:p>
          </table:table-cell>
          <table:table-cell table:number-columns-repeated="1012"/>
        </table:table-row>
        <table:table-row table:style-name="ro1">
          <table:table-cell office:value-type="float" office:value="9782608.696" calcext:value-type="float">
            <text:p>9782608.696</text:p>
          </table:table-cell>
          <table:table-cell table:formula="of:=[.A48]/1000000" office:value-type="float" office:value="9.782608696" calcext:value-type="float">
            <text:p>9.782608696</text:p>
          </table:table-cell>
          <table:table-cell office:value-type="float" office:value="0.6" calcext:value-type="float">
            <text:p>0.60</text:p>
          </table:table-cell>
          <table:table-cell office:value-type="float" office:value="-75.74420166" calcext:value-type="float">
            <text:p>-75.74420166</text:p>
          </table:table-cell>
          <table:table-cell office:value-type="float" office:value="-63.93551636" calcext:value-type="float">
            <text:p>-63.93551636</text:p>
          </table:table-cell>
          <table:table-cell table:formula="of:=[.E48]-[.D48]" office:value-type="float" office:value="11.8086853" calcext:value-type="float">
            <text:p>11.8086853</text:p>
          </table:table-cell>
          <table:table-cell table:formula="of:=15.12-10*LOG10(POWER(10;[.F48]/10)-1)-[.C48]" office:value-type="float" office:value="3.00755462195964" calcext:value-type="float">
            <text:p>3.007554622</text:p>
          </table:table-cell>
          <table:table-cell table:number-columns-repeated="1012"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table:formula="of:=[.A49]/1000000" office:value-type="float" office:value="10" calcext:value-type="float">
            <text:p>10</text:p>
          </table:table-cell>
          <table:table-cell office:value-type="float" office:value="0.6" calcext:value-type="float">
            <text:p>0.60</text:p>
          </table:table-cell>
          <table:table-cell office:value-type="float" office:value="-75.32795715" calcext:value-type="float">
            <text:p>-75.32795715</text:p>
          </table:table-cell>
          <table:table-cell office:value-type="float" office:value="-63.76541901" calcext:value-type="float">
            <text:p>-63.76541901</text:p>
          </table:table-cell>
          <table:table-cell table:formula="of:=[.E49]-[.D49]" office:value-type="float" office:value="11.56253814" calcext:value-type="float">
            <text:p>11.56253814</text:p>
          </table:table-cell>
          <table:table-cell table:formula="of:=15.12-10*LOG10(POWER(10;[.F49]/10)-1)-[.C49]" office:value-type="float" office:value="3.27161655075704" calcext:value-type="float">
            <text:p>3.2716165508</text:p>
          </table:table-cell>
          <table:table-cell table:number-columns-repeated="1012"/>
        </table:table-row>
        <table:table-row table:style-name="ro1">
          <table:table-cell office:value-type="float" office:value="10217391.3" calcext:value-type="float">
            <text:p>10217391.3</text:p>
          </table:table-cell>
          <table:table-cell table:formula="of:=[.A50]/1000000" office:value-type="float" office:value="10.2173913" calcext:value-type="float">
            <text:p>10.2173913</text:p>
          </table:table-cell>
          <table:table-cell office:value-type="float" office:value="0.6" calcext:value-type="float">
            <text:p>0.60</text:p>
          </table:table-cell>
          <table:table-cell office:value-type="float" office:value="-76.56532288" calcext:value-type="float">
            <text:p>-76.56532288</text:p>
          </table:table-cell>
          <table:table-cell office:value-type="float" office:value="-64.19493866" calcext:value-type="float">
            <text:p>-64.19493866</text:p>
          </table:table-cell>
          <table:table-cell table:formula="of:=[.E50]-[.D50]" office:value-type="float" office:value="12.37038422" calcext:value-type="float">
            <text:p>12.37038422</text:p>
          </table:table-cell>
          <table:table-cell table:formula="of:=15.12-10*LOG10(POWER(10;[.F50]/10)-1)-[.C50]" office:value-type="float" office:value="2.4088197383984" calcext:value-type="float">
            <text:p>2.4088197384</text:p>
          </table:table-cell>
          <table:table-cell table:number-columns-repeated="1012"/>
        </table:table-row>
        <table:table-row table:style-name="ro1">
          <table:table-cell office:value-type="float" office:value="10434782.61" calcext:value-type="float">
            <text:p>10434782.61</text:p>
          </table:table-cell>
          <table:table-cell table:formula="of:=[.A51]/1000000" office:value-type="float" office:value="10.43478261" calcext:value-type="float">
            <text:p>10.43478261</text:p>
          </table:table-cell>
          <table:table-cell office:value-type="float" office:value="0.6" calcext:value-type="float">
            <text:p>0.60</text:p>
          </table:table-cell>
          <table:table-cell office:value-type="float" office:value="-76.55113983" calcext:value-type="float">
            <text:p>-76.55113983</text:p>
          </table:table-cell>
          <table:table-cell office:value-type="float" office:value="-64.21064758" calcext:value-type="float">
            <text:p>-64.21064758</text:p>
          </table:table-cell>
          <table:table-cell table:formula="of:=[.E51]-[.D51]" office:value-type="float" office:value="12.34049225" calcext:value-type="float">
            <text:p>12.34049225</text:p>
          </table:table-cell>
          <table:table-cell table:formula="of:=15.12-10*LOG10(POWER(10;[.F51]/10)-1)-[.C51]" office:value-type="float" office:value="2.44055682671428" calcext:value-type="float">
            <text:p>2.4405568267</text:p>
          </table:table-cell>
          <table:table-cell table:number-columns-repeated="1012"/>
        </table:table-row>
        <table:table-row table:style-name="ro1">
          <table:table-cell office:value-type="float" office:value="10652173.91" calcext:value-type="float">
            <text:p>10652173.91</text:p>
          </table:table-cell>
          <table:table-cell table:formula="of:=[.A52]/1000000" office:value-type="float" office:value="10.65217391" calcext:value-type="float">
            <text:p>10.65217391</text:p>
          </table:table-cell>
          <table:table-cell office:value-type="float" office:value="0.6" calcext:value-type="float">
            <text:p>0.60</text:p>
          </table:table-cell>
          <table:table-cell office:value-type="float" office:value="-76.4702301" calcext:value-type="float">
            <text:p>-76.4702301</text:p>
          </table:table-cell>
          <table:table-cell office:value-type="float" office:value="-64.11586761" calcext:value-type="float">
            <text:p>-64.11586761</text:p>
          </table:table-cell>
          <table:table-cell table:formula="of:=[.E52]-[.D52]" office:value-type="float" office:value="12.35436249" calcext:value-type="float">
            <text:p>12.35436249</text:p>
          </table:table-cell>
          <table:table-cell table:formula="of:=15.12-10*LOG10(POWER(10;[.F52]/10)-1)-[.C52]" office:value-type="float" office:value="2.42582875235226" calcext:value-type="float">
            <text:p>2.4258287524</text:p>
          </table:table-cell>
          <table:table-cell table:number-columns-repeated="1012"/>
        </table:table-row>
        <table:table-row table:style-name="ro1">
          <table:table-cell office:value-type="float" office:value="10869565.22" calcext:value-type="float">
            <text:p>10869565.22</text:p>
          </table:table-cell>
          <table:table-cell table:formula="of:=[.A53]/1000000" office:value-type="float" office:value="10.86956522" calcext:value-type="float">
            <text:p>10.86956522</text:p>
          </table:table-cell>
          <table:table-cell office:value-type="float" office:value="0.6" calcext:value-type="float">
            <text:p>0.60</text:p>
          </table:table-cell>
          <table:table-cell office:value-type="float" office:value="-76.97750092" calcext:value-type="float">
            <text:p>-76.97750092</text:p>
          </table:table-cell>
          <table:table-cell office:value-type="float" office:value="-64.27188873" calcext:value-type="float">
            <text:p>-64.27188873</text:p>
          </table:table-cell>
          <table:table-cell table:formula="of:=[.E53]-[.D53]" office:value-type="float" office:value="12.70561219" calcext:value-type="float">
            <text:p>12.70561219</text:p>
          </table:table-cell>
          <table:table-cell table:formula="of:=15.12-10*LOG10(POWER(10;[.F53]/10)-1)-[.C53]" office:value-type="float" office:value="2.05379572235341" calcext:value-type="float">
            <text:p>2.0537957224</text:p>
          </table:table-cell>
          <table:table-cell table:number-columns-repeated="1012"/>
        </table:table-row>
        <table:table-row table:style-name="ro1">
          <table:table-cell office:value-type="float" office:value="11086956.52" calcext:value-type="float">
            <text:p>11086956.52</text:p>
          </table:table-cell>
          <table:table-cell table:formula="of:=[.A54]/1000000" office:value-type="float" office:value="11.08695652" calcext:value-type="float">
            <text:p>11.08695652</text:p>
          </table:table-cell>
          <table:table-cell office:value-type="float" office:value="0.6" calcext:value-type="float">
            <text:p>0.60</text:p>
          </table:table-cell>
          <table:table-cell office:value-type="float" office:value="-76.78096771" calcext:value-type="float">
            <text:p>-76.78096771</text:p>
          </table:table-cell>
          <table:table-cell office:value-type="float" office:value="-64.28871155" calcext:value-type="float">
            <text:p>-64.28871155</text:p>
          </table:table-cell>
          <table:table-cell table:formula="of:=[.E54]-[.D54]" office:value-type="float" office:value="12.49225616" calcext:value-type="float">
            <text:p>12.49225616</text:p>
          </table:table-cell>
          <table:table-cell table:formula="of:=15.12-10*LOG10(POWER(10;[.F54]/10)-1)-[.C54]" office:value-type="float" office:value="2.27956302692733" calcext:value-type="float">
            <text:p>2.2795630269</text:p>
          </table:table-cell>
          <table:table-cell table:number-columns-repeated="1012"/>
        </table:table-row>
        <table:table-row table:style-name="ro1">
          <table:table-cell office:value-type="float" office:value="11304347.83" calcext:value-type="float">
            <text:p>11304347.83</text:p>
          </table:table-cell>
          <table:table-cell table:formula="of:=[.A55]/1000000" office:value-type="float" office:value="11.30434783" calcext:value-type="float">
            <text:p>11.30434783</text:p>
          </table:table-cell>
          <table:table-cell office:value-type="float" office:value="0.6" calcext:value-type="float">
            <text:p>0.60</text:p>
          </table:table-cell>
          <table:table-cell office:value-type="float" office:value="-76.84364319" calcext:value-type="float">
            <text:p>-76.84364319</text:p>
          </table:table-cell>
          <table:table-cell office:value-type="float" office:value="-64.29612732" calcext:value-type="float">
            <text:p>-64.29612732</text:p>
          </table:table-cell>
          <table:table-cell table:formula="of:=[.E55]-[.D55]" office:value-type="float" office:value="12.54751587" calcext:value-type="float">
            <text:p>12.54751587</text:p>
          </table:table-cell>
          <table:table-cell table:formula="of:=15.12-10*LOG10(POWER(10;[.F55]/10)-1)-[.C55]" office:value-type="float" office:value="2.22102658433149" calcext:value-type="float">
            <text:p>2.2210265843</text:p>
          </table:table-cell>
          <table:table-cell table:number-columns-repeated="1012"/>
        </table:table-row>
        <table:table-row table:style-name="ro1">
          <table:table-cell office:value-type="float" office:value="11521739.13" calcext:value-type="float">
            <text:p>11521739.13</text:p>
          </table:table-cell>
          <table:table-cell table:formula="of:=[.A56]/1000000" office:value-type="float" office:value="11.52173913" calcext:value-type="float">
            <text:p>11.52173913</text:p>
          </table:table-cell>
          <table:table-cell office:value-type="float" office:value="0.6" calcext:value-type="float">
            <text:p>0.60</text:p>
          </table:table-cell>
          <table:table-cell office:value-type="float" office:value="-76.69599915" calcext:value-type="float">
            <text:p>-76.69599915</text:p>
          </table:table-cell>
          <table:table-cell office:value-type="float" office:value="-64.19242859" calcext:value-type="float">
            <text:p>-64.19242859</text:p>
          </table:table-cell>
          <table:table-cell table:formula="of:=[.E56]-[.D56]" office:value-type="float" office:value="12.50357056" calcext:value-type="float">
            <text:p>12.50357056</text:p>
          </table:table-cell>
          <table:table-cell table:formula="of:=15.12-10*LOG10(POWER(10;[.F56]/10)-1)-[.C56]" office:value-type="float" office:value="2.26757411674838" calcext:value-type="float">
            <text:p>2.2675741167</text:p>
          </table:table-cell>
          <table:table-cell table:number-columns-repeated="1012"/>
        </table:table-row>
        <table:table-row table:style-name="ro1">
          <table:table-cell office:value-type="float" office:value="11739130.43" calcext:value-type="float">
            <text:p>11739130.43</text:p>
          </table:table-cell>
          <table:table-cell table:formula="of:=[.A57]/1000000" office:value-type="float" office:value="11.73913043" calcext:value-type="float">
            <text:p>11.73913043</text:p>
          </table:table-cell>
          <table:table-cell office:value-type="float" office:value="0.6" calcext:value-type="float">
            <text:p>0.60</text:p>
          </table:table-cell>
          <table:table-cell office:value-type="float" office:value="-76.98752594" calcext:value-type="float">
            <text:p>-76.98752594</text:p>
          </table:table-cell>
          <table:table-cell office:value-type="float" office:value="-64.32205963" calcext:value-type="float">
            <text:p>-64.32205963</text:p>
          </table:table-cell>
          <table:table-cell table:formula="of:=[.E57]-[.D57]" office:value-type="float" office:value="12.66546631" calcext:value-type="float">
            <text:p>12.66546631</text:p>
          </table:table-cell>
          <table:table-cell table:formula="of:=15.12-10*LOG10(POWER(10;[.F57]/10)-1)-[.C57]" office:value-type="float" office:value="2.09622795758303" calcext:value-type="float">
            <text:p>2.0962279576</text:p>
          </table:table-cell>
          <table:table-cell table:number-columns-repeated="1012"/>
        </table:table-row>
        <table:table-row table:style-name="ro1">
          <table:table-cell office:value-type="float" office:value="11956521.74" calcext:value-type="float">
            <text:p>11956521.74</text:p>
          </table:table-cell>
          <table:table-cell table:formula="of:=[.A58]/1000000" office:value-type="float" office:value="11.95652174" calcext:value-type="float">
            <text:p>11.95652174</text:p>
          </table:table-cell>
          <table:table-cell office:value-type="float" office:value="0.6" calcext:value-type="float">
            <text:p>0.60</text:p>
          </table:table-cell>
          <table:table-cell office:value-type="float" office:value="-76.89480591" calcext:value-type="float">
            <text:p>-76.89480591</text:p>
          </table:table-cell>
          <table:table-cell office:value-type="float" office:value="-64.10197449" calcext:value-type="float">
            <text:p>-64.10197449</text:p>
          </table:table-cell>
          <table:table-cell table:formula="of:=[.E58]-[.D58]" office:value-type="float" office:value="12.79283142" calcext:value-type="float">
            <text:p>12.79283142</text:p>
          </table:table-cell>
          <table:table-cell table:formula="of:=15.12-10*LOG10(POWER(10;[.F58]/10)-1)-[.C58]" office:value-type="float" office:value="1.96168553825783" calcext:value-type="float">
            <text:p>1.9616855383</text:p>
          </table:table-cell>
          <table:table-cell table:number-columns-repeated="1012"/>
        </table:table-row>
        <table:table-row table:style-name="ro1">
          <table:table-cell office:value-type="float" office:value="12173913.04" calcext:value-type="float">
            <text:p>12173913.04</text:p>
          </table:table-cell>
          <table:table-cell table:formula="of:=[.A59]/1000000" office:value-type="float" office:value="12.17391304" calcext:value-type="float">
            <text:p>12.17391304</text:p>
          </table:table-cell>
          <table:table-cell office:value-type="float" office:value="0.6" calcext:value-type="float">
            <text:p>0.60</text:p>
          </table:table-cell>
          <table:table-cell office:value-type="float" office:value="-76.94660187" calcext:value-type="float">
            <text:p>-76.94660187</text:p>
          </table:table-cell>
          <table:table-cell office:value-type="float" office:value="-64.31993103" calcext:value-type="float">
            <text:p>-64.31993103</text:p>
          </table:table-cell>
          <table:table-cell table:formula="of:=[.E59]-[.D59]" office:value-type="float" office:value="12.62667084" calcext:value-type="float">
            <text:p>12.62667084</text:p>
          </table:table-cell>
          <table:table-cell table:formula="of:=15.12-10*LOG10(POWER(10;[.F59]/10)-1)-[.C59]" office:value-type="float" office:value="2.13725420667328" calcext:value-type="float">
            <text:p>2.1372542067</text:p>
          </table:table-cell>
          <table:table-cell table:number-columns-repeated="1012"/>
        </table:table-row>
        <table:table-row table:style-name="ro1">
          <table:table-cell office:value-type="float" office:value="12391304.35" calcext:value-type="float">
            <text:p>12391304.35</text:p>
          </table:table-cell>
          <table:table-cell table:formula="of:=[.A60]/1000000" office:value-type="float" office:value="12.39130435" calcext:value-type="float">
            <text:p>12.39130435</text:p>
          </table:table-cell>
          <table:table-cell office:value-type="float" office:value="0.6" calcext:value-type="float">
            <text:p>0.60</text:p>
          </table:table-cell>
          <table:table-cell office:value-type="float" office:value="-77.2284317" calcext:value-type="float">
            <text:p>-77.2284317</text:p>
          </table:table-cell>
          <table:table-cell office:value-type="float" office:value="-64.34104919" calcext:value-type="float">
            <text:p>-64.34104919</text:p>
          </table:table-cell>
          <table:table-cell table:formula="of:=[.E60]-[.D60]" office:value-type="float" office:value="12.88738251" calcext:value-type="float">
            <text:p>12.88738251</text:p>
          </table:table-cell>
          <table:table-cell table:formula="of:=15.12-10*LOG10(POWER(10;[.F60]/10)-1)-[.C60]" office:value-type="float" office:value="1.86194815851508" calcext:value-type="float">
            <text:p>1.8619481585</text:p>
          </table:table-cell>
          <table:table-cell table:number-columns-repeated="1012"/>
        </table:table-row>
        <table:table-row table:style-name="ro1">
          <table:table-cell office:value-type="float" office:value="12608695.65" calcext:value-type="float">
            <text:p>12608695.65</text:p>
          </table:table-cell>
          <table:table-cell table:formula="of:=[.A61]/1000000" office:value-type="float" office:value="12.60869565" calcext:value-type="float">
            <text:p>12.60869565</text:p>
          </table:table-cell>
          <table:table-cell office:value-type="float" office:value="0.6" calcext:value-type="float">
            <text:p>0.60</text:p>
          </table:table-cell>
          <table:table-cell office:value-type="float" office:value="-77.20832825" calcext:value-type="float">
            <text:p>-77.20832825</text:p>
          </table:table-cell>
          <table:table-cell office:value-type="float" office:value="-64.17693329" calcext:value-type="float">
            <text:p>-64.17693329</text:p>
          </table:table-cell>
          <table:table-cell table:formula="of:=[.E61]-[.D61]" office:value-type="float" office:value="13.03139496" calcext:value-type="float">
            <text:p>13.03139496</text:p>
          </table:table-cell>
          <table:table-cell table:formula="of:=15.12-10*LOG10(POWER(10;[.F61]/10)-1)-[.C61]" office:value-type="float" office:value="1.71026155706621" calcext:value-type="float">
            <text:p>1.7102615571</text:p>
          </table:table-cell>
          <table:table-cell table:number-columns-repeated="1012"/>
        </table:table-row>
        <table:table-row table:style-name="ro1">
          <table:table-cell office:value-type="float" office:value="12826086.96" calcext:value-type="float">
            <text:p>12826086.96</text:p>
          </table:table-cell>
          <table:table-cell table:formula="of:=[.A62]/1000000" office:value-type="float" office:value="12.82608696" calcext:value-type="float">
            <text:p>12.82608696</text:p>
          </table:table-cell>
          <table:table-cell office:value-type="float" office:value="0.6" calcext:value-type="float">
            <text:p>0.60</text:p>
          </table:table-cell>
          <table:table-cell office:value-type="float" office:value="-77.11659241" calcext:value-type="float">
            <text:p>-77.11659241</text:p>
          </table:table-cell>
          <table:table-cell office:value-type="float" office:value="-64.65438843" calcext:value-type="float">
            <text:p>-64.65438843</text:p>
          </table:table-cell>
          <table:table-cell table:formula="of:=[.E62]-[.D62]" office:value-type="float" office:value="12.46220398" calcext:value-type="float">
            <text:p>12.46220398</text:p>
          </table:table-cell>
          <table:table-cell table:formula="of:=15.12-10*LOG10(POWER(10;[.F62]/10)-1)-[.C62]" office:value-type="float" office:value="2.31141584234493" calcext:value-type="float">
            <text:p>2.3114158423</text:p>
          </table:table-cell>
          <table:table-cell table:number-columns-repeated="1012"/>
        </table:table-row>
        <table:table-row table:style-name="ro1">
          <table:table-cell office:value-type="float" office:value="13043478.26" calcext:value-type="float">
            <text:p>13043478.26</text:p>
          </table:table-cell>
          <table:table-cell table:formula="of:=[.A63]/1000000" office:value-type="float" office:value="13.04347826" calcext:value-type="float">
            <text:p>13.04347826</text:p>
          </table:table-cell>
          <table:table-cell office:value-type="float" office:value="0.6" calcext:value-type="float">
            <text:p>0.60</text:p>
          </table:table-cell>
          <table:table-cell office:value-type="float" office:value="-77.04314423" calcext:value-type="float">
            <text:p>-77.04314423</text:p>
          </table:table-cell>
          <table:table-cell office:value-type="float" office:value="-64.21204376" calcext:value-type="float">
            <text:p>-64.21204376</text:p>
          </table:table-cell>
          <table:table-cell table:formula="of:=[.E63]-[.D63]" office:value-type="float" office:value="12.83110047" calcext:value-type="float">
            <text:p>12.83110047</text:p>
          </table:table-cell>
          <table:table-cell table:formula="of:=15.12-10*LOG10(POWER(10;[.F63]/10)-1)-[.C63]" office:value-type="float" office:value="1.92130300647219" calcext:value-type="float">
            <text:p>1.9213030065</text:p>
          </table:table-cell>
          <table:table-cell table:number-columns-repeated="1012"/>
        </table:table-row>
        <table:table-row table:style-name="ro1">
          <table:table-cell office:value-type="float" office:value="13260869.57" calcext:value-type="float">
            <text:p>13260869.57</text:p>
          </table:table-cell>
          <table:table-cell table:formula="of:=[.A64]/1000000" office:value-type="float" office:value="13.26086957" calcext:value-type="float">
            <text:p>13.26086957</text:p>
          </table:table-cell>
          <table:table-cell office:value-type="float" office:value="0.6" calcext:value-type="float">
            <text:p>0.60</text:p>
          </table:table-cell>
          <table:table-cell office:value-type="float" office:value="-76.89573669" calcext:value-type="float">
            <text:p>-76.89573669</text:p>
          </table:table-cell>
          <table:table-cell office:value-type="float" office:value="-64.69147491" calcext:value-type="float">
            <text:p>-64.69147491</text:p>
          </table:table-cell>
          <table:table-cell table:formula="of:=[.E64]-[.D64]" office:value-type="float" office:value="12.20426178" calcext:value-type="float">
            <text:p>12.20426178</text:p>
          </table:table-cell>
          <table:table-cell table:formula="of:=15.12-10*LOG10(POWER(10;[.F64]/10)-1)-[.C64]" office:value-type="float" office:value="2.58536929247284" calcext:value-type="float">
            <text:p>2.5853692925</text:p>
          </table:table-cell>
          <table:table-cell table:number-columns-repeated="1012"/>
        </table:table-row>
        <table:table-row table:style-name="ro1">
          <table:table-cell office:value-type="float" office:value="13478260.87" calcext:value-type="float">
            <text:p>13478260.87</text:p>
          </table:table-cell>
          <table:table-cell table:formula="of:=[.A65]/1000000" office:value-type="float" office:value="13.47826087" calcext:value-type="float">
            <text:p>13.47826087</text:p>
          </table:table-cell>
          <table:table-cell office:value-type="float" office:value="0.6" calcext:value-type="float">
            <text:p>0.60</text:p>
          </table:table-cell>
          <table:table-cell office:value-type="float" office:value="-76.90852356" calcext:value-type="float">
            <text:p>-76.90852356</text:p>
          </table:table-cell>
          <table:table-cell office:value-type="float" office:value="-64.06430817" calcext:value-type="float">
            <text:p>-64.06430817</text:p>
          </table:table-cell>
          <table:table-cell table:formula="of:=[.E65]-[.D65]" office:value-type="float" office:value="12.84421539" calcext:value-type="float">
            <text:p>12.84421539</text:p>
          </table:table-cell>
          <table:table-cell table:formula="of:=15.12-10*LOG10(POWER(10;[.F65]/10)-1)-[.C65]" office:value-type="float" office:value="1.9074682988475" calcext:value-type="float">
            <text:p>1.9074682988</text:p>
          </table:table-cell>
          <table:table-cell table:number-columns-repeated="1012"/>
        </table:table-row>
        <table:table-row table:style-name="ro1">
          <table:table-cell office:value-type="float" office:value="13695652.17" calcext:value-type="float">
            <text:p>13695652.17</text:p>
          </table:table-cell>
          <table:table-cell table:formula="of:=[.A66]/1000000" office:value-type="float" office:value="13.69565217" calcext:value-type="float">
            <text:p>13.69565217</text:p>
          </table:table-cell>
          <table:table-cell office:value-type="float" office:value="0.6" calcext:value-type="float">
            <text:p>0.60</text:p>
          </table:table-cell>
          <table:table-cell office:value-type="float" office:value="-77.05066681" calcext:value-type="float">
            <text:p>-77.05066681</text:p>
          </table:table-cell>
          <table:table-cell office:value-type="float" office:value="-64.60560608" calcext:value-type="float">
            <text:p>-64.60560608</text:p>
          </table:table-cell>
          <table:table-cell table:formula="of:=[.E66]-[.D66]" office:value-type="float" office:value="12.44506073" calcext:value-type="float">
            <text:p>12.44506073</text:p>
          </table:table-cell>
          <table:table-cell table:formula="of:=15.12-10*LOG10(POWER(10;[.F66]/10)-1)-[.C66]" office:value-type="float" office:value="2.32959219586509" calcext:value-type="float">
            <text:p>2.3295921959</text:p>
          </table:table-cell>
          <table:table-cell table:number-columns-repeated="1012"/>
        </table:table-row>
        <table:table-row table:style-name="ro1">
          <table:table-cell office:value-type="float" office:value="13913043.48" calcext:value-type="float">
            <text:p>13913043.48</text:p>
          </table:table-cell>
          <table:table-cell table:formula="of:=[.A67]/1000000" office:value-type="float" office:value="13.91304348" calcext:value-type="float">
            <text:p>13.91304348</text:p>
          </table:table-cell>
          <table:table-cell office:value-type="float" office:value="0.6" calcext:value-type="float">
            <text:p>0.60</text:p>
          </table:table-cell>
          <table:table-cell office:value-type="float" office:value="-77.07762909" calcext:value-type="float">
            <text:p>-77.07762909</text:p>
          </table:table-cell>
          <table:table-cell office:value-type="float" office:value="-64.91722107" calcext:value-type="float">
            <text:p>-64.91722107</text:p>
          </table:table-cell>
          <table:table-cell table:formula="of:=[.E67]-[.D67]" office:value-type="float" office:value="12.16040802" calcext:value-type="float">
            <text:p>12.16040802</text:p>
          </table:table-cell>
          <table:table-cell table:formula="of:=15.12-10*LOG10(POWER(10;[.F67]/10)-1)-[.C67]" office:value-type="float" office:value="2.63204714872847" calcext:value-type="float">
            <text:p>2.6320471487</text:p>
          </table:table-cell>
          <table:table-cell table:number-columns-repeated="1012"/>
        </table:table-row>
        <table:table-row table:style-name="ro1">
          <table:table-cell office:value-type="float" office:value="14130434.78" calcext:value-type="float">
            <text:p>14130434.78</text:p>
          </table:table-cell>
          <table:table-cell table:formula="of:=[.A68]/1000000" office:value-type="float" office:value="14.13043478" calcext:value-type="float">
            <text:p>14.13043478</text:p>
          </table:table-cell>
          <table:table-cell office:value-type="float" office:value="0.6" calcext:value-type="float">
            <text:p>0.60</text:p>
          </table:table-cell>
          <table:table-cell office:value-type="float" office:value="-77.10843658" calcext:value-type="float">
            <text:p>-77.10843658</text:p>
          </table:table-cell>
          <table:table-cell office:value-type="float" office:value="-64.67526245" calcext:value-type="float">
            <text:p>-64.67526245</text:p>
          </table:table-cell>
          <table:table-cell table:formula="of:=[.E68]-[.D68]" office:value-type="float" office:value="12.43317413" calcext:value-type="float">
            <text:p>12.43317413</text:p>
          </table:table-cell>
          <table:table-cell table:formula="of:=15.12-10*LOG10(POWER(10;[.F68]/10)-1)-[.C68]" office:value-type="float" office:value="2.3421976607608" calcext:value-type="float">
            <text:p>2.3421976608</text:p>
          </table:table-cell>
          <table:table-cell table:number-columns-repeated="1012"/>
        </table:table-row>
        <table:table-row table:style-name="ro1">
          <table:table-cell office:value-type="float" office:value="14347826.09" calcext:value-type="float">
            <text:p>14347826.09</text:p>
          </table:table-cell>
          <table:table-cell table:formula="of:=[.A69]/1000000" office:value-type="float" office:value="14.34782609" calcext:value-type="float">
            <text:p>14.34782609</text:p>
          </table:table-cell>
          <table:table-cell office:value-type="float" office:value="0.6" calcext:value-type="float">
            <text:p>0.60</text:p>
          </table:table-cell>
          <table:table-cell office:value-type="float" office:value="-77.2257309" calcext:value-type="float">
            <text:p>-77.2257309</text:p>
          </table:table-cell>
          <table:table-cell office:value-type="float" office:value="-64.90309906" calcext:value-type="float">
            <text:p>-64.90309906</text:p>
          </table:table-cell>
          <table:table-cell table:formula="of:=[.E69]-[.D69]" office:value-type="float" office:value="12.32263184" calcext:value-type="float">
            <text:p>12.32263184</text:p>
          </table:table-cell>
          <table:table-cell table:formula="of:=15.12-10*LOG10(POWER(10;[.F69]/10)-1)-[.C69]" office:value-type="float" office:value="2.45952614563632" calcext:value-type="float">
            <text:p>2.4595261456</text:p>
          </table:table-cell>
          <table:table-cell table:number-columns-repeated="1012"/>
        </table:table-row>
        <table:table-row table:style-name="ro1">
          <table:table-cell office:value-type="float" office:value="14565217.39" calcext:value-type="float">
            <text:p>14565217.39</text:p>
          </table:table-cell>
          <table:table-cell table:formula="of:=[.A70]/1000000" office:value-type="float" office:value="14.56521739" calcext:value-type="float">
            <text:p>14.56521739</text:p>
          </table:table-cell>
          <table:table-cell office:value-type="float" office:value="0.6" calcext:value-type="float">
            <text:p>0.60</text:p>
          </table:table-cell>
          <table:table-cell office:value-type="float" office:value="-77.35496521" calcext:value-type="float">
            <text:p>-77.35496521</text:p>
          </table:table-cell>
          <table:table-cell office:value-type="float" office:value="-64.45183563" calcext:value-type="float">
            <text:p>-64.45183563</text:p>
          </table:table-cell>
          <table:table-cell table:formula="of:=[.E70]-[.D70]" office:value-type="float" office:value="12.90312958" calcext:value-type="float">
            <text:p>12.90312958</text:p>
          </table:table-cell>
          <table:table-cell table:formula="of:=15.12-10*LOG10(POWER(10;[.F70]/10)-1)-[.C70]" office:value-type="float" office:value="1.84534884276277" calcext:value-type="float">
            <text:p>1.8453488428</text:p>
          </table:table-cell>
          <table:table-cell table:number-columns-repeated="1012"/>
        </table:table-row>
        <table:table-row table:style-name="ro1">
          <table:table-cell office:value-type="float" office:value="14782608.7" calcext:value-type="float">
            <text:p>14782608.7</text:p>
          </table:table-cell>
          <table:table-cell table:formula="of:=[.A71]/1000000" office:value-type="float" office:value="14.7826087" calcext:value-type="float">
            <text:p>14.7826087</text:p>
          </table:table-cell>
          <table:table-cell office:value-type="float" office:value="0.6" calcext:value-type="float">
            <text:p>0.60</text:p>
          </table:table-cell>
          <table:table-cell office:value-type="float" office:value="-77.39427185" calcext:value-type="float">
            <text:p>-77.39427185</text:p>
          </table:table-cell>
          <table:table-cell office:value-type="float" office:value="-64.76845551" calcext:value-type="float">
            <text:p>-64.76845551</text:p>
          </table:table-cell>
          <table:table-cell table:formula="of:=[.E71]-[.D71]" office:value-type="float" office:value="12.62581634" calcext:value-type="float">
            <text:p>12.62581634</text:p>
          </table:table-cell>
          <table:table-cell table:formula="of:=15.12-10*LOG10(POWER(10;[.F71]/10)-1)-[.C71]" office:value-type="float" office:value="2.1381580788963" calcext:value-type="float">
            <text:p>2.1381580789</text:p>
          </table:table-cell>
          <table:table-cell table:number-columns-repeated="1012"/>
        </table:table-row>
        <table:table-row table:style-name="ro1">
          <table:table-cell office:value-type="float" office:value="15000000" calcext:value-type="float">
            <text:p>15000000</text:p>
          </table:table-cell>
          <table:table-cell table:formula="of:=[.A72]/1000000" office:value-type="float" office:value="15" calcext:value-type="float">
            <text:p>15</text:p>
          </table:table-cell>
          <table:table-cell office:value-type="float" office:value="0.6" calcext:value-type="float">
            <text:p>0.60</text:p>
          </table:table-cell>
          <table:table-cell office:value-type="float" office:value="-77.22029114" calcext:value-type="float">
            <text:p>-77.22029114</text:p>
          </table:table-cell>
          <table:table-cell office:value-type="float" office:value="-65.13426208" calcext:value-type="float">
            <text:p>-65.13426208</text:p>
          </table:table-cell>
          <table:table-cell table:formula="of:=[.E72]-[.D72]" office:value-type="float" office:value="12.08602906" calcext:value-type="float">
            <text:p>12.08602906</text:p>
          </table:table-cell>
          <table:table-cell table:formula="of:=15.12-10*LOG10(POWER(10;[.F72]/10)-1)-[.C72]" office:value-type="float" office:value="2.71128594951423" calcext:value-type="float">
            <text:p>2.7112859495</text:p>
          </table:table-cell>
          <table:table-cell table:number-columns-repeated="1012"/>
        </table:table-row>
        <table:table-row table:style-name="ro1">
          <table:table-cell office:value-type="float" office:value="15217391.3" calcext:value-type="float">
            <text:p>15217391.3</text:p>
          </table:table-cell>
          <table:table-cell table:formula="of:=[.A73]/1000000" office:value-type="float" office:value="15.2173913" calcext:value-type="float">
            <text:p>15.2173913</text:p>
          </table:table-cell>
          <table:table-cell office:value-type="float" office:value="0.6" calcext:value-type="float">
            <text:p>0.60</text:p>
          </table:table-cell>
          <table:table-cell office:value-type="float" office:value="-77.16282654" calcext:value-type="float">
            <text:p>-77.16282654</text:p>
          </table:table-cell>
          <table:table-cell office:value-type="float" office:value="-64.65061951" calcext:value-type="float">
            <text:p>-64.65061951</text:p>
          </table:table-cell>
          <table:table-cell table:formula="of:=[.E73]-[.D73]" office:value-type="float" office:value="12.51220703" calcext:value-type="float">
            <text:p>12.51220703</text:p>
          </table:table-cell>
          <table:table-cell table:formula="of:=15.12-10*LOG10(POWER(10;[.F73]/10)-1)-[.C73]" office:value-type="float" office:value="2.25842403346454" calcext:value-type="float">
            <text:p>2.2584240335</text:p>
          </table:table-cell>
          <table:table-cell table:number-columns-repeated="1012"/>
        </table:table-row>
        <table:table-row table:style-name="ro1">
          <table:table-cell office:value-type="float" office:value="15434782.61" calcext:value-type="float">
            <text:p>15434782.61</text:p>
          </table:table-cell>
          <table:table-cell table:formula="of:=[.A74]/1000000" office:value-type="float" office:value="15.43478261" calcext:value-type="float">
            <text:p>15.43478261</text:p>
          </table:table-cell>
          <table:table-cell office:value-type="float" office:value="0.6" calcext:value-type="float">
            <text:p>0.60</text:p>
          </table:table-cell>
          <table:table-cell office:value-type="float" office:value="-77.56842804" calcext:value-type="float">
            <text:p>-77.56842804</text:p>
          </table:table-cell>
          <table:table-cell office:value-type="float" office:value="-64.94282532" calcext:value-type="float">
            <text:p>-64.94282532</text:p>
          </table:table-cell>
          <table:table-cell table:formula="of:=[.E74]-[.D74]" office:value-type="float" office:value="12.62560272" calcext:value-type="float">
            <text:p>12.62560272</text:p>
          </table:table-cell>
          <table:table-cell table:formula="of:=15.12-10*LOG10(POWER(10;[.F74]/10)-1)-[.C74]" office:value-type="float" office:value="2.13838404326875" calcext:value-type="float">
            <text:p>2.1383840433</text:p>
          </table:table-cell>
          <table:table-cell table:number-columns-repeated="1012"/>
        </table:table-row>
        <table:table-row table:style-name="ro1">
          <table:table-cell office:value-type="float" office:value="15652173.91" calcext:value-type="float">
            <text:p>15652173.91</text:p>
          </table:table-cell>
          <table:table-cell table:formula="of:=[.A75]/1000000" office:value-type="float" office:value="15.65217391" calcext:value-type="float">
            <text:p>15.65217391</text:p>
          </table:table-cell>
          <table:table-cell office:value-type="float" office:value="0.6" calcext:value-type="float">
            <text:p>0.60</text:p>
          </table:table-cell>
          <table:table-cell office:value-type="float" office:value="-77.5788269" calcext:value-type="float">
            <text:p>-77.5788269</text:p>
          </table:table-cell>
          <table:table-cell office:value-type="float" office:value="-64.8503418" calcext:value-type="float">
            <text:p>-64.8503418</text:p>
          </table:table-cell>
          <table:table-cell table:formula="of:=[.E75]-[.D75]" office:value-type="float" office:value="12.7284851" calcext:value-type="float">
            <text:p>12.7284851</text:p>
          </table:table-cell>
          <table:table-cell table:formula="of:=15.12-10*LOG10(POWER(10;[.F75]/10)-1)-[.C75]" office:value-type="float" office:value="2.02963012585185" calcext:value-type="float">
            <text:p>2.0296301259</text:p>
          </table:table-cell>
          <table:table-cell table:number-columns-repeated="1012"/>
        </table:table-row>
        <table:table-row table:style-name="ro1">
          <table:table-cell office:value-type="float" office:value="15869565.22" calcext:value-type="float">
            <text:p>15869565.22</text:p>
          </table:table-cell>
          <table:table-cell table:formula="of:=[.A76]/1000000" office:value-type="float" office:value="15.86956522" calcext:value-type="float">
            <text:p>15.86956522</text:p>
          </table:table-cell>
          <table:table-cell office:value-type="float" office:value="0.6" calcext:value-type="float">
            <text:p>0.60</text:p>
          </table:table-cell>
          <table:table-cell office:value-type="float" office:value="-77.38514709" calcext:value-type="float">
            <text:p>-77.38514709</text:p>
          </table:table-cell>
          <table:table-cell office:value-type="float" office:value="-65.30078125" calcext:value-type="float">
            <text:p>-65.30078125</text:p>
          </table:table-cell>
          <table:table-cell table:formula="of:=[.E76]-[.D76]" office:value-type="float" office:value="12.08436584" calcext:value-type="float">
            <text:p>12.08436584</text:p>
          </table:table-cell>
          <table:table-cell table:formula="of:=15.12-10*LOG10(POWER(10;[.F76]/10)-1)-[.C76]" office:value-type="float" office:value="2.71305885949031" calcext:value-type="float">
            <text:p>2.7130588595</text:p>
          </table:table-cell>
          <table:table-cell table:number-columns-repeated="1012"/>
        </table:table-row>
        <table:table-row table:style-name="ro1">
          <table:table-cell office:value-type="float" office:value="16086956.52" calcext:value-type="float">
            <text:p>16086956.52</text:p>
          </table:table-cell>
          <table:table-cell table:formula="of:=[.A77]/1000000" office:value-type="float" office:value="16.08695652" calcext:value-type="float">
            <text:p>16.08695652</text:p>
          </table:table-cell>
          <table:table-cell office:value-type="float" office:value="0.6" calcext:value-type="float">
            <text:p>0.60</text:p>
          </table:table-cell>
          <table:table-cell office:value-type="float" office:value="-77.65159607" calcext:value-type="float">
            <text:p>-77.65159607</text:p>
          </table:table-cell>
          <table:table-cell office:value-type="float" office:value="-65.28037262" calcext:value-type="float">
            <text:p>-65.28037262</text:p>
          </table:table-cell>
          <table:table-cell table:formula="of:=[.E77]-[.D77]" office:value-type="float" office:value="12.37122345" calcext:value-type="float">
            <text:p>12.37122345</text:p>
          </table:table-cell>
          <table:table-cell table:formula="of:=15.12-10*LOG10(POWER(10;[.F77]/10)-1)-[.C77]" office:value-type="float" office:value="2.40792890023157" calcext:value-type="float">
            <text:p>2.4079289002</text:p>
          </table:table-cell>
          <table:table-cell table:number-columns-repeated="1012"/>
        </table:table-row>
        <table:table-row table:style-name="ro1">
          <table:table-cell office:value-type="float" office:value="16304347.83" calcext:value-type="float">
            <text:p>16304347.83</text:p>
          </table:table-cell>
          <table:table-cell table:formula="of:=[.A78]/1000000" office:value-type="float" office:value="16.30434783" calcext:value-type="float">
            <text:p>16.30434783</text:p>
          </table:table-cell>
          <table:table-cell office:value-type="float" office:value="0.6" calcext:value-type="float">
            <text:p>0.60</text:p>
          </table:table-cell>
          <table:table-cell office:value-type="float" office:value="-77.81615448" calcext:value-type="float">
            <text:p>-77.81615448</text:p>
          </table:table-cell>
          <table:table-cell office:value-type="float" office:value="-65.00614166" calcext:value-type="float">
            <text:p>-65.00614166</text:p>
          </table:table-cell>
          <table:table-cell table:formula="of:=[.E78]-[.D78]" office:value-type="float" office:value="12.81001282" calcext:value-type="float">
            <text:p>12.81001282</text:p>
          </table:table-cell>
          <table:table-cell table:formula="of:=15.12-10*LOG10(POWER(10;[.F78]/10)-1)-[.C78]" office:value-type="float" office:value="1.94355283113265" calcext:value-type="float">
            <text:p>1.9435528311</text:p>
          </table:table-cell>
          <table:table-cell table:number-columns-repeated="1012"/>
        </table:table-row>
        <table:table-row table:style-name="ro1">
          <table:table-cell office:value-type="float" office:value="16521739.13" calcext:value-type="float">
            <text:p>16521739.13</text:p>
          </table:table-cell>
          <table:table-cell table:formula="of:=[.A79]/1000000" office:value-type="float" office:value="16.52173913" calcext:value-type="float">
            <text:p>16.52173913</text:p>
          </table:table-cell>
          <table:table-cell office:value-type="float" office:value="0.6" calcext:value-type="float">
            <text:p>0.60</text:p>
          </table:table-cell>
          <table:table-cell office:value-type="float" office:value="-77.75032806" calcext:value-type="float">
            <text:p>-77.75032806</text:p>
          </table:table-cell>
          <table:table-cell office:value-type="float" office:value="-65.02968597" calcext:value-type="float">
            <text:p>-65.02968597</text:p>
          </table:table-cell>
          <table:table-cell table:formula="of:=[.E79]-[.D79]" office:value-type="float" office:value="12.72064209" calcext:value-type="float">
            <text:p>12.72064209</text:p>
          </table:table-cell>
          <table:table-cell table:formula="of:=15.12-10*LOG10(POWER(10;[.F79]/10)-1)-[.C79]" office:value-type="float" office:value="2.03791558168863" calcext:value-type="float">
            <text:p>2.0379155817</text:p>
          </table:table-cell>
          <table:table-cell table:number-columns-repeated="1012"/>
        </table:table-row>
        <table:table-row table:style-name="ro1">
          <table:table-cell office:value-type="float" office:value="16739130.43" calcext:value-type="float">
            <text:p>16739130.43</text:p>
          </table:table-cell>
          <table:table-cell table:formula="of:=[.A80]/1000000" office:value-type="float" office:value="16.73913043" calcext:value-type="float">
            <text:p>16.73913043</text:p>
          </table:table-cell>
          <table:table-cell office:value-type="float" office:value="0.6" calcext:value-type="float">
            <text:p>0.60</text:p>
          </table:table-cell>
          <table:table-cell office:value-type="float" office:value="-77.86872864" calcext:value-type="float">
            <text:p>-77.86872864</text:p>
          </table:table-cell>
          <table:table-cell office:value-type="float" office:value="-64.40567017" calcext:value-type="float">
            <text:p>-64.40567017</text:p>
          </table:table-cell>
          <table:table-cell table:formula="of:=[.E80]-[.D80]" office:value-type="float" office:value="13.46305847" calcext:value-type="float">
            <text:p>13.46305847</text:p>
          </table:table-cell>
          <table:table-cell table:formula="of:=15.12-10*LOG10(POWER(10;[.F80]/10)-1)-[.C80]" office:value-type="float" office:value="1.25713489641151" calcext:value-type="float">
            <text:p>1.2571348964</text:p>
          </table:table-cell>
          <table:table-cell table:number-columns-repeated="1012"/>
        </table:table-row>
        <table:table-row table:style-name="ro1">
          <table:table-cell office:value-type="float" office:value="16956521.74" calcext:value-type="float">
            <text:p>16956521.74</text:p>
          </table:table-cell>
          <table:table-cell table:formula="of:=[.A81]/1000000" office:value-type="float" office:value="16.95652174" calcext:value-type="float">
            <text:p>16.95652174</text:p>
          </table:table-cell>
          <table:table-cell office:value-type="float" office:value="0.6" calcext:value-type="float">
            <text:p>0.60</text:p>
          </table:table-cell>
          <table:table-cell office:value-type="float" office:value="-77.56952667" calcext:value-type="float">
            <text:p>-77.56952667</text:p>
          </table:table-cell>
          <table:table-cell office:value-type="float" office:value="-64.85667419" calcext:value-type="float">
            <text:p>-64.85667419</text:p>
          </table:table-cell>
          <table:table-cell table:formula="of:=[.E81]-[.D81]" office:value-type="float" office:value="12.71285248" calcext:value-type="float">
            <text:p>12.71285248</text:p>
          </table:table-cell>
          <table:table-cell table:formula="of:=15.12-10*LOG10(POWER(10;[.F81]/10)-1)-[.C81]" office:value-type="float" office:value="2.046145461416" calcext:value-type="float">
            <text:p>2.0461454614</text:p>
          </table:table-cell>
          <table:table-cell table:number-columns-repeated="1012"/>
        </table:table-row>
        <table:table-row table:style-name="ro1">
          <table:table-cell office:value-type="float" office:value="17173913.04" calcext:value-type="float">
            <text:p>17173913.04</text:p>
          </table:table-cell>
          <table:table-cell table:formula="of:=[.A82]/1000000" office:value-type="float" office:value="17.17391304" calcext:value-type="float">
            <text:p>17.17391304</text:p>
          </table:table-cell>
          <table:table-cell office:value-type="float" office:value="0.6" calcext:value-type="float">
            <text:p>0.60</text:p>
          </table:table-cell>
          <table:table-cell office:value-type="float" office:value="-77.71066284" calcext:value-type="float">
            <text:p>-77.71066284</text:p>
          </table:table-cell>
          <table:table-cell office:value-type="float" office:value="-65.45557404" calcext:value-type="float">
            <text:p>-65.45557404</text:p>
          </table:table-cell>
          <table:table-cell table:formula="of:=[.E82]-[.D82]" office:value-type="float" office:value="12.2550888" calcext:value-type="float">
            <text:p>12.2550888</text:p>
          </table:table-cell>
          <table:table-cell table:formula="of:=15.12-10*LOG10(POWER(10;[.F82]/10)-1)-[.C82]" office:value-type="float" office:value="2.53130685055447" calcext:value-type="float">
            <text:p>2.5313068506</text:p>
          </table:table-cell>
          <table:table-cell table:number-columns-repeated="1012"/>
        </table:table-row>
        <table:table-row table:style-name="ro1">
          <table:table-cell office:value-type="float" office:value="17391304.35" calcext:value-type="float">
            <text:p>17391304.35</text:p>
          </table:table-cell>
          <table:table-cell table:formula="of:=[.A83]/1000000" office:value-type="float" office:value="17.39130435" calcext:value-type="float">
            <text:p>17.39130435</text:p>
          </table:table-cell>
          <table:table-cell office:value-type="float" office:value="0.6" calcext:value-type="float">
            <text:p>0.60</text:p>
          </table:table-cell>
          <table:table-cell office:value-type="float" office:value="-77.62821198" calcext:value-type="float">
            <text:p>-77.62821198</text:p>
          </table:table-cell>
          <table:table-cell office:value-type="float" office:value="-65.20677185" calcext:value-type="float">
            <text:p>-65.20677185</text:p>
          </table:table-cell>
          <table:table-cell table:formula="of:=[.E83]-[.D83]" office:value-type="float" office:value="12.42144013" calcext:value-type="float">
            <text:p>12.42144013</text:p>
          </table:table-cell>
          <table:table-cell table:formula="of:=15.12-10*LOG10(POWER(10;[.F83]/10)-1)-[.C83]" office:value-type="float" office:value="2.35464334650386" calcext:value-type="float">
            <text:p>2.3546433465</text:p>
          </table:table-cell>
          <table:table-cell table:number-columns-repeated="1012"/>
        </table:table-row>
        <table:table-row table:style-name="ro1">
          <table:table-cell office:value-type="float" office:value="17608695.65" calcext:value-type="float">
            <text:p>17608695.65</text:p>
          </table:table-cell>
          <table:table-cell table:formula="of:=[.A84]/1000000" office:value-type="float" office:value="17.60869565" calcext:value-type="float">
            <text:p>17.60869565</text:p>
          </table:table-cell>
          <table:table-cell office:value-type="float" office:value="0.6" calcext:value-type="float">
            <text:p>0.60</text:p>
          </table:table-cell>
          <table:table-cell office:value-type="float" office:value="-77.63850403" calcext:value-type="float">
            <text:p>-77.63850403</text:p>
          </table:table-cell>
          <table:table-cell office:value-type="float" office:value="-65.22363281" calcext:value-type="float">
            <text:p>-65.22363281</text:p>
          </table:table-cell>
          <table:table-cell table:formula="of:=[.E84]-[.D84]" office:value-type="float" office:value="12.41487122" calcext:value-type="float">
            <text:p>12.41487122</text:p>
          </table:table-cell>
          <table:table-cell table:formula="of:=15.12-10*LOG10(POWER(10;[.F84]/10)-1)-[.C84]" office:value-type="float" office:value="2.36161156274512" calcext:value-type="float">
            <text:p>2.3616115627</text:p>
          </table:table-cell>
          <table:table-cell table:number-columns-repeated="1012"/>
        </table:table-row>
        <table:table-row table:style-name="ro1">
          <table:table-cell office:value-type="float" office:value="17826086.96" calcext:value-type="float">
            <text:p>17826086.96</text:p>
          </table:table-cell>
          <table:table-cell table:formula="of:=[.A85]/1000000" office:value-type="float" office:value="17.82608696" calcext:value-type="float">
            <text:p>17.82608696</text:p>
          </table:table-cell>
          <table:table-cell office:value-type="float" office:value="0.6" calcext:value-type="float">
            <text:p>0.60</text:p>
          </table:table-cell>
          <table:table-cell office:value-type="float" office:value="-77.85438538" calcext:value-type="float">
            <text:p>-77.85438538</text:p>
          </table:table-cell>
          <table:table-cell office:value-type="float" office:value="-65.22496033" calcext:value-type="float">
            <text:p>-65.22496033</text:p>
          </table:table-cell>
          <table:table-cell table:formula="of:=[.E85]-[.D85]" office:value-type="float" office:value="12.62942505" calcext:value-type="float">
            <text:p>12.62942505</text:p>
          </table:table-cell>
          <table:table-cell table:formula="of:=15.12-10*LOG10(POWER(10;[.F85]/10)-1)-[.C85]" office:value-type="float" office:value="2.13434093087296" calcext:value-type="float">
            <text:p>2.1343409309</text:p>
          </table:table-cell>
          <table:table-cell table:number-columns-repeated="1012"/>
        </table:table-row>
        <table:table-row table:style-name="ro1">
          <table:table-cell office:value-type="float" office:value="18043478.26" calcext:value-type="float">
            <text:p>18043478.26</text:p>
          </table:table-cell>
          <table:table-cell table:formula="of:=[.A86]/1000000" office:value-type="float" office:value="18.04347826" calcext:value-type="float">
            <text:p>18.04347826</text:p>
          </table:table-cell>
          <table:table-cell office:value-type="float" office:value="0.6" calcext:value-type="float">
            <text:p>0.60</text:p>
          </table:table-cell>
          <table:table-cell office:value-type="float" office:value="-78.25935364" calcext:value-type="float">
            <text:p>-78.25935364</text:p>
          </table:table-cell>
          <table:table-cell office:value-type="float" office:value="-65.39225769" calcext:value-type="float">
            <text:p>-65.39225769</text:p>
          </table:table-cell>
          <table:table-cell table:formula="of:=[.E86]-[.D86]" office:value-type="float" office:value="12.86709595" calcext:value-type="float">
            <text:p>12.86709595</text:p>
          </table:table-cell>
          <table:table-cell table:formula="of:=15.12-10*LOG10(POWER(10;[.F86]/10)-1)-[.C86]" office:value-type="float" office:value="1.88333745840375" calcext:value-type="float">
            <text:p>1.8833374584</text:p>
          </table:table-cell>
          <table:table-cell table:number-columns-repeated="1012"/>
        </table:table-row>
        <table:table-row table:style-name="ro1">
          <table:table-cell office:value-type="float" office:value="18260869.57" calcext:value-type="float">
            <text:p>18260869.57</text:p>
          </table:table-cell>
          <table:table-cell table:formula="of:=[.A87]/1000000" office:value-type="float" office:value="18.26086957" calcext:value-type="float">
            <text:p>18.26086957</text:p>
          </table:table-cell>
          <table:table-cell office:value-type="float" office:value="0.6" calcext:value-type="float">
            <text:p>0.60</text:p>
          </table:table-cell>
          <table:table-cell office:value-type="float" office:value="-77.56855011" calcext:value-type="float">
            <text:p>-77.56855011</text:p>
          </table:table-cell>
          <table:table-cell office:value-type="float" office:value="-65.49855042" calcext:value-type="float">
            <text:p>-65.49855042</text:p>
          </table:table-cell>
          <table:table-cell table:formula="of:=[.E87]-[.D87]" office:value-type="float" office:value="12.06999969" calcext:value-type="float">
            <text:p>12.06999969</text:p>
          </table:table-cell>
          <table:table-cell table:formula="of:=15.12-10*LOG10(POWER(10;[.F87]/10)-1)-[.C87]" office:value-type="float" office:value="2.72837432866551" calcext:value-type="float">
            <text:p>2.7283743287</text:p>
          </table:table-cell>
          <table:table-cell table:number-columns-repeated="1012"/>
        </table:table-row>
        <table:table-row table:style-name="ro1">
          <table:table-cell office:value-type="float" office:value="18478260.87" calcext:value-type="float">
            <text:p>18478260.87</text:p>
          </table:table-cell>
          <table:table-cell table:formula="of:=[.A88]/1000000" office:value-type="float" office:value="18.47826087" calcext:value-type="float">
            <text:p>18.47826087</text:p>
          </table:table-cell>
          <table:table-cell office:value-type="float" office:value="0.6" calcext:value-type="float">
            <text:p>0.60</text:p>
          </table:table-cell>
          <table:table-cell office:value-type="float" office:value="-77.98587799" calcext:value-type="float">
            <text:p>-77.98587799</text:p>
          </table:table-cell>
          <table:table-cell office:value-type="float" office:value="-65.68551636" calcext:value-type="float">
            <text:p>-65.68551636</text:p>
          </table:table-cell>
          <table:table-cell table:formula="of:=[.E88]-[.D88]" office:value-type="float" office:value="12.30036163" calcext:value-type="float">
            <text:p>12.30036163</text:p>
          </table:table-cell>
          <table:table-cell table:formula="of:=15.12-10*LOG10(POWER(10;[.F88]/10)-1)-[.C88]" office:value-type="float" office:value="2.48318586150896" calcext:value-type="float">
            <text:p>2.4831858615</text:p>
          </table:table-cell>
          <table:table-cell table:number-columns-repeated="1012"/>
        </table:table-row>
        <table:table-row table:style-name="ro1">
          <table:table-cell office:value-type="float" office:value="18695652.17" calcext:value-type="float">
            <text:p>18695652.17</text:p>
          </table:table-cell>
          <table:table-cell table:formula="of:=[.A89]/1000000" office:value-type="float" office:value="18.69565217" calcext:value-type="float">
            <text:p>18.69565217</text:p>
          </table:table-cell>
          <table:table-cell office:value-type="float" office:value="0.6" calcext:value-type="float">
            <text:p>0.60</text:p>
          </table:table-cell>
          <table:table-cell office:value-type="float" office:value="-78.16062164" calcext:value-type="float">
            <text:p>-78.16062164</text:p>
          </table:table-cell>
          <table:table-cell office:value-type="float" office:value="-65.14342499" calcext:value-type="float">
            <text:p>-65.14342499</text:p>
          </table:table-cell>
          <table:table-cell table:formula="of:=[.E89]-[.D89]" office:value-type="float" office:value="13.01719665" calcext:value-type="float">
            <text:p>13.01719665</text:p>
          </table:table-cell>
          <table:table-cell table:formula="of:=15.12-10*LOG10(POWER(10;[.F89]/10)-1)-[.C89]" office:value-type="float" office:value="1.7252046164554" calcext:value-type="float">
            <text:p>1.7252046165</text:p>
          </table:table-cell>
          <table:table-cell table:number-columns-repeated="1012"/>
        </table:table-row>
        <table:table-row table:style-name="ro1">
          <table:table-cell office:value-type="float" office:value="18913043.48" calcext:value-type="float">
            <text:p>18913043.48</text:p>
          </table:table-cell>
          <table:table-cell table:formula="of:=[.A90]/1000000" office:value-type="float" office:value="18.91304348" calcext:value-type="float">
            <text:p>18.91304348</text:p>
          </table:table-cell>
          <table:table-cell office:value-type="float" office:value="0.6" calcext:value-type="float">
            <text:p>0.60</text:p>
          </table:table-cell>
          <table:table-cell office:value-type="float" office:value="-77.97393799" calcext:value-type="float">
            <text:p>-77.97393799</text:p>
          </table:table-cell>
          <table:table-cell office:value-type="float" office:value="-65.32246399" calcext:value-type="float">
            <text:p>-65.32246399</text:p>
          </table:table-cell>
          <table:table-cell table:formula="of:=[.E90]-[.D90]" office:value-type="float" office:value="12.651474" calcext:value-type="float">
            <text:p>12.651474</text:p>
          </table:table-cell>
          <table:table-cell table:formula="of:=15.12-10*LOG10(POWER(10;[.F90]/10)-1)-[.C90]" office:value-type="float" office:value="2.11102241118537" calcext:value-type="float">
            <text:p>2.1110224112</text:p>
          </table:table-cell>
          <table:table-cell table:number-columns-repeated="1012"/>
        </table:table-row>
        <table:table-row table:style-name="ro1">
          <table:table-cell office:value-type="float" office:value="19130434.78" calcext:value-type="float">
            <text:p>19130434.78</text:p>
          </table:table-cell>
          <table:table-cell table:formula="of:=[.A91]/1000000" office:value-type="float" office:value="19.13043478" calcext:value-type="float">
            <text:p>19.13043478</text:p>
          </table:table-cell>
          <table:table-cell office:value-type="float" office:value="0.6" calcext:value-type="float">
            <text:p>0.60</text:p>
          </table:table-cell>
          <table:table-cell office:value-type="float" office:value="-78.00693512" calcext:value-type="float">
            <text:p>-78.00693512</text:p>
          </table:table-cell>
          <table:table-cell office:value-type="float" office:value="-65.55330658" calcext:value-type="float">
            <text:p>-65.55330658</text:p>
          </table:table-cell>
          <table:table-cell table:formula="of:=[.E91]-[.D91]" office:value-type="float" office:value="12.45362854" calcext:value-type="float">
            <text:p>12.45362854</text:p>
          </table:table-cell>
          <table:table-cell table:formula="of:=15.12-10*LOG10(POWER(10;[.F91]/10)-1)-[.C91]" office:value-type="float" office:value="2.32050752353257" calcext:value-type="float">
            <text:p>2.3205075235</text:p>
          </table:table-cell>
          <table:table-cell table:number-columns-repeated="1012"/>
        </table:table-row>
        <table:table-row table:style-name="ro1">
          <table:table-cell office:value-type="float" office:value="19347826.09" calcext:value-type="float">
            <text:p>19347826.09</text:p>
          </table:table-cell>
          <table:table-cell table:formula="of:=[.A92]/1000000" office:value-type="float" office:value="19.34782609" calcext:value-type="float">
            <text:p>19.34782609</text:p>
          </table:table-cell>
          <table:table-cell office:value-type="float" office:value="0.6" calcext:value-type="float">
            <text:p>0.60</text:p>
          </table:table-cell>
          <table:table-cell office:value-type="float" office:value="-77.88309479" calcext:value-type="float">
            <text:p>-77.88309479</text:p>
          </table:table-cell>
          <table:table-cell office:value-type="float" office:value="-65.52861023" calcext:value-type="float">
            <text:p>-65.52861023</text:p>
          </table:table-cell>
          <table:table-cell table:formula="of:=[.E92]-[.D92]" office:value-type="float" office:value="12.35448456" calcext:value-type="float">
            <text:p>12.35448456</text:p>
          </table:table-cell>
          <table:table-cell table:formula="of:=15.12-10*LOG10(POWER(10;[.F92]/10)-1)-[.C92]" office:value-type="float" office:value="2.42569914558091" calcext:value-type="float">
            <text:p>2.4256991456</text:p>
          </table:table-cell>
          <table:table-cell table:number-columns-repeated="1012"/>
        </table:table-row>
        <table:table-row table:style-name="ro1">
          <table:table-cell office:value-type="float" office:value="19565217.39" calcext:value-type="float">
            <text:p>19565217.39</text:p>
          </table:table-cell>
          <table:table-cell table:formula="of:=[.A93]/1000000" office:value-type="float" office:value="19.56521739" calcext:value-type="float">
            <text:p>19.56521739</text:p>
          </table:table-cell>
          <table:table-cell office:value-type="float" office:value="0.6" calcext:value-type="float">
            <text:p>0.60</text:p>
          </table:table-cell>
          <table:table-cell office:value-type="float" office:value="-78.09677887" calcext:value-type="float">
            <text:p>-78.09677887</text:p>
          </table:table-cell>
          <table:table-cell office:value-type="float" office:value="-65.56215668" calcext:value-type="float">
            <text:p>-65.56215668</text:p>
          </table:table-cell>
          <table:table-cell table:formula="of:=[.E93]-[.D93]" office:value-type="float" office:value="12.53462219" calcext:value-type="float">
            <text:p>12.53462219</text:p>
          </table:table-cell>
          <table:table-cell table:formula="of:=15.12-10*LOG10(POWER(10;[.F93]/10)-1)-[.C93]" office:value-type="float" office:value="2.23468087501191" calcext:value-type="float">
            <text:p>2.234680875</text:p>
          </table:table-cell>
          <table:table-cell table:number-columns-repeated="1012"/>
        </table:table-row>
        <table:table-row table:style-name="ro1">
          <table:table-cell office:value-type="float" office:value="19782608.7" calcext:value-type="float">
            <text:p>19782608.7</text:p>
          </table:table-cell>
          <table:table-cell table:formula="of:=[.A94]/1000000" office:value-type="float" office:value="19.7826087" calcext:value-type="float">
            <text:p>19.7826087</text:p>
          </table:table-cell>
          <table:table-cell office:value-type="float" office:value="0.6" calcext:value-type="float">
            <text:p>0.60</text:p>
          </table:table-cell>
          <table:table-cell office:value-type="float" office:value="-78.30631256" calcext:value-type="float">
            <text:p>-78.30631256</text:p>
          </table:table-cell>
          <table:table-cell office:value-type="float" office:value="-65.83811188" calcext:value-type="float">
            <text:p>-65.83811188</text:p>
          </table:table-cell>
          <table:table-cell table:formula="of:=[.E94]-[.D94]" office:value-type="float" office:value="12.46820068" calcext:value-type="float">
            <text:p>12.46820068</text:p>
          </table:table-cell>
          <table:table-cell table:formula="of:=15.12-10*LOG10(POWER(10;[.F94]/10)-1)-[.C94]" office:value-type="float" office:value="2.30505878275142" calcext:value-type="float">
            <text:p>2.3050587828</text:p>
          </table:table-cell>
          <table:table-cell table:number-columns-repeated="1012"/>
        </table:table-row>
        <table:table-row table:style-name="ro1">
          <table:table-cell office:value-type="float" office:value="20000000" calcext:value-type="float">
            <text:p>20000000</text:p>
          </table:table-cell>
          <table:table-cell table:formula="of:=[.A95]/1000000" office:value-type="float" office:value="20" calcext:value-type="float">
            <text:p>20</text:p>
          </table:table-cell>
          <table:table-cell office:value-type="float" office:value="0.6" calcext:value-type="float">
            <text:p>0.60</text:p>
          </table:table-cell>
          <table:table-cell office:value-type="float" office:value="-77.75535583" calcext:value-type="float">
            <text:p>-77.75535583</text:p>
          </table:table-cell>
          <table:table-cell office:value-type="float" office:value="-65.59509277" calcext:value-type="float">
            <text:p>-65.59509277</text:p>
          </table:table-cell>
          <table:table-cell table:formula="of:=[.E95]-[.D95]" office:value-type="float" office:value="12.16026306" calcext:value-type="float">
            <text:p>12.16026306</text:p>
          </table:table-cell>
          <table:table-cell table:formula="of:=15.12-10*LOG10(POWER(10;[.F95]/10)-1)-[.C95]" office:value-type="float" office:value="2.63220149429761" calcext:value-type="float">
            <text:p>2.6322014943</text:p>
          </table:table-cell>
          <table:table-cell table:number-columns-repeated="1012"/>
        </table:table-row>
        <table:table-row table:style-name="ro1">
          <table:table-cell office:value-type="float" office:value="20217391.3" calcext:value-type="float">
            <text:p>20217391.3</text:p>
          </table:table-cell>
          <table:table-cell table:formula="of:=[.A96]/1000000" office:value-type="float" office:value="20.2173913" calcext:value-type="float">
            <text:p>20.2173913</text:p>
          </table:table-cell>
          <table:table-cell office:value-type="float" office:value="0.6" calcext:value-type="float">
            <text:p>0.60</text:p>
          </table:table-cell>
          <table:table-cell office:value-type="float" office:value="-77.99720764" calcext:value-type="float">
            <text:p>-77.99720764</text:p>
          </table:table-cell>
          <table:table-cell office:value-type="float" office:value="-65.51499939" calcext:value-type="float">
            <text:p>-65.51499939</text:p>
          </table:table-cell>
          <table:table-cell table:formula="of:=[.E96]-[.D96]" office:value-type="float" office:value="12.48220825" calcext:value-type="float">
            <text:p>12.48220825</text:p>
          </table:table-cell>
          <table:table-cell table:formula="of:=15.12-10*LOG10(POWER(10;[.F96]/10)-1)-[.C96]" office:value-type="float" office:value="2.290211508207" calcext:value-type="float">
            <text:p>2.2902115082</text:p>
          </table:table-cell>
          <table:table-cell table:number-columns-repeated="1012"/>
        </table:table-row>
        <table:table-row table:style-name="ro1">
          <table:table-cell office:value-type="float" office:value="20434782.61" calcext:value-type="float">
            <text:p>20434782.61</text:p>
          </table:table-cell>
          <table:table-cell table:formula="of:=[.A97]/1000000" office:value-type="float" office:value="20.43478261" calcext:value-type="float">
            <text:p>20.43478261</text:p>
          </table:table-cell>
          <table:table-cell office:value-type="float" office:value="0.6" calcext:value-type="float">
            <text:p>0.60</text:p>
          </table:table-cell>
          <table:table-cell office:value-type="float" office:value="-78.1827774" calcext:value-type="float">
            <text:p>-78.1827774</text:p>
          </table:table-cell>
          <table:table-cell office:value-type="float" office:value="-65.41235352" calcext:value-type="float">
            <text:p>-65.41235352</text:p>
          </table:table-cell>
          <table:table-cell table:formula="of:=[.E97]-[.D97]" office:value-type="float" office:value="12.77042388" calcext:value-type="float">
            <text:p>12.77042388</text:p>
          </table:table-cell>
          <table:table-cell table:formula="of:=15.12-10*LOG10(POWER(10;[.F97]/10)-1)-[.C97]" office:value-type="float" office:value="1.98533973222702" calcext:value-type="float">
            <text:p>1.9853397322</text:p>
          </table:table-cell>
          <table:table-cell table:number-columns-repeated="1012"/>
        </table:table-row>
        <table:table-row table:style-name="ro1">
          <table:table-cell office:value-type="float" office:value="20652173.91" calcext:value-type="float">
            <text:p>20652173.91</text:p>
          </table:table-cell>
          <table:table-cell table:formula="of:=[.A98]/1000000" office:value-type="float" office:value="20.65217391" calcext:value-type="float">
            <text:p>20.65217391</text:p>
          </table:table-cell>
          <table:table-cell office:value-type="float" office:value="0.6" calcext:value-type="float">
            <text:p>0.60</text:p>
          </table:table-cell>
          <table:table-cell office:value-type="float" office:value="-78.07286835" calcext:value-type="float">
            <text:p>-78.07286835</text:p>
          </table:table-cell>
          <table:table-cell office:value-type="float" office:value="-65.46208191" calcext:value-type="float">
            <text:p>-65.46208191</text:p>
          </table:table-cell>
          <table:table-cell table:formula="of:=[.E98]-[.D98]" office:value-type="float" office:value="12.61078644" calcext:value-type="float">
            <text:p>12.61078644</text:p>
          </table:table-cell>
          <table:table-cell table:formula="of:=15.12-10*LOG10(POWER(10;[.F98]/10)-1)-[.C98]" office:value-type="float" office:value="2.15405807478133" calcext:value-type="float">
            <text:p>2.1540580748</text:p>
          </table:table-cell>
          <table:table-cell table:number-columns-repeated="1012"/>
        </table:table-row>
        <table:table-row table:style-name="ro1">
          <table:table-cell office:value-type="float" office:value="20869565.22" calcext:value-type="float">
            <text:p>20869565.22</text:p>
          </table:table-cell>
          <table:table-cell table:formula="of:=[.A99]/1000000" office:value-type="float" office:value="20.86956522" calcext:value-type="float">
            <text:p>20.86956522</text:p>
          </table:table-cell>
          <table:table-cell office:value-type="float" office:value="0.6" calcext:value-type="float">
            <text:p>0.60</text:p>
          </table:table-cell>
          <table:table-cell office:value-type="float" office:value="-78.08405304" calcext:value-type="float">
            <text:p>-78.08405304</text:p>
          </table:table-cell>
          <table:table-cell office:value-type="float" office:value="-65.61118317" calcext:value-type="float">
            <text:p>-65.61118317</text:p>
          </table:table-cell>
          <table:table-cell table:formula="of:=[.E99]-[.D99]" office:value-type="float" office:value="12.47286987" calcext:value-type="float">
            <text:p>12.47286987</text:p>
          </table:table-cell>
          <table:table-cell table:formula="of:=15.12-10*LOG10(POWER(10;[.F99]/10)-1)-[.C99]" office:value-type="float" office:value="2.30010937220519" calcext:value-type="float">
            <text:p>2.3001093722</text:p>
          </table:table-cell>
          <table:table-cell table:number-columns-repeated="1012"/>
        </table:table-row>
        <table:table-row table:style-name="ro1">
          <table:table-cell office:value-type="float" office:value="21086956.52" calcext:value-type="float">
            <text:p>21086956.52</text:p>
          </table:table-cell>
          <table:table-cell table:formula="of:=[.A100]/1000000" office:value-type="float" office:value="21.08695652" calcext:value-type="float">
            <text:p>21.08695652</text:p>
          </table:table-cell>
          <table:table-cell office:value-type="float" office:value="0.6" calcext:value-type="float">
            <text:p>0.60</text:p>
          </table:table-cell>
          <table:table-cell office:value-type="float" office:value="-77.99714661" calcext:value-type="float">
            <text:p>-77.99714661</text:p>
          </table:table-cell>
          <table:table-cell office:value-type="float" office:value="-65.71412659" calcext:value-type="float">
            <text:p>-65.71412659</text:p>
          </table:table-cell>
          <table:table-cell table:formula="of:=[.E100]-[.D100]" office:value-type="float" office:value="12.28302002" calcext:value-type="float">
            <text:p>12.28302002</text:p>
          </table:table-cell>
          <table:table-cell table:formula="of:=15.12-10*LOG10(POWER(10;[.F100]/10)-1)-[.C100]" office:value-type="float" office:value="2.50161472229826" calcext:value-type="float">
            <text:p>2.5016147223</text:p>
          </table:table-cell>
          <table:table-cell table:number-columns-repeated="1012"/>
        </table:table-row>
        <table:table-row table:style-name="ro1">
          <table:table-cell office:value-type="float" office:value="21304347.83" calcext:value-type="float">
            <text:p>21304347.83</text:p>
          </table:table-cell>
          <table:table-cell table:formula="of:=[.A101]/1000000" office:value-type="float" office:value="21.30434783" calcext:value-type="float">
            <text:p>21.30434783</text:p>
          </table:table-cell>
          <table:table-cell office:value-type="float" office:value="0.6" calcext:value-type="float">
            <text:p>0.60</text:p>
          </table:table-cell>
          <table:table-cell office:value-type="float" office:value="-77.84609222" calcext:value-type="float">
            <text:p>-77.84609222</text:p>
          </table:table-cell>
          <table:table-cell office:value-type="float" office:value="-65.41144562" calcext:value-type="float">
            <text:p>-65.41144562</text:p>
          </table:table-cell>
          <table:table-cell table:formula="of:=[.E101]-[.D101]" office:value-type="float" office:value="12.4346466" calcext:value-type="float">
            <text:p>12.4346466</text:p>
          </table:table-cell>
          <table:table-cell table:formula="of:=15.12-10*LOG10(POWER(10;[.F101]/10)-1)-[.C101]" office:value-type="float" office:value="2.34063602704854" calcext:value-type="float">
            <text:p>2.340636027</text:p>
          </table:table-cell>
          <table:table-cell table:number-columns-repeated="1012"/>
        </table:table-row>
        <table:table-row table:style-name="ro1">
          <table:table-cell office:value-type="float" office:value="21521739.13" calcext:value-type="float">
            <text:p>21521739.13</text:p>
          </table:table-cell>
          <table:table-cell table:formula="of:=[.A102]/1000000" office:value-type="float" office:value="21.52173913" calcext:value-type="float">
            <text:p>21.52173913</text:p>
          </table:table-cell>
          <table:table-cell office:value-type="float" office:value="0.6" calcext:value-type="float">
            <text:p>0.60</text:p>
          </table:table-cell>
          <table:table-cell office:value-type="float" office:value="-78.17076111" calcext:value-type="float">
            <text:p>-78.17076111</text:p>
          </table:table-cell>
          <table:table-cell office:value-type="float" office:value="-65.45100403" calcext:value-type="float">
            <text:p>-65.45100403</text:p>
          </table:table-cell>
          <table:table-cell table:formula="of:=[.E102]-[.D102]" office:value-type="float" office:value="12.71975708" calcext:value-type="float">
            <text:p>12.71975708</text:p>
          </table:table-cell>
          <table:table-cell table:formula="of:=15.12-10*LOG10(POWER(10;[.F102]/10)-1)-[.C102]" office:value-type="float" office:value="2.0388505705648" calcext:value-type="float">
            <text:p>2.0388505706</text:p>
          </table:table-cell>
          <table:table-cell table:number-columns-repeated="1012"/>
        </table:table-row>
        <table:table-row table:style-name="ro1">
          <table:table-cell office:value-type="float" office:value="21739130.43" calcext:value-type="float">
            <text:p>21739130.43</text:p>
          </table:table-cell>
          <table:table-cell table:formula="of:=[.A103]/1000000" office:value-type="float" office:value="21.73913043" calcext:value-type="float">
            <text:p>21.73913043</text:p>
          </table:table-cell>
          <table:table-cell office:value-type="float" office:value="0.6" calcext:value-type="float">
            <text:p>0.60</text:p>
          </table:table-cell>
          <table:table-cell office:value-type="float" office:value="-78.15551758" calcext:value-type="float">
            <text:p>-78.15551758</text:p>
          </table:table-cell>
          <table:table-cell office:value-type="float" office:value="-65.87503815" calcext:value-type="float">
            <text:p>-65.87503815</text:p>
          </table:table-cell>
          <table:table-cell table:formula="of:=[.E103]-[.D103]" office:value-type="float" office:value="12.28047943" calcext:value-type="float">
            <text:p>12.28047943</text:p>
          </table:table-cell>
          <table:table-cell table:formula="of:=15.12-10*LOG10(POWER(10;[.F103]/10)-1)-[.C103]" office:value-type="float" office:value="2.50431498514781" calcext:value-type="float">
            <text:p>2.5043149851</text:p>
          </table:table-cell>
          <table:table-cell table:number-columns-repeated="1012"/>
        </table:table-row>
        <table:table-row table:style-name="ro1">
          <table:table-cell office:value-type="float" office:value="21956521.74" calcext:value-type="float">
            <text:p>21956521.74</text:p>
          </table:table-cell>
          <table:table-cell table:formula="of:=[.A104]/1000000" office:value-type="float" office:value="21.95652174" calcext:value-type="float">
            <text:p>21.95652174</text:p>
          </table:table-cell>
          <table:table-cell office:value-type="float" office:value="0.6" calcext:value-type="float">
            <text:p>0.60</text:p>
          </table:table-cell>
          <table:table-cell office:value-type="float" office:value="-78.298172" calcext:value-type="float">
            <text:p>-78.298172</text:p>
          </table:table-cell>
          <table:table-cell office:value-type="float" office:value="-65.76066589" calcext:value-type="float">
            <text:p>-65.76066589</text:p>
          </table:table-cell>
          <table:table-cell table:formula="of:=[.E104]-[.D104]" office:value-type="float" office:value="12.53750611" calcext:value-type="float">
            <text:p>12.53750611</text:p>
          </table:table-cell>
          <table:table-cell table:formula="of:=15.12-10*LOG10(POWER(10;[.F104]/10)-1)-[.C104]" office:value-type="float" office:value="2.23162662209186" calcext:value-type="float">
            <text:p>2.2316266221</text:p>
          </table:table-cell>
          <table:table-cell table:number-columns-repeated="1012"/>
        </table:table-row>
        <table:table-row table:style-name="ro1">
          <table:table-cell office:value-type="float" office:value="22173913.04" calcext:value-type="float">
            <text:p>22173913.04</text:p>
          </table:table-cell>
          <table:table-cell table:formula="of:=[.A105]/1000000" office:value-type="float" office:value="22.17391304" calcext:value-type="float">
            <text:p>22.17391304</text:p>
          </table:table-cell>
          <table:table-cell office:value-type="float" office:value="0.6" calcext:value-type="float">
            <text:p>0.60</text:p>
          </table:table-cell>
          <table:table-cell office:value-type="float" office:value="-78.14736176" calcext:value-type="float">
            <text:p>-78.14736176</text:p>
          </table:table-cell>
          <table:table-cell office:value-type="float" office:value="-65.50006866" calcext:value-type="float">
            <text:p>-65.50006866</text:p>
          </table:table-cell>
          <table:table-cell table:formula="of:=[.E105]-[.D105]" office:value-type="float" office:value="12.6472931" calcext:value-type="float">
            <text:p>12.6472931</text:p>
          </table:table-cell>
          <table:table-cell table:formula="of:=15.12-10*LOG10(POWER(10;[.F105]/10)-1)-[.C105]" office:value-type="float" office:value="2.11544352229726" calcext:value-type="float">
            <text:p>2.1154435223</text:p>
          </table:table-cell>
          <table:table-cell table:number-columns-repeated="1012"/>
        </table:table-row>
        <table:table-row table:style-name="ro1">
          <table:table-cell office:value-type="float" office:value="22391304.35" calcext:value-type="float">
            <text:p>22391304.35</text:p>
          </table:table-cell>
          <table:table-cell table:formula="of:=[.A106]/1000000" office:value-type="float" office:value="22.39130435" calcext:value-type="float">
            <text:p>22.39130435</text:p>
          </table:table-cell>
          <table:table-cell office:value-type="float" office:value="0.6" calcext:value-type="float">
            <text:p>0.60</text:p>
          </table:table-cell>
          <table:table-cell office:value-type="float" office:value="-77.94135284" calcext:value-type="float">
            <text:p>-77.94135284</text:p>
          </table:table-cell>
          <table:table-cell office:value-type="float" office:value="-65.42559052" calcext:value-type="float">
            <text:p>-65.42559052</text:p>
          </table:table-cell>
          <table:table-cell table:formula="of:=[.E106]-[.D106]" office:value-type="float" office:value="12.51576232" calcext:value-type="float">
            <text:p>12.51576232</text:p>
          </table:table-cell>
          <table:table-cell table:formula="of:=15.12-10*LOG10(POWER(10;[.F106]/10)-1)-[.C106]" office:value-type="float" office:value="2.25465762358653" calcext:value-type="float">
            <text:p>2.2546576236</text:p>
          </table:table-cell>
          <table:table-cell table:number-columns-repeated="1012"/>
        </table:table-row>
        <table:table-row table:style-name="ro1">
          <table:table-cell office:value-type="float" office:value="22608695.65" calcext:value-type="float">
            <text:p>22608695.65</text:p>
          </table:table-cell>
          <table:table-cell table:formula="of:=[.A107]/1000000" office:value-type="float" office:value="22.60869565" calcext:value-type="float">
            <text:p>22.60869565</text:p>
          </table:table-cell>
          <table:table-cell office:value-type="float" office:value="0.6" calcext:value-type="float">
            <text:p>0.60</text:p>
          </table:table-cell>
          <table:table-cell office:value-type="float" office:value="-78.30283356" calcext:value-type="float">
            <text:p>-78.30283356</text:p>
          </table:table-cell>
          <table:table-cell office:value-type="float" office:value="-65.88945007" calcext:value-type="float">
            <text:p>-65.88945007</text:p>
          </table:table-cell>
          <table:table-cell table:formula="of:=[.E107]-[.D107]" office:value-type="float" office:value="12.41338349" calcext:value-type="float">
            <text:p>12.41338349</text:p>
          </table:table-cell>
          <table:table-cell table:formula="of:=15.12-10*LOG10(POWER(10;[.F107]/10)-1)-[.C107]" office:value-type="float" office:value="2.36318981684015" calcext:value-type="float">
            <text:p>2.3631898168</text:p>
          </table:table-cell>
          <table:table-cell table:number-columns-repeated="1012"/>
        </table:table-row>
        <table:table-row table:style-name="ro1">
          <table:table-cell office:value-type="float" office:value="22826086.96" calcext:value-type="float">
            <text:p>22826086.96</text:p>
          </table:table-cell>
          <table:table-cell table:formula="of:=[.A108]/1000000" office:value-type="float" office:value="22.82608696" calcext:value-type="float">
            <text:p>22.82608696</text:p>
          </table:table-cell>
          <table:table-cell office:value-type="float" office:value="0.6" calcext:value-type="float">
            <text:p>0.60</text:p>
          </table:table-cell>
          <table:table-cell office:value-type="float" office:value="-78.47504425" calcext:value-type="float">
            <text:p>-78.47504425</text:p>
          </table:table-cell>
          <table:table-cell office:value-type="float" office:value="-65.77603149" calcext:value-type="float">
            <text:p>-65.77603149</text:p>
          </table:table-cell>
          <table:table-cell table:formula="of:=[.E108]-[.D108]" office:value-type="float" office:value="12.69901276" calcext:value-type="float">
            <text:p>12.69901276</text:p>
          </table:table-cell>
          <table:table-cell table:formula="of:=15.12-10*LOG10(POWER(10;[.F108]/10)-1)-[.C108]" office:value-type="float" office:value="2.06076946519581" calcext:value-type="float">
            <text:p>2.0607694652</text:p>
          </table:table-cell>
          <table:table-cell table:number-columns-repeated="1012"/>
        </table:table-row>
        <table:table-row table:style-name="ro1">
          <table:table-cell office:value-type="float" office:value="23043478.26" calcext:value-type="float">
            <text:p>23043478.26</text:p>
          </table:table-cell>
          <table:table-cell table:formula="of:=[.A109]/1000000" office:value-type="float" office:value="23.04347826" calcext:value-type="float">
            <text:p>23.04347826</text:p>
          </table:table-cell>
          <table:table-cell office:value-type="float" office:value="0.6" calcext:value-type="float">
            <text:p>0.60</text:p>
          </table:table-cell>
          <table:table-cell office:value-type="float" office:value="-78.51604462" calcext:value-type="float">
            <text:p>-78.51604462</text:p>
          </table:table-cell>
          <table:table-cell office:value-type="float" office:value="-65.67669678" calcext:value-type="float">
            <text:p>-65.67669678</text:p>
          </table:table-cell>
          <table:table-cell table:formula="of:=[.E109]-[.D109]" office:value-type="float" office:value="12.83934784" calcext:value-type="float">
            <text:p>12.83934784</text:p>
          </table:table-cell>
          <table:table-cell table:formula="of:=15.12-10*LOG10(POWER(10;[.F109]/10)-1)-[.C109]" office:value-type="float" office:value="1.91260272759779" calcext:value-type="float">
            <text:p>1.9126027276</text:p>
          </table:table-cell>
          <table:table-cell table:number-columns-repeated="1012"/>
        </table:table-row>
        <table:table-row table:style-name="ro1">
          <table:table-cell office:value-type="float" office:value="23260869.57" calcext:value-type="float">
            <text:p>23260869.57</text:p>
          </table:table-cell>
          <table:table-cell table:formula="of:=[.A110]/1000000" office:value-type="float" office:value="23.26086957" calcext:value-type="float">
            <text:p>23.26086957</text:p>
          </table:table-cell>
          <table:table-cell office:value-type="float" office:value="0.6" calcext:value-type="float">
            <text:p>0.60</text:p>
          </table:table-cell>
          <table:table-cell office:value-type="float" office:value="-78.28145599" calcext:value-type="float">
            <text:p>-78.28145599</text:p>
          </table:table-cell>
          <table:table-cell office:value-type="float" office:value="-65.79103851" calcext:value-type="float">
            <text:p>-65.79103851</text:p>
          </table:table-cell>
          <table:table-cell table:formula="of:=[.E110]-[.D110]" office:value-type="float" office:value="12.49041748" calcext:value-type="float">
            <text:p>12.49041748</text:p>
          </table:table-cell>
          <table:table-cell table:formula="of:=15.12-10*LOG10(POWER(10;[.F110]/10)-1)-[.C110]" office:value-type="float" office:value="2.28151149619331" calcext:value-type="float">
            <text:p>2.2815114962</text:p>
          </table:table-cell>
          <table:table-cell table:number-columns-repeated="1012"/>
        </table:table-row>
        <table:table-row table:style-name="ro1">
          <table:table-cell office:value-type="float" office:value="23478260.87" calcext:value-type="float">
            <text:p>23478260.87</text:p>
          </table:table-cell>
          <table:table-cell table:formula="of:=[.A111]/1000000" office:value-type="float" office:value="23.47826087" calcext:value-type="float">
            <text:p>23.47826087</text:p>
          </table:table-cell>
          <table:table-cell office:value-type="float" office:value="0.6" calcext:value-type="float">
            <text:p>0.60</text:p>
          </table:table-cell>
          <table:table-cell office:value-type="float" office:value="-78.34938049" calcext:value-type="float">
            <text:p>-78.34938049</text:p>
          </table:table-cell>
          <table:table-cell office:value-type="float" office:value="-65.96498108" calcext:value-type="float">
            <text:p>-65.96498108</text:p>
          </table:table-cell>
          <table:table-cell table:formula="of:=[.E111]-[.D111]" office:value-type="float" office:value="12.38439941" calcext:value-type="float">
            <text:p>12.38439941</text:p>
          </table:table-cell>
          <table:table-cell table:formula="of:=15.12-10*LOG10(POWER(10;[.F111]/10)-1)-[.C111]" office:value-type="float" office:value="2.39394407515942" calcext:value-type="float">
            <text:p>2.3939440752</text:p>
          </table:table-cell>
          <table:table-cell table:number-columns-repeated="1012"/>
        </table:table-row>
        <table:table-row table:style-name="ro1">
          <table:table-cell office:value-type="float" office:value="23695652.17" calcext:value-type="float">
            <text:p>23695652.17</text:p>
          </table:table-cell>
          <table:table-cell table:formula="of:=[.A112]/1000000" office:value-type="float" office:value="23.69565217" calcext:value-type="float">
            <text:p>23.69565217</text:p>
          </table:table-cell>
          <table:table-cell office:value-type="float" office:value="0.6" calcext:value-type="float">
            <text:p>0.60</text:p>
          </table:table-cell>
          <table:table-cell office:value-type="float" office:value="-78.57229614" calcext:value-type="float">
            <text:p>-78.57229614</text:p>
          </table:table-cell>
          <table:table-cell office:value-type="float" office:value="-65.76455688" calcext:value-type="float">
            <text:p>-65.76455688</text:p>
          </table:table-cell>
          <table:table-cell table:formula="of:=[.E112]-[.D112]" office:value-type="float" office:value="12.80773926" calcext:value-type="float">
            <text:p>12.80773926</text:p>
          </table:table-cell>
          <table:table-cell table:formula="of:=15.12-10*LOG10(POWER(10;[.F112]/10)-1)-[.C112]" office:value-type="float" office:value="1.94595204668069" calcext:value-type="float">
            <text:p>1.9459520467</text:p>
          </table:table-cell>
          <table:table-cell table:number-columns-repeated="1012"/>
        </table:table-row>
        <table:table-row table:style-name="ro1">
          <table:table-cell office:value-type="float" office:value="23913043.48" calcext:value-type="float">
            <text:p>23913043.48</text:p>
          </table:table-cell>
          <table:table-cell table:formula="of:=[.A113]/1000000" office:value-type="float" office:value="23.91304348" calcext:value-type="float">
            <text:p>23.91304348</text:p>
          </table:table-cell>
          <table:table-cell office:value-type="float" office:value="0.6" calcext:value-type="float">
            <text:p>0.60</text:p>
          </table:table-cell>
          <table:table-cell office:value-type="float" office:value="-78.63018799" calcext:value-type="float">
            <text:p>-78.63018799</text:p>
          </table:table-cell>
          <table:table-cell office:value-type="float" office:value="-65.70027924" calcext:value-type="float">
            <text:p>-65.70027924</text:p>
          </table:table-cell>
          <table:table-cell table:formula="of:=[.E113]-[.D113]" office:value-type="float" office:value="12.92990875" calcext:value-type="float">
            <text:p>12.92990875</text:p>
          </table:table-cell>
          <table:table-cell table:formula="of:=15.12-10*LOG10(POWER(10;[.F113]/10)-1)-[.C113]" office:value-type="float" office:value="1.81712781761837" calcext:value-type="float">
            <text:p>1.8171278176</text:p>
          </table:table-cell>
          <table:table-cell table:number-columns-repeated="1012"/>
        </table:table-row>
        <table:table-row table:style-name="ro1">
          <table:table-cell office:value-type="float" office:value="24130434.78" calcext:value-type="float">
            <text:p>24130434.78</text:p>
          </table:table-cell>
          <table:table-cell table:formula="of:=[.A114]/1000000" office:value-type="float" office:value="24.13043478" calcext:value-type="float">
            <text:p>24.13043478</text:p>
          </table:table-cell>
          <table:table-cell office:value-type="float" office:value="0.6" calcext:value-type="float">
            <text:p>0.60</text:p>
          </table:table-cell>
          <table:table-cell office:value-type="float" office:value="-78.24105072" calcext:value-type="float">
            <text:p>-78.24105072</text:p>
          </table:table-cell>
          <table:table-cell office:value-type="float" office:value="-65.90730286" calcext:value-type="float">
            <text:p>-65.90730286</text:p>
          </table:table-cell>
          <table:table-cell table:formula="of:=[.E114]-[.D114]" office:value-type="float" office:value="12.33374786" calcext:value-type="float">
            <text:p>12.33374786</text:p>
          </table:table-cell>
          <table:table-cell table:formula="of:=15.12-10*LOG10(POWER(10;[.F114]/10)-1)-[.C114]" office:value-type="float" office:value="2.4477193902358" calcext:value-type="float">
            <text:p>2.4477193902</text:p>
          </table:table-cell>
          <table:table-cell table:number-columns-repeated="1012"/>
        </table:table-row>
        <table:table-row table:style-name="ro1">
          <table:table-cell office:value-type="float" office:value="24347826.09" calcext:value-type="float">
            <text:p>24347826.09</text:p>
          </table:table-cell>
          <table:table-cell table:formula="of:=[.A115]/1000000" office:value-type="float" office:value="24.34782609" calcext:value-type="float">
            <text:p>24.34782609</text:p>
          </table:table-cell>
          <table:table-cell office:value-type="float" office:value="0.6" calcext:value-type="float">
            <text:p>0.60</text:p>
          </table:table-cell>
          <table:table-cell office:value-type="float" office:value="-78.37250519" calcext:value-type="float">
            <text:p>-78.37250519</text:p>
          </table:table-cell>
          <table:table-cell office:value-type="float" office:value="-66.12522888" calcext:value-type="float">
            <text:p>-66.12522888</text:p>
          </table:table-cell>
          <table:table-cell table:formula="of:=[.E115]-[.D115]" office:value-type="float" office:value="12.24727631" calcext:value-type="float">
            <text:p>12.24727631</text:p>
          </table:table-cell>
          <table:table-cell table:formula="of:=15.12-10*LOG10(POWER(10;[.F115]/10)-1)-[.C115]" office:value-type="float" office:value="2.53961403334022" calcext:value-type="float">
            <text:p>2.5396140333</text:p>
          </table:table-cell>
          <table:table-cell table:number-columns-repeated="1012"/>
        </table:table-row>
        <table:table-row table:style-name="ro1">
          <table:table-cell office:value-type="float" office:value="24565217.39" calcext:value-type="float">
            <text:p>24565217.39</text:p>
          </table:table-cell>
          <table:table-cell table:formula="of:=[.A116]/1000000" office:value-type="float" office:value="24.56521739" calcext:value-type="float">
            <text:p>24.56521739</text:p>
          </table:table-cell>
          <table:table-cell office:value-type="float" office:value="0.6" calcext:value-type="float">
            <text:p>0.60</text:p>
          </table:table-cell>
          <table:table-cell office:value-type="float" office:value="-78.36398315" calcext:value-type="float">
            <text:p>-78.36398315</text:p>
          </table:table-cell>
          <table:table-cell office:value-type="float" office:value="-66.26197052" calcext:value-type="float">
            <text:p>-66.26197052</text:p>
          </table:table-cell>
          <table:table-cell table:formula="of:=[.E116]-[.D116]" office:value-type="float" office:value="12.10201263" calcext:value-type="float">
            <text:p>12.10201263</text:p>
          </table:table-cell>
          <table:table-cell table:formula="of:=15.12-10*LOG10(POWER(10;[.F116]/10)-1)-[.C116]" office:value-type="float" office:value="2.69425053667249" calcext:value-type="float">
            <text:p>2.6942505367</text:p>
          </table:table-cell>
          <table:table-cell table:number-columns-repeated="1012"/>
        </table:table-row>
        <table:table-row table:style-name="ro1">
          <table:table-cell office:value-type="float" office:value="24782608.7" calcext:value-type="float">
            <text:p>24782608.7</text:p>
          </table:table-cell>
          <table:table-cell table:formula="of:=[.A117]/1000000" office:value-type="float" office:value="24.7826087" calcext:value-type="float">
            <text:p>24.7826087</text:p>
          </table:table-cell>
          <table:table-cell office:value-type="float" office:value="0.6" calcext:value-type="float">
            <text:p>0.60</text:p>
          </table:table-cell>
          <table:table-cell office:value-type="float" office:value="-78.1802063" calcext:value-type="float">
            <text:p>-78.1802063</text:p>
          </table:table-cell>
          <table:table-cell office:value-type="float" office:value="-66.06532288" calcext:value-type="float">
            <text:p>-66.06532288</text:p>
          </table:table-cell>
          <table:table-cell table:formula="of:=[.E117]-[.D117]" office:value-type="float" office:value="12.11488342" calcext:value-type="float">
            <text:p>12.11488342</text:p>
          </table:table-cell>
          <table:table-cell table:formula="of:=15.12-10*LOG10(POWER(10;[.F117]/10)-1)-[.C117]" office:value-type="float" office:value="2.68053574233874" calcext:value-type="float">
            <text:p>2.6805357423</text:p>
          </table:table-cell>
          <table:table-cell table:number-columns-repeated="1012"/>
        </table:table-row>
        <table:table-row table:style-name="ro1">
          <table:table-cell office:value-type="float" office:value="25000000" calcext:value-type="float">
            <text:p>25000000</text:p>
          </table:table-cell>
          <table:table-cell table:formula="of:=[.A118]/1000000" office:value-type="float" office:value="25" calcext:value-type="float">
            <text:p>25</text:p>
          </table:table-cell>
          <table:table-cell office:value-type="float" office:value="0.6" calcext:value-type="float">
            <text:p>0.60</text:p>
          </table:table-cell>
          <table:table-cell office:value-type="float" office:value="-78.53676605" calcext:value-type="float">
            <text:p>-78.53676605</text:p>
          </table:table-cell>
          <table:table-cell office:value-type="float" office:value="-66.24653625" calcext:value-type="float">
            <text:p>-66.24653625</text:p>
          </table:table-cell>
          <table:table-cell table:formula="of:=[.E118]-[.D118]" office:value-type="float" office:value="12.2902298" calcext:value-type="float">
            <text:p>12.2902298</text:p>
          </table:table-cell>
          <table:table-cell table:formula="of:=15.12-10*LOG10(POWER(10;[.F118]/10)-1)-[.C118]" office:value-type="float" office:value="2.49395235702687" calcext:value-type="float">
            <text:p>2.493952357</text:p>
          </table:table-cell>
          <table:table-cell table:number-columns-repeated="1012"/>
        </table:table-row>
        <table:table-row table:style-name="ro1">
          <table:table-cell office:value-type="float" office:value="25217391.3" calcext:value-type="float">
            <text:p>25217391.3</text:p>
          </table:table-cell>
          <table:table-cell table:formula="of:=[.A119]/1000000" office:value-type="float" office:value="25.2173913" calcext:value-type="float">
            <text:p>25.2173913</text:p>
          </table:table-cell>
          <table:table-cell office:value-type="float" office:value="0.6" calcext:value-type="float">
            <text:p>0.60</text:p>
          </table:table-cell>
          <table:table-cell office:value-type="float" office:value="-78.42024231" calcext:value-type="float">
            <text:p>-78.42024231</text:p>
          </table:table-cell>
          <table:table-cell office:value-type="float" office:value="-65.92622375" calcext:value-type="float">
            <text:p>-65.92622375</text:p>
          </table:table-cell>
          <table:table-cell table:formula="of:=[.E119]-[.D119]" office:value-type="float" office:value="12.49401856" calcext:value-type="float">
            <text:p>12.49401856</text:p>
          </table:table-cell>
          <table:table-cell table:formula="of:=15.12-10*LOG10(POWER(10;[.F119]/10)-1)-[.C119]" office:value-type="float" office:value="2.27769543863362" calcext:value-type="float">
            <text:p>2.2776954386</text:p>
          </table:table-cell>
          <table:table-cell table:number-columns-repeated="1012"/>
        </table:table-row>
        <table:table-row table:style-name="ro1">
          <table:table-cell office:value-type="float" office:value="25434782.61" calcext:value-type="float">
            <text:p>25434782.61</text:p>
          </table:table-cell>
          <table:table-cell table:formula="of:=[.A120]/1000000" office:value-type="float" office:value="25.43478261" calcext:value-type="float">
            <text:p>25.43478261</text:p>
          </table:table-cell>
          <table:table-cell office:value-type="float" office:value="0.6" calcext:value-type="float">
            <text:p>0.60</text:p>
          </table:table-cell>
          <table:table-cell office:value-type="float" office:value="-78.5608139" calcext:value-type="float">
            <text:p>-78.5608139</text:p>
          </table:table-cell>
          <table:table-cell office:value-type="float" office:value="-66.00288391" calcext:value-type="float">
            <text:p>-66.00288391</text:p>
          </table:table-cell>
          <table:table-cell table:formula="of:=[.E120]-[.D120]" office:value-type="float" office:value="12.55792999" calcext:value-type="float">
            <text:p>12.55792999</text:p>
          </table:table-cell>
          <table:table-cell table:formula="of:=15.12-10*LOG10(POWER(10;[.F120]/10)-1)-[.C120]" office:value-type="float" office:value="2.20999986854691" calcext:value-type="float">
            <text:p>2.2099998685</text:p>
          </table:table-cell>
          <table:table-cell table:number-columns-repeated="1012"/>
        </table:table-row>
        <table:table-row table:style-name="ro1">
          <table:table-cell office:value-type="float" office:value="25652173.91" calcext:value-type="float">
            <text:p>25652173.91</text:p>
          </table:table-cell>
          <table:table-cell table:formula="of:=[.A121]/1000000" office:value-type="float" office:value="25.65217391" calcext:value-type="float">
            <text:p>25.65217391</text:p>
          </table:table-cell>
          <table:table-cell office:value-type="float" office:value="0.6" calcext:value-type="float">
            <text:p>0.60</text:p>
          </table:table-cell>
          <table:table-cell office:value-type="float" office:value="-78.24311829" calcext:value-type="float">
            <text:p>-78.24311829</text:p>
          </table:table-cell>
          <table:table-cell office:value-type="float" office:value="-66.03842926" calcext:value-type="float">
            <text:p>-66.03842926</text:p>
          </table:table-cell>
          <table:table-cell table:formula="of:=[.E121]-[.D121]" office:value-type="float" office:value="12.20468903" calcext:value-type="float">
            <text:p>12.20468903</text:p>
          </table:table-cell>
          <table:table-cell table:formula="of:=15.12-10*LOG10(POWER(10;[.F121]/10)-1)-[.C121]" office:value-type="float" office:value="2.58491467742132" calcext:value-type="float">
            <text:p>2.5849146774</text:p>
          </table:table-cell>
          <table:table-cell table:number-columns-repeated="1012"/>
        </table:table-row>
        <table:table-row table:style-name="ro1">
          <table:table-cell office:value-type="float" office:value="25869565.22" calcext:value-type="float">
            <text:p>25869565.22</text:p>
          </table:table-cell>
          <table:table-cell table:formula="of:=[.A122]/1000000" office:value-type="float" office:value="25.86956522" calcext:value-type="float">
            <text:p>25.86956522</text:p>
          </table:table-cell>
          <table:table-cell office:value-type="float" office:value="0.6" calcext:value-type="float">
            <text:p>0.60</text:p>
          </table:table-cell>
          <table:table-cell office:value-type="float" office:value="-78.66204071" calcext:value-type="float">
            <text:p>-78.66204071</text:p>
          </table:table-cell>
          <table:table-cell office:value-type="float" office:value="-66.2073822" calcext:value-type="float">
            <text:p>-66.2073822</text:p>
          </table:table-cell>
          <table:table-cell table:formula="of:=[.E122]-[.D122]" office:value-type="float" office:value="12.45465851" calcext:value-type="float">
            <text:p>12.45465851</text:p>
          </table:table-cell>
          <table:table-cell table:formula="of:=15.12-10*LOG10(POWER(10;[.F122]/10)-1)-[.C122]" office:value-type="float" office:value="2.31941549225281" calcext:value-type="float">
            <text:p>2.3194154923</text:p>
          </table:table-cell>
          <table:table-cell table:number-columns-repeated="1012"/>
        </table:table-row>
        <table:table-row table:style-name="ro1">
          <table:table-cell office:value-type="float" office:value="26086956.52" calcext:value-type="float">
            <text:p>26086956.52</text:p>
          </table:table-cell>
          <table:table-cell table:formula="of:=[.A123]/1000000" office:value-type="float" office:value="26.08695652" calcext:value-type="float">
            <text:p>26.08695652</text:p>
          </table:table-cell>
          <table:table-cell office:value-type="float" office:value="0.6" calcext:value-type="float">
            <text:p>0.60</text:p>
          </table:table-cell>
          <table:table-cell office:value-type="float" office:value="-78.62534332" calcext:value-type="float">
            <text:p>-78.62534332</text:p>
          </table:table-cell>
          <table:table-cell office:value-type="float" office:value="-66.38607788" calcext:value-type="float">
            <text:p>-66.38607788</text:p>
          </table:table-cell>
          <table:table-cell table:formula="of:=[.E123]-[.D123]" office:value-type="float" office:value="12.23926544" calcext:value-type="float">
            <text:p>12.23926544</text:p>
          </table:table-cell>
          <table:table-cell table:formula="of:=15.12-10*LOG10(POWER(10;[.F123]/10)-1)-[.C123]" office:value-type="float" office:value="2.54813314130608" calcext:value-type="float">
            <text:p>2.5481331413</text:p>
          </table:table-cell>
          <table:table-cell table:number-columns-repeated="1012"/>
        </table:table-row>
        <table:table-row table:style-name="ro1">
          <table:table-cell office:value-type="float" office:value="26304347.83" calcext:value-type="float">
            <text:p>26304347.83</text:p>
          </table:table-cell>
          <table:table-cell table:formula="of:=[.A124]/1000000" office:value-type="float" office:value="26.30434783" calcext:value-type="float">
            <text:p>26.30434783</text:p>
          </table:table-cell>
          <table:table-cell office:value-type="float" office:value="0.6" calcext:value-type="float">
            <text:p>0.60</text:p>
          </table:table-cell>
          <table:table-cell office:value-type="float" office:value="-78.19421387" calcext:value-type="float">
            <text:p>-78.19421387</text:p>
          </table:table-cell>
          <table:table-cell office:value-type="float" office:value="-66.30539703" calcext:value-type="float">
            <text:p>-66.30539703</text:p>
          </table:table-cell>
          <table:table-cell table:formula="of:=[.E124]-[.D124]" office:value-type="float" office:value="11.88881684" calcext:value-type="float">
            <text:p>11.88881684</text:p>
          </table:table-cell>
          <table:table-cell table:formula="of:=15.12-10*LOG10(POWER(10;[.F124]/10)-1)-[.C124]" office:value-type="float" office:value="2.92182191592649" calcext:value-type="float">
            <text:p>2.9218219159</text:p>
          </table:table-cell>
          <table:table-cell table:number-columns-repeated="1012"/>
        </table:table-row>
        <table:table-row table:style-name="ro1">
          <table:table-cell office:value-type="float" office:value="26521739.13" calcext:value-type="float">
            <text:p>26521739.13</text:p>
          </table:table-cell>
          <table:table-cell table:formula="of:=[.A125]/1000000" office:value-type="float" office:value="26.52173913" calcext:value-type="float">
            <text:p>26.52173913</text:p>
          </table:table-cell>
          <table:table-cell office:value-type="float" office:value="0.6" calcext:value-type="float">
            <text:p>0.60</text:p>
          </table:table-cell>
          <table:table-cell office:value-type="float" office:value="-77.91481018" calcext:value-type="float">
            <text:p>-77.91481018</text:p>
          </table:table-cell>
          <table:table-cell office:value-type="float" office:value="-66.07356262" calcext:value-type="float">
            <text:p>-66.07356262</text:p>
          </table:table-cell>
          <table:table-cell table:formula="of:=[.E125]-[.D125]" office:value-type="float" office:value="11.84124756" calcext:value-type="float">
            <text:p>11.84124756</text:p>
          </table:table-cell>
          <table:table-cell table:formula="of:=15.12-10*LOG10(POWER(10;[.F125]/10)-1)-[.C125]" office:value-type="float" office:value="2.97270292637195" calcext:value-type="float">
            <text:p>2.9727029264</text:p>
          </table:table-cell>
          <table:table-cell table:number-columns-repeated="1012"/>
        </table:table-row>
        <table:table-row table:style-name="ro1">
          <table:table-cell office:value-type="float" office:value="26739130.43" calcext:value-type="float">
            <text:p>26739130.43</text:p>
          </table:table-cell>
          <table:table-cell table:formula="of:=[.A126]/1000000" office:value-type="float" office:value="26.73913043" calcext:value-type="float">
            <text:p>26.73913043</text:p>
          </table:table-cell>
          <table:table-cell office:value-type="float" office:value="0.6" calcext:value-type="float">
            <text:p>0.60</text:p>
          </table:table-cell>
          <table:table-cell office:value-type="float" office:value="-78.40096283" calcext:value-type="float">
            <text:p>-78.40096283</text:p>
          </table:table-cell>
          <table:table-cell office:value-type="float" office:value="-66.19848633" calcext:value-type="float">
            <text:p>-66.19848633</text:p>
          </table:table-cell>
          <table:table-cell table:formula="of:=[.E126]-[.D126]" office:value-type="float" office:value="12.2024765" calcext:value-type="float">
            <text:p>12.2024765</text:p>
          </table:table-cell>
          <table:table-cell table:formula="of:=15.12-10*LOG10(POWER(10;[.F126]/10)-1)-[.C126]" office:value-type="float" office:value="2.58726894935529" calcext:value-type="float">
            <text:p>2.5872689494</text:p>
          </table:table-cell>
          <table:table-cell table:number-columns-repeated="1012"/>
        </table:table-row>
        <table:table-row table:style-name="ro1">
          <table:table-cell office:value-type="float" office:value="26956521.74" calcext:value-type="float">
            <text:p>26956521.74</text:p>
          </table:table-cell>
          <table:table-cell table:formula="of:=[.A127]/1000000" office:value-type="float" office:value="26.95652174" calcext:value-type="float">
            <text:p>26.95652174</text:p>
          </table:table-cell>
          <table:table-cell office:value-type="float" office:value="0.6" calcext:value-type="float">
            <text:p>0.60</text:p>
          </table:table-cell>
          <table:table-cell office:value-type="float" office:value="-78.18815613" calcext:value-type="float">
            <text:p>-78.18815613</text:p>
          </table:table-cell>
          <table:table-cell office:value-type="float" office:value="-65.72183228" calcext:value-type="float">
            <text:p>-65.72183228</text:p>
          </table:table-cell>
          <table:table-cell table:formula="of:=[.E127]-[.D127]" office:value-type="float" office:value="12.46632385" calcext:value-type="float">
            <text:p>12.46632385</text:p>
          </table:table-cell>
          <table:table-cell table:formula="of:=15.12-10*LOG10(POWER(10;[.F127]/10)-1)-[.C127]" office:value-type="float" office:value="2.30704834036063" calcext:value-type="float">
            <text:p>2.3070483404</text:p>
          </table:table-cell>
          <table:table-cell table:number-columns-repeated="1012"/>
        </table:table-row>
        <table:table-row table:style-name="ro1">
          <table:table-cell office:value-type="float" office:value="27173913.04" calcext:value-type="float">
            <text:p>27173913.04</text:p>
          </table:table-cell>
          <table:table-cell table:formula="of:=[.A128]/1000000" office:value-type="float" office:value="27.17391304" calcext:value-type="float">
            <text:p>27.17391304</text:p>
          </table:table-cell>
          <table:table-cell office:value-type="float" office:value="0.6" calcext:value-type="float">
            <text:p>0.60</text:p>
          </table:table-cell>
          <table:table-cell office:value-type="float" office:value="-78.1285553" calcext:value-type="float">
            <text:p>-78.1285553</text:p>
          </table:table-cell>
          <table:table-cell office:value-type="float" office:value="-66.28623199" calcext:value-type="float">
            <text:p>-66.28623199</text:p>
          </table:table-cell>
          <table:table-cell table:formula="of:=[.E128]-[.D128]" office:value-type="float" office:value="11.84232331" calcext:value-type="float">
            <text:p>11.84232331</text:p>
          </table:table-cell>
          <table:table-cell table:formula="of:=15.12-10*LOG10(POWER(10;[.F128]/10)-1)-[.C128]" office:value-type="float" office:value="2.97155185398145" calcext:value-type="float">
            <text:p>2.971551854</text:p>
          </table:table-cell>
          <table:table-cell table:number-columns-repeated="1012"/>
        </table:table-row>
        <table:table-row table:style-name="ro1">
          <table:table-cell office:value-type="float" office:value="27391304.35" calcext:value-type="float">
            <text:p>27391304.35</text:p>
          </table:table-cell>
          <table:table-cell table:formula="of:=[.A129]/1000000" office:value-type="float" office:value="27.39130435" calcext:value-type="float">
            <text:p>27.39130435</text:p>
          </table:table-cell>
          <table:table-cell office:value-type="float" office:value="0.6" calcext:value-type="float">
            <text:p>0.60</text:p>
          </table:table-cell>
          <table:table-cell office:value-type="float" office:value="-77.80274963" calcext:value-type="float">
            <text:p>-77.80274963</text:p>
          </table:table-cell>
          <table:table-cell office:value-type="float" office:value="-66.01473999" calcext:value-type="float">
            <text:p>-66.01473999</text:p>
          </table:table-cell>
          <table:table-cell table:formula="of:=[.E129]-[.D129]" office:value-type="float" office:value="11.78800964" calcext:value-type="float">
            <text:p>11.78800964</text:p>
          </table:table-cell>
          <table:table-cell table:formula="of:=15.12-10*LOG10(POWER(10;[.F129]/10)-1)-[.C129]" office:value-type="float" office:value="3.02969354430947" calcext:value-type="float">
            <text:p>3.0296935443</text:p>
          </table:table-cell>
          <table:table-cell table:number-columns-repeated="1012"/>
        </table:table-row>
        <table:table-row table:style-name="ro1">
          <table:table-cell office:value-type="float" office:value="27608695.65" calcext:value-type="float">
            <text:p>27608695.65</text:p>
          </table:table-cell>
          <table:table-cell table:formula="of:=[.A130]/1000000" office:value-type="float" office:value="27.60869565" calcext:value-type="float">
            <text:p>27.60869565</text:p>
          </table:table-cell>
          <table:table-cell office:value-type="float" office:value="0.6" calcext:value-type="float">
            <text:p>0.60</text:p>
          </table:table-cell>
          <table:table-cell office:value-type="float" office:value="-78.06587219" calcext:value-type="float">
            <text:p>-78.06587219</text:p>
          </table:table-cell>
          <table:table-cell office:value-type="float" office:value="-66.48981476" calcext:value-type="float">
            <text:p>-66.48981476</text:p>
          </table:table-cell>
          <table:table-cell table:formula="of:=[.E130]-[.D130]" office:value-type="float" office:value="11.57605743" calcext:value-type="float">
            <text:p>11.57605743</text:p>
          </table:table-cell>
          <table:table-cell table:formula="of:=15.12-10*LOG10(POWER(10;[.F130]/10)-1)-[.C130]" office:value-type="float" office:value="3.25708477452865" calcext:value-type="float">
            <text:p>3.2570847745</text:p>
          </table:table-cell>
          <table:table-cell table:number-columns-repeated="1012"/>
        </table:table-row>
        <table:table-row table:style-name="ro1">
          <table:table-cell office:value-type="float" office:value="27826086.96" calcext:value-type="float">
            <text:p>27826086.96</text:p>
          </table:table-cell>
          <table:table-cell table:formula="of:=[.A131]/1000000" office:value-type="float" office:value="27.82608696" calcext:value-type="float">
            <text:p>27.82608696</text:p>
          </table:table-cell>
          <table:table-cell office:value-type="float" office:value="0.6" calcext:value-type="float">
            <text:p>0.60</text:p>
          </table:table-cell>
          <table:table-cell office:value-type="float" office:value="-77.44989014" calcext:value-type="float">
            <text:p>-77.44989014</text:p>
          </table:table-cell>
          <table:table-cell office:value-type="float" office:value="-66.23976135" calcext:value-type="float">
            <text:p>-66.23976135</text:p>
          </table:table-cell>
          <table:table-cell table:formula="of:=[.E131]-[.D131]" office:value-type="float" office:value="11.21012879" calcext:value-type="float">
            <text:p>11.21012879</text:p>
          </table:table-cell>
          <table:table-cell table:formula="of:=15.12-10*LOG10(POWER(10;[.F131]/10)-1)-[.C131]" office:value-type="float" office:value="3.6516526186878" calcext:value-type="float">
            <text:p>3.6516526187</text:p>
          </table:table-cell>
          <table:table-cell table:number-columns-repeated="1012"/>
        </table:table-row>
        <table:table-row table:style-name="ro1">
          <table:table-cell office:value-type="float" office:value="28043478.26" calcext:value-type="float">
            <text:p>28043478.26</text:p>
          </table:table-cell>
          <table:table-cell table:formula="of:=[.A132]/1000000" office:value-type="float" office:value="28.04347826" calcext:value-type="float">
            <text:p>28.04347826</text:p>
          </table:table-cell>
          <table:table-cell office:value-type="float" office:value="0.6" calcext:value-type="float">
            <text:p>0.60</text:p>
          </table:table-cell>
          <table:table-cell office:value-type="float" office:value="-78.11574554" calcext:value-type="float">
            <text:p>-78.11574554</text:p>
          </table:table-cell>
          <table:table-cell office:value-type="float" office:value="-65.83197784" calcext:value-type="float">
            <text:p>-65.83197784</text:p>
          </table:table-cell>
          <table:table-cell table:formula="of:=[.E132]-[.D132]" office:value-type="float" office:value="12.2837677" calcext:value-type="float">
            <text:p>12.2837677</text:p>
          </table:table-cell>
          <table:table-cell table:formula="of:=15.12-10*LOG10(POWER(10;[.F132]/10)-1)-[.C132]" office:value-type="float" office:value="2.50082007046572" calcext:value-type="float">
            <text:p>2.5008200705</text:p>
          </table:table-cell>
          <table:table-cell table:number-columns-repeated="1012"/>
        </table:table-row>
        <table:table-row table:style-name="ro1">
          <table:table-cell office:value-type="float" office:value="28260869.57" calcext:value-type="float">
            <text:p>28260869.57</text:p>
          </table:table-cell>
          <table:table-cell table:formula="of:=[.A133]/1000000" office:value-type="float" office:value="28.26086957" calcext:value-type="float">
            <text:p>28.26086957</text:p>
          </table:table-cell>
          <table:table-cell office:value-type="float" office:value="0.6" calcext:value-type="float">
            <text:p>0.60</text:p>
          </table:table-cell>
          <table:table-cell office:value-type="float" office:value="-78.37956238" calcext:value-type="float">
            <text:p>-78.37956238</text:p>
          </table:table-cell>
          <table:table-cell office:value-type="float" office:value="-66.35977936" calcext:value-type="float">
            <text:p>-66.35977936</text:p>
          </table:table-cell>
          <table:table-cell table:formula="of:=[.E133]-[.D133]" office:value-type="float" office:value="12.01978302" calcext:value-type="float">
            <text:p>12.01978302</text:p>
          </table:table-cell>
          <table:table-cell table:formula="of:=15.12-10*LOG10(POWER(10;[.F133]/10)-1)-[.C133]" office:value-type="float" office:value="2.78193576530888" calcext:value-type="float">
            <text:p>2.7819357653</text:p>
          </table:table-cell>
          <table:table-cell table:number-columns-repeated="1012"/>
        </table:table-row>
        <table:table-row table:style-name="ro1">
          <table:table-cell office:value-type="float" office:value="28478260.87" calcext:value-type="float">
            <text:p>28478260.87</text:p>
          </table:table-cell>
          <table:table-cell table:formula="of:=[.A134]/1000000" office:value-type="float" office:value="28.47826087" calcext:value-type="float">
            <text:p>28.47826087</text:p>
          </table:table-cell>
          <table:table-cell office:value-type="float" office:value="0.6" calcext:value-type="float">
            <text:p>0.60</text:p>
          </table:table-cell>
          <table:table-cell office:value-type="float" office:value="-78.46944427" calcext:value-type="float">
            <text:p>-78.46944427</text:p>
          </table:table-cell>
          <table:table-cell office:value-type="float" office:value="-66.19267273" calcext:value-type="float">
            <text:p>-66.19267273</text:p>
          </table:table-cell>
          <table:table-cell table:formula="of:=[.E134]-[.D134]" office:value-type="float" office:value="12.27677154" calcext:value-type="float">
            <text:p>12.27677154</text:p>
          </table:table-cell>
          <table:table-cell table:formula="of:=15.12-10*LOG10(POWER(10;[.F134]/10)-1)-[.C134]" office:value-type="float" office:value="2.50825608957241" calcext:value-type="float">
            <text:p>2.5082560896</text:p>
          </table:table-cell>
          <table:table-cell table:number-columns-repeated="1012"/>
        </table:table-row>
        <table:table-row table:style-name="ro1">
          <table:table-cell office:value-type="float" office:value="28695652.17" calcext:value-type="float">
            <text:p>28695652.17</text:p>
          </table:table-cell>
          <table:table-cell table:formula="of:=[.A135]/1000000" office:value-type="float" office:value="28.69565217" calcext:value-type="float">
            <text:p>28.69565217</text:p>
          </table:table-cell>
          <table:table-cell office:value-type="float" office:value="0.6" calcext:value-type="float">
            <text:p>0.60</text:p>
          </table:table-cell>
          <table:table-cell office:value-type="float" office:value="-78.44753265" calcext:value-type="float">
            <text:p>-78.44753265</text:p>
          </table:table-cell>
          <table:table-cell office:value-type="float" office:value="-66.41236877" calcext:value-type="float">
            <text:p>-66.41236877</text:p>
          </table:table-cell>
          <table:table-cell table:formula="of:=[.E135]-[.D135]" office:value-type="float" office:value="12.03516388" calcext:value-type="float">
            <text:p>12.03516388</text:p>
          </table:table-cell>
          <table:table-cell table:formula="of:=15.12-10*LOG10(POWER(10;[.F135]/10)-1)-[.C135]" office:value-type="float" office:value="2.76552605086938" calcext:value-type="float">
            <text:p>2.7655260509</text:p>
          </table:table-cell>
          <table:table-cell table:number-columns-repeated="1012"/>
        </table:table-row>
        <table:table-row table:style-name="ro1">
          <table:table-cell office:value-type="float" office:value="28913043.48" calcext:value-type="float">
            <text:p>28913043.48</text:p>
          </table:table-cell>
          <table:table-cell table:formula="of:=[.A136]/1000000" office:value-type="float" office:value="28.91304348" calcext:value-type="float">
            <text:p>28.91304348</text:p>
          </table:table-cell>
          <table:table-cell office:value-type="float" office:value="0.6" calcext:value-type="float">
            <text:p>0.60</text:p>
          </table:table-cell>
          <table:table-cell office:value-type="float" office:value="-78.48365021" calcext:value-type="float">
            <text:p>-78.48365021</text:p>
          </table:table-cell>
          <table:table-cell office:value-type="float" office:value="-66.15473938" calcext:value-type="float">
            <text:p>-66.15473938</text:p>
          </table:table-cell>
          <table:table-cell table:formula="of:=[.E136]-[.D136]" office:value-type="float" office:value="12.32891083" calcext:value-type="float">
            <text:p>12.32891083</text:p>
          </table:table-cell>
          <table:table-cell table:formula="of:=15.12-10*LOG10(POWER(10;[.F136]/10)-1)-[.C136]" office:value-type="float" office:value="2.45285675638675" calcext:value-type="float">
            <text:p>2.4528567564</text:p>
          </table:table-cell>
          <table:table-cell table:number-columns-repeated="1012"/>
        </table:table-row>
        <table:table-row table:style-name="ro1">
          <table:table-cell office:value-type="float" office:value="29130434.78" calcext:value-type="float">
            <text:p>29130434.78</text:p>
          </table:table-cell>
          <table:table-cell table:formula="of:=[.A137]/1000000" office:value-type="float" office:value="29.13043478" calcext:value-type="float">
            <text:p>29.13043478</text:p>
          </table:table-cell>
          <table:table-cell office:value-type="float" office:value="0.6" calcext:value-type="float">
            <text:p>0.60</text:p>
          </table:table-cell>
          <table:table-cell office:value-type="float" office:value="-78.60284424" calcext:value-type="float">
            <text:p>-78.60284424</text:p>
          </table:table-cell>
          <table:table-cell office:value-type="float" office:value="-66.28590393" calcext:value-type="float">
            <text:p>-66.28590393</text:p>
          </table:table-cell>
          <table:table-cell table:formula="of:=[.E137]-[.D137]" office:value-type="float" office:value="12.31694031" calcext:value-type="float">
            <text:p>12.31694031</text:p>
          </table:table-cell>
          <table:table-cell table:formula="of:=15.12-10*LOG10(POWER(10;[.F137]/10)-1)-[.C137]" office:value-type="float" office:value="2.46557206768639" calcext:value-type="float">
            <text:p>2.4655720677</text:p>
          </table:table-cell>
          <table:table-cell table:number-columns-repeated="1012"/>
        </table:table-row>
        <table:table-row table:style-name="ro1">
          <table:table-cell office:value-type="float" office:value="29347826.09" calcext:value-type="float">
            <text:p>29347826.09</text:p>
          </table:table-cell>
          <table:table-cell table:formula="of:=[.A138]/1000000" office:value-type="float" office:value="29.34782609" calcext:value-type="float">
            <text:p>29.34782609</text:p>
          </table:table-cell>
          <table:table-cell office:value-type="float" office:value="0.6" calcext:value-type="float">
            <text:p>0.60</text:p>
          </table:table-cell>
          <table:table-cell office:value-type="float" office:value="-78.35287476" calcext:value-type="float">
            <text:p>-78.35287476</text:p>
          </table:table-cell>
          <table:table-cell office:value-type="float" office:value="-66.61265564" calcext:value-type="float">
            <text:p>-66.61265564</text:p>
          </table:table-cell>
          <table:table-cell table:formula="of:=[.E138]-[.D138]" office:value-type="float" office:value="11.74021912" calcext:value-type="float">
            <text:p>11.74021912</text:p>
          </table:table-cell>
          <table:table-cell table:formula="of:=15.12-10*LOG10(POWER(10;[.F138]/10)-1)-[.C138]" office:value-type="float" office:value="3.08089499867976" calcext:value-type="float">
            <text:p>3.0808949987</text:p>
          </table:table-cell>
          <table:table-cell table:number-columns-repeated="1012"/>
        </table:table-row>
        <table:table-row table:style-name="ro1">
          <table:table-cell office:value-type="float" office:value="29565217.39" calcext:value-type="float">
            <text:p>29565217.39</text:p>
          </table:table-cell>
          <table:table-cell table:formula="of:=[.A139]/1000000" office:value-type="float" office:value="29.56521739" calcext:value-type="float">
            <text:p>29.56521739</text:p>
          </table:table-cell>
          <table:table-cell office:value-type="float" office:value="0.6" calcext:value-type="float">
            <text:p>0.60</text:p>
          </table:table-cell>
          <table:table-cell office:value-type="float" office:value="-78.66352081" calcext:value-type="float">
            <text:p>-78.66352081</text:p>
          </table:table-cell>
          <table:table-cell office:value-type="float" office:value="-66.18141174" calcext:value-type="float">
            <text:p>-66.18141174</text:p>
          </table:table-cell>
          <table:table-cell table:formula="of:=[.E139]-[.D139]" office:value-type="float" office:value="12.48210907" calcext:value-type="float">
            <text:p>12.48210907</text:p>
          </table:table-cell>
          <table:table-cell table:formula="of:=15.12-10*LOG10(POWER(10;[.F139]/10)-1)-[.C139]" office:value-type="float" office:value="2.29031662361408" calcext:value-type="float">
            <text:p>2.2903166236</text:p>
          </table:table-cell>
          <table:table-cell table:number-columns-repeated="1012"/>
        </table:table-row>
        <table:table-row table:style-name="ro1">
          <table:table-cell office:value-type="float" office:value="29782608.7" calcext:value-type="float">
            <text:p>29782608.7</text:p>
          </table:table-cell>
          <table:table-cell table:formula="of:=[.A140]/1000000" office:value-type="float" office:value="29.7826087" calcext:value-type="float">
            <text:p>29.7826087</text:p>
          </table:table-cell>
          <table:table-cell office:value-type="float" office:value="0.6" calcext:value-type="float">
            <text:p>0.60</text:p>
          </table:table-cell>
          <table:table-cell office:value-type="float" office:value="-78.44224548" calcext:value-type="float">
            <text:p>-78.44224548</text:p>
          </table:table-cell>
          <table:table-cell office:value-type="float" office:value="-66.49058533" calcext:value-type="float">
            <text:p>-66.49058533</text:p>
          </table:table-cell>
          <table:table-cell table:formula="of:=[.E140]-[.D140]" office:value-type="float" office:value="11.95166015" calcext:value-type="float">
            <text:p>11.95166015</text:p>
          </table:table-cell>
          <table:table-cell table:formula="of:=15.12-10*LOG10(POWER(10;[.F140]/10)-1)-[.C140]" office:value-type="float" office:value="2.85466255017466" calcext:value-type="float">
            <text:p>2.8546625502</text:p>
          </table:table-cell>
          <table:table-cell table:number-columns-repeated="1012"/>
        </table:table-row>
        <table:table-row table:style-name="ro1">
          <table:table-cell office:value-type="float" office:value="30000000" calcext:value-type="float">
            <text:p>30000000</text:p>
          </table:table-cell>
          <table:table-cell table:formula="of:=[.A141]/1000000" office:value-type="float" office:value="30" calcext:value-type="float">
            <text:p>30</text:p>
          </table:table-cell>
          <table:table-cell office:value-type="float" office:value="0.6" calcext:value-type="float">
            <text:p>0.60</text:p>
          </table:table-cell>
          <table:table-cell office:value-type="float" office:value="-78.61341858" calcext:value-type="float">
            <text:p>-78.61341858</text:p>
          </table:table-cell>
          <table:table-cell office:value-type="float" office:value="-66.75209045" calcext:value-type="float">
            <text:p>-66.75209045</text:p>
          </table:table-cell>
          <table:table-cell table:formula="of:=[.E141]-[.D141]" office:value-type="float" office:value="11.86132813" calcext:value-type="float">
            <text:p>11.86132813</text:p>
          </table:table-cell>
          <table:table-cell table:formula="of:=15.12-10*LOG10(POWER(10;[.F141]/10)-1)-[.C141]" office:value-type="float" office:value="2.95121963133325" calcext:value-type="float">
            <text:p>2.9512196313</text:p>
          </table:table-cell>
          <table:table-cell table:number-columns-repeated="1012"/>
        </table:table-row>
        <table:table-row table:style-name="ro1">
          <table:table-cell office:value-type="float" office:value="30217391.3" calcext:value-type="float">
            <text:p>30217391.3</text:p>
          </table:table-cell>
          <table:table-cell table:formula="of:=[.A142]/1000000" office:value-type="float" office:value="30.2173913" calcext:value-type="float">
            <text:p>30.2173913</text:p>
          </table:table-cell>
          <table:table-cell office:value-type="float" office:value="0.6" calcext:value-type="float">
            <text:p>0.60</text:p>
          </table:table-cell>
          <table:table-cell office:value-type="float" office:value="-78.86814117" calcext:value-type="float">
            <text:p>-78.86814117</text:p>
          </table:table-cell>
          <table:table-cell office:value-type="float" office:value="-66.37861633" calcext:value-type="float">
            <text:p>-66.37861633</text:p>
          </table:table-cell>
          <table:table-cell table:formula="of:=[.E142]-[.D142]" office:value-type="float" office:value="12.48952484" calcext:value-type="float">
            <text:p>12.48952484</text:p>
          </table:table-cell>
          <table:table-cell table:formula="of:=15.12-10*LOG10(POWER(10;[.F142]/10)-1)-[.C142]" office:value-type="float" office:value="2.28245745430896" calcext:value-type="float">
            <text:p>2.2824574543</text:p>
          </table:table-cell>
          <table:table-cell table:number-columns-repeated="1012"/>
        </table:table-row>
        <table:table-row table:style-name="ro1">
          <table:table-cell office:value-type="float" office:value="30434782.61" calcext:value-type="float">
            <text:p>30434782.61</text:p>
          </table:table-cell>
          <table:table-cell table:formula="of:=[.A143]/1000000" office:value-type="float" office:value="30.43478261" calcext:value-type="float">
            <text:p>30.43478261</text:p>
          </table:table-cell>
          <table:table-cell office:value-type="float" office:value="0.6" calcext:value-type="float">
            <text:p>0.60</text:p>
          </table:table-cell>
          <table:table-cell office:value-type="float" office:value="-78.40711975" calcext:value-type="float">
            <text:p>-78.40711975</text:p>
          </table:table-cell>
          <table:table-cell office:value-type="float" office:value="-66.52503967" calcext:value-type="float">
            <text:p>-66.52503967</text:p>
          </table:table-cell>
          <table:table-cell table:formula="of:=[.E143]-[.D143]" office:value-type="float" office:value="11.88208008" calcext:value-type="float">
            <text:p>11.88208008</text:p>
          </table:table-cell>
          <table:table-cell table:formula="of:=15.12-10*LOG10(POWER(10;[.F143]/10)-1)-[.C143]" office:value-type="float" office:value="2.92902532830232" calcext:value-type="float">
            <text:p>2.9290253283</text:p>
          </table:table-cell>
          <table:table-cell table:number-columns-repeated="1012"/>
        </table:table-row>
        <table:table-row table:style-name="ro1">
          <table:table-cell office:value-type="float" office:value="30652173.91" calcext:value-type="float">
            <text:p>30652173.91</text:p>
          </table:table-cell>
          <table:table-cell table:formula="of:=[.A144]/1000000" office:value-type="float" office:value="30.65217391" calcext:value-type="float">
            <text:p>30.65217391</text:p>
          </table:table-cell>
          <table:table-cell office:value-type="float" office:value="0.6" calcext:value-type="float">
            <text:p>0.60</text:p>
          </table:table-cell>
          <table:table-cell office:value-type="float" office:value="-78.54485321" calcext:value-type="float">
            <text:p>-78.54485321</text:p>
          </table:table-cell>
          <table:table-cell office:value-type="float" office:value="-66.51228333" calcext:value-type="float">
            <text:p>-66.51228333</text:p>
          </table:table-cell>
          <table:table-cell table:formula="of:=[.E144]-[.D144]" office:value-type="float" office:value="12.03256988" calcext:value-type="float">
            <text:p>12.03256988</text:p>
          </table:table-cell>
          <table:table-cell table:formula="of:=15.12-10*LOG10(POWER(10;[.F144]/10)-1)-[.C144]" office:value-type="float" office:value="2.7682932959636" calcext:value-type="float">
            <text:p>2.768293296</text:p>
          </table:table-cell>
          <table:table-cell table:number-columns-repeated="1012"/>
        </table:table-row>
        <table:table-row table:style-name="ro1">
          <table:table-cell office:value-type="float" office:value="30869565.22" calcext:value-type="float">
            <text:p>30869565.22</text:p>
          </table:table-cell>
          <table:table-cell table:formula="of:=[.A145]/1000000" office:value-type="float" office:value="30.86956522" calcext:value-type="float">
            <text:p>30.86956522</text:p>
          </table:table-cell>
          <table:table-cell office:value-type="float" office:value="0.6" calcext:value-type="float">
            <text:p>0.60</text:p>
          </table:table-cell>
          <table:table-cell office:value-type="float" office:value="-78.8866272" calcext:value-type="float">
            <text:p>-78.8866272</text:p>
          </table:table-cell>
          <table:table-cell office:value-type="float" office:value="-66.65511322" calcext:value-type="float">
            <text:p>-66.65511322</text:p>
          </table:table-cell>
          <table:table-cell table:formula="of:=[.E145]-[.D145]" office:value-type="float" office:value="12.23151398" calcext:value-type="float">
            <text:p>12.23151398</text:p>
          </table:table-cell>
          <table:table-cell table:formula="of:=15.12-10*LOG10(POWER(10;[.F145]/10)-1)-[.C145]" office:value-type="float" office:value="2.55637733140378" calcext:value-type="float">
            <text:p>2.5563773314</text:p>
          </table:table-cell>
          <table:table-cell table:number-columns-repeated="1012"/>
        </table:table-row>
        <table:table-row table:style-name="ro1">
          <table:table-cell office:value-type="float" office:value="31086956.52" calcext:value-type="float">
            <text:p>31086956.52</text:p>
          </table:table-cell>
          <table:table-cell table:formula="of:=[.A146]/1000000" office:value-type="float" office:value="31.08695652" calcext:value-type="float">
            <text:p>31.08695652</text:p>
          </table:table-cell>
          <table:table-cell office:value-type="float" office:value="0.6" calcext:value-type="float">
            <text:p>0.60</text:p>
          </table:table-cell>
          <table:table-cell office:value-type="float" office:value="-79.08280945" calcext:value-type="float">
            <text:p>-79.08280945</text:p>
          </table:table-cell>
          <table:table-cell office:value-type="float" office:value="-66.72652435" calcext:value-type="float">
            <text:p>-66.72652435</text:p>
          </table:table-cell>
          <table:table-cell table:formula="of:=[.E146]-[.D146]" office:value-type="float" office:value="12.3562851" calcext:value-type="float">
            <text:p>12.3562851</text:p>
          </table:table-cell>
          <table:table-cell table:formula="of:=15.12-10*LOG10(POWER(10;[.F146]/10)-1)-[.C146]" office:value-type="float" office:value="2.42378746386247" calcext:value-type="float">
            <text:p>2.4237874639</text:p>
          </table:table-cell>
          <table:table-cell table:number-columns-repeated="1012"/>
        </table:table-row>
        <table:table-row table:style-name="ro1">
          <table:table-cell office:value-type="float" office:value="31304347.83" calcext:value-type="float">
            <text:p>31304347.83</text:p>
          </table:table-cell>
          <table:table-cell table:formula="of:=[.A147]/1000000" office:value-type="float" office:value="31.30434783" calcext:value-type="float">
            <text:p>31.30434783</text:p>
          </table:table-cell>
          <table:table-cell office:value-type="float" office:value="0.6" calcext:value-type="float">
            <text:p>0.60</text:p>
          </table:table-cell>
          <table:table-cell office:value-type="float" office:value="-78.61366272" calcext:value-type="float">
            <text:p>-78.61366272</text:p>
          </table:table-cell>
          <table:table-cell office:value-type="float" office:value="-66.50965881" calcext:value-type="float">
            <text:p>-66.50965881</text:p>
          </table:table-cell>
          <table:table-cell table:formula="of:=[.E147]-[.D147]" office:value-type="float" office:value="12.10400391" calcext:value-type="float">
            <text:p>12.10400391</text:p>
          </table:table-cell>
          <table:table-cell table:formula="of:=15.12-10*LOG10(POWER(10;[.F147]/10)-1)-[.C147]" office:value-type="float" office:value="2.69212850378524" calcext:value-type="float">
            <text:p>2.6921285038</text:p>
          </table:table-cell>
          <table:table-cell table:number-columns-repeated="1012"/>
        </table:table-row>
        <table:table-row table:style-name="ro1">
          <table:table-cell office:value-type="float" office:value="31521739.13" calcext:value-type="float">
            <text:p>31521739.13</text:p>
          </table:table-cell>
          <table:table-cell table:formula="of:=[.A148]/1000000" office:value-type="float" office:value="31.52173913" calcext:value-type="float">
            <text:p>31.52173913</text:p>
          </table:table-cell>
          <table:table-cell office:value-type="float" office:value="0.6" calcext:value-type="float">
            <text:p>0.60</text:p>
          </table:table-cell>
          <table:table-cell office:value-type="float" office:value="-78.71907043" calcext:value-type="float">
            <text:p>-78.71907043</text:p>
          </table:table-cell>
          <table:table-cell office:value-type="float" office:value="-66.71929932" calcext:value-type="float">
            <text:p>-66.71929932</text:p>
          </table:table-cell>
          <table:table-cell table:formula="of:=[.E148]-[.D148]" office:value-type="float" office:value="11.99977111" calcext:value-type="float">
            <text:p>11.99977111</text:p>
          </table:table-cell>
          <table:table-cell table:formula="of:=15.12-10*LOG10(POWER(10;[.F148]/10)-1)-[.C148]" office:value-type="float" office:value="2.80329214284146" calcext:value-type="float">
            <text:p>2.8032921428</text:p>
          </table:table-cell>
          <table:table-cell table:number-columns-repeated="1012"/>
        </table:table-row>
        <table:table-row table:style-name="ro1">
          <table:table-cell office:value-type="float" office:value="31739130.43" calcext:value-type="float">
            <text:p>31739130.43</text:p>
          </table:table-cell>
          <table:table-cell table:formula="of:=[.A149]/1000000" office:value-type="float" office:value="31.73913043" calcext:value-type="float">
            <text:p>31.73913043</text:p>
          </table:table-cell>
          <table:table-cell office:value-type="float" office:value="0.6" calcext:value-type="float">
            <text:p>0.60</text:p>
          </table:table-cell>
          <table:table-cell office:value-type="float" office:value="-78.67454529" calcext:value-type="float">
            <text:p>-78.67454529</text:p>
          </table:table-cell>
          <table:table-cell office:value-type="float" office:value="-66.37837219" calcext:value-type="float">
            <text:p>-66.37837219</text:p>
          </table:table-cell>
          <table:table-cell table:formula="of:=[.E149]-[.D149]" office:value-type="float" office:value="12.2961731" calcext:value-type="float">
            <text:p>12.2961731</text:p>
          </table:table-cell>
          <table:table-cell table:formula="of:=15.12-10*LOG10(POWER(10;[.F149]/10)-1)-[.C149]" office:value-type="float" office:value="2.48763657344668" calcext:value-type="float">
            <text:p>2.4876365734</text:p>
          </table:table-cell>
          <table:table-cell table:number-columns-repeated="1012"/>
        </table:table-row>
        <table:table-row table:style-name="ro1">
          <table:table-cell office:value-type="float" office:value="31956521.74" calcext:value-type="float">
            <text:p>31956521.74</text:p>
          </table:table-cell>
          <table:table-cell table:formula="of:=[.A150]/1000000" office:value-type="float" office:value="31.95652174" calcext:value-type="float">
            <text:p>31.95652174</text:p>
          </table:table-cell>
          <table:table-cell office:value-type="float" office:value="0.6" calcext:value-type="float">
            <text:p>0.60</text:p>
          </table:table-cell>
          <table:table-cell office:value-type="float" office:value="-78.93816376" calcext:value-type="float">
            <text:p>-78.93816376</text:p>
          </table:table-cell>
          <table:table-cell office:value-type="float" office:value="-66.06581116" calcext:value-type="float">
            <text:p>-66.06581116</text:p>
          </table:table-cell>
          <table:table-cell table:formula="of:=[.E150]-[.D150]" office:value-type="float" office:value="12.8723526" calcext:value-type="float">
            <text:p>12.8723526</text:p>
          </table:table-cell>
          <table:table-cell table:formula="of:=15.12-10*LOG10(POWER(10;[.F150]/10)-1)-[.C150]" office:value-type="float" office:value="1.87779454509399" calcext:value-type="float">
            <text:p>1.8777945451</text:p>
          </table:table-cell>
          <table:table-cell table:number-columns-repeated="1012"/>
        </table:table-row>
        <table:table-row table:style-name="ro1">
          <table:table-cell office:value-type="float" office:value="32173913.04" calcext:value-type="float">
            <text:p>32173913.04</text:p>
          </table:table-cell>
          <table:table-cell table:formula="of:=[.A151]/1000000" office:value-type="float" office:value="32.17391304" calcext:value-type="float">
            <text:p>32.17391304</text:p>
          </table:table-cell>
          <table:table-cell office:value-type="float" office:value="0.6" calcext:value-type="float">
            <text:p>0.60</text:p>
          </table:table-cell>
          <table:table-cell office:value-type="float" office:value="-78.83670807" calcext:value-type="float">
            <text:p>-78.83670807</text:p>
          </table:table-cell>
          <table:table-cell office:value-type="float" office:value="-66.53588104" calcext:value-type="float">
            <text:p>-66.53588104</text:p>
          </table:table-cell>
          <table:table-cell table:formula="of:=[.E151]-[.D151]" office:value-type="float" office:value="12.30082703" calcext:value-type="float">
            <text:p>12.30082703</text:p>
          </table:table-cell>
          <table:table-cell table:formula="of:=15.12-10*LOG10(POWER(10;[.F151]/10)-1)-[.C151]" office:value-type="float" office:value="2.48269134627799" calcext:value-type="float">
            <text:p>2.4826913463</text:p>
          </table:table-cell>
          <table:table-cell table:number-columns-repeated="1012"/>
        </table:table-row>
        <table:table-row table:style-name="ro1">
          <table:table-cell office:value-type="float" office:value="32391304.35" calcext:value-type="float">
            <text:p>32391304.35</text:p>
          </table:table-cell>
          <table:table-cell table:formula="of:=[.A152]/1000000" office:value-type="float" office:value="32.39130435" calcext:value-type="float">
            <text:p>32.39130435</text:p>
          </table:table-cell>
          <table:table-cell office:value-type="float" office:value="0.6" calcext:value-type="float">
            <text:p>0.60</text:p>
          </table:table-cell>
          <table:table-cell office:value-type="float" office:value="-78.61413574" calcext:value-type="float">
            <text:p>-78.61413574</text:p>
          </table:table-cell>
          <table:table-cell office:value-type="float" office:value="-66.49754333" calcext:value-type="float">
            <text:p>-66.49754333</text:p>
          </table:table-cell>
          <table:table-cell table:formula="of:=[.E152]-[.D152]" office:value-type="float" office:value="12.11659241" calcext:value-type="float">
            <text:p>12.11659241</text:p>
          </table:table-cell>
          <table:table-cell table:formula="of:=15.12-10*LOG10(POWER(10;[.F152]/10)-1)-[.C152]" office:value-type="float" office:value="2.67871488532224" calcext:value-type="float">
            <text:p>2.6787148853</text:p>
          </table:table-cell>
          <table:table-cell table:number-columns-repeated="1012"/>
        </table:table-row>
        <table:table-row table:style-name="ro1">
          <table:table-cell office:value-type="float" office:value="32608695.65" calcext:value-type="float">
            <text:p>32608695.65</text:p>
          </table:table-cell>
          <table:table-cell table:formula="of:=[.A153]/1000000" office:value-type="float" office:value="32.60869565" calcext:value-type="float">
            <text:p>32.60869565</text:p>
          </table:table-cell>
          <table:table-cell office:value-type="float" office:value="0.6" calcext:value-type="float">
            <text:p>0.60</text:p>
          </table:table-cell>
          <table:table-cell office:value-type="float" office:value="-78.72581482" calcext:value-type="float">
            <text:p>-78.72581482</text:p>
          </table:table-cell>
          <table:table-cell office:value-type="float" office:value="-66.64421082" calcext:value-type="float">
            <text:p>-66.64421082</text:p>
          </table:table-cell>
          <table:table-cell table:formula="of:=[.E153]-[.D153]" office:value-type="float" office:value="12.081604" calcext:value-type="float">
            <text:p>12.081604</text:p>
          </table:table-cell>
          <table:table-cell table:formula="of:=15.12-10*LOG10(POWER(10;[.F153]/10)-1)-[.C153]" office:value-type="float" office:value="2.71600294280787" calcext:value-type="float">
            <text:p>2.7160029428</text:p>
          </table:table-cell>
          <table:table-cell table:number-columns-repeated="1012"/>
        </table:table-row>
        <table:table-row table:style-name="ro1">
          <table:table-cell office:value-type="float" office:value="32826086.96" calcext:value-type="float">
            <text:p>32826086.96</text:p>
          </table:table-cell>
          <table:table-cell table:formula="of:=[.A154]/1000000" office:value-type="float" office:value="32.82608696" calcext:value-type="float">
            <text:p>32.82608696</text:p>
          </table:table-cell>
          <table:table-cell office:value-type="float" office:value="0.6" calcext:value-type="float">
            <text:p>0.60</text:p>
          </table:table-cell>
          <table:table-cell office:value-type="float" office:value="-78.73363495" calcext:value-type="float">
            <text:p>-78.73363495</text:p>
          </table:table-cell>
          <table:table-cell office:value-type="float" office:value="-66.59857178" calcext:value-type="float">
            <text:p>-66.59857178</text:p>
          </table:table-cell>
          <table:table-cell table:formula="of:=[.E154]-[.D154]" office:value-type="float" office:value="12.13506317" calcext:value-type="float">
            <text:p>12.13506317</text:p>
          </table:table-cell>
          <table:table-cell table:formula="of:=15.12-10*LOG10(POWER(10;[.F154]/10)-1)-[.C154]" office:value-type="float" office:value="2.65903805470186" calcext:value-type="float">
            <text:p>2.6590380547</text:p>
          </table:table-cell>
          <table:table-cell table:number-columns-repeated="1012"/>
        </table:table-row>
        <table:table-row table:style-name="ro1">
          <table:table-cell office:value-type="float" office:value="33043478.26" calcext:value-type="float">
            <text:p>33043478.26</text:p>
          </table:table-cell>
          <table:table-cell table:formula="of:=[.A155]/1000000" office:value-type="float" office:value="33.04347826" calcext:value-type="float">
            <text:p>33.04347826</text:p>
          </table:table-cell>
          <table:table-cell office:value-type="float" office:value="0.6" calcext:value-type="float">
            <text:p>0.60</text:p>
          </table:table-cell>
          <table:table-cell office:value-type="float" office:value="-78.97394562" calcext:value-type="float">
            <text:p>-78.97394562</text:p>
          </table:table-cell>
          <table:table-cell office:value-type="float" office:value="-66.71282196" calcext:value-type="float">
            <text:p>-66.71282196</text:p>
          </table:table-cell>
          <table:table-cell table:formula="of:=[.E155]-[.D155]" office:value-type="float" office:value="12.26112366" calcext:value-type="float">
            <text:p>12.26112366</text:p>
          </table:table-cell>
          <table:table-cell table:formula="of:=15.12-10*LOG10(POWER(10;[.F155]/10)-1)-[.C155]" office:value-type="float" office:value="2.52489050587419" calcext:value-type="float">
            <text:p>2.5248905059</text:p>
          </table:table-cell>
          <table:table-cell table:number-columns-repeated="1012"/>
        </table:table-row>
        <table:table-row table:style-name="ro1">
          <table:table-cell office:value-type="float" office:value="33260869.57" calcext:value-type="float">
            <text:p>33260869.57</text:p>
          </table:table-cell>
          <table:table-cell table:formula="of:=[.A156]/1000000" office:value-type="float" office:value="33.26086957" calcext:value-type="float">
            <text:p>33.26086957</text:p>
          </table:table-cell>
          <table:table-cell office:value-type="float" office:value="0.6" calcext:value-type="float">
            <text:p>0.60</text:p>
          </table:table-cell>
          <table:table-cell office:value-type="float" office:value="-78.63353729" calcext:value-type="float">
            <text:p>-78.63353729</text:p>
          </table:table-cell>
          <table:table-cell office:value-type="float" office:value="-67.05179596" calcext:value-type="float">
            <text:p>-67.05179596</text:p>
          </table:table-cell>
          <table:table-cell table:formula="of:=[.E156]-[.D156]" office:value-type="float" office:value="11.58174133" calcext:value-type="float">
            <text:p>11.58174133</text:p>
          </table:table-cell>
          <table:table-cell table:formula="of:=15.12-10*LOG10(POWER(10;[.F156]/10)-1)-[.C156]" office:value-type="float" office:value="3.25097620655643" calcext:value-type="float">
            <text:p>3.2509762066</text:p>
          </table:table-cell>
          <table:table-cell table:number-columns-repeated="1012"/>
        </table:table-row>
        <table:table-row table:style-name="ro1">
          <table:table-cell office:value-type="float" office:value="33478260.87" calcext:value-type="float">
            <text:p>33478260.87</text:p>
          </table:table-cell>
          <table:table-cell table:formula="of:=[.A157]/1000000" office:value-type="float" office:value="33.47826087" calcext:value-type="float">
            <text:p>33.47826087</text:p>
          </table:table-cell>
          <table:table-cell office:value-type="float" office:value="0.6" calcext:value-type="float">
            <text:p>0.60</text:p>
          </table:table-cell>
          <table:table-cell office:value-type="float" office:value="-78.51970673" calcext:value-type="float">
            <text:p>-78.51970673</text:p>
          </table:table-cell>
          <table:table-cell office:value-type="float" office:value="-66.65854645" calcext:value-type="float">
            <text:p>-66.65854645</text:p>
          </table:table-cell>
          <table:table-cell table:formula="of:=[.E157]-[.D157]" office:value-type="float" office:value="11.86116028" calcext:value-type="float">
            <text:p>11.86116028</text:p>
          </table:table-cell>
          <table:table-cell table:formula="of:=15.12-10*LOG10(POWER(10;[.F157]/10)-1)-[.C157]" office:value-type="float" office:value="2.95139917773524" calcext:value-type="float">
            <text:p>2.9513991777</text:p>
          </table:table-cell>
          <table:table-cell table:number-columns-repeated="1012"/>
        </table:table-row>
        <table:table-row table:style-name="ro1">
          <table:table-cell office:value-type="float" office:value="33695652.17" calcext:value-type="float">
            <text:p>33695652.17</text:p>
          </table:table-cell>
          <table:table-cell table:formula="of:=[.A158]/1000000" office:value-type="float" office:value="33.69565217" calcext:value-type="float">
            <text:p>33.69565217</text:p>
          </table:table-cell>
          <table:table-cell office:value-type="float" office:value="0.6" calcext:value-type="float">
            <text:p>0.60</text:p>
          </table:table-cell>
          <table:table-cell office:value-type="float" office:value="-79.11206818" calcext:value-type="float">
            <text:p>-79.11206818</text:p>
          </table:table-cell>
          <table:table-cell office:value-type="float" office:value="-66.68180847" calcext:value-type="float">
            <text:p>-66.68180847</text:p>
          </table:table-cell>
          <table:table-cell table:formula="of:=[.E158]-[.D158]" office:value-type="float" office:value="12.43025971" calcext:value-type="float">
            <text:p>12.43025971</text:p>
          </table:table-cell>
          <table:table-cell table:formula="of:=15.12-10*LOG10(POWER(10;[.F158]/10)-1)-[.C158]" office:value-type="float" office:value="2.34528865464172" calcext:value-type="float">
            <text:p>2.3452886546</text:p>
          </table:table-cell>
          <table:table-cell table:number-columns-repeated="1012"/>
        </table:table-row>
        <table:table-row table:style-name="ro1">
          <table:table-cell office:value-type="float" office:value="33913043.48" calcext:value-type="float">
            <text:p>33913043.48</text:p>
          </table:table-cell>
          <table:table-cell table:formula="of:=[.A159]/1000000" office:value-type="float" office:value="33.91304348" calcext:value-type="float">
            <text:p>33.91304348</text:p>
          </table:table-cell>
          <table:table-cell office:value-type="float" office:value="0.6" calcext:value-type="float">
            <text:p>0.60</text:p>
          </table:table-cell>
          <table:table-cell office:value-type="float" office:value="-78.57315826" calcext:value-type="float">
            <text:p>-78.57315826</text:p>
          </table:table-cell>
          <table:table-cell office:value-type="float" office:value="-66.50458527" calcext:value-type="float">
            <text:p>-66.50458527</text:p>
          </table:table-cell>
          <table:table-cell table:formula="of:=[.E159]-[.D159]" office:value-type="float" office:value="12.06857299" calcext:value-type="float">
            <text:p>12.06857299</text:p>
          </table:table-cell>
          <table:table-cell table:formula="of:=15.12-10*LOG10(POWER(10;[.F159]/10)-1)-[.C159]" office:value-type="float" office:value="2.72989548827679" calcext:value-type="float">
            <text:p>2.7298954883</text:p>
          </table:table-cell>
          <table:table-cell table:number-columns-repeated="1012"/>
        </table:table-row>
        <table:table-row table:style-name="ro1">
          <table:table-cell office:value-type="float" office:value="34130434.78" calcext:value-type="float">
            <text:p>34130434.78</text:p>
          </table:table-cell>
          <table:table-cell table:formula="of:=[.A160]/1000000" office:value-type="float" office:value="34.13043478" calcext:value-type="float">
            <text:p>34.13043478</text:p>
          </table:table-cell>
          <table:table-cell office:value-type="float" office:value="0.6" calcext:value-type="float">
            <text:p>0.60</text:p>
          </table:table-cell>
          <table:table-cell office:value-type="float" office:value="-78.49195099" calcext:value-type="float">
            <text:p>-78.49195099</text:p>
          </table:table-cell>
          <table:table-cell office:value-type="float" office:value="-66.87486267" calcext:value-type="float">
            <text:p>-66.87486267</text:p>
          </table:table-cell>
          <table:table-cell table:formula="of:=[.E160]-[.D160]" office:value-type="float" office:value="11.61708832" calcext:value-type="float">
            <text:p>11.61708832</text:p>
          </table:table-cell>
          <table:table-cell table:formula="of:=15.12-10*LOG10(POWER(10;[.F160]/10)-1)-[.C160]" office:value-type="float" office:value="3.21300165727991" calcext:value-type="float">
            <text:p>3.2130016573</text:p>
          </table:table-cell>
          <table:table-cell table:number-columns-repeated="1012"/>
        </table:table-row>
        <table:table-row table:style-name="ro1">
          <table:table-cell office:value-type="float" office:value="34347826.09" calcext:value-type="float">
            <text:p>34347826.09</text:p>
          </table:table-cell>
          <table:table-cell table:formula="of:=[.A161]/1000000" office:value-type="float" office:value="34.34782609" calcext:value-type="float">
            <text:p>34.34782609</text:p>
          </table:table-cell>
          <table:table-cell office:value-type="float" office:value="0.6" calcext:value-type="float">
            <text:p>0.60</text:p>
          </table:table-cell>
          <table:table-cell office:value-type="float" office:value="-78.75276947" calcext:value-type="float">
            <text:p>-78.75276947</text:p>
          </table:table-cell>
          <table:table-cell office:value-type="float" office:value="-66.34727478" calcext:value-type="float">
            <text:p>-66.34727478</text:p>
          </table:table-cell>
          <table:table-cell table:formula="of:=[.E161]-[.D161]" office:value-type="float" office:value="12.40549469" calcext:value-type="float">
            <text:p>12.40549469</text:p>
          </table:table-cell>
          <table:table-cell table:formula="of:=15.12-10*LOG10(POWER(10;[.F161]/10)-1)-[.C161]" office:value-type="float" office:value="2.37155917776527" calcext:value-type="float">
            <text:p>2.3715591778</text:p>
          </table:table-cell>
          <table:table-cell table:number-columns-repeated="1012"/>
        </table:table-row>
        <table:table-row table:style-name="ro1">
          <table:table-cell office:value-type="float" office:value="34565217.39" calcext:value-type="float">
            <text:p>34565217.39</text:p>
          </table:table-cell>
          <table:table-cell table:formula="of:=[.A162]/1000000" office:value-type="float" office:value="34.56521739" calcext:value-type="float">
            <text:p>34.56521739</text:p>
          </table:table-cell>
          <table:table-cell office:value-type="float" office:value="0.6" calcext:value-type="float">
            <text:p>0.60</text:p>
          </table:table-cell>
          <table:table-cell office:value-type="float" office:value="-78.03063202" calcext:value-type="float">
            <text:p>-78.03063202</text:p>
          </table:table-cell>
          <table:table-cell office:value-type="float" office:value="-66.91600037" calcext:value-type="float">
            <text:p>-66.91600037</text:p>
          </table:table-cell>
          <table:table-cell table:formula="of:=[.E162]-[.D162]" office:value-type="float" office:value="11.11463165" calcext:value-type="float">
            <text:p>11.11463165</text:p>
          </table:table-cell>
          <table:table-cell table:formula="of:=15.12-10*LOG10(POWER(10;[.F162]/10)-1)-[.C162]" office:value-type="float" office:value="3.75506264302731" calcext:value-type="float">
            <text:p>3.755062643</text:p>
          </table:table-cell>
          <table:table-cell table:number-columns-repeated="1012"/>
        </table:table-row>
        <table:table-row table:style-name="ro1">
          <table:table-cell office:value-type="float" office:value="34782608.7" calcext:value-type="float">
            <text:p>34782608.7</text:p>
          </table:table-cell>
          <table:table-cell table:formula="of:=[.A163]/1000000" office:value-type="float" office:value="34.7826087" calcext:value-type="float">
            <text:p>34.7826087</text:p>
          </table:table-cell>
          <table:table-cell office:value-type="float" office:value="0.6" calcext:value-type="float">
            <text:p>0.60</text:p>
          </table:table-cell>
          <table:table-cell office:value-type="float" office:value="-78.27902222" calcext:value-type="float">
            <text:p>-78.27902222</text:p>
          </table:table-cell>
          <table:table-cell office:value-type="float" office:value="-66.72566986" calcext:value-type="float">
            <text:p>-66.72566986</text:p>
          </table:table-cell>
          <table:table-cell table:formula="of:=[.E163]-[.D163]" office:value-type="float" office:value="11.55335236" calcext:value-type="float">
            <text:p>11.55335236</text:p>
          </table:table-cell>
          <table:table-cell table:formula="of:=15.12-10*LOG10(POWER(10;[.F163]/10)-1)-[.C163]" office:value-type="float" office:value="3.28149220758566" calcext:value-type="float">
            <text:p>3.2814922076</text:p>
          </table:table-cell>
          <table:table-cell table:number-columns-repeated="1012"/>
        </table:table-row>
        <table:table-row table:style-name="ro1">
          <table:table-cell office:value-type="float" office:value="35000000" calcext:value-type="float">
            <text:p>35000000</text:p>
          </table:table-cell>
          <table:table-cell table:formula="of:=[.A164]/1000000" office:value-type="float" office:value="35" calcext:value-type="float">
            <text:p>35</text:p>
          </table:table-cell>
          <table:table-cell office:value-type="float" office:value="0.6" calcext:value-type="float">
            <text:p>0.60</text:p>
          </table:table-cell>
          <table:table-cell office:value-type="float" office:value="-78.07861328" calcext:value-type="float">
            <text:p>-78.07861328</text:p>
          </table:table-cell>
          <table:table-cell office:value-type="float" office:value="-66.66804504" calcext:value-type="float">
            <text:p>-66.66804504</text:p>
          </table:table-cell>
          <table:table-cell table:formula="of:=[.E164]-[.D164]" office:value-type="float" office:value="11.41056824" calcext:value-type="float">
            <text:p>11.41056824</text:p>
          </table:table-cell>
          <table:table-cell table:formula="of:=15.12-10*LOG10(POWER(10;[.F164]/10)-1)-[.C164]" office:value-type="float" office:value="3.43520416369085" calcext:value-type="float">
            <text:p>3.4352041637</text:p>
          </table:table-cell>
          <table:table-cell table:number-columns-repeated="1012"/>
        </table:table-row>
        <table:table-row table:style-name="ro1">
          <table:table-cell office:value-type="float" office:value="35217391.3" calcext:value-type="float">
            <text:p>35217391.3</text:p>
          </table:table-cell>
          <table:table-cell table:formula="of:=[.A165]/1000000" office:value-type="float" office:value="35.2173913" calcext:value-type="float">
            <text:p>35.2173913</text:p>
          </table:table-cell>
          <table:table-cell office:value-type="float" office:value="0.6" calcext:value-type="float">
            <text:p>0.60</text:p>
          </table:table-cell>
          <table:table-cell office:value-type="float" office:value="-77.93622589" calcext:value-type="float">
            <text:p>-77.93622589</text:p>
          </table:table-cell>
          <table:table-cell office:value-type="float" office:value="-66.73422241" calcext:value-type="float">
            <text:p>-66.73422241</text:p>
          </table:table-cell>
          <table:table-cell table:formula="of:=[.E165]-[.D165]" office:value-type="float" office:value="11.20200348" calcext:value-type="float">
            <text:p>11.20200348</text:p>
          </table:table-cell>
          <table:table-cell table:formula="of:=15.12-10*LOG10(POWER(10;[.F165]/10)-1)-[.C165]" office:value-type="float" office:value="3.66044388360101" calcext:value-type="float">
            <text:p>3.6604438836</text:p>
          </table:table-cell>
          <table:table-cell table:number-columns-repeated="1012"/>
        </table:table-row>
        <table:table-row table:style-name="ro1">
          <table:table-cell office:value-type="float" office:value="35434782.61" calcext:value-type="float">
            <text:p>35434782.61</text:p>
          </table:table-cell>
          <table:table-cell table:formula="of:=[.A166]/1000000" office:value-type="float" office:value="35.43478261" calcext:value-type="float">
            <text:p>35.43478261</text:p>
          </table:table-cell>
          <table:table-cell office:value-type="float" office:value="0.6" calcext:value-type="float">
            <text:p>0.60</text:p>
          </table:table-cell>
          <table:table-cell office:value-type="float" office:value="-78.2271347" calcext:value-type="float">
            <text:p>-78.2271347</text:p>
          </table:table-cell>
          <table:table-cell office:value-type="float" office:value="-66.85020447" calcext:value-type="float">
            <text:p>-66.85020447</text:p>
          </table:table-cell>
          <table:table-cell table:formula="of:=[.E166]-[.D166]" office:value-type="float" office:value="11.37693023" calcext:value-type="float">
            <text:p>11.37693023</text:p>
          </table:table-cell>
          <table:table-cell table:formula="of:=15.12-10*LOG10(POWER(10;[.F166]/10)-1)-[.C166]" office:value-type="float" office:value="3.47147344272384" calcext:value-type="float">
            <text:p>3.4714734427</text:p>
          </table:table-cell>
          <table:table-cell table:number-columns-repeated="1012"/>
        </table:table-row>
        <table:table-row table:style-name="ro1">
          <table:table-cell office:value-type="float" office:value="35652173.91" calcext:value-type="float">
            <text:p>35652173.91</text:p>
          </table:table-cell>
          <table:table-cell table:formula="of:=[.A167]/1000000" office:value-type="float" office:value="35.65217391" calcext:value-type="float">
            <text:p>35.65217391</text:p>
          </table:table-cell>
          <table:table-cell office:value-type="float" office:value="0.6" calcext:value-type="float">
            <text:p>0.60</text:p>
          </table:table-cell>
          <table:table-cell office:value-type="float" office:value="-78.15772247" calcext:value-type="float">
            <text:p>-78.15772247</text:p>
          </table:table-cell>
          <table:table-cell office:value-type="float" office:value="-66.80067444" calcext:value-type="float">
            <text:p>-66.80067444</text:p>
          </table:table-cell>
          <table:table-cell table:formula="of:=[.E167]-[.D167]" office:value-type="float" office:value="11.35704803" calcext:value-type="float">
            <text:p>11.35704803</text:p>
          </table:table-cell>
          <table:table-cell table:formula="of:=15.12-10*LOG10(POWER(10;[.F167]/10)-1)-[.C167]" office:value-type="float" office:value="3.49292125619681" calcext:value-type="float">
            <text:p>3.4929212562</text:p>
          </table:table-cell>
          <table:table-cell table:number-columns-repeated="1012"/>
        </table:table-row>
        <table:table-row table:style-name="ro1">
          <table:table-cell office:value-type="float" office:value="35869565.22" calcext:value-type="float">
            <text:p>35869565.22</text:p>
          </table:table-cell>
          <table:table-cell table:formula="of:=[.A168]/1000000" office:value-type="float" office:value="35.86956522" calcext:value-type="float">
            <text:p>35.86956522</text:p>
          </table:table-cell>
          <table:table-cell office:value-type="float" office:value="0.6" calcext:value-type="float">
            <text:p>0.60</text:p>
          </table:table-cell>
          <table:table-cell office:value-type="float" office:value="-78.02901459" calcext:value-type="float">
            <text:p>-78.02901459</text:p>
          </table:table-cell>
          <table:table-cell office:value-type="float" office:value="-66.73435974" calcext:value-type="float">
            <text:p>-66.73435974</text:p>
          </table:table-cell>
          <table:table-cell table:formula="of:=[.E168]-[.D168]" office:value-type="float" office:value="11.29465485" calcext:value-type="float">
            <text:p>11.29465485</text:p>
          </table:table-cell>
          <table:table-cell table:formula="of:=15.12-10*LOG10(POWER(10;[.F168]/10)-1)-[.C168]" office:value-type="float" office:value="3.56027808217873" calcext:value-type="float">
            <text:p>3.5602780822</text:p>
          </table:table-cell>
          <table:table-cell table:number-columns-repeated="1012"/>
        </table:table-row>
        <table:table-row table:style-name="ro1">
          <table:table-cell office:value-type="float" office:value="36086956.52" calcext:value-type="float">
            <text:p>36086956.52</text:p>
          </table:table-cell>
          <table:table-cell table:formula="of:=[.A169]/1000000" office:value-type="float" office:value="36.08695652" calcext:value-type="float">
            <text:p>36.08695652</text:p>
          </table:table-cell>
          <table:table-cell office:value-type="float" office:value="0.6" calcext:value-type="float">
            <text:p>0.60</text:p>
          </table:table-cell>
          <table:table-cell office:value-type="float" office:value="-77.8790741" calcext:value-type="float">
            <text:p>-77.8790741</text:p>
          </table:table-cell>
          <table:table-cell office:value-type="float" office:value="-66.66287994" calcext:value-type="float">
            <text:p>-66.66287994</text:p>
          </table:table-cell>
          <table:table-cell table:formula="of:=[.E169]-[.D169]" office:value-type="float" office:value="11.21619416" calcext:value-type="float">
            <text:p>11.21619416</text:p>
          </table:table-cell>
          <table:table-cell table:formula="of:=15.12-10*LOG10(POWER(10;[.F169]/10)-1)-[.C169]" office:value-type="float" office:value="3.64509100554899" calcext:value-type="float">
            <text:p>3.6450910055</text:p>
          </table:table-cell>
          <table:table-cell table:number-columns-repeated="1012"/>
        </table:table-row>
        <table:table-row table:style-name="ro1">
          <table:table-cell office:value-type="float" office:value="36304347.83" calcext:value-type="float">
            <text:p>36304347.83</text:p>
          </table:table-cell>
          <table:table-cell table:formula="of:=[.A170]/1000000" office:value-type="float" office:value="36.30434783" calcext:value-type="float">
            <text:p>36.30434783</text:p>
          </table:table-cell>
          <table:table-cell office:value-type="float" office:value="0.6" calcext:value-type="float">
            <text:p>0.60</text:p>
          </table:table-cell>
          <table:table-cell office:value-type="float" office:value="-77.80606842" calcext:value-type="float">
            <text:p>-77.80606842</text:p>
          </table:table-cell>
          <table:table-cell office:value-type="float" office:value="-66.65653992" calcext:value-type="float">
            <text:p>-66.65653992</text:p>
          </table:table-cell>
          <table:table-cell table:formula="of:=[.E170]-[.D170]" office:value-type="float" office:value="11.1495285" calcext:value-type="float">
            <text:p>11.1495285</text:p>
          </table:table-cell>
          <table:table-cell table:formula="of:=15.12-10*LOG10(POWER(10;[.F170]/10)-1)-[.C170]" office:value-type="float" office:value="3.7172523727559" calcext:value-type="float">
            <text:p>3.7172523728</text:p>
          </table:table-cell>
          <table:table-cell table:number-columns-repeated="1012"/>
        </table:table-row>
        <table:table-row table:style-name="ro1">
          <table:table-cell office:value-type="float" office:value="36521739.13" calcext:value-type="float">
            <text:p>36521739.13</text:p>
          </table:table-cell>
          <table:table-cell table:formula="of:=[.A171]/1000000" office:value-type="float" office:value="36.52173913" calcext:value-type="float">
            <text:p>36.52173913</text:p>
          </table:table-cell>
          <table:table-cell office:value-type="float" office:value="0.6" calcext:value-type="float">
            <text:p>0.60</text:p>
          </table:table-cell>
          <table:table-cell office:value-type="float" office:value="-77.96614075" calcext:value-type="float">
            <text:p>-77.96614075</text:p>
          </table:table-cell>
          <table:table-cell office:value-type="float" office:value="-66.7858429" calcext:value-type="float">
            <text:p>-66.7858429</text:p>
          </table:table-cell>
          <table:table-cell table:formula="of:=[.E171]-[.D171]" office:value-type="float" office:value="11.18029785" calcext:value-type="float">
            <text:p>11.18029785</text:p>
          </table:table-cell>
          <table:table-cell table:formula="of:=15.12-10*LOG10(POWER(10;[.F171]/10)-1)-[.C171]" office:value-type="float" office:value="3.6839351449258" calcext:value-type="float">
            <text:p>3.6839351449</text:p>
          </table:table-cell>
          <table:table-cell table:number-columns-repeated="1012"/>
        </table:table-row>
        <table:table-row table:style-name="ro1">
          <table:table-cell office:value-type="float" office:value="36739130.43" calcext:value-type="float">
            <text:p>36739130.43</text:p>
          </table:table-cell>
          <table:table-cell table:formula="of:=[.A172]/1000000" office:value-type="float" office:value="36.73913043" calcext:value-type="float">
            <text:p>36.73913043</text:p>
          </table:table-cell>
          <table:table-cell office:value-type="float" office:value="0.6" calcext:value-type="float">
            <text:p>0.60</text:p>
          </table:table-cell>
          <table:table-cell office:value-type="float" office:value="-78.46665955" calcext:value-type="float">
            <text:p>-78.46665955</text:p>
          </table:table-cell>
          <table:table-cell office:value-type="float" office:value="-66.56049347" calcext:value-type="float">
            <text:p>-66.56049347</text:p>
          </table:table-cell>
          <table:table-cell table:formula="of:=[.E172]-[.D172]" office:value-type="float" office:value="11.90616608" calcext:value-type="float">
            <text:p>11.90616608</text:p>
          </table:table-cell>
          <table:table-cell table:formula="of:=15.12-10*LOG10(POWER(10;[.F172]/10)-1)-[.C172]" office:value-type="float" office:value="2.90327445869464" calcext:value-type="float">
            <text:p>2.9032744587</text:p>
          </table:table-cell>
          <table:table-cell table:number-columns-repeated="1012"/>
        </table:table-row>
        <table:table-row table:style-name="ro1">
          <table:table-cell office:value-type="float" office:value="36956521.74" calcext:value-type="float">
            <text:p>36956521.74</text:p>
          </table:table-cell>
          <table:table-cell table:formula="of:=[.A173]/1000000" office:value-type="float" office:value="36.95652174" calcext:value-type="float">
            <text:p>36.95652174</text:p>
          </table:table-cell>
          <table:table-cell office:value-type="float" office:value="0.6" calcext:value-type="float">
            <text:p>0.60</text:p>
          </table:table-cell>
          <table:table-cell office:value-type="float" office:value="-77.84603119" calcext:value-type="float">
            <text:p>-77.84603119</text:p>
          </table:table-cell>
          <table:table-cell office:value-type="float" office:value="-66.90570068" calcext:value-type="float">
            <text:p>-66.90570068</text:p>
          </table:table-cell>
          <table:table-cell table:formula="of:=[.E173]-[.D173]" office:value-type="float" office:value="10.94033051" calcext:value-type="float">
            <text:p>10.94033051</text:p>
          </table:table-cell>
          <table:table-cell table:formula="of:=15.12-10*LOG10(POWER(10;[.F173]/10)-1)-[.C173]" office:value-type="float" office:value="3.94430195279079" calcext:value-type="float">
            <text:p>3.9443019528</text:p>
          </table:table-cell>
          <table:table-cell table:number-columns-repeated="1012"/>
        </table:table-row>
        <table:table-row table:style-name="ro1">
          <table:table-cell office:value-type="float" office:value="37173913.04" calcext:value-type="float">
            <text:p>37173913.04</text:p>
          </table:table-cell>
          <table:table-cell table:formula="of:=[.A174]/1000000" office:value-type="float" office:value="37.17391304" calcext:value-type="float">
            <text:p>37.17391304</text:p>
          </table:table-cell>
          <table:table-cell office:value-type="float" office:value="0.6" calcext:value-type="float">
            <text:p>0.60</text:p>
          </table:table-cell>
          <table:table-cell office:value-type="float" office:value="-78.10546875" calcext:value-type="float">
            <text:p>-78.10546875</text:p>
          </table:table-cell>
          <table:table-cell office:value-type="float" office:value="-66.70600891" calcext:value-type="float">
            <text:p>-66.70600891</text:p>
          </table:table-cell>
          <table:table-cell table:formula="of:=[.E174]-[.D174]" office:value-type="float" office:value="11.39945984" calcext:value-type="float">
            <text:p>11.39945984</text:p>
          </table:table-cell>
          <table:table-cell table:formula="of:=15.12-10*LOG10(POWER(10;[.F174]/10)-1)-[.C174]" office:value-type="float" office:value="3.44717906812416" calcext:value-type="float">
            <text:p>3.4471790681</text:p>
          </table:table-cell>
          <table:table-cell table:number-columns-repeated="1012"/>
        </table:table-row>
        <table:table-row table:style-name="ro1">
          <table:table-cell office:value-type="float" office:value="37391304.35" calcext:value-type="float">
            <text:p>37391304.35</text:p>
          </table:table-cell>
          <table:table-cell table:formula="of:=[.A175]/1000000" office:value-type="float" office:value="37.39130435" calcext:value-type="float">
            <text:p>37.39130435</text:p>
          </table:table-cell>
          <table:table-cell office:value-type="float" office:value="0.6" calcext:value-type="float">
            <text:p>0.60</text:p>
          </table:table-cell>
          <table:table-cell office:value-type="float" office:value="-78.05706024" calcext:value-type="float">
            <text:p>-78.05706024</text:p>
          </table:table-cell>
          <table:table-cell office:value-type="float" office:value="-66.73812103" calcext:value-type="float">
            <text:p>-66.73812103</text:p>
          </table:table-cell>
          <table:table-cell table:formula="of:=[.E175]-[.D175]" office:value-type="float" office:value="11.31893921" calcext:value-type="float">
            <text:p>11.31893921</text:p>
          </table:table-cell>
          <table:table-cell table:formula="of:=15.12-10*LOG10(POWER(10;[.F175]/10)-1)-[.C175]" office:value-type="float" office:value="3.53405264072228" calcext:value-type="float">
            <text:p>3.5340526407</text:p>
          </table:table-cell>
          <table:table-cell table:number-columns-repeated="1012"/>
        </table:table-row>
        <table:table-row table:style-name="ro1">
          <table:table-cell office:value-type="float" office:value="37608695.65" calcext:value-type="float">
            <text:p>37608695.65</text:p>
          </table:table-cell>
          <table:table-cell table:formula="of:=[.A176]/1000000" office:value-type="float" office:value="37.60869565" calcext:value-type="float">
            <text:p>37.60869565</text:p>
          </table:table-cell>
          <table:table-cell office:value-type="float" office:value="0.6" calcext:value-type="float">
            <text:p>0.60</text:p>
          </table:table-cell>
          <table:table-cell office:value-type="float" office:value="-78.48350525" calcext:value-type="float">
            <text:p>-78.48350525</text:p>
          </table:table-cell>
          <table:table-cell office:value-type="float" office:value="-67.10624695" calcext:value-type="float">
            <text:p>-67.10624695</text:p>
          </table:table-cell>
          <table:table-cell table:formula="of:=[.E176]-[.D176]" office:value-type="float" office:value="11.3772583" calcext:value-type="float">
            <text:p>11.3772583</text:p>
          </table:table-cell>
          <table:table-cell table:formula="of:=15.12-10*LOG10(POWER(10;[.F176]/10)-1)-[.C176]" office:value-type="float" office:value="3.47111960380657" calcext:value-type="float">
            <text:p>3.4711196038</text:p>
          </table:table-cell>
          <table:table-cell table:number-columns-repeated="1012"/>
        </table:table-row>
        <table:table-row table:style-name="ro1">
          <table:table-cell office:value-type="float" office:value="37826086.96" calcext:value-type="float">
            <text:p>37826086.96</text:p>
          </table:table-cell>
          <table:table-cell table:formula="of:=[.A177]/1000000" office:value-type="float" office:value="37.82608696" calcext:value-type="float">
            <text:p>37.82608696</text:p>
          </table:table-cell>
          <table:table-cell office:value-type="float" office:value="0.6" calcext:value-type="float">
            <text:p>0.60</text:p>
          </table:table-cell>
          <table:table-cell office:value-type="float" office:value="-77.99014282" calcext:value-type="float">
            <text:p>-77.99014282</text:p>
          </table:table-cell>
          <table:table-cell office:value-type="float" office:value="-66.63544464" calcext:value-type="float">
            <text:p>-66.63544464</text:p>
          </table:table-cell>
          <table:table-cell table:formula="of:=[.E177]-[.D177]" office:value-type="float" office:value="11.35469818" calcext:value-type="float">
            <text:p>11.35469818</text:p>
          </table:table-cell>
          <table:table-cell table:formula="of:=15.12-10*LOG10(POWER(10;[.F177]/10)-1)-[.C177]" office:value-type="float" office:value="3.49545665537761" calcext:value-type="float">
            <text:p>3.4954566554</text:p>
          </table:table-cell>
          <table:table-cell table:number-columns-repeated="1012"/>
        </table:table-row>
        <table:table-row table:style-name="ro1">
          <table:table-cell office:value-type="float" office:value="38043478.26" calcext:value-type="float">
            <text:p>38043478.26</text:p>
          </table:table-cell>
          <table:table-cell table:formula="of:=[.A178]/1000000" office:value-type="float" office:value="38.04347826" calcext:value-type="float">
            <text:p>38.04347826</text:p>
          </table:table-cell>
          <table:table-cell office:value-type="float" office:value="0.6" calcext:value-type="float">
            <text:p>0.60</text:p>
          </table:table-cell>
          <table:table-cell office:value-type="float" office:value="-78.21075439" calcext:value-type="float">
            <text:p>-78.21075439</text:p>
          </table:table-cell>
          <table:table-cell office:value-type="float" office:value="-66.66904449" calcext:value-type="float">
            <text:p>-66.66904449</text:p>
          </table:table-cell>
          <table:table-cell table:formula="of:=[.E178]-[.D178]" office:value-type="float" office:value="11.5417099" calcext:value-type="float">
            <text:p>11.5417099</text:p>
          </table:table-cell>
          <table:table-cell table:formula="of:=15.12-10*LOG10(POWER(10;[.F178]/10)-1)-[.C178]" office:value-type="float" office:value="3.29401130511569" calcext:value-type="float">
            <text:p>3.2940113051</text:p>
          </table:table-cell>
          <table:table-cell table:number-columns-repeated="1012"/>
        </table:table-row>
        <table:table-row table:style-name="ro1">
          <table:table-cell office:value-type="float" office:value="38260869.57" calcext:value-type="float">
            <text:p>38260869.57</text:p>
          </table:table-cell>
          <table:table-cell table:formula="of:=[.A179]/1000000" office:value-type="float" office:value="38.26086957" calcext:value-type="float">
            <text:p>38.26086957</text:p>
          </table:table-cell>
          <table:table-cell office:value-type="float" office:value="0.6" calcext:value-type="float">
            <text:p>0.60</text:p>
          </table:table-cell>
          <table:table-cell office:value-type="float" office:value="-78.51809692" calcext:value-type="float">
            <text:p>-78.51809692</text:p>
          </table:table-cell>
          <table:table-cell office:value-type="float" office:value="-66.5865097" calcext:value-type="float">
            <text:p>-66.5865097</text:p>
          </table:table-cell>
          <table:table-cell table:formula="of:=[.E179]-[.D179]" office:value-type="float" office:value="11.93158722" calcext:value-type="float">
            <text:p>11.93158722</text:p>
          </table:table-cell>
          <table:table-cell table:formula="of:=15.12-10*LOG10(POWER(10;[.F179]/10)-1)-[.C179]" office:value-type="float" office:value="2.87610683432135" calcext:value-type="float">
            <text:p>2.8761068343</text:p>
          </table:table-cell>
          <table:table-cell table:number-columns-repeated="1012"/>
        </table:table-row>
        <table:table-row table:style-name="ro1">
          <table:table-cell office:value-type="float" office:value="38478260.87" calcext:value-type="float">
            <text:p>38478260.87</text:p>
          </table:table-cell>
          <table:table-cell table:formula="of:=[.A180]/1000000" office:value-type="float" office:value="38.47826087" calcext:value-type="float">
            <text:p>38.47826087</text:p>
          </table:table-cell>
          <table:table-cell office:value-type="float" office:value="0.6" calcext:value-type="float">
            <text:p>0.60</text:p>
          </table:table-cell>
          <table:table-cell office:value-type="float" office:value="-78.46726227" calcext:value-type="float">
            <text:p>-78.46726227</text:p>
          </table:table-cell>
          <table:table-cell office:value-type="float" office:value="-66.90974426" calcext:value-type="float">
            <text:p>-66.90974426</text:p>
          </table:table-cell>
          <table:table-cell table:formula="of:=[.E180]-[.D180]" office:value-type="float" office:value="11.55751801" calcext:value-type="float">
            <text:p>11.55751801</text:p>
          </table:table-cell>
          <table:table-cell table:formula="of:=15.12-10*LOG10(POWER(10;[.F180]/10)-1)-[.C180]" office:value-type="float" office:value="3.27701351164252" calcext:value-type="float">
            <text:p>3.2770135116</text:p>
          </table:table-cell>
          <table:table-cell table:number-columns-repeated="1012"/>
        </table:table-row>
        <table:table-row table:style-name="ro1">
          <table:table-cell office:value-type="float" office:value="38695652.17" calcext:value-type="float">
            <text:p>38695652.17</text:p>
          </table:table-cell>
          <table:table-cell table:formula="of:=[.A181]/1000000" office:value-type="float" office:value="38.69565217" calcext:value-type="float">
            <text:p>38.69565217</text:p>
          </table:table-cell>
          <table:table-cell office:value-type="float" office:value="0.6" calcext:value-type="float">
            <text:p>0.60</text:p>
          </table:table-cell>
          <table:table-cell office:value-type="float" office:value="-78.35087585" calcext:value-type="float">
            <text:p>-78.35087585</text:p>
          </table:table-cell>
          <table:table-cell office:value-type="float" office:value="-66.63589478" calcext:value-type="float">
            <text:p>-66.63589478</text:p>
          </table:table-cell>
          <table:table-cell table:formula="of:=[.E181]-[.D181]" office:value-type="float" office:value="11.71498107" calcext:value-type="float">
            <text:p>11.71498107</text:p>
          </table:table-cell>
          <table:table-cell table:formula="of:=15.12-10*LOG10(POWER(10;[.F181]/10)-1)-[.C181]" office:value-type="float" office:value="3.10795065023987" calcext:value-type="float">
            <text:p>3.1079506502</text:p>
          </table:table-cell>
          <table:table-cell table:number-columns-repeated="1012"/>
        </table:table-row>
        <table:table-row table:style-name="ro1">
          <table:table-cell office:value-type="float" office:value="38913043.48" calcext:value-type="float">
            <text:p>38913043.48</text:p>
          </table:table-cell>
          <table:table-cell table:formula="of:=[.A182]/1000000" office:value-type="float" office:value="38.91304348" calcext:value-type="float">
            <text:p>38.91304348</text:p>
          </table:table-cell>
          <table:table-cell office:value-type="float" office:value="0.6" calcext:value-type="float">
            <text:p>0.60</text:p>
          </table:table-cell>
          <table:table-cell office:value-type="float" office:value="-78.32549286" calcext:value-type="float">
            <text:p>-78.32549286</text:p>
          </table:table-cell>
          <table:table-cell office:value-type="float" office:value="-66.92914581" calcext:value-type="float">
            <text:p>-66.92914581</text:p>
          </table:table-cell>
          <table:table-cell table:formula="of:=[.E182]-[.D182]" office:value-type="float" office:value="11.39634705" calcext:value-type="float">
            <text:p>11.39634705</text:p>
          </table:table-cell>
          <table:table-cell table:formula="of:=15.12-10*LOG10(POWER(10;[.F182]/10)-1)-[.C182]" office:value-type="float" office:value="3.45053509842963" calcext:value-type="float">
            <text:p>3.4505350984</text:p>
          </table:table-cell>
          <table:table-cell table:number-columns-repeated="1012"/>
        </table:table-row>
        <table:table-row table:style-name="ro1">
          <table:table-cell office:value-type="float" office:value="39130434.78" calcext:value-type="float">
            <text:p>39130434.78</text:p>
          </table:table-cell>
          <table:table-cell table:formula="of:=[.A183]/1000000" office:value-type="float" office:value="39.13043478" calcext:value-type="float">
            <text:p>39.13043478</text:p>
          </table:table-cell>
          <table:table-cell office:value-type="float" office:value="0.6" calcext:value-type="float">
            <text:p>0.60</text:p>
          </table:table-cell>
          <table:table-cell office:value-type="float" office:value="-78.48512268" calcext:value-type="float">
            <text:p>-78.48512268</text:p>
          </table:table-cell>
          <table:table-cell office:value-type="float" office:value="-66.91152191" calcext:value-type="float">
            <text:p>-66.91152191</text:p>
          </table:table-cell>
          <table:table-cell table:formula="of:=[.E183]-[.D183]" office:value-type="float" office:value="11.57360077" calcext:value-type="float">
            <text:p>11.57360077</text:p>
          </table:table-cell>
          <table:table-cell table:formula="of:=15.12-10*LOG10(POWER(10;[.F183]/10)-1)-[.C183]" office:value-type="float" office:value="3.259725166848" calcext:value-type="float">
            <text:p>3.2597251668</text:p>
          </table:table-cell>
          <table:table-cell table:number-columns-repeated="1012"/>
        </table:table-row>
        <table:table-row table:style-name="ro1">
          <table:table-cell office:value-type="float" office:value="39347826.09" calcext:value-type="float">
            <text:p>39347826.09</text:p>
          </table:table-cell>
          <table:table-cell table:formula="of:=[.A184]/1000000" office:value-type="float" office:value="39.34782609" calcext:value-type="float">
            <text:p>39.34782609</text:p>
          </table:table-cell>
          <table:table-cell office:value-type="float" office:value="0.6" calcext:value-type="float">
            <text:p>0.60</text:p>
          </table:table-cell>
          <table:table-cell office:value-type="float" office:value="-78.78526306" calcext:value-type="float">
            <text:p>-78.78526306</text:p>
          </table:table-cell>
          <table:table-cell office:value-type="float" office:value="-66.833992" calcext:value-type="float">
            <text:p>-66.833992</text:p>
          </table:table-cell>
          <table:table-cell table:formula="of:=[.E184]-[.D184]" office:value-type="float" office:value="11.95127106" calcext:value-type="float">
            <text:p>11.95127106</text:p>
          </table:table-cell>
          <table:table-cell table:formula="of:=15.12-10*LOG10(POWER(10;[.F184]/10)-1)-[.C184]" office:value-type="float" office:value="2.85507815795107" calcext:value-type="float">
            <text:p>2.855078158</text:p>
          </table:table-cell>
          <table:table-cell table:number-columns-repeated="1012"/>
        </table:table-row>
        <table:table-row table:style-name="ro1">
          <table:table-cell office:value-type="float" office:value="39565217.39" calcext:value-type="float">
            <text:p>39565217.39</text:p>
          </table:table-cell>
          <table:table-cell table:formula="of:=[.A185]/1000000" office:value-type="float" office:value="39.56521739" calcext:value-type="float">
            <text:p>39.56521739</text:p>
          </table:table-cell>
          <table:table-cell office:value-type="float" office:value="0.6" calcext:value-type="float">
            <text:p>0.60</text:p>
          </table:table-cell>
          <table:table-cell office:value-type="float" office:value="-78.49125671" calcext:value-type="float">
            <text:p>-78.49125671</text:p>
          </table:table-cell>
          <table:table-cell office:value-type="float" office:value="-66.76850891" calcext:value-type="float">
            <text:p>-66.76850891</text:p>
          </table:table-cell>
          <table:table-cell table:formula="of:=[.E185]-[.D185]" office:value-type="float" office:value="11.7227478" calcext:value-type="float">
            <text:p>11.7227478</text:p>
          </table:table-cell>
          <table:table-cell table:formula="of:=15.12-10*LOG10(POWER(10;[.F185]/10)-1)-[.C185]" office:value-type="float" office:value="3.09962336687201" calcext:value-type="float">
            <text:p>3.0996233669</text:p>
          </table:table-cell>
          <table:table-cell table:number-columns-repeated="1012"/>
        </table:table-row>
        <table:table-row table:style-name="ro1">
          <table:table-cell office:value-type="float" office:value="39782608.7" calcext:value-type="float">
            <text:p>39782608.7</text:p>
          </table:table-cell>
          <table:table-cell table:formula="of:=[.A186]/1000000" office:value-type="float" office:value="39.7826087" calcext:value-type="float">
            <text:p>39.7826087</text:p>
          </table:table-cell>
          <table:table-cell office:value-type="float" office:value="0.6" calcext:value-type="float">
            <text:p>0.60</text:p>
          </table:table-cell>
          <table:table-cell office:value-type="float" office:value="-78.38101959" calcext:value-type="float">
            <text:p>-78.38101959</text:p>
          </table:table-cell>
          <table:table-cell office:value-type="float" office:value="-66.79602051" calcext:value-type="float">
            <text:p>-66.79602051</text:p>
          </table:table-cell>
          <table:table-cell table:formula="of:=[.E186]-[.D186]" office:value-type="float" office:value="11.58499908" calcext:value-type="float">
            <text:p>11.58499908</text:p>
          </table:table-cell>
          <table:table-cell table:formula="of:=15.12-10*LOG10(POWER(10;[.F186]/10)-1)-[.C186]" office:value-type="float" office:value="3.24747532555428" calcext:value-type="float">
            <text:p>3.2474753256</text:p>
          </table:table-cell>
          <table:table-cell table:number-columns-repeated="1012"/>
        </table:table-row>
        <table:table-row table:style-name="ro1">
          <table:table-cell office:value-type="float" office:value="40000000" calcext:value-type="float">
            <text:p>40000000</text:p>
          </table:table-cell>
          <table:table-cell table:formula="of:=[.A187]/1000000" office:value-type="float" office:value="40" calcext:value-type="float">
            <text:p>40</text:p>
          </table:table-cell>
          <table:table-cell office:value-type="float" office:value="0.6" calcext:value-type="float">
            <text:p>0.60</text:p>
          </table:table-cell>
          <table:table-cell office:value-type="float" office:value="-78.71763611" calcext:value-type="float">
            <text:p>-78.71763611</text:p>
          </table:table-cell>
          <table:table-cell office:value-type="float" office:value="-67.08129883" calcext:value-type="float">
            <text:p>-67.08129883</text:p>
          </table:table-cell>
          <table:table-cell table:formula="of:=[.E187]-[.D187]" office:value-type="float" office:value="11.63633728" calcext:value-type="float">
            <text:p>11.63633728</text:p>
          </table:table-cell>
          <table:table-cell table:formula="of:=15.12-10*LOG10(POWER(10;[.F187]/10)-1)-[.C187]" office:value-type="float" office:value="3.19233143484259" calcext:value-type="float">
            <text:p>3.1923314348</text:p>
          </table:table-cell>
          <table:table-cell table:number-columns-repeated="1012"/>
        </table:table-row>
        <table:table-row table:style-name="ro1">
          <table:table-cell office:value-type="float" office:value="40217391.3" calcext:value-type="float">
            <text:p>40217391.3</text:p>
          </table:table-cell>
          <table:table-cell table:formula="of:=[.A188]/1000000" office:value-type="float" office:value="40.2173913" calcext:value-type="float">
            <text:p>40.2173913</text:p>
          </table:table-cell>
          <table:table-cell office:value-type="float" office:value="0.6" calcext:value-type="float">
            <text:p>0.60</text:p>
          </table:table-cell>
          <table:table-cell office:value-type="float" office:value="-78.61490631" calcext:value-type="float">
            <text:p>-78.61490631</text:p>
          </table:table-cell>
          <table:table-cell office:value-type="float" office:value="-66.97550964" calcext:value-type="float">
            <text:p>-66.97550964</text:p>
          </table:table-cell>
          <table:table-cell table:formula="of:=[.E188]-[.D188]" office:value-type="float" office:value="11.63939667" calcext:value-type="float">
            <text:p>11.63939667</text:p>
          </table:table-cell>
          <table:table-cell table:formula="of:=15.12-10*LOG10(POWER(10;[.F188]/10)-1)-[.C188]" office:value-type="float" office:value="3.18904677463347" calcext:value-type="float">
            <text:p>3.1890467746</text:p>
          </table:table-cell>
          <table:table-cell table:number-columns-repeated="1012"/>
        </table:table-row>
        <table:table-row table:style-name="ro1">
          <table:table-cell office:value-type="float" office:value="40434782.61" calcext:value-type="float">
            <text:p>40434782.61</text:p>
          </table:table-cell>
          <table:table-cell table:formula="of:=[.A189]/1000000" office:value-type="float" office:value="40.43478261" calcext:value-type="float">
            <text:p>40.43478261</text:p>
          </table:table-cell>
          <table:table-cell office:value-type="float" office:value="0.6" calcext:value-type="float">
            <text:p>0.60</text:p>
          </table:table-cell>
          <table:table-cell office:value-type="float" office:value="-78.89230347" calcext:value-type="float">
            <text:p>-78.89230347</text:p>
          </table:table-cell>
          <table:table-cell office:value-type="float" office:value="-67.09062195" calcext:value-type="float">
            <text:p>-67.09062195</text:p>
          </table:table-cell>
          <table:table-cell table:formula="of:=[.E189]-[.D189]" office:value-type="float" office:value="11.80168152" calcext:value-type="float">
            <text:p>11.80168152</text:p>
          </table:table-cell>
          <table:table-cell table:formula="of:=15.12-10*LOG10(POWER(10;[.F189]/10)-1)-[.C189]" office:value-type="float" office:value="3.01505323983742" calcext:value-type="float">
            <text:p>3.0150532398</text:p>
          </table:table-cell>
          <table:table-cell table:number-columns-repeated="1012"/>
        </table:table-row>
        <table:table-row table:style-name="ro1">
          <table:table-cell office:value-type="float" office:value="40652173.91" calcext:value-type="float">
            <text:p>40652173.91</text:p>
          </table:table-cell>
          <table:table-cell table:formula="of:=[.A190]/1000000" office:value-type="float" office:value="40.65217391" calcext:value-type="float">
            <text:p>40.65217391</text:p>
          </table:table-cell>
          <table:table-cell office:value-type="float" office:value="0.6" calcext:value-type="float">
            <text:p>0.60</text:p>
          </table:table-cell>
          <table:table-cell office:value-type="float" office:value="-79.07920837" calcext:value-type="float">
            <text:p>-79.07920837</text:p>
          </table:table-cell>
          <table:table-cell office:value-type="float" office:value="-66.70241547" calcext:value-type="float">
            <text:p>-66.70241547</text:p>
          </table:table-cell>
          <table:table-cell table:formula="of:=[.E190]-[.D190]" office:value-type="float" office:value="12.3767929" calcext:value-type="float">
            <text:p>12.3767929</text:p>
          </table:table-cell>
          <table:table-cell table:formula="of:=15.12-10*LOG10(POWER(10;[.F190]/10)-1)-[.C190]" office:value-type="float" office:value="2.40201722687594" calcext:value-type="float">
            <text:p>2.4020172269</text:p>
          </table:table-cell>
          <table:table-cell table:number-columns-repeated="1012"/>
        </table:table-row>
        <table:table-row table:style-name="ro1">
          <table:table-cell office:value-type="float" office:value="40869565.22" calcext:value-type="float">
            <text:p>40869565.22</text:p>
          </table:table-cell>
          <table:table-cell table:formula="of:=[.A191]/1000000" office:value-type="float" office:value="40.86956522" calcext:value-type="float">
            <text:p>40.86956522</text:p>
          </table:table-cell>
          <table:table-cell office:value-type="float" office:value="0.6" calcext:value-type="float">
            <text:p>0.60</text:p>
          </table:table-cell>
          <table:table-cell office:value-type="float" office:value="-78.9091568" calcext:value-type="float">
            <text:p>-78.9091568</text:p>
          </table:table-cell>
          <table:table-cell office:value-type="float" office:value="-66.93312073" calcext:value-type="float">
            <text:p>-66.93312073</text:p>
          </table:table-cell>
          <table:table-cell table:formula="of:=[.E191]-[.D191]" office:value-type="float" office:value="11.97603607" calcext:value-type="float">
            <text:p>11.97603607</text:p>
          </table:table-cell>
          <table:table-cell table:formula="of:=15.12-10*LOG10(POWER(10;[.F191]/10)-1)-[.C191]" office:value-type="float" office:value="2.82863037888372" calcext:value-type="float">
            <text:p>2.8286303789</text:p>
          </table:table-cell>
          <table:table-cell table:number-columns-repeated="1012"/>
        </table:table-row>
        <table:table-row table:style-name="ro1">
          <table:table-cell office:value-type="float" office:value="41086956.52" calcext:value-type="float">
            <text:p>41086956.52</text:p>
          </table:table-cell>
          <table:table-cell table:formula="of:=[.A192]/1000000" office:value-type="float" office:value="41.08695652" calcext:value-type="float">
            <text:p>41.08695652</text:p>
          </table:table-cell>
          <table:table-cell office:value-type="float" office:value="0.6" calcext:value-type="float">
            <text:p>0.60</text:p>
          </table:table-cell>
          <table:table-cell office:value-type="float" office:value="-78.78022766" calcext:value-type="float">
            <text:p>-78.78022766</text:p>
          </table:table-cell>
          <table:table-cell office:value-type="float" office:value="-67.1574707" calcext:value-type="float">
            <text:p>-67.1574707</text:p>
          </table:table-cell>
          <table:table-cell table:formula="of:=[.E192]-[.D192]" office:value-type="float" office:value="11.62275696" calcext:value-type="float">
            <text:p>11.62275696</text:p>
          </table:table-cell>
          <table:table-cell table:formula="of:=15.12-10*LOG10(POWER(10;[.F192]/10)-1)-[.C192]" office:value-type="float" office:value="3.20691376572808" calcext:value-type="float">
            <text:p>3.2069137657</text:p>
          </table:table-cell>
          <table:table-cell table:number-columns-repeated="1012"/>
        </table:table-row>
        <table:table-row table:style-name="ro1">
          <table:table-cell office:value-type="float" office:value="41304347.83" calcext:value-type="float">
            <text:p>41304347.83</text:p>
          </table:table-cell>
          <table:table-cell table:formula="of:=[.A193]/1000000" office:value-type="float" office:value="41.30434783" calcext:value-type="float">
            <text:p>41.30434783</text:p>
          </table:table-cell>
          <table:table-cell office:value-type="float" office:value="0.6" calcext:value-type="float">
            <text:p>0.60</text:p>
          </table:table-cell>
          <table:table-cell office:value-type="float" office:value="-78.77134705" calcext:value-type="float">
            <text:p>-78.77134705</text:p>
          </table:table-cell>
          <table:table-cell office:value-type="float" office:value="-66.6421051" calcext:value-type="float">
            <text:p>-66.6421051</text:p>
          </table:table-cell>
          <table:table-cell table:formula="of:=[.E193]-[.D193]" office:value-type="float" office:value="12.12924195" calcext:value-type="float">
            <text:p>12.12924195</text:p>
          </table:table-cell>
          <table:table-cell table:formula="of:=15.12-10*LOG10(POWER(10;[.F193]/10)-1)-[.C193]" office:value-type="float" office:value="2.66523878877702" calcext:value-type="float">
            <text:p>2.6652387888</text:p>
          </table:table-cell>
          <table:table-cell table:number-columns-repeated="1012"/>
        </table:table-row>
        <table:table-row table:style-name="ro1">
          <table:table-cell office:value-type="float" office:value="41521739.13" calcext:value-type="float">
            <text:p>41521739.13</text:p>
          </table:table-cell>
          <table:table-cell table:formula="of:=[.A194]/1000000" office:value-type="float" office:value="41.52173913" calcext:value-type="float">
            <text:p>41.52173913</text:p>
          </table:table-cell>
          <table:table-cell office:value-type="float" office:value="0.6" calcext:value-type="float">
            <text:p>0.60</text:p>
          </table:table-cell>
          <table:table-cell office:value-type="float" office:value="-78.92756653" calcext:value-type="float">
            <text:p>-78.92756653</text:p>
          </table:table-cell>
          <table:table-cell office:value-type="float" office:value="-66.71357727" calcext:value-type="float">
            <text:p>-66.71357727</text:p>
          </table:table-cell>
          <table:table-cell table:formula="of:=[.E194]-[.D194]" office:value-type="float" office:value="12.21398926" calcext:value-type="float">
            <text:p>12.21398926</text:p>
          </table:table-cell>
          <table:table-cell table:formula="of:=15.12-10*LOG10(POWER(10;[.F194]/10)-1)-[.C194]" office:value-type="float" office:value="2.57501948370702" calcext:value-type="float">
            <text:p>2.5750194837</text:p>
          </table:table-cell>
          <table:table-cell table:number-columns-repeated="1012"/>
        </table:table-row>
        <table:table-row table:style-name="ro1">
          <table:table-cell office:value-type="float" office:value="41739130.43" calcext:value-type="float">
            <text:p>41739130.43</text:p>
          </table:table-cell>
          <table:table-cell table:formula="of:=[.A195]/1000000" office:value-type="float" office:value="41.73913043" calcext:value-type="float">
            <text:p>41.73913043</text:p>
          </table:table-cell>
          <table:table-cell office:value-type="float" office:value="0.6" calcext:value-type="float">
            <text:p>0.60</text:p>
          </table:table-cell>
          <table:table-cell office:value-type="float" office:value="-79.35011292" calcext:value-type="float">
            <text:p>-79.35011292</text:p>
          </table:table-cell>
          <table:table-cell office:value-type="float" office:value="-67.17650604" calcext:value-type="float">
            <text:p>-67.17650604</text:p>
          </table:table-cell>
          <table:table-cell table:formula="of:=[.E195]-[.D195]" office:value-type="float" office:value="12.17360688" calcext:value-type="float">
            <text:p>12.17360688</text:p>
          </table:table-cell>
          <table:table-cell table:formula="of:=15.12-10*LOG10(POWER(10;[.F195]/10)-1)-[.C195]" office:value-type="float" office:value="2.61799511258768" calcext:value-type="float">
            <text:p>2.6179951126</text:p>
          </table:table-cell>
          <table:table-cell table:number-columns-repeated="1012"/>
        </table:table-row>
        <table:table-row table:style-name="ro1">
          <table:table-cell office:value-type="float" office:value="41956521.74" calcext:value-type="float">
            <text:p>41956521.74</text:p>
          </table:table-cell>
          <table:table-cell table:formula="of:=[.A196]/1000000" office:value-type="float" office:value="41.95652174" calcext:value-type="float">
            <text:p>41.95652174</text:p>
          </table:table-cell>
          <table:table-cell office:value-type="float" office:value="0.6" calcext:value-type="float">
            <text:p>0.60</text:p>
          </table:table-cell>
          <table:table-cell office:value-type="float" office:value="-78.8776474" calcext:value-type="float">
            <text:p>-78.8776474</text:p>
          </table:table-cell>
          <table:table-cell office:value-type="float" office:value="-67.04518127" calcext:value-type="float">
            <text:p>-67.04518127</text:p>
          </table:table-cell>
          <table:table-cell table:formula="of:=[.E196]-[.D196]" office:value-type="float" office:value="11.83246613" calcext:value-type="float">
            <text:p>11.83246613</text:p>
          </table:table-cell>
          <table:table-cell table:formula="of:=15.12-10*LOG10(POWER(10;[.F196]/10)-1)-[.C196]" office:value-type="float" office:value="2.98209996608292" calcext:value-type="float">
            <text:p>2.9820999661</text:p>
          </table:table-cell>
          <table:table-cell table:number-columns-repeated="1012"/>
        </table:table-row>
        <table:table-row table:style-name="ro1">
          <table:table-cell office:value-type="float" office:value="42173913.04" calcext:value-type="float">
            <text:p>42173913.04</text:p>
          </table:table-cell>
          <table:table-cell table:formula="of:=[.A197]/1000000" office:value-type="float" office:value="42.17391304" calcext:value-type="float">
            <text:p>42.17391304</text:p>
          </table:table-cell>
          <table:table-cell office:value-type="float" office:value="0.6" calcext:value-type="float">
            <text:p>0.60</text:p>
          </table:table-cell>
          <table:table-cell office:value-type="float" office:value="-78.92105865" calcext:value-type="float">
            <text:p>-78.92105865</text:p>
          </table:table-cell>
          <table:table-cell office:value-type="float" office:value="-66.63111115" calcext:value-type="float">
            <text:p>-66.63111115</text:p>
          </table:table-cell>
          <table:table-cell table:formula="of:=[.E197]-[.D197]" office:value-type="float" office:value="12.2899475" calcext:value-type="float">
            <text:p>12.2899475</text:p>
          </table:table-cell>
          <table:table-cell table:formula="of:=15.12-10*LOG10(POWER(10;[.F197]/10)-1)-[.C197]" office:value-type="float" office:value="2.49425236305358" calcext:value-type="float">
            <text:p>2.4942523631</text:p>
          </table:table-cell>
          <table:table-cell table:number-columns-repeated="1012"/>
        </table:table-row>
        <table:table-row table:style-name="ro1">
          <table:table-cell office:value-type="float" office:value="42391304.35" calcext:value-type="float">
            <text:p>42391304.35</text:p>
          </table:table-cell>
          <table:table-cell table:formula="of:=[.A198]/1000000" office:value-type="float" office:value="42.39130435" calcext:value-type="float">
            <text:p>42.39130435</text:p>
          </table:table-cell>
          <table:table-cell office:value-type="float" office:value="0.6" calcext:value-type="float">
            <text:p>0.60</text:p>
          </table:table-cell>
          <table:table-cell office:value-type="float" office:value="-78.93534088" calcext:value-type="float">
            <text:p>-78.93534088</text:p>
          </table:table-cell>
          <table:table-cell office:value-type="float" office:value="-67.01735687" calcext:value-type="float">
            <text:p>-67.01735687</text:p>
          </table:table-cell>
          <table:table-cell table:formula="of:=[.E198]-[.D198]" office:value-type="float" office:value="11.91798401" calcext:value-type="float">
            <text:p>11.91798401</text:p>
          </table:table-cell>
          <table:table-cell table:formula="of:=15.12-10*LOG10(POWER(10;[.F198]/10)-1)-[.C198]" office:value-type="float" office:value="2.89064325367615" calcext:value-type="float">
            <text:p>2.8906432537</text:p>
          </table:table-cell>
          <table:table-cell table:number-columns-repeated="1012"/>
        </table:table-row>
        <table:table-row table:style-name="ro1">
          <table:table-cell office:value-type="float" office:value="42608695.65" calcext:value-type="float">
            <text:p>42608695.65</text:p>
          </table:table-cell>
          <table:table-cell table:formula="of:=[.A199]/1000000" office:value-type="float" office:value="42.60869565" calcext:value-type="float">
            <text:p>42.60869565</text:p>
          </table:table-cell>
          <table:table-cell office:value-type="float" office:value="0.6" calcext:value-type="float">
            <text:p>0.60</text:p>
          </table:table-cell>
          <table:table-cell office:value-type="float" office:value="-78.47625732" calcext:value-type="float">
            <text:p>-78.47625732</text:p>
          </table:table-cell>
          <table:table-cell office:value-type="float" office:value="-66.96669006" calcext:value-type="float">
            <text:p>-66.96669006</text:p>
          </table:table-cell>
          <table:table-cell table:formula="of:=[.E199]-[.D199]" office:value-type="float" office:value="11.50956726" calcext:value-type="float">
            <text:p>11.50956726</text:p>
          </table:table-cell>
          <table:table-cell table:formula="of:=15.12-10*LOG10(POWER(10;[.F199]/10)-1)-[.C199]" office:value-type="float" office:value="3.32858733927851" calcext:value-type="float">
            <text:p>3.3285873393</text:p>
          </table:table-cell>
          <table:table-cell table:number-columns-repeated="1012"/>
        </table:table-row>
        <table:table-row table:style-name="ro1">
          <table:table-cell office:value-type="float" office:value="42826086.96" calcext:value-type="float">
            <text:p>42826086.96</text:p>
          </table:table-cell>
          <table:table-cell table:formula="of:=[.A200]/1000000" office:value-type="float" office:value="42.82608696" calcext:value-type="float">
            <text:p>42.82608696</text:p>
          </table:table-cell>
          <table:table-cell office:value-type="float" office:value="0.6" calcext:value-type="float">
            <text:p>0.60</text:p>
          </table:table-cell>
          <table:table-cell office:value-type="float" office:value="-78.59760284" calcext:value-type="float">
            <text:p>-78.59760284</text:p>
          </table:table-cell>
          <table:table-cell office:value-type="float" office:value="-66.93888855" calcext:value-type="float">
            <text:p>-66.93888855</text:p>
          </table:table-cell>
          <table:table-cell table:formula="of:=[.E200]-[.D200]" office:value-type="float" office:value="11.65871429" calcext:value-type="float">
            <text:p>11.65871429</text:p>
          </table:table-cell>
          <table:table-cell table:formula="of:=15.12-10*LOG10(POWER(10;[.F200]/10)-1)-[.C200]" office:value-type="float" office:value="3.16831067910575" calcext:value-type="float">
            <text:p>3.1683106791</text:p>
          </table:table-cell>
          <table:table-cell table:number-columns-repeated="1012"/>
        </table:table-row>
        <table:table-row table:style-name="ro1">
          <table:table-cell office:value-type="float" office:value="43043478.26" calcext:value-type="float">
            <text:p>43043478.26</text:p>
          </table:table-cell>
          <table:table-cell table:formula="of:=[.A201]/1000000" office:value-type="float" office:value="43.04347826" calcext:value-type="float">
            <text:p>43.04347826</text:p>
          </table:table-cell>
          <table:table-cell office:value-type="float" office:value="0.6" calcext:value-type="float">
            <text:p>0.60</text:p>
          </table:table-cell>
          <table:table-cell office:value-type="float" office:value="-78.92640686" calcext:value-type="float">
            <text:p>-78.92640686</text:p>
          </table:table-cell>
          <table:table-cell office:value-type="float" office:value="-66.79605865" calcext:value-type="float">
            <text:p>-66.79605865</text:p>
          </table:table-cell>
          <table:table-cell table:formula="of:=[.E201]-[.D201]" office:value-type="float" office:value="12.13034821" calcext:value-type="float">
            <text:p>12.13034821</text:p>
          </table:table-cell>
          <table:table-cell table:formula="of:=15.12-10*LOG10(POWER(10;[.F201]/10)-1)-[.C201]" office:value-type="float" office:value="2.66406036451606" calcext:value-type="float">
            <text:p>2.6640603645</text:p>
          </table:table-cell>
          <table:table-cell table:number-columns-repeated="1012"/>
        </table:table-row>
        <table:table-row table:style-name="ro1">
          <table:table-cell office:value-type="float" office:value="43260869.57" calcext:value-type="float">
            <text:p>43260869.57</text:p>
          </table:table-cell>
          <table:table-cell table:formula="of:=[.A202]/1000000" office:value-type="float" office:value="43.26086957" calcext:value-type="float">
            <text:p>43.26086957</text:p>
          </table:table-cell>
          <table:table-cell office:value-type="float" office:value="0.6" calcext:value-type="float">
            <text:p>0.60</text:p>
          </table:table-cell>
          <table:table-cell office:value-type="float" office:value="-78.92552185" calcext:value-type="float">
            <text:p>-78.92552185</text:p>
          </table:table-cell>
          <table:table-cell office:value-type="float" office:value="-66.91501617" calcext:value-type="float">
            <text:p>-66.91501617</text:p>
          </table:table-cell>
          <table:table-cell table:formula="of:=[.E202]-[.D202]" office:value-type="float" office:value="12.01050568" calcext:value-type="float">
            <text:p>12.01050568</text:p>
          </table:table-cell>
          <table:table-cell table:formula="of:=15.12-10*LOG10(POWER(10;[.F202]/10)-1)-[.C202]" office:value-type="float" office:value="2.79183556627416" calcext:value-type="float">
            <text:p>2.7918355663</text:p>
          </table:table-cell>
          <table:table-cell table:number-columns-repeated="1012"/>
        </table:table-row>
        <table:table-row table:style-name="ro1">
          <table:table-cell office:value-type="float" office:value="43478260.87" calcext:value-type="float">
            <text:p>43478260.87</text:p>
          </table:table-cell>
          <table:table-cell table:formula="of:=[.A203]/1000000" office:value-type="float" office:value="43.47826087" calcext:value-type="float">
            <text:p>43.47826087</text:p>
          </table:table-cell>
          <table:table-cell office:value-type="float" office:value="0.6" calcext:value-type="float">
            <text:p>0.60</text:p>
          </table:table-cell>
          <table:table-cell office:value-type="float" office:value="-78.69474792" calcext:value-type="float">
            <text:p>-78.69474792</text:p>
          </table:table-cell>
          <table:table-cell office:value-type="float" office:value="-67.03999329" calcext:value-type="float">
            <text:p>-67.03999329</text:p>
          </table:table-cell>
          <table:table-cell table:formula="of:=[.E203]-[.D203]" office:value-type="float" office:value="11.65475463" calcext:value-type="float">
            <text:p>11.65475463</text:p>
          </table:table-cell>
          <table:table-cell table:formula="of:=15.12-10*LOG10(POWER(10;[.F203]/10)-1)-[.C203]" office:value-type="float" office:value="3.17256054182159" calcext:value-type="float">
            <text:p>3.1725605418</text:p>
          </table:table-cell>
          <table:table-cell table:number-columns-repeated="1012"/>
        </table:table-row>
        <table:table-row table:style-name="ro1">
          <table:table-cell office:value-type="float" office:value="43695652.17" calcext:value-type="float">
            <text:p>43695652.17</text:p>
          </table:table-cell>
          <table:table-cell table:formula="of:=[.A204]/1000000" office:value-type="float" office:value="43.69565217" calcext:value-type="float">
            <text:p>43.69565217</text:p>
          </table:table-cell>
          <table:table-cell office:value-type="float" office:value="0.6" calcext:value-type="float">
            <text:p>0.60</text:p>
          </table:table-cell>
          <table:table-cell office:value-type="float" office:value="-78.77249146" calcext:value-type="float">
            <text:p>-78.77249146</text:p>
          </table:table-cell>
          <table:table-cell office:value-type="float" office:value="-66.92689514" calcext:value-type="float">
            <text:p>-66.92689514</text:p>
          </table:table-cell>
          <table:table-cell table:formula="of:=[.E204]-[.D204]" office:value-type="float" office:value="11.84559632" calcext:value-type="float">
            <text:p>11.84559632</text:p>
          </table:table-cell>
          <table:table-cell table:formula="of:=15.12-10*LOG10(POWER(10;[.F204]/10)-1)-[.C204]" office:value-type="float" office:value="2.96804979549574" calcext:value-type="float">
            <text:p>2.9680497955</text:p>
          </table:table-cell>
          <table:table-cell table:number-columns-repeated="1012"/>
        </table:table-row>
        <table:table-row table:style-name="ro1">
          <table:table-cell office:value-type="float" office:value="43913043.48" calcext:value-type="float">
            <text:p>43913043.48</text:p>
          </table:table-cell>
          <table:table-cell table:formula="of:=[.A205]/1000000" office:value-type="float" office:value="43.91304348" calcext:value-type="float">
            <text:p>43.91304348</text:p>
          </table:table-cell>
          <table:table-cell office:value-type="float" office:value="0.6" calcext:value-type="float">
            <text:p>0.60</text:p>
          </table:table-cell>
          <table:table-cell office:value-type="float" office:value="-78.63050842" calcext:value-type="float">
            <text:p>-78.63050842</text:p>
          </table:table-cell>
          <table:table-cell office:value-type="float" office:value="-66.89582825" calcext:value-type="float">
            <text:p>-66.89582825</text:p>
          </table:table-cell>
          <table:table-cell table:formula="of:=[.E205]-[.D205]" office:value-type="float" office:value="11.73468017" calcext:value-type="float">
            <text:p>11.73468017</text:p>
          </table:table-cell>
          <table:table-cell table:formula="of:=15.12-10*LOG10(POWER(10;[.F205]/10)-1)-[.C205]" office:value-type="float" office:value="3.08683188521866" calcext:value-type="float">
            <text:p>3.0868318852</text:p>
          </table:table-cell>
          <table:table-cell table:number-columns-repeated="1012"/>
        </table:table-row>
        <table:table-row table:style-name="ro1">
          <table:table-cell office:value-type="float" office:value="44130434.78" calcext:value-type="float">
            <text:p>44130434.78</text:p>
          </table:table-cell>
          <table:table-cell table:formula="of:=[.A206]/1000000" office:value-type="float" office:value="44.13043478" calcext:value-type="float">
            <text:p>44.13043478</text:p>
          </table:table-cell>
          <table:table-cell office:value-type="float" office:value="0.6" calcext:value-type="float">
            <text:p>0.60</text:p>
          </table:table-cell>
          <table:table-cell office:value-type="float" office:value="-79.00956726" calcext:value-type="float">
            <text:p>-79.00956726</text:p>
          </table:table-cell>
          <table:table-cell office:value-type="float" office:value="-67.24662781" calcext:value-type="float">
            <text:p>-67.24662781</text:p>
          </table:table-cell>
          <table:table-cell table:formula="of:=[.E206]-[.D206]" office:value-type="float" office:value="11.76293945" calcext:value-type="float">
            <text:p>11.76293945</text:p>
          </table:table-cell>
          <table:table-cell table:formula="of:=15.12-10*LOG10(POWER(10;[.F206]/10)-1)-[.C206]" office:value-type="float" office:value="3.05654804429011" calcext:value-type="float">
            <text:p>3.0565480443</text:p>
          </table:table-cell>
          <table:table-cell table:number-columns-repeated="1012"/>
        </table:table-row>
        <table:table-row table:style-name="ro1">
          <table:table-cell office:value-type="float" office:value="44347826.09" calcext:value-type="float">
            <text:p>44347826.09</text:p>
          </table:table-cell>
          <table:table-cell table:formula="of:=[.A207]/1000000" office:value-type="float" office:value="44.34782609" calcext:value-type="float">
            <text:p>44.34782609</text:p>
          </table:table-cell>
          <table:table-cell office:value-type="float" office:value="0.6" calcext:value-type="float">
            <text:p>0.60</text:p>
          </table:table-cell>
          <table:table-cell office:value-type="float" office:value="-78.90557861" calcext:value-type="float">
            <text:p>-78.90557861</text:p>
          </table:table-cell>
          <table:table-cell office:value-type="float" office:value="-67.2838974" calcext:value-type="float">
            <text:p>-67.2838974</text:p>
          </table:table-cell>
          <table:table-cell table:formula="of:=[.E207]-[.D207]" office:value-type="float" office:value="11.62168121" calcext:value-type="float">
            <text:p>11.62168121</text:p>
          </table:table-cell>
          <table:table-cell table:formula="of:=15.12-10*LOG10(POWER(10;[.F207]/10)-1)-[.C207]" office:value-type="float" office:value="3.20806903282128" calcext:value-type="float">
            <text:p>3.2080690328</text:p>
          </table:table-cell>
          <table:table-cell table:number-columns-repeated="1012"/>
        </table:table-row>
        <table:table-row table:style-name="ro1">
          <table:table-cell office:value-type="float" office:value="44565217.39" calcext:value-type="float">
            <text:p>44565217.39</text:p>
          </table:table-cell>
          <table:table-cell table:formula="of:=[.A208]/1000000" office:value-type="float" office:value="44.56521739" calcext:value-type="float">
            <text:p>44.56521739</text:p>
          </table:table-cell>
          <table:table-cell office:value-type="float" office:value="0.6" calcext:value-type="float">
            <text:p>0.60</text:p>
          </table:table-cell>
          <table:table-cell office:value-type="float" office:value="-79.0945282" calcext:value-type="float">
            <text:p>-79.0945282</text:p>
          </table:table-cell>
          <table:table-cell office:value-type="float" office:value="-67.19043732" calcext:value-type="float">
            <text:p>-67.19043732</text:p>
          </table:table-cell>
          <table:table-cell table:formula="of:=[.E208]-[.D208]" office:value-type="float" office:value="11.90409088" calcext:value-type="float">
            <text:p>11.90409088</text:p>
          </table:table-cell>
          <table:table-cell table:formula="of:=15.12-10*LOG10(POWER(10;[.F208]/10)-1)-[.C208]" office:value-type="float" office:value="2.90549271213981" calcext:value-type="float">
            <text:p>2.9054927121</text:p>
          </table:table-cell>
          <table:table-cell table:number-columns-repeated="1012"/>
        </table:table-row>
        <table:table-row table:style-name="ro1">
          <table:table-cell office:value-type="float" office:value="44782608.7" calcext:value-type="float">
            <text:p>44782608.7</text:p>
          </table:table-cell>
          <table:table-cell table:formula="of:=[.A209]/1000000" office:value-type="float" office:value="44.7826087" calcext:value-type="float">
            <text:p>44.7826087</text:p>
          </table:table-cell>
          <table:table-cell office:value-type="float" office:value="0.6" calcext:value-type="float">
            <text:p>0.60</text:p>
          </table:table-cell>
          <table:table-cell office:value-type="float" office:value="-78.90581512" calcext:value-type="float">
            <text:p>-78.90581512</text:p>
          </table:table-cell>
          <table:table-cell office:value-type="float" office:value="-67.04768372" calcext:value-type="float">
            <text:p>-67.04768372</text:p>
          </table:table-cell>
          <table:table-cell table:formula="of:=[.E209]-[.D209]" office:value-type="float" office:value="11.8581314" calcext:value-type="float">
            <text:p>11.8581314</text:p>
          </table:table-cell>
          <table:table-cell table:formula="of:=15.12-10*LOG10(POWER(10;[.F209]/10)-1)-[.C209]" office:value-type="float" office:value="2.95463920428801" calcext:value-type="float">
            <text:p>2.9546392043</text:p>
          </table:table-cell>
          <table:table-cell table:number-columns-repeated="1012"/>
        </table:table-row>
        <table:table-row table:style-name="ro1">
          <table:table-cell office:value-type="float" office:value="45000000" calcext:value-type="float">
            <text:p>45000000</text:p>
          </table:table-cell>
          <table:table-cell table:formula="of:=[.A210]/1000000" office:value-type="float" office:value="45" calcext:value-type="float">
            <text:p>45</text:p>
          </table:table-cell>
          <table:table-cell office:value-type="float" office:value="0.6" calcext:value-type="float">
            <text:p>0.60</text:p>
          </table:table-cell>
          <table:table-cell office:value-type="float" office:value="-78.83765411" calcext:value-type="float">
            <text:p>-78.83765411</text:p>
          </table:table-cell>
          <table:table-cell office:value-type="float" office:value="-66.93654633" calcext:value-type="float">
            <text:p>-66.93654633</text:p>
          </table:table-cell>
          <table:table-cell table:formula="of:=[.E210]-[.D210]" office:value-type="float" office:value="11.90110778" calcext:value-type="float">
            <text:p>11.90110778</text:p>
          </table:table-cell>
          <table:table-cell table:formula="of:=15.12-10*LOG10(POWER(10;[.F210]/10)-1)-[.C210]" office:value-type="float" office:value="2.9086815795233" calcext:value-type="float">
            <text:p>2.9086815795</text:p>
          </table:table-cell>
          <table:table-cell table:number-columns-repeated="1012"/>
        </table:table-row>
        <table:table-row table:style-name="ro1">
          <table:table-cell office:value-type="float" office:value="45217391.3" calcext:value-type="float">
            <text:p>45217391.3</text:p>
          </table:table-cell>
          <table:table-cell table:formula="of:=[.A211]/1000000" office:value-type="float" office:value="45.2173913" calcext:value-type="float">
            <text:p>45.2173913</text:p>
          </table:table-cell>
          <table:table-cell office:value-type="float" office:value="0.6" calcext:value-type="float">
            <text:p>0.60</text:p>
          </table:table-cell>
          <table:table-cell office:value-type="float" office:value="-78.97898102" calcext:value-type="float">
            <text:p>-78.97898102</text:p>
          </table:table-cell>
          <table:table-cell office:value-type="float" office:value="-66.97428894" calcext:value-type="float">
            <text:p>-66.97428894</text:p>
          </table:table-cell>
          <table:table-cell table:formula="of:=[.E211]-[.D211]" office:value-type="float" office:value="12.00469208" calcext:value-type="float">
            <text:p>12.00469208</text:p>
          </table:table-cell>
          <table:table-cell table:formula="of:=15.12-10*LOG10(POWER(10;[.F211]/10)-1)-[.C211]" office:value-type="float" office:value="2.79803995223705" calcext:value-type="float">
            <text:p>2.7980399522</text:p>
          </table:table-cell>
          <table:table-cell table:number-columns-repeated="1012"/>
        </table:table-row>
        <table:table-row table:style-name="ro1">
          <table:table-cell office:value-type="float" office:value="45434782.61" calcext:value-type="float">
            <text:p>45434782.61</text:p>
          </table:table-cell>
          <table:table-cell table:formula="of:=[.A212]/1000000" office:value-type="float" office:value="45.43478261" calcext:value-type="float">
            <text:p>45.43478261</text:p>
          </table:table-cell>
          <table:table-cell office:value-type="float" office:value="0.6" calcext:value-type="float">
            <text:p>0.60</text:p>
          </table:table-cell>
          <table:table-cell office:value-type="float" office:value="-79.20102692" calcext:value-type="float">
            <text:p>-79.20102692</text:p>
          </table:table-cell>
          <table:table-cell office:value-type="float" office:value="-66.83817291" calcext:value-type="float">
            <text:p>-66.83817291</text:p>
          </table:table-cell>
          <table:table-cell table:formula="of:=[.E212]-[.D212]" office:value-type="float" office:value="12.36285401" calcext:value-type="float">
            <text:p>12.36285401</text:p>
          </table:table-cell>
          <table:table-cell table:formula="of:=15.12-10*LOG10(POWER(10;[.F212]/10)-1)-[.C212]" office:value-type="float" office:value="2.41681349009229" calcext:value-type="float">
            <text:p>2.4168134901</text:p>
          </table:table-cell>
          <table:table-cell table:number-columns-repeated="1012"/>
        </table:table-row>
        <table:table-row table:style-name="ro1">
          <table:table-cell office:value-type="float" office:value="45652173.91" calcext:value-type="float">
            <text:p>45652173.91</text:p>
          </table:table-cell>
          <table:table-cell table:formula="of:=[.A213]/1000000" office:value-type="float" office:value="45.65217391" calcext:value-type="float">
            <text:p>45.65217391</text:p>
          </table:table-cell>
          <table:table-cell office:value-type="float" office:value="0.6" calcext:value-type="float">
            <text:p>0.60</text:p>
          </table:table-cell>
          <table:table-cell office:value-type="float" office:value="-78.5772171" calcext:value-type="float">
            <text:p>-78.5772171</text:p>
          </table:table-cell>
          <table:table-cell office:value-type="float" office:value="-67.36190796" calcext:value-type="float">
            <text:p>-67.36190796</text:p>
          </table:table-cell>
          <table:table-cell table:formula="of:=[.E213]-[.D213]" office:value-type="float" office:value="11.21530914" calcext:value-type="float">
            <text:p>11.21530914</text:p>
          </table:table-cell>
          <table:table-cell table:formula="of:=15.12-10*LOG10(POWER(10;[.F213]/10)-1)-[.C213]" office:value-type="float" office:value="3.64604838746464" calcext:value-type="float">
            <text:p>3.6460483875</text:p>
          </table:table-cell>
          <table:table-cell table:number-columns-repeated="1012"/>
        </table:table-row>
        <table:table-row table:style-name="ro1">
          <table:table-cell office:value-type="float" office:value="45869565.22" calcext:value-type="float">
            <text:p>45869565.22</text:p>
          </table:table-cell>
          <table:table-cell table:formula="of:=[.A214]/1000000" office:value-type="float" office:value="45.86956522" calcext:value-type="float">
            <text:p>45.86956522</text:p>
          </table:table-cell>
          <table:table-cell office:value-type="float" office:value="0.6" calcext:value-type="float">
            <text:p>0.60</text:p>
          </table:table-cell>
          <table:table-cell office:value-type="float" office:value="-79.13855743" calcext:value-type="float">
            <text:p>-79.13855743</text:p>
          </table:table-cell>
          <table:table-cell office:value-type="float" office:value="-67.420784" calcext:value-type="float">
            <text:p>-67.420784</text:p>
          </table:table-cell>
          <table:table-cell table:formula="of:=[.E214]-[.D214]" office:value-type="float" office:value="11.71777343" calcext:value-type="float">
            <text:p>11.71777343</text:p>
          </table:table-cell>
          <table:table-cell table:formula="of:=15.12-10*LOG10(POWER(10;[.F214]/10)-1)-[.C214]" office:value-type="float" office:value="3.10495663162502" calcext:value-type="float">
            <text:p>3.1049566316</text:p>
          </table:table-cell>
          <table:table-cell table:number-columns-repeated="1012"/>
        </table:table-row>
        <table:table-row table:style-name="ro1">
          <table:table-cell office:value-type="float" office:value="46086956.52" calcext:value-type="float">
            <text:p>46086956.52</text:p>
          </table:table-cell>
          <table:table-cell table:formula="of:=[.A215]/1000000" office:value-type="float" office:value="46.08695652" calcext:value-type="float">
            <text:p>46.08695652</text:p>
          </table:table-cell>
          <table:table-cell office:value-type="float" office:value="0.6" calcext:value-type="float">
            <text:p>0.60</text:p>
          </table:table-cell>
          <table:table-cell office:value-type="float" office:value="-79.17417908" calcext:value-type="float">
            <text:p>-79.17417908</text:p>
          </table:table-cell>
          <table:table-cell office:value-type="float" office:value="-67.50746155" calcext:value-type="float">
            <text:p>-67.50746155</text:p>
          </table:table-cell>
          <table:table-cell table:formula="of:=[.E215]-[.D215]" office:value-type="float" office:value="11.66671753" calcext:value-type="float">
            <text:p>11.66671753</text:p>
          </table:table-cell>
          <table:table-cell table:formula="of:=15.12-10*LOG10(POWER(10;[.F215]/10)-1)-[.C215]" office:value-type="float" office:value="3.15972174949119" calcext:value-type="float">
            <text:p>3.1597217495</text:p>
          </table:table-cell>
          <table:table-cell table:number-columns-repeated="1012"/>
        </table:table-row>
        <table:table-row table:style-name="ro1">
          <table:table-cell office:value-type="float" office:value="46304347.83" calcext:value-type="float">
            <text:p>46304347.83</text:p>
          </table:table-cell>
          <table:table-cell table:formula="of:=[.A216]/1000000" office:value-type="float" office:value="46.30434783" calcext:value-type="float">
            <text:p>46.30434783</text:p>
          </table:table-cell>
          <table:table-cell office:value-type="float" office:value="0.6" calcext:value-type="float">
            <text:p>0.60</text:p>
          </table:table-cell>
          <table:table-cell office:value-type="float" office:value="-78.73735809" calcext:value-type="float">
            <text:p>-78.73735809</text:p>
          </table:table-cell>
          <table:table-cell office:value-type="float" office:value="-67.34363556" calcext:value-type="float">
            <text:p>-67.34363556</text:p>
          </table:table-cell>
          <table:table-cell table:formula="of:=[.E216]-[.D216]" office:value-type="float" office:value="11.39372253" calcext:value-type="float">
            <text:p>11.39372253</text:p>
          </table:table-cell>
          <table:table-cell table:formula="of:=15.12-10*LOG10(POWER(10;[.F216]/10)-1)-[.C216]" office:value-type="float" office:value="3.45336485034138" calcext:value-type="float">
            <text:p>3.4533648503</text:p>
          </table:table-cell>
          <table:table-cell table:number-columns-repeated="1012"/>
        </table:table-row>
        <table:table-row table:style-name="ro1">
          <table:table-cell office:value-type="float" office:value="46521739.13" calcext:value-type="float">
            <text:p>46521739.13</text:p>
          </table:table-cell>
          <table:table-cell table:formula="of:=[.A217]/1000000" office:value-type="float" office:value="46.52173913" calcext:value-type="float">
            <text:p>46.52173913</text:p>
          </table:table-cell>
          <table:table-cell office:value-type="float" office:value="0.6" calcext:value-type="float">
            <text:p>0.60</text:p>
          </table:table-cell>
          <table:table-cell office:value-type="float" office:value="-78.73238373" calcext:value-type="float">
            <text:p>-78.73238373</text:p>
          </table:table-cell>
          <table:table-cell office:value-type="float" office:value="-67.0390625" calcext:value-type="float">
            <text:p>-67.0390625</text:p>
          </table:table-cell>
          <table:table-cell table:formula="of:=[.E217]-[.D217]" office:value-type="float" office:value="11.69332123" calcext:value-type="float">
            <text:p>11.69332123</text:p>
          </table:table-cell>
          <table:table-cell table:formula="of:=15.12-10*LOG10(POWER(10;[.F217]/10)-1)-[.C217]" office:value-type="float" office:value="3.1311794514156" calcext:value-type="float">
            <text:p>3.1311794514</text:p>
          </table:table-cell>
          <table:table-cell table:number-columns-repeated="1012"/>
        </table:table-row>
        <table:table-row table:style-name="ro1">
          <table:table-cell office:value-type="float" office:value="46739130.43" calcext:value-type="float">
            <text:p>46739130.43</text:p>
          </table:table-cell>
          <table:table-cell table:formula="of:=[.A218]/1000000" office:value-type="float" office:value="46.73913043" calcext:value-type="float">
            <text:p>46.73913043</text:p>
          </table:table-cell>
          <table:table-cell office:value-type="float" office:value="0.6" calcext:value-type="float">
            <text:p>0.60</text:p>
          </table:table-cell>
          <table:table-cell office:value-type="float" office:value="-78.97074127" calcext:value-type="float">
            <text:p>-78.97074127</text:p>
          </table:table-cell>
          <table:table-cell office:value-type="float" office:value="-67.20204163" calcext:value-type="float">
            <text:p>-67.20204163</text:p>
          </table:table-cell>
          <table:table-cell table:formula="of:=[.E218]-[.D218]" office:value-type="float" office:value="11.76869964" calcext:value-type="float">
            <text:p>11.76869964</text:p>
          </table:table-cell>
          <table:table-cell table:formula="of:=15.12-10*LOG10(POWER(10;[.F218]/10)-1)-[.C218]" office:value-type="float" office:value="3.05037690986966" calcext:value-type="float">
            <text:p>3.0503769099</text:p>
          </table:table-cell>
          <table:table-cell table:number-columns-repeated="1012"/>
        </table:table-row>
        <table:table-row table:style-name="ro1">
          <table:table-cell office:value-type="float" office:value="46956521.74" calcext:value-type="float">
            <text:p>46956521.74</text:p>
          </table:table-cell>
          <table:table-cell table:formula="of:=[.A219]/1000000" office:value-type="float" office:value="46.95652174" calcext:value-type="float">
            <text:p>46.95652174</text:p>
          </table:table-cell>
          <table:table-cell office:value-type="float" office:value="0.6" calcext:value-type="float">
            <text:p>0.60</text:p>
          </table:table-cell>
          <table:table-cell office:value-type="float" office:value="-78.95336914" calcext:value-type="float">
            <text:p>-78.95336914</text:p>
          </table:table-cell>
          <table:table-cell office:value-type="float" office:value="-67.13310242" calcext:value-type="float">
            <text:p>-67.13310242</text:p>
          </table:table-cell>
          <table:table-cell table:formula="of:=[.E219]-[.D219]" office:value-type="float" office:value="11.82026672" calcext:value-type="float">
            <text:p>11.82026672</text:p>
          </table:table-cell>
          <table:table-cell table:formula="of:=15.12-10*LOG10(POWER(10;[.F219]/10)-1)-[.C219]" office:value-type="float" office:value="2.99515681226991" calcext:value-type="float">
            <text:p>2.9951568123</text:p>
          </table:table-cell>
          <table:table-cell table:number-columns-repeated="1012"/>
        </table:table-row>
        <table:table-row table:style-name="ro1">
          <table:table-cell office:value-type="float" office:value="47173913.04" calcext:value-type="float">
            <text:p>47173913.04</text:p>
          </table:table-cell>
          <table:table-cell table:formula="of:=[.A220]/1000000" office:value-type="float" office:value="47.17391304" calcext:value-type="float">
            <text:p>47.17391304</text:p>
          </table:table-cell>
          <table:table-cell office:value-type="float" office:value="0.6" calcext:value-type="float">
            <text:p>0.60</text:p>
          </table:table-cell>
          <table:table-cell office:value-type="float" office:value="-79.04618835" calcext:value-type="float">
            <text:p>-79.04618835</text:p>
          </table:table-cell>
          <table:table-cell office:value-type="float" office:value="-66.91176605" calcext:value-type="float">
            <text:p>-66.91176605</text:p>
          </table:table-cell>
          <table:table-cell table:formula="of:=[.E220]-[.D220]" office:value-type="float" office:value="12.1344223" calcext:value-type="float">
            <text:p>12.1344223</text:p>
          </table:table-cell>
          <table:table-cell table:formula="of:=15.12-10*LOG10(POWER(10;[.F220]/10)-1)-[.C220]" office:value-type="float" office:value="2.65972067964335" calcext:value-type="float">
            <text:p>2.6597206796</text:p>
          </table:table-cell>
          <table:table-cell table:number-columns-repeated="1012"/>
        </table:table-row>
        <table:table-row table:style-name="ro1">
          <table:table-cell office:value-type="float" office:value="47391304.35" calcext:value-type="float">
            <text:p>47391304.35</text:p>
          </table:table-cell>
          <table:table-cell table:formula="of:=[.A221]/1000000" office:value-type="float" office:value="47.39130435" calcext:value-type="float">
            <text:p>47.39130435</text:p>
          </table:table-cell>
          <table:table-cell office:value-type="float" office:value="0.6" calcext:value-type="float">
            <text:p>0.60</text:p>
          </table:table-cell>
          <table:table-cell office:value-type="float" office:value="-78.46980286" calcext:value-type="float">
            <text:p>-78.46980286</text:p>
          </table:table-cell>
          <table:table-cell office:value-type="float" office:value="-66.97108459" calcext:value-type="float">
            <text:p>-66.97108459</text:p>
          </table:table-cell>
          <table:table-cell table:formula="of:=[.E221]-[.D221]" office:value-type="float" office:value="11.49871827" calcext:value-type="float">
            <text:p>11.49871827</text:p>
          </table:table-cell>
          <table:table-cell table:formula="of:=15.12-10*LOG10(POWER(10;[.F221]/10)-1)-[.C221]" office:value-type="float" office:value="3.34026204754188" calcext:value-type="float">
            <text:p>3.3402620475</text:p>
          </table:table-cell>
          <table:table-cell table:number-columns-repeated="1012"/>
        </table:table-row>
        <table:table-row table:style-name="ro1">
          <table:table-cell office:value-type="float" office:value="47608695.65" calcext:value-type="float">
            <text:p>47608695.65</text:p>
          </table:table-cell>
          <table:table-cell table:formula="of:=[.A222]/1000000" office:value-type="float" office:value="47.60869565" calcext:value-type="float">
            <text:p>47.60869565</text:p>
          </table:table-cell>
          <table:table-cell office:value-type="float" office:value="0.6" calcext:value-type="float">
            <text:p>0.60</text:p>
          </table:table-cell>
          <table:table-cell office:value-type="float" office:value="-78.84975433" calcext:value-type="float">
            <text:p>-78.84975433</text:p>
          </table:table-cell>
          <table:table-cell office:value-type="float" office:value="-67.24324799" calcext:value-type="float">
            <text:p>-67.24324799</text:p>
          </table:table-cell>
          <table:table-cell table:formula="of:=[.E222]-[.D222]" office:value-type="float" office:value="11.60650634" calcext:value-type="float">
            <text:p>11.60650634</text:p>
          </table:table-cell>
          <table:table-cell table:formula="of:=15.12-10*LOG10(POWER(10;[.F222]/10)-1)-[.C222]" office:value-type="float" office:value="3.22436785295483" calcext:value-type="float">
            <text:p>3.224367853</text:p>
          </table:table-cell>
          <table:table-cell table:number-columns-repeated="1012"/>
        </table:table-row>
        <table:table-row table:style-name="ro1">
          <table:table-cell office:value-type="float" office:value="47826086.96" calcext:value-type="float">
            <text:p>47826086.96</text:p>
          </table:table-cell>
          <table:table-cell table:formula="of:=[.A223]/1000000" office:value-type="float" office:value="47.82608696" calcext:value-type="float">
            <text:p>47.82608696</text:p>
          </table:table-cell>
          <table:table-cell office:value-type="float" office:value="0.6" calcext:value-type="float">
            <text:p>0.60</text:p>
          </table:table-cell>
          <table:table-cell office:value-type="float" office:value="-78.75821686" calcext:value-type="float">
            <text:p>-78.75821686</text:p>
          </table:table-cell>
          <table:table-cell office:value-type="float" office:value="-66.88536835" calcext:value-type="float">
            <text:p>-66.88536835</text:p>
          </table:table-cell>
          <table:table-cell table:formula="of:=[.E223]-[.D223]" office:value-type="float" office:value="11.87284851" calcext:value-type="float">
            <text:p>11.87284851</text:p>
          </table:table-cell>
          <table:table-cell table:formula="of:=15.12-10*LOG10(POWER(10;[.F223]/10)-1)-[.C223]" office:value-type="float" office:value="2.93889762348872" calcext:value-type="float">
            <text:p>2.9388976235</text:p>
          </table:table-cell>
          <table:table-cell table:number-columns-repeated="1012"/>
        </table:table-row>
        <table:table-row table:style-name="ro1">
          <table:table-cell office:value-type="float" office:value="48043478.26" calcext:value-type="float">
            <text:p>48043478.26</text:p>
          </table:table-cell>
          <table:table-cell table:formula="of:=[.A224]/1000000" office:value-type="float" office:value="48.04347826" calcext:value-type="float">
            <text:p>48.04347826</text:p>
          </table:table-cell>
          <table:table-cell office:value-type="float" office:value="0.6" calcext:value-type="float">
            <text:p>0.60</text:p>
          </table:table-cell>
          <table:table-cell office:value-type="float" office:value="-78.71411896" calcext:value-type="float">
            <text:p>-78.71411896</text:p>
          </table:table-cell>
          <table:table-cell office:value-type="float" office:value="-67.16923523" calcext:value-type="float">
            <text:p>-67.16923523</text:p>
          </table:table-cell>
          <table:table-cell table:formula="of:=[.E224]-[.D224]" office:value-type="float" office:value="11.54488373" calcext:value-type="float">
            <text:p>11.54488373</text:p>
          </table:table-cell>
          <table:table-cell table:formula="of:=15.12-10*LOG10(POWER(10;[.F224]/10)-1)-[.C224]" office:value-type="float" office:value="3.29059824593767" calcext:value-type="float">
            <text:p>3.2905982459</text:p>
          </table:table-cell>
          <table:table-cell table:number-columns-repeated="1012"/>
        </table:table-row>
        <table:table-row table:style-name="ro1">
          <table:table-cell office:value-type="float" office:value="48260869.57" calcext:value-type="float">
            <text:p>48260869.57</text:p>
          </table:table-cell>
          <table:table-cell table:formula="of:=[.A225]/1000000" office:value-type="float" office:value="48.26086957" calcext:value-type="float">
            <text:p>48.26086957</text:p>
          </table:table-cell>
          <table:table-cell office:value-type="float" office:value="0.6" calcext:value-type="float">
            <text:p>0.60</text:p>
          </table:table-cell>
          <table:table-cell office:value-type="float" office:value="-78.93797302" calcext:value-type="float">
            <text:p>-78.93797302</text:p>
          </table:table-cell>
          <table:table-cell office:value-type="float" office:value="-67.01125336" calcext:value-type="float">
            <text:p>-67.01125336</text:p>
          </table:table-cell>
          <table:table-cell table:formula="of:=[.E225]-[.D225]" office:value-type="float" office:value="11.92671966" calcext:value-type="float">
            <text:p>11.92671966</text:p>
          </table:table-cell>
          <table:table-cell table:formula="of:=15.12-10*LOG10(POWER(10;[.F225]/10)-1)-[.C225]" office:value-type="float" office:value="2.88130796055091" calcext:value-type="float">
            <text:p>2.8813079606</text:p>
          </table:table-cell>
          <table:table-cell table:number-columns-repeated="1012"/>
        </table:table-row>
        <table:table-row table:style-name="ro1">
          <table:table-cell office:value-type="float" office:value="48478260.87" calcext:value-type="float">
            <text:p>48478260.87</text:p>
          </table:table-cell>
          <table:table-cell table:formula="of:=[.A226]/1000000" office:value-type="float" office:value="48.47826087" calcext:value-type="float">
            <text:p>48.47826087</text:p>
          </table:table-cell>
          <table:table-cell office:value-type="float" office:value="0.6" calcext:value-type="float">
            <text:p>0.60</text:p>
          </table:table-cell>
          <table:table-cell office:value-type="float" office:value="-78.77058411" calcext:value-type="float">
            <text:p>-78.77058411</text:p>
          </table:table-cell>
          <table:table-cell office:value-type="float" office:value="-66.53292847" calcext:value-type="float">
            <text:p>-66.53292847</text:p>
          </table:table-cell>
          <table:table-cell table:formula="of:=[.E226]-[.D226]" office:value-type="float" office:value="12.23765564" calcext:value-type="float">
            <text:p>12.23765564</text:p>
          </table:table-cell>
          <table:table-cell table:formula="of:=15.12-10*LOG10(POWER(10;[.F226]/10)-1)-[.C226]" office:value-type="float" office:value="2.54984519307791" calcext:value-type="float">
            <text:p>2.5498451931</text:p>
          </table:table-cell>
          <table:table-cell table:number-columns-repeated="1012"/>
        </table:table-row>
        <table:table-row table:style-name="ro1">
          <table:table-cell office:value-type="float" office:value="48695652.17" calcext:value-type="float">
            <text:p>48695652.17</text:p>
          </table:table-cell>
          <table:table-cell table:formula="of:=[.A227]/1000000" office:value-type="float" office:value="48.69565217" calcext:value-type="float">
            <text:p>48.69565217</text:p>
          </table:table-cell>
          <table:table-cell office:value-type="float" office:value="0.6" calcext:value-type="float">
            <text:p>0.60</text:p>
          </table:table-cell>
          <table:table-cell office:value-type="float" office:value="-78.82217407" calcext:value-type="float">
            <text:p>-78.82217407</text:p>
          </table:table-cell>
          <table:table-cell office:value-type="float" office:value="-67.22418976" calcext:value-type="float">
            <text:p>-67.22418976</text:p>
          </table:table-cell>
          <table:table-cell table:formula="of:=[.E227]-[.D227]" office:value-type="float" office:value="11.59798431" calcext:value-type="float">
            <text:p>11.59798431</text:p>
          </table:table-cell>
          <table:table-cell table:formula="of:=15.12-10*LOG10(POWER(10;[.F227]/10)-1)-[.C227]" office:value-type="float" office:value="3.23352293245069" calcext:value-type="float">
            <text:p>3.2335229325</text:p>
          </table:table-cell>
          <table:table-cell table:number-columns-repeated="1012"/>
        </table:table-row>
        <table:table-row table:style-name="ro1">
          <table:table-cell office:value-type="float" office:value="48913043.48" calcext:value-type="float">
            <text:p>48913043.48</text:p>
          </table:table-cell>
          <table:table-cell table:formula="of:=[.A228]/1000000" office:value-type="float" office:value="48.91304348" calcext:value-type="float">
            <text:p>48.91304348</text:p>
          </table:table-cell>
          <table:table-cell office:value-type="float" office:value="0.6" calcext:value-type="float">
            <text:p>0.60</text:p>
          </table:table-cell>
          <table:table-cell office:value-type="float" office:value="-78.53495789" calcext:value-type="float">
            <text:p>-78.53495789</text:p>
          </table:table-cell>
          <table:table-cell office:value-type="float" office:value="-67.18722534" calcext:value-type="float">
            <text:p>-67.18722534</text:p>
          </table:table-cell>
          <table:table-cell table:formula="of:=[.E228]-[.D228]" office:value-type="float" office:value="11.34773255" calcext:value-type="float">
            <text:p>11.34773255</text:p>
          </table:table-cell>
          <table:table-cell table:formula="of:=15.12-10*LOG10(POWER(10;[.F228]/10)-1)-[.C228]" office:value-type="float" office:value="3.50297294334595" calcext:value-type="float">
            <text:p>3.5029729433</text:p>
          </table:table-cell>
          <table:table-cell table:number-columns-repeated="1012"/>
        </table:table-row>
        <table:table-row table:style-name="ro1">
          <table:table-cell office:value-type="float" office:value="49130434.78" calcext:value-type="float">
            <text:p>49130434.78</text:p>
          </table:table-cell>
          <table:table-cell table:formula="of:=[.A229]/1000000" office:value-type="float" office:value="49.13043478" calcext:value-type="float">
            <text:p>49.13043478</text:p>
          </table:table-cell>
          <table:table-cell office:value-type="float" office:value="0.6" calcext:value-type="float">
            <text:p>0.60</text:p>
          </table:table-cell>
          <table:table-cell office:value-type="float" office:value="-78.68894958" calcext:value-type="float">
            <text:p>-78.68894958</text:p>
          </table:table-cell>
          <table:table-cell office:value-type="float" office:value="-66.97276306" calcext:value-type="float">
            <text:p>-66.97276306</text:p>
          </table:table-cell>
          <table:table-cell table:formula="of:=[.E229]-[.D229]" office:value-type="float" office:value="11.71618652" calcext:value-type="float">
            <text:p>11.71618652</text:p>
          </table:table-cell>
          <table:table-cell table:formula="of:=15.12-10*LOG10(POWER(10;[.F229]/10)-1)-[.C229]" office:value-type="float" office:value="3.10665812801501" calcext:value-type="float">
            <text:p>3.106658128</text:p>
          </table:table-cell>
          <table:table-cell table:number-columns-repeated="1012"/>
        </table:table-row>
        <table:table-row table:style-name="ro1">
          <table:table-cell office:value-type="float" office:value="49347826.09" calcext:value-type="float">
            <text:p>49347826.09</text:p>
          </table:table-cell>
          <table:table-cell table:formula="of:=[.A230]/1000000" office:value-type="float" office:value="49.34782609" calcext:value-type="float">
            <text:p>49.34782609</text:p>
          </table:table-cell>
          <table:table-cell office:value-type="float" office:value="0.6" calcext:value-type="float">
            <text:p>0.60</text:p>
          </table:table-cell>
          <table:table-cell office:value-type="float" office:value="-78.54256439" calcext:value-type="float">
            <text:p>-78.54256439</text:p>
          </table:table-cell>
          <table:table-cell office:value-type="float" office:value="-67.16088104" calcext:value-type="float">
            <text:p>-67.16088104</text:p>
          </table:table-cell>
          <table:table-cell table:formula="of:=[.E230]-[.D230]" office:value-type="float" office:value="11.38168335" calcext:value-type="float">
            <text:p>11.38168335</text:p>
          </table:table-cell>
          <table:table-cell table:formula="of:=15.12-10*LOG10(POWER(10;[.F230]/10)-1)-[.C230]" office:value-type="float" office:value="3.46634718442107" calcext:value-type="float">
            <text:p>3.4663471844</text:p>
          </table:table-cell>
          <table:table-cell table:number-columns-repeated="1012"/>
        </table:table-row>
        <table:table-row table:style-name="ro1">
          <table:table-cell office:value-type="float" office:value="49565217.39" calcext:value-type="float">
            <text:p>49565217.39</text:p>
          </table:table-cell>
          <table:table-cell table:formula="of:=[.A231]/1000000" office:value-type="float" office:value="49.56521739" calcext:value-type="float">
            <text:p>49.56521739</text:p>
          </table:table-cell>
          <table:table-cell office:value-type="float" office:value="0.6" calcext:value-type="float">
            <text:p>0.60</text:p>
          </table:table-cell>
          <table:table-cell office:value-type="float" office:value="-78.80709839" calcext:value-type="float">
            <text:p>-78.80709839</text:p>
          </table:table-cell>
          <table:table-cell office:value-type="float" office:value="-66.74643707" calcext:value-type="float">
            <text:p>-66.74643707</text:p>
          </table:table-cell>
          <table:table-cell table:formula="of:=[.E231]-[.D231]" office:value-type="float" office:value="12.06066132" calcext:value-type="float">
            <text:p>12.06066132</text:p>
          </table:table-cell>
          <table:table-cell table:formula="of:=15.12-10*LOG10(POWER(10;[.F231]/10)-1)-[.C231]" office:value-type="float" office:value="2.73833157867681" calcext:value-type="float">
            <text:p>2.7383315787</text:p>
          </table:table-cell>
          <table:table-cell table:number-columns-repeated="1012"/>
        </table:table-row>
        <table:table-row table:style-name="ro1">
          <table:table-cell office:value-type="float" office:value="49782608.7" calcext:value-type="float">
            <text:p>49782608.7</text:p>
          </table:table-cell>
          <table:table-cell table:formula="of:=[.A232]/1000000" office:value-type="float" office:value="49.7826087" calcext:value-type="float">
            <text:p>49.7826087</text:p>
          </table:table-cell>
          <table:table-cell office:value-type="float" office:value="0.6" calcext:value-type="float">
            <text:p>0.60</text:p>
          </table:table-cell>
          <table:table-cell office:value-type="float" office:value="-78.97662354" calcext:value-type="float">
            <text:p>-78.97662354</text:p>
          </table:table-cell>
          <table:table-cell office:value-type="float" office:value="-66.8995285" calcext:value-type="float">
            <text:p>-66.8995285</text:p>
          </table:table-cell>
          <table:table-cell table:formula="of:=[.E232]-[.D232]" office:value-type="float" office:value="12.07709504" calcext:value-type="float">
            <text:p>12.07709504</text:p>
          </table:table-cell>
          <table:table-cell table:formula="of:=15.12-10*LOG10(POWER(10;[.F232]/10)-1)-[.C232]" office:value-type="float" office:value="2.72080969755578" calcext:value-type="float">
            <text:p>2.7208096976</text:p>
          </table:table-cell>
          <table:table-cell table:number-columns-repeated="1012"/>
        </table:table-row>
        <table:table-row table:style-name="ro1">
          <table:table-cell office:value-type="float" office:value="50000000" calcext:value-type="float">
            <text:p>50000000</text:p>
          </table:table-cell>
          <table:table-cell table:formula="of:=[.A233]/1000000" office:value-type="float" office:value="50" calcext:value-type="float">
            <text:p>50</text:p>
          </table:table-cell>
          <table:table-cell office:value-type="float" office:value="0.6" calcext:value-type="float">
            <text:p>0.60</text:p>
          </table:table-cell>
          <table:table-cell office:value-type="float" office:value="-78.66734314" calcext:value-type="float">
            <text:p>-78.66734314</text:p>
          </table:table-cell>
          <table:table-cell office:value-type="float" office:value="-67.27033997" calcext:value-type="float">
            <text:p>-67.27033997</text:p>
          </table:table-cell>
          <table:table-cell table:formula="of:=[.E233]-[.D233]" office:value-type="float" office:value="11.39700317" calcext:value-type="float">
            <text:p>11.39700317</text:p>
          </table:table-cell>
          <table:table-cell table:formula="of:=15.12-10*LOG10(POWER(10;[.F233]/10)-1)-[.C233]" office:value-type="float" office:value="3.44982769212401" calcext:value-type="float">
            <text:p>3.4498276921</text:p>
          </table:table-cell>
          <table:table-cell table:number-columns-repeated="1012"/>
        </table:table-row>
        <table:table-row table:style-name="ro1">
          <table:table-cell office:value-type="float" office:value="50217391.3" calcext:value-type="float">
            <text:p>50217391.3</text:p>
          </table:table-cell>
          <table:table-cell table:formula="of:=[.A234]/1000000" office:value-type="float" office:value="50.2173913" calcext:value-type="float">
            <text:p>50.2173913</text:p>
          </table:table-cell>
          <table:table-cell office:value-type="float" office:value="0.6" calcext:value-type="float">
            <text:p>0.60</text:p>
          </table:table-cell>
          <table:table-cell office:value-type="float" office:value="-78.65096283" calcext:value-type="float">
            <text:p>-78.65096283</text:p>
          </table:table-cell>
          <table:table-cell office:value-type="float" office:value="-67.43159485" calcext:value-type="float">
            <text:p>-67.43159485</text:p>
          </table:table-cell>
          <table:table-cell table:formula="of:=[.E234]-[.D234]" office:value-type="float" office:value="11.21936798" calcext:value-type="float">
            <text:p>11.21936798</text:p>
          </table:table-cell>
          <table:table-cell table:formula="of:=15.12-10*LOG10(POWER(10;[.F234]/10)-1)-[.C234]" office:value-type="float" office:value="3.64165781554829" calcext:value-type="float">
            <text:p>3.6416578155</text:p>
          </table:table-cell>
          <table:table-cell table:number-columns-repeated="1012"/>
        </table:table-row>
        <table:table-row table:style-name="ro1">
          <table:table-cell office:value-type="float" office:value="50434782.61" calcext:value-type="float">
            <text:p>50434782.61</text:p>
          </table:table-cell>
          <table:table-cell table:formula="of:=[.A235]/1000000" office:value-type="float" office:value="50.43478261" calcext:value-type="float">
            <text:p>50.43478261</text:p>
          </table:table-cell>
          <table:table-cell office:value-type="float" office:value="0.6" calcext:value-type="float">
            <text:p>0.60</text:p>
          </table:table-cell>
          <table:table-cell office:value-type="float" office:value="-78.81198883" calcext:value-type="float">
            <text:p>-78.81198883</text:p>
          </table:table-cell>
          <table:table-cell office:value-type="float" office:value="-67.20574951" calcext:value-type="float">
            <text:p>-67.20574951</text:p>
          </table:table-cell>
          <table:table-cell table:formula="of:=[.E235]-[.D235]" office:value-type="float" office:value="11.60623932" calcext:value-type="float">
            <text:p>11.60623932</text:p>
          </table:table-cell>
          <table:table-cell table:formula="of:=15.12-10*LOG10(POWER(10;[.F235]/10)-1)-[.C235]" office:value-type="float" office:value="3.22465468799326" calcext:value-type="float">
            <text:p>3.224654688</text:p>
          </table:table-cell>
          <table:table-cell table:number-columns-repeated="1012"/>
        </table:table-row>
        <table:table-row table:style-name="ro1">
          <table:table-cell office:value-type="float" office:value="50652173.91" calcext:value-type="float">
            <text:p>50652173.91</text:p>
          </table:table-cell>
          <table:table-cell table:formula="of:=[.A236]/1000000" office:value-type="float" office:value="50.65217391" calcext:value-type="float">
            <text:p>50.65217391</text:p>
          </table:table-cell>
          <table:table-cell office:value-type="float" office:value="0.6" calcext:value-type="float">
            <text:p>0.60</text:p>
          </table:table-cell>
          <table:table-cell office:value-type="float" office:value="-78.8469696" calcext:value-type="float">
            <text:p>-78.8469696</text:p>
          </table:table-cell>
          <table:table-cell office:value-type="float" office:value="-67.06782532" calcext:value-type="float">
            <text:p>-67.06782532</text:p>
          </table:table-cell>
          <table:table-cell table:formula="of:=[.E236]-[.D236]" office:value-type="float" office:value="11.77914428" calcext:value-type="float">
            <text:p>11.77914428</text:p>
          </table:table-cell>
          <table:table-cell table:formula="of:=15.12-10*LOG10(POWER(10;[.F236]/10)-1)-[.C236]" office:value-type="float" office:value="3.03918861426414" calcext:value-type="float">
            <text:p>3.0391886143</text:p>
          </table:table-cell>
          <table:table-cell table:number-columns-repeated="1012"/>
        </table:table-row>
        <table:table-row table:style-name="ro1">
          <table:table-cell office:value-type="float" office:value="50869565.22" calcext:value-type="float">
            <text:p>50869565.22</text:p>
          </table:table-cell>
          <table:table-cell table:formula="of:=[.A237]/1000000" office:value-type="float" office:value="50.86956522" calcext:value-type="float">
            <text:p>50.86956522</text:p>
          </table:table-cell>
          <table:table-cell office:value-type="float" office:value="0.6" calcext:value-type="float">
            <text:p>0.60</text:p>
          </table:table-cell>
          <table:table-cell office:value-type="float" office:value="-79.03037262" calcext:value-type="float">
            <text:p>-79.03037262</text:p>
          </table:table-cell>
          <table:table-cell office:value-type="float" office:value="-67.33900452" calcext:value-type="float">
            <text:p>-67.33900452</text:p>
          </table:table-cell>
          <table:table-cell table:formula="of:=[.E237]-[.D237]" office:value-type="float" office:value="11.6913681" calcext:value-type="float">
            <text:p>11.6913681</text:p>
          </table:table-cell>
          <table:table-cell table:formula="of:=15.12-10*LOG10(POWER(10;[.F237]/10)-1)-[.C237]" office:value-type="float" office:value="3.13327447208928" calcext:value-type="float">
            <text:p>3.1332744721</text:p>
          </table:table-cell>
          <table:table-cell table:number-columns-repeated="1012"/>
        </table:table-row>
        <table:table-row table:style-name="ro1">
          <table:table-cell office:value-type="float" office:value="51086956.52" calcext:value-type="float">
            <text:p>51086956.52</text:p>
          </table:table-cell>
          <table:table-cell table:formula="of:=[.A238]/1000000" office:value-type="float" office:value="51.08695652" calcext:value-type="float">
            <text:p>51.08695652</text:p>
          </table:table-cell>
          <table:table-cell office:value-type="float" office:value="0.6" calcext:value-type="float">
            <text:p>0.60</text:p>
          </table:table-cell>
          <table:table-cell office:value-type="float" office:value="-79.14512634" calcext:value-type="float">
            <text:p>-79.14512634</text:p>
          </table:table-cell>
          <table:table-cell office:value-type="float" office:value="-67.00310516" calcext:value-type="float">
            <text:p>-67.00310516</text:p>
          </table:table-cell>
          <table:table-cell table:formula="of:=[.E238]-[.D238]" office:value-type="float" office:value="12.14202118" calcext:value-type="float">
            <text:p>12.14202118</text:p>
          </table:table-cell>
          <table:table-cell table:formula="of:=15.12-10*LOG10(POWER(10;[.F238]/10)-1)-[.C238]" office:value-type="float" office:value="2.65162712798141" calcext:value-type="float">
            <text:p>2.651627128</text:p>
          </table:table-cell>
          <table:table-cell table:number-columns-repeated="1012"/>
        </table:table-row>
        <table:table-row table:style-name="ro1">
          <table:table-cell office:value-type="float" office:value="51304347.83" calcext:value-type="float">
            <text:p>51304347.83</text:p>
          </table:table-cell>
          <table:table-cell table:formula="of:=[.A239]/1000000" office:value-type="float" office:value="51.30434783" calcext:value-type="float">
            <text:p>51.30434783</text:p>
          </table:table-cell>
          <table:table-cell office:value-type="float" office:value="0.6" calcext:value-type="float">
            <text:p>0.60</text:p>
          </table:table-cell>
          <table:table-cell office:value-type="float" office:value="-79.10823822" calcext:value-type="float">
            <text:p>-79.10823822</text:p>
          </table:table-cell>
          <table:table-cell office:value-type="float" office:value="-67.31440735" calcext:value-type="float">
            <text:p>-67.31440735</text:p>
          </table:table-cell>
          <table:table-cell table:formula="of:=[.E239]-[.D239]" office:value-type="float" office:value="11.79383087" calcext:value-type="float">
            <text:p>11.79383087</text:p>
          </table:table-cell>
          <table:table-cell table:formula="of:=15.12-10*LOG10(POWER(10;[.F239]/10)-1)-[.C239]" office:value-type="float" office:value="3.02345957821784" calcext:value-type="float">
            <text:p>3.0234595782</text:p>
          </table:table-cell>
          <table:table-cell table:number-columns-repeated="1012"/>
        </table:table-row>
        <table:table-row table:style-name="ro1">
          <table:table-cell office:value-type="float" office:value="51521739.13" calcext:value-type="float">
            <text:p>51521739.13</text:p>
          </table:table-cell>
          <table:table-cell table:formula="of:=[.A240]/1000000" office:value-type="float" office:value="51.52173913" calcext:value-type="float">
            <text:p>51.52173913</text:p>
          </table:table-cell>
          <table:table-cell office:value-type="float" office:value="0.6" calcext:value-type="float">
            <text:p>0.60</text:p>
          </table:table-cell>
          <table:table-cell office:value-type="float" office:value="-78.92762756" calcext:value-type="float">
            <text:p>-78.92762756</text:p>
          </table:table-cell>
          <table:table-cell office:value-type="float" office:value="-67.32634735" calcext:value-type="float">
            <text:p>-67.32634735</text:p>
          </table:table-cell>
          <table:table-cell table:formula="of:=[.E240]-[.D240]" office:value-type="float" office:value="11.60128021" calcext:value-type="float">
            <text:p>11.60128021</text:p>
          </table:table-cell>
          <table:table-cell table:formula="of:=15.12-10*LOG10(POWER(10;[.F240]/10)-1)-[.C240]" office:value-type="float" office:value="3.22998204192733" calcext:value-type="float">
            <text:p>3.2299820419</text:p>
          </table:table-cell>
          <table:table-cell table:number-columns-repeated="1012"/>
        </table:table-row>
        <table:table-row table:style-name="ro1">
          <table:table-cell office:value-type="float" office:value="51739130.43" calcext:value-type="float">
            <text:p>51739130.43</text:p>
          </table:table-cell>
          <table:table-cell table:formula="of:=[.A241]/1000000" office:value-type="float" office:value="51.73913043" calcext:value-type="float">
            <text:p>51.73913043</text:p>
          </table:table-cell>
          <table:table-cell office:value-type="float" office:value="0.6" calcext:value-type="float">
            <text:p>0.60</text:p>
          </table:table-cell>
          <table:table-cell office:value-type="float" office:value="-79.46492004" calcext:value-type="float">
            <text:p>-79.46492004</text:p>
          </table:table-cell>
          <table:table-cell office:value-type="float" office:value="-67.28858948" calcext:value-type="float">
            <text:p>-67.28858948</text:p>
          </table:table-cell>
          <table:table-cell table:formula="of:=[.E241]-[.D241]" office:value-type="float" office:value="12.17633056" calcext:value-type="float">
            <text:p>12.17633056</text:p>
          </table:table-cell>
          <table:table-cell table:formula="of:=15.12-10*LOG10(POWER(10;[.F241]/10)-1)-[.C241]" office:value-type="float" office:value="2.615095716862" calcext:value-type="float">
            <text:p>2.6150957169</text:p>
          </table:table-cell>
          <table:table-cell table:number-columns-repeated="1012"/>
        </table:table-row>
        <table:table-row table:style-name="ro1">
          <table:table-cell office:value-type="float" office:value="51956521.74" calcext:value-type="float">
            <text:p>51956521.74</text:p>
          </table:table-cell>
          <table:table-cell table:formula="of:=[.A242]/1000000" office:value-type="float" office:value="51.95652174" calcext:value-type="float">
            <text:p>51.95652174</text:p>
          </table:table-cell>
          <table:table-cell office:value-type="float" office:value="0.6" calcext:value-type="float">
            <text:p>0.60</text:p>
          </table:table-cell>
          <table:table-cell office:value-type="float" office:value="-79.00535583" calcext:value-type="float">
            <text:p>-79.00535583</text:p>
          </table:table-cell>
          <table:table-cell office:value-type="float" office:value="-67.22447205" calcext:value-type="float">
            <text:p>-67.22447205</text:p>
          </table:table-cell>
          <table:table-cell table:formula="of:=[.E242]-[.D242]" office:value-type="float" office:value="11.78088378" calcext:value-type="float">
            <text:p>11.78088378</text:p>
          </table:table-cell>
          <table:table-cell table:formula="of:=15.12-10*LOG10(POWER(10;[.F242]/10)-1)-[.C242]" office:value-type="float" office:value="3.03732544831387" calcext:value-type="float">
            <text:p>3.0373254483</text:p>
          </table:table-cell>
          <table:table-cell table:number-columns-repeated="1012"/>
        </table:table-row>
        <table:table-row table:style-name="ro1">
          <table:table-cell office:value-type="float" office:value="52173913.04" calcext:value-type="float">
            <text:p>52173913.04</text:p>
          </table:table-cell>
          <table:table-cell table:formula="of:=[.A243]/1000000" office:value-type="float" office:value="52.17391304" calcext:value-type="float">
            <text:p>52.17391304</text:p>
          </table:table-cell>
          <table:table-cell office:value-type="float" office:value="0.6" calcext:value-type="float">
            <text:p>0.60</text:p>
          </table:table-cell>
          <table:table-cell office:value-type="float" office:value="-79.07551575" calcext:value-type="float">
            <text:p>-79.07551575</text:p>
          </table:table-cell>
          <table:table-cell office:value-type="float" office:value="-66.95238495" calcext:value-type="float">
            <text:p>-66.95238495</text:p>
          </table:table-cell>
          <table:table-cell table:formula="of:=[.E243]-[.D243]" office:value-type="float" office:value="12.1231308" calcext:value-type="float">
            <text:p>12.1231308</text:p>
          </table:table-cell>
          <table:table-cell table:formula="of:=15.12-10*LOG10(POWER(10;[.F243]/10)-1)-[.C243]" office:value-type="float" office:value="2.67174893829015" calcext:value-type="float">
            <text:p>2.6717489383</text:p>
          </table:table-cell>
          <table:table-cell table:number-columns-repeated="1012"/>
        </table:table-row>
        <table:table-row table:style-name="ro1">
          <table:table-cell office:value-type="float" office:value="52391304.35" calcext:value-type="float">
            <text:p>52391304.35</text:p>
          </table:table-cell>
          <table:table-cell table:formula="of:=[.A244]/1000000" office:value-type="float" office:value="52.39130435" calcext:value-type="float">
            <text:p>52.39130435</text:p>
          </table:table-cell>
          <table:table-cell office:value-type="float" office:value="0.6" calcext:value-type="float">
            <text:p>0.60</text:p>
          </table:table-cell>
          <table:table-cell office:value-type="float" office:value="-78.83728027" calcext:value-type="float">
            <text:p>-78.83728027</text:p>
          </table:table-cell>
          <table:table-cell office:value-type="float" office:value="-67.28999329" calcext:value-type="float">
            <text:p>-67.28999329</text:p>
          </table:table-cell>
          <table:table-cell table:formula="of:=[.E244]-[.D244]" office:value-type="float" office:value="11.54728698" calcext:value-type="float">
            <text:p>11.54728698</text:p>
          </table:table-cell>
          <table:table-cell table:formula="of:=15.12-10*LOG10(POWER(10;[.F244]/10)-1)-[.C244]" office:value-type="float" office:value="3.28801397468432" calcext:value-type="float">
            <text:p>3.2880139747</text:p>
          </table:table-cell>
          <table:table-cell table:number-columns-repeated="1012"/>
        </table:table-row>
        <table:table-row table:style-name="ro1">
          <table:table-cell office:value-type="float" office:value="52608695.65" calcext:value-type="float">
            <text:p>52608695.65</text:p>
          </table:table-cell>
          <table:table-cell table:formula="of:=[.A245]/1000000" office:value-type="float" office:value="52.60869565" calcext:value-type="float">
            <text:p>52.60869565</text:p>
          </table:table-cell>
          <table:table-cell office:value-type="float" office:value="0.6" calcext:value-type="float">
            <text:p>0.60</text:p>
          </table:table-cell>
          <table:table-cell office:value-type="float" office:value="-78.81416321" calcext:value-type="float">
            <text:p>-78.81416321</text:p>
          </table:table-cell>
          <table:table-cell office:value-type="float" office:value="-67.13969421" calcext:value-type="float">
            <text:p>-67.13969421</text:p>
          </table:table-cell>
          <table:table-cell table:formula="of:=[.E245]-[.D245]" office:value-type="float" office:value="11.674469" calcext:value-type="float">
            <text:p>11.674469</text:p>
          </table:table-cell>
          <table:table-cell table:formula="of:=15.12-10*LOG10(POWER(10;[.F245]/10)-1)-[.C245]" office:value-type="float" office:value="3.15140411787642" calcext:value-type="float">
            <text:p>3.1514041179</text:p>
          </table:table-cell>
          <table:table-cell table:number-columns-repeated="1012"/>
        </table:table-row>
        <table:table-row table:style-name="ro1">
          <table:table-cell office:value-type="float" office:value="52826086.96" calcext:value-type="float">
            <text:p>52826086.96</text:p>
          </table:table-cell>
          <table:table-cell table:formula="of:=[.A246]/1000000" office:value-type="float" office:value="52.82608696" calcext:value-type="float">
            <text:p>52.82608696</text:p>
          </table:table-cell>
          <table:table-cell office:value-type="float" office:value="0.6" calcext:value-type="float">
            <text:p>0.60</text:p>
          </table:table-cell>
          <table:table-cell office:value-type="float" office:value="-79.06746674" calcext:value-type="float">
            <text:p>-79.06746674</text:p>
          </table:table-cell>
          <table:table-cell office:value-type="float" office:value="-67.53401184" calcext:value-type="float">
            <text:p>-67.53401184</text:p>
          </table:table-cell>
          <table:table-cell table:formula="of:=[.E246]-[.D246]" office:value-type="float" office:value="11.5334549" calcext:value-type="float">
            <text:p>11.5334549</text:p>
          </table:table-cell>
          <table:table-cell table:formula="of:=15.12-10*LOG10(POWER(10;[.F246]/10)-1)-[.C246]" office:value-type="float" office:value="3.30288941146759" calcext:value-type="float">
            <text:p>3.3028894115</text:p>
          </table:table-cell>
          <table:table-cell table:number-columns-repeated="1012"/>
        </table:table-row>
        <table:table-row table:style-name="ro1">
          <table:table-cell office:value-type="float" office:value="53043478.26" calcext:value-type="float">
            <text:p>53043478.26</text:p>
          </table:table-cell>
          <table:table-cell table:formula="of:=[.A247]/1000000" office:value-type="float" office:value="53.04347826" calcext:value-type="float">
            <text:p>53.04347826</text:p>
          </table:table-cell>
          <table:table-cell office:value-type="float" office:value="0.6" calcext:value-type="float">
            <text:p>0.60</text:p>
          </table:table-cell>
          <table:table-cell office:value-type="float" office:value="-79.11331177" calcext:value-type="float">
            <text:p>-79.11331177</text:p>
          </table:table-cell>
          <table:table-cell office:value-type="float" office:value="-67.23597717" calcext:value-type="float">
            <text:p>-67.23597717</text:p>
          </table:table-cell>
          <table:table-cell table:formula="of:=[.E247]-[.D247]" office:value-type="float" office:value="11.8773346" calcext:value-type="float">
            <text:p>11.8773346</text:p>
          </table:table-cell>
          <table:table-cell table:formula="of:=15.12-10*LOG10(POWER(10;[.F247]/10)-1)-[.C247]" office:value-type="float" office:value="2.93409999057164" calcext:value-type="float">
            <text:p>2.9340999906</text:p>
          </table:table-cell>
          <table:table-cell table:number-columns-repeated="1012"/>
        </table:table-row>
        <table:table-row table:style-name="ro1">
          <table:table-cell office:value-type="float" office:value="53260869.57" calcext:value-type="float">
            <text:p>53260869.57</text:p>
          </table:table-cell>
          <table:table-cell table:formula="of:=[.A248]/1000000" office:value-type="float" office:value="53.26086957" calcext:value-type="float">
            <text:p>53.26086957</text:p>
          </table:table-cell>
          <table:table-cell office:value-type="float" office:value="0.6" calcext:value-type="float">
            <text:p>0.60</text:p>
          </table:table-cell>
          <table:table-cell office:value-type="float" office:value="-78.89927673" calcext:value-type="float">
            <text:p>-78.89927673</text:p>
          </table:table-cell>
          <table:table-cell office:value-type="float" office:value="-66.9450531" calcext:value-type="float">
            <text:p>-66.9450531</text:p>
          </table:table-cell>
          <table:table-cell table:formula="of:=[.E248]-[.D248]" office:value-type="float" office:value="11.95422363" calcext:value-type="float">
            <text:p>11.95422363</text:p>
          </table:table-cell>
          <table:table-cell table:formula="of:=15.12-10*LOG10(POWER(10;[.F248]/10)-1)-[.C248]" office:value-type="float" office:value="2.85192442391519" calcext:value-type="float">
            <text:p>2.8519244239</text:p>
          </table:table-cell>
          <table:table-cell table:number-columns-repeated="1012"/>
        </table:table-row>
        <table:table-row table:style-name="ro1">
          <table:table-cell office:value-type="float" office:value="53478260.87" calcext:value-type="float">
            <text:p>53478260.87</text:p>
          </table:table-cell>
          <table:table-cell table:formula="of:=[.A249]/1000000" office:value-type="float" office:value="53.47826087" calcext:value-type="float">
            <text:p>53.47826087</text:p>
          </table:table-cell>
          <table:table-cell office:value-type="float" office:value="0.6" calcext:value-type="float">
            <text:p>0.60</text:p>
          </table:table-cell>
          <table:table-cell office:value-type="float" office:value="-79.03755951" calcext:value-type="float">
            <text:p>-79.03755951</text:p>
          </table:table-cell>
          <table:table-cell office:value-type="float" office:value="-67.5695343" calcext:value-type="float">
            <text:p>-67.5695343</text:p>
          </table:table-cell>
          <table:table-cell table:formula="of:=[.E249]-[.D249]" office:value-type="float" office:value="11.46802521" calcext:value-type="float">
            <text:p>11.46802521</text:p>
          </table:table-cell>
          <table:table-cell table:formula="of:=15.12-10*LOG10(POWER(10;[.F249]/10)-1)-[.C249]" office:value-type="float" office:value="3.37330322247448" calcext:value-type="float">
            <text:p>3.3733032225</text:p>
          </table:table-cell>
          <table:table-cell table:number-columns-repeated="1012"/>
        </table:table-row>
        <table:table-row table:style-name="ro1">
          <table:table-cell office:value-type="float" office:value="53695652.17" calcext:value-type="float">
            <text:p>53695652.17</text:p>
          </table:table-cell>
          <table:table-cell table:formula="of:=[.A250]/1000000" office:value-type="float" office:value="53.69565217" calcext:value-type="float">
            <text:p>53.69565217</text:p>
          </table:table-cell>
          <table:table-cell office:value-type="float" office:value="0.6" calcext:value-type="float">
            <text:p>0.60</text:p>
          </table:table-cell>
          <table:table-cell office:value-type="float" office:value="-78.83644867" calcext:value-type="float">
            <text:p>-78.83644867</text:p>
          </table:table-cell>
          <table:table-cell office:value-type="float" office:value="-67.23845673" calcext:value-type="float">
            <text:p>-67.23845673</text:p>
          </table:table-cell>
          <table:table-cell table:formula="of:=[.E250]-[.D250]" office:value-type="float" office:value="11.59799194" calcext:value-type="float">
            <text:p>11.59799194</text:p>
          </table:table-cell>
          <table:table-cell table:formula="of:=15.12-10*LOG10(POWER(10;[.F250]/10)-1)-[.C250]" office:value-type="float" office:value="3.23351473506756" calcext:value-type="float">
            <text:p>3.2335147351</text:p>
          </table:table-cell>
          <table:table-cell table:number-columns-repeated="1012"/>
        </table:table-row>
        <table:table-row table:style-name="ro1">
          <table:table-cell office:value-type="float" office:value="53913043.48" calcext:value-type="float">
            <text:p>53913043.48</text:p>
          </table:table-cell>
          <table:table-cell table:formula="of:=[.A251]/1000000" office:value-type="float" office:value="53.91304348" calcext:value-type="float">
            <text:p>53.91304348</text:p>
          </table:table-cell>
          <table:table-cell office:value-type="float" office:value="0.6" calcext:value-type="float">
            <text:p>0.60</text:p>
          </table:table-cell>
          <table:table-cell office:value-type="float" office:value="-79.0324707" calcext:value-type="float">
            <text:p>-79.0324707</text:p>
          </table:table-cell>
          <table:table-cell office:value-type="float" office:value="-67.33877563" calcext:value-type="float">
            <text:p>-67.33877563</text:p>
          </table:table-cell>
          <table:table-cell table:formula="of:=[.E251]-[.D251]" office:value-type="float" office:value="11.69369507" calcext:value-type="float">
            <text:p>11.69369507</text:p>
          </table:table-cell>
          <table:table-cell table:formula="of:=15.12-10*LOG10(POWER(10;[.F251]/10)-1)-[.C251]" office:value-type="float" office:value="3.13077846055102" calcext:value-type="float">
            <text:p>3.1307784606</text:p>
          </table:table-cell>
          <table:table-cell table:number-columns-repeated="1012"/>
        </table:table-row>
        <table:table-row table:style-name="ro1">
          <table:table-cell office:value-type="float" office:value="54130434.78" calcext:value-type="float">
            <text:p>54130434.78</text:p>
          </table:table-cell>
          <table:table-cell table:formula="of:=[.A252]/1000000" office:value-type="float" office:value="54.13043478" calcext:value-type="float">
            <text:p>54.13043478</text:p>
          </table:table-cell>
          <table:table-cell office:value-type="float" office:value="0.6" calcext:value-type="float">
            <text:p>0.60</text:p>
          </table:table-cell>
          <table:table-cell office:value-type="float" office:value="-78.78131104" calcext:value-type="float">
            <text:p>-78.78131104</text:p>
          </table:table-cell>
          <table:table-cell office:value-type="float" office:value="-67.25582123" calcext:value-type="float">
            <text:p>-67.25582123</text:p>
          </table:table-cell>
          <table:table-cell table:formula="of:=[.E252]-[.D252]" office:value-type="float" office:value="11.52548981" calcext:value-type="float">
            <text:p>11.52548981</text:p>
          </table:table-cell>
          <table:table-cell table:formula="of:=15.12-10*LOG10(POWER(10;[.F252]/10)-1)-[.C252]" office:value-type="float" office:value="3.31145693351264" calcext:value-type="float">
            <text:p>3.3114569335</text:p>
          </table:table-cell>
          <table:table-cell table:number-columns-repeated="1012"/>
        </table:table-row>
        <table:table-row table:style-name="ro1">
          <table:table-cell office:value-type="float" office:value="54347826.09" calcext:value-type="float">
            <text:p>54347826.09</text:p>
          </table:table-cell>
          <table:table-cell table:formula="of:=[.A253]/1000000" office:value-type="float" office:value="54.34782609" calcext:value-type="float">
            <text:p>54.34782609</text:p>
          </table:table-cell>
          <table:table-cell office:value-type="float" office:value="0.6" calcext:value-type="float">
            <text:p>0.60</text:p>
          </table:table-cell>
          <table:table-cell office:value-type="float" office:value="-78.3764801" calcext:value-type="float">
            <text:p>-78.3764801</text:p>
          </table:table-cell>
          <table:table-cell office:value-type="float" office:value="-67.31533051" calcext:value-type="float">
            <text:p>-67.31533051</text:p>
          </table:table-cell>
          <table:table-cell table:formula="of:=[.E253]-[.D253]" office:value-type="float" office:value="11.06114959" calcext:value-type="float">
            <text:p>11.06114959</text:p>
          </table:table-cell>
          <table:table-cell table:formula="of:=15.12-10*LOG10(POWER(10;[.F253]/10)-1)-[.C253]" office:value-type="float" office:value="3.81305927881073" calcext:value-type="float">
            <text:p>3.8130592788</text:p>
          </table:table-cell>
          <table:table-cell table:number-columns-repeated="1012"/>
        </table:table-row>
        <table:table-row table:style-name="ro1">
          <table:table-cell office:value-type="float" office:value="54565217.39" calcext:value-type="float">
            <text:p>54565217.39</text:p>
          </table:table-cell>
          <table:table-cell table:formula="of:=[.A254]/1000000" office:value-type="float" office:value="54.56521739" calcext:value-type="float">
            <text:p>54.56521739</text:p>
          </table:table-cell>
          <table:table-cell office:value-type="float" office:value="0.6" calcext:value-type="float">
            <text:p>0.60</text:p>
          </table:table-cell>
          <table:table-cell office:value-type="float" office:value="-78.68939209" calcext:value-type="float">
            <text:p>-78.68939209</text:p>
          </table:table-cell>
          <table:table-cell office:value-type="float" office:value="-67.00379944" calcext:value-type="float">
            <text:p>-67.00379944</text:p>
          </table:table-cell>
          <table:table-cell table:formula="of:=[.E254]-[.D254]" office:value-type="float" office:value="11.68559265" calcext:value-type="float">
            <text:p>11.68559265</text:p>
          </table:table-cell>
          <table:table-cell table:formula="of:=15.12-10*LOG10(POWER(10;[.F254]/10)-1)-[.C254]" office:value-type="float" office:value="3.13946989674101" calcext:value-type="float">
            <text:p>3.1394698967</text:p>
          </table:table-cell>
          <table:table-cell table:number-columns-repeated="1012"/>
        </table:table-row>
        <table:table-row table:style-name="ro1">
          <table:table-cell office:value-type="float" office:value="54782608.7" calcext:value-type="float">
            <text:p>54782608.7</text:p>
          </table:table-cell>
          <table:table-cell table:formula="of:=[.A255]/1000000" office:value-type="float" office:value="54.7826087" calcext:value-type="float">
            <text:p>54.7826087</text:p>
          </table:table-cell>
          <table:table-cell office:value-type="float" office:value="0.6" calcext:value-type="float">
            <text:p>0.60</text:p>
          </table:table-cell>
          <table:table-cell office:value-type="float" office:value="-78.91030121" calcext:value-type="float">
            <text:p>-78.91030121</text:p>
          </table:table-cell>
          <table:table-cell office:value-type="float" office:value="-67.28143311" calcext:value-type="float">
            <text:p>-67.28143311</text:p>
          </table:table-cell>
          <table:table-cell table:formula="of:=[.E255]-[.D255]" office:value-type="float" office:value="11.6288681" calcext:value-type="float">
            <text:p>11.6288681</text:p>
          </table:table-cell>
          <table:table-cell table:formula="of:=15.12-10*LOG10(POWER(10;[.F255]/10)-1)-[.C255]" office:value-type="float" office:value="3.20035130474834" calcext:value-type="float">
            <text:p>3.2003513047</text:p>
          </table:table-cell>
          <table:table-cell table:number-columns-repeated="1012"/>
        </table:table-row>
        <table:table-row table:style-name="ro1">
          <table:table-cell office:value-type="float" office:value="55000000" calcext:value-type="float">
            <text:p>55000000</text:p>
          </table:table-cell>
          <table:table-cell table:formula="of:=[.A256]/1000000" office:value-type="float" office:value="55" calcext:value-type="float">
            <text:p>55</text:p>
          </table:table-cell>
          <table:table-cell office:value-type="float" office:value="0.6" calcext:value-type="float">
            <text:p>0.60</text:p>
          </table:table-cell>
          <table:table-cell office:value-type="float" office:value="-78.22267151" calcext:value-type="float">
            <text:p>-78.22267151</text:p>
          </table:table-cell>
          <table:table-cell office:value-type="float" office:value="-67.07133484" calcext:value-type="float">
            <text:p>-67.07133484</text:p>
          </table:table-cell>
          <table:table-cell table:formula="of:=[.E256]-[.D256]" office:value-type="float" office:value="11.15133667" calcext:value-type="float">
            <text:p>11.15133667</text:p>
          </table:table-cell>
          <table:table-cell table:formula="of:=15.12-10*LOG10(POWER(10;[.F256]/10)-1)-[.C256]" office:value-type="float" office:value="3.71529393473107" calcext:value-type="float">
            <text:p>3.7152939347</text:p>
          </table:table-cell>
          <table:table-cell table:number-columns-repeated="1012"/>
        </table:table-row>
        <table:table-row table:style-name="ro1">
          <table:table-cell office:value-type="float" office:value="55217391.3" calcext:value-type="float">
            <text:p>55217391.3</text:p>
          </table:table-cell>
          <table:table-cell table:formula="of:=[.A257]/1000000" office:value-type="float" office:value="55.2173913" calcext:value-type="float">
            <text:p>55.2173913</text:p>
          </table:table-cell>
          <table:table-cell office:value-type="float" office:value="0.6" calcext:value-type="float">
            <text:p>0.60</text:p>
          </table:table-cell>
          <table:table-cell office:value-type="float" office:value="-78.49732208" calcext:value-type="float">
            <text:p>-78.49732208</text:p>
          </table:table-cell>
          <table:table-cell office:value-type="float" office:value="-67.07858276" calcext:value-type="float">
            <text:p>-67.07858276</text:p>
          </table:table-cell>
          <table:table-cell table:formula="of:=[.E257]-[.D257]" office:value-type="float" office:value="11.41873932" calcext:value-type="float">
            <text:p>11.41873932</text:p>
          </table:table-cell>
          <table:table-cell table:formula="of:=15.12-10*LOG10(POWER(10;[.F257]/10)-1)-[.C257]" office:value-type="float" office:value="3.4263972264873" calcext:value-type="float">
            <text:p>3.4263972265</text:p>
          </table:table-cell>
          <table:table-cell table:number-columns-repeated="1012"/>
        </table:table-row>
        <table:table-row table:style-name="ro1">
          <table:table-cell office:value-type="float" office:value="55434782.61" calcext:value-type="float">
            <text:p>55434782.61</text:p>
          </table:table-cell>
          <table:table-cell table:formula="of:=[.A258]/1000000" office:value-type="float" office:value="55.43478261" calcext:value-type="float">
            <text:p>55.43478261</text:p>
          </table:table-cell>
          <table:table-cell office:value-type="float" office:value="0.6" calcext:value-type="float">
            <text:p>0.60</text:p>
          </table:table-cell>
          <table:table-cell office:value-type="float" office:value="-78.22938538" calcext:value-type="float">
            <text:p>-78.22938538</text:p>
          </table:table-cell>
          <table:table-cell office:value-type="float" office:value="-67.11207581" calcext:value-type="float">
            <text:p>-67.11207581</text:p>
          </table:table-cell>
          <table:table-cell table:formula="of:=[.E258]-[.D258]" office:value-type="float" office:value="11.11730957" calcext:value-type="float">
            <text:p>11.11730957</text:p>
          </table:table-cell>
          <table:table-cell table:formula="of:=15.12-10*LOG10(POWER(10;[.F258]/10)-1)-[.C258]" office:value-type="float" office:value="3.75216025279791" calcext:value-type="float">
            <text:p>3.7521602528</text:p>
          </table:table-cell>
          <table:table-cell table:number-columns-repeated="1012"/>
        </table:table-row>
        <table:table-row table:style-name="ro1">
          <table:table-cell office:value-type="float" office:value="55652173.91" calcext:value-type="float">
            <text:p>55652173.91</text:p>
          </table:table-cell>
          <table:table-cell table:formula="of:=[.A259]/1000000" office:value-type="float" office:value="55.65217391" calcext:value-type="float">
            <text:p>55.65217391</text:p>
          </table:table-cell>
          <table:table-cell office:value-type="float" office:value="0.6" calcext:value-type="float">
            <text:p>0.60</text:p>
          </table:table-cell>
          <table:table-cell office:value-type="float" office:value="-78.55000305" calcext:value-type="float">
            <text:p>-78.55000305</text:p>
          </table:table-cell>
          <table:table-cell office:value-type="float" office:value="-67.62644958" calcext:value-type="float">
            <text:p>-67.62644958</text:p>
          </table:table-cell>
          <table:table-cell table:formula="of:=[.E259]-[.D259]" office:value-type="float" office:value="10.92355347" calcext:value-type="float">
            <text:p>10.92355347</text:p>
          </table:table-cell>
          <table:table-cell table:formula="of:=15.12-10*LOG10(POWER(10;[.F259]/10)-1)-[.C259]" office:value-type="float" office:value="3.9625515028854" calcext:value-type="float">
            <text:p>3.9625515029</text:p>
          </table:table-cell>
          <table:table-cell table:number-columns-repeated="1012"/>
        </table:table-row>
        <table:table-row table:style-name="ro1">
          <table:table-cell office:value-type="float" office:value="55869565.22" calcext:value-type="float">
            <text:p>55869565.22</text:p>
          </table:table-cell>
          <table:table-cell table:formula="of:=[.A260]/1000000" office:value-type="float" office:value="55.86956522" calcext:value-type="float">
            <text:p>55.86956522</text:p>
          </table:table-cell>
          <table:table-cell office:value-type="float" office:value="0.6" calcext:value-type="float">
            <text:p>0.60</text:p>
          </table:table-cell>
          <table:table-cell office:value-type="float" office:value="-78.76661682" calcext:value-type="float">
            <text:p>-78.76661682</text:p>
          </table:table-cell>
          <table:table-cell office:value-type="float" office:value="-67.08821869" calcext:value-type="float">
            <text:p>-67.08821869</text:p>
          </table:table-cell>
          <table:table-cell table:formula="of:=[.E260]-[.D260]" office:value-type="float" office:value="11.67839813" calcext:value-type="float">
            <text:p>11.67839813</text:p>
          </table:table-cell>
          <table:table-cell table:formula="of:=15.12-10*LOG10(POWER(10;[.F260]/10)-1)-[.C260]" office:value-type="float" office:value="3.14718842096703" calcext:value-type="float">
            <text:p>3.147188421</text:p>
          </table:table-cell>
          <table:table-cell table:number-columns-repeated="1012"/>
        </table:table-row>
        <table:table-row table:style-name="ro1">
          <table:table-cell office:value-type="float" office:value="56086956.52" calcext:value-type="float">
            <text:p>56086956.52</text:p>
          </table:table-cell>
          <table:table-cell table:formula="of:=[.A261]/1000000" office:value-type="float" office:value="56.08695652" calcext:value-type="float">
            <text:p>56.08695652</text:p>
          </table:table-cell>
          <table:table-cell office:value-type="float" office:value="0.6" calcext:value-type="float">
            <text:p>0.60</text:p>
          </table:table-cell>
          <table:table-cell office:value-type="float" office:value="-78.78348541" calcext:value-type="float">
            <text:p>-78.78348541</text:p>
          </table:table-cell>
          <table:table-cell office:value-type="float" office:value="-67.61160278" calcext:value-type="float">
            <text:p>-67.61160278</text:p>
          </table:table-cell>
          <table:table-cell table:formula="of:=[.E261]-[.D261]" office:value-type="float" office:value="11.17188263" calcext:value-type="float">
            <text:p>11.17188263</text:p>
          </table:table-cell>
          <table:table-cell table:formula="of:=15.12-10*LOG10(POWER(10;[.F261]/10)-1)-[.C261]" office:value-type="float" office:value="3.69304525252528" calcext:value-type="float">
            <text:p>3.6930452525</text:p>
          </table:table-cell>
          <table:table-cell table:number-columns-repeated="1012"/>
        </table:table-row>
        <table:table-row table:style-name="ro1">
          <table:table-cell office:value-type="float" office:value="56304347.83" calcext:value-type="float">
            <text:p>56304347.83</text:p>
          </table:table-cell>
          <table:table-cell table:formula="of:=[.A262]/1000000" office:value-type="float" office:value="56.30434783" calcext:value-type="float">
            <text:p>56.30434783</text:p>
          </table:table-cell>
          <table:table-cell office:value-type="float" office:value="0.6" calcext:value-type="float">
            <text:p>0.60</text:p>
          </table:table-cell>
          <table:table-cell office:value-type="float" office:value="-79.01625061" calcext:value-type="float">
            <text:p>-79.01625061</text:p>
          </table:table-cell>
          <table:table-cell office:value-type="float" office:value="-67.16773987" calcext:value-type="float">
            <text:p>-67.16773987</text:p>
          </table:table-cell>
          <table:table-cell table:formula="of:=[.E262]-[.D262]" office:value-type="float" office:value="11.84851074" calcext:value-type="float">
            <text:p>11.84851074</text:p>
          </table:table-cell>
          <table:table-cell table:formula="of:=15.12-10*LOG10(POWER(10;[.F262]/10)-1)-[.C262]" office:value-type="float" office:value="2.9649315768868" calcext:value-type="float">
            <text:p>2.9649315769</text:p>
          </table:table-cell>
          <table:table-cell table:number-columns-repeated="1012"/>
        </table:table-row>
        <table:table-row table:style-name="ro1">
          <table:table-cell office:value-type="float" office:value="56521739.13" calcext:value-type="float">
            <text:p>56521739.13</text:p>
          </table:table-cell>
          <table:table-cell table:formula="of:=[.A263]/1000000" office:value-type="float" office:value="56.52173913" calcext:value-type="float">
            <text:p>56.52173913</text:p>
          </table:table-cell>
          <table:table-cell office:value-type="float" office:value="0.6" calcext:value-type="float">
            <text:p>0.60</text:p>
          </table:table-cell>
          <table:table-cell office:value-type="float" office:value="-78.7544632" calcext:value-type="float">
            <text:p>-78.7544632</text:p>
          </table:table-cell>
          <table:table-cell office:value-type="float" office:value="-66.94075012" calcext:value-type="float">
            <text:p>-66.94075012</text:p>
          </table:table-cell>
          <table:table-cell table:formula="of:=[.E263]-[.D263]" office:value-type="float" office:value="11.81371308" calcext:value-type="float">
            <text:p>11.81371308</text:p>
          </table:table-cell>
          <table:table-cell table:formula="of:=15.12-10*LOG10(POWER(10;[.F263]/10)-1)-[.C263]" office:value-type="float" office:value="3.00217214078368" calcext:value-type="float">
            <text:p>3.0021721408</text:p>
          </table:table-cell>
          <table:table-cell table:number-columns-repeated="1012"/>
        </table:table-row>
        <table:table-row table:style-name="ro1">
          <table:table-cell office:value-type="float" office:value="56739130.43" calcext:value-type="float">
            <text:p>56739130.43</text:p>
          </table:table-cell>
          <table:table-cell table:formula="of:=[.A264]/1000000" office:value-type="float" office:value="56.73913043" calcext:value-type="float">
            <text:p>56.73913043</text:p>
          </table:table-cell>
          <table:table-cell office:value-type="float" office:value="0.6" calcext:value-type="float">
            <text:p>0.60</text:p>
          </table:table-cell>
          <table:table-cell office:value-type="float" office:value="-78.52835846" calcext:value-type="float">
            <text:p>-78.52835846</text:p>
          </table:table-cell>
          <table:table-cell office:value-type="float" office:value="-67.14848328" calcext:value-type="float">
            <text:p>-67.14848328</text:p>
          </table:table-cell>
          <table:table-cell table:formula="of:=[.E264]-[.D264]" office:value-type="float" office:value="11.37987518" calcext:value-type="float">
            <text:p>11.37987518</text:p>
          </table:table-cell>
          <table:table-cell table:formula="of:=15.12-10*LOG10(POWER(10;[.F264]/10)-1)-[.C264]" office:value-type="float" office:value="3.46829725085606" calcext:value-type="float">
            <text:p>3.4682972509</text:p>
          </table:table-cell>
          <table:table-cell table:number-columns-repeated="1012"/>
        </table:table-row>
        <table:table-row table:style-name="ro1">
          <table:table-cell office:value-type="float" office:value="56956521.74" calcext:value-type="float">
            <text:p>56956521.74</text:p>
          </table:table-cell>
          <table:table-cell table:formula="of:=[.A265]/1000000" office:value-type="float" office:value="56.95652174" calcext:value-type="float">
            <text:p>56.95652174</text:p>
          </table:table-cell>
          <table:table-cell office:value-type="float" office:value="0.6" calcext:value-type="float">
            <text:p>0.60</text:p>
          </table:table-cell>
          <table:table-cell office:value-type="float" office:value="-78.51618958" calcext:value-type="float">
            <text:p>-78.51618958</text:p>
          </table:table-cell>
          <table:table-cell office:value-type="float" office:value="-66.95567322" calcext:value-type="float">
            <text:p>-66.95567322</text:p>
          </table:table-cell>
          <table:table-cell table:formula="of:=[.E265]-[.D265]" office:value-type="float" office:value="11.56051636" calcext:value-type="float">
            <text:p>11.56051636</text:p>
          </table:table-cell>
          <table:table-cell table:formula="of:=15.12-10*LOG10(POWER(10;[.F265]/10)-1)-[.C265]" office:value-type="float" office:value="3.27379003727118" calcext:value-type="float">
            <text:p>3.2737900373</text:p>
          </table:table-cell>
          <table:table-cell table:number-columns-repeated="1012"/>
        </table:table-row>
        <table:table-row table:style-name="ro1">
          <table:table-cell office:value-type="float" office:value="57173913.04" calcext:value-type="float">
            <text:p>57173913.04</text:p>
          </table:table-cell>
          <table:table-cell table:formula="of:=[.A266]/1000000" office:value-type="float" office:value="57.17391304" calcext:value-type="float">
            <text:p>57.17391304</text:p>
          </table:table-cell>
          <table:table-cell office:value-type="float" office:value="0.6" calcext:value-type="float">
            <text:p>0.60</text:p>
          </table:table-cell>
          <table:table-cell office:value-type="float" office:value="-78.73816681" calcext:value-type="float">
            <text:p>-78.73816681</text:p>
          </table:table-cell>
          <table:table-cell office:value-type="float" office:value="-67.17656708" calcext:value-type="float">
            <text:p>-67.17656708</text:p>
          </table:table-cell>
          <table:table-cell table:formula="of:=[.E266]-[.D266]" office:value-type="float" office:value="11.56159973" calcext:value-type="float">
            <text:p>11.56159973</text:p>
          </table:table-cell>
          <table:table-cell table:formula="of:=15.12-10*LOG10(POWER(10;[.F266]/10)-1)-[.C266]" office:value-type="float" office:value="3.27262536595498" calcext:value-type="float">
            <text:p>3.272625366</text:p>
          </table:table-cell>
          <table:table-cell table:number-columns-repeated="1012"/>
        </table:table-row>
        <table:table-row table:style-name="ro1">
          <table:table-cell office:value-type="float" office:value="57391304.35" calcext:value-type="float">
            <text:p>57391304.35</text:p>
          </table:table-cell>
          <table:table-cell table:formula="of:=[.A267]/1000000" office:value-type="float" office:value="57.39130435" calcext:value-type="float">
            <text:p>57.39130435</text:p>
          </table:table-cell>
          <table:table-cell office:value-type="float" office:value="0.6" calcext:value-type="float">
            <text:p>0.60</text:p>
          </table:table-cell>
          <table:table-cell office:value-type="float" office:value="-78.79414368" calcext:value-type="float">
            <text:p>-78.79414368</text:p>
          </table:table-cell>
          <table:table-cell office:value-type="float" office:value="-67.35951233" calcext:value-type="float">
            <text:p>-67.35951233</text:p>
          </table:table-cell>
          <table:table-cell table:formula="of:=[.E267]-[.D267]" office:value-type="float" office:value="11.43463135" calcext:value-type="float">
            <text:p>11.43463135</text:p>
          </table:table-cell>
          <table:table-cell table:formula="of:=15.12-10*LOG10(POWER(10;[.F267]/10)-1)-[.C267]" office:value-type="float" office:value="3.40927219645433" calcext:value-type="float">
            <text:p>3.4092721965</text:p>
          </table:table-cell>
          <table:table-cell table:number-columns-repeated="1012"/>
        </table:table-row>
        <table:table-row table:style-name="ro1">
          <table:table-cell office:value-type="float" office:value="57608695.65" calcext:value-type="float">
            <text:p>57608695.65</text:p>
          </table:table-cell>
          <table:table-cell table:formula="of:=[.A268]/1000000" office:value-type="float" office:value="57.60869565" calcext:value-type="float">
            <text:p>57.60869565</text:p>
          </table:table-cell>
          <table:table-cell office:value-type="float" office:value="0.6" calcext:value-type="float">
            <text:p>0.60</text:p>
          </table:table-cell>
          <table:table-cell office:value-type="float" office:value="-79.41728973" calcext:value-type="float">
            <text:p>-79.41728973</text:p>
          </table:table-cell>
          <table:table-cell office:value-type="float" office:value="-67.03927612" calcext:value-type="float">
            <text:p>-67.03927612</text:p>
          </table:table-cell>
          <table:table-cell table:formula="of:=[.E268]-[.D268]" office:value-type="float" office:value="12.37801361" calcext:value-type="float">
            <text:p>12.37801361</text:p>
          </table:table-cell>
          <table:table-cell table:formula="of:=15.12-10*LOG10(POWER(10;[.F268]/10)-1)-[.C268]" office:value-type="float" office:value="2.40072157070599" calcext:value-type="float">
            <text:p>2.4007215707</text:p>
          </table:table-cell>
          <table:table-cell table:number-columns-repeated="1012"/>
        </table:table-row>
        <table:table-row table:style-name="ro1">
          <table:table-cell office:value-type="float" office:value="57826086.96" calcext:value-type="float">
            <text:p>57826086.96</text:p>
          </table:table-cell>
          <table:table-cell table:formula="of:=[.A269]/1000000" office:value-type="float" office:value="57.82608696" calcext:value-type="float">
            <text:p>57.82608696</text:p>
          </table:table-cell>
          <table:table-cell office:value-type="float" office:value="0.6" calcext:value-type="float">
            <text:p>0.60</text:p>
          </table:table-cell>
          <table:table-cell office:value-type="float" office:value="-79.10570526" calcext:value-type="float">
            <text:p>-79.10570526</text:p>
          </table:table-cell>
          <table:table-cell office:value-type="float" office:value="-67.01835632" calcext:value-type="float">
            <text:p>-67.01835632</text:p>
          </table:table-cell>
          <table:table-cell table:formula="of:=[.E269]-[.D269]" office:value-type="float" office:value="12.08734894" calcext:value-type="float">
            <text:p>12.08734894</text:p>
          </table:table-cell>
          <table:table-cell table:formula="of:=15.12-10*LOG10(POWER(10;[.F269]/10)-1)-[.C269]" office:value-type="float" office:value="2.70987905479965" calcext:value-type="float">
            <text:p>2.7098790548</text:p>
          </table:table-cell>
          <table:table-cell table:number-columns-repeated="1012"/>
        </table:table-row>
        <table:table-row table:style-name="ro1">
          <table:table-cell office:value-type="float" office:value="58043478.26" calcext:value-type="float">
            <text:p>58043478.26</text:p>
          </table:table-cell>
          <table:table-cell table:formula="of:=[.A270]/1000000" office:value-type="float" office:value="58.04347826" calcext:value-type="float">
            <text:p>58.04347826</text:p>
          </table:table-cell>
          <table:table-cell office:value-type="float" office:value="0.6" calcext:value-type="float">
            <text:p>0.60</text:p>
          </table:table-cell>
          <table:table-cell office:value-type="float" office:value="-79.20488739" calcext:value-type="float">
            <text:p>-79.20488739</text:p>
          </table:table-cell>
          <table:table-cell office:value-type="float" office:value="-67.36506653" calcext:value-type="float">
            <text:p>-67.36506653</text:p>
          </table:table-cell>
          <table:table-cell table:formula="of:=[.E270]-[.D270]" office:value-type="float" office:value="11.83982086" calcext:value-type="float">
            <text:p>11.83982086</text:p>
          </table:table-cell>
          <table:table-cell table:formula="of:=15.12-10*LOG10(POWER(10;[.F270]/10)-1)-[.C270]" office:value-type="float" office:value="2.97422955255237" calcext:value-type="float">
            <text:p>2.9742295526</text:p>
          </table:table-cell>
          <table:table-cell table:number-columns-repeated="1012"/>
        </table:table-row>
        <table:table-row table:style-name="ro1">
          <table:table-cell office:value-type="float" office:value="58260869.57" calcext:value-type="float">
            <text:p>58260869.57</text:p>
          </table:table-cell>
          <table:table-cell table:formula="of:=[.A271]/1000000" office:value-type="float" office:value="58.26086957" calcext:value-type="float">
            <text:p>58.26086957</text:p>
          </table:table-cell>
          <table:table-cell office:value-type="float" office:value="0.6" calcext:value-type="float">
            <text:p>0.60</text:p>
          </table:table-cell>
          <table:table-cell office:value-type="float" office:value="-79.30323029" calcext:value-type="float">
            <text:p>-79.30323029</text:p>
          </table:table-cell>
          <table:table-cell office:value-type="float" office:value="-67.1625061" calcext:value-type="float">
            <text:p>-67.1625061</text:p>
          </table:table-cell>
          <table:table-cell table:formula="of:=[.E271]-[.D271]" office:value-type="float" office:value="12.14072419" calcext:value-type="float">
            <text:p>12.14072419</text:p>
          </table:table-cell>
          <table:table-cell table:formula="of:=15.12-10*LOG10(POWER(10;[.F271]/10)-1)-[.C271]" office:value-type="float" office:value="2.65300848416619" calcext:value-type="float">
            <text:p>2.6530084842</text:p>
          </table:table-cell>
          <table:table-cell table:number-columns-repeated="1012"/>
        </table:table-row>
        <table:table-row table:style-name="ro1">
          <table:table-cell office:value-type="float" office:value="58478260.87" calcext:value-type="float">
            <text:p>58478260.87</text:p>
          </table:table-cell>
          <table:table-cell table:formula="of:=[.A272]/1000000" office:value-type="float" office:value="58.47826087" calcext:value-type="float">
            <text:p>58.47826087</text:p>
          </table:table-cell>
          <table:table-cell office:value-type="float" office:value="0.6" calcext:value-type="float">
            <text:p>0.60</text:p>
          </table:table-cell>
          <table:table-cell office:value-type="float" office:value="-79.49781799" calcext:value-type="float">
            <text:p>-79.49781799</text:p>
          </table:table-cell>
          <table:table-cell office:value-type="float" office:value="-67.1807251" calcext:value-type="float">
            <text:p>-67.1807251</text:p>
          </table:table-cell>
          <table:table-cell table:formula="of:=[.E272]-[.D272]" office:value-type="float" office:value="12.31709289" calcext:value-type="float">
            <text:p>12.31709289</text:p>
          </table:table-cell>
          <table:table-cell table:formula="of:=15.12-10*LOG10(POWER(10;[.F272]/10)-1)-[.C272]" office:value-type="float" office:value="2.46540998061593" calcext:value-type="float">
            <text:p>2.4654099806</text:p>
          </table:table-cell>
          <table:table-cell table:number-columns-repeated="1012"/>
        </table:table-row>
        <table:table-row table:style-name="ro1">
          <table:table-cell office:value-type="float" office:value="58695652.17" calcext:value-type="float">
            <text:p>58695652.17</text:p>
          </table:table-cell>
          <table:table-cell table:formula="of:=[.A273]/1000000" office:value-type="float" office:value="58.69565217" calcext:value-type="float">
            <text:p>58.69565217</text:p>
          </table:table-cell>
          <table:table-cell office:value-type="float" office:value="0.6" calcext:value-type="float">
            <text:p>0.60</text:p>
          </table:table-cell>
          <table:table-cell office:value-type="float" office:value="-79.17787933" calcext:value-type="float">
            <text:p>-79.17787933</text:p>
          </table:table-cell>
          <table:table-cell office:value-type="float" office:value="-67.10417175" calcext:value-type="float">
            <text:p>-67.10417175</text:p>
          </table:table-cell>
          <table:table-cell table:formula="of:=[.E273]-[.D273]" office:value-type="float" office:value="12.07370758" calcext:value-type="float">
            <text:p>12.07370758</text:p>
          </table:table-cell>
          <table:table-cell table:formula="of:=15.12-10*LOG10(POWER(10;[.F273]/10)-1)-[.C273]" office:value-type="float" office:value="2.72442109964549" calcext:value-type="float">
            <text:p>2.7244210996</text:p>
          </table:table-cell>
          <table:table-cell table:number-columns-repeated="1012"/>
        </table:table-row>
        <table:table-row table:style-name="ro1">
          <table:table-cell office:value-type="float" office:value="58913043.48" calcext:value-type="float">
            <text:p>58913043.48</text:p>
          </table:table-cell>
          <table:table-cell table:formula="of:=[.A274]/1000000" office:value-type="float" office:value="58.91304348" calcext:value-type="float">
            <text:p>58.91304348</text:p>
          </table:table-cell>
          <table:table-cell office:value-type="float" office:value="0.6" calcext:value-type="float">
            <text:p>0.60</text:p>
          </table:table-cell>
          <table:table-cell office:value-type="float" office:value="-79.29933167" calcext:value-type="float">
            <text:p>-79.29933167</text:p>
          </table:table-cell>
          <table:table-cell office:value-type="float" office:value="-67.20243073" calcext:value-type="float">
            <text:p>-67.20243073</text:p>
          </table:table-cell>
          <table:table-cell table:formula="of:=[.E274]-[.D274]" office:value-type="float" office:value="12.09690094" calcext:value-type="float">
            <text:p>12.09690094</text:p>
          </table:table-cell>
          <table:table-cell table:formula="of:=15.12-10*LOG10(POWER(10;[.F274]/10)-1)-[.C274]" office:value-type="float" office:value="2.69969816686609" calcext:value-type="float">
            <text:p>2.6996981669</text:p>
          </table:table-cell>
          <table:table-cell table:number-columns-repeated="1012"/>
        </table:table-row>
        <table:table-row table:style-name="ro1">
          <table:table-cell office:value-type="float" office:value="59130434.78" calcext:value-type="float">
            <text:p>59130434.78</text:p>
          </table:table-cell>
          <table:table-cell table:formula="of:=[.A275]/1000000" office:value-type="float" office:value="59.13043478" calcext:value-type="float">
            <text:p>59.13043478</text:p>
          </table:table-cell>
          <table:table-cell office:value-type="float" office:value="0.6" calcext:value-type="float">
            <text:p>0.60</text:p>
          </table:table-cell>
          <table:table-cell office:value-type="float" office:value="-79.04324341" calcext:value-type="float">
            <text:p>-79.04324341</text:p>
          </table:table-cell>
          <table:table-cell office:value-type="float" office:value="-66.95095062" calcext:value-type="float">
            <text:p>-66.95095062</text:p>
          </table:table-cell>
          <table:table-cell table:formula="of:=[.E275]-[.D275]" office:value-type="float" office:value="12.09229279" calcext:value-type="float">
            <text:p>12.09229279</text:p>
          </table:table-cell>
          <table:table-cell table:formula="of:=15.12-10*LOG10(POWER(10;[.F275]/10)-1)-[.C275]" office:value-type="float" office:value="2.70460952581316" calcext:value-type="float">
            <text:p>2.7046095258</text:p>
          </table:table-cell>
          <table:table-cell table:number-columns-repeated="1012"/>
        </table:table-row>
        <table:table-row table:style-name="ro1">
          <table:table-cell office:value-type="float" office:value="59347826.09" calcext:value-type="float">
            <text:p>59347826.09</text:p>
          </table:table-cell>
          <table:table-cell table:formula="of:=[.A276]/1000000" office:value-type="float" office:value="59.34782609" calcext:value-type="float">
            <text:p>59.34782609</text:p>
          </table:table-cell>
          <table:table-cell office:value-type="float" office:value="0.6" calcext:value-type="float">
            <text:p>0.60</text:p>
          </table:table-cell>
          <table:table-cell office:value-type="float" office:value="-79.02812195" calcext:value-type="float">
            <text:p>-79.02812195</text:p>
          </table:table-cell>
          <table:table-cell office:value-type="float" office:value="-67.19164276" calcext:value-type="float">
            <text:p>-67.19164276</text:p>
          </table:table-cell>
          <table:table-cell table:formula="of:=[.E276]-[.D276]" office:value-type="float" office:value="11.83647919" calcext:value-type="float">
            <text:p>11.83647919</text:p>
          </table:table-cell>
          <table:table-cell table:formula="of:=15.12-10*LOG10(POWER(10;[.F276]/10)-1)-[.C276]" office:value-type="float" office:value="2.97780541091955" calcext:value-type="float">
            <text:p>2.9778054109</text:p>
          </table:table-cell>
          <table:table-cell table:number-columns-repeated="1012"/>
        </table:table-row>
        <table:table-row table:style-name="ro1">
          <table:table-cell office:value-type="float" office:value="59565217.39" calcext:value-type="float">
            <text:p>59565217.39</text:p>
          </table:table-cell>
          <table:table-cell table:formula="of:=[.A277]/1000000" office:value-type="float" office:value="59.56521739" calcext:value-type="float">
            <text:p>59.56521739</text:p>
          </table:table-cell>
          <table:table-cell office:value-type="float" office:value="0.6" calcext:value-type="float">
            <text:p>0.60</text:p>
          </table:table-cell>
          <table:table-cell office:value-type="float" office:value="-79.03833008" calcext:value-type="float">
            <text:p>-79.03833008</text:p>
          </table:table-cell>
          <table:table-cell office:value-type="float" office:value="-67.20074463" calcext:value-type="float">
            <text:p>-67.20074463</text:p>
          </table:table-cell>
          <table:table-cell table:formula="of:=[.E277]-[.D277]" office:value-type="float" office:value="11.83758545" calcext:value-type="float">
            <text:p>11.83758545</text:p>
          </table:table-cell>
          <table:table-cell table:formula="of:=15.12-10*LOG10(POWER(10;[.F277]/10)-1)-[.C277]" office:value-type="float" office:value="2.97662160149825" calcext:value-type="float">
            <text:p>2.9766216015</text:p>
          </table:table-cell>
          <table:table-cell table:number-columns-repeated="1012"/>
        </table:table-row>
        <table:table-row table:style-name="ro1">
          <table:table-cell office:value-type="float" office:value="59782608.7" calcext:value-type="float">
            <text:p>59782608.7</text:p>
          </table:table-cell>
          <table:table-cell table:formula="of:=[.A278]/1000000" office:value-type="float" office:value="59.7826087" calcext:value-type="float">
            <text:p>59.7826087</text:p>
          </table:table-cell>
          <table:table-cell office:value-type="float" office:value="0.6" calcext:value-type="float">
            <text:p>0.60</text:p>
          </table:table-cell>
          <table:table-cell office:value-type="float" office:value="-79.36252594" calcext:value-type="float">
            <text:p>-79.36252594</text:p>
          </table:table-cell>
          <table:table-cell office:value-type="float" office:value="-67.59214783" calcext:value-type="float">
            <text:p>-67.59214783</text:p>
          </table:table-cell>
          <table:table-cell table:formula="of:=[.E278]-[.D278]" office:value-type="float" office:value="11.77037811" calcext:value-type="float">
            <text:p>11.77037811</text:p>
          </table:table-cell>
          <table:table-cell table:formula="of:=15.12-10*LOG10(POWER(10;[.F278]/10)-1)-[.C278]" office:value-type="float" office:value="3.0485788040108" calcext:value-type="float">
            <text:p>3.048578804</text:p>
          </table:table-cell>
          <table:table-cell table:number-columns-repeated="1012"/>
        </table:table-row>
        <table:table-row table:style-name="ro1">
          <table:table-cell office:value-type="float" office:value="60000000" calcext:value-type="float">
            <text:p>60000000</text:p>
          </table:table-cell>
          <table:table-cell table:formula="of:=[.A279]/1000000" office:value-type="float" office:value="60" calcext:value-type="float">
            <text:p>60</text:p>
          </table:table-cell>
          <table:table-cell office:value-type="float" office:value="0.6" calcext:value-type="float">
            <text:p>0.60</text:p>
          </table:table-cell>
          <table:table-cell office:value-type="float" office:value="-79.10300446" calcext:value-type="float">
            <text:p>-79.10300446</text:p>
          </table:table-cell>
          <table:table-cell office:value-type="float" office:value="-67.53862" calcext:value-type="float">
            <text:p>-67.53862</text:p>
          </table:table-cell>
          <table:table-cell table:formula="of:=[.E279]-[.D279]" office:value-type="float" office:value="11.56438446" calcext:value-type="float">
            <text:p>11.56438446</text:p>
          </table:table-cell>
          <table:table-cell table:formula="of:=15.12-10*LOG10(POWER(10;[.F279]/10)-1)-[.C279]" office:value-type="float" office:value="3.2696317563887" calcext:value-type="float">
            <text:p>3.2696317564</text:p>
          </table:table-cell>
          <table:table-cell table:number-columns-repeated="1012"/>
        </table:table-row>
        <table:table-row table:style-name="ro1">
          <table:table-cell office:value-type="float" office:value="60217391.3" calcext:value-type="float">
            <text:p>60217391.3</text:p>
          </table:table-cell>
          <table:table-cell table:formula="of:=[.A280]/1000000" office:value-type="float" office:value="60.2173913" calcext:value-type="float">
            <text:p>60.2173913</text:p>
          </table:table-cell>
          <table:table-cell office:value-type="float" office:value="0.6" calcext:value-type="float">
            <text:p>0.60</text:p>
          </table:table-cell>
          <table:table-cell office:value-type="float" office:value="-79.32743073" calcext:value-type="float">
            <text:p>-79.32743073</text:p>
          </table:table-cell>
          <table:table-cell office:value-type="float" office:value="-67.16822815" calcext:value-type="float">
            <text:p>-67.16822815</text:p>
          </table:table-cell>
          <table:table-cell table:formula="of:=[.E280]-[.D280]" office:value-type="float" office:value="12.15920258" calcext:value-type="float">
            <text:p>12.15920258</text:p>
          </table:table-cell>
          <table:table-cell table:formula="of:=15.12-10*LOG10(POWER(10;[.F280]/10)-1)-[.C280]" office:value-type="float" office:value="2.63333064620187" calcext:value-type="float">
            <text:p>2.6333306462</text:p>
          </table:table-cell>
          <table:table-cell table:number-columns-repeated="1012"/>
        </table:table-row>
        <table:table-row table:style-name="ro1">
          <table:table-cell office:value-type="float" office:value="60434782.61" calcext:value-type="float">
            <text:p>60434782.61</text:p>
          </table:table-cell>
          <table:table-cell table:formula="of:=[.A281]/1000000" office:value-type="float" office:value="60.43478261" calcext:value-type="float">
            <text:p>60.43478261</text:p>
          </table:table-cell>
          <table:table-cell office:value-type="float" office:value="0.6" calcext:value-type="float">
            <text:p>0.60</text:p>
          </table:table-cell>
          <table:table-cell office:value-type="float" office:value="-79.16904449" calcext:value-type="float">
            <text:p>-79.16904449</text:p>
          </table:table-cell>
          <table:table-cell office:value-type="float" office:value="-67.16617584" calcext:value-type="float">
            <text:p>-67.16617584</text:p>
          </table:table-cell>
          <table:table-cell table:formula="of:=[.E281]-[.D281]" office:value-type="float" office:value="12.00286865" calcext:value-type="float">
            <text:p>12.00286865</text:p>
          </table:table-cell>
          <table:table-cell table:formula="of:=15.12-10*LOG10(POWER(10;[.F281]/10)-1)-[.C281]" office:value-type="float" office:value="2.79998606693553" calcext:value-type="float">
            <text:p>2.7999860669</text:p>
          </table:table-cell>
          <table:table-cell table:number-columns-repeated="1012"/>
        </table:table-row>
        <table:table-row table:style-name="ro1">
          <table:table-cell office:value-type="float" office:value="60652173.91" calcext:value-type="float">
            <text:p>60652173.91</text:p>
          </table:table-cell>
          <table:table-cell table:formula="of:=[.A282]/1000000" office:value-type="float" office:value="60.65217391" calcext:value-type="float">
            <text:p>60.65217391</text:p>
          </table:table-cell>
          <table:table-cell office:value-type="float" office:value="0.6" calcext:value-type="float">
            <text:p>0.60</text:p>
          </table:table-cell>
          <table:table-cell office:value-type="float" office:value="-78.99226379" calcext:value-type="float">
            <text:p>-78.99226379</text:p>
          </table:table-cell>
          <table:table-cell office:value-type="float" office:value="-67.28827667" calcext:value-type="float">
            <text:p>-67.28827667</text:p>
          </table:table-cell>
          <table:table-cell table:formula="of:=[.E282]-[.D282]" office:value-type="float" office:value="11.70398712" calcext:value-type="float">
            <text:p>11.70398712</text:p>
          </table:table-cell>
          <table:table-cell table:formula="of:=15.12-10*LOG10(POWER(10;[.F282]/10)-1)-[.C282]" office:value-type="float" office:value="3.11973991382524" calcext:value-type="float">
            <text:p>3.1197399138</text:p>
          </table:table-cell>
          <table:table-cell table:number-columns-repeated="1012"/>
        </table:table-row>
        <table:table-row table:style-name="ro1">
          <table:table-cell office:value-type="float" office:value="60869565.22" calcext:value-type="float">
            <text:p>60869565.22</text:p>
          </table:table-cell>
          <table:table-cell table:formula="of:=[.A283]/1000000" office:value-type="float" office:value="60.86956522" calcext:value-type="float">
            <text:p>60.86956522</text:p>
          </table:table-cell>
          <table:table-cell office:value-type="float" office:value="0.6" calcext:value-type="float">
            <text:p>0.60</text:p>
          </table:table-cell>
          <table:table-cell office:value-type="float" office:value="-78.99714661" calcext:value-type="float">
            <text:p>-78.99714661</text:p>
          </table:table-cell>
          <table:table-cell office:value-type="float" office:value="-67.31775665" calcext:value-type="float">
            <text:p>-67.31775665</text:p>
          </table:table-cell>
          <table:table-cell table:formula="of:=[.E283]-[.D283]" office:value-type="float" office:value="11.67938996" calcext:value-type="float">
            <text:p>11.67938996</text:p>
          </table:table-cell>
          <table:table-cell table:formula="of:=15.12-10*LOG10(POWER(10;[.F283]/10)-1)-[.C283]" office:value-type="float" office:value="3.14612429686342" calcext:value-type="float">
            <text:p>3.1461242969</text:p>
          </table:table-cell>
          <table:table-cell table:number-columns-repeated="1012"/>
        </table:table-row>
        <table:table-row table:style-name="ro1">
          <table:table-cell office:value-type="float" office:value="61086956.52" calcext:value-type="float">
            <text:p>61086956.52</text:p>
          </table:table-cell>
          <table:table-cell table:formula="of:=[.A284]/1000000" office:value-type="float" office:value="61.08695652" calcext:value-type="float">
            <text:p>61.08695652</text:p>
          </table:table-cell>
          <table:table-cell office:value-type="float" office:value="0.6" calcext:value-type="float">
            <text:p>0.60</text:p>
          </table:table-cell>
          <table:table-cell office:value-type="float" office:value="-78.89489746" calcext:value-type="float">
            <text:p>-78.89489746</text:p>
          </table:table-cell>
          <table:table-cell office:value-type="float" office:value="-67.04270172" calcext:value-type="float">
            <text:p>-67.04270172</text:p>
          </table:table-cell>
          <table:table-cell table:formula="of:=[.E284]-[.D284]" office:value-type="float" office:value="11.85219574" calcext:value-type="float">
            <text:p>11.85219574</text:p>
          </table:table-cell>
          <table:table-cell table:formula="of:=15.12-10*LOG10(POWER(10;[.F284]/10)-1)-[.C284]" office:value-type="float" office:value="2.96098910279251" calcext:value-type="float">
            <text:p>2.9609891028</text:p>
          </table:table-cell>
          <table:table-cell table:number-columns-repeated="1012"/>
        </table:table-row>
        <table:table-row table:style-name="ro1">
          <table:table-cell office:value-type="float" office:value="61304347.83" calcext:value-type="float">
            <text:p>61304347.83</text:p>
          </table:table-cell>
          <table:table-cell table:formula="of:=[.A285]/1000000" office:value-type="float" office:value="61.30434783" calcext:value-type="float">
            <text:p>61.30434783</text:p>
          </table:table-cell>
          <table:table-cell office:value-type="float" office:value="0.6" calcext:value-type="float">
            <text:p>0.60</text:p>
          </table:table-cell>
          <table:table-cell office:value-type="float" office:value="-79.48471832" calcext:value-type="float">
            <text:p>-79.48471832</text:p>
          </table:table-cell>
          <table:table-cell office:value-type="float" office:value="-67.45935059" calcext:value-type="float">
            <text:p>-67.45935059</text:p>
          </table:table-cell>
          <table:table-cell table:formula="of:=[.E285]-[.D285]" office:value-type="float" office:value="12.02536773" calcext:value-type="float">
            <text:p>12.02536773</text:p>
          </table:table-cell>
          <table:table-cell table:formula="of:=15.12-10*LOG10(POWER(10;[.F285]/10)-1)-[.C285]" office:value-type="float" office:value="2.77597703404282" calcext:value-type="float">
            <text:p>2.775977034</text:p>
          </table:table-cell>
          <table:table-cell table:number-columns-repeated="1012"/>
        </table:table-row>
        <table:table-row table:style-name="ro1">
          <table:table-cell office:value-type="float" office:value="61521739.13" calcext:value-type="float">
            <text:p>61521739.13</text:p>
          </table:table-cell>
          <table:table-cell table:formula="of:=[.A286]/1000000" office:value-type="float" office:value="61.52173913" calcext:value-type="float">
            <text:p>61.52173913</text:p>
          </table:table-cell>
          <table:table-cell office:value-type="float" office:value="0.6" calcext:value-type="float">
            <text:p>0.60</text:p>
          </table:table-cell>
          <table:table-cell office:value-type="float" office:value="-79.28331757" calcext:value-type="float">
            <text:p>-79.28331757</text:p>
          </table:table-cell>
          <table:table-cell office:value-type="float" office:value="-67.24208069" calcext:value-type="float">
            <text:p>-67.24208069</text:p>
          </table:table-cell>
          <table:table-cell table:formula="of:=[.E286]-[.D286]" office:value-type="float" office:value="12.04123688" calcext:value-type="float">
            <text:p>12.04123688</text:p>
          </table:table-cell>
          <table:table-cell table:formula="of:=15.12-10*LOG10(POWER(10;[.F286]/10)-1)-[.C286]" office:value-type="float" office:value="2.75904788578429" calcext:value-type="float">
            <text:p>2.7590478858</text:p>
          </table:table-cell>
          <table:table-cell table:number-columns-repeated="1012"/>
        </table:table-row>
        <table:table-row table:style-name="ro1">
          <table:table-cell office:value-type="float" office:value="61739130.43" calcext:value-type="float">
            <text:p>61739130.43</text:p>
          </table:table-cell>
          <table:table-cell table:formula="of:=[.A287]/1000000" office:value-type="float" office:value="61.73913043" calcext:value-type="float">
            <text:p>61.73913043</text:p>
          </table:table-cell>
          <table:table-cell office:value-type="float" office:value="0.6" calcext:value-type="float">
            <text:p>0.60</text:p>
          </table:table-cell>
          <table:table-cell office:value-type="float" office:value="-79.15624237" calcext:value-type="float">
            <text:p>-79.15624237</text:p>
          </table:table-cell>
          <table:table-cell office:value-type="float" office:value="-67.01834869" calcext:value-type="float">
            <text:p>-67.01834869</text:p>
          </table:table-cell>
          <table:table-cell table:formula="of:=[.E287]-[.D287]" office:value-type="float" office:value="12.13789368" calcext:value-type="float">
            <text:p>12.13789368</text:p>
          </table:table-cell>
          <table:table-cell table:formula="of:=15.12-10*LOG10(POWER(10;[.F287]/10)-1)-[.C287]" office:value-type="float" office:value="2.65602320547393" calcext:value-type="float">
            <text:p>2.6560232055</text:p>
          </table:table-cell>
          <table:table-cell table:number-columns-repeated="1012"/>
        </table:table-row>
        <table:table-row table:style-name="ro1">
          <table:table-cell office:value-type="float" office:value="61956521.74" calcext:value-type="float">
            <text:p>61956521.74</text:p>
          </table:table-cell>
          <table:table-cell table:formula="of:=[.A288]/1000000" office:value-type="float" office:value="61.95652174" calcext:value-type="float">
            <text:p>61.95652174</text:p>
          </table:table-cell>
          <table:table-cell office:value-type="float" office:value="0.6" calcext:value-type="float">
            <text:p>0.60</text:p>
          </table:table-cell>
          <table:table-cell office:value-type="float" office:value="-78.90621948" calcext:value-type="float">
            <text:p>-78.90621948</text:p>
          </table:table-cell>
          <table:table-cell office:value-type="float" office:value="-67.02040863" calcext:value-type="float">
            <text:p>-67.02040863</text:p>
          </table:table-cell>
          <table:table-cell table:formula="of:=[.E288]-[.D288]" office:value-type="float" office:value="11.88581085" calcext:value-type="float">
            <text:p>11.88581085</text:p>
          </table:table-cell>
          <table:table-cell table:formula="of:=15.12-10*LOG10(POWER(10;[.F288]/10)-1)-[.C288]" office:value-type="float" office:value="2.92503603389136" calcext:value-type="float">
            <text:p>2.9250360339</text:p>
          </table:table-cell>
          <table:table-cell table:number-columns-repeated="1012"/>
        </table:table-row>
        <table:table-row table:style-name="ro1">
          <table:table-cell office:value-type="float" office:value="62173913.04" calcext:value-type="float">
            <text:p>62173913.04</text:p>
          </table:table-cell>
          <table:table-cell table:formula="of:=[.A289]/1000000" office:value-type="float" office:value="62.17391304" calcext:value-type="float">
            <text:p>62.17391304</text:p>
          </table:table-cell>
          <table:table-cell office:value-type="float" office:value="0.6" calcext:value-type="float">
            <text:p>0.60</text:p>
          </table:table-cell>
          <table:table-cell office:value-type="float" office:value="-78.95201111" calcext:value-type="float">
            <text:p>-78.95201111</text:p>
          </table:table-cell>
          <table:table-cell office:value-type="float" office:value="-67.26727295" calcext:value-type="float">
            <text:p>-67.26727295</text:p>
          </table:table-cell>
          <table:table-cell table:formula="of:=[.E289]-[.D289]" office:value-type="float" office:value="11.68473816" calcext:value-type="float">
            <text:p>11.68473816</text:p>
          </table:table-cell>
          <table:table-cell table:formula="of:=15.12-10*LOG10(POWER(10;[.F289]/10)-1)-[.C289]" office:value-type="float" office:value="3.14038657377004" calcext:value-type="float">
            <text:p>3.1403865738</text:p>
          </table:table-cell>
          <table:table-cell table:number-columns-repeated="1012"/>
        </table:table-row>
        <table:table-row table:style-name="ro1">
          <table:table-cell office:value-type="float" office:value="62391304.35" calcext:value-type="float">
            <text:p>62391304.35</text:p>
          </table:table-cell>
          <table:table-cell table:formula="of:=[.A290]/1000000" office:value-type="float" office:value="62.39130435" calcext:value-type="float">
            <text:p>62.39130435</text:p>
          </table:table-cell>
          <table:table-cell office:value-type="float" office:value="0.6" calcext:value-type="float">
            <text:p>0.60</text:p>
          </table:table-cell>
          <table:table-cell office:value-type="float" office:value="-79.20165253" calcext:value-type="float">
            <text:p>-79.20165253</text:p>
          </table:table-cell>
          <table:table-cell office:value-type="float" office:value="-67.35600281" calcext:value-type="float">
            <text:p>-67.35600281</text:p>
          </table:table-cell>
          <table:table-cell table:formula="of:=[.E290]-[.D290]" office:value-type="float" office:value="11.84564972" calcext:value-type="float">
            <text:p>11.84564972</text:p>
          </table:table-cell>
          <table:table-cell table:formula="of:=15.12-10*LOG10(POWER(10;[.F290]/10)-1)-[.C290]" office:value-type="float" office:value="2.96799266004184" calcext:value-type="float">
            <text:p>2.96799266</text:p>
          </table:table-cell>
          <table:table-cell table:number-columns-repeated="1012"/>
        </table:table-row>
        <table:table-row table:style-name="ro1">
          <table:table-cell office:value-type="float" office:value="62608695.65" calcext:value-type="float">
            <text:p>62608695.65</text:p>
          </table:table-cell>
          <table:table-cell table:formula="of:=[.A291]/1000000" office:value-type="float" office:value="62.60869565" calcext:value-type="float">
            <text:p>62.60869565</text:p>
          </table:table-cell>
          <table:table-cell office:value-type="float" office:value="0.6" calcext:value-type="float">
            <text:p>0.60</text:p>
          </table:table-cell>
          <table:table-cell office:value-type="float" office:value="-79.30366516" calcext:value-type="float">
            <text:p>-79.30366516</text:p>
          </table:table-cell>
          <table:table-cell office:value-type="float" office:value="-67.01262665" calcext:value-type="float">
            <text:p>-67.01262665</text:p>
          </table:table-cell>
          <table:table-cell table:formula="of:=[.E291]-[.D291]" office:value-type="float" office:value="12.29103851" calcext:value-type="float">
            <text:p>12.29103851</text:p>
          </table:table-cell>
          <table:table-cell table:formula="of:=15.12-10*LOG10(POWER(10;[.F291]/10)-1)-[.C291]" office:value-type="float" office:value="2.49309293101693" calcext:value-type="float">
            <text:p>2.493092931</text:p>
          </table:table-cell>
          <table:table-cell table:number-columns-repeated="1012"/>
        </table:table-row>
        <table:table-row table:style-name="ro1">
          <table:table-cell office:value-type="float" office:value="62826086.96" calcext:value-type="float">
            <text:p>62826086.96</text:p>
          </table:table-cell>
          <table:table-cell table:formula="of:=[.A292]/1000000" office:value-type="float" office:value="62.82608696" calcext:value-type="float">
            <text:p>62.82608696</text:p>
          </table:table-cell>
          <table:table-cell office:value-type="float" office:value="0.6" calcext:value-type="float">
            <text:p>0.60</text:p>
          </table:table-cell>
          <table:table-cell office:value-type="float" office:value="-79.15879822" calcext:value-type="float">
            <text:p>-79.15879822</text:p>
          </table:table-cell>
          <table:table-cell office:value-type="float" office:value="-67.07756042" calcext:value-type="float">
            <text:p>-67.07756042</text:p>
          </table:table-cell>
          <table:table-cell table:formula="of:=[.E292]-[.D292]" office:value-type="float" office:value="12.0812378" calcext:value-type="float">
            <text:p>12.0812378</text:p>
          </table:table-cell>
          <table:table-cell table:formula="of:=15.12-10*LOG10(POWER(10;[.F292]/10)-1)-[.C292]" office:value-type="float" office:value="2.71639331623093" calcext:value-type="float">
            <text:p>2.7163933162</text:p>
          </table:table-cell>
          <table:table-cell table:number-columns-repeated="1012"/>
        </table:table-row>
        <table:table-row table:style-name="ro1">
          <table:table-cell office:value-type="float" office:value="63043478.26" calcext:value-type="float">
            <text:p>63043478.26</text:p>
          </table:table-cell>
          <table:table-cell table:formula="of:=[.A293]/1000000" office:value-type="float" office:value="63.04347826" calcext:value-type="float">
            <text:p>63.04347826</text:p>
          </table:table-cell>
          <table:table-cell office:value-type="float" office:value="0.6" calcext:value-type="float">
            <text:p>0.60</text:p>
          </table:table-cell>
          <table:table-cell office:value-type="float" office:value="-79.2661972" calcext:value-type="float">
            <text:p>-79.2661972</text:p>
          </table:table-cell>
          <table:table-cell office:value-type="float" office:value="-67.26441193" calcext:value-type="float">
            <text:p>-67.26441193</text:p>
          </table:table-cell>
          <table:table-cell table:formula="of:=[.E293]-[.D293]" office:value-type="float" office:value="12.00178527" calcext:value-type="float">
            <text:p>12.00178527</text:p>
          </table:table-cell>
          <table:table-cell table:formula="of:=15.12-10*LOG10(POWER(10;[.F293]/10)-1)-[.C293]" office:value-type="float" office:value="2.80114236535336" calcext:value-type="float">
            <text:p>2.8011423654</text:p>
          </table:table-cell>
          <table:table-cell table:number-columns-repeated="1012"/>
        </table:table-row>
        <table:table-row table:style-name="ro1">
          <table:table-cell office:value-type="float" office:value="63260869.57" calcext:value-type="float">
            <text:p>63260869.57</text:p>
          </table:table-cell>
          <table:table-cell table:formula="of:=[.A294]/1000000" office:value-type="float" office:value="63.26086957" calcext:value-type="float">
            <text:p>63.26086957</text:p>
          </table:table-cell>
          <table:table-cell office:value-type="float" office:value="0.6" calcext:value-type="float">
            <text:p>0.60</text:p>
          </table:table-cell>
          <table:table-cell office:value-type="float" office:value="-79.3677063" calcext:value-type="float">
            <text:p>-79.3677063</text:p>
          </table:table-cell>
          <table:table-cell office:value-type="float" office:value="-67.16696167" calcext:value-type="float">
            <text:p>-67.16696167</text:p>
          </table:table-cell>
          <table:table-cell table:formula="of:=[.E294]-[.D294]" office:value-type="float" office:value="12.20074463" calcext:value-type="float">
            <text:p>12.20074463</text:p>
          </table:table-cell>
          <table:table-cell table:formula="of:=15.12-10*LOG10(POWER(10;[.F294]/10)-1)-[.C294]" office:value-type="float" office:value="2.58911182225674" calcext:value-type="float">
            <text:p>2.5891118223</text:p>
          </table:table-cell>
          <table:table-cell table:number-columns-repeated="1012"/>
        </table:table-row>
        <table:table-row table:style-name="ro1">
          <table:table-cell office:value-type="float" office:value="63478260.87" calcext:value-type="float">
            <text:p>63478260.87</text:p>
          </table:table-cell>
          <table:table-cell table:formula="of:=[.A295]/1000000" office:value-type="float" office:value="63.47826087" calcext:value-type="float">
            <text:p>63.47826087</text:p>
          </table:table-cell>
          <table:table-cell office:value-type="float" office:value="0.6" calcext:value-type="float">
            <text:p>0.60</text:p>
          </table:table-cell>
          <table:table-cell office:value-type="float" office:value="-79.05979156" calcext:value-type="float">
            <text:p>-79.05979156</text:p>
          </table:table-cell>
          <table:table-cell office:value-type="float" office:value="-67.05348969" calcext:value-type="float">
            <text:p>-67.05348969</text:p>
          </table:table-cell>
          <table:table-cell table:formula="of:=[.E295]-[.D295]" office:value-type="float" office:value="12.00630187" calcext:value-type="float">
            <text:p>12.00630187</text:p>
          </table:table-cell>
          <table:table-cell table:formula="of:=15.12-10*LOG10(POWER(10;[.F295]/10)-1)-[.C295]" office:value-type="float" office:value="2.79632189742655" calcext:value-type="float">
            <text:p>2.7963218974</text:p>
          </table:table-cell>
          <table:table-cell table:number-columns-repeated="1012"/>
        </table:table-row>
        <table:table-row table:style-name="ro1">
          <table:table-cell office:value-type="float" office:value="63695652.17" calcext:value-type="float">
            <text:p>63695652.17</text:p>
          </table:table-cell>
          <table:table-cell table:formula="of:=[.A296]/1000000" office:value-type="float" office:value="63.69565217" calcext:value-type="float">
            <text:p>63.69565217</text:p>
          </table:table-cell>
          <table:table-cell office:value-type="float" office:value="0.6" calcext:value-type="float">
            <text:p>0.60</text:p>
          </table:table-cell>
          <table:table-cell office:value-type="float" office:value="-79.11891174" calcext:value-type="float">
            <text:p>-79.11891174</text:p>
          </table:table-cell>
          <table:table-cell office:value-type="float" office:value="-67.23161316" calcext:value-type="float">
            <text:p>-67.23161316</text:p>
          </table:table-cell>
          <table:table-cell table:formula="of:=[.E296]-[.D296]" office:value-type="float" office:value="11.88729858" calcext:value-type="float">
            <text:p>11.88729858</text:p>
          </table:table-cell>
          <table:table-cell table:formula="of:=15.12-10*LOG10(POWER(10;[.F296]/10)-1)-[.C296]" office:value-type="float" office:value="2.92344527757118" calcext:value-type="float">
            <text:p>2.9234452776</text:p>
          </table:table-cell>
          <table:table-cell table:number-columns-repeated="1012"/>
        </table:table-row>
        <table:table-row table:style-name="ro1">
          <table:table-cell office:value-type="float" office:value="63913043.48" calcext:value-type="float">
            <text:p>63913043.48</text:p>
          </table:table-cell>
          <table:table-cell table:formula="of:=[.A297]/1000000" office:value-type="float" office:value="63.91304348" calcext:value-type="float">
            <text:p>63.91304348</text:p>
          </table:table-cell>
          <table:table-cell office:value-type="float" office:value="0.6" calcext:value-type="float">
            <text:p>0.60</text:p>
          </table:table-cell>
          <table:table-cell office:value-type="float" office:value="-79.31778717" calcext:value-type="float">
            <text:p>-79.31778717</text:p>
          </table:table-cell>
          <table:table-cell office:value-type="float" office:value="-67.18516541" calcext:value-type="float">
            <text:p>-67.18516541</text:p>
          </table:table-cell>
          <table:table-cell table:formula="of:=[.E297]-[.D297]" office:value-type="float" office:value="12.13262176" calcext:value-type="float">
            <text:p>12.13262176</text:p>
          </table:table-cell>
          <table:table-cell table:formula="of:=15.12-10*LOG10(POWER(10;[.F297]/10)-1)-[.C297]" office:value-type="float" office:value="2.66163856630506" calcext:value-type="float">
            <text:p>2.6616385663</text:p>
          </table:table-cell>
          <table:table-cell table:number-columns-repeated="1012"/>
        </table:table-row>
        <table:table-row table:style-name="ro1">
          <table:table-cell office:value-type="float" office:value="64130434.78" calcext:value-type="float">
            <text:p>64130434.78</text:p>
          </table:table-cell>
          <table:table-cell table:formula="of:=[.A298]/1000000" office:value-type="float" office:value="64.13043478" calcext:value-type="float">
            <text:p>64.13043478</text:p>
          </table:table-cell>
          <table:table-cell office:value-type="float" office:value="0.6" calcext:value-type="float">
            <text:p>0.60</text:p>
          </table:table-cell>
          <table:table-cell office:value-type="float" office:value="-79.07095337" calcext:value-type="float">
            <text:p>-79.07095337</text:p>
          </table:table-cell>
          <table:table-cell office:value-type="float" office:value="-67.17961121" calcext:value-type="float">
            <text:p>-67.17961121</text:p>
          </table:table-cell>
          <table:table-cell table:formula="of:=[.E298]-[.D298]" office:value-type="float" office:value="11.89134216" calcext:value-type="float">
            <text:p>11.89134216</text:p>
          </table:table-cell>
          <table:table-cell table:formula="of:=15.12-10*LOG10(POWER(10;[.F298]/10)-1)-[.C298]" office:value-type="float" office:value="2.91912186748086" calcext:value-type="float">
            <text:p>2.9191218675</text:p>
          </table:table-cell>
          <table:table-cell table:number-columns-repeated="1012"/>
        </table:table-row>
        <table:table-row table:style-name="ro1">
          <table:table-cell office:value-type="float" office:value="64347826.09" calcext:value-type="float">
            <text:p>64347826.09</text:p>
          </table:table-cell>
          <table:table-cell table:formula="of:=[.A299]/1000000" office:value-type="float" office:value="64.34782609" calcext:value-type="float">
            <text:p>64.34782609</text:p>
          </table:table-cell>
          <table:table-cell office:value-type="float" office:value="0.6" calcext:value-type="float">
            <text:p>0.60</text:p>
          </table:table-cell>
          <table:table-cell office:value-type="float" office:value="-79.42250824" calcext:value-type="float">
            <text:p>-79.42250824</text:p>
          </table:table-cell>
          <table:table-cell office:value-type="float" office:value="-67.39029694" calcext:value-type="float">
            <text:p>-67.39029694</text:p>
          </table:table-cell>
          <table:table-cell table:formula="of:=[.E299]-[.D299]" office:value-type="float" office:value="12.0322113" calcext:value-type="float">
            <text:p>12.0322113</text:p>
          </table:table-cell>
          <table:table-cell table:formula="of:=15.12-10*LOG10(POWER(10;[.F299]/10)-1)-[.C299]" office:value-type="float" office:value="2.7686758330787" calcext:value-type="float">
            <text:p>2.7686758331</text:p>
          </table:table-cell>
          <table:table-cell table:number-columns-repeated="1012"/>
        </table:table-row>
        <table:table-row table:style-name="ro1">
          <table:table-cell office:value-type="float" office:value="64565217.39" calcext:value-type="float">
            <text:p>64565217.39</text:p>
          </table:table-cell>
          <table:table-cell table:formula="of:=[.A300]/1000000" office:value-type="float" office:value="64.56521739" calcext:value-type="float">
            <text:p>64.56521739</text:p>
          </table:table-cell>
          <table:table-cell office:value-type="float" office:value="0.6" calcext:value-type="float">
            <text:p>0.60</text:p>
          </table:table-cell>
          <table:table-cell office:value-type="float" office:value="-79.2241745" calcext:value-type="float">
            <text:p>-79.2241745</text:p>
          </table:table-cell>
          <table:table-cell office:value-type="float" office:value="-67.06778717" calcext:value-type="float">
            <text:p>-67.06778717</text:p>
          </table:table-cell>
          <table:table-cell table:formula="of:=[.E300]-[.D300]" office:value-type="float" office:value="12.15638733" calcext:value-type="float">
            <text:p>12.15638733</text:p>
          </table:table-cell>
          <table:table-cell table:formula="of:=15.12-10*LOG10(POWER(10;[.F300]/10)-1)-[.C300]" office:value-type="float" office:value="2.63632828573906" calcext:value-type="float">
            <text:p>2.6363282857</text:p>
          </table:table-cell>
          <table:table-cell table:number-columns-repeated="1012"/>
        </table:table-row>
        <table:table-row table:style-name="ro1">
          <table:table-cell office:value-type="float" office:value="64782608.7" calcext:value-type="float">
            <text:p>64782608.7</text:p>
          </table:table-cell>
          <table:table-cell table:formula="of:=[.A301]/1000000" office:value-type="float" office:value="64.7826087" calcext:value-type="float">
            <text:p>64.7826087</text:p>
          </table:table-cell>
          <table:table-cell office:value-type="float" office:value="0.6" calcext:value-type="float">
            <text:p>0.60</text:p>
          </table:table-cell>
          <table:table-cell office:value-type="float" office:value="-79.14207458" calcext:value-type="float">
            <text:p>-79.14207458</text:p>
          </table:table-cell>
          <table:table-cell office:value-type="float" office:value="-67.27774811" calcext:value-type="float">
            <text:p>-67.27774811</text:p>
          </table:table-cell>
          <table:table-cell table:formula="of:=[.E301]-[.D301]" office:value-type="float" office:value="11.86432647" calcext:value-type="float">
            <text:p>11.86432647</text:p>
          </table:table-cell>
          <table:table-cell table:formula="of:=15.12-10*LOG10(POWER(10;[.F301]/10)-1)-[.C301]" office:value-type="float" office:value="2.94801243748076" calcext:value-type="float">
            <text:p>2.9480124375</text:p>
          </table:table-cell>
          <table:table-cell table:number-columns-repeated="1012"/>
        </table:table-row>
        <table:table-row table:style-name="ro1">
          <table:table-cell office:value-type="float" office:value="65000000" calcext:value-type="float">
            <text:p>65000000</text:p>
          </table:table-cell>
          <table:table-cell table:formula="of:=[.A302]/1000000" office:value-type="float" office:value="65" calcext:value-type="float">
            <text:p>65</text:p>
          </table:table-cell>
          <table:table-cell office:value-type="float" office:value="0.6" calcext:value-type="float">
            <text:p>0.60</text:p>
          </table:table-cell>
          <table:table-cell office:value-type="float" office:value="-79.25627899" calcext:value-type="float">
            <text:p>-79.25627899</text:p>
          </table:table-cell>
          <table:table-cell office:value-type="float" office:value="-67.14915466" calcext:value-type="float">
            <text:p>-67.14915466</text:p>
          </table:table-cell>
          <table:table-cell table:formula="of:=[.E302]-[.D302]" office:value-type="float" office:value="12.10712433" calcext:value-type="float">
            <text:p>12.10712433</text:p>
          </table:table-cell>
          <table:table-cell table:formula="of:=15.12-10*LOG10(POWER(10;[.F302]/10)-1)-[.C302]" office:value-type="float" office:value="2.68880331693348" calcext:value-type="float">
            <text:p>2.6888033169</text:p>
          </table:table-cell>
          <table:table-cell table:number-columns-repeated="1012"/>
        </table:table-row>
        <table:table-row table:style-name="ro1">
          <table:table-cell office:value-type="float" office:value="65217391.3" calcext:value-type="float">
            <text:p>65217391.3</text:p>
          </table:table-cell>
          <table:table-cell table:formula="of:=[.A303]/1000000" office:value-type="float" office:value="65.2173913" calcext:value-type="float">
            <text:p>65.2173913</text:p>
          </table:table-cell>
          <table:table-cell office:value-type="float" office:value="0.6" calcext:value-type="float">
            <text:p>0.60</text:p>
          </table:table-cell>
          <table:table-cell office:value-type="float" office:value="-78.8815155" calcext:value-type="float">
            <text:p>-78.8815155</text:p>
          </table:table-cell>
          <table:table-cell office:value-type="float" office:value="-67.30116272" calcext:value-type="float">
            <text:p>-67.30116272</text:p>
          </table:table-cell>
          <table:table-cell table:formula="of:=[.E303]-[.D303]" office:value-type="float" office:value="11.58035278" calcext:value-type="float">
            <text:p>11.58035278</text:p>
          </table:table-cell>
          <table:table-cell table:formula="of:=15.12-10*LOG10(POWER(10;[.F303]/10)-1)-[.C303]" office:value-type="float" office:value="3.25246844581218" calcext:value-type="float">
            <text:p>3.2524684458</text:p>
          </table:table-cell>
          <table:table-cell table:number-columns-repeated="1012"/>
        </table:table-row>
        <table:table-row table:style-name="ro1">
          <table:table-cell office:value-type="float" office:value="65434782.61" calcext:value-type="float">
            <text:p>65434782.61</text:p>
          </table:table-cell>
          <table:table-cell table:formula="of:=[.A304]/1000000" office:value-type="float" office:value="65.43478261" calcext:value-type="float">
            <text:p>65.43478261</text:p>
          </table:table-cell>
          <table:table-cell office:value-type="float" office:value="0.6" calcext:value-type="float">
            <text:p>0.60</text:p>
          </table:table-cell>
          <table:table-cell office:value-type="float" office:value="-79.03159332" calcext:value-type="float">
            <text:p>-79.03159332</text:p>
          </table:table-cell>
          <table:table-cell office:value-type="float" office:value="-67.49397278" calcext:value-type="float">
            <text:p>-67.49397278</text:p>
          </table:table-cell>
          <table:table-cell table:formula="of:=[.E304]-[.D304]" office:value-type="float" office:value="11.53762054" calcext:value-type="float">
            <text:p>11.53762054</text:p>
          </table:table-cell>
          <table:table-cell table:formula="of:=15.12-10*LOG10(POWER(10;[.F304]/10)-1)-[.C304]" office:value-type="float" office:value="3.29840918018714" calcext:value-type="float">
            <text:p>3.2984091802</text:p>
          </table:table-cell>
          <table:table-cell table:number-columns-repeated="1012"/>
        </table:table-row>
        <table:table-row table:style-name="ro1">
          <table:table-cell office:value-type="float" office:value="65652173.91" calcext:value-type="float">
            <text:p>65652173.91</text:p>
          </table:table-cell>
          <table:table-cell table:formula="of:=[.A305]/1000000" office:value-type="float" office:value="65.65217391" calcext:value-type="float">
            <text:p>65.65217391</text:p>
          </table:table-cell>
          <table:table-cell office:value-type="float" office:value="0.6" calcext:value-type="float">
            <text:p>0.60</text:p>
          </table:table-cell>
          <table:table-cell office:value-type="float" office:value="-79.35984802" calcext:value-type="float">
            <text:p>-79.35984802</text:p>
          </table:table-cell>
          <table:table-cell office:value-type="float" office:value="-67.15480804" calcext:value-type="float">
            <text:p>-67.15480804</text:p>
          </table:table-cell>
          <table:table-cell table:formula="of:=[.E305]-[.D305]" office:value-type="float" office:value="12.20503998" calcext:value-type="float">
            <text:p>12.20503998</text:p>
          </table:table-cell>
          <table:table-cell table:formula="of:=15.12-10*LOG10(POWER(10;[.F305]/10)-1)-[.C305]" office:value-type="float" office:value="2.58454125147205" calcext:value-type="float">
            <text:p>2.5845412515</text:p>
          </table:table-cell>
          <table:table-cell table:number-columns-repeated="1012"/>
        </table:table-row>
        <table:table-row table:style-name="ro1">
          <table:table-cell office:value-type="float" office:value="65869565.22" calcext:value-type="float">
            <text:p>65869565.22</text:p>
          </table:table-cell>
          <table:table-cell table:formula="of:=[.A306]/1000000" office:value-type="float" office:value="65.86956522" calcext:value-type="float">
            <text:p>65.86956522</text:p>
          </table:table-cell>
          <table:table-cell office:value-type="float" office:value="0.6" calcext:value-type="float">
            <text:p>0.60</text:p>
          </table:table-cell>
          <table:table-cell office:value-type="float" office:value="-79.18432617" calcext:value-type="float">
            <text:p>-79.18432617</text:p>
          </table:table-cell>
          <table:table-cell office:value-type="float" office:value="-67.34916687" calcext:value-type="float">
            <text:p>-67.34916687</text:p>
          </table:table-cell>
          <table:table-cell table:formula="of:=[.E306]-[.D306]" office:value-type="float" office:value="11.8351593" calcext:value-type="float">
            <text:p>11.8351593</text:p>
          </table:table-cell>
          <table:table-cell table:formula="of:=15.12-10*LOG10(POWER(10;[.F306]/10)-1)-[.C306]" office:value-type="float" office:value="2.97921785357921" calcext:value-type="float">
            <text:p>2.9792178536</text:p>
          </table:table-cell>
          <table:table-cell table:number-columns-repeated="1012"/>
        </table:table-row>
        <table:table-row table:style-name="ro1">
          <table:table-cell office:value-type="float" office:value="66086956.52" calcext:value-type="float">
            <text:p>66086956.52</text:p>
          </table:table-cell>
          <table:table-cell table:formula="of:=[.A307]/1000000" office:value-type="float" office:value="66.08695652" calcext:value-type="float">
            <text:p>66.08695652</text:p>
          </table:table-cell>
          <table:table-cell office:value-type="float" office:value="0.6" calcext:value-type="float">
            <text:p>0.60</text:p>
          </table:table-cell>
          <table:table-cell office:value-type="float" office:value="-79.15286255" calcext:value-type="float">
            <text:p>-79.15286255</text:p>
          </table:table-cell>
          <table:table-cell office:value-type="float" office:value="-67.03608704" calcext:value-type="float">
            <text:p>-67.03608704</text:p>
          </table:table-cell>
          <table:table-cell table:formula="of:=[.E307]-[.D307]" office:value-type="float" office:value="12.11677551" calcext:value-type="float">
            <text:p>12.11677551</text:p>
          </table:table-cell>
          <table:table-cell table:formula="of:=15.12-10*LOG10(POWER(10;[.F307]/10)-1)-[.C307]" office:value-type="float" office:value="2.67851980274938" calcext:value-type="float">
            <text:p>2.6785198027</text:p>
          </table:table-cell>
          <table:table-cell table:number-columns-repeated="1012"/>
        </table:table-row>
        <table:table-row table:style-name="ro1">
          <table:table-cell office:value-type="float" office:value="66304347.83" calcext:value-type="float">
            <text:p>66304347.83</text:p>
          </table:table-cell>
          <table:table-cell table:formula="of:=[.A308]/1000000" office:value-type="float" office:value="66.30434783" calcext:value-type="float">
            <text:p>66.30434783</text:p>
          </table:table-cell>
          <table:table-cell office:value-type="float" office:value="0.6" calcext:value-type="float">
            <text:p>0.60</text:p>
          </table:table-cell>
          <table:table-cell office:value-type="float" office:value="-79.0293045" calcext:value-type="float">
            <text:p>-79.0293045</text:p>
          </table:table-cell>
          <table:table-cell office:value-type="float" office:value="-67.09309387" calcext:value-type="float">
            <text:p>-67.09309387</text:p>
          </table:table-cell>
          <table:table-cell table:formula="of:=[.E308]-[.D308]" office:value-type="float" office:value="11.93621063" calcext:value-type="float">
            <text:p>11.93621063</text:p>
          </table:table-cell>
          <table:table-cell table:formula="of:=15.12-10*LOG10(POWER(10;[.F308]/10)-1)-[.C308]" office:value-type="float" office:value="2.8711669590061" calcext:value-type="float">
            <text:p>2.871166959</text:p>
          </table:table-cell>
          <table:table-cell table:number-columns-repeated="1012"/>
        </table:table-row>
        <table:table-row table:style-name="ro1">
          <table:table-cell office:value-type="float" office:value="66521739.13" calcext:value-type="float">
            <text:p>66521739.13</text:p>
          </table:table-cell>
          <table:table-cell table:formula="of:=[.A309]/1000000" office:value-type="float" office:value="66.52173913" calcext:value-type="float">
            <text:p>66.52173913</text:p>
          </table:table-cell>
          <table:table-cell office:value-type="float" office:value="0.6" calcext:value-type="float">
            <text:p>0.60</text:p>
          </table:table-cell>
          <table:table-cell office:value-type="float" office:value="-79.13122559" calcext:value-type="float">
            <text:p>-79.13122559</text:p>
          </table:table-cell>
          <table:table-cell office:value-type="float" office:value="-67.23439026" calcext:value-type="float">
            <text:p>-67.23439026</text:p>
          </table:table-cell>
          <table:table-cell table:formula="of:=[.E309]-[.D309]" office:value-type="float" office:value="11.89683533" calcext:value-type="float">
            <text:p>11.89683533</text:p>
          </table:table-cell>
          <table:table-cell table:formula="of:=15.12-10*LOG10(POWER(10;[.F309]/10)-1)-[.C309]" office:value-type="float" office:value="2.91324899659393" calcext:value-type="float">
            <text:p>2.9132489966</text:p>
          </table:table-cell>
          <table:table-cell table:number-columns-repeated="1012"/>
        </table:table-row>
        <table:table-row table:style-name="ro1">
          <table:table-cell office:value-type="float" office:value="66739130.43" calcext:value-type="float">
            <text:p>66739130.43</text:p>
          </table:table-cell>
          <table:table-cell table:formula="of:=[.A310]/1000000" office:value-type="float" office:value="66.73913043" calcext:value-type="float">
            <text:p>66.73913043</text:p>
          </table:table-cell>
          <table:table-cell office:value-type="float" office:value="0.6" calcext:value-type="float">
            <text:p>0.60</text:p>
          </table:table-cell>
          <table:table-cell office:value-type="float" office:value="-79.12017059" calcext:value-type="float">
            <text:p>-79.12017059</text:p>
          </table:table-cell>
          <table:table-cell office:value-type="float" office:value="-67.50349426" calcext:value-type="float">
            <text:p>-67.50349426</text:p>
          </table:table-cell>
          <table:table-cell table:formula="of:=[.E310]-[.D310]" office:value-type="float" office:value="11.61667633" calcext:value-type="float">
            <text:p>11.61667633</text:p>
          </table:table-cell>
          <table:table-cell table:formula="of:=15.12-10*LOG10(POWER(10;[.F310]/10)-1)-[.C310]" office:value-type="float" office:value="3.21344414089857" calcext:value-type="float">
            <text:p>3.2134441409</text:p>
          </table:table-cell>
          <table:table-cell table:number-columns-repeated="1012"/>
        </table:table-row>
        <table:table-row table:style-name="ro1">
          <table:table-cell office:value-type="float" office:value="66956521.74" calcext:value-type="float">
            <text:p>66956521.74</text:p>
          </table:table-cell>
          <table:table-cell table:formula="of:=[.A311]/1000000" office:value-type="float" office:value="66.95652174" calcext:value-type="float">
            <text:p>66.95652174</text:p>
          </table:table-cell>
          <table:table-cell office:value-type="float" office:value="0.6" calcext:value-type="float">
            <text:p>0.60</text:p>
          </table:table-cell>
          <table:table-cell office:value-type="float" office:value="-79.08193207" calcext:value-type="float">
            <text:p>-79.08193207</text:p>
          </table:table-cell>
          <table:table-cell office:value-type="float" office:value="-67.24836731" calcext:value-type="float">
            <text:p>-67.24836731</text:p>
          </table:table-cell>
          <table:table-cell table:formula="of:=[.E311]-[.D311]" office:value-type="float" office:value="11.83356476" calcext:value-type="float">
            <text:p>11.83356476</text:p>
          </table:table-cell>
          <table:table-cell table:formula="of:=15.12-10*LOG10(POWER(10;[.F311]/10)-1)-[.C311]" office:value-type="float" office:value="2.98092424526282" calcext:value-type="float">
            <text:p>2.9809242453</text:p>
          </table:table-cell>
          <table:table-cell table:number-columns-repeated="1012"/>
        </table:table-row>
        <table:table-row table:style-name="ro1">
          <table:table-cell office:value-type="float" office:value="67173913.04" calcext:value-type="float">
            <text:p>67173913.04</text:p>
          </table:table-cell>
          <table:table-cell table:formula="of:=[.A312]/1000000" office:value-type="float" office:value="67.17391304" calcext:value-type="float">
            <text:p>67.17391304</text:p>
          </table:table-cell>
          <table:table-cell office:value-type="float" office:value="0.6" calcext:value-type="float">
            <text:p>0.60</text:p>
          </table:table-cell>
          <table:table-cell office:value-type="float" office:value="-79.20797729" calcext:value-type="float">
            <text:p>-79.20797729</text:p>
          </table:table-cell>
          <table:table-cell office:value-type="float" office:value="-67.43186188" calcext:value-type="float">
            <text:p>-67.43186188</text:p>
          </table:table-cell>
          <table:table-cell table:formula="of:=[.E312]-[.D312]" office:value-type="float" office:value="11.77611541" calcext:value-type="float">
            <text:p>11.77611541</text:p>
          </table:table-cell>
          <table:table-cell table:formula="of:=15.12-10*LOG10(POWER(10;[.F312]/10)-1)-[.C312]" office:value-type="float" office:value="3.04243294181571" calcext:value-type="float">
            <text:p>3.0424329418</text:p>
          </table:table-cell>
          <table:table-cell table:number-columns-repeated="1012"/>
        </table:table-row>
        <table:table-row table:style-name="ro1">
          <table:table-cell office:value-type="float" office:value="67391304.35" calcext:value-type="float">
            <text:p>67391304.35</text:p>
          </table:table-cell>
          <table:table-cell table:formula="of:=[.A313]/1000000" office:value-type="float" office:value="67.39130435" calcext:value-type="float">
            <text:p>67.39130435</text:p>
          </table:table-cell>
          <table:table-cell office:value-type="float" office:value="0.6" calcext:value-type="float">
            <text:p>0.60</text:p>
          </table:table-cell>
          <table:table-cell office:value-type="float" office:value="-79.09812164" calcext:value-type="float">
            <text:p>-79.09812164</text:p>
          </table:table-cell>
          <table:table-cell office:value-type="float" office:value="-66.92608643" calcext:value-type="float">
            <text:p>-66.92608643</text:p>
          </table:table-cell>
          <table:table-cell table:formula="of:=[.E313]-[.D313]" office:value-type="float" office:value="12.17203521" calcext:value-type="float">
            <text:p>12.17203521</text:p>
          </table:table-cell>
          <table:table-cell table:formula="of:=15.12-10*LOG10(POWER(10;[.F313]/10)-1)-[.C313]" office:value-type="float" office:value="2.6196682308314" calcext:value-type="float">
            <text:p>2.6196682308</text:p>
          </table:table-cell>
          <table:table-cell table:number-columns-repeated="1012"/>
        </table:table-row>
        <table:table-row table:style-name="ro1">
          <table:table-cell office:value-type="float" office:value="67608695.65" calcext:value-type="float">
            <text:p>67608695.65</text:p>
          </table:table-cell>
          <table:table-cell table:formula="of:=[.A314]/1000000" office:value-type="float" office:value="67.60869565" calcext:value-type="float">
            <text:p>67.60869565</text:p>
          </table:table-cell>
          <table:table-cell office:value-type="float" office:value="0.6" calcext:value-type="float">
            <text:p>0.60</text:p>
          </table:table-cell>
          <table:table-cell office:value-type="float" office:value="-79.04714203" calcext:value-type="float">
            <text:p>-79.04714203</text:p>
          </table:table-cell>
          <table:table-cell office:value-type="float" office:value="-66.95309448" calcext:value-type="float">
            <text:p>-66.95309448</text:p>
          </table:table-cell>
          <table:table-cell table:formula="of:=[.E314]-[.D314]" office:value-type="float" office:value="12.09404755" calcext:value-type="float">
            <text:p>12.09404755</text:p>
          </table:table-cell>
          <table:table-cell table:formula="of:=15.12-10*LOG10(POWER(10;[.F314]/10)-1)-[.C314]" office:value-type="float" office:value="2.7027392649663" calcext:value-type="float">
            <text:p>2.702739265</text:p>
          </table:table-cell>
          <table:table-cell table:number-columns-repeated="1012"/>
        </table:table-row>
        <table:table-row table:style-name="ro1">
          <table:table-cell office:value-type="float" office:value="67826086.96" calcext:value-type="float">
            <text:p>67826086.96</text:p>
          </table:table-cell>
          <table:table-cell table:formula="of:=[.A315]/1000000" office:value-type="float" office:value="67.82608696" calcext:value-type="float">
            <text:p>67.82608696</text:p>
          </table:table-cell>
          <table:table-cell office:value-type="float" office:value="0.6" calcext:value-type="float">
            <text:p>0.60</text:p>
          </table:table-cell>
          <table:table-cell office:value-type="float" office:value="-78.97070313" calcext:value-type="float">
            <text:p>-78.97070313</text:p>
          </table:table-cell>
          <table:table-cell office:value-type="float" office:value="-67.0630722" calcext:value-type="float">
            <text:p>-67.0630722</text:p>
          </table:table-cell>
          <table:table-cell table:formula="of:=[.E315]-[.D315]" office:value-type="float" office:value="11.90763093" calcext:value-type="float">
            <text:p>11.90763093</text:p>
          </table:table-cell>
          <table:table-cell table:formula="of:=15.12-10*LOG10(POWER(10;[.F315]/10)-1)-[.C315]" office:value-type="float" office:value="2.90170867357224" calcext:value-type="float">
            <text:p>2.9017086736</text:p>
          </table:table-cell>
          <table:table-cell table:number-columns-repeated="1012"/>
        </table:table-row>
        <table:table-row table:style-name="ro1">
          <table:table-cell office:value-type="float" office:value="68043478.26" calcext:value-type="float">
            <text:p>68043478.26</text:p>
          </table:table-cell>
          <table:table-cell table:formula="of:=[.A316]/1000000" office:value-type="float" office:value="68.04347826" calcext:value-type="float">
            <text:p>68.04347826</text:p>
          </table:table-cell>
          <table:table-cell office:value-type="float" office:value="0.6" calcext:value-type="float">
            <text:p>0.60</text:p>
          </table:table-cell>
          <table:table-cell office:value-type="float" office:value="-78.94190979" calcext:value-type="float">
            <text:p>-78.94190979</text:p>
          </table:table-cell>
          <table:table-cell office:value-type="float" office:value="-67.05731964" calcext:value-type="float">
            <text:p>-67.05731964</text:p>
          </table:table-cell>
          <table:table-cell table:formula="of:=[.E316]-[.D316]" office:value-type="float" office:value="11.88459015" calcext:value-type="float">
            <text:p>11.88459015</text:p>
          </table:table-cell>
          <table:table-cell table:formula="of:=15.12-10*LOG10(POWER(10;[.F316]/10)-1)-[.C316]" office:value-type="float" office:value="2.9263412963911" calcext:value-type="float">
            <text:p>2.9263412964</text:p>
          </table:table-cell>
          <table:table-cell table:number-columns-repeated="1012"/>
        </table:table-row>
        <table:table-row table:style-name="ro1">
          <table:table-cell office:value-type="float" office:value="68260869.57" calcext:value-type="float">
            <text:p>68260869.57</text:p>
          </table:table-cell>
          <table:table-cell table:formula="of:=[.A317]/1000000" office:value-type="float" office:value="68.26086957" calcext:value-type="float">
            <text:p>68.26086957</text:p>
          </table:table-cell>
          <table:table-cell office:value-type="float" office:value="0.6" calcext:value-type="float">
            <text:p>0.60</text:p>
          </table:table-cell>
          <table:table-cell office:value-type="float" office:value="-78.77968597" calcext:value-type="float">
            <text:p>-78.77968597</text:p>
          </table:table-cell>
          <table:table-cell office:value-type="float" office:value="-66.83488464" calcext:value-type="float">
            <text:p>-66.83488464</text:p>
          </table:table-cell>
          <table:table-cell table:formula="of:=[.E317]-[.D317]" office:value-type="float" office:value="11.94480133" calcext:value-type="float">
            <text:p>11.94480133</text:p>
          </table:table-cell>
          <table:table-cell table:formula="of:=15.12-10*LOG10(POWER(10;[.F317]/10)-1)-[.C317]" office:value-type="float" office:value="2.86198919367886" calcext:value-type="float">
            <text:p>2.8619891937</text:p>
          </table:table-cell>
          <table:table-cell table:number-columns-repeated="1012"/>
        </table:table-row>
        <table:table-row table:style-name="ro1">
          <table:table-cell office:value-type="float" office:value="68478260.87" calcext:value-type="float">
            <text:p>68478260.87</text:p>
          </table:table-cell>
          <table:table-cell table:formula="of:=[.A318]/1000000" office:value-type="float" office:value="68.47826087" calcext:value-type="float">
            <text:p>68.47826087</text:p>
          </table:table-cell>
          <table:table-cell office:value-type="float" office:value="0.6" calcext:value-type="float">
            <text:p>0.60</text:p>
          </table:table-cell>
          <table:table-cell office:value-type="float" office:value="-78.77368164" calcext:value-type="float">
            <text:p>-78.77368164</text:p>
          </table:table-cell>
          <table:table-cell office:value-type="float" office:value="-67.4842453" calcext:value-type="float">
            <text:p>-67.4842453</text:p>
          </table:table-cell>
          <table:table-cell table:formula="of:=[.E318]-[.D318]" office:value-type="float" office:value="11.28943634" calcext:value-type="float">
            <text:p>11.28943634</text:p>
          </table:table-cell>
          <table:table-cell table:formula="of:=15.12-10*LOG10(POWER(10;[.F318]/10)-1)-[.C318]" office:value-type="float" office:value="3.56591524711133" calcext:value-type="float">
            <text:p>3.5659152471</text:p>
          </table:table-cell>
          <table:table-cell table:number-columns-repeated="1012"/>
        </table:table-row>
        <table:table-row table:style-name="ro1">
          <table:table-cell office:value-type="float" office:value="68695652.17" calcext:value-type="float">
            <text:p>68695652.17</text:p>
          </table:table-cell>
          <table:table-cell table:formula="of:=[.A319]/1000000" office:value-type="float" office:value="68.69565217" calcext:value-type="float">
            <text:p>68.69565217</text:p>
          </table:table-cell>
          <table:table-cell office:value-type="float" office:value="0.6" calcext:value-type="float">
            <text:p>0.60</text:p>
          </table:table-cell>
          <table:table-cell office:value-type="float" office:value="-78.84243011" calcext:value-type="float">
            <text:p>-78.84243011</text:p>
          </table:table-cell>
          <table:table-cell office:value-type="float" office:value="-67.13837433" calcext:value-type="float">
            <text:p>-67.13837433</text:p>
          </table:table-cell>
          <table:table-cell table:formula="of:=[.E319]-[.D319]" office:value-type="float" office:value="11.70405578" calcext:value-type="float">
            <text:p>11.70405578</text:p>
          </table:table-cell>
          <table:table-cell table:formula="of:=15.12-10*LOG10(POWER(10;[.F319]/10)-1)-[.C319]" office:value-type="float" office:value="3.11966628018797" calcext:value-type="float">
            <text:p>3.1196662802</text:p>
          </table:table-cell>
          <table:table-cell table:number-columns-repeated="1012"/>
        </table:table-row>
        <table:table-row table:style-name="ro1">
          <table:table-cell office:value-type="float" office:value="68913043.48" calcext:value-type="float">
            <text:p>68913043.48</text:p>
          </table:table-cell>
          <table:table-cell table:formula="of:=[.A320]/1000000" office:value-type="float" office:value="68.91304348" calcext:value-type="float">
            <text:p>68.91304348</text:p>
          </table:table-cell>
          <table:table-cell office:value-type="float" office:value="0.6" calcext:value-type="float">
            <text:p>0.60</text:p>
          </table:table-cell>
          <table:table-cell office:value-type="float" office:value="-79.28479767" calcext:value-type="float">
            <text:p>-79.28479767</text:p>
          </table:table-cell>
          <table:table-cell office:value-type="float" office:value="-67.1807785" calcext:value-type="float">
            <text:p>-67.1807785</text:p>
          </table:table-cell>
          <table:table-cell table:formula="of:=[.E320]-[.D320]" office:value-type="float" office:value="12.10401917" calcext:value-type="float">
            <text:p>12.10401917</text:p>
          </table:table-cell>
          <table:table-cell table:formula="of:=15.12-10*LOG10(POWER(10;[.F320]/10)-1)-[.C320]" office:value-type="float" office:value="2.69211224201858" calcext:value-type="float">
            <text:p>2.692112242</text:p>
          </table:table-cell>
          <table:table-cell table:number-columns-repeated="1012"/>
        </table:table-row>
        <table:table-row table:style-name="ro1">
          <table:table-cell office:value-type="float" office:value="69130434.78" calcext:value-type="float">
            <text:p>69130434.78</text:p>
          </table:table-cell>
          <table:table-cell table:formula="of:=[.A321]/1000000" office:value-type="float" office:value="69.13043478" calcext:value-type="float">
            <text:p>69.13043478</text:p>
          </table:table-cell>
          <table:table-cell office:value-type="float" office:value="0.6" calcext:value-type="float">
            <text:p>0.60</text:p>
          </table:table-cell>
          <table:table-cell office:value-type="float" office:value="-78.75176239" calcext:value-type="float">
            <text:p>-78.75176239</text:p>
          </table:table-cell>
          <table:table-cell office:value-type="float" office:value="-67.21183777" calcext:value-type="float">
            <text:p>-67.21183777</text:p>
          </table:table-cell>
          <table:table-cell table:formula="of:=[.E321]-[.D321]" office:value-type="float" office:value="11.53992462" calcext:value-type="float">
            <text:p>11.53992462</text:p>
          </table:table-cell>
          <table:table-cell table:formula="of:=15.12-10*LOG10(POWER(10;[.F321]/10)-1)-[.C321]" office:value-type="float" office:value="3.2959312342203" calcext:value-type="float">
            <text:p>3.2959312342</text:p>
          </table:table-cell>
          <table:table-cell table:number-columns-repeated="1012"/>
        </table:table-row>
        <table:table-row table:style-name="ro1">
          <table:table-cell office:value-type="float" office:value="69347826.09" calcext:value-type="float">
            <text:p>69347826.09</text:p>
          </table:table-cell>
          <table:table-cell table:formula="of:=[.A322]/1000000" office:value-type="float" office:value="69.34782609" calcext:value-type="float">
            <text:p>69.34782609</text:p>
          </table:table-cell>
          <table:table-cell office:value-type="float" office:value="0.6" calcext:value-type="float">
            <text:p>0.60</text:p>
          </table:table-cell>
          <table:table-cell office:value-type="float" office:value="-79.46073914" calcext:value-type="float">
            <text:p>-79.46073914</text:p>
          </table:table-cell>
          <table:table-cell office:value-type="float" office:value="-67.44765472" calcext:value-type="float">
            <text:p>-67.44765472</text:p>
          </table:table-cell>
          <table:table-cell table:formula="of:=[.E322]-[.D322]" office:value-type="float" office:value="12.01308442" calcext:value-type="float">
            <text:p>12.01308442</text:p>
          </table:table-cell>
          <table:table-cell table:formula="of:=15.12-10*LOG10(POWER(10;[.F322]/10)-1)-[.C322]" office:value-type="float" office:value="2.78908366390277" calcext:value-type="float">
            <text:p>2.7890836639</text:p>
          </table:table-cell>
          <table:table-cell table:number-columns-repeated="1012"/>
        </table:table-row>
        <table:table-row table:style-name="ro1">
          <table:table-cell office:value-type="float" office:value="69565217.39" calcext:value-type="float">
            <text:p>69565217.39</text:p>
          </table:table-cell>
          <table:table-cell table:formula="of:=[.A323]/1000000" office:value-type="float" office:value="69.56521739" calcext:value-type="float">
            <text:p>69.56521739</text:p>
          </table:table-cell>
          <table:table-cell office:value-type="float" office:value="0.6" calcext:value-type="float">
            <text:p>0.60</text:p>
          </table:table-cell>
          <table:table-cell office:value-type="float" office:value="-79.18202972" calcext:value-type="float">
            <text:p>-79.18202972</text:p>
          </table:table-cell>
          <table:table-cell office:value-type="float" office:value="-67.21458435" calcext:value-type="float">
            <text:p>-67.21458435</text:p>
          </table:table-cell>
          <table:table-cell table:formula="of:=[.E323]-[.D323]" office:value-type="float" office:value="11.96744537" calcext:value-type="float">
            <text:p>11.96744537</text:p>
          </table:table-cell>
          <table:table-cell table:formula="of:=15.12-10*LOG10(POWER(10;[.F323]/10)-1)-[.C323]" office:value-type="float" office:value="2.83780365184644" calcext:value-type="float">
            <text:p>2.8378036518</text:p>
          </table:table-cell>
          <table:table-cell table:number-columns-repeated="1012"/>
        </table:table-row>
        <table:table-row table:style-name="ro1">
          <table:table-cell office:value-type="float" office:value="69782608.7" calcext:value-type="float">
            <text:p>69782608.7</text:p>
          </table:table-cell>
          <table:table-cell table:formula="of:=[.A324]/1000000" office:value-type="float" office:value="69.7826087" calcext:value-type="float">
            <text:p>69.7826087</text:p>
          </table:table-cell>
          <table:table-cell office:value-type="float" office:value="0.6" calcext:value-type="float">
            <text:p>0.60</text:p>
          </table:table-cell>
          <table:table-cell office:value-type="float" office:value="-78.89587402" calcext:value-type="float">
            <text:p>-78.89587402</text:p>
          </table:table-cell>
          <table:table-cell office:value-type="float" office:value="-67.29167175" calcext:value-type="float">
            <text:p>-67.29167175</text:p>
          </table:table-cell>
          <table:table-cell table:formula="of:=[.E324]-[.D324]" office:value-type="float" office:value="11.60420227" calcext:value-type="float">
            <text:p>11.60420227</text:p>
          </table:table-cell>
          <table:table-cell table:formula="of:=15.12-10*LOG10(POWER(10;[.F324]/10)-1)-[.C324]" office:value-type="float" office:value="3.22684294662188" calcext:value-type="float">
            <text:p>3.2268429466</text:p>
          </table:table-cell>
          <table:table-cell table:number-columns-repeated="1012"/>
        </table:table-row>
        <table:table-row table:style-name="ro1">
          <table:table-cell office:value-type="float" office:value="70000000" calcext:value-type="float">
            <text:p>70000000</text:p>
          </table:table-cell>
          <table:table-cell table:formula="of:=[.A325]/1000000" office:value-type="float" office:value="70" calcext:value-type="float">
            <text:p>70</text:p>
          </table:table-cell>
          <table:table-cell office:value-type="float" office:value="0.6" calcext:value-type="float">
            <text:p>0.60</text:p>
          </table:table-cell>
          <table:table-cell office:value-type="float" office:value="-78.94976044" calcext:value-type="float">
            <text:p>-78.94976044</text:p>
          </table:table-cell>
          <table:table-cell office:value-type="float" office:value="-67.17978668" calcext:value-type="float">
            <text:p>-67.17978668</text:p>
          </table:table-cell>
          <table:table-cell table:formula="of:=[.E325]-[.D325]" office:value-type="float" office:value="11.76997376" calcext:value-type="float">
            <text:p>11.76997376</text:p>
          </table:table-cell>
          <table:table-cell table:formula="of:=15.12-10*LOG10(POWER(10;[.F325]/10)-1)-[.C325]" office:value-type="float" office:value="3.04901197022913" calcext:value-type="float">
            <text:p>3.0490119702</text:p>
          </table:table-cell>
          <table:table-cell table:number-columns-repeated="1012"/>
        </table:table-row>
        <table:table-row table:style-name="ro1">
          <table:table-cell office:value-type="float" office:value="70217391.3" calcext:value-type="float">
            <text:p>70217391.3</text:p>
          </table:table-cell>
          <table:table-cell table:formula="of:=[.A326]/1000000" office:value-type="float" office:value="70.2173913" calcext:value-type="float">
            <text:p>70.2173913</text:p>
          </table:table-cell>
          <table:table-cell office:value-type="float" office:value="0.6" calcext:value-type="float">
            <text:p>0.60</text:p>
          </table:table-cell>
          <table:table-cell office:value-type="float" office:value="-79.07185364" calcext:value-type="float">
            <text:p>-79.07185364</text:p>
          </table:table-cell>
          <table:table-cell office:value-type="float" office:value="-67.11811066" calcext:value-type="float">
            <text:p>-67.11811066</text:p>
          </table:table-cell>
          <table:table-cell table:formula="of:=[.E326]-[.D326]" office:value-type="float" office:value="11.95374298" calcext:value-type="float">
            <text:p>11.95374298</text:p>
          </table:table-cell>
          <table:table-cell table:formula="of:=15.12-10*LOG10(POWER(10;[.F326]/10)-1)-[.C326]" office:value-type="float" office:value="2.85243781153182" calcext:value-type="float">
            <text:p>2.8524378115</text:p>
          </table:table-cell>
          <table:table-cell table:number-columns-repeated="1012"/>
        </table:table-row>
        <table:table-row table:style-name="ro1">
          <table:table-cell office:value-type="float" office:value="70434782.61" calcext:value-type="float">
            <text:p>70434782.61</text:p>
          </table:table-cell>
          <table:table-cell table:formula="of:=[.A327]/1000000" office:value-type="float" office:value="70.43478261" calcext:value-type="float">
            <text:p>70.43478261</text:p>
          </table:table-cell>
          <table:table-cell office:value-type="float" office:value="0.6" calcext:value-type="float">
            <text:p>0.60</text:p>
          </table:table-cell>
          <table:table-cell office:value-type="float" office:value="-79.02064514" calcext:value-type="float">
            <text:p>-79.02064514</text:p>
          </table:table-cell>
          <table:table-cell office:value-type="float" office:value="-67.20400238" calcext:value-type="float">
            <text:p>-67.20400238</text:p>
          </table:table-cell>
          <table:table-cell table:formula="of:=[.E327]-[.D327]" office:value-type="float" office:value="11.81664276" calcext:value-type="float">
            <text:p>11.81664276</text:p>
          </table:table-cell>
          <table:table-cell table:formula="of:=15.12-10*LOG10(POWER(10;[.F327]/10)-1)-[.C327]" office:value-type="float" office:value="2.99903597954327" calcext:value-type="float">
            <text:p>2.9990359795</text:p>
          </table:table-cell>
          <table:table-cell table:number-columns-repeated="1012"/>
        </table:table-row>
        <table:table-row table:style-name="ro1">
          <table:table-cell office:value-type="float" office:value="70652173.91" calcext:value-type="float">
            <text:p>70652173.91</text:p>
          </table:table-cell>
          <table:table-cell table:formula="of:=[.A328]/1000000" office:value-type="float" office:value="70.65217391" calcext:value-type="float">
            <text:p>70.65217391</text:p>
          </table:table-cell>
          <table:table-cell office:value-type="float" office:value="0.6" calcext:value-type="float">
            <text:p>0.60</text:p>
          </table:table-cell>
          <table:table-cell office:value-type="float" office:value="-78.98644257" calcext:value-type="float">
            <text:p>-78.98644257</text:p>
          </table:table-cell>
          <table:table-cell office:value-type="float" office:value="-67.069664" calcext:value-type="float">
            <text:p>-67.069664</text:p>
          </table:table-cell>
          <table:table-cell table:formula="of:=[.E328]-[.D328]" office:value-type="float" office:value="11.91677857" calcext:value-type="float">
            <text:p>11.91677857</text:p>
          </table:table-cell>
          <table:table-cell table:formula="of:=15.12-10*LOG10(POWER(10;[.F328]/10)-1)-[.C328]" office:value-type="float" office:value="2.89193154020935" calcext:value-type="float">
            <text:p>2.8919315402</text:p>
          </table:table-cell>
          <table:table-cell table:number-columns-repeated="1012"/>
        </table:table-row>
        <table:table-row table:style-name="ro1">
          <table:table-cell office:value-type="float" office:value="70869565.22" calcext:value-type="float">
            <text:p>70869565.22</text:p>
          </table:table-cell>
          <table:table-cell table:formula="of:=[.A329]/1000000" office:value-type="float" office:value="70.86956522" calcext:value-type="float">
            <text:p>70.86956522</text:p>
          </table:table-cell>
          <table:table-cell office:value-type="float" office:value="0.6" calcext:value-type="float">
            <text:p>0.60</text:p>
          </table:table-cell>
          <table:table-cell office:value-type="float" office:value="-79.19438934" calcext:value-type="float">
            <text:p>-79.19438934</text:p>
          </table:table-cell>
          <table:table-cell office:value-type="float" office:value="-67.34355927" calcext:value-type="float">
            <text:p>-67.34355927</text:p>
          </table:table-cell>
          <table:table-cell table:formula="of:=[.E329]-[.D329]" office:value-type="float" office:value="11.85083007" calcext:value-type="float">
            <text:p>11.85083007</text:p>
          </table:table-cell>
          <table:table-cell table:formula="of:=15.12-10*LOG10(POWER(10;[.F329]/10)-1)-[.C329]" office:value-type="float" office:value="2.96245016606211" calcext:value-type="float">
            <text:p>2.9624501661</text:p>
          </table:table-cell>
          <table:table-cell table:number-columns-repeated="1012"/>
        </table:table-row>
        <table:table-row table:style-name="ro1">
          <table:table-cell office:value-type="float" office:value="71086956.52" calcext:value-type="float">
            <text:p>71086956.52</text:p>
          </table:table-cell>
          <table:table-cell table:formula="of:=[.A330]/1000000" office:value-type="float" office:value="71.08695652" calcext:value-type="float">
            <text:p>71.08695652</text:p>
          </table:table-cell>
          <table:table-cell office:value-type="float" office:value="0.6" calcext:value-type="float">
            <text:p>0.60</text:p>
          </table:table-cell>
          <table:table-cell office:value-type="float" office:value="-79.02487946" calcext:value-type="float">
            <text:p>-79.02487946</text:p>
          </table:table-cell>
          <table:table-cell office:value-type="float" office:value="-67.64614105" calcext:value-type="float">
            <text:p>-67.64614105</text:p>
          </table:table-cell>
          <table:table-cell table:formula="of:=[.E330]-[.D330]" office:value-type="float" office:value="11.37873841" calcext:value-type="float">
            <text:p>11.37873841</text:p>
          </table:table-cell>
          <table:table-cell table:formula="of:=15.12-10*LOG10(POWER(10;[.F330]/10)-1)-[.C330]" office:value-type="float" office:value="3.46952326169217" calcext:value-type="float">
            <text:p>3.4695232617</text:p>
          </table:table-cell>
          <table:table-cell table:number-columns-repeated="1012"/>
        </table:table-row>
        <table:table-row table:style-name="ro1">
          <table:table-cell office:value-type="float" office:value="71304347.83" calcext:value-type="float">
            <text:p>71304347.83</text:p>
          </table:table-cell>
          <table:table-cell table:formula="of:=[.A331]/1000000" office:value-type="float" office:value="71.30434783" calcext:value-type="float">
            <text:p>71.30434783</text:p>
          </table:table-cell>
          <table:table-cell office:value-type="float" office:value="0.6" calcext:value-type="float">
            <text:p>0.60</text:p>
          </table:table-cell>
          <table:table-cell office:value-type="float" office:value="-79.07457733" calcext:value-type="float">
            <text:p>-79.07457733</text:p>
          </table:table-cell>
          <table:table-cell office:value-type="float" office:value="-67.41386414" calcext:value-type="float">
            <text:p>-67.41386414</text:p>
          </table:table-cell>
          <table:table-cell table:formula="of:=[.E331]-[.D331]" office:value-type="float" office:value="11.66071319" calcext:value-type="float">
            <text:p>11.66071319</text:p>
          </table:table-cell>
          <table:table-cell table:formula="of:=15.12-10*LOG10(POWER(10;[.F331]/10)-1)-[.C331]" office:value-type="float" office:value="3.166165387938" calcext:value-type="float">
            <text:p>3.1661653879</text:p>
          </table:table-cell>
          <table:table-cell table:number-columns-repeated="1012"/>
        </table:table-row>
        <table:table-row table:style-name="ro1">
          <table:table-cell office:value-type="float" office:value="71521739.13" calcext:value-type="float">
            <text:p>71521739.13</text:p>
          </table:table-cell>
          <table:table-cell table:formula="of:=[.A332]/1000000" office:value-type="float" office:value="71.52173913" calcext:value-type="float">
            <text:p>71.52173913</text:p>
          </table:table-cell>
          <table:table-cell office:value-type="float" office:value="0.6" calcext:value-type="float">
            <text:p>0.60</text:p>
          </table:table-cell>
          <table:table-cell office:value-type="float" office:value="-79.407547" calcext:value-type="float">
            <text:p>-79.407547</text:p>
          </table:table-cell>
          <table:table-cell office:value-type="float" office:value="-67.46102142" calcext:value-type="float">
            <text:p>-67.46102142</text:p>
          </table:table-cell>
          <table:table-cell table:formula="of:=[.E332]-[.D332]" office:value-type="float" office:value="11.94652558" calcext:value-type="float">
            <text:p>11.94652558</text:p>
          </table:table-cell>
          <table:table-cell table:formula="of:=15.12-10*LOG10(POWER(10;[.F332]/10)-1)-[.C332]" office:value-type="float" office:value="2.86014726248642" calcext:value-type="float">
            <text:p>2.8601472625</text:p>
          </table:table-cell>
          <table:table-cell table:number-columns-repeated="1012"/>
        </table:table-row>
        <table:table-row table:style-name="ro1">
          <table:table-cell office:value-type="float" office:value="71739130.43" calcext:value-type="float">
            <text:p>71739130.43</text:p>
          </table:table-cell>
          <table:table-cell table:formula="of:=[.A333]/1000000" office:value-type="float" office:value="71.73913043" calcext:value-type="float">
            <text:p>71.73913043</text:p>
          </table:table-cell>
          <table:table-cell office:value-type="float" office:value="0.6" calcext:value-type="float">
            <text:p>0.60</text:p>
          </table:table-cell>
          <table:table-cell office:value-type="float" office:value="-79.01918793" calcext:value-type="float">
            <text:p>-79.01918793</text:p>
          </table:table-cell>
          <table:table-cell office:value-type="float" office:value="-67.19137573" calcext:value-type="float">
            <text:p>-67.19137573</text:p>
          </table:table-cell>
          <table:table-cell table:formula="of:=[.E333]-[.D333]" office:value-type="float" office:value="11.8278122" calcext:value-type="float">
            <text:p>11.8278122</text:p>
          </table:table-cell>
          <table:table-cell table:formula="of:=15.12-10*LOG10(POWER(10;[.F333]/10)-1)-[.C333]" office:value-type="float" office:value="2.98708069371453" calcext:value-type="float">
            <text:p>2.9870806937</text:p>
          </table:table-cell>
          <table:table-cell table:number-columns-repeated="1012"/>
        </table:table-row>
        <table:table-row table:style-name="ro1">
          <table:table-cell office:value-type="float" office:value="71956521.74" calcext:value-type="float">
            <text:p>71956521.74</text:p>
          </table:table-cell>
          <table:table-cell table:formula="of:=[.A334]/1000000" office:value-type="float" office:value="71.95652174" calcext:value-type="float">
            <text:p>71.95652174</text:p>
          </table:table-cell>
          <table:table-cell office:value-type="float" office:value="0.6" calcext:value-type="float">
            <text:p>0.60</text:p>
          </table:table-cell>
          <table:table-cell office:value-type="float" office:value="-78.96000671" calcext:value-type="float">
            <text:p>-78.96000671</text:p>
          </table:table-cell>
          <table:table-cell office:value-type="float" office:value="-67.18809509" calcext:value-type="float">
            <text:p>-67.18809509</text:p>
          </table:table-cell>
          <table:table-cell table:formula="of:=[.E334]-[.D334]" office:value-type="float" office:value="11.77191162" calcext:value-type="float">
            <text:p>11.77191162</text:p>
          </table:table-cell>
          <table:table-cell table:formula="of:=15.12-10*LOG10(POWER(10;[.F334]/10)-1)-[.C334]" office:value-type="float" office:value="3.04693603371887" calcext:value-type="float">
            <text:p>3.0469360337</text:p>
          </table:table-cell>
          <table:table-cell table:number-columns-repeated="1012"/>
        </table:table-row>
        <table:table-row table:style-name="ro1">
          <table:table-cell office:value-type="float" office:value="72173913.04" calcext:value-type="float">
            <text:p>72173913.04</text:p>
          </table:table-cell>
          <table:table-cell table:formula="of:=[.A335]/1000000" office:value-type="float" office:value="72.17391304" calcext:value-type="float">
            <text:p>72.17391304</text:p>
          </table:table-cell>
          <table:table-cell office:value-type="float" office:value="0.6" calcext:value-type="float">
            <text:p>0.60</text:p>
          </table:table-cell>
          <table:table-cell office:value-type="float" office:value="-79.129776" calcext:value-type="float">
            <text:p>-79.129776</text:p>
          </table:table-cell>
          <table:table-cell office:value-type="float" office:value="-67.39780426" calcext:value-type="float">
            <text:p>-67.39780426</text:p>
          </table:table-cell>
          <table:table-cell table:formula="of:=[.E335]-[.D335]" office:value-type="float" office:value="11.73197174" calcext:value-type="float">
            <text:p>11.73197174</text:p>
          </table:table-cell>
          <table:table-cell table:formula="of:=15.12-10*LOG10(POWER(10;[.F335]/10)-1)-[.C335]" office:value-type="float" office:value="3.08973509594083" calcext:value-type="float">
            <text:p>3.0897350959</text:p>
          </table:table-cell>
          <table:table-cell table:number-columns-repeated="1012"/>
        </table:table-row>
        <table:table-row table:style-name="ro1">
          <table:table-cell office:value-type="float" office:value="72391304.35" calcext:value-type="float">
            <text:p>72391304.35</text:p>
          </table:table-cell>
          <table:table-cell table:formula="of:=[.A336]/1000000" office:value-type="float" office:value="72.39130435" calcext:value-type="float">
            <text:p>72.39130435</text:p>
          </table:table-cell>
          <table:table-cell office:value-type="float" office:value="0.6" calcext:value-type="float">
            <text:p>0.60</text:p>
          </table:table-cell>
          <table:table-cell office:value-type="float" office:value="-78.92238617" calcext:value-type="float">
            <text:p>-78.92238617</text:p>
          </table:table-cell>
          <table:table-cell office:value-type="float" office:value="-67.37388611" calcext:value-type="float">
            <text:p>-67.37388611</text:p>
          </table:table-cell>
          <table:table-cell table:formula="of:=[.E336]-[.D336]" office:value-type="float" office:value="11.54850006" calcext:value-type="float">
            <text:p>11.54850006</text:p>
          </table:table-cell>
          <table:table-cell table:formula="of:=15.12-10*LOG10(POWER(10;[.F336]/10)-1)-[.C336]" office:value-type="float" office:value="3.28670956212641" calcext:value-type="float">
            <text:p>3.2867095621</text:p>
          </table:table-cell>
          <table:table-cell table:number-columns-repeated="1012"/>
        </table:table-row>
        <table:table-row table:style-name="ro1">
          <table:table-cell office:value-type="float" office:value="72608695.65" calcext:value-type="float">
            <text:p>72608695.65</text:p>
          </table:table-cell>
          <table:table-cell table:formula="of:=[.A337]/1000000" office:value-type="float" office:value="72.60869565" calcext:value-type="float">
            <text:p>72.60869565</text:p>
          </table:table-cell>
          <table:table-cell office:value-type="float" office:value="0.6" calcext:value-type="float">
            <text:p>0.60</text:p>
          </table:table-cell>
          <table:table-cell office:value-type="float" office:value="-79.00561523" calcext:value-type="float">
            <text:p>-79.00561523</text:p>
          </table:table-cell>
          <table:table-cell office:value-type="float" office:value="-67.33982849" calcext:value-type="float">
            <text:p>-67.33982849</text:p>
          </table:table-cell>
          <table:table-cell table:formula="of:=[.E337]-[.D337]" office:value-type="float" office:value="11.66578674" calcext:value-type="float">
            <text:p>11.66578674</text:p>
          </table:table-cell>
          <table:table-cell table:formula="of:=15.12-10*LOG10(POWER(10;[.F337]/10)-1)-[.C337]" office:value-type="float" office:value="3.16072059665192" calcext:value-type="float">
            <text:p>3.1607205967</text:p>
          </table:table-cell>
          <table:table-cell table:number-columns-repeated="1012"/>
        </table:table-row>
        <table:table-row table:style-name="ro1">
          <table:table-cell office:value-type="float" office:value="72826086.96" calcext:value-type="float">
            <text:p>72826086.96</text:p>
          </table:table-cell>
          <table:table-cell table:formula="of:=[.A338]/1000000" office:value-type="float" office:value="72.82608696" calcext:value-type="float">
            <text:p>72.82608696</text:p>
          </table:table-cell>
          <table:table-cell office:value-type="float" office:value="0.6" calcext:value-type="float">
            <text:p>0.60</text:p>
          </table:table-cell>
          <table:table-cell office:value-type="float" office:value="-78.9497757" calcext:value-type="float">
            <text:p>-78.9497757</text:p>
          </table:table-cell>
          <table:table-cell office:value-type="float" office:value="-67.26249695" calcext:value-type="float">
            <text:p>-67.26249695</text:p>
          </table:table-cell>
          <table:table-cell table:formula="of:=[.E338]-[.D338]" office:value-type="float" office:value="11.68727875" calcext:value-type="float">
            <text:p>11.68727875</text:p>
          </table:table-cell>
          <table:table-cell table:formula="of:=15.12-10*LOG10(POWER(10;[.F338]/10)-1)-[.C338]" office:value-type="float" office:value="3.13766112631254" calcext:value-type="float">
            <text:p>3.1376611263</text:p>
          </table:table-cell>
          <table:table-cell table:number-columns-repeated="1012"/>
        </table:table-row>
        <table:table-row table:style-name="ro1">
          <table:table-cell office:value-type="float" office:value="73043478.26" calcext:value-type="float">
            <text:p>73043478.26</text:p>
          </table:table-cell>
          <table:table-cell table:formula="of:=[.A339]/1000000" office:value-type="float" office:value="73.04347826" calcext:value-type="float">
            <text:p>73.04347826</text:p>
          </table:table-cell>
          <table:table-cell office:value-type="float" office:value="0.6" calcext:value-type="float">
            <text:p>0.60</text:p>
          </table:table-cell>
          <table:table-cell office:value-type="float" office:value="-79.1738205" calcext:value-type="float">
            <text:p>-79.1738205</text:p>
          </table:table-cell>
          <table:table-cell office:value-type="float" office:value="-67.12319183" calcext:value-type="float">
            <text:p>-67.12319183</text:p>
          </table:table-cell>
          <table:table-cell table:formula="of:=[.E339]-[.D339]" office:value-type="float" office:value="12.05062867" calcext:value-type="float">
            <text:p>12.05062867</text:p>
          </table:table-cell>
          <table:table-cell table:formula="of:=15.12-10*LOG10(POWER(10;[.F339]/10)-1)-[.C339]" office:value-type="float" office:value="2.74903070369" calcext:value-type="float">
            <text:p>2.7490307037</text:p>
          </table:table-cell>
          <table:table-cell table:number-columns-repeated="1012"/>
        </table:table-row>
        <table:table-row table:style-name="ro1">
          <table:table-cell office:value-type="float" office:value="73260869.57" calcext:value-type="float">
            <text:p>73260869.57</text:p>
          </table:table-cell>
          <table:table-cell table:formula="of:=[.A340]/1000000" office:value-type="float" office:value="73.26086957" calcext:value-type="float">
            <text:p>73.26086957</text:p>
          </table:table-cell>
          <table:table-cell office:value-type="float" office:value="0.6" calcext:value-type="float">
            <text:p>0.60</text:p>
          </table:table-cell>
          <table:table-cell office:value-type="float" office:value="-78.44042206" calcext:value-type="float">
            <text:p>-78.44042206</text:p>
          </table:table-cell>
          <table:table-cell office:value-type="float" office:value="-67.29914856" calcext:value-type="float">
            <text:p>-67.29914856</text:p>
          </table:table-cell>
          <table:table-cell table:formula="of:=[.E340]-[.D340]" office:value-type="float" office:value="11.1412735" calcext:value-type="float">
            <text:p>11.1412735</text:p>
          </table:table-cell>
          <table:table-cell table:formula="of:=15.12-10*LOG10(POWER(10;[.F340]/10)-1)-[.C340]" office:value-type="float" office:value="3.72619426636308" calcext:value-type="float">
            <text:p>3.7261942664</text:p>
          </table:table-cell>
          <table:table-cell table:number-columns-repeated="1012"/>
        </table:table-row>
        <table:table-row table:style-name="ro1">
          <table:table-cell office:value-type="float" office:value="73478260.87" calcext:value-type="float">
            <text:p>73478260.87</text:p>
          </table:table-cell>
          <table:table-cell table:formula="of:=[.A341]/1000000" office:value-type="float" office:value="73.47826087" calcext:value-type="float">
            <text:p>73.47826087</text:p>
          </table:table-cell>
          <table:table-cell office:value-type="float" office:value="0.6" calcext:value-type="float">
            <text:p>0.60</text:p>
          </table:table-cell>
          <table:table-cell office:value-type="float" office:value="-79.07958984" calcext:value-type="float">
            <text:p>-79.07958984</text:p>
          </table:table-cell>
          <table:table-cell office:value-type="float" office:value="-67.22680664" calcext:value-type="float">
            <text:p>-67.22680664</text:p>
          </table:table-cell>
          <table:table-cell table:formula="of:=[.E341]-[.D341]" office:value-type="float" office:value="11.8527832" calcext:value-type="float">
            <text:p>11.8527832</text:p>
          </table:table-cell>
          <table:table-cell table:formula="of:=15.12-10*LOG10(POWER(10;[.F341]/10)-1)-[.C341]" office:value-type="float" office:value="2.96036061805722" calcext:value-type="float">
            <text:p>2.9603606181</text:p>
          </table:table-cell>
          <table:table-cell table:number-columns-repeated="1012"/>
        </table:table-row>
        <table:table-row table:style-name="ro1">
          <table:table-cell office:value-type="float" office:value="73695652.17" calcext:value-type="float">
            <text:p>73695652.17</text:p>
          </table:table-cell>
          <table:table-cell table:formula="of:=[.A342]/1000000" office:value-type="float" office:value="73.69565217" calcext:value-type="float">
            <text:p>73.69565217</text:p>
          </table:table-cell>
          <table:table-cell office:value-type="float" office:value="0.6" calcext:value-type="float">
            <text:p>0.60</text:p>
          </table:table-cell>
          <table:table-cell office:value-type="float" office:value="-79.12098694" calcext:value-type="float">
            <text:p>-79.12098694</text:p>
          </table:table-cell>
          <table:table-cell office:value-type="float" office:value="-67.53927612" calcext:value-type="float">
            <text:p>-67.53927612</text:p>
          </table:table-cell>
          <table:table-cell table:formula="of:=[.E342]-[.D342]" office:value-type="float" office:value="11.58171082" calcext:value-type="float">
            <text:p>11.58171082</text:p>
          </table:table-cell>
          <table:table-cell table:formula="of:=15.12-10*LOG10(POWER(10;[.F342]/10)-1)-[.C342]" office:value-type="float" office:value="3.25100899449217" calcext:value-type="float">
            <text:p>3.2510089945</text:p>
          </table:table-cell>
          <table:table-cell table:number-columns-repeated="1012"/>
        </table:table-row>
        <table:table-row table:style-name="ro1">
          <table:table-cell office:value-type="float" office:value="73913043.48" calcext:value-type="float">
            <text:p>73913043.48</text:p>
          </table:table-cell>
          <table:table-cell table:formula="of:=[.A343]/1000000" office:value-type="float" office:value="73.91304348" calcext:value-type="float">
            <text:p>73.91304348</text:p>
          </table:table-cell>
          <table:table-cell office:value-type="float" office:value="0.6" calcext:value-type="float">
            <text:p>0.60</text:p>
          </table:table-cell>
          <table:table-cell office:value-type="float" office:value="-79.12424469" calcext:value-type="float">
            <text:p>-79.12424469</text:p>
          </table:table-cell>
          <table:table-cell office:value-type="float" office:value="-67.47440338" calcext:value-type="float">
            <text:p>-67.47440338</text:p>
          </table:table-cell>
          <table:table-cell table:formula="of:=[.E343]-[.D343]" office:value-type="float" office:value="11.64984131" calcext:value-type="float">
            <text:p>11.64984131</text:p>
          </table:table-cell>
          <table:table-cell table:formula="of:=15.12-10*LOG10(POWER(10;[.F343]/10)-1)-[.C343]" office:value-type="float" office:value="3.17783435314651" calcext:value-type="float">
            <text:p>3.1778343531</text:p>
          </table:table-cell>
          <table:table-cell table:number-columns-repeated="1012"/>
        </table:table-row>
        <table:table-row table:style-name="ro1">
          <table:table-cell office:value-type="float" office:value="74130434.78" calcext:value-type="float">
            <text:p>74130434.78</text:p>
          </table:table-cell>
          <table:table-cell table:formula="of:=[.A344]/1000000" office:value-type="float" office:value="74.13043478" calcext:value-type="float">
            <text:p>74.13043478</text:p>
          </table:table-cell>
          <table:table-cell office:value-type="float" office:value="0.6" calcext:value-type="float">
            <text:p>0.60</text:p>
          </table:table-cell>
          <table:table-cell office:value-type="float" office:value="-78.87285614" calcext:value-type="float">
            <text:p>-78.87285614</text:p>
          </table:table-cell>
          <table:table-cell office:value-type="float" office:value="-67.23674011" calcext:value-type="float">
            <text:p>-67.23674011</text:p>
          </table:table-cell>
          <table:table-cell table:formula="of:=[.E344]-[.D344]" office:value-type="float" office:value="11.63611603" calcext:value-type="float">
            <text:p>11.63611603</text:p>
          </table:table-cell>
          <table:table-cell table:formula="of:=15.12-10*LOG10(POWER(10;[.F344]/10)-1)-[.C344]" office:value-type="float" office:value="3.19256898261694" calcext:value-type="float">
            <text:p>3.1925689826</text:p>
          </table:table-cell>
          <table:table-cell table:number-columns-repeated="1012"/>
        </table:table-row>
        <table:table-row table:style-name="ro1">
          <table:table-cell office:value-type="float" office:value="74347826.09" calcext:value-type="float">
            <text:p>74347826.09</text:p>
          </table:table-cell>
          <table:table-cell table:formula="of:=[.A345]/1000000" office:value-type="float" office:value="74.34782609" calcext:value-type="float">
            <text:p>74.34782609</text:p>
          </table:table-cell>
          <table:table-cell office:value-type="float" office:value="0.6" calcext:value-type="float">
            <text:p>0.60</text:p>
          </table:table-cell>
          <table:table-cell office:value-type="float" office:value="-79.10755157" calcext:value-type="float">
            <text:p>-79.10755157</text:p>
          </table:table-cell>
          <table:table-cell office:value-type="float" office:value="-67.05005646" calcext:value-type="float">
            <text:p>-67.05005646</text:p>
          </table:table-cell>
          <table:table-cell table:formula="of:=[.E345]-[.D345]" office:value-type="float" office:value="12.05749511" calcext:value-type="float">
            <text:p>12.05749511</text:p>
          </table:table-cell>
          <table:table-cell table:formula="of:=15.12-10*LOG10(POWER(10;[.F345]/10)-1)-[.C345]" office:value-type="float" office:value="2.74170794463241" calcext:value-type="float">
            <text:p>2.7417079446</text:p>
          </table:table-cell>
          <table:table-cell table:number-columns-repeated="1012"/>
        </table:table-row>
        <table:table-row table:style-name="ro1">
          <table:table-cell office:value-type="float" office:value="74565217.39" calcext:value-type="float">
            <text:p>74565217.39</text:p>
          </table:table-cell>
          <table:table-cell table:formula="of:=[.A346]/1000000" office:value-type="float" office:value="74.56521739" calcext:value-type="float">
            <text:p>74.56521739</text:p>
          </table:table-cell>
          <table:table-cell office:value-type="float" office:value="0.6" calcext:value-type="float">
            <text:p>0.60</text:p>
          </table:table-cell>
          <table:table-cell office:value-type="float" office:value="-79.01502228" calcext:value-type="float">
            <text:p>-79.01502228</text:p>
          </table:table-cell>
          <table:table-cell office:value-type="float" office:value="-66.90169525" calcext:value-type="float">
            <text:p>-66.90169525</text:p>
          </table:table-cell>
          <table:table-cell table:formula="of:=[.E346]-[.D346]" office:value-type="float" office:value="12.11332703" calcext:value-type="float">
            <text:p>12.11332703</text:p>
          </table:table-cell>
          <table:table-cell table:formula="of:=15.12-10*LOG10(POWER(10;[.F346]/10)-1)-[.C346]" office:value-type="float" office:value="2.68219405128477" calcext:value-type="float">
            <text:p>2.6821940513</text:p>
          </table:table-cell>
          <table:table-cell table:number-columns-repeated="1012"/>
        </table:table-row>
        <table:table-row table:style-name="ro1">
          <table:table-cell office:value-type="float" office:value="74782608.7" calcext:value-type="float">
            <text:p>74782608.7</text:p>
          </table:table-cell>
          <table:table-cell table:formula="of:=[.A347]/1000000" office:value-type="float" office:value="74.7826087" calcext:value-type="float">
            <text:p>74.7826087</text:p>
          </table:table-cell>
          <table:table-cell office:value-type="float" office:value="0.6" calcext:value-type="float">
            <text:p>0.60</text:p>
          </table:table-cell>
          <table:table-cell office:value-type="float" office:value="-79.04547882" calcext:value-type="float">
            <text:p>-79.04547882</text:p>
          </table:table-cell>
          <table:table-cell office:value-type="float" office:value="-67.29373932" calcext:value-type="float">
            <text:p>-67.29373932</text:p>
          </table:table-cell>
          <table:table-cell table:formula="of:=[.E347]-[.D347]" office:value-type="float" office:value="11.7517395" calcext:value-type="float">
            <text:p>11.7517395</text:p>
          </table:table-cell>
          <table:table-cell table:formula="of:=15.12-10*LOG10(POWER(10;[.F347]/10)-1)-[.C347]" office:value-type="float" office:value="3.06854869652487" calcext:value-type="float">
            <text:p>3.0685486965</text:p>
          </table:table-cell>
          <table:table-cell table:number-columns-repeated="1012"/>
        </table:table-row>
        <table:table-row table:style-name="ro1">
          <table:table-cell office:value-type="float" office:value="75000000" calcext:value-type="float">
            <text:p>75000000</text:p>
          </table:table-cell>
          <table:table-cell table:formula="of:=[.A348]/1000000" office:value-type="float" office:value="75" calcext:value-type="float">
            <text:p>75</text:p>
          </table:table-cell>
          <table:table-cell office:value-type="float" office:value="0.6" calcext:value-type="float">
            <text:p>0.60</text:p>
          </table:table-cell>
          <table:table-cell office:value-type="float" office:value="-78.86376953" calcext:value-type="float">
            <text:p>-78.86376953</text:p>
          </table:table-cell>
          <table:table-cell office:value-type="float" office:value="-67.1502533" calcext:value-type="float">
            <text:p>-67.1502533</text:p>
          </table:table-cell>
          <table:table-cell table:formula="of:=[.E348]-[.D348]" office:value-type="float" office:value="11.71351623" calcext:value-type="float">
            <text:p>11.71351623</text:p>
          </table:table-cell>
          <table:table-cell table:formula="of:=15.12-10*LOG10(POWER(10;[.F348]/10)-1)-[.C348]" office:value-type="float" office:value="3.10952133364221" calcext:value-type="float">
            <text:p>3.1095213336</text:p>
          </table:table-cell>
          <table:table-cell table:number-columns-repeated="1012"/>
        </table:table-row>
        <table:table-row table:style-name="ro1">
          <table:table-cell office:value-type="float" office:value="75217391.3" calcext:value-type="float">
            <text:p>75217391.3</text:p>
          </table:table-cell>
          <table:table-cell table:formula="of:=[.A349]/1000000" office:value-type="float" office:value="75.2173913" calcext:value-type="float">
            <text:p>75.2173913</text:p>
          </table:table-cell>
          <table:table-cell office:value-type="float" office:value="0.6" calcext:value-type="float">
            <text:p>0.60</text:p>
          </table:table-cell>
          <table:table-cell office:value-type="float" office:value="-78.6053009" calcext:value-type="float">
            <text:p>-78.6053009</text:p>
          </table:table-cell>
          <table:table-cell office:value-type="float" office:value="-67.1403656" calcext:value-type="float">
            <text:p>-67.1403656</text:p>
          </table:table-cell>
          <table:table-cell table:formula="of:=[.E349]-[.D349]" office:value-type="float" office:value="11.4649353" calcext:value-type="float">
            <text:p>11.4649353</text:p>
          </table:table-cell>
          <table:table-cell table:formula="of:=15.12-10*LOG10(POWER(10;[.F349]/10)-1)-[.C349]" office:value-type="float" office:value="3.37663051160003" calcext:value-type="float">
            <text:p>3.3766305116</text:p>
          </table:table-cell>
          <table:table-cell table:number-columns-repeated="1012"/>
        </table:table-row>
        <table:table-row table:style-name="ro1">
          <table:table-cell office:value-type="float" office:value="75434782.61" calcext:value-type="float">
            <text:p>75434782.61</text:p>
          </table:table-cell>
          <table:table-cell table:formula="of:=[.A350]/1000000" office:value-type="float" office:value="75.43478261" calcext:value-type="float">
            <text:p>75.43478261</text:p>
          </table:table-cell>
          <table:table-cell office:value-type="float" office:value="0.6" calcext:value-type="float">
            <text:p>0.60</text:p>
          </table:table-cell>
          <table:table-cell office:value-type="float" office:value="-78.91437531" calcext:value-type="float">
            <text:p>-78.91437531</text:p>
          </table:table-cell>
          <table:table-cell office:value-type="float" office:value="-67.45466614" calcext:value-type="float">
            <text:p>-67.45466614</text:p>
          </table:table-cell>
          <table:table-cell table:formula="of:=[.E350]-[.D350]" office:value-type="float" office:value="11.45970917" calcext:value-type="float">
            <text:p>11.45970917</text:p>
          </table:table-cell>
          <table:table-cell table:formula="of:=15.12-10*LOG10(POWER(10;[.F350]/10)-1)-[.C350]" office:value-type="float" office:value="3.38225854778314" calcext:value-type="float">
            <text:p>3.3822585478</text:p>
          </table:table-cell>
          <table:table-cell table:number-columns-repeated="1012"/>
        </table:table-row>
        <table:table-row table:style-name="ro1">
          <table:table-cell office:value-type="float" office:value="75652173.91" calcext:value-type="float">
            <text:p>75652173.91</text:p>
          </table:table-cell>
          <table:table-cell table:formula="of:=[.A351]/1000000" office:value-type="float" office:value="75.65217391" calcext:value-type="float">
            <text:p>75.65217391</text:p>
          </table:table-cell>
          <table:table-cell office:value-type="float" office:value="0.6" calcext:value-type="float">
            <text:p>0.60</text:p>
          </table:table-cell>
          <table:table-cell office:value-type="float" office:value="-78.68663025" calcext:value-type="float">
            <text:p>-78.68663025</text:p>
          </table:table-cell>
          <table:table-cell office:value-type="float" office:value="-67.36720276" calcext:value-type="float">
            <text:p>-67.36720276</text:p>
          </table:table-cell>
          <table:table-cell table:formula="of:=[.E351]-[.D351]" office:value-type="float" office:value="11.31942749" calcext:value-type="float">
            <text:p>11.31942749</text:p>
          </table:table-cell>
          <table:table-cell table:formula="of:=15.12-10*LOG10(POWER(10;[.F351]/10)-1)-[.C351]" office:value-type="float" office:value="3.53352545192191" calcext:value-type="float">
            <text:p>3.5335254519</text:p>
          </table:table-cell>
          <table:table-cell table:number-columns-repeated="1012"/>
        </table:table-row>
        <table:table-row table:style-name="ro1">
          <table:table-cell office:value-type="float" office:value="75869565.22" calcext:value-type="float">
            <text:p>75869565.22</text:p>
          </table:table-cell>
          <table:table-cell table:formula="of:=[.A352]/1000000" office:value-type="float" office:value="75.86956522" calcext:value-type="float">
            <text:p>75.86956522</text:p>
          </table:table-cell>
          <table:table-cell office:value-type="float" office:value="0.6" calcext:value-type="float">
            <text:p>0.60</text:p>
          </table:table-cell>
          <table:table-cell office:value-type="float" office:value="-78.72756958" calcext:value-type="float">
            <text:p>-78.72756958</text:p>
          </table:table-cell>
          <table:table-cell office:value-type="float" office:value="-67.11660767" calcext:value-type="float">
            <text:p>-67.11660767</text:p>
          </table:table-cell>
          <table:table-cell table:formula="of:=[.E352]-[.D352]" office:value-type="float" office:value="11.61096191" calcext:value-type="float">
            <text:p>11.61096191</text:p>
          </table:table-cell>
          <table:table-cell table:formula="of:=15.12-10*LOG10(POWER(10;[.F352]/10)-1)-[.C352]" office:value-type="float" office:value="3.2195818367453" calcext:value-type="float">
            <text:p>3.2195818367</text:p>
          </table:table-cell>
          <table:table-cell table:number-columns-repeated="1012"/>
        </table:table-row>
        <table:table-row table:style-name="ro1">
          <table:table-cell office:value-type="float" office:value="76086956.52" calcext:value-type="float">
            <text:p>76086956.52</text:p>
          </table:table-cell>
          <table:table-cell table:formula="of:=[.A353]/1000000" office:value-type="float" office:value="76.08695652" calcext:value-type="float">
            <text:p>76.08695652</text:p>
          </table:table-cell>
          <table:table-cell office:value-type="float" office:value="0.6" calcext:value-type="float">
            <text:p>0.60</text:p>
          </table:table-cell>
          <table:table-cell office:value-type="float" office:value="-78.77439117" calcext:value-type="float">
            <text:p>-78.77439117</text:p>
          </table:table-cell>
          <table:table-cell office:value-type="float" office:value="-67.61186218" calcext:value-type="float">
            <text:p>-67.61186218</text:p>
          </table:table-cell>
          <table:table-cell table:formula="of:=[.E353]-[.D353]" office:value-type="float" office:value="11.16252899" calcext:value-type="float">
            <text:p>11.16252899</text:p>
          </table:table-cell>
          <table:table-cell table:formula="of:=15.12-10*LOG10(POWER(10;[.F353]/10)-1)-[.C353]" office:value-type="float" office:value="3.70317298286204" calcext:value-type="float">
            <text:p>3.7031729829</text:p>
          </table:table-cell>
          <table:table-cell table:number-columns-repeated="1012"/>
        </table:table-row>
        <table:table-row table:style-name="ro1">
          <table:table-cell office:value-type="float" office:value="76304347.83" calcext:value-type="float">
            <text:p>76304347.83</text:p>
          </table:table-cell>
          <table:table-cell table:formula="of:=[.A354]/1000000" office:value-type="float" office:value="76.30434783" calcext:value-type="float">
            <text:p>76.30434783</text:p>
          </table:table-cell>
          <table:table-cell office:value-type="float" office:value="0.6" calcext:value-type="float">
            <text:p>0.60</text:p>
          </table:table-cell>
          <table:table-cell office:value-type="float" office:value="-78.58712769" calcext:value-type="float">
            <text:p>-78.58712769</text:p>
          </table:table-cell>
          <table:table-cell office:value-type="float" office:value="-67.27149963" calcext:value-type="float">
            <text:p>-67.27149963</text:p>
          </table:table-cell>
          <table:table-cell table:formula="of:=[.E354]-[.D354]" office:value-type="float" office:value="11.31562806" calcext:value-type="float">
            <text:p>11.31562806</text:p>
          </table:table-cell>
          <table:table-cell table:formula="of:=15.12-10*LOG10(POWER(10;[.F354]/10)-1)-[.C354]" office:value-type="float" office:value="3.53762776577554" calcext:value-type="float">
            <text:p>3.5376277658</text:p>
          </table:table-cell>
          <table:table-cell table:number-columns-repeated="1012"/>
        </table:table-row>
        <table:table-row table:style-name="ro1">
          <table:table-cell office:value-type="float" office:value="76521739.13" calcext:value-type="float">
            <text:p>76521739.13</text:p>
          </table:table-cell>
          <table:table-cell table:formula="of:=[.A355]/1000000" office:value-type="float" office:value="76.52173913" calcext:value-type="float">
            <text:p>76.52173913</text:p>
          </table:table-cell>
          <table:table-cell office:value-type="float" office:value="0.6" calcext:value-type="float">
            <text:p>0.60</text:p>
          </table:table-cell>
          <table:table-cell office:value-type="float" office:value="-78.18360901" calcext:value-type="float">
            <text:p>-78.18360901</text:p>
          </table:table-cell>
          <table:table-cell office:value-type="float" office:value="-67.26042938" calcext:value-type="float">
            <text:p>-67.26042938</text:p>
          </table:table-cell>
          <table:table-cell table:formula="of:=[.E355]-[.D355]" office:value-type="float" office:value="10.92317963" calcext:value-type="float">
            <text:p>10.92317963</text:p>
          </table:table-cell>
          <table:table-cell table:formula="of:=15.12-10*LOG10(POWER(10;[.F355]/10)-1)-[.C355]" office:value-type="float" office:value="3.96295822511479" calcext:value-type="float">
            <text:p>3.9629582251</text:p>
          </table:table-cell>
          <table:table-cell table:number-columns-repeated="1012"/>
        </table:table-row>
        <table:table-row table:style-name="ro1">
          <table:table-cell office:value-type="float" office:value="76739130.43" calcext:value-type="float">
            <text:p>76739130.43</text:p>
          </table:table-cell>
          <table:table-cell table:formula="of:=[.A356]/1000000" office:value-type="float" office:value="76.73913043" calcext:value-type="float">
            <text:p>76.73913043</text:p>
          </table:table-cell>
          <table:table-cell office:value-type="float" office:value="0.6" calcext:value-type="float">
            <text:p>0.60</text:p>
          </table:table-cell>
          <table:table-cell office:value-type="float" office:value="-78.43397522" calcext:value-type="float">
            <text:p>-78.43397522</text:p>
          </table:table-cell>
          <table:table-cell office:value-type="float" office:value="-66.98593903" calcext:value-type="float">
            <text:p>-66.98593903</text:p>
          </table:table-cell>
          <table:table-cell table:formula="of:=[.E356]-[.D356]" office:value-type="float" office:value="11.44803619" calcext:value-type="float">
            <text:p>11.44803619</text:p>
          </table:table-cell>
          <table:table-cell table:formula="of:=15.12-10*LOG10(POWER(10;[.F356]/10)-1)-[.C356]" office:value-type="float" office:value="3.39483110066269" calcext:value-type="float">
            <text:p>3.3948311007</text:p>
          </table:table-cell>
          <table:table-cell table:number-columns-repeated="1012"/>
        </table:table-row>
        <table:table-row table:style-name="ro1">
          <table:table-cell office:value-type="float" office:value="76956521.74" calcext:value-type="float">
            <text:p>76956521.74</text:p>
          </table:table-cell>
          <table:table-cell table:formula="of:=[.A357]/1000000" office:value-type="float" office:value="76.95652174" calcext:value-type="float">
            <text:p>76.95652174</text:p>
          </table:table-cell>
          <table:table-cell office:value-type="float" office:value="0.6" calcext:value-type="float">
            <text:p>0.60</text:p>
          </table:table-cell>
          <table:table-cell office:value-type="float" office:value="-77.86478424" calcext:value-type="float">
            <text:p>-77.86478424</text:p>
          </table:table-cell>
          <table:table-cell office:value-type="float" office:value="-67.51128387" calcext:value-type="float">
            <text:p>-67.51128387</text:p>
          </table:table-cell>
          <table:table-cell table:formula="of:=[.E357]-[.D357]" office:value-type="float" office:value="10.35350037" calcext:value-type="float">
            <text:p>10.35350037</text:p>
          </table:table-cell>
          <table:table-cell table:formula="of:=15.12-10*LOG10(POWER(10;[.F357]/10)-1)-[.C357]" office:value-type="float" office:value="4.58651562995661" calcext:value-type="float">
            <text:p>4.58651563</text:p>
          </table:table-cell>
          <table:table-cell table:number-columns-repeated="1012"/>
        </table:table-row>
        <table:table-row table:style-name="ro1">
          <table:table-cell office:value-type="float" office:value="77173913.04" calcext:value-type="float">
            <text:p>77173913.04</text:p>
          </table:table-cell>
          <table:table-cell table:formula="of:=[.A358]/1000000" office:value-type="float" office:value="77.17391304" calcext:value-type="float">
            <text:p>77.17391304</text:p>
          </table:table-cell>
          <table:table-cell office:value-type="float" office:value="0.6" calcext:value-type="float">
            <text:p>0.60</text:p>
          </table:table-cell>
          <table:table-cell office:value-type="float" office:value="-77.10975647" calcext:value-type="float">
            <text:p>-77.10975647</text:p>
          </table:table-cell>
          <table:table-cell office:value-type="float" office:value="-67.26319122" calcext:value-type="float">
            <text:p>-67.26319122</text:p>
          </table:table-cell>
          <table:table-cell table:formula="of:=[.E358]-[.D358]" office:value-type="float" office:value="9.84656525" calcext:value-type="float">
            <text:p>9.84656525</text:p>
          </table:table-cell>
          <table:table-cell table:formula="of:=15.12-10*LOG10(POWER(10;[.F358]/10)-1)-[.C358]" office:value-type="float" office:value="5.14839745593996" calcext:value-type="float">
            <text:p>5.1483974559</text:p>
          </table:table-cell>
          <table:table-cell table:number-columns-repeated="1012"/>
        </table:table-row>
        <table:table-row table:style-name="ro1">
          <table:table-cell office:value-type="float" office:value="77391304.35" calcext:value-type="float">
            <text:p>77391304.35</text:p>
          </table:table-cell>
          <table:table-cell table:formula="of:=[.A359]/1000000" office:value-type="float" office:value="77.39130435" calcext:value-type="float">
            <text:p>77.39130435</text:p>
          </table:table-cell>
          <table:table-cell office:value-type="float" office:value="0.6" calcext:value-type="float">
            <text:p>0.60</text:p>
          </table:table-cell>
          <table:table-cell office:value-type="float" office:value="-77.12510681" calcext:value-type="float">
            <text:p>-77.12510681</text:p>
          </table:table-cell>
          <table:table-cell office:value-type="float" office:value="-67.20801544" calcext:value-type="float">
            <text:p>-67.20801544</text:p>
          </table:table-cell>
          <table:table-cell table:formula="of:=[.E359]-[.D359]" office:value-type="float" office:value="9.91709137000001" calcext:value-type="float">
            <text:p>9.91709137</text:p>
          </table:table-cell>
          <table:table-cell table:formula="of:=15.12-10*LOG10(POWER(10;[.F359]/10)-1)-[.C359]" office:value-type="float" office:value="5.06979407194272" calcext:value-type="float">
            <text:p>5.0697940719</text:p>
          </table:table-cell>
          <table:table-cell table:number-columns-repeated="1012"/>
        </table:table-row>
        <table:table-row table:style-name="ro1">
          <table:table-cell office:value-type="float" office:value="77608695.65" calcext:value-type="float">
            <text:p>77608695.65</text:p>
          </table:table-cell>
          <table:table-cell table:formula="of:=[.A360]/1000000" office:value-type="float" office:value="77.60869565" calcext:value-type="float">
            <text:p>77.60869565</text:p>
          </table:table-cell>
          <table:table-cell office:value-type="float" office:value="0.6" calcext:value-type="float">
            <text:p>0.60</text:p>
          </table:table-cell>
          <table:table-cell office:value-type="float" office:value="-76.34862518" calcext:value-type="float">
            <text:p>-76.34862518</text:p>
          </table:table-cell>
          <table:table-cell office:value-type="float" office:value="-67.48756409" calcext:value-type="float">
            <text:p>-67.48756409</text:p>
          </table:table-cell>
          <table:table-cell table:formula="of:=[.E360]-[.D360]" office:value-type="float" office:value="8.86106108999999" calcext:value-type="float">
            <text:p>8.86106109</text:p>
          </table:table-cell>
          <table:table-cell table:formula="of:=15.12-10*LOG10(POWER(10;[.F360]/10)-1)-[.C360]" office:value-type="float" office:value="6.26367248095122" calcext:value-type="float">
            <text:p>6.263672481</text:p>
          </table:table-cell>
          <table:table-cell table:number-columns-repeated="1012"/>
        </table:table-row>
        <table:table-row table:style-name="ro1">
          <table:table-cell office:value-type="float" office:value="77826086.96" calcext:value-type="float">
            <text:p>77826086.96</text:p>
          </table:table-cell>
          <table:table-cell table:formula="of:=[.A361]/1000000" office:value-type="float" office:value="77.82608696" calcext:value-type="float">
            <text:p>77.82608696</text:p>
          </table:table-cell>
          <table:table-cell office:value-type="float" office:value="0.6" calcext:value-type="float">
            <text:p>0.60</text:p>
          </table:table-cell>
          <table:table-cell office:value-type="float" office:value="-75.14956665" calcext:value-type="float">
            <text:p>-75.14956665</text:p>
          </table:table-cell>
          <table:table-cell office:value-type="float" office:value="-67.12281799" calcext:value-type="float">
            <text:p>-67.12281799</text:p>
          </table:table-cell>
          <table:table-cell table:formula="of:=[.E361]-[.D361]" office:value-type="float" office:value="8.02674866" calcext:value-type="float">
            <text:p>8.02674866</text:p>
          </table:table-cell>
          <table:table-cell table:formula="of:=15.12-10*LOG10(POWER(10;[.F361]/10)-1)-[.C361]" office:value-type="float" office:value="7.23763558139583" calcext:value-type="float">
            <text:p>7.2376355814</text:p>
          </table:table-cell>
          <table:table-cell table:number-columns-repeated="1012"/>
        </table:table-row>
        <table:table-row table:style-name="ro1">
          <table:table-cell office:value-type="float" office:value="78043478.26" calcext:value-type="float">
            <text:p>78043478.26</text:p>
          </table:table-cell>
          <table:table-cell table:formula="of:=[.A362]/1000000" office:value-type="float" office:value="78.04347826" calcext:value-type="float">
            <text:p>78.04347826</text:p>
          </table:table-cell>
          <table:table-cell office:value-type="float" office:value="0.6" calcext:value-type="float">
            <text:p>0.60</text:p>
          </table:table-cell>
          <table:table-cell office:value-type="float" office:value="-74.92321777" calcext:value-type="float">
            <text:p>-74.92321777</text:p>
          </table:table-cell>
          <table:table-cell office:value-type="float" office:value="-67.38995361" calcext:value-type="float">
            <text:p>-67.38995361</text:p>
          </table:table-cell>
          <table:table-cell table:formula="of:=[.E362]-[.D362]" office:value-type="float" office:value="7.53326416" calcext:value-type="float">
            <text:p>7.53326416</text:p>
          </table:table-cell>
          <table:table-cell table:formula="of:=15.12-10*LOG10(POWER(10;[.F362]/10)-1)-[.C362]" office:value-type="float" office:value="7.82994737698778" calcext:value-type="float">
            <text:p>7.829947377</text:p>
          </table:table-cell>
          <table:table-cell table:number-columns-repeated="1012"/>
        </table:table-row>
        <table:table-row table:style-name="ro1">
          <table:table-cell office:value-type="float" office:value="78260869.57" calcext:value-type="float">
            <text:p>78260869.57</text:p>
          </table:table-cell>
          <table:table-cell table:formula="of:=[.A363]/1000000" office:value-type="float" office:value="78.26086957" calcext:value-type="float">
            <text:p>78.26086957</text:p>
          </table:table-cell>
          <table:table-cell office:value-type="float" office:value="0.6" calcext:value-type="float">
            <text:p>0.60</text:p>
          </table:table-cell>
          <table:table-cell office:value-type="float" office:value="-73.8638916" calcext:value-type="float">
            <text:p>-73.8638916</text:p>
          </table:table-cell>
          <table:table-cell office:value-type="float" office:value="-67.17063904" calcext:value-type="float">
            <text:p>-67.17063904</text:p>
          </table:table-cell>
          <table:table-cell table:formula="of:=[.E363]-[.D363]" office:value-type="float" office:value="6.69325256000001" calcext:value-type="float">
            <text:p>6.69325256</text:p>
          </table:table-cell>
          <table:table-cell table:formula="of:=15.12-10*LOG10(POWER(10;[.F363]/10)-1)-[.C363]" office:value-type="float" office:value="8.87323278207449" calcext:value-type="float">
            <text:p>8.8732327821</text:p>
          </table:table-cell>
          <table:table-cell table:number-columns-repeated="1012"/>
        </table:table-row>
        <table:table-row table:style-name="ro1">
          <table:table-cell office:value-type="float" office:value="78478260.87" calcext:value-type="float">
            <text:p>78478260.87</text:p>
          </table:table-cell>
          <table:table-cell table:formula="of:=[.A364]/1000000" office:value-type="float" office:value="78.47826087" calcext:value-type="float">
            <text:p>78.47826087</text:p>
          </table:table-cell>
          <table:table-cell office:value-type="float" office:value="0.6" calcext:value-type="float">
            <text:p>0.60</text:p>
          </table:table-cell>
          <table:table-cell office:value-type="float" office:value="-74.06949615" calcext:value-type="float">
            <text:p>-74.06949615</text:p>
          </table:table-cell>
          <table:table-cell office:value-type="float" office:value="-67.22810364" calcext:value-type="float">
            <text:p>-67.22810364</text:p>
          </table:table-cell>
          <table:table-cell table:formula="of:=[.E364]-[.D364]" office:value-type="float" office:value="6.84139251000001" calcext:value-type="float">
            <text:p>6.84139251</text:p>
          </table:table-cell>
          <table:table-cell table:formula="of:=15.12-10*LOG10(POWER(10;[.F364]/10)-1)-[.C364]" office:value-type="float" office:value="8.68558957827031" calcext:value-type="float">
            <text:p>8.6855895783</text:p>
          </table:table-cell>
          <table:table-cell table:number-columns-repeated="1012"/>
        </table:table-row>
        <table:table-row table:style-name="ro1">
          <table:table-cell office:value-type="float" office:value="78695652.17" calcext:value-type="float">
            <text:p>78695652.17</text:p>
          </table:table-cell>
          <table:table-cell table:formula="of:=[.A365]/1000000" office:value-type="float" office:value="78.69565217" calcext:value-type="float">
            <text:p>78.69565217</text:p>
          </table:table-cell>
          <table:table-cell office:value-type="float" office:value="0.6" calcext:value-type="float">
            <text:p>0.60</text:p>
          </table:table-cell>
          <table:table-cell office:value-type="float" office:value="-73.21327209" calcext:value-type="float">
            <text:p>-73.21327209</text:p>
          </table:table-cell>
          <table:table-cell office:value-type="float" office:value="-67.20496368" calcext:value-type="float">
            <text:p>-67.20496368</text:p>
          </table:table-cell>
          <table:table-cell table:formula="of:=[.E365]-[.D365]" office:value-type="float" office:value="6.00830841" calcext:value-type="float">
            <text:p>6.00830841</text:p>
          </table:table-cell>
          <table:table-cell table:formula="of:=15.12-10*LOG10(POWER(10;[.F365]/10)-1)-[.C365]" office:value-type="float" office:value="9.76518386661657" calcext:value-type="float">
            <text:p>9.7651838666</text:p>
          </table:table-cell>
          <table:table-cell table:number-columns-repeated="1012"/>
        </table:table-row>
        <table:table-row table:style-name="ro1">
          <table:table-cell office:value-type="float" office:value="78913043.48" calcext:value-type="float">
            <text:p>78913043.48</text:p>
          </table:table-cell>
          <table:table-cell table:formula="of:=[.A366]/1000000" office:value-type="float" office:value="78.91304348" calcext:value-type="float">
            <text:p>78.91304348</text:p>
          </table:table-cell>
          <table:table-cell office:value-type="float" office:value="0.6" calcext:value-type="float">
            <text:p>0.60</text:p>
          </table:table-cell>
          <table:table-cell office:value-type="float" office:value="-73.58227539" calcext:value-type="float">
            <text:p>-73.58227539</text:p>
          </table:table-cell>
          <table:table-cell office:value-type="float" office:value="-67.01502991" calcext:value-type="float">
            <text:p>-67.01502991</text:p>
          </table:table-cell>
          <table:table-cell table:formula="of:=[.E366]-[.D366]" office:value-type="float" office:value="6.56724548" calcext:value-type="float">
            <text:p>6.56724548</text:p>
          </table:table-cell>
          <table:table-cell table:formula="of:=15.12-10*LOG10(POWER(10;[.F366]/10)-1)-[.C366]" office:value-type="float" office:value="9.03421677573791" calcext:value-type="float">
            <text:p>9.0342167757</text:p>
          </table:table-cell>
          <table:table-cell table:number-columns-repeated="1012"/>
        </table:table-row>
        <table:table-row table:style-name="ro1">
          <table:table-cell office:value-type="float" office:value="79130434.78" calcext:value-type="float">
            <text:p>79130434.78</text:p>
          </table:table-cell>
          <table:table-cell table:formula="of:=[.A367]/1000000" office:value-type="float" office:value="79.13043478" calcext:value-type="float">
            <text:p>79.13043478</text:p>
          </table:table-cell>
          <table:table-cell office:value-type="float" office:value="0.6" calcext:value-type="float">
            <text:p>0.60</text:p>
          </table:table-cell>
          <table:table-cell office:value-type="float" office:value="-72.31248474" calcext:value-type="float">
            <text:p>-72.31248474</text:p>
          </table:table-cell>
          <table:table-cell office:value-type="float" office:value="-67.60362244" calcext:value-type="float">
            <text:p>-67.60362244</text:p>
          </table:table-cell>
          <table:table-cell table:formula="of:=[.E367]-[.D367]" office:value-type="float" office:value="4.70886229999999" calcext:value-type="float">
            <text:p>4.7088623</text:p>
          </table:table-cell>
          <table:table-cell table:formula="of:=15.12-10*LOG10(POWER(10;[.F367]/10)-1)-[.C367]" office:value-type="float" office:value="11.6035643373552" calcext:value-type="float">
            <text:p>11.6035643374</text:p>
          </table:table-cell>
          <table:table-cell table:number-columns-repeated="1012"/>
        </table:table-row>
        <table:table-row table:style-name="ro1">
          <table:table-cell office:value-type="float" office:value="79347826.09" calcext:value-type="float">
            <text:p>79347826.09</text:p>
          </table:table-cell>
          <table:table-cell table:formula="of:=[.A368]/1000000" office:value-type="float" office:value="79.34782609" calcext:value-type="float">
            <text:p>79.34782609</text:p>
          </table:table-cell>
          <table:table-cell office:value-type="float" office:value="0.6" calcext:value-type="float">
            <text:p>0.60</text:p>
          </table:table-cell>
          <table:table-cell office:value-type="float" office:value="-71.68635559" calcext:value-type="float">
            <text:p>-71.68635559</text:p>
          </table:table-cell>
          <table:table-cell office:value-type="float" office:value="-67.21433258" calcext:value-type="float">
            <text:p>-67.21433258</text:p>
          </table:table-cell>
          <table:table-cell table:formula="of:=[.E368]-[.D368]" office:value-type="float" office:value="4.47202301" calcext:value-type="float">
            <text:p>4.47202301</text:p>
          </table:table-cell>
          <table:table-cell table:formula="of:=15.12-10*LOG10(POWER(10;[.F368]/10)-1)-[.C368]" office:value-type="float" office:value="11.9665863293434" calcext:value-type="float">
            <text:p>11.9665863293</text:p>
          </table:table-cell>
          <table:table-cell table:number-columns-repeated="1012"/>
        </table:table-row>
        <table:table-row table:style-name="ro1">
          <table:table-cell office:value-type="float" office:value="79565217.39" calcext:value-type="float">
            <text:p>79565217.39</text:p>
          </table:table-cell>
          <table:table-cell table:formula="of:=[.A369]/1000000" office:value-type="float" office:value="79.56521739" calcext:value-type="float">
            <text:p>79.56521739</text:p>
          </table:table-cell>
          <table:table-cell office:value-type="float" office:value="0.6" calcext:value-type="float">
            <text:p>0.60</text:p>
          </table:table-cell>
          <table:table-cell office:value-type="float" office:value="-71.65218353" calcext:value-type="float">
            <text:p>-71.65218353</text:p>
          </table:table-cell>
          <table:table-cell office:value-type="float" office:value="-67.23242188" calcext:value-type="float">
            <text:p>-67.23242188</text:p>
          </table:table-cell>
          <table:table-cell table:formula="of:=[.E369]-[.D369]" office:value-type="float" office:value="4.41976165" calcext:value-type="float">
            <text:p>4.41976165</text:p>
          </table:table-cell>
          <table:table-cell table:formula="of:=15.12-10*LOG10(POWER(10;[.F369]/10)-1)-[.C369]" office:value-type="float" office:value="12.0481511815069" calcext:value-type="float">
            <text:p>12.0481511815</text:p>
          </table:table-cell>
          <table:table-cell table:number-columns-repeated="1012"/>
        </table:table-row>
        <table:table-row table:style-name="ro1">
          <table:table-cell office:value-type="float" office:value="79782608.7" calcext:value-type="float">
            <text:p>79782608.7</text:p>
          </table:table-cell>
          <table:table-cell table:formula="of:=[.A370]/1000000" office:value-type="float" office:value="79.7826087" calcext:value-type="float">
            <text:p>79.7826087</text:p>
          </table:table-cell>
          <table:table-cell office:value-type="float" office:value="0.6" calcext:value-type="float">
            <text:p>0.60</text:p>
          </table:table-cell>
          <table:table-cell office:value-type="float" office:value="-71.6829071" calcext:value-type="float">
            <text:p>-71.6829071</text:p>
          </table:table-cell>
          <table:table-cell office:value-type="float" office:value="-67.36155701" calcext:value-type="float">
            <text:p>-67.36155701</text:p>
          </table:table-cell>
          <table:table-cell table:formula="of:=[.E370]-[.D370]" office:value-type="float" office:value="4.32135009" calcext:value-type="float">
            <text:p>4.32135009</text:p>
          </table:table-cell>
          <table:table-cell table:formula="of:=15.12-10*LOG10(POWER(10;[.F370]/10)-1)-[.C370]" office:value-type="float" office:value="12.2032679930975" calcext:value-type="float">
            <text:p>12.2032679931</text:p>
          </table:table-cell>
          <table:table-cell table:number-columns-repeated="1012"/>
        </table:table-row>
        <table:table-row table:style-name="ro1">
          <table:table-cell office:value-type="float" office:value="80000000" calcext:value-type="float">
            <text:p>80000000</text:p>
          </table:table-cell>
          <table:table-cell table:formula="of:=[.A371]/1000000" office:value-type="float" office:value="80" calcext:value-type="float">
            <text:p>80</text:p>
          </table:table-cell>
          <table:table-cell office:value-type="float" office:value="0.6" calcext:value-type="float">
            <text:p>0.60</text:p>
          </table:table-cell>
          <table:table-cell office:value-type="float" office:value="-71.83171082" calcext:value-type="float">
            <text:p>-71.83171082</text:p>
          </table:table-cell>
          <table:table-cell office:value-type="float" office:value="-67.30229187" calcext:value-type="float">
            <text:p>-67.30229187</text:p>
          </table:table-cell>
          <table:table-cell table:formula="of:=[.E371]-[.D371]" office:value-type="float" office:value="4.52941894999999" calcext:value-type="float">
            <text:p>4.52941895</text:p>
          </table:table-cell>
          <table:table-cell table:formula="of:=15.12-10*LOG10(POWER(10;[.F371]/10)-1)-[.C371]" office:value-type="float" office:value="11.8776334867799" calcext:value-type="float">
            <text:p>11.8776334868</text:p>
          </table:table-cell>
          <table:table-cell table:number-columns-repeated="1012"/>
        </table:table-row>
        <table:table-row table:style-name="ro1">
          <table:table-cell office:value-type="float" office:value="80217391.3" calcext:value-type="float">
            <text:p>80217391.3</text:p>
          </table:table-cell>
          <table:table-cell table:formula="of:=[.A372]/1000000" office:value-type="float" office:value="80.2173913" calcext:value-type="float">
            <text:p>80.2173913</text:p>
          </table:table-cell>
          <table:table-cell office:value-type="float" office:value="0.6" calcext:value-type="float">
            <text:p>0.60</text:p>
          </table:table-cell>
          <table:table-cell office:value-type="float" office:value="-71.30089569" calcext:value-type="float">
            <text:p>-71.30089569</text:p>
          </table:table-cell>
          <table:table-cell office:value-type="float" office:value="-66.85900116" calcext:value-type="float">
            <text:p>-66.85900116</text:p>
          </table:table-cell>
          <table:table-cell table:formula="of:=[.E372]-[.D372]" office:value-type="float" office:value="4.44189453" calcext:value-type="float">
            <text:p>4.44189453</text:p>
          </table:table-cell>
          <table:table-cell table:formula="of:=15.12-10*LOG10(POWER(10;[.F372]/10)-1)-[.C372]" office:value-type="float" office:value="12.0135409371894" calcext:value-type="float">
            <text:p>12.0135409372</text:p>
          </table:table-cell>
          <table:table-cell table:number-columns-repeated="1012"/>
        </table:table-row>
        <table:table-row table:style-name="ro1">
          <table:table-cell office:value-type="float" office:value="80434782.61" calcext:value-type="float">
            <text:p>80434782.61</text:p>
          </table:table-cell>
          <table:table-cell table:formula="of:=[.A373]/1000000" office:value-type="float" office:value="80.43478261" calcext:value-type="float">
            <text:p>80.43478261</text:p>
          </table:table-cell>
          <table:table-cell office:value-type="float" office:value="0.6" calcext:value-type="float">
            <text:p>0.60</text:p>
          </table:table-cell>
          <table:table-cell office:value-type="float" office:value="-71.72058868" calcext:value-type="float">
            <text:p>-71.72058868</text:p>
          </table:table-cell>
          <table:table-cell office:value-type="float" office:value="-67.36399841" calcext:value-type="float">
            <text:p>-67.36399841</text:p>
          </table:table-cell>
          <table:table-cell table:formula="of:=[.E373]-[.D373]" office:value-type="float" office:value="4.35659027" calcext:value-type="float">
            <text:p>4.35659027</text:p>
          </table:table-cell>
          <table:table-cell table:formula="of:=15.12-10*LOG10(POWER(10;[.F373]/10)-1)-[.C373]" office:value-type="float" office:value="12.1474889334008" calcext:value-type="float">
            <text:p>12.1474889334</text:p>
          </table:table-cell>
          <table:table-cell table:number-columns-repeated="1012"/>
        </table:table-row>
        <table:table-row table:style-name="ro1">
          <table:table-cell office:value-type="float" office:value="80652173.91" calcext:value-type="float">
            <text:p>80652173.91</text:p>
          </table:table-cell>
          <table:table-cell table:formula="of:=[.A374]/1000000" office:value-type="float" office:value="80.65217391" calcext:value-type="float">
            <text:p>80.65217391</text:p>
          </table:table-cell>
          <table:table-cell office:value-type="float" office:value="0.6" calcext:value-type="float">
            <text:p>0.60</text:p>
          </table:table-cell>
          <table:table-cell office:value-type="float" office:value="-73.34249115" calcext:value-type="float">
            <text:p>-73.34249115</text:p>
          </table:table-cell>
          <table:table-cell office:value-type="float" office:value="-67.14056396" calcext:value-type="float">
            <text:p>-67.14056396</text:p>
          </table:table-cell>
          <table:table-cell table:formula="of:=[.E374]-[.D374]" office:value-type="float" office:value="6.20192718999999" calcext:value-type="float">
            <text:p>6.20192719</text:p>
          </table:table-cell>
          <table:table-cell table:formula="of:=15.12-10*LOG10(POWER(10;[.F374]/10)-1)-[.C374]" office:value-type="float" office:value="9.5086620020273" calcext:value-type="float">
            <text:p>9.508662002</text:p>
          </table:table-cell>
          <table:table-cell table:number-columns-repeated="1012"/>
        </table:table-row>
        <table:table-row table:style-name="ro1">
          <table:table-cell office:value-type="float" office:value="80869565.22" calcext:value-type="float">
            <text:p>80869565.22</text:p>
          </table:table-cell>
          <table:table-cell table:formula="of:=[.A375]/1000000" office:value-type="float" office:value="80.86956522" calcext:value-type="float">
            <text:p>80.86956522</text:p>
          </table:table-cell>
          <table:table-cell office:value-type="float" office:value="0.6" calcext:value-type="float">
            <text:p>0.60</text:p>
          </table:table-cell>
          <table:table-cell office:value-type="float" office:value="-72.65185547" calcext:value-type="float">
            <text:p>-72.65185547</text:p>
          </table:table-cell>
          <table:table-cell office:value-type="float" office:value="-67.05727386" calcext:value-type="float">
            <text:p>-67.05727386</text:p>
          </table:table-cell>
          <table:table-cell table:formula="of:=[.E375]-[.D375]" office:value-type="float" office:value="5.59458160999999" calcext:value-type="float">
            <text:p>5.59458161</text:p>
          </table:table-cell>
          <table:table-cell table:formula="of:=15.12-10*LOG10(POWER(10;[.F375]/10)-1)-[.C375]" office:value-type="float" office:value="10.3266335578167" calcext:value-type="float">
            <text:p>10.3266335578</text:p>
          </table:table-cell>
          <table:table-cell table:number-columns-repeated="1012"/>
        </table:table-row>
        <table:table-row table:style-name="ro1">
          <table:table-cell office:value-type="float" office:value="81086956.52" calcext:value-type="float">
            <text:p>81086956.52</text:p>
          </table:table-cell>
          <table:table-cell table:formula="of:=[.A376]/1000000" office:value-type="float" office:value="81.08695652" calcext:value-type="float">
            <text:p>81.08695652</text:p>
          </table:table-cell>
          <table:table-cell office:value-type="float" office:value="0.6" calcext:value-type="float">
            <text:p>0.60</text:p>
          </table:table-cell>
          <table:table-cell office:value-type="float" office:value="-71.89955139" calcext:value-type="float">
            <text:p>-71.89955139</text:p>
          </table:table-cell>
          <table:table-cell office:value-type="float" office:value="-67.23097992" calcext:value-type="float">
            <text:p>-67.23097992</text:p>
          </table:table-cell>
          <table:table-cell table:formula="of:=[.E376]-[.D376]" office:value-type="float" office:value="4.66857147" calcext:value-type="float">
            <text:p>4.66857147</text:p>
          </table:table-cell>
          <table:table-cell table:formula="of:=15.12-10*LOG10(POWER(10;[.F376]/10)-1)-[.C376]" office:value-type="float" office:value="11.6645859105402" calcext:value-type="float">
            <text:p>11.6645859105</text:p>
          </table:table-cell>
          <table:table-cell table:number-columns-repeated="1012"/>
        </table:table-row>
        <table:table-row table:style-name="ro1">
          <table:table-cell office:value-type="float" office:value="81304347.83" calcext:value-type="float">
            <text:p>81304347.83</text:p>
          </table:table-cell>
          <table:table-cell table:formula="of:=[.A377]/1000000" office:value-type="float" office:value="81.30434783" calcext:value-type="float">
            <text:p>81.30434783</text:p>
          </table:table-cell>
          <table:table-cell office:value-type="float" office:value="0.6" calcext:value-type="float">
            <text:p>0.60</text:p>
          </table:table-cell>
          <table:table-cell office:value-type="float" office:value="-70.57359314" calcext:value-type="float">
            <text:p>-70.57359314</text:p>
          </table:table-cell>
          <table:table-cell office:value-type="float" office:value="-67.11741638" calcext:value-type="float">
            <text:p>-67.11741638</text:p>
          </table:table-cell>
          <table:table-cell table:formula="of:=[.E377]-[.D377]" office:value-type="float" office:value="3.45617675999999" calcext:value-type="float">
            <text:p>3.45617676</text:p>
          </table:table-cell>
          <table:table-cell table:formula="of:=15.12-10*LOG10(POWER(10;[.F377]/10)-1)-[.C377]" office:value-type="float" office:value="13.6697910123299" calcext:value-type="float">
            <text:p>13.6697910123</text:p>
          </table:table-cell>
          <table:table-cell table:number-columns-repeated="1012"/>
        </table:table-row>
        <table:table-row table:style-name="ro1">
          <table:table-cell office:value-type="float" office:value="81521739.13" calcext:value-type="float">
            <text:p>81521739.13</text:p>
          </table:table-cell>
          <table:table-cell table:formula="of:=[.A378]/1000000" office:value-type="float" office:value="81.52173913" calcext:value-type="float">
            <text:p>81.52173913</text:p>
          </table:table-cell>
          <table:table-cell office:value-type="float" office:value="0.6" calcext:value-type="float">
            <text:p>0.60</text:p>
          </table:table-cell>
          <table:table-cell office:value-type="float" office:value="-71.71578217" calcext:value-type="float">
            <text:p>-71.71578217</text:p>
          </table:table-cell>
          <table:table-cell office:value-type="float" office:value="-67.23303223" calcext:value-type="float">
            <text:p>-67.23303223</text:p>
          </table:table-cell>
          <table:table-cell table:formula="of:=[.E378]-[.D378]" office:value-type="float" office:value="4.48274994000001" calcext:value-type="float">
            <text:p>4.48274994</text:p>
          </table:table-cell>
          <table:table-cell table:formula="of:=15.12-10*LOG10(POWER(10;[.F378]/10)-1)-[.C378]" office:value-type="float" office:value="11.9499123648459" calcext:value-type="float">
            <text:p>11.9499123648</text:p>
          </table:table-cell>
          <table:table-cell table:number-columns-repeated="1012"/>
        </table:table-row>
        <table:table-row table:style-name="ro1">
          <table:table-cell office:value-type="float" office:value="81739130.43" calcext:value-type="float">
            <text:p>81739130.43</text:p>
          </table:table-cell>
          <table:table-cell table:formula="of:=[.A379]/1000000" office:value-type="float" office:value="81.73913043" calcext:value-type="float">
            <text:p>81.73913043</text:p>
          </table:table-cell>
          <table:table-cell office:value-type="float" office:value="0.6" calcext:value-type="float">
            <text:p>0.60</text:p>
          </table:table-cell>
          <table:table-cell office:value-type="float" office:value="-73.09669495" calcext:value-type="float">
            <text:p>-73.09669495</text:p>
          </table:table-cell>
          <table:table-cell office:value-type="float" office:value="-67.09736633" calcext:value-type="float">
            <text:p>-67.09736633</text:p>
          </table:table-cell>
          <table:table-cell table:formula="of:=[.E379]-[.D379]" office:value-type="float" office:value="5.99932862" calcext:value-type="float">
            <text:p>5.99932862</text:p>
          </table:table-cell>
          <table:table-cell table:formula="of:=15.12-10*LOG10(POWER(10;[.F379]/10)-1)-[.C379]" office:value-type="float" office:value="9.77717239247531" calcext:value-type="float">
            <text:p>9.7771723925</text:p>
          </table:table-cell>
          <table:table-cell table:number-columns-repeated="1012"/>
        </table:table-row>
        <table:table-row table:style-name="ro1">
          <table:table-cell office:value-type="float" office:value="81956521.74" calcext:value-type="float">
            <text:p>81956521.74</text:p>
          </table:table-cell>
          <table:table-cell table:formula="of:=[.A380]/1000000" office:value-type="float" office:value="81.95652174" calcext:value-type="float">
            <text:p>81.95652174</text:p>
          </table:table-cell>
          <table:table-cell office:value-type="float" office:value="0.6" calcext:value-type="float">
            <text:p>0.60</text:p>
          </table:table-cell>
          <table:table-cell office:value-type="float" office:value="-72.84135437" calcext:value-type="float">
            <text:p>-72.84135437</text:p>
          </table:table-cell>
          <table:table-cell office:value-type="float" office:value="-66.8455658" calcext:value-type="float">
            <text:p>-66.8455658</text:p>
          </table:table-cell>
          <table:table-cell table:formula="of:=[.E380]-[.D380]" office:value-type="float" office:value="5.99578857" calcext:value-type="float">
            <text:p>5.99578857</text:p>
          </table:table-cell>
          <table:table-cell table:formula="of:=15.12-10*LOG10(POWER(10;[.F380]/10)-1)-[.C380]" office:value-type="float" office:value="9.78190084363944" calcext:value-type="float">
            <text:p>9.7819008436</text:p>
          </table:table-cell>
          <table:table-cell table:number-columns-repeated="1012"/>
        </table:table-row>
        <table:table-row table:style-name="ro1">
          <table:table-cell office:value-type="float" office:value="82173913.04" calcext:value-type="float">
            <text:p>82173913.04</text:p>
          </table:table-cell>
          <table:table-cell table:formula="of:=[.A381]/1000000" office:value-type="float" office:value="82.17391304" calcext:value-type="float">
            <text:p>82.17391304</text:p>
          </table:table-cell>
          <table:table-cell office:value-type="float" office:value="0.6" calcext:value-type="float">
            <text:p>0.60</text:p>
          </table:table-cell>
          <table:table-cell office:value-type="float" office:value="-73.08558655" calcext:value-type="float">
            <text:p>-73.08558655</text:p>
          </table:table-cell>
          <table:table-cell office:value-type="float" office:value="-67.27075958" calcext:value-type="float">
            <text:p>-67.27075958</text:p>
          </table:table-cell>
          <table:table-cell table:formula="of:=[.E381]-[.D381]" office:value-type="float" office:value="5.81482697" calcext:value-type="float">
            <text:p>5.81482697</text:p>
          </table:table-cell>
          <table:table-cell table:formula="of:=15.12-10*LOG10(POWER(10;[.F381]/10)-1)-[.C381]" office:value-type="float" office:value="10.0253765409992" calcext:value-type="float">
            <text:p>10.025376541</text:p>
          </table:table-cell>
          <table:table-cell table:number-columns-repeated="1012"/>
        </table:table-row>
        <table:table-row table:style-name="ro1">
          <table:table-cell office:value-type="float" office:value="82391304.35" calcext:value-type="float">
            <text:p>82391304.35</text:p>
          </table:table-cell>
          <table:table-cell table:formula="of:=[.A382]/1000000" office:value-type="float" office:value="82.39130435" calcext:value-type="float">
            <text:p>82.39130435</text:p>
          </table:table-cell>
          <table:table-cell office:value-type="float" office:value="0.6" calcext:value-type="float">
            <text:p>0.60</text:p>
          </table:table-cell>
          <table:table-cell office:value-type="float" office:value="-72.72811127" calcext:value-type="float">
            <text:p>-72.72811127</text:p>
          </table:table-cell>
          <table:table-cell office:value-type="float" office:value="-67.11763" calcext:value-type="float">
            <text:p>-67.11763</text:p>
          </table:table-cell>
          <table:table-cell table:formula="of:=[.E382]-[.D382]" office:value-type="float" office:value="5.61048126999999" calcext:value-type="float">
            <text:p>5.61048127</text:p>
          </table:table-cell>
          <table:table-cell table:formula="of:=15.12-10*LOG10(POWER(10;[.F382]/10)-1)-[.C382]" office:value-type="float" office:value="10.3046950445788" calcext:value-type="float">
            <text:p>10.3046950446</text:p>
          </table:table-cell>
          <table:table-cell table:number-columns-repeated="1012"/>
        </table:table-row>
        <table:table-row table:style-name="ro1">
          <table:table-cell office:value-type="float" office:value="82608695.65" calcext:value-type="float">
            <text:p>82608695.65</text:p>
          </table:table-cell>
          <table:table-cell table:formula="of:=[.A383]/1000000" office:value-type="float" office:value="82.60869565" calcext:value-type="float">
            <text:p>82.60869565</text:p>
          </table:table-cell>
          <table:table-cell office:value-type="float" office:value="0.6" calcext:value-type="float">
            <text:p>0.60</text:p>
          </table:table-cell>
          <table:table-cell office:value-type="float" office:value="-72.91172791" calcext:value-type="float">
            <text:p>-72.91172791</text:p>
          </table:table-cell>
          <table:table-cell office:value-type="float" office:value="-67.2447052" calcext:value-type="float">
            <text:p>-67.2447052</text:p>
          </table:table-cell>
          <table:table-cell table:formula="of:=[.E383]-[.D383]" office:value-type="float" office:value="5.66702271" calcext:value-type="float">
            <text:p>5.66702271</text:p>
          </table:table-cell>
          <table:table-cell table:formula="of:=15.12-10*LOG10(POWER(10;[.F383]/10)-1)-[.C383]" office:value-type="float" office:value="10.2269235832215" calcext:value-type="float">
            <text:p>10.2269235832</text:p>
          </table:table-cell>
          <table:table-cell table:number-columns-repeated="1012"/>
        </table:table-row>
        <table:table-row table:style-name="ro1">
          <table:table-cell office:value-type="float" office:value="82826086.96" calcext:value-type="float">
            <text:p>82826086.96</text:p>
          </table:table-cell>
          <table:table-cell table:formula="of:=[.A384]/1000000" office:value-type="float" office:value="82.82608696" calcext:value-type="float">
            <text:p>82.82608696</text:p>
          </table:table-cell>
          <table:table-cell office:value-type="float" office:value="0.6" calcext:value-type="float">
            <text:p>0.60</text:p>
          </table:table-cell>
          <table:table-cell office:value-type="float" office:value="-71.60424042" calcext:value-type="float">
            <text:p>-71.60424042</text:p>
          </table:table-cell>
          <table:table-cell office:value-type="float" office:value="-67.26112366" calcext:value-type="float">
            <text:p>-67.26112366</text:p>
          </table:table-cell>
          <table:table-cell table:formula="of:=[.E384]-[.D384]" office:value-type="float" office:value="4.34311676" calcext:value-type="float">
            <text:p>4.34311676</text:p>
          </table:table-cell>
          <table:table-cell table:formula="of:=15.12-10*LOG10(POWER(10;[.F384]/10)-1)-[.C384]" office:value-type="float" office:value="12.1687840237733" calcext:value-type="float">
            <text:p>12.1687840238</text:p>
          </table:table-cell>
          <table:table-cell table:number-columns-repeated="1012"/>
        </table:table-row>
        <table:table-row table:style-name="ro1">
          <table:table-cell office:value-type="float" office:value="83043478.26" calcext:value-type="float">
            <text:p>83043478.26</text:p>
          </table:table-cell>
          <table:table-cell table:formula="of:=[.A385]/1000000" office:value-type="float" office:value="83.04347826" calcext:value-type="float">
            <text:p>83.04347826</text:p>
          </table:table-cell>
          <table:table-cell office:value-type="float" office:value="0.6" calcext:value-type="float">
            <text:p>0.60</text:p>
          </table:table-cell>
          <table:table-cell office:value-type="float" office:value="-72.66107941" calcext:value-type="float">
            <text:p>-72.66107941</text:p>
          </table:table-cell>
          <table:table-cell office:value-type="float" office:value="-67.17750549" calcext:value-type="float">
            <text:p>-67.17750549</text:p>
          </table:table-cell>
          <table:table-cell table:formula="of:=[.E385]-[.D385]" office:value-type="float" office:value="5.48357392" calcext:value-type="float">
            <text:p>5.48357392</text:p>
          </table:table-cell>
          <table:table-cell table:formula="of:=15.12-10*LOG10(POWER(10;[.F385]/10)-1)-[.C385]" office:value-type="float" office:value="10.4806669669617" calcext:value-type="float">
            <text:p>10.480666967</text:p>
          </table:table-cell>
          <table:table-cell table:number-columns-repeated="1012"/>
        </table:table-row>
        <table:table-row table:style-name="ro1">
          <table:table-cell office:value-type="float" office:value="83260869.57" calcext:value-type="float">
            <text:p>83260869.57</text:p>
          </table:table-cell>
          <table:table-cell table:formula="of:=[.A386]/1000000" office:value-type="float" office:value="83.26086957" calcext:value-type="float">
            <text:p>83.26086957</text:p>
          </table:table-cell>
          <table:table-cell office:value-type="float" office:value="0.6" calcext:value-type="float">
            <text:p>0.60</text:p>
          </table:table-cell>
          <table:table-cell office:value-type="float" office:value="-73.69756317" calcext:value-type="float">
            <text:p>-73.69756317</text:p>
          </table:table-cell>
          <table:table-cell office:value-type="float" office:value="-67.30062866" calcext:value-type="float">
            <text:p>-67.30062866</text:p>
          </table:table-cell>
          <table:table-cell table:formula="of:=[.E386]-[.D386]" office:value-type="float" office:value="6.39693450999999" calcext:value-type="float">
            <text:p>6.39693451</text:p>
          </table:table-cell>
          <table:table-cell table:formula="of:=15.12-10*LOG10(POWER(10;[.F386]/10)-1)-[.C386]" office:value-type="float" office:value="9.25392184165203" calcext:value-type="float">
            <text:p>9.2539218417</text:p>
          </table:table-cell>
          <table:table-cell table:number-columns-repeated="1012"/>
        </table:table-row>
        <table:table-row table:style-name="ro1">
          <table:table-cell office:value-type="float" office:value="83478260.87" calcext:value-type="float">
            <text:p>83478260.87</text:p>
          </table:table-cell>
          <table:table-cell table:formula="of:=[.A387]/1000000" office:value-type="float" office:value="83.47826087" calcext:value-type="float">
            <text:p>83.47826087</text:p>
          </table:table-cell>
          <table:table-cell office:value-type="float" office:value="0.6" calcext:value-type="float">
            <text:p>0.60</text:p>
          </table:table-cell>
          <table:table-cell office:value-type="float" office:value="-73.64346313" calcext:value-type="float">
            <text:p>-73.64346313</text:p>
          </table:table-cell>
          <table:table-cell office:value-type="float" office:value="-67.22668457" calcext:value-type="float">
            <text:p>-67.22668457</text:p>
          </table:table-cell>
          <table:table-cell table:formula="of:=[.E387]-[.D387]" office:value-type="float" office:value="6.41677856" calcext:value-type="float">
            <text:p>6.41677856</text:p>
          </table:table-cell>
          <table:table-cell table:formula="of:=15.12-10*LOG10(POWER(10;[.F387]/10)-1)-[.C387]" office:value-type="float" office:value="9.22819292812618" calcext:value-type="float">
            <text:p>9.2281929281</text:p>
          </table:table-cell>
          <table:table-cell table:number-columns-repeated="1012"/>
        </table:table-row>
        <table:table-row table:style-name="ro1">
          <table:table-cell office:value-type="float" office:value="83695652.17" calcext:value-type="float">
            <text:p>83695652.17</text:p>
          </table:table-cell>
          <table:table-cell table:formula="of:=[.A388]/1000000" office:value-type="float" office:value="83.69565217" calcext:value-type="float">
            <text:p>83.69565217</text:p>
          </table:table-cell>
          <table:table-cell office:value-type="float" office:value="0.6" calcext:value-type="float">
            <text:p>0.60</text:p>
          </table:table-cell>
          <table:table-cell office:value-type="float" office:value="-73.16810608" calcext:value-type="float">
            <text:p>-73.16810608</text:p>
          </table:table-cell>
          <table:table-cell office:value-type="float" office:value="-67.02869415" calcext:value-type="float">
            <text:p>-67.02869415</text:p>
          </table:table-cell>
          <table:table-cell table:formula="of:=[.E388]-[.D388]" office:value-type="float" office:value="6.13941192999999" calcext:value-type="float">
            <text:p>6.13941193</text:p>
          </table:table-cell>
          <table:table-cell table:formula="of:=15.12-10*LOG10(POWER(10;[.F388]/10)-1)-[.C388]" office:value-type="float" office:value="9.59108292549636" calcext:value-type="float">
            <text:p>9.5910829255</text:p>
          </table:table-cell>
          <table:table-cell table:number-columns-repeated="1012"/>
        </table:table-row>
        <table:table-row table:style-name="ro1">
          <table:table-cell office:value-type="float" office:value="83913043.48" calcext:value-type="float">
            <text:p>83913043.48</text:p>
          </table:table-cell>
          <table:table-cell table:formula="of:=[.A389]/1000000" office:value-type="float" office:value="83.91304348" calcext:value-type="float">
            <text:p>83.91304348</text:p>
          </table:table-cell>
          <table:table-cell office:value-type="float" office:value="0.6" calcext:value-type="float">
            <text:p>0.60</text:p>
          </table:table-cell>
          <table:table-cell office:value-type="float" office:value="-73.67553711" calcext:value-type="float">
            <text:p>-73.67553711</text:p>
          </table:table-cell>
          <table:table-cell office:value-type="float" office:value="-67.23131561" calcext:value-type="float">
            <text:p>-67.23131561</text:p>
          </table:table-cell>
          <table:table-cell table:formula="of:=[.E389]-[.D389]" office:value-type="float" office:value="6.44422150000001" calcext:value-type="float">
            <text:p>6.4442215</text:p>
          </table:table-cell>
          <table:table-cell table:formula="of:=15.12-10*LOG10(POWER(10;[.F389]/10)-1)-[.C389]" office:value-type="float" office:value="9.19266881551654" calcext:value-type="float">
            <text:p>9.1926688155</text:p>
          </table:table-cell>
          <table:table-cell table:number-columns-repeated="1012"/>
        </table:table-row>
        <table:table-row table:style-name="ro1">
          <table:table-cell office:value-type="float" office:value="84130434.78" calcext:value-type="float">
            <text:p>84130434.78</text:p>
          </table:table-cell>
          <table:table-cell table:formula="of:=[.A390]/1000000" office:value-type="float" office:value="84.13043478" calcext:value-type="float">
            <text:p>84.13043478</text:p>
          </table:table-cell>
          <table:table-cell office:value-type="float" office:value="0.6" calcext:value-type="float">
            <text:p>0.60</text:p>
          </table:table-cell>
          <table:table-cell office:value-type="float" office:value="-74.00257111" calcext:value-type="float">
            <text:p>-74.00257111</text:p>
          </table:table-cell>
          <table:table-cell office:value-type="float" office:value="-67.32875061" calcext:value-type="float">
            <text:p>-67.32875061</text:p>
          </table:table-cell>
          <table:table-cell table:formula="of:=[.E390]-[.D390]" office:value-type="float" office:value="6.67382050000001" calcext:value-type="float">
            <text:p>6.6738205</text:p>
          </table:table-cell>
          <table:table-cell table:formula="of:=15.12-10*LOG10(POWER(10;[.F390]/10)-1)-[.C390]" office:value-type="float" office:value="8.89797465903088" calcext:value-type="float">
            <text:p>8.897974659</text:p>
          </table:table-cell>
          <table:table-cell table:number-columns-repeated="1012"/>
        </table:table-row>
        <table:table-row table:style-name="ro1">
          <table:table-cell office:value-type="float" office:value="84347826.09" calcext:value-type="float">
            <text:p>84347826.09</text:p>
          </table:table-cell>
          <table:table-cell table:formula="of:=[.A391]/1000000" office:value-type="float" office:value="84.34782609" calcext:value-type="float">
            <text:p>84.34782609</text:p>
          </table:table-cell>
          <table:table-cell office:value-type="float" office:value="0.6" calcext:value-type="float">
            <text:p>0.60</text:p>
          </table:table-cell>
          <table:table-cell office:value-type="float" office:value="-74.16252136" calcext:value-type="float">
            <text:p>-74.16252136</text:p>
          </table:table-cell>
          <table:table-cell office:value-type="float" office:value="-67.3419342" calcext:value-type="float">
            <text:p>-67.3419342</text:p>
          </table:table-cell>
          <table:table-cell table:formula="of:=[.E391]-[.D391]" office:value-type="float" office:value="6.82058716" calcext:value-type="float">
            <text:p>6.82058716</text:p>
          </table:table-cell>
          <table:table-cell table:formula="of:=15.12-10*LOG10(POWER(10;[.F391]/10)-1)-[.C391]" office:value-type="float" office:value="8.71184054308466" calcext:value-type="float">
            <text:p>8.7118405431</text:p>
          </table:table-cell>
          <table:table-cell table:number-columns-repeated="1012"/>
        </table:table-row>
        <table:table-row table:style-name="ro1">
          <table:table-cell office:value-type="float" office:value="84565217.39" calcext:value-type="float">
            <text:p>84565217.39</text:p>
          </table:table-cell>
          <table:table-cell table:formula="of:=[.A392]/1000000" office:value-type="float" office:value="84.56521739" calcext:value-type="float">
            <text:p>84.56521739</text:p>
          </table:table-cell>
          <table:table-cell office:value-type="float" office:value="0.6" calcext:value-type="float">
            <text:p>0.60</text:p>
          </table:table-cell>
          <table:table-cell office:value-type="float" office:value="-73.9910202" calcext:value-type="float">
            <text:p>-73.9910202</text:p>
          </table:table-cell>
          <table:table-cell office:value-type="float" office:value="-66.92152405" calcext:value-type="float">
            <text:p>-66.92152405</text:p>
          </table:table-cell>
          <table:table-cell table:formula="of:=[.E392]-[.D392]" office:value-type="float" office:value="7.06949614999999" calcext:value-type="float">
            <text:p>7.06949615</text:p>
          </table:table-cell>
          <table:table-cell table:formula="of:=15.12-10*LOG10(POWER(10;[.F392]/10)-1)-[.C392]" office:value-type="float" office:value="8.39988195349766" calcext:value-type="float">
            <text:p>8.3998819535</text:p>
          </table:table-cell>
          <table:table-cell table:number-columns-repeated="1012"/>
        </table:table-row>
        <table:table-row table:style-name="ro1">
          <table:table-cell office:value-type="float" office:value="84782608.7" calcext:value-type="float">
            <text:p>84782608.7</text:p>
          </table:table-cell>
          <table:table-cell table:formula="of:=[.A393]/1000000" office:value-type="float" office:value="84.7826087" calcext:value-type="float">
            <text:p>84.7826087</text:p>
          </table:table-cell>
          <table:table-cell office:value-type="float" office:value="0.6" calcext:value-type="float">
            <text:p>0.60</text:p>
          </table:table-cell>
          <table:table-cell office:value-type="float" office:value="-74.4924469" calcext:value-type="float">
            <text:p>-74.4924469</text:p>
          </table:table-cell>
          <table:table-cell office:value-type="float" office:value="-67.2603302" calcext:value-type="float">
            <text:p>-67.2603302</text:p>
          </table:table-cell>
          <table:table-cell table:formula="of:=[.E393]-[.D393]" office:value-type="float" office:value="7.23211670000001" calcext:value-type="float">
            <text:p>7.2321167</text:p>
          </table:table-cell>
          <table:table-cell table:formula="of:=15.12-10*LOG10(POWER(10;[.F393]/10)-1)-[.C393]" office:value-type="float" office:value="8.19843606489303" calcext:value-type="float">
            <text:p>8.1984360649</text:p>
          </table:table-cell>
          <table:table-cell table:number-columns-repeated="1012"/>
        </table:table-row>
        <table:table-row table:style-name="ro1">
          <table:table-cell office:value-type="float" office:value="85000000" calcext:value-type="float">
            <text:p>85000000</text:p>
          </table:table-cell>
          <table:table-cell table:formula="of:=[.A394]/1000000" office:value-type="float" office:value="85" calcext:value-type="float">
            <text:p>85</text:p>
          </table:table-cell>
          <table:table-cell office:value-type="float" office:value="0.6" calcext:value-type="float">
            <text:p>0.60</text:p>
          </table:table-cell>
          <table:table-cell office:value-type="float" office:value="-74.68875122" calcext:value-type="float">
            <text:p>-74.68875122</text:p>
          </table:table-cell>
          <table:table-cell office:value-type="float" office:value="-66.88532257" calcext:value-type="float">
            <text:p>-66.88532257</text:p>
          </table:table-cell>
          <table:table-cell table:formula="of:=[.E394]-[.D394]" office:value-type="float" office:value="7.80342865" calcext:value-type="float">
            <text:p>7.80342865</text:p>
          </table:table-cell>
          <table:table-cell table:formula="of:=15.12-10*LOG10(POWER(10;[.F394]/10)-1)-[.C394]" office:value-type="float" office:value="7.5040138217196" calcext:value-type="float">
            <text:p>7.5040138217</text:p>
          </table:table-cell>
          <table:table-cell table:number-columns-repeated="1012"/>
        </table:table-row>
        <table:table-row table:style-name="ro1">
          <table:table-cell office:value-type="float" office:value="85217391.3" calcext:value-type="float">
            <text:p>85217391.3</text:p>
          </table:table-cell>
          <table:table-cell table:formula="of:=[.A395]/1000000" office:value-type="float" office:value="85.2173913" calcext:value-type="float">
            <text:p>85.2173913</text:p>
          </table:table-cell>
          <table:table-cell office:value-type="float" office:value="0.6" calcext:value-type="float">
            <text:p>0.60</text:p>
          </table:table-cell>
          <table:table-cell office:value-type="float" office:value="-74.98368835" calcext:value-type="float">
            <text:p>-74.98368835</text:p>
          </table:table-cell>
          <table:table-cell office:value-type="float" office:value="-67.21469116" calcext:value-type="float">
            <text:p>-67.21469116</text:p>
          </table:table-cell>
          <table:table-cell table:formula="of:=[.E395]-[.D395]" office:value-type="float" office:value="7.76899718999999" calcext:value-type="float">
            <text:p>7.76899719</text:p>
          </table:table-cell>
          <table:table-cell table:formula="of:=15.12-10*LOG10(POWER(10;[.F395]/10)-1)-[.C395]" office:value-type="float" office:value="7.5453226670031" calcext:value-type="float">
            <text:p>7.545322667</text:p>
          </table:table-cell>
          <table:table-cell table:number-columns-repeated="1012"/>
        </table:table-row>
        <table:table-row table:style-name="ro1">
          <table:table-cell office:value-type="float" office:value="85434782.61" calcext:value-type="float">
            <text:p>85434782.61</text:p>
          </table:table-cell>
          <table:table-cell table:formula="of:=[.A396]/1000000" office:value-type="float" office:value="85.43478261" calcext:value-type="float">
            <text:p>85.43478261</text:p>
          </table:table-cell>
          <table:table-cell office:value-type="float" office:value="0.6" calcext:value-type="float">
            <text:p>0.60</text:p>
          </table:table-cell>
          <table:table-cell office:value-type="float" office:value="-75.84899902" calcext:value-type="float">
            <text:p>-75.84899902</text:p>
          </table:table-cell>
          <table:table-cell office:value-type="float" office:value="-66.93331909" calcext:value-type="float">
            <text:p>-66.93331909</text:p>
          </table:table-cell>
          <table:table-cell table:formula="of:=[.E396]-[.D396]" office:value-type="float" office:value="8.91567993000001" calcext:value-type="float">
            <text:p>8.91567993</text:p>
          </table:table-cell>
          <table:table-cell table:formula="of:=15.12-10*LOG10(POWER(10;[.F396]/10)-1)-[.C396]" office:value-type="float" office:value="6.20095193470721" calcext:value-type="float">
            <text:p>6.2009519347</text:p>
          </table:table-cell>
          <table:table-cell table:number-columns-repeated="1012"/>
        </table:table-row>
        <table:table-row table:style-name="ro1">
          <table:table-cell office:value-type="float" office:value="85652173.91" calcext:value-type="float">
            <text:p>85652173.91</text:p>
          </table:table-cell>
          <table:table-cell table:formula="of:=[.A397]/1000000" office:value-type="float" office:value="85.65217391" calcext:value-type="float">
            <text:p>85.65217391</text:p>
          </table:table-cell>
          <table:table-cell office:value-type="float" office:value="0.6" calcext:value-type="float">
            <text:p>0.60</text:p>
          </table:table-cell>
          <table:table-cell office:value-type="float" office:value="-75.4914856" calcext:value-type="float">
            <text:p>-75.4914856</text:p>
          </table:table-cell>
          <table:table-cell office:value-type="float" office:value="-67.32209778" calcext:value-type="float">
            <text:p>-67.32209778</text:p>
          </table:table-cell>
          <table:table-cell table:formula="of:=[.E397]-[.D397]" office:value-type="float" office:value="8.16938782000001" calcext:value-type="float">
            <text:p>8.16938782</text:p>
          </table:table-cell>
          <table:table-cell table:formula="of:=15.12-10*LOG10(POWER(10;[.F397]/10)-1)-[.C397]" office:value-type="float" office:value="7.06883981447224" calcext:value-type="float">
            <text:p>7.0688398145</text:p>
          </table:table-cell>
          <table:table-cell table:number-columns-repeated="1012"/>
        </table:table-row>
        <table:table-row table:style-name="ro1">
          <table:table-cell office:value-type="float" office:value="85869565.22" calcext:value-type="float">
            <text:p>85869565.22</text:p>
          </table:table-cell>
          <table:table-cell table:formula="of:=[.A398]/1000000" office:value-type="float" office:value="85.86956522" calcext:value-type="float">
            <text:p>85.86956522</text:p>
          </table:table-cell>
          <table:table-cell office:value-type="float" office:value="0.6" calcext:value-type="float">
            <text:p>0.60</text:p>
          </table:table-cell>
          <table:table-cell office:value-type="float" office:value="-75.91473389" calcext:value-type="float">
            <text:p>-75.91473389</text:p>
          </table:table-cell>
          <table:table-cell office:value-type="float" office:value="-67.14967346" calcext:value-type="float">
            <text:p>-67.14967346</text:p>
          </table:table-cell>
          <table:table-cell table:formula="of:=[.E398]-[.D398]" office:value-type="float" office:value="8.76506042999999" calcext:value-type="float">
            <text:p>8.76506043</text:p>
          </table:table-cell>
          <table:table-cell table:formula="of:=15.12-10*LOG10(POWER(10;[.F398]/10)-1)-[.C398]" office:value-type="float" office:value="6.37420015947696" calcext:value-type="float">
            <text:p>6.3742001595</text:p>
          </table:table-cell>
          <table:table-cell table:number-columns-repeated="1012"/>
        </table:table-row>
        <table:table-row table:style-name="ro1">
          <table:table-cell office:value-type="float" office:value="86086956.52" calcext:value-type="float">
            <text:p>86086956.52</text:p>
          </table:table-cell>
          <table:table-cell table:formula="of:=[.A399]/1000000" office:value-type="float" office:value="86.08695652" calcext:value-type="float">
            <text:p>86.08695652</text:p>
          </table:table-cell>
          <table:table-cell office:value-type="float" office:value="0.6" calcext:value-type="float">
            <text:p>0.60</text:p>
          </table:table-cell>
          <table:table-cell office:value-type="float" office:value="-75.79657745" calcext:value-type="float">
            <text:p>-75.79657745</text:p>
          </table:table-cell>
          <table:table-cell office:value-type="float" office:value="-66.98880768" calcext:value-type="float">
            <text:p>-66.98880768</text:p>
          </table:table-cell>
          <table:table-cell table:formula="of:=[.E399]-[.D399]" office:value-type="float" office:value="8.80776976999999" calcext:value-type="float">
            <text:p>8.80776977</text:p>
          </table:table-cell>
          <table:table-cell table:formula="of:=15.12-10*LOG10(POWER(10;[.F399]/10)-1)-[.C399]" office:value-type="float" office:value="6.3249822777805" calcext:value-type="float">
            <text:p>6.3249822778</text:p>
          </table:table-cell>
          <table:table-cell table:number-columns-repeated="1012"/>
        </table:table-row>
        <table:table-row table:style-name="ro1">
          <table:table-cell office:value-type="float" office:value="86304347.83" calcext:value-type="float">
            <text:p>86304347.83</text:p>
          </table:table-cell>
          <table:table-cell table:formula="of:=[.A400]/1000000" office:value-type="float" office:value="86.30434783" calcext:value-type="float">
            <text:p>86.30434783</text:p>
          </table:table-cell>
          <table:table-cell office:value-type="float" office:value="0.6" calcext:value-type="float">
            <text:p>0.60</text:p>
          </table:table-cell>
          <table:table-cell office:value-type="float" office:value="-75.83229065" calcext:value-type="float">
            <text:p>-75.83229065</text:p>
          </table:table-cell>
          <table:table-cell office:value-type="float" office:value="-67.6025238" calcext:value-type="float">
            <text:p>-67.6025238</text:p>
          </table:table-cell>
          <table:table-cell table:formula="of:=[.E400]-[.D400]" office:value-type="float" office:value="8.22976685" calcext:value-type="float">
            <text:p>8.22976685</text:p>
          </table:table-cell>
          <table:table-cell table:formula="of:=15.12-10*LOG10(POWER(10;[.F400]/10)-1)-[.C400]" office:value-type="float" office:value="6.99769077593379" calcext:value-type="float">
            <text:p>6.9976907759</text:p>
          </table:table-cell>
          <table:table-cell table:number-columns-repeated="1012"/>
        </table:table-row>
        <table:table-row table:style-name="ro1">
          <table:table-cell office:value-type="float" office:value="86521739.13" calcext:value-type="float">
            <text:p>86521739.13</text:p>
          </table:table-cell>
          <table:table-cell table:formula="of:=[.A401]/1000000" office:value-type="float" office:value="86.52173913" calcext:value-type="float">
            <text:p>86.52173913</text:p>
          </table:table-cell>
          <table:table-cell office:value-type="float" office:value="0.6" calcext:value-type="float">
            <text:p>0.60</text:p>
          </table:table-cell>
          <table:table-cell office:value-type="float" office:value="-75.47445679" calcext:value-type="float">
            <text:p>-75.47445679</text:p>
          </table:table-cell>
          <table:table-cell office:value-type="float" office:value="-67.26142883" calcext:value-type="float">
            <text:p>-67.26142883</text:p>
          </table:table-cell>
          <table:table-cell table:formula="of:=[.E401]-[.D401]" office:value-type="float" office:value="8.21302796000001" calcext:value-type="float">
            <text:p>8.21302796</text:p>
          </table:table-cell>
          <table:table-cell table:formula="of:=15.12-10*LOG10(POWER(10;[.F401]/10)-1)-[.C401]" office:value-type="float" office:value="7.01739778517169" calcext:value-type="float">
            <text:p>7.0173977852</text:p>
          </table:table-cell>
          <table:table-cell table:number-columns-repeated="1012"/>
        </table:table-row>
        <table:table-row table:style-name="ro1">
          <table:table-cell office:value-type="float" office:value="86739130.43" calcext:value-type="float">
            <text:p>86739130.43</text:p>
          </table:table-cell>
          <table:table-cell table:formula="of:=[.A402]/1000000" office:value-type="float" office:value="86.73913043" calcext:value-type="float">
            <text:p>86.73913043</text:p>
          </table:table-cell>
          <table:table-cell office:value-type="float" office:value="0.6" calcext:value-type="float">
            <text:p>0.60</text:p>
          </table:table-cell>
          <table:table-cell office:value-type="float" office:value="-76.6415863" calcext:value-type="float">
            <text:p>-76.6415863</text:p>
          </table:table-cell>
          <table:table-cell office:value-type="float" office:value="-67.22913361" calcext:value-type="float">
            <text:p>-67.22913361</text:p>
          </table:table-cell>
          <table:table-cell table:formula="of:=[.E402]-[.D402]" office:value-type="float" office:value="9.41245269000001" calcext:value-type="float">
            <text:p>9.41245269</text:p>
          </table:table-cell>
          <table:table-cell table:formula="of:=15.12-10*LOG10(POWER(10;[.F402]/10)-1)-[.C402]" office:value-type="float" office:value="5.63559602920089" calcext:value-type="float">
            <text:p>5.6355960292</text:p>
          </table:table-cell>
          <table:table-cell table:number-columns-repeated="1012"/>
        </table:table-row>
        <table:table-row table:style-name="ro1">
          <table:table-cell office:value-type="float" office:value="86956521.74" calcext:value-type="float">
            <text:p>86956521.74</text:p>
          </table:table-cell>
          <table:table-cell table:formula="of:=[.A403]/1000000" office:value-type="float" office:value="86.95652174" calcext:value-type="float">
            <text:p>86.95652174</text:p>
          </table:table-cell>
          <table:table-cell office:value-type="float" office:value="0.6" calcext:value-type="float">
            <text:p>0.60</text:p>
          </table:table-cell>
          <table:table-cell office:value-type="float" office:value="-76.97514343" calcext:value-type="float">
            <text:p>-76.97514343</text:p>
          </table:table-cell>
          <table:table-cell office:value-type="float" office:value="-67.27033997" calcext:value-type="float">
            <text:p>-67.27033997</text:p>
          </table:table-cell>
          <table:table-cell table:formula="of:=[.E403]-[.D403]" office:value-type="float" office:value="9.70480345999999" calcext:value-type="float">
            <text:p>9.70480346</text:p>
          </table:table-cell>
          <table:table-cell table:formula="of:=15.12-10*LOG10(POWER(10;[.F403]/10)-1)-[.C403]" office:value-type="float" office:value="5.30684478776487" calcext:value-type="float">
            <text:p>5.3068447878</text:p>
          </table:table-cell>
          <table:table-cell table:number-columns-repeated="1012"/>
        </table:table-row>
        <table:table-row table:style-name="ro1">
          <table:table-cell office:value-type="float" office:value="87173913.04" calcext:value-type="float">
            <text:p>87173913.04</text:p>
          </table:table-cell>
          <table:table-cell table:formula="of:=[.A404]/1000000" office:value-type="float" office:value="87.17391304" calcext:value-type="float">
            <text:p>87.17391304</text:p>
          </table:table-cell>
          <table:table-cell office:value-type="float" office:value="0.6" calcext:value-type="float">
            <text:p>0.60</text:p>
          </table:table-cell>
          <table:table-cell office:value-type="float" office:value="-77.3130722" calcext:value-type="float">
            <text:p>-77.3130722</text:p>
          </table:table-cell>
          <table:table-cell office:value-type="float" office:value="-67.26866913" calcext:value-type="float">
            <text:p>-67.26866913</text:p>
          </table:table-cell>
          <table:table-cell table:formula="of:=[.E404]-[.D404]" office:value-type="float" office:value="10.04440307" calcext:value-type="float">
            <text:p>10.04440307</text:p>
          </table:table-cell>
          <table:table-cell table:formula="of:=15.12-10*LOG10(POWER(10;[.F404]/10)-1)-[.C404]" office:value-type="float" office:value="4.92826606863239" calcext:value-type="float">
            <text:p>4.9282660686</text:p>
          </table:table-cell>
          <table:table-cell table:number-columns-repeated="1012"/>
        </table:table-row>
        <table:table-row table:style-name="ro1">
          <table:table-cell office:value-type="float" office:value="87391304.35" calcext:value-type="float">
            <text:p>87391304.35</text:p>
          </table:table-cell>
          <table:table-cell table:formula="of:=[.A405]/1000000" office:value-type="float" office:value="87.39130435" calcext:value-type="float">
            <text:p>87.39130435</text:p>
          </table:table-cell>
          <table:table-cell office:value-type="float" office:value="0.6" calcext:value-type="float">
            <text:p>0.60</text:p>
          </table:table-cell>
          <table:table-cell office:value-type="float" office:value="-76.93946838" calcext:value-type="float">
            <text:p>-76.93946838</text:p>
          </table:table-cell>
          <table:table-cell office:value-type="float" office:value="-67.13179016" calcext:value-type="float">
            <text:p>-67.13179016</text:p>
          </table:table-cell>
          <table:table-cell table:formula="of:=[.E405]-[.D405]" office:value-type="float" office:value="9.80767822000001" calcext:value-type="float">
            <text:p>9.80767822</text:p>
          </table:table-cell>
          <table:table-cell table:formula="of:=15.12-10*LOG10(POWER(10;[.F405]/10)-1)-[.C405]" office:value-type="float" office:value="5.1918011327981" calcext:value-type="float">
            <text:p>5.1918011328</text:p>
          </table:table-cell>
          <table:table-cell table:number-columns-repeated="1012"/>
        </table:table-row>
        <table:table-row table:style-name="ro1">
          <table:table-cell office:value-type="float" office:value="87608695.65" calcext:value-type="float">
            <text:p>87608695.65</text:p>
          </table:table-cell>
          <table:table-cell table:formula="of:=[.A406]/1000000" office:value-type="float" office:value="87.60869565" calcext:value-type="float">
            <text:p>87.60869565</text:p>
          </table:table-cell>
          <table:table-cell office:value-type="float" office:value="0.6" calcext:value-type="float">
            <text:p>0.60</text:p>
          </table:table-cell>
          <table:table-cell office:value-type="float" office:value="-77.74599457" calcext:value-type="float">
            <text:p>-77.74599457</text:p>
          </table:table-cell>
          <table:table-cell office:value-type="float" office:value="-67.40303802" calcext:value-type="float">
            <text:p>-67.40303802</text:p>
          </table:table-cell>
          <table:table-cell table:formula="of:=[.E406]-[.D406]" office:value-type="float" office:value="10.34295655" calcext:value-type="float">
            <text:p>10.34295655</text:p>
          </table:table-cell>
          <table:table-cell table:formula="of:=15.12-10*LOG10(POWER(10;[.F406]/10)-1)-[.C406]" office:value-type="float" office:value="4.59813153798681" calcext:value-type="float">
            <text:p>4.598131538</text:p>
          </table:table-cell>
          <table:table-cell table:number-columns-repeated="1012"/>
        </table:table-row>
        <table:table-row table:style-name="ro1">
          <table:table-cell office:value-type="float" office:value="87826086.96" calcext:value-type="float">
            <text:p>87826086.96</text:p>
          </table:table-cell>
          <table:table-cell table:formula="of:=[.A407]/1000000" office:value-type="float" office:value="87.82608696" calcext:value-type="float">
            <text:p>87.82608696</text:p>
          </table:table-cell>
          <table:table-cell office:value-type="float" office:value="0.6" calcext:value-type="float">
            <text:p>0.60</text:p>
          </table:table-cell>
          <table:table-cell office:value-type="float" office:value="-77.64045715" calcext:value-type="float">
            <text:p>-77.64045715</text:p>
          </table:table-cell>
          <table:table-cell office:value-type="float" office:value="-67.54755402" calcext:value-type="float">
            <text:p>-67.54755402</text:p>
          </table:table-cell>
          <table:table-cell table:formula="of:=[.E407]-[.D407]" office:value-type="float" office:value="10.09290313" calcext:value-type="float">
            <text:p>10.09290313</text:p>
          </table:table-cell>
          <table:table-cell table:formula="of:=15.12-10*LOG10(POWER(10;[.F407]/10)-1)-[.C407]" office:value-type="float" office:value="4.87447082104261" calcext:value-type="float">
            <text:p>4.874470821</text:p>
          </table:table-cell>
          <table:table-cell table:number-columns-repeated="1012"/>
        </table:table-row>
        <table:table-row table:style-name="ro1">
          <table:table-cell office:value-type="float" office:value="88043478.26" calcext:value-type="float">
            <text:p>88043478.26</text:p>
          </table:table-cell>
          <table:table-cell table:formula="of:=[.A408]/1000000" office:value-type="float" office:value="88.04347826" calcext:value-type="float">
            <text:p>88.04347826</text:p>
          </table:table-cell>
          <table:table-cell office:value-type="float" office:value="0.6" calcext:value-type="float">
            <text:p>0.60</text:p>
          </table:table-cell>
          <table:table-cell office:value-type="float" office:value="-77.18733215" calcext:value-type="float">
            <text:p>-77.18733215</text:p>
          </table:table-cell>
          <table:table-cell office:value-type="float" office:value="-66.98747253" calcext:value-type="float">
            <text:p>-66.98747253</text:p>
          </table:table-cell>
          <table:table-cell table:formula="of:=[.E408]-[.D408]" office:value-type="float" office:value="10.19985962" calcext:value-type="float">
            <text:p>10.19985962</text:p>
          </table:table-cell>
          <table:table-cell table:formula="of:=15.12-10*LOG10(POWER(10;[.F408]/10)-1)-[.C408]" office:value-type="float" office:value="4.75606593013767" calcext:value-type="float">
            <text:p>4.7560659301</text:p>
          </table:table-cell>
          <table:table-cell table:number-columns-repeated="1012"/>
        </table:table-row>
        <table:table-row table:style-name="ro1">
          <table:table-cell office:value-type="float" office:value="88260869.57" calcext:value-type="float">
            <text:p>88260869.57</text:p>
          </table:table-cell>
          <table:table-cell table:formula="of:=[.A409]/1000000" office:value-type="float" office:value="88.26086957" calcext:value-type="float">
            <text:p>88.26086957</text:p>
          </table:table-cell>
          <table:table-cell office:value-type="float" office:value="0.6" calcext:value-type="float">
            <text:p>0.60</text:p>
          </table:table-cell>
          <table:table-cell office:value-type="float" office:value="-77.63438416" calcext:value-type="float">
            <text:p>-77.63438416</text:p>
          </table:table-cell>
          <table:table-cell office:value-type="float" office:value="-67.25521851" calcext:value-type="float">
            <text:p>-67.25521851</text:p>
          </table:table-cell>
          <table:table-cell table:formula="of:=[.E409]-[.D409]" office:value-type="float" office:value="10.37916565" calcext:value-type="float">
            <text:p>10.37916565</text:p>
          </table:table-cell>
          <table:table-cell table:formula="of:=15.12-10*LOG10(POWER(10;[.F409]/10)-1)-[.C409]" office:value-type="float" office:value="4.55825267356552" calcext:value-type="float">
            <text:p>4.5582526736</text:p>
          </table:table-cell>
          <table:table-cell table:number-columns-repeated="1012"/>
        </table:table-row>
        <table:table-row table:style-name="ro1">
          <table:table-cell office:value-type="float" office:value="88478260.87" calcext:value-type="float">
            <text:p>88478260.87</text:p>
          </table:table-cell>
          <table:table-cell table:formula="of:=[.A410]/1000000" office:value-type="float" office:value="88.47826087" calcext:value-type="float">
            <text:p>88.47826087</text:p>
          </table:table-cell>
          <table:table-cell office:value-type="float" office:value="0.6" calcext:value-type="float">
            <text:p>0.60</text:p>
          </table:table-cell>
          <table:table-cell office:value-type="float" office:value="-77.7878952" calcext:value-type="float">
            <text:p>-77.7878952</text:p>
          </table:table-cell>
          <table:table-cell office:value-type="float" office:value="-67.44530487" calcext:value-type="float">
            <text:p>-67.44530487</text:p>
          </table:table-cell>
          <table:table-cell table:formula="of:=[.E410]-[.D410]" office:value-type="float" office:value="10.34259033" calcext:value-type="float">
            <text:p>10.34259033</text:p>
          </table:table-cell>
          <table:table-cell table:formula="of:=15.12-10*LOG10(POWER(10;[.F410]/10)-1)-[.C410]" office:value-type="float" office:value="4.59853504652751" calcext:value-type="float">
            <text:p>4.5985350465</text:p>
          </table:table-cell>
          <table:table-cell table:number-columns-repeated="1012"/>
        </table:table-row>
        <table:table-row table:style-name="ro1">
          <table:table-cell office:value-type="float" office:value="88695652.17" calcext:value-type="float">
            <text:p>88695652.17</text:p>
          </table:table-cell>
          <table:table-cell table:formula="of:=[.A411]/1000000" office:value-type="float" office:value="88.69565217" calcext:value-type="float">
            <text:p>88.69565217</text:p>
          </table:table-cell>
          <table:table-cell office:value-type="float" office:value="0.6" calcext:value-type="float">
            <text:p>0.60</text:p>
          </table:table-cell>
          <table:table-cell office:value-type="float" office:value="-77.58161926" calcext:value-type="float">
            <text:p>-77.58161926</text:p>
          </table:table-cell>
          <table:table-cell office:value-type="float" office:value="-67.38326263" calcext:value-type="float">
            <text:p>-67.38326263</text:p>
          </table:table-cell>
          <table:table-cell table:formula="of:=[.E411]-[.D411]" office:value-type="float" office:value="10.19835663" calcext:value-type="float">
            <text:p>10.19835663</text:p>
          </table:table-cell>
          <table:table-cell table:formula="of:=15.12-10*LOG10(POWER(10;[.F411]/10)-1)-[.C411]" office:value-type="float" office:value="4.7577276452971" calcext:value-type="float">
            <text:p>4.7577276453</text:p>
          </table:table-cell>
          <table:table-cell table:number-columns-repeated="1012"/>
        </table:table-row>
        <table:table-row table:style-name="ro1">
          <table:table-cell office:value-type="float" office:value="88913043.48" calcext:value-type="float">
            <text:p>88913043.48</text:p>
          </table:table-cell>
          <table:table-cell table:formula="of:=[.A412]/1000000" office:value-type="float" office:value="88.91304348" calcext:value-type="float">
            <text:p>88.91304348</text:p>
          </table:table-cell>
          <table:table-cell office:value-type="float" office:value="0.6" calcext:value-type="float">
            <text:p>0.60</text:p>
          </table:table-cell>
          <table:table-cell office:value-type="float" office:value="-78.1467514" calcext:value-type="float">
            <text:p>-78.1467514</text:p>
          </table:table-cell>
          <table:table-cell office:value-type="float" office:value="-67.23750305" calcext:value-type="float">
            <text:p>-67.23750305</text:p>
          </table:table-cell>
          <table:table-cell table:formula="of:=[.E412]-[.D412]" office:value-type="float" office:value="10.90924835" calcext:value-type="float">
            <text:p>10.90924835</text:p>
          </table:table-cell>
          <table:table-cell table:formula="of:=15.12-10*LOG10(POWER(10;[.F412]/10)-1)-[.C412]" office:value-type="float" office:value="3.97811707145227" calcext:value-type="float">
            <text:p>3.9781170715</text:p>
          </table:table-cell>
          <table:table-cell table:number-columns-repeated="1012"/>
        </table:table-row>
        <table:table-row table:style-name="ro1">
          <table:table-cell office:value-type="float" office:value="89130434.78" calcext:value-type="float">
            <text:p>89130434.78</text:p>
          </table:table-cell>
          <table:table-cell table:formula="of:=[.A413]/1000000" office:value-type="float" office:value="89.13043478" calcext:value-type="float">
            <text:p>89.13043478</text:p>
          </table:table-cell>
          <table:table-cell office:value-type="float" office:value="0.6" calcext:value-type="float">
            <text:p>0.60</text:p>
          </table:table-cell>
          <table:table-cell office:value-type="float" office:value="-77.36689758" calcext:value-type="float">
            <text:p>-77.36689758</text:p>
          </table:table-cell>
          <table:table-cell office:value-type="float" office:value="-67.20688629" calcext:value-type="float">
            <text:p>-67.20688629</text:p>
          </table:table-cell>
          <table:table-cell table:formula="of:=[.E413]-[.D413]" office:value-type="float" office:value="10.16001129" calcext:value-type="float">
            <text:p>10.16001129</text:p>
          </table:table-cell>
          <table:table-cell table:formula="of:=15.12-10*LOG10(POWER(10;[.F413]/10)-1)-[.C413]" office:value-type="float" office:value="4.80014310821732" calcext:value-type="float">
            <text:p>4.8001431082</text:p>
          </table:table-cell>
          <table:table-cell table:number-columns-repeated="1012"/>
        </table:table-row>
        <table:table-row table:style-name="ro1">
          <table:table-cell office:value-type="float" office:value="89347826.09" calcext:value-type="float">
            <text:p>89347826.09</text:p>
          </table:table-cell>
          <table:table-cell table:formula="of:=[.A414]/1000000" office:value-type="float" office:value="89.34782609" calcext:value-type="float">
            <text:p>89.34782609</text:p>
          </table:table-cell>
          <table:table-cell office:value-type="float" office:value="0.6" calcext:value-type="float">
            <text:p>0.60</text:p>
          </table:table-cell>
          <table:table-cell office:value-type="float" office:value="-77.93365479" calcext:value-type="float">
            <text:p>-77.93365479</text:p>
          </table:table-cell>
          <table:table-cell office:value-type="float" office:value="-67.52664948" calcext:value-type="float">
            <text:p>-67.52664948</text:p>
          </table:table-cell>
          <table:table-cell table:formula="of:=[.E414]-[.D414]" office:value-type="float" office:value="10.40700531" calcext:value-type="float">
            <text:p>10.40700531</text:p>
          </table:table-cell>
          <table:table-cell table:formula="of:=15.12-10*LOG10(POWER(10;[.F414]/10)-1)-[.C414]" office:value-type="float" office:value="4.5276143028415" calcext:value-type="float">
            <text:p>4.5276143028</text:p>
          </table:table-cell>
          <table:table-cell table:number-columns-repeated="1012"/>
        </table:table-row>
        <table:table-row table:style-name="ro1">
          <table:table-cell office:value-type="float" office:value="89565217.39" calcext:value-type="float">
            <text:p>89565217.39</text:p>
          </table:table-cell>
          <table:table-cell table:formula="of:=[.A415]/1000000" office:value-type="float" office:value="89.56521739" calcext:value-type="float">
            <text:p>89.56521739</text:p>
          </table:table-cell>
          <table:table-cell office:value-type="float" office:value="0.6" calcext:value-type="float">
            <text:p>0.60</text:p>
          </table:table-cell>
          <table:table-cell office:value-type="float" office:value="-77.87859344" calcext:value-type="float">
            <text:p>-77.87859344</text:p>
          </table:table-cell>
          <table:table-cell office:value-type="float" office:value="-67.38044739" calcext:value-type="float">
            <text:p>-67.38044739</text:p>
          </table:table-cell>
          <table:table-cell table:formula="of:=[.E415]-[.D415]" office:value-type="float" office:value="10.49814605" calcext:value-type="float">
            <text:p>10.49814605</text:p>
          </table:table-cell>
          <table:table-cell table:formula="of:=15.12-10*LOG10(POWER(10;[.F415]/10)-1)-[.C415]" office:value-type="float" office:value="4.42744801531129" calcext:value-type="float">
            <text:p>4.4274480153</text:p>
          </table:table-cell>
          <table:table-cell table:number-columns-repeated="1012"/>
        </table:table-row>
        <table:table-row table:style-name="ro1">
          <table:table-cell office:value-type="float" office:value="89782608.7" calcext:value-type="float">
            <text:p>89782608.7</text:p>
          </table:table-cell>
          <table:table-cell table:formula="of:=[.A416]/1000000" office:value-type="float" office:value="89.7826087" calcext:value-type="float">
            <text:p>89.7826087</text:p>
          </table:table-cell>
          <table:table-cell office:value-type="float" office:value="0.6" calcext:value-type="float">
            <text:p>0.60</text:p>
          </table:table-cell>
          <table:table-cell office:value-type="float" office:value="-77.90585327" calcext:value-type="float">
            <text:p>-77.90585327</text:p>
          </table:table-cell>
          <table:table-cell office:value-type="float" office:value="-67.12821198" calcext:value-type="float">
            <text:p>-67.12821198</text:p>
          </table:table-cell>
          <table:table-cell table:formula="of:=[.E416]-[.D416]" office:value-type="float" office:value="10.77764129" calcext:value-type="float">
            <text:p>10.77764129</text:p>
          </table:table-cell>
          <table:table-cell table:formula="of:=15.12-10*LOG10(POWER(10;[.F416]/10)-1)-[.C416]" office:value-type="float" office:value="4.12153490301149" calcext:value-type="float">
            <text:p>4.121534903</text:p>
          </table:table-cell>
          <table:table-cell table:number-columns-repeated="1012"/>
        </table:table-row>
        <table:table-row table:style-name="ro1">
          <table:table-cell office:value-type="float" office:value="90000000" calcext:value-type="float">
            <text:p>90000000</text:p>
          </table:table-cell>
          <table:table-cell table:formula="of:=[.A417]/1000000" office:value-type="float" office:value="90" calcext:value-type="float">
            <text:p>90</text:p>
          </table:table-cell>
          <table:table-cell office:value-type="float" office:value="0.6" calcext:value-type="float">
            <text:p>0.60</text:p>
          </table:table-cell>
          <table:table-cell office:value-type="float" office:value="-77.69766998" calcext:value-type="float">
            <text:p>-77.69766998</text:p>
          </table:table-cell>
          <table:table-cell office:value-type="float" office:value="-67.31840515" calcext:value-type="float">
            <text:p>-67.31840515</text:p>
          </table:table-cell>
          <table:table-cell table:formula="of:=[.E417]-[.D417]" office:value-type="float" office:value="10.37926483" calcext:value-type="float">
            <text:p>10.37926483</text:p>
          </table:table-cell>
          <table:table-cell table:formula="of:=15.12-10*LOG10(POWER(10;[.F417]/10)-1)-[.C417]" office:value-type="float" office:value="4.55814348794767" calcext:value-type="float">
            <text:p>4.5581434879</text:p>
          </table:table-cell>
          <table:table-cell table:number-columns-repeated="1012"/>
        </table:table-row>
        <table:table-row table:style-name="ro1">
          <table:table-cell office:value-type="float" office:value="90217391.3" calcext:value-type="float">
            <text:p>90217391.3</text:p>
          </table:table-cell>
          <table:table-cell table:formula="of:=[.A418]/1000000" office:value-type="float" office:value="90.2173913" calcext:value-type="float">
            <text:p>90.2173913</text:p>
          </table:table-cell>
          <table:table-cell office:value-type="float" office:value="0.6" calcext:value-type="float">
            <text:p>0.60</text:p>
          </table:table-cell>
          <table:table-cell office:value-type="float" office:value="-78.1335144" calcext:value-type="float">
            <text:p>-78.1335144</text:p>
          </table:table-cell>
          <table:table-cell office:value-type="float" office:value="-67.46735382" calcext:value-type="float">
            <text:p>-67.46735382</text:p>
          </table:table-cell>
          <table:table-cell table:formula="of:=[.E418]-[.D418]" office:value-type="float" office:value="10.66616058" calcext:value-type="float">
            <text:p>10.66616058</text:p>
          </table:table-cell>
          <table:table-cell table:formula="of:=15.12-10*LOG10(POWER(10;[.F418]/10)-1)-[.C418]" office:value-type="float" office:value="4.24333027037614" calcext:value-type="float">
            <text:p>4.2433302704</text:p>
          </table:table-cell>
          <table:table-cell table:number-columns-repeated="1012"/>
        </table:table-row>
        <table:table-row table:style-name="ro1">
          <table:table-cell office:value-type="float" office:value="90434782.61" calcext:value-type="float">
            <text:p>90434782.61</text:p>
          </table:table-cell>
          <table:table-cell table:formula="of:=[.A419]/1000000" office:value-type="float" office:value="90.43478261" calcext:value-type="float">
            <text:p>90.43478261</text:p>
          </table:table-cell>
          <table:table-cell office:value-type="float" office:value="0.6" calcext:value-type="float">
            <text:p>0.60</text:p>
          </table:table-cell>
          <table:table-cell office:value-type="float" office:value="-78.60271454" calcext:value-type="float">
            <text:p>-78.60271454</text:p>
          </table:table-cell>
          <table:table-cell office:value-type="float" office:value="-67.25799561" calcext:value-type="float">
            <text:p>-67.25799561</text:p>
          </table:table-cell>
          <table:table-cell table:formula="of:=[.E419]-[.D419]" office:value-type="float" office:value="11.34471893" calcext:value-type="float">
            <text:p>11.34471893</text:p>
          </table:table-cell>
          <table:table-cell table:formula="of:=15.12-10*LOG10(POWER(10;[.F419]/10)-1)-[.C419]" office:value-type="float" office:value="3.50622509630738" calcext:value-type="float">
            <text:p>3.5062250963</text:p>
          </table:table-cell>
          <table:table-cell table:number-columns-repeated="1012"/>
        </table:table-row>
        <table:table-row table:style-name="ro1">
          <table:table-cell office:value-type="float" office:value="90652173.91" calcext:value-type="float">
            <text:p>90652173.91</text:p>
          </table:table-cell>
          <table:table-cell table:formula="of:=[.A420]/1000000" office:value-type="float" office:value="90.65217391" calcext:value-type="float">
            <text:p>90.65217391</text:p>
          </table:table-cell>
          <table:table-cell office:value-type="float" office:value="0.6" calcext:value-type="float">
            <text:p>0.60</text:p>
          </table:table-cell>
          <table:table-cell office:value-type="float" office:value="-78.47239685" calcext:value-type="float">
            <text:p>-78.47239685</text:p>
          </table:table-cell>
          <table:table-cell office:value-type="float" office:value="-67.4050827" calcext:value-type="float">
            <text:p>-67.4050827</text:p>
          </table:table-cell>
          <table:table-cell table:formula="of:=[.E420]-[.D420]" office:value-type="float" office:value="11.06731415" calcext:value-type="float">
            <text:p>11.06731415</text:p>
          </table:table-cell>
          <table:table-cell table:formula="of:=15.12-10*LOG10(POWER(10;[.F420]/10)-1)-[.C420]" office:value-type="float" office:value="3.80637127068678" calcext:value-type="float">
            <text:p>3.8063712707</text:p>
          </table:table-cell>
          <table:table-cell table:number-columns-repeated="1012"/>
        </table:table-row>
        <table:table-row table:style-name="ro1">
          <table:table-cell office:value-type="float" office:value="90869565.22" calcext:value-type="float">
            <text:p>90869565.22</text:p>
          </table:table-cell>
          <table:table-cell table:formula="of:=[.A421]/1000000" office:value-type="float" office:value="90.86956522" calcext:value-type="float">
            <text:p>90.86956522</text:p>
          </table:table-cell>
          <table:table-cell office:value-type="float" office:value="0.6" calcext:value-type="float">
            <text:p>0.60</text:p>
          </table:table-cell>
          <table:table-cell office:value-type="float" office:value="-78.88389587" calcext:value-type="float">
            <text:p>-78.88389587</text:p>
          </table:table-cell>
          <table:table-cell office:value-type="float" office:value="-67.661026" calcext:value-type="float">
            <text:p>-67.661026</text:p>
          </table:table-cell>
          <table:table-cell table:formula="of:=[.E421]-[.D421]" office:value-type="float" office:value="11.22286987" calcext:value-type="float">
            <text:p>11.22286987</text:p>
          </table:table-cell>
          <table:table-cell table:formula="of:=15.12-10*LOG10(POWER(10;[.F421]/10)-1)-[.C421]" office:value-type="float" office:value="3.63786998292201" calcext:value-type="float">
            <text:p>3.6378699829</text:p>
          </table:table-cell>
          <table:table-cell table:number-columns-repeated="1012"/>
        </table:table-row>
        <table:table-row table:style-name="ro1">
          <table:table-cell office:value-type="float" office:value="91086956.52" calcext:value-type="float">
            <text:p>91086956.52</text:p>
          </table:table-cell>
          <table:table-cell table:formula="of:=[.A422]/1000000" office:value-type="float" office:value="91.08695652" calcext:value-type="float">
            <text:p>91.08695652</text:p>
          </table:table-cell>
          <table:table-cell office:value-type="float" office:value="0.6" calcext:value-type="float">
            <text:p>0.60</text:p>
          </table:table-cell>
          <table:table-cell office:value-type="float" office:value="-78.94974518" calcext:value-type="float">
            <text:p>-78.94974518</text:p>
          </table:table-cell>
          <table:table-cell office:value-type="float" office:value="-67.40663147" calcext:value-type="float">
            <text:p>-67.40663147</text:p>
          </table:table-cell>
          <table:table-cell table:formula="of:=[.E422]-[.D422]" office:value-type="float" office:value="11.54311371" calcext:value-type="float">
            <text:p>11.54311371</text:p>
          </table:table-cell>
          <table:table-cell table:formula="of:=15.12-10*LOG10(POWER(10;[.F422]/10)-1)-[.C422]" office:value-type="float" office:value="3.29250165897821" calcext:value-type="float">
            <text:p>3.292501659</text:p>
          </table:table-cell>
          <table:table-cell table:number-columns-repeated="1012"/>
        </table:table-row>
        <table:table-row table:style-name="ro1">
          <table:table-cell office:value-type="float" office:value="91304347.83" calcext:value-type="float">
            <text:p>91304347.83</text:p>
          </table:table-cell>
          <table:table-cell table:formula="of:=[.A423]/1000000" office:value-type="float" office:value="91.30434783" calcext:value-type="float">
            <text:p>91.30434783</text:p>
          </table:table-cell>
          <table:table-cell office:value-type="float" office:value="0.6" calcext:value-type="float">
            <text:p>0.60</text:p>
          </table:table-cell>
          <table:table-cell office:value-type="float" office:value="-79.17576599" calcext:value-type="float">
            <text:p>-79.17576599</text:p>
          </table:table-cell>
          <table:table-cell office:value-type="float" office:value="-67.38905334" calcext:value-type="float">
            <text:p>-67.38905334</text:p>
          </table:table-cell>
          <table:table-cell table:formula="of:=[.E423]-[.D423]" office:value-type="float" office:value="11.78671265" calcext:value-type="float">
            <text:p>11.78671265</text:p>
          </table:table-cell>
          <table:table-cell table:formula="of:=15.12-10*LOG10(POWER(10;[.F423]/10)-1)-[.C423]" office:value-type="float" office:value="3.03108257406047" calcext:value-type="float">
            <text:p>3.0310825741</text:p>
          </table:table-cell>
          <table:table-cell table:number-columns-repeated="1012"/>
        </table:table-row>
        <table:table-row table:style-name="ro1">
          <table:table-cell office:value-type="float" office:value="91521739.13" calcext:value-type="float">
            <text:p>91521739.13</text:p>
          </table:table-cell>
          <table:table-cell table:formula="of:=[.A424]/1000000" office:value-type="float" office:value="91.52173913" calcext:value-type="float">
            <text:p>91.52173913</text:p>
          </table:table-cell>
          <table:table-cell office:value-type="float" office:value="0.6" calcext:value-type="float">
            <text:p>0.60</text:p>
          </table:table-cell>
          <table:table-cell office:value-type="float" office:value="-78.90142822" calcext:value-type="float">
            <text:p>-78.90142822</text:p>
          </table:table-cell>
          <table:table-cell office:value-type="float" office:value="-67.64031982" calcext:value-type="float">
            <text:p>-67.64031982</text:p>
          </table:table-cell>
          <table:table-cell table:formula="of:=[.E424]-[.D424]" office:value-type="float" office:value="11.2611084" calcext:value-type="float">
            <text:p>11.2611084</text:p>
          </table:table-cell>
          <table:table-cell table:formula="of:=15.12-10*LOG10(POWER(10;[.F424]/10)-1)-[.C424]" office:value-type="float" office:value="3.59652530348173" calcext:value-type="float">
            <text:p>3.5965253035</text:p>
          </table:table-cell>
          <table:table-cell table:number-columns-repeated="1012"/>
        </table:table-row>
        <table:table-row table:style-name="ro1">
          <table:table-cell office:value-type="float" office:value="91739130.43" calcext:value-type="float">
            <text:p>91739130.43</text:p>
          </table:table-cell>
          <table:table-cell table:formula="of:=[.A425]/1000000" office:value-type="float" office:value="91.73913043" calcext:value-type="float">
            <text:p>91.73913043</text:p>
          </table:table-cell>
          <table:table-cell office:value-type="float" office:value="0.6" calcext:value-type="float">
            <text:p>0.60</text:p>
          </table:table-cell>
          <table:table-cell office:value-type="float" office:value="-78.39868927" calcext:value-type="float">
            <text:p>-78.39868927</text:p>
          </table:table-cell>
          <table:table-cell office:value-type="float" office:value="-67.40558624" calcext:value-type="float">
            <text:p>-67.40558624</text:p>
          </table:table-cell>
          <table:table-cell table:formula="of:=[.E425]-[.D425]" office:value-type="float" office:value="10.99310303" calcext:value-type="float">
            <text:p>10.99310303</text:p>
          </table:table-cell>
          <table:table-cell table:formula="of:=15.12-10*LOG10(POWER(10;[.F425]/10)-1)-[.C425]" office:value-type="float" office:value="3.88693774374324" calcext:value-type="float">
            <text:p>3.8869377437</text:p>
          </table:table-cell>
          <table:table-cell table:number-columns-repeated="1012"/>
        </table:table-row>
        <table:table-row table:style-name="ro1">
          <table:table-cell office:value-type="float" office:value="91956521.74" calcext:value-type="float">
            <text:p>91956521.74</text:p>
          </table:table-cell>
          <table:table-cell table:formula="of:=[.A426]/1000000" office:value-type="float" office:value="91.95652174" calcext:value-type="float">
            <text:p>91.95652174</text:p>
          </table:table-cell>
          <table:table-cell office:value-type="float" office:value="0.6" calcext:value-type="float">
            <text:p>0.60</text:p>
          </table:table-cell>
          <table:table-cell office:value-type="float" office:value="-77.79045868" calcext:value-type="float">
            <text:p>-77.79045868</text:p>
          </table:table-cell>
          <table:table-cell office:value-type="float" office:value="-67.38954163" calcext:value-type="float">
            <text:p>-67.38954163</text:p>
          </table:table-cell>
          <table:table-cell table:formula="of:=[.E426]-[.D426]" office:value-type="float" office:value="10.40091705" calcext:value-type="float">
            <text:p>10.40091705</text:p>
          </table:table-cell>
          <table:table-cell table:formula="of:=15.12-10*LOG10(POWER(10;[.F426]/10)-1)-[.C426]" office:value-type="float" office:value="4.53431292779298" calcext:value-type="float">
            <text:p>4.5343129278</text:p>
          </table:table-cell>
          <table:table-cell table:number-columns-repeated="1012"/>
        </table:table-row>
        <table:table-row table:style-name="ro1">
          <table:table-cell office:value-type="float" office:value="92173913.04" calcext:value-type="float">
            <text:p>92173913.04</text:p>
          </table:table-cell>
          <table:table-cell table:formula="of:=[.A427]/1000000" office:value-type="float" office:value="92.17391304" calcext:value-type="float">
            <text:p>92.17391304</text:p>
          </table:table-cell>
          <table:table-cell office:value-type="float" office:value="0.6" calcext:value-type="float">
            <text:p>0.60</text:p>
          </table:table-cell>
          <table:table-cell office:value-type="float" office:value="-77.28855133" calcext:value-type="float">
            <text:p>-77.28855133</text:p>
          </table:table-cell>
          <table:table-cell office:value-type="float" office:value="-67.15190887" calcext:value-type="float">
            <text:p>-67.15190887</text:p>
          </table:table-cell>
          <table:table-cell table:formula="of:=[.E427]-[.D427]" office:value-type="float" office:value="10.13664246" calcext:value-type="float">
            <text:p>10.13664246</text:p>
          </table:table-cell>
          <table:table-cell table:formula="of:=15.12-10*LOG10(POWER(10;[.F427]/10)-1)-[.C427]" office:value-type="float" office:value="4.82601196833731" calcext:value-type="float">
            <text:p>4.8260119683</text:p>
          </table:table-cell>
          <table:table-cell table:number-columns-repeated="1012"/>
        </table:table-row>
        <table:table-row table:style-name="ro1">
          <table:table-cell office:value-type="float" office:value="92391304.35" calcext:value-type="float">
            <text:p>92391304.35</text:p>
          </table:table-cell>
          <table:table-cell table:formula="of:=[.A428]/1000000" office:value-type="float" office:value="92.39130435" calcext:value-type="float">
            <text:p>92.39130435</text:p>
          </table:table-cell>
          <table:table-cell office:value-type="float" office:value="0.6" calcext:value-type="float">
            <text:p>0.60</text:p>
          </table:table-cell>
          <table:table-cell office:value-type="float" office:value="-77.37911224" calcext:value-type="float">
            <text:p>-77.37911224</text:p>
          </table:table-cell>
          <table:table-cell office:value-type="float" office:value="-67.35873413" calcext:value-type="float">
            <text:p>-67.35873413</text:p>
          </table:table-cell>
          <table:table-cell table:formula="of:=[.E428]-[.D428]" office:value-type="float" office:value="10.02037811" calcext:value-type="float">
            <text:p>10.02037811</text:p>
          </table:table-cell>
          <table:table-cell table:formula="of:=15.12-10*LOG10(POWER(10;[.F428]/10)-1)-[.C428]" office:value-type="float" office:value="4.95493845229564" calcext:value-type="float">
            <text:p>4.9549384523</text:p>
          </table:table-cell>
          <table:table-cell table:number-columns-repeated="1012"/>
        </table:table-row>
        <table:table-row table:style-name="ro1">
          <table:table-cell office:value-type="float" office:value="92608695.65" calcext:value-type="float">
            <text:p>92608695.65</text:p>
          </table:table-cell>
          <table:table-cell table:formula="of:=[.A429]/1000000" office:value-type="float" office:value="92.60869565" calcext:value-type="float">
            <text:p>92.60869565</text:p>
          </table:table-cell>
          <table:table-cell office:value-type="float" office:value="0.6" calcext:value-type="float">
            <text:p>0.60</text:p>
          </table:table-cell>
          <table:table-cell office:value-type="float" office:value="-77.76383972" calcext:value-type="float">
            <text:p>-77.76383972</text:p>
          </table:table-cell>
          <table:table-cell office:value-type="float" office:value="-67.43934631" calcext:value-type="float">
            <text:p>-67.43934631</text:p>
          </table:table-cell>
          <table:table-cell table:formula="of:=[.E429]-[.D429]" office:value-type="float" office:value="10.32449341" calcext:value-type="float">
            <text:p>10.32449341</text:p>
          </table:table-cell>
          <table:table-cell table:formula="of:=15.12-10*LOG10(POWER(10;[.F429]/10)-1)-[.C429]" office:value-type="float" office:value="4.61847891881215" calcext:value-type="float">
            <text:p>4.6184789188</text:p>
          </table:table-cell>
          <table:table-cell table:number-columns-repeated="1012"/>
        </table:table-row>
        <table:table-row table:style-name="ro1">
          <table:table-cell office:value-type="float" office:value="92826086.96" calcext:value-type="float">
            <text:p>92826086.96</text:p>
          </table:table-cell>
          <table:table-cell table:formula="of:=[.A430]/1000000" office:value-type="float" office:value="92.82608696" calcext:value-type="float">
            <text:p>92.82608696</text:p>
          </table:table-cell>
          <table:table-cell office:value-type="float" office:value="0.6" calcext:value-type="float">
            <text:p>0.60</text:p>
          </table:table-cell>
          <table:table-cell office:value-type="float" office:value="-78.52861786" calcext:value-type="float">
            <text:p>-78.52861786</text:p>
          </table:table-cell>
          <table:table-cell office:value-type="float" office:value="-67.40393066" calcext:value-type="float">
            <text:p>-67.40393066</text:p>
          </table:table-cell>
          <table:table-cell table:formula="of:=[.E430]-[.D430]" office:value-type="float" office:value="11.1246872" calcext:value-type="float">
            <text:p>11.1246872</text:p>
          </table:table-cell>
          <table:table-cell table:formula="of:=15.12-10*LOG10(POWER(10;[.F430]/10)-1)-[.C430]" office:value-type="float" office:value="3.74416498596882" calcext:value-type="float">
            <text:p>3.744164986</text:p>
          </table:table-cell>
          <table:table-cell table:number-columns-repeated="1012"/>
        </table:table-row>
        <table:table-row table:style-name="ro1">
          <table:table-cell office:value-type="float" office:value="93043478.26" calcext:value-type="float">
            <text:p>93043478.26</text:p>
          </table:table-cell>
          <table:table-cell table:formula="of:=[.A431]/1000000" office:value-type="float" office:value="93.04347826" calcext:value-type="float">
            <text:p>93.04347826</text:p>
          </table:table-cell>
          <table:table-cell office:value-type="float" office:value="0.6" calcext:value-type="float">
            <text:p>0.60</text:p>
          </table:table-cell>
          <table:table-cell office:value-type="float" office:value="-78.83759308" calcext:value-type="float">
            <text:p>-78.83759308</text:p>
          </table:table-cell>
          <table:table-cell office:value-type="float" office:value="-66.83376312" calcext:value-type="float">
            <text:p>-66.83376312</text:p>
          </table:table-cell>
          <table:table-cell table:formula="of:=[.E431]-[.D431]" office:value-type="float" office:value="12.00382996" calcext:value-type="float">
            <text:p>12.00382996</text:p>
          </table:table-cell>
          <table:table-cell table:formula="of:=15.12-10*LOG10(POWER(10;[.F431]/10)-1)-[.C431]" office:value-type="float" office:value="2.79896007086533" calcext:value-type="float">
            <text:p>2.7989600709</text:p>
          </table:table-cell>
          <table:table-cell table:number-columns-repeated="1012"/>
        </table:table-row>
        <table:table-row table:style-name="ro1">
          <table:table-cell office:value-type="float" office:value="93260869.57" calcext:value-type="float">
            <text:p>93260869.57</text:p>
          </table:table-cell>
          <table:table-cell table:formula="of:=[.A432]/1000000" office:value-type="float" office:value="93.26086957" calcext:value-type="float">
            <text:p>93.26086957</text:p>
          </table:table-cell>
          <table:table-cell office:value-type="float" office:value="0.6" calcext:value-type="float">
            <text:p>0.60</text:p>
          </table:table-cell>
          <table:table-cell office:value-type="float" office:value="-78.79039764" calcext:value-type="float">
            <text:p>-78.79039764</text:p>
          </table:table-cell>
          <table:table-cell office:value-type="float" office:value="-67.13340759" calcext:value-type="float">
            <text:p>-67.13340759</text:p>
          </table:table-cell>
          <table:table-cell table:formula="of:=[.E432]-[.D432]" office:value-type="float" office:value="11.65699005" calcext:value-type="float">
            <text:p>11.65699005</text:p>
          </table:table-cell>
          <table:table-cell table:formula="of:=15.12-10*LOG10(POWER(10;[.F432]/10)-1)-[.C432]" office:value-type="float" office:value="3.17016125341654" calcext:value-type="float">
            <text:p>3.1701612534</text:p>
          </table:table-cell>
          <table:table-cell table:number-columns-repeated="1012"/>
        </table:table-row>
        <table:table-row table:style-name="ro1">
          <table:table-cell office:value-type="float" office:value="93478260.87" calcext:value-type="float">
            <text:p>93478260.87</text:p>
          </table:table-cell>
          <table:table-cell table:formula="of:=[.A433]/1000000" office:value-type="float" office:value="93.47826087" calcext:value-type="float">
            <text:p>93.47826087</text:p>
          </table:table-cell>
          <table:table-cell office:value-type="float" office:value="0.6" calcext:value-type="float">
            <text:p>0.60</text:p>
          </table:table-cell>
          <table:table-cell office:value-type="float" office:value="-78.91112518" calcext:value-type="float">
            <text:p>-78.91112518</text:p>
          </table:table-cell>
          <table:table-cell office:value-type="float" office:value="-67.59422302" calcext:value-type="float">
            <text:p>-67.59422302</text:p>
          </table:table-cell>
          <table:table-cell table:formula="of:=[.E433]-[.D433]" office:value-type="float" office:value="11.31690216" calcext:value-type="float">
            <text:p>11.31690216</text:p>
          </table:table-cell>
          <table:table-cell table:formula="of:=15.12-10*LOG10(POWER(10;[.F433]/10)-1)-[.C433]" office:value-type="float" office:value="3.53625206488635" calcext:value-type="float">
            <text:p>3.5362520649</text:p>
          </table:table-cell>
          <table:table-cell table:number-columns-repeated="1012"/>
        </table:table-row>
        <table:table-row table:style-name="ro1">
          <table:table-cell office:value-type="float" office:value="93695652.17" calcext:value-type="float">
            <text:p>93695652.17</text:p>
          </table:table-cell>
          <table:table-cell table:formula="of:=[.A434]/1000000" office:value-type="float" office:value="93.69565217" calcext:value-type="float">
            <text:p>93.69565217</text:p>
          </table:table-cell>
          <table:table-cell office:value-type="float" office:value="0.6" calcext:value-type="float">
            <text:p>0.60</text:p>
          </table:table-cell>
          <table:table-cell office:value-type="float" office:value="-78.88729095" calcext:value-type="float">
            <text:p>-78.88729095</text:p>
          </table:table-cell>
          <table:table-cell office:value-type="float" office:value="-67.03617096" calcext:value-type="float">
            <text:p>-67.03617096</text:p>
          </table:table-cell>
          <table:table-cell table:formula="of:=[.E434]-[.D434]" office:value-type="float" office:value="11.85111999" calcext:value-type="float">
            <text:p>11.85111999</text:p>
          </table:table-cell>
          <table:table-cell table:formula="of:=15.12-10*LOG10(POWER(10;[.F434]/10)-1)-[.C434]" office:value-type="float" office:value="2.96213999220769" calcext:value-type="float">
            <text:p>2.9621399922</text:p>
          </table:table-cell>
          <table:table-cell table:number-columns-repeated="1012"/>
        </table:table-row>
        <table:table-row table:style-name="ro1">
          <table:table-cell office:value-type="float" office:value="93913043.48" calcext:value-type="float">
            <text:p>93913043.48</text:p>
          </table:table-cell>
          <table:table-cell table:formula="of:=[.A435]/1000000" office:value-type="float" office:value="93.91304348" calcext:value-type="float">
            <text:p>93.91304348</text:p>
          </table:table-cell>
          <table:table-cell office:value-type="float" office:value="0.6" calcext:value-type="float">
            <text:p>0.60</text:p>
          </table:table-cell>
          <table:table-cell office:value-type="float" office:value="-78.63346863" calcext:value-type="float">
            <text:p>-78.63346863</text:p>
          </table:table-cell>
          <table:table-cell office:value-type="float" office:value="-67.41474915" calcext:value-type="float">
            <text:p>-67.41474915</text:p>
          </table:table-cell>
          <table:table-cell table:formula="of:=[.E435]-[.D435]" office:value-type="float" office:value="11.21871948" calcext:value-type="float">
            <text:p>11.21871948</text:p>
          </table:table-cell>
          <table:table-cell table:formula="of:=15.12-10*LOG10(POWER(10;[.F435]/10)-1)-[.C435]" office:value-type="float" office:value="3.64235929541195" calcext:value-type="float">
            <text:p>3.6423592954</text:p>
          </table:table-cell>
          <table:table-cell table:number-columns-repeated="1012"/>
        </table:table-row>
        <table:table-row table:style-name="ro1">
          <table:table-cell office:value-type="float" office:value="94130434.78" calcext:value-type="float">
            <text:p>94130434.78</text:p>
          </table:table-cell>
          <table:table-cell table:formula="of:=[.A436]/1000000" office:value-type="float" office:value="94.13043478" calcext:value-type="float">
            <text:p>94.13043478</text:p>
          </table:table-cell>
          <table:table-cell office:value-type="float" office:value="0.6" calcext:value-type="float">
            <text:p>0.60</text:p>
          </table:table-cell>
          <table:table-cell office:value-type="float" office:value="-78.42045593" calcext:value-type="float">
            <text:p>-78.42045593</text:p>
          </table:table-cell>
          <table:table-cell office:value-type="float" office:value="-67.17327881" calcext:value-type="float">
            <text:p>-67.17327881</text:p>
          </table:table-cell>
          <table:table-cell table:formula="of:=[.E436]-[.D436]" office:value-type="float" office:value="11.24717712" calcext:value-type="float">
            <text:p>11.24717712</text:p>
          </table:table-cell>
          <table:table-cell table:formula="of:=15.12-10*LOG10(POWER(10;[.F436]/10)-1)-[.C436]" office:value-type="float" office:value="3.61158481106101" calcext:value-type="float">
            <text:p>3.6115848111</text:p>
          </table:table-cell>
          <table:table-cell table:number-columns-repeated="1012"/>
        </table:table-row>
        <table:table-row table:style-name="ro1">
          <table:table-cell office:value-type="float" office:value="94347826.09" calcext:value-type="float">
            <text:p>94347826.09</text:p>
          </table:table-cell>
          <table:table-cell table:formula="of:=[.A437]/1000000" office:value-type="float" office:value="94.34782609" calcext:value-type="float">
            <text:p>94.34782609</text:p>
          </table:table-cell>
          <table:table-cell office:value-type="float" office:value="0.6" calcext:value-type="float">
            <text:p>0.60</text:p>
          </table:table-cell>
          <table:table-cell office:value-type="float" office:value="-77.53198242" calcext:value-type="float">
            <text:p>-77.53198242</text:p>
          </table:table-cell>
          <table:table-cell office:value-type="float" office:value="-66.99552917" calcext:value-type="float">
            <text:p>-66.99552917</text:p>
          </table:table-cell>
          <table:table-cell table:formula="of:=[.E437]-[.D437]" office:value-type="float" office:value="10.53645325" calcext:value-type="float">
            <text:p>10.53645325</text:p>
          </table:table-cell>
          <table:table-cell table:formula="of:=15.12-10*LOG10(POWER(10;[.F437]/10)-1)-[.C437]" office:value-type="float" office:value="4.3854089612442" calcext:value-type="float">
            <text:p>4.3854089612</text:p>
          </table:table-cell>
          <table:table-cell table:number-columns-repeated="1012"/>
        </table:table-row>
        <table:table-row table:style-name="ro1">
          <table:table-cell office:value-type="float" office:value="94565217.39" calcext:value-type="float">
            <text:p>94565217.39</text:p>
          </table:table-cell>
          <table:table-cell table:formula="of:=[.A438]/1000000" office:value-type="float" office:value="94.56521739" calcext:value-type="float">
            <text:p>94.56521739</text:p>
          </table:table-cell>
          <table:table-cell office:value-type="float" office:value="0.6" calcext:value-type="float">
            <text:p>0.60</text:p>
          </table:table-cell>
          <table:table-cell office:value-type="float" office:value="-76.28250885" calcext:value-type="float">
            <text:p>-76.28250885</text:p>
          </table:table-cell>
          <table:table-cell office:value-type="float" office:value="-66.75743103" calcext:value-type="float">
            <text:p>-66.75743103</text:p>
          </table:table-cell>
          <table:table-cell table:formula="of:=[.E438]-[.D438]" office:value-type="float" office:value="9.52507781999999" calcext:value-type="float">
            <text:p>9.52507782</text:p>
          </table:table-cell>
          <table:table-cell table:formula="of:=15.12-10*LOG10(POWER(10;[.F438]/10)-1)-[.C438]" office:value-type="float" office:value="5.50862069393219" calcext:value-type="float">
            <text:p>5.5086206939</text:p>
          </table:table-cell>
          <table:table-cell table:number-columns-repeated="1012"/>
        </table:table-row>
        <table:table-row table:style-name="ro1">
          <table:table-cell office:value-type="float" office:value="94782608.7" calcext:value-type="float">
            <text:p>94782608.7</text:p>
          </table:table-cell>
          <table:table-cell table:formula="of:=[.A439]/1000000" office:value-type="float" office:value="94.7826087" calcext:value-type="float">
            <text:p>94.7826087</text:p>
          </table:table-cell>
          <table:table-cell office:value-type="float" office:value="0.6" calcext:value-type="float">
            <text:p>0.60</text:p>
          </table:table-cell>
          <table:table-cell office:value-type="float" office:value="-76.14181519" calcext:value-type="float">
            <text:p>-76.14181519</text:p>
          </table:table-cell>
          <table:table-cell office:value-type="float" office:value="-66.88911438" calcext:value-type="float">
            <text:p>-66.88911438</text:p>
          </table:table-cell>
          <table:table-cell table:formula="of:=[.E439]-[.D439]" office:value-type="float" office:value="9.25270081000001" calcext:value-type="float">
            <text:p>9.25270081</text:p>
          </table:table-cell>
          <table:table-cell table:formula="of:=15.12-10*LOG10(POWER(10;[.F439]/10)-1)-[.C439]" office:value-type="float" office:value="5.81643767323786" calcext:value-type="float">
            <text:p>5.8164376732</text:p>
          </table:table-cell>
          <table:table-cell table:number-columns-repeated="1012"/>
        </table:table-row>
        <table:table-row table:style-name="ro1">
          <table:table-cell office:value-type="float" office:value="95000000" calcext:value-type="float">
            <text:p>95000000</text:p>
          </table:table-cell>
          <table:table-cell table:formula="of:=[.A440]/1000000" office:value-type="float" office:value="95" calcext:value-type="float">
            <text:p>95</text:p>
          </table:table-cell>
          <table:table-cell office:value-type="float" office:value="0.6" calcext:value-type="float">
            <text:p>0.60</text:p>
          </table:table-cell>
          <table:table-cell office:value-type="float" office:value="-76.2352066" calcext:value-type="float">
            <text:p>-76.2352066</text:p>
          </table:table-cell>
          <table:table-cell office:value-type="float" office:value="-67.02787781" calcext:value-type="float">
            <text:p>-67.02787781</text:p>
          </table:table-cell>
          <table:table-cell table:formula="of:=[.E440]-[.D440]" office:value-type="float" office:value="9.20732879000001" calcext:value-type="float">
            <text:p>9.20732879</text:p>
          </table:table-cell>
          <table:table-cell table:formula="of:=15.12-10*LOG10(POWER(10;[.F440]/10)-1)-[.C440]" office:value-type="float" office:value="5.86796160386352" calcext:value-type="float">
            <text:p>5.8679616039</text:p>
          </table:table-cell>
          <table:table-cell table:number-columns-repeated="1012"/>
        </table:table-row>
        <table:table-row table:style-name="ro1">
          <table:table-cell office:value-type="float" office:value="95217391.3" calcext:value-type="float">
            <text:p>95217391.3</text:p>
          </table:table-cell>
          <table:table-cell table:formula="of:=[.A441]/1000000" office:value-type="float" office:value="95.2173913" calcext:value-type="float">
            <text:p>95.2173913</text:p>
          </table:table-cell>
          <table:table-cell office:value-type="float" office:value="0.6" calcext:value-type="float">
            <text:p>0.60</text:p>
          </table:table-cell>
          <table:table-cell office:value-type="float" office:value="-76.545578" calcext:value-type="float">
            <text:p>-76.545578</text:p>
          </table:table-cell>
          <table:table-cell office:value-type="float" office:value="-67.20239258" calcext:value-type="float">
            <text:p>-67.20239258</text:p>
          </table:table-cell>
          <table:table-cell table:formula="of:=[.E441]-[.D441]" office:value-type="float" office:value="9.34318542" calcext:value-type="float">
            <text:p>9.34318542</text:p>
          </table:table-cell>
          <table:table-cell table:formula="of:=15.12-10*LOG10(POWER(10;[.F441]/10)-1)-[.C441]" office:value-type="float" office:value="5.71389994780986" calcext:value-type="float">
            <text:p>5.7138999478</text:p>
          </table:table-cell>
          <table:table-cell table:number-columns-repeated="1012"/>
        </table:table-row>
        <table:table-row table:style-name="ro1">
          <table:table-cell office:value-type="float" office:value="95434782.61" calcext:value-type="float">
            <text:p>95434782.61</text:p>
          </table:table-cell>
          <table:table-cell table:formula="of:=[.A442]/1000000" office:value-type="float" office:value="95.43478261" calcext:value-type="float">
            <text:p>95.43478261</text:p>
          </table:table-cell>
          <table:table-cell office:value-type="float" office:value="0.6" calcext:value-type="float">
            <text:p>0.60</text:p>
          </table:table-cell>
          <table:table-cell office:value-type="float" office:value="-77.56732178" calcext:value-type="float">
            <text:p>-77.56732178</text:p>
          </table:table-cell>
          <table:table-cell office:value-type="float" office:value="-67.17549133" calcext:value-type="float">
            <text:p>-67.17549133</text:p>
          </table:table-cell>
          <table:table-cell table:formula="of:=[.E442]-[.D442]" office:value-type="float" office:value="10.39183045" calcext:value-type="float">
            <text:p>10.39183045</text:p>
          </table:table-cell>
          <table:table-cell table:formula="of:=15.12-10*LOG10(POWER(10;[.F442]/10)-1)-[.C442]" office:value-type="float" office:value="4.54431223766329" calcext:value-type="float">
            <text:p>4.5443122377</text:p>
          </table:table-cell>
          <table:table-cell table:number-columns-repeated="1012"/>
        </table:table-row>
        <table:table-row table:style-name="ro1">
          <table:table-cell office:value-type="float" office:value="95652173.91" calcext:value-type="float">
            <text:p>95652173.91</text:p>
          </table:table-cell>
          <table:table-cell table:formula="of:=[.A443]/1000000" office:value-type="float" office:value="95.65217391" calcext:value-type="float">
            <text:p>95.65217391</text:p>
          </table:table-cell>
          <table:table-cell office:value-type="float" office:value="0.6" calcext:value-type="float">
            <text:p>0.60</text:p>
          </table:table-cell>
          <table:table-cell office:value-type="float" office:value="-78.06837463" calcext:value-type="float">
            <text:p>-78.06837463</text:p>
          </table:table-cell>
          <table:table-cell office:value-type="float" office:value="-67.51125336" calcext:value-type="float">
            <text:p>-67.51125336</text:p>
          </table:table-cell>
          <table:table-cell table:formula="of:=[.E443]-[.D443]" office:value-type="float" office:value="10.55712127" calcext:value-type="float">
            <text:p>10.55712127</text:p>
          </table:table-cell>
          <table:table-cell table:formula="of:=15.12-10*LOG10(POWER(10;[.F443]/10)-1)-[.C443]" office:value-type="float" office:value="4.36274242883776" calcext:value-type="float">
            <text:p>4.3627424288</text:p>
          </table:table-cell>
          <table:table-cell table:number-columns-repeated="1012"/>
        </table:table-row>
        <table:table-row table:style-name="ro1">
          <table:table-cell office:value-type="float" office:value="95869565.22" calcext:value-type="float">
            <text:p>95869565.22</text:p>
          </table:table-cell>
          <table:table-cell table:formula="of:=[.A444]/1000000" office:value-type="float" office:value="95.86956522" calcext:value-type="float">
            <text:p>95.86956522</text:p>
          </table:table-cell>
          <table:table-cell office:value-type="float" office:value="0.6" calcext:value-type="float">
            <text:p>0.60</text:p>
          </table:table-cell>
          <table:table-cell office:value-type="float" office:value="-78.49412537" calcext:value-type="float">
            <text:p>-78.49412537</text:p>
          </table:table-cell>
          <table:table-cell office:value-type="float" office:value="-67.50124359" calcext:value-type="float">
            <text:p>-67.50124359</text:p>
          </table:table-cell>
          <table:table-cell table:formula="of:=[.E444]-[.D444]" office:value-type="float" office:value="10.99288178" calcext:value-type="float">
            <text:p>10.99288178</text:p>
          </table:table-cell>
          <table:table-cell table:formula="of:=15.12-10*LOG10(POWER(10;[.F444]/10)-1)-[.C444]" office:value-type="float" office:value="3.88717811819845" calcext:value-type="float">
            <text:p>3.8871781182</text:p>
          </table:table-cell>
          <table:table-cell table:number-columns-repeated="1012"/>
        </table:table-row>
        <table:table-row table:style-name="ro1">
          <table:table-cell office:value-type="float" office:value="96086956.52" calcext:value-type="float">
            <text:p>96086956.52</text:p>
          </table:table-cell>
          <table:table-cell table:formula="of:=[.A445]/1000000" office:value-type="float" office:value="96.08695652" calcext:value-type="float">
            <text:p>96.08695652</text:p>
          </table:table-cell>
          <table:table-cell office:value-type="float" office:value="0.6" calcext:value-type="float">
            <text:p>0.60</text:p>
          </table:table-cell>
          <table:table-cell office:value-type="float" office:value="-78.65823364" calcext:value-type="float">
            <text:p>-78.65823364</text:p>
          </table:table-cell>
          <table:table-cell office:value-type="float" office:value="-67.47283173" calcext:value-type="float">
            <text:p>-67.47283173</text:p>
          </table:table-cell>
          <table:table-cell table:formula="of:=[.E445]-[.D445]" office:value-type="float" office:value="11.18540191" calcext:value-type="float">
            <text:p>11.18540191</text:p>
          </table:table-cell>
          <table:table-cell table:formula="of:=15.12-10*LOG10(POWER(10;[.F445]/10)-1)-[.C445]" office:value-type="float" office:value="3.6784103262599" calcext:value-type="float">
            <text:p>3.6784103263</text:p>
          </table:table-cell>
          <table:table-cell table:number-columns-repeated="1012"/>
        </table:table-row>
        <table:table-row table:style-name="ro1">
          <table:table-cell office:value-type="float" office:value="96304347.83" calcext:value-type="float">
            <text:p>96304347.83</text:p>
          </table:table-cell>
          <table:table-cell table:formula="of:=[.A446]/1000000" office:value-type="float" office:value="96.30434783" calcext:value-type="float">
            <text:p>96.30434783</text:p>
          </table:table-cell>
          <table:table-cell office:value-type="float" office:value="0.6" calcext:value-type="float">
            <text:p>0.60</text:p>
          </table:table-cell>
          <table:table-cell office:value-type="float" office:value="-78.975914" calcext:value-type="float">
            <text:p>-78.975914</text:p>
          </table:table-cell>
          <table:table-cell office:value-type="float" office:value="-67.6791153" calcext:value-type="float">
            <text:p>-67.6791153</text:p>
          </table:table-cell>
          <table:table-cell table:formula="of:=[.E446]-[.D446]" office:value-type="float" office:value="11.2967987" calcext:value-type="float">
            <text:p>11.2967987</text:p>
          </table:table-cell>
          <table:table-cell table:formula="of:=15.12-10*LOG10(POWER(10;[.F446]/10)-1)-[.C446]" office:value-type="float" office:value="3.55796239923748" calcext:value-type="float">
            <text:p>3.5579623992</text:p>
          </table:table-cell>
          <table:table-cell table:number-columns-repeated="1012"/>
        </table:table-row>
        <table:table-row table:style-name="ro1">
          <table:table-cell office:value-type="float" office:value="96521739.13" calcext:value-type="float">
            <text:p>96521739.13</text:p>
          </table:table-cell>
          <table:table-cell table:formula="of:=[.A447]/1000000" office:value-type="float" office:value="96.52173913" calcext:value-type="float">
            <text:p>96.52173913</text:p>
          </table:table-cell>
          <table:table-cell office:value-type="float" office:value="0.6" calcext:value-type="float">
            <text:p>0.60</text:p>
          </table:table-cell>
          <table:table-cell office:value-type="float" office:value="-78.7858963" calcext:value-type="float">
            <text:p>-78.7858963</text:p>
          </table:table-cell>
          <table:table-cell office:value-type="float" office:value="-67.43161774" calcext:value-type="float">
            <text:p>-67.43161774</text:p>
          </table:table-cell>
          <table:table-cell table:formula="of:=[.E447]-[.D447]" office:value-type="float" office:value="11.35427856" calcext:value-type="float">
            <text:p>11.35427856</text:p>
          </table:table-cell>
          <table:table-cell table:formula="of:=15.12-10*LOG10(POWER(10;[.F447]/10)-1)-[.C447]" office:value-type="float" office:value="3.49590942087063" calcext:value-type="float">
            <text:p>3.4959094209</text:p>
          </table:table-cell>
          <table:table-cell table:number-columns-repeated="1012"/>
        </table:table-row>
        <table:table-row table:style-name="ro1">
          <table:table-cell office:value-type="float" office:value="96739130.43" calcext:value-type="float">
            <text:p>96739130.43</text:p>
          </table:table-cell>
          <table:table-cell table:formula="of:=[.A448]/1000000" office:value-type="float" office:value="96.73913043" calcext:value-type="float">
            <text:p>96.73913043</text:p>
          </table:table-cell>
          <table:table-cell office:value-type="float" office:value="0.6" calcext:value-type="float">
            <text:p>0.60</text:p>
          </table:table-cell>
          <table:table-cell office:value-type="float" office:value="-79.00058746" calcext:value-type="float">
            <text:p>-79.00058746</text:p>
          </table:table-cell>
          <table:table-cell office:value-type="float" office:value="-67.62464905" calcext:value-type="float">
            <text:p>-67.62464905</text:p>
          </table:table-cell>
          <table:table-cell table:formula="of:=[.E448]-[.D448]" office:value-type="float" office:value="11.37593841" calcext:value-type="float">
            <text:p>11.37593841</text:p>
          </table:table-cell>
          <table:table-cell table:formula="of:=15.12-10*LOG10(POWER(10;[.F448]/10)-1)-[.C448]" office:value-type="float" office:value="3.47254317998771" calcext:value-type="float">
            <text:p>3.47254318</text:p>
          </table:table-cell>
          <table:table-cell table:number-columns-repeated="1012"/>
        </table:table-row>
        <table:table-row table:style-name="ro1">
          <table:table-cell office:value-type="float" office:value="96956521.74" calcext:value-type="float">
            <text:p>96956521.74</text:p>
          </table:table-cell>
          <table:table-cell table:formula="of:=[.A449]/1000000" office:value-type="float" office:value="96.95652174" calcext:value-type="float">
            <text:p>96.95652174</text:p>
          </table:table-cell>
          <table:table-cell office:value-type="float" office:value="0.6" calcext:value-type="float">
            <text:p>0.60</text:p>
          </table:table-cell>
          <table:table-cell office:value-type="float" office:value="-78.92151642" calcext:value-type="float">
            <text:p>-78.92151642</text:p>
          </table:table-cell>
          <table:table-cell office:value-type="float" office:value="-67.24044037" calcext:value-type="float">
            <text:p>-67.24044037</text:p>
          </table:table-cell>
          <table:table-cell table:formula="of:=[.E449]-[.D449]" office:value-type="float" office:value="11.68107605" calcext:value-type="float">
            <text:p>11.68107605</text:p>
          </table:table-cell>
          <table:table-cell table:formula="of:=15.12-10*LOG10(POWER(10;[.F449]/10)-1)-[.C449]" office:value-type="float" office:value="3.14431534906244" calcext:value-type="float">
            <text:p>3.1443153491</text:p>
          </table:table-cell>
          <table:table-cell table:number-columns-repeated="1012"/>
        </table:table-row>
        <table:table-row table:style-name="ro1">
          <table:table-cell office:value-type="float" office:value="97173913.04" calcext:value-type="float">
            <text:p>97173913.04</text:p>
          </table:table-cell>
          <table:table-cell table:formula="of:=[.A450]/1000000" office:value-type="float" office:value="97.17391304" calcext:value-type="float">
            <text:p>97.17391304</text:p>
          </table:table-cell>
          <table:table-cell office:value-type="float" office:value="0.6" calcext:value-type="float">
            <text:p>0.60</text:p>
          </table:table-cell>
          <table:table-cell office:value-type="float" office:value="-79.14622498" calcext:value-type="float">
            <text:p>-79.14622498</text:p>
          </table:table-cell>
          <table:table-cell office:value-type="float" office:value="-67.1872406" calcext:value-type="float">
            <text:p>-67.1872406</text:p>
          </table:table-cell>
          <table:table-cell table:formula="of:=[.E450]-[.D450]" office:value-type="float" office:value="11.95898438" calcext:value-type="float">
            <text:p>11.95898438</text:p>
          </table:table-cell>
          <table:table-cell table:formula="of:=15.12-10*LOG10(POWER(10;[.F450]/10)-1)-[.C450]" office:value-type="float" office:value="2.84683962274054" calcext:value-type="float">
            <text:p>2.8468396227</text:p>
          </table:table-cell>
          <table:table-cell table:number-columns-repeated="1012"/>
        </table:table-row>
        <table:table-row table:style-name="ro1">
          <table:table-cell office:value-type="float" office:value="97391304.35" calcext:value-type="float">
            <text:p>97391304.35</text:p>
          </table:table-cell>
          <table:table-cell table:formula="of:=[.A451]/1000000" office:value-type="float" office:value="97.39130435" calcext:value-type="float">
            <text:p>97.39130435</text:p>
          </table:table-cell>
          <table:table-cell office:value-type="float" office:value="0.6" calcext:value-type="float">
            <text:p>0.60</text:p>
          </table:table-cell>
          <table:table-cell office:value-type="float" office:value="-78.58892822" calcext:value-type="float">
            <text:p>-78.58892822</text:p>
          </table:table-cell>
          <table:table-cell office:value-type="float" office:value="-67.60081482" calcext:value-type="float">
            <text:p>-67.60081482</text:p>
          </table:table-cell>
          <table:table-cell table:formula="of:=[.E451]-[.D451]" office:value-type="float" office:value="10.9881134" calcext:value-type="float">
            <text:p>10.9881134</text:p>
          </table:table-cell>
          <table:table-cell table:formula="of:=15.12-10*LOG10(POWER(10;[.F451]/10)-1)-[.C451]" office:value-type="float" office:value="3.8923589258086" calcext:value-type="float">
            <text:p>3.8923589258</text:p>
          </table:table-cell>
          <table:table-cell table:number-columns-repeated="1012"/>
        </table:table-row>
        <table:table-row table:style-name="ro1">
          <table:table-cell office:value-type="float" office:value="97608695.65" calcext:value-type="float">
            <text:p>97608695.65</text:p>
          </table:table-cell>
          <table:table-cell table:formula="of:=[.A452]/1000000" office:value-type="float" office:value="97.60869565" calcext:value-type="float">
            <text:p>97.60869565</text:p>
          </table:table-cell>
          <table:table-cell office:value-type="float" office:value="0.6" calcext:value-type="float">
            <text:p>0.60</text:p>
          </table:table-cell>
          <table:table-cell office:value-type="float" office:value="-78.47660828" calcext:value-type="float">
            <text:p>-78.47660828</text:p>
          </table:table-cell>
          <table:table-cell office:value-type="float" office:value="-67.75641632" calcext:value-type="float">
            <text:p>-67.75641632</text:p>
          </table:table-cell>
          <table:table-cell table:formula="of:=[.E452]-[.D452]" office:value-type="float" office:value="10.72019196" calcext:value-type="float">
            <text:p>10.72019196</text:p>
          </table:table-cell>
          <table:table-cell table:formula="of:=15.12-10*LOG10(POWER(10;[.F452]/10)-1)-[.C452]" office:value-type="float" office:value="4.18426355354143" calcext:value-type="float">
            <text:p>4.1842635535</text:p>
          </table:table-cell>
          <table:table-cell table:number-columns-repeated="1012"/>
        </table:table-row>
        <table:table-row table:style-name="ro1">
          <table:table-cell office:value-type="float" office:value="97826086.96" calcext:value-type="float">
            <text:p>97826086.96</text:p>
          </table:table-cell>
          <table:table-cell table:formula="of:=[.A453]/1000000" office:value-type="float" office:value="97.82608696" calcext:value-type="float">
            <text:p>97.82608696</text:p>
          </table:table-cell>
          <table:table-cell office:value-type="float" office:value="0.6" calcext:value-type="float">
            <text:p>0.60</text:p>
          </table:table-cell>
          <table:table-cell office:value-type="float" office:value="-78.81784058" calcext:value-type="float">
            <text:p>-78.81784058</text:p>
          </table:table-cell>
          <table:table-cell office:value-type="float" office:value="-67.46346283" calcext:value-type="float">
            <text:p>-67.46346283</text:p>
          </table:table-cell>
          <table:table-cell table:formula="of:=[.E453]-[.D453]" office:value-type="float" office:value="11.35437775" calcext:value-type="float">
            <text:p>11.35437775</text:p>
          </table:table-cell>
          <table:table-cell table:formula="of:=15.12-10*LOG10(POWER(10;[.F453]/10)-1)-[.C453]" office:value-type="float" office:value="3.4958023956094" calcext:value-type="float">
            <text:p>3.4958023956</text:p>
          </table:table-cell>
          <table:table-cell table:number-columns-repeated="1012"/>
        </table:table-row>
        <table:table-row table:style-name="ro1">
          <table:table-cell office:value-type="float" office:value="98043478.26" calcext:value-type="float">
            <text:p>98043478.26</text:p>
          </table:table-cell>
          <table:table-cell table:formula="of:=[.A454]/1000000" office:value-type="float" office:value="98.04347826" calcext:value-type="float">
            <text:p>98.04347826</text:p>
          </table:table-cell>
          <table:table-cell office:value-type="float" office:value="0.6" calcext:value-type="float">
            <text:p>0.60</text:p>
          </table:table-cell>
          <table:table-cell office:value-type="float" office:value="-78.68379974" calcext:value-type="float">
            <text:p>-78.68379974</text:p>
          </table:table-cell>
          <table:table-cell office:value-type="float" office:value="-67.41679382" calcext:value-type="float">
            <text:p>-67.41679382</text:p>
          </table:table-cell>
          <table:table-cell table:formula="of:=[.E454]-[.D454]" office:value-type="float" office:value="11.26700592" calcext:value-type="float">
            <text:p>11.26700592</text:p>
          </table:table-cell>
          <table:table-cell table:formula="of:=15.12-10*LOG10(POWER(10;[.F454]/10)-1)-[.C454]" office:value-type="float" office:value="3.59015134888775" calcext:value-type="float">
            <text:p>3.5901513489</text:p>
          </table:table-cell>
          <table:table-cell table:number-columns-repeated="1012"/>
        </table:table-row>
        <table:table-row table:style-name="ro1">
          <table:table-cell office:value-type="float" office:value="98260869.57" calcext:value-type="float">
            <text:p>98260869.57</text:p>
          </table:table-cell>
          <table:table-cell table:formula="of:=[.A455]/1000000" office:value-type="float" office:value="98.26086957" calcext:value-type="float">
            <text:p>98.26086957</text:p>
          </table:table-cell>
          <table:table-cell office:value-type="float" office:value="0.6" calcext:value-type="float">
            <text:p>0.60</text:p>
          </table:table-cell>
          <table:table-cell office:value-type="float" office:value="-78.65409088" calcext:value-type="float">
            <text:p>-78.65409088</text:p>
          </table:table-cell>
          <table:table-cell office:value-type="float" office:value="-67.30984497" calcext:value-type="float">
            <text:p>-67.30984497</text:p>
          </table:table-cell>
          <table:table-cell table:formula="of:=[.E455]-[.D455]" office:value-type="float" office:value="11.34424591" calcext:value-type="float">
            <text:p>11.34424591</text:p>
          </table:table-cell>
          <table:table-cell table:formula="of:=15.12-10*LOG10(POWER(10;[.F455]/10)-1)-[.C455]" office:value-type="float" office:value="3.50673557283703" calcext:value-type="float">
            <text:p>3.5067355728</text:p>
          </table:table-cell>
          <table:table-cell table:number-columns-repeated="1012"/>
        </table:table-row>
        <table:table-row table:style-name="ro1">
          <table:table-cell office:value-type="float" office:value="98478260.87" calcext:value-type="float">
            <text:p>98478260.87</text:p>
          </table:table-cell>
          <table:table-cell table:formula="of:=[.A456]/1000000" office:value-type="float" office:value="98.47826087" calcext:value-type="float">
            <text:p>98.47826087</text:p>
          </table:table-cell>
          <table:table-cell office:value-type="float" office:value="0.6" calcext:value-type="float">
            <text:p>0.60</text:p>
          </table:table-cell>
          <table:table-cell office:value-type="float" office:value="-78.22492981" calcext:value-type="float">
            <text:p>-78.22492981</text:p>
          </table:table-cell>
          <table:table-cell office:value-type="float" office:value="-67.33563232" calcext:value-type="float">
            <text:p>-67.33563232</text:p>
          </table:table-cell>
          <table:table-cell table:formula="of:=[.E456]-[.D456]" office:value-type="float" office:value="10.88929749" calcext:value-type="float">
            <text:p>10.88929749</text:p>
          </table:table-cell>
          <table:table-cell table:formula="of:=15.12-10*LOG10(POWER(10;[.F456]/10)-1)-[.C456]" office:value-type="float" office:value="3.99983339812416" calcext:value-type="float">
            <text:p>3.9998333981</text:p>
          </table:table-cell>
          <table:table-cell table:number-columns-repeated="1012"/>
        </table:table-row>
        <table:table-row table:style-name="ro1">
          <table:table-cell office:value-type="float" office:value="98695652.17" calcext:value-type="float">
            <text:p>98695652.17</text:p>
          </table:table-cell>
          <table:table-cell table:formula="of:=[.A457]/1000000" office:value-type="float" office:value="98.69565217" calcext:value-type="float">
            <text:p>98.69565217</text:p>
          </table:table-cell>
          <table:table-cell office:value-type="float" office:value="0.6" calcext:value-type="float">
            <text:p>0.60</text:p>
          </table:table-cell>
          <table:table-cell office:value-type="float" office:value="-78.09799957" calcext:value-type="float">
            <text:p>-78.09799957</text:p>
          </table:table-cell>
          <table:table-cell office:value-type="float" office:value="-67.39733124" calcext:value-type="float">
            <text:p>-67.39733124</text:p>
          </table:table-cell>
          <table:table-cell table:formula="of:=[.E457]-[.D457]" office:value-type="float" office:value="10.70066833" calcext:value-type="float">
            <text:p>10.70066833</text:p>
          </table:table-cell>
          <table:table-cell table:formula="of:=15.12-10*LOG10(POWER(10;[.F457]/10)-1)-[.C457]" office:value-type="float" office:value="4.20559874906232" calcext:value-type="float">
            <text:p>4.2055987491</text:p>
          </table:table-cell>
          <table:table-cell table:number-columns-repeated="1012"/>
        </table:table-row>
        <table:table-row table:style-name="ro1">
          <table:table-cell office:value-type="float" office:value="98913043.48" calcext:value-type="float">
            <text:p>98913043.48</text:p>
          </table:table-cell>
          <table:table-cell table:formula="of:=[.A458]/1000000" office:value-type="float" office:value="98.91304348" calcext:value-type="float">
            <text:p>98.91304348</text:p>
          </table:table-cell>
          <table:table-cell office:value-type="float" office:value="0.6" calcext:value-type="float">
            <text:p>0.60</text:p>
          </table:table-cell>
          <table:table-cell office:value-type="float" office:value="-77.65822601" calcext:value-type="float">
            <text:p>-77.65822601</text:p>
          </table:table-cell>
          <table:table-cell office:value-type="float" office:value="-67.2767334" calcext:value-type="float">
            <text:p>-67.2767334</text:p>
          </table:table-cell>
          <table:table-cell table:formula="of:=[.E458]-[.D458]" office:value-type="float" office:value="10.38149261" calcext:value-type="float">
            <text:p>10.38149261</text:p>
          </table:table-cell>
          <table:table-cell table:formula="of:=15.12-10*LOG10(POWER(10;[.F458]/10)-1)-[.C458]" office:value-type="float" office:value="4.5556910281463" calcext:value-type="float">
            <text:p>4.5556910281</text:p>
          </table:table-cell>
          <table:table-cell table:number-columns-repeated="1012"/>
        </table:table-row>
        <table:table-row table:style-name="ro1">
          <table:table-cell office:value-type="float" office:value="99130434.78" calcext:value-type="float">
            <text:p>99130434.78</text:p>
          </table:table-cell>
          <table:table-cell table:formula="of:=[.A459]/1000000" office:value-type="float" office:value="99.13043478" calcext:value-type="float">
            <text:p>99.13043478</text:p>
          </table:table-cell>
          <table:table-cell office:value-type="float" office:value="0.6" calcext:value-type="float">
            <text:p>0.60</text:p>
          </table:table-cell>
          <table:table-cell office:value-type="float" office:value="-78.324646" calcext:value-type="float">
            <text:p>-78.324646</text:p>
          </table:table-cell>
          <table:table-cell office:value-type="float" office:value="-67.67199707" calcext:value-type="float">
            <text:p>-67.67199707</text:p>
          </table:table-cell>
          <table:table-cell table:formula="of:=[.E459]-[.D459]" office:value-type="float" office:value="10.65264893" calcext:value-type="float">
            <text:p>10.65264893</text:p>
          </table:table-cell>
          <table:table-cell table:formula="of:=15.12-10*LOG10(POWER(10;[.F459]/10)-1)-[.C459]" office:value-type="float" office:value="4.25811185296077" calcext:value-type="float">
            <text:p>4.258111853</text:p>
          </table:table-cell>
          <table:table-cell table:number-columns-repeated="1012"/>
        </table:table-row>
        <table:table-row table:style-name="ro1">
          <table:table-cell office:value-type="float" office:value="99347826.09" calcext:value-type="float">
            <text:p>99347826.09</text:p>
          </table:table-cell>
          <table:table-cell table:formula="of:=[.A460]/1000000" office:value-type="float" office:value="99.34782609" calcext:value-type="float">
            <text:p>99.34782609</text:p>
          </table:table-cell>
          <table:table-cell office:value-type="float" office:value="0.6" calcext:value-type="float">
            <text:p>0.60</text:p>
          </table:table-cell>
          <table:table-cell office:value-type="float" office:value="-78.40092468" calcext:value-type="float">
            <text:p>-78.40092468</text:p>
          </table:table-cell>
          <table:table-cell office:value-type="float" office:value="-67.04612732" calcext:value-type="float">
            <text:p>-67.04612732</text:p>
          </table:table-cell>
          <table:table-cell table:formula="of:=[.E460]-[.D460]" office:value-type="float" office:value="11.35479736" calcext:value-type="float">
            <text:p>11.35479736</text:p>
          </table:table-cell>
          <table:table-cell table:formula="of:=15.12-10*LOG10(POWER(10;[.F460]/10)-1)-[.C460]" office:value-type="float" office:value="3.495349641723" calcext:value-type="float">
            <text:p>3.4953496417</text:p>
          </table:table-cell>
          <table:table-cell table:number-columns-repeated="1012"/>
        </table:table-row>
        <table:table-row table:style-name="ro1">
          <table:table-cell office:value-type="float" office:value="99565217.39" calcext:value-type="float">
            <text:p>99565217.39</text:p>
          </table:table-cell>
          <table:table-cell table:formula="of:=[.A461]/1000000" office:value-type="float" office:value="99.56521739" calcext:value-type="float">
            <text:p>99.56521739</text:p>
          </table:table-cell>
          <table:table-cell office:value-type="float" office:value="0.6" calcext:value-type="float">
            <text:p>0.60</text:p>
          </table:table-cell>
          <table:table-cell office:value-type="float" office:value="-78.42566681" calcext:value-type="float">
            <text:p>-78.42566681</text:p>
          </table:table-cell>
          <table:table-cell office:value-type="float" office:value="-67.54666138" calcext:value-type="float">
            <text:p>-67.54666138</text:p>
          </table:table-cell>
          <table:table-cell table:formula="of:=[.E461]-[.D461]" office:value-type="float" office:value="10.87900543" calcext:value-type="float">
            <text:p>10.87900543</text:p>
          </table:table-cell>
          <table:table-cell table:formula="of:=15.12-10*LOG10(POWER(10;[.F461]/10)-1)-[.C461]" office:value-type="float" office:value="4.01103966832634" calcext:value-type="float">
            <text:p>4.0110396683</text:p>
          </table:table-cell>
          <table:table-cell table:number-columns-repeated="1012"/>
        </table:table-row>
        <table:table-row table:style-name="ro1">
          <table:table-cell office:value-type="float" office:value="99782608.7" calcext:value-type="float">
            <text:p>99782608.7</text:p>
          </table:table-cell>
          <table:table-cell table:formula="of:=[.A462]/1000000" office:value-type="float" office:value="99.7826087" calcext:value-type="float">
            <text:p>99.7826087</text:p>
          </table:table-cell>
          <table:table-cell office:value-type="float" office:value="0.6" calcext:value-type="float">
            <text:p>0.60</text:p>
          </table:table-cell>
          <table:table-cell office:value-type="float" office:value="-78.61784363" calcext:value-type="float">
            <text:p>-78.61784363</text:p>
          </table:table-cell>
          <table:table-cell office:value-type="float" office:value="-67.63548279" calcext:value-type="float">
            <text:p>-67.63548279</text:p>
          </table:table-cell>
          <table:table-cell table:formula="of:=[.E462]-[.D462]" office:value-type="float" office:value="10.98236084" calcext:value-type="float">
            <text:p>10.98236084</text:p>
          </table:table-cell>
          <table:table-cell table:formula="of:=15.12-10*LOG10(POWER(10;[.F462]/10)-1)-[.C462]" office:value-type="float" office:value="3.89860969257261" calcext:value-type="float">
            <text:p>3.8986096926</text:p>
          </table:table-cell>
          <table:table-cell table:number-columns-repeated="1012"/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table:formula="of:=[.A463]/1000000" office:value-type="float" office:value="100" calcext:value-type="float">
            <text:p>100</text:p>
          </table:table-cell>
          <table:table-cell office:value-type="float" office:value="0.6" calcext:value-type="float">
            <text:p>0.60</text:p>
          </table:table-cell>
          <table:table-cell office:value-type="float" office:value="-78.7922821" calcext:value-type="float">
            <text:p>-78.7922821</text:p>
          </table:table-cell>
          <table:table-cell office:value-type="float" office:value="-67.63426971" calcext:value-type="float">
            <text:p>-67.63426971</text:p>
          </table:table-cell>
          <table:table-cell table:formula="of:=[.E463]-[.D463]" office:value-type="float" office:value="11.15801239" calcext:value-type="float">
            <text:p>11.15801239</text:p>
          </table:table-cell>
          <table:table-cell table:formula="of:=15.12-10*LOG10(POWER(10;[.F463]/10)-1)-[.C463]" office:value-type="float" office:value="3.70806401532922" calcext:value-type="float">
            <text:p>3.7080640153</text:p>
          </table:table-cell>
          <table:table-cell table:number-columns-repeated="1012"/>
        </table:table-row>
      </table:table>
      <table:table table:name="OFF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Machine Module</text:p>
          </table:table-cell>
          <table:table-cell office:value-type="string" calcext:value-type="string">
            <text:p>N9343C</text:p>
          </table:table-cell>
          <table:table-cell office:value-type="string" calcext:value-type="string">
            <text:p>CN0605A2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U Version</text:p>
          </table:table-cell>
          <table:table-cell office:value-type="string" calcext:value-type="string">
            <text:p>A.06.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SP Version</text:p>
          </table:table-cell>
          <table:table-cell office:value-type="string" calcext:value-type="string">
            <text:p>A.05.02.02 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PGA Version</text:p>
          </table:table-cell>
          <table:table-cell office:value-type="string" calcext:value-type="string">
            <text:p>A.02.8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3:33:46 07.26.20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Y Axis Scale</text:p>
          </table:table-cell>
          <table:table-cell office:value-type="string" calcext:value-type="string">
            <text:p>LO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 Axis Unit</text:p>
          </table:table-cell>
          <table:table-cell office:value-type="string" calcext:value-type="string">
            <text:p>dB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mpedance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umber of Points</text:p>
          </table:table-cell>
          <table:table-cell office:value-type="float" office:value="461" calcext:value-type="float">
            <text:p>4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weep Time(s)</text:p>
          </table:table-cell>
          <table:table-cell office:value-type="float" office:value="1.0051" calcext:value-type="float">
            <text:p>1.0051</text:p>
          </table:table-cell>
          <table:table-cell office:value-type="string" calcext:value-type="string">
            <text:p>M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rt Frequency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op Frequency</text:p>
          </table:table-cell>
          <table:table-cell office:value-type="float" office:value="100000000" calcext:value-type="float">
            <text:p>100000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equency Offset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verage Type</text:p>
          </table:table-cell>
          <table:table-cell office:value-type="string" calcext:value-type="string">
            <text:p>Log Pw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BW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M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BW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AU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eep Type</text:p>
          </table:table-cell>
          <table:table-cell office:value-type="string" calcext:value-type="string">
            <text:p>Continuo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weep Mode</text:p>
          </table:table-cell>
          <table:table-cell office:value-type="string" calcext:value-type="string">
            <text:p>Swee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eed</text:p>
          </table:table-cell>
          <table:table-cell office:value-type="string" calcext:value-type="string">
            <text:p>Fa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eAmp State</text:p>
          </table:table-cell>
          <table:table-cell office:value-type="string" calcext:value-type="string">
            <text:p>OF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f Level</text:p>
          </table:table-cell>
          <table:table-cell office:value-type="float" office:value="-50" calcext:value-type="float">
            <text:p>-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ttenuati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f Level Offset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 Axis Units</text:p>
          </table:table-cell>
          <table:table-cell office:value-type="string" calcext:value-type="string">
            <text:p>Hz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Sensitive</text:p>
          </table:table-cell>
          <table:table-cell office:value-type="string" calcext:value-type="string">
            <text:p>OF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igger Source</text:p>
          </table:table-cell>
          <table:table-cell office:value-type="string" calcext:value-type="string">
            <text:p>FreeRu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igger Level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igger Slope</text:p>
          </table:table-cell>
          <table:table-cell office:value-type="string" calcext:value-type="string">
            <text:p>RI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igger Dela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F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te Sweep</text:p>
          </table:table-cell>
          <table:table-cell office:value-type="string" calcext:value-type="string">
            <text:p>OF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te View</text:p>
          </table:table-cell>
          <table:table-cell office:value-type="string" calcext:value-type="string">
            <text:p>OF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te Delay</text:p>
          </table:table-cell>
          <table:table-cell office:value-type="float" office:value="0.00228" calcext:value-type="float">
            <text:p>0.002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te Length</text:p>
          </table:table-cell>
          <table:table-cell office:value-type="float" office:value="0.00084" calcext:value-type="float">
            <text:p>0.000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te Source</text:p>
          </table:table-cell>
          <table:table-cell office:value-type="string" calcext:value-type="string">
            <text:p>Extern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urst Level</text:p>
          </table:table-cell>
          <table:table-cell office:value-type="float" office:value="-20" calcext:value-type="float">
            <text:p>-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urst Trigger Slope</text:p>
          </table:table-cell>
          <table:table-cell office:value-type="string" calcext:value-type="string">
            <text:p>Ri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r Period</text:p>
          </table:table-cell>
          <table:table-cell office:value-type="float" office:value="0.00312" calcext:value-type="float">
            <text:p>0.003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r Offset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ync Source</text:p>
          </table:table-cell>
          <table:table-cell office:value-type="string" calcext:value-type="string">
            <text:p>Of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ply Corrections</text:p>
          </table:table-cell>
          <table:table-cell office:value-type="string" calcext:value-type="string">
            <text:p>OF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tenna Unit</text:p>
          </table:table-cell>
          <table:table-cell office:value-type="string" calcext:value-type="string">
            <text:p>OF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rrection1</text:p>
          </table:table-cell>
          <table:table-cell office:value-type="string" calcext:value-type="string">
            <text:p>Of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rrection2</text:p>
          </table:table-cell>
          <table:table-cell office:value-type="string" calcext:value-type="string">
            <text:p>Of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rrection3</text:p>
          </table:table-cell>
          <table:table-cell office:value-type="string" calcext:value-type="string">
            <text:p>Of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rrection4</text:p>
          </table:table-cell>
          <table:table-cell office:value-type="string" calcext:value-type="string">
            <text:p>Of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rker Informa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rker</text:p>
          </table:table-cell>
          <table:table-cell office:value-type="string" calcext:value-type="string">
            <text:p>Trac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X Axis</text:p>
          </table:table-cell>
          <table:table-cell office:value-type="string" calcext:value-type="string">
            <text:p>Amplitude</text:p>
          </table:table-cell>
        </table:table-row>
        <table:table-row table:style-name="ro1">
          <table:table-cell office:value-type="string" calcext:value-type="string">
            <text:p>M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5.00 MHz</text:p>
          </table:table-cell>
          <table:table-cell office:value-type="string" calcext:value-type="string">
            <text:p>-74.59 dBm</text:p>
          </table:table-cell>
        </table:table-row>
        <table:table-row table:style-name="ro1">
          <table:table-cell office:value-type="string" calcext:value-type="string">
            <text:p>M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10.00 MHz</text:p>
          </table:table-cell>
          <table:table-cell office:value-type="string" calcext:value-type="string">
            <text:p>-75.33 dBm</text:p>
          </table:table-cell>
        </table:table-row>
        <table:table-row table:style-name="ro1">
          <table:table-cell office:value-type="string" calcext:value-type="string">
            <text:p>M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20.00 MHz</text:p>
          </table:table-cell>
          <table:table-cell office:value-type="string" calcext:value-type="string">
            <text:p>-77.76 dBm</text:p>
          </table:table-cell>
        </table:table-row>
        <table:table-row table:style-name="ro1">
          <table:table-cell office:value-type="string" calcext:value-type="string">
            <text:p>M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30.00 MHz</text:p>
          </table:table-cell>
          <table:table-cell office:value-type="string" calcext:value-type="string">
            <text:p>-78.61 dBm</text:p>
          </table:table-cell>
        </table:table-row>
        <table:table-row table:style-name="ro1">
          <table:table-cell office:value-type="string" calcext:value-type="string">
            <text:p>M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40.00 MHz</text:p>
          </table:table-cell>
          <table:table-cell office:value-type="string" calcext:value-type="string">
            <text:p>-78.72 dBm</text:p>
          </table:table-cell>
        </table:table-row>
        <table:table-row table:style-name="ro1">
          <table:table-cell office:value-type="string" calcext:value-type="string">
            <text:p>M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50.00 MHz</text:p>
          </table:table-cell>
          <table:table-cell office:value-type="string" calcext:value-type="string">
            <text:p>-78.67 dBm</text:p>
          </table:table-cell>
        </table:table-row>
        <table:table-row table:style-name="ro1">
          <table:table-cell office:value-type="string" calcext:value-type="string">
            <text:p>CISPR Filter</text:p>
          </table:table-cell>
          <table:table-cell office:value-type="string" calcext:value-type="string">
            <text:p>Normal RBW</text:p>
          </table:table-cell>
          <table:table-cell office:value-type="string" calcext:value-type="string">
            <text:p>Dwell Time(s)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AUTO</text:p>
          </table:table-cell>
        </table:table-row>
        <table:table-row table:style-name="ro1">
          <table:table-cell office:value-type="string" calcext:value-type="string">
            <text:p>Trace Math</text:p>
          </table:table-cell>
          <table:table-cell office:value-type="string" calcext:value-type="string">
            <text:p>Of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ce Math By</text:p>
          </table:table-cell>
          <table:table-cell office:value-type="string" calcext:value-type="string">
            <text:p>Log Pow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ce Variable A</text:p>
          </table:table-cell>
          <table:table-cell office:value-type="string" calcext:value-type="string">
            <text:p>Trace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ce Variable B</text:p>
          </table:table-cell>
          <table:table-cell office:value-type="string" calcext:value-type="string">
            <text:p>Trace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ce Variable C</text:p>
          </table:table-cell>
          <table:table-cell office:value-type="string" calcext:value-type="string">
            <text:p>Trace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ce Name</text:p>
          </table:table-cell>
          <table:table-cell office:value-type="string" calcext:value-type="string">
            <text:p>Trace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ce Count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ce Type</text:p>
          </table:table-cell>
          <table:table-cell office:value-type="string" calcext:value-type="string">
            <text:p>Clear Wri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ce Detector</text:p>
          </table:table-cell>
          <table:table-cell office:value-type="string" calcext:value-type="string">
            <text:p>Pos Pea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ce Data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9.54899025" calcext:value-type="float">
            <text:p>-9.54899025</text:p>
          </table:table-cell>
          <table:table-cell table:number-columns-repeated="3"/>
        </table:table-row>
        <table:table-row table:style-name="ro1">
          <table:table-cell office:value-type="float" office:value="217391.3043" calcext:value-type="float">
            <text:p>217391.3043</text:p>
          </table:table-cell>
          <table:table-cell office:value-type="float" office:value="-24.94914627" calcext:value-type="float">
            <text:p>-24.94914627</text:p>
          </table:table-cell>
          <table:table-cell table:number-columns-repeated="3"/>
        </table:table-row>
        <table:table-row table:style-name="ro1">
          <table:table-cell office:value-type="float" office:value="434782.6087" calcext:value-type="float">
            <text:p>434782.6087</text:p>
          </table:table-cell>
          <table:table-cell office:value-type="float" office:value="-26.91415977" calcext:value-type="float">
            <text:p>-26.91415977</text:p>
          </table:table-cell>
          <table:table-cell table:number-columns-repeated="3"/>
        </table:table-row>
        <table:table-row table:style-name="ro1">
          <table:table-cell office:value-type="float" office:value="652173.913" calcext:value-type="float">
            <text:p>652173.913</text:p>
          </table:table-cell>
          <table:table-cell office:value-type="float" office:value="-29.46033859" calcext:value-type="float">
            <text:p>-29.46033859</text:p>
          </table:table-cell>
          <table:table-cell table:number-columns-repeated="3"/>
        </table:table-row>
        <table:table-row table:style-name="ro1">
          <table:table-cell office:value-type="float" office:value="869565.2174" calcext:value-type="float">
            <text:p>869565.2174</text:p>
          </table:table-cell>
          <table:table-cell office:value-type="float" office:value="-32.56246185" calcext:value-type="float">
            <text:p>-32.56246185</text:p>
          </table:table-cell>
          <table:table-cell table:number-columns-repeated="3"/>
        </table:table-row>
        <table:table-row table:style-name="ro1">
          <table:table-cell office:value-type="float" office:value="1086956.522" calcext:value-type="float">
            <text:p>1086956.522</text:p>
          </table:table-cell>
          <table:table-cell office:value-type="float" office:value="-37.2124176" calcext:value-type="float">
            <text:p>-37.2124176</text:p>
          </table:table-cell>
          <table:table-cell table:number-columns-repeated="3"/>
        </table:table-row>
        <table:table-row table:style-name="ro1">
          <table:table-cell office:value-type="float" office:value="1304347.826" calcext:value-type="float">
            <text:p>1304347.826</text:p>
          </table:table-cell>
          <table:table-cell office:value-type="float" office:value="-41.8079071" calcext:value-type="float">
            <text:p>-41.8079071</text:p>
          </table:table-cell>
          <table:table-cell table:number-columns-repeated="3"/>
        </table:table-row>
        <table:table-row table:style-name="ro1">
          <table:table-cell office:value-type="float" office:value="1521739.13" calcext:value-type="float">
            <text:p>1521739.13</text:p>
          </table:table-cell>
          <table:table-cell office:value-type="float" office:value="-48.1567955" calcext:value-type="float">
            <text:p>-48.1567955</text:p>
          </table:table-cell>
          <table:table-cell table:number-columns-repeated="3"/>
        </table:table-row>
        <table:table-row table:style-name="ro1">
          <table:table-cell office:value-type="float" office:value="1739130.435" calcext:value-type="float">
            <text:p>1739130.435</text:p>
          </table:table-cell>
          <table:table-cell office:value-type="float" office:value="-55.24001312" calcext:value-type="float">
            <text:p>-55.24001312</text:p>
          </table:table-cell>
          <table:table-cell table:number-columns-repeated="3"/>
        </table:table-row>
        <table:table-row table:style-name="ro1">
          <table:table-cell office:value-type="float" office:value="1956521.739" calcext:value-type="float">
            <text:p>1956521.739</text:p>
          </table:table-cell>
          <table:table-cell office:value-type="float" office:value="-61.47556305" calcext:value-type="float">
            <text:p>-61.47556305</text:p>
          </table:table-cell>
          <table:table-cell table:number-columns-repeated="3"/>
        </table:table-row>
        <table:table-row table:style-name="ro1">
          <table:table-cell office:value-type="float" office:value="2173913.043" calcext:value-type="float">
            <text:p>2173913.043</text:p>
          </table:table-cell>
          <table:table-cell office:value-type="float" office:value="-66.30780029" calcext:value-type="float">
            <text:p>-66.30780029</text:p>
          </table:table-cell>
          <table:table-cell table:number-columns-repeated="3"/>
        </table:table-row>
        <table:table-row table:style-name="ro1">
          <table:table-cell office:value-type="float" office:value="2391304.348" calcext:value-type="float">
            <text:p>2391304.348</text:p>
          </table:table-cell>
          <table:table-cell office:value-type="float" office:value="-68.95461273" calcext:value-type="float">
            <text:p>-68.95461273</text:p>
          </table:table-cell>
          <table:table-cell table:number-columns-repeated="3"/>
        </table:table-row>
        <table:table-row table:style-name="ro1">
          <table:table-cell office:value-type="float" office:value="2608695.652" calcext:value-type="float">
            <text:p>2608695.652</text:p>
          </table:table-cell>
          <table:table-cell office:value-type="float" office:value="-70.4659729" calcext:value-type="float">
            <text:p>-70.4659729</text:p>
          </table:table-cell>
          <table:table-cell table:number-columns-repeated="3"/>
        </table:table-row>
        <table:table-row table:style-name="ro1">
          <table:table-cell office:value-type="float" office:value="2826086.957" calcext:value-type="float">
            <text:p>2826086.957</text:p>
          </table:table-cell>
          <table:table-cell office:value-type="float" office:value="-71.70633698" calcext:value-type="float">
            <text:p>-71.70633698</text:p>
          </table:table-cell>
          <table:table-cell table:number-columns-repeated="3"/>
        </table:table-row>
        <table:table-row table:style-name="ro1">
          <table:table-cell office:value-type="float" office:value="3043478.261" calcext:value-type="float">
            <text:p>3043478.261</text:p>
          </table:table-cell>
          <table:table-cell office:value-type="float" office:value="-72.32197571" calcext:value-type="float">
            <text:p>-72.32197571</text:p>
          </table:table-cell>
          <table:table-cell table:number-columns-repeated="3"/>
        </table:table-row>
        <table:table-row table:style-name="ro1">
          <table:table-cell office:value-type="float" office:value="3260869.565" calcext:value-type="float">
            <text:p>3260869.565</text:p>
          </table:table-cell>
          <table:table-cell office:value-type="float" office:value="-72.69103241" calcext:value-type="float">
            <text:p>-72.69103241</text:p>
          </table:table-cell>
          <table:table-cell table:number-columns-repeated="3"/>
        </table:table-row>
        <table:table-row table:style-name="ro1">
          <table:table-cell office:value-type="float" office:value="3478260.87" calcext:value-type="float">
            <text:p>3478260.87</text:p>
          </table:table-cell>
          <table:table-cell office:value-type="float" office:value="-72.83088684" calcext:value-type="float">
            <text:p>-72.83088684</text:p>
          </table:table-cell>
          <table:table-cell table:number-columns-repeated="3"/>
        </table:table-row>
        <table:table-row table:style-name="ro1">
          <table:table-cell office:value-type="float" office:value="3695652.174" calcext:value-type="float">
            <text:p>3695652.174</text:p>
          </table:table-cell>
          <table:table-cell office:value-type="float" office:value="-73.96549988" calcext:value-type="float">
            <text:p>-73.96549988</text:p>
          </table:table-cell>
          <table:table-cell table:number-columns-repeated="3"/>
        </table:table-row>
        <table:table-row table:style-name="ro1">
          <table:table-cell office:value-type="float" office:value="3913043.478" calcext:value-type="float">
            <text:p>3913043.478</text:p>
          </table:table-cell>
          <table:table-cell office:value-type="float" office:value="-73.53160095" calcext:value-type="float">
            <text:p>-73.53160095</text:p>
          </table:table-cell>
          <table:table-cell table:number-columns-repeated="3"/>
        </table:table-row>
        <table:table-row table:style-name="ro1">
          <table:table-cell office:value-type="float" office:value="4130434.783" calcext:value-type="float">
            <text:p>4130434.783</text:p>
          </table:table-cell>
          <table:table-cell office:value-type="float" office:value="-74.20468903" calcext:value-type="float">
            <text:p>-74.20468903</text:p>
          </table:table-cell>
          <table:table-cell table:number-columns-repeated="3"/>
        </table:table-row>
        <table:table-row table:style-name="ro1">
          <table:table-cell office:value-type="float" office:value="4347826.087" calcext:value-type="float">
            <text:p>4347826.087</text:p>
          </table:table-cell>
          <table:table-cell office:value-type="float" office:value="-74.35300446" calcext:value-type="float">
            <text:p>-74.35300446</text:p>
          </table:table-cell>
          <table:table-cell table:number-columns-repeated="3"/>
        </table:table-row>
        <table:table-row table:style-name="ro1">
          <table:table-cell office:value-type="float" office:value="4565217.391" calcext:value-type="float">
            <text:p>4565217.391</text:p>
          </table:table-cell>
          <table:table-cell office:value-type="float" office:value="-74.29949188" calcext:value-type="float">
            <text:p>-74.29949188</text:p>
          </table:table-cell>
          <table:table-cell table:number-columns-repeated="3"/>
        </table:table-row>
        <table:table-row table:style-name="ro1">
          <table:table-cell office:value-type="float" office:value="4782608.696" calcext:value-type="float">
            <text:p>4782608.696</text:p>
          </table:table-cell>
          <table:table-cell office:value-type="float" office:value="-74.54064941" calcext:value-type="float">
            <text:p>-74.54064941</text:p>
          </table:table-cell>
          <table:table-cell table:number-columns-repeated="3"/>
        </table:table-row>
        <table:table-row table:style-name="ro1">
          <table:table-cell office:value-type="float" office:value="5000000" calcext:value-type="float">
            <text:p>5000000</text:p>
          </table:table-cell>
          <table:table-cell office:value-type="float" office:value="-74.59401703" calcext:value-type="float">
            <text:p>-74.59401703</text:p>
          </table:table-cell>
          <table:table-cell table:number-columns-repeated="3"/>
        </table:table-row>
        <table:table-row table:style-name="ro1">
          <table:table-cell office:value-type="float" office:value="5217391.304" calcext:value-type="float">
            <text:p>5217391.304</text:p>
          </table:table-cell>
          <table:table-cell office:value-type="float" office:value="-74.14774323" calcext:value-type="float">
            <text:p>-74.14774323</text:p>
          </table:table-cell>
          <table:table-cell table:number-columns-repeated="3"/>
        </table:table-row>
        <table:table-row table:style-name="ro1">
          <table:table-cell office:value-type="float" office:value="5434782.609" calcext:value-type="float">
            <text:p>5434782.609</text:p>
          </table:table-cell>
          <table:table-cell office:value-type="float" office:value="-74.45963287" calcext:value-type="float">
            <text:p>-74.45963287</text:p>
          </table:table-cell>
          <table:table-cell table:number-columns-repeated="3"/>
        </table:table-row>
        <table:table-row table:style-name="ro1">
          <table:table-cell office:value-type="float" office:value="5652173.913" calcext:value-type="float">
            <text:p>5652173.913</text:p>
          </table:table-cell>
          <table:table-cell office:value-type="float" office:value="-74.80805969" calcext:value-type="float">
            <text:p>-74.80805969</text:p>
          </table:table-cell>
          <table:table-cell table:number-columns-repeated="3"/>
        </table:table-row>
        <table:table-row table:style-name="ro1">
          <table:table-cell office:value-type="float" office:value="5869565.217" calcext:value-type="float">
            <text:p>5869565.217</text:p>
          </table:table-cell>
          <table:table-cell office:value-type="float" office:value="-74.534935" calcext:value-type="float">
            <text:p>-74.534935</text:p>
          </table:table-cell>
          <table:table-cell table:number-columns-repeated="3"/>
        </table:table-row>
        <table:table-row table:style-name="ro1">
          <table:table-cell office:value-type="float" office:value="6086956.522" calcext:value-type="float">
            <text:p>6086956.522</text:p>
          </table:table-cell>
          <table:table-cell office:value-type="float" office:value="-74.74878693" calcext:value-type="float">
            <text:p>-74.74878693</text:p>
          </table:table-cell>
          <table:table-cell table:number-columns-repeated="3"/>
        </table:table-row>
        <table:table-row table:style-name="ro1">
          <table:table-cell office:value-type="float" office:value="6304347.826" calcext:value-type="float">
            <text:p>6304347.826</text:p>
          </table:table-cell>
          <table:table-cell office:value-type="float" office:value="-74.51276398" calcext:value-type="float">
            <text:p>-74.51276398</text:p>
          </table:table-cell>
          <table:table-cell table:number-columns-repeated="3"/>
        </table:table-row>
        <table:table-row table:style-name="ro1">
          <table:table-cell office:value-type="float" office:value="6521739.13" calcext:value-type="float">
            <text:p>6521739.13</text:p>
          </table:table-cell>
          <table:table-cell office:value-type="float" office:value="-74.52786255" calcext:value-type="float">
            <text:p>-74.52786255</text:p>
          </table:table-cell>
          <table:table-cell table:number-columns-repeated="3"/>
        </table:table-row>
        <table:table-row table:style-name="ro1">
          <table:table-cell office:value-type="float" office:value="6739130.435" calcext:value-type="float">
            <text:p>6739130.435</text:p>
          </table:table-cell>
          <table:table-cell office:value-type="float" office:value="-74.68737793" calcext:value-type="float">
            <text:p>-74.68737793</text:p>
          </table:table-cell>
          <table:table-cell table:number-columns-repeated="3"/>
        </table:table-row>
        <table:table-row table:style-name="ro1">
          <table:table-cell office:value-type="float" office:value="6956521.739" calcext:value-type="float">
            <text:p>6956521.739</text:p>
          </table:table-cell>
          <table:table-cell office:value-type="float" office:value="-74.56982422" calcext:value-type="float">
            <text:p>-74.56982422</text:p>
          </table:table-cell>
          <table:table-cell table:number-columns-repeated="3"/>
        </table:table-row>
        <table:table-row table:style-name="ro1">
          <table:table-cell office:value-type="float" office:value="7173913.043" calcext:value-type="float">
            <text:p>7173913.043</text:p>
          </table:table-cell>
          <table:table-cell office:value-type="float" office:value="-75.03321838" calcext:value-type="float">
            <text:p>-75.03321838</text:p>
          </table:table-cell>
          <table:table-cell table:number-columns-repeated="3"/>
        </table:table-row>
        <table:table-row table:style-name="ro1">
          <table:table-cell office:value-type="float" office:value="7391304.348" calcext:value-type="float">
            <text:p>7391304.348</text:p>
          </table:table-cell>
          <table:table-cell office:value-type="float" office:value="-74.65328979" calcext:value-type="float">
            <text:p>-74.65328979</text:p>
          </table:table-cell>
          <table:table-cell table:number-columns-repeated="3"/>
        </table:table-row>
        <table:table-row table:style-name="ro1">
          <table:table-cell office:value-type="float" office:value="7608695.652" calcext:value-type="float">
            <text:p>7608695.652</text:p>
          </table:table-cell>
          <table:table-cell office:value-type="float" office:value="-75.0739212" calcext:value-type="float">
            <text:p>-75.0739212</text:p>
          </table:table-cell>
          <table:table-cell table:number-columns-repeated="3"/>
        </table:table-row>
        <table:table-row table:style-name="ro1">
          <table:table-cell office:value-type="float" office:value="7826086.957" calcext:value-type="float">
            <text:p>7826086.957</text:p>
          </table:table-cell>
          <table:table-cell office:value-type="float" office:value="-74.9491806" calcext:value-type="float">
            <text:p>-74.9491806</text:p>
          </table:table-cell>
          <table:table-cell table:number-columns-repeated="3"/>
        </table:table-row>
        <table:table-row table:style-name="ro1">
          <table:table-cell office:value-type="float" office:value="8043478.261" calcext:value-type="float">
            <text:p>8043478.261</text:p>
          </table:table-cell>
          <table:table-cell office:value-type="float" office:value="-74.85164642" calcext:value-type="float">
            <text:p>-74.85164642</text:p>
          </table:table-cell>
          <table:table-cell table:number-columns-repeated="3"/>
        </table:table-row>
        <table:table-row table:style-name="ro1">
          <table:table-cell office:value-type="float" office:value="8260869.565" calcext:value-type="float">
            <text:p>8260869.565</text:p>
          </table:table-cell>
          <table:table-cell office:value-type="float" office:value="-74.73872375" calcext:value-type="float">
            <text:p>-74.73872375</text:p>
          </table:table-cell>
          <table:table-cell table:number-columns-repeated="3"/>
        </table:table-row>
        <table:table-row table:style-name="ro1">
          <table:table-cell office:value-type="float" office:value="8478260.87" calcext:value-type="float">
            <text:p>8478260.87</text:p>
          </table:table-cell>
          <table:table-cell office:value-type="float" office:value="-74.96685028" calcext:value-type="float">
            <text:p>-74.96685028</text:p>
          </table:table-cell>
          <table:table-cell table:number-columns-repeated="3"/>
        </table:table-row>
        <table:table-row table:style-name="ro1">
          <table:table-cell office:value-type="float" office:value="8695652.174" calcext:value-type="float">
            <text:p>8695652.174</text:p>
          </table:table-cell>
          <table:table-cell office:value-type="float" office:value="-74.86399078" calcext:value-type="float">
            <text:p>-74.86399078</text:p>
          </table:table-cell>
          <table:table-cell table:number-columns-repeated="3"/>
        </table:table-row>
        <table:table-row table:style-name="ro1">
          <table:table-cell office:value-type="float" office:value="8913043.478" calcext:value-type="float">
            <text:p>8913043.478</text:p>
          </table:table-cell>
          <table:table-cell office:value-type="float" office:value="-74.75965118" calcext:value-type="float">
            <text:p>-74.75965118</text:p>
          </table:table-cell>
          <table:table-cell table:number-columns-repeated="3"/>
        </table:table-row>
        <table:table-row table:style-name="ro1">
          <table:table-cell office:value-type="float" office:value="9130434.783" calcext:value-type="float">
            <text:p>9130434.783</text:p>
          </table:table-cell>
          <table:table-cell office:value-type="float" office:value="-75.25319672" calcext:value-type="float">
            <text:p>-75.25319672</text:p>
          </table:table-cell>
          <table:table-cell table:number-columns-repeated="3"/>
        </table:table-row>
        <table:table-row table:style-name="ro1">
          <table:table-cell office:value-type="float" office:value="9347826.087" calcext:value-type="float">
            <text:p>9347826.087</text:p>
          </table:table-cell>
          <table:table-cell office:value-type="float" office:value="-75.38775635" calcext:value-type="float">
            <text:p>-75.38775635</text:p>
          </table:table-cell>
          <table:table-cell table:number-columns-repeated="3"/>
        </table:table-row>
        <table:table-row table:style-name="ro1">
          <table:table-cell office:value-type="float" office:value="9565217.391" calcext:value-type="float">
            <text:p>9565217.391</text:p>
          </table:table-cell>
          <table:table-cell office:value-type="float" office:value="-75.19943237" calcext:value-type="float">
            <text:p>-75.19943237</text:p>
          </table:table-cell>
          <table:table-cell table:number-columns-repeated="3"/>
        </table:table-row>
        <table:table-row table:style-name="ro1">
          <table:table-cell office:value-type="float" office:value="9782608.696" calcext:value-type="float">
            <text:p>9782608.696</text:p>
          </table:table-cell>
          <table:table-cell office:value-type="float" office:value="-75.74420166" calcext:value-type="float">
            <text:p>-75.74420166</text:p>
          </table:table-cell>
          <table:table-cell table:number-columns-repeated="3"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-75.32795715" calcext:value-type="float">
            <text:p>-75.32795715</text:p>
          </table:table-cell>
          <table:table-cell table:number-columns-repeated="3"/>
        </table:table-row>
        <table:table-row table:style-name="ro1">
          <table:table-cell office:value-type="float" office:value="10217391.3" calcext:value-type="float">
            <text:p>10217391.3</text:p>
          </table:table-cell>
          <table:table-cell office:value-type="float" office:value="-76.56532288" calcext:value-type="float">
            <text:p>-76.56532288</text:p>
          </table:table-cell>
          <table:table-cell table:number-columns-repeated="3"/>
        </table:table-row>
        <table:table-row table:style-name="ro1">
          <table:table-cell office:value-type="float" office:value="10434782.61" calcext:value-type="float">
            <text:p>10434782.61</text:p>
          </table:table-cell>
          <table:table-cell office:value-type="float" office:value="-76.55113983" calcext:value-type="float">
            <text:p>-76.55113983</text:p>
          </table:table-cell>
          <table:table-cell table:number-columns-repeated="3"/>
        </table:table-row>
        <table:table-row table:style-name="ro1">
          <table:table-cell office:value-type="float" office:value="10652173.91" calcext:value-type="float">
            <text:p>10652173.91</text:p>
          </table:table-cell>
          <table:table-cell office:value-type="float" office:value="-76.4702301" calcext:value-type="float">
            <text:p>-76.4702301</text:p>
          </table:table-cell>
          <table:table-cell table:number-columns-repeated="3"/>
        </table:table-row>
        <table:table-row table:style-name="ro1">
          <table:table-cell office:value-type="float" office:value="10869565.22" calcext:value-type="float">
            <text:p>10869565.22</text:p>
          </table:table-cell>
          <table:table-cell office:value-type="float" office:value="-76.97750092" calcext:value-type="float">
            <text:p>-76.97750092</text:p>
          </table:table-cell>
          <table:table-cell table:number-columns-repeated="3"/>
        </table:table-row>
        <table:table-row table:style-name="ro1">
          <table:table-cell office:value-type="float" office:value="11086956.52" calcext:value-type="float">
            <text:p>11086956.52</text:p>
          </table:table-cell>
          <table:table-cell office:value-type="float" office:value="-76.78096771" calcext:value-type="float">
            <text:p>-76.78096771</text:p>
          </table:table-cell>
          <table:table-cell table:number-columns-repeated="3"/>
        </table:table-row>
        <table:table-row table:style-name="ro1">
          <table:table-cell office:value-type="float" office:value="11304347.83" calcext:value-type="float">
            <text:p>11304347.83</text:p>
          </table:table-cell>
          <table:table-cell office:value-type="float" office:value="-76.84364319" calcext:value-type="float">
            <text:p>-76.84364319</text:p>
          </table:table-cell>
          <table:table-cell table:number-columns-repeated="3"/>
        </table:table-row>
        <table:table-row table:style-name="ro1">
          <table:table-cell office:value-type="float" office:value="11521739.13" calcext:value-type="float">
            <text:p>11521739.13</text:p>
          </table:table-cell>
          <table:table-cell office:value-type="float" office:value="-76.69599915" calcext:value-type="float">
            <text:p>-76.69599915</text:p>
          </table:table-cell>
          <table:table-cell table:number-columns-repeated="3"/>
        </table:table-row>
        <table:table-row table:style-name="ro1">
          <table:table-cell office:value-type="float" office:value="11739130.43" calcext:value-type="float">
            <text:p>11739130.43</text:p>
          </table:table-cell>
          <table:table-cell office:value-type="float" office:value="-76.98752594" calcext:value-type="float">
            <text:p>-76.98752594</text:p>
          </table:table-cell>
          <table:table-cell table:number-columns-repeated="3"/>
        </table:table-row>
        <table:table-row table:style-name="ro1">
          <table:table-cell office:value-type="float" office:value="11956521.74" calcext:value-type="float">
            <text:p>11956521.74</text:p>
          </table:table-cell>
          <table:table-cell office:value-type="float" office:value="-76.89480591" calcext:value-type="float">
            <text:p>-76.89480591</text:p>
          </table:table-cell>
          <table:table-cell table:number-columns-repeated="3"/>
        </table:table-row>
        <table:table-row table:style-name="ro1">
          <table:table-cell office:value-type="float" office:value="12173913.04" calcext:value-type="float">
            <text:p>12173913.04</text:p>
          </table:table-cell>
          <table:table-cell office:value-type="float" office:value="-76.94660187" calcext:value-type="float">
            <text:p>-76.94660187</text:p>
          </table:table-cell>
          <table:table-cell table:number-columns-repeated="3"/>
        </table:table-row>
        <table:table-row table:style-name="ro1">
          <table:table-cell office:value-type="float" office:value="12391304.35" calcext:value-type="float">
            <text:p>12391304.35</text:p>
          </table:table-cell>
          <table:table-cell office:value-type="float" office:value="-77.2284317" calcext:value-type="float">
            <text:p>-77.2284317</text:p>
          </table:table-cell>
          <table:table-cell table:number-columns-repeated="3"/>
        </table:table-row>
        <table:table-row table:style-name="ro1">
          <table:table-cell office:value-type="float" office:value="12608695.65" calcext:value-type="float">
            <text:p>12608695.65</text:p>
          </table:table-cell>
          <table:table-cell office:value-type="float" office:value="-77.20832825" calcext:value-type="float">
            <text:p>-77.20832825</text:p>
          </table:table-cell>
          <table:table-cell table:number-columns-repeated="3"/>
        </table:table-row>
        <table:table-row table:style-name="ro1">
          <table:table-cell office:value-type="float" office:value="12826086.96" calcext:value-type="float">
            <text:p>12826086.96</text:p>
          </table:table-cell>
          <table:table-cell office:value-type="float" office:value="-77.11659241" calcext:value-type="float">
            <text:p>-77.11659241</text:p>
          </table:table-cell>
          <table:table-cell table:number-columns-repeated="3"/>
        </table:table-row>
        <table:table-row table:style-name="ro1">
          <table:table-cell office:value-type="float" office:value="13043478.26" calcext:value-type="float">
            <text:p>13043478.26</text:p>
          </table:table-cell>
          <table:table-cell office:value-type="float" office:value="-77.04314423" calcext:value-type="float">
            <text:p>-77.04314423</text:p>
          </table:table-cell>
          <table:table-cell table:number-columns-repeated="3"/>
        </table:table-row>
        <table:table-row table:style-name="ro1">
          <table:table-cell office:value-type="float" office:value="13260869.57" calcext:value-type="float">
            <text:p>13260869.57</text:p>
          </table:table-cell>
          <table:table-cell office:value-type="float" office:value="-76.89573669" calcext:value-type="float">
            <text:p>-76.89573669</text:p>
          </table:table-cell>
          <table:table-cell table:number-columns-repeated="3"/>
        </table:table-row>
        <table:table-row table:style-name="ro1">
          <table:table-cell office:value-type="float" office:value="13478260.87" calcext:value-type="float">
            <text:p>13478260.87</text:p>
          </table:table-cell>
          <table:table-cell office:value-type="float" office:value="-76.90852356" calcext:value-type="float">
            <text:p>-76.90852356</text:p>
          </table:table-cell>
          <table:table-cell table:number-columns-repeated="3"/>
        </table:table-row>
        <table:table-row table:style-name="ro1">
          <table:table-cell office:value-type="float" office:value="13695652.17" calcext:value-type="float">
            <text:p>13695652.17</text:p>
          </table:table-cell>
          <table:table-cell office:value-type="float" office:value="-77.05066681" calcext:value-type="float">
            <text:p>-77.05066681</text:p>
          </table:table-cell>
          <table:table-cell table:number-columns-repeated="3"/>
        </table:table-row>
        <table:table-row table:style-name="ro1">
          <table:table-cell office:value-type="float" office:value="13913043.48" calcext:value-type="float">
            <text:p>13913043.48</text:p>
          </table:table-cell>
          <table:table-cell office:value-type="float" office:value="-77.07762909" calcext:value-type="float">
            <text:p>-77.07762909</text:p>
          </table:table-cell>
          <table:table-cell table:number-columns-repeated="3"/>
        </table:table-row>
        <table:table-row table:style-name="ro1">
          <table:table-cell office:value-type="float" office:value="14130434.78" calcext:value-type="float">
            <text:p>14130434.78</text:p>
          </table:table-cell>
          <table:table-cell office:value-type="float" office:value="-77.10843658" calcext:value-type="float">
            <text:p>-77.10843658</text:p>
          </table:table-cell>
          <table:table-cell table:number-columns-repeated="3"/>
        </table:table-row>
        <table:table-row table:style-name="ro1">
          <table:table-cell office:value-type="float" office:value="14347826.09" calcext:value-type="float">
            <text:p>14347826.09</text:p>
          </table:table-cell>
          <table:table-cell office:value-type="float" office:value="-77.2257309" calcext:value-type="float">
            <text:p>-77.2257309</text:p>
          </table:table-cell>
          <table:table-cell table:number-columns-repeated="3"/>
        </table:table-row>
        <table:table-row table:style-name="ro1">
          <table:table-cell office:value-type="float" office:value="14565217.39" calcext:value-type="float">
            <text:p>14565217.39</text:p>
          </table:table-cell>
          <table:table-cell office:value-type="float" office:value="-77.35496521" calcext:value-type="float">
            <text:p>-77.35496521</text:p>
          </table:table-cell>
          <table:table-cell table:number-columns-repeated="3"/>
        </table:table-row>
        <table:table-row table:style-name="ro1">
          <table:table-cell office:value-type="float" office:value="14782608.7" calcext:value-type="float">
            <text:p>14782608.7</text:p>
          </table:table-cell>
          <table:table-cell office:value-type="float" office:value="-77.39427185" calcext:value-type="float">
            <text:p>-77.39427185</text:p>
          </table:table-cell>
          <table:table-cell table:number-columns-repeated="3"/>
        </table:table-row>
        <table:table-row table:style-name="ro1">
          <table:table-cell office:value-type="float" office:value="15000000" calcext:value-type="float">
            <text:p>15000000</text:p>
          </table:table-cell>
          <table:table-cell office:value-type="float" office:value="-77.22029114" calcext:value-type="float">
            <text:p>-77.22029114</text:p>
          </table:table-cell>
          <table:table-cell table:number-columns-repeated="3"/>
        </table:table-row>
        <table:table-row table:style-name="ro1">
          <table:table-cell office:value-type="float" office:value="15217391.3" calcext:value-type="float">
            <text:p>15217391.3</text:p>
          </table:table-cell>
          <table:table-cell office:value-type="float" office:value="-77.16282654" calcext:value-type="float">
            <text:p>-77.16282654</text:p>
          </table:table-cell>
          <table:table-cell table:number-columns-repeated="3"/>
        </table:table-row>
        <table:table-row table:style-name="ro1">
          <table:table-cell office:value-type="float" office:value="15434782.61" calcext:value-type="float">
            <text:p>15434782.61</text:p>
          </table:table-cell>
          <table:table-cell office:value-type="float" office:value="-77.56842804" calcext:value-type="float">
            <text:p>-77.56842804</text:p>
          </table:table-cell>
          <table:table-cell table:number-columns-repeated="3"/>
        </table:table-row>
        <table:table-row table:style-name="ro1">
          <table:table-cell office:value-type="float" office:value="15652173.91" calcext:value-type="float">
            <text:p>15652173.91</text:p>
          </table:table-cell>
          <table:table-cell office:value-type="float" office:value="-77.5788269" calcext:value-type="float">
            <text:p>-77.5788269</text:p>
          </table:table-cell>
          <table:table-cell table:number-columns-repeated="3"/>
        </table:table-row>
        <table:table-row table:style-name="ro1">
          <table:table-cell office:value-type="float" office:value="15869565.22" calcext:value-type="float">
            <text:p>15869565.22</text:p>
          </table:table-cell>
          <table:table-cell office:value-type="float" office:value="-77.38514709" calcext:value-type="float">
            <text:p>-77.38514709</text:p>
          </table:table-cell>
          <table:table-cell table:number-columns-repeated="3"/>
        </table:table-row>
        <table:table-row table:style-name="ro1">
          <table:table-cell office:value-type="float" office:value="16086956.52" calcext:value-type="float">
            <text:p>16086956.52</text:p>
          </table:table-cell>
          <table:table-cell office:value-type="float" office:value="-77.65159607" calcext:value-type="float">
            <text:p>-77.65159607</text:p>
          </table:table-cell>
          <table:table-cell table:number-columns-repeated="3"/>
        </table:table-row>
        <table:table-row table:style-name="ro1">
          <table:table-cell office:value-type="float" office:value="16304347.83" calcext:value-type="float">
            <text:p>16304347.83</text:p>
          </table:table-cell>
          <table:table-cell office:value-type="float" office:value="-77.81615448" calcext:value-type="float">
            <text:p>-77.81615448</text:p>
          </table:table-cell>
          <table:table-cell table:number-columns-repeated="3"/>
        </table:table-row>
        <table:table-row table:style-name="ro1">
          <table:table-cell office:value-type="float" office:value="16521739.13" calcext:value-type="float">
            <text:p>16521739.13</text:p>
          </table:table-cell>
          <table:table-cell office:value-type="float" office:value="-77.75032806" calcext:value-type="float">
            <text:p>-77.75032806</text:p>
          </table:table-cell>
          <table:table-cell table:number-columns-repeated="3"/>
        </table:table-row>
        <table:table-row table:style-name="ro1">
          <table:table-cell office:value-type="float" office:value="16739130.43" calcext:value-type="float">
            <text:p>16739130.43</text:p>
          </table:table-cell>
          <table:table-cell office:value-type="float" office:value="-77.86872864" calcext:value-type="float">
            <text:p>-77.86872864</text:p>
          </table:table-cell>
          <table:table-cell table:number-columns-repeated="3"/>
        </table:table-row>
        <table:table-row table:style-name="ro1">
          <table:table-cell office:value-type="float" office:value="16956521.74" calcext:value-type="float">
            <text:p>16956521.74</text:p>
          </table:table-cell>
          <table:table-cell office:value-type="float" office:value="-77.56952667" calcext:value-type="float">
            <text:p>-77.56952667</text:p>
          </table:table-cell>
          <table:table-cell table:number-columns-repeated="3"/>
        </table:table-row>
        <table:table-row table:style-name="ro1">
          <table:table-cell office:value-type="float" office:value="17173913.04" calcext:value-type="float">
            <text:p>17173913.04</text:p>
          </table:table-cell>
          <table:table-cell office:value-type="float" office:value="-77.71066284" calcext:value-type="float">
            <text:p>-77.71066284</text:p>
          </table:table-cell>
          <table:table-cell table:number-columns-repeated="3"/>
        </table:table-row>
        <table:table-row table:style-name="ro1">
          <table:table-cell office:value-type="float" office:value="17391304.35" calcext:value-type="float">
            <text:p>17391304.35</text:p>
          </table:table-cell>
          <table:table-cell office:value-type="float" office:value="-77.62821198" calcext:value-type="float">
            <text:p>-77.62821198</text:p>
          </table:table-cell>
          <table:table-cell table:number-columns-repeated="3"/>
        </table:table-row>
        <table:table-row table:style-name="ro1">
          <table:table-cell office:value-type="float" office:value="17608695.65" calcext:value-type="float">
            <text:p>17608695.65</text:p>
          </table:table-cell>
          <table:table-cell office:value-type="float" office:value="-77.63850403" calcext:value-type="float">
            <text:p>-77.63850403</text:p>
          </table:table-cell>
          <table:table-cell table:number-columns-repeated="3"/>
        </table:table-row>
        <table:table-row table:style-name="ro1">
          <table:table-cell office:value-type="float" office:value="17826086.96" calcext:value-type="float">
            <text:p>17826086.96</text:p>
          </table:table-cell>
          <table:table-cell office:value-type="float" office:value="-77.85438538" calcext:value-type="float">
            <text:p>-77.85438538</text:p>
          </table:table-cell>
          <table:table-cell table:number-columns-repeated="3"/>
        </table:table-row>
        <table:table-row table:style-name="ro1">
          <table:table-cell office:value-type="float" office:value="18043478.26" calcext:value-type="float">
            <text:p>18043478.26</text:p>
          </table:table-cell>
          <table:table-cell office:value-type="float" office:value="-78.25935364" calcext:value-type="float">
            <text:p>-78.25935364</text:p>
          </table:table-cell>
          <table:table-cell table:number-columns-repeated="3"/>
        </table:table-row>
        <table:table-row table:style-name="ro1">
          <table:table-cell office:value-type="float" office:value="18260869.57" calcext:value-type="float">
            <text:p>18260869.57</text:p>
          </table:table-cell>
          <table:table-cell office:value-type="float" office:value="-77.56855011" calcext:value-type="float">
            <text:p>-77.56855011</text:p>
          </table:table-cell>
          <table:table-cell table:number-columns-repeated="3"/>
        </table:table-row>
        <table:table-row table:style-name="ro1">
          <table:table-cell office:value-type="float" office:value="18478260.87" calcext:value-type="float">
            <text:p>18478260.87</text:p>
          </table:table-cell>
          <table:table-cell office:value-type="float" office:value="-77.98587799" calcext:value-type="float">
            <text:p>-77.98587799</text:p>
          </table:table-cell>
          <table:table-cell table:number-columns-repeated="3"/>
        </table:table-row>
        <table:table-row table:style-name="ro1">
          <table:table-cell office:value-type="float" office:value="18695652.17" calcext:value-type="float">
            <text:p>18695652.17</text:p>
          </table:table-cell>
          <table:table-cell office:value-type="float" office:value="-78.16062164" calcext:value-type="float">
            <text:p>-78.16062164</text:p>
          </table:table-cell>
          <table:table-cell table:number-columns-repeated="3"/>
        </table:table-row>
        <table:table-row table:style-name="ro1">
          <table:table-cell office:value-type="float" office:value="18913043.48" calcext:value-type="float">
            <text:p>18913043.48</text:p>
          </table:table-cell>
          <table:table-cell office:value-type="float" office:value="-77.97393799" calcext:value-type="float">
            <text:p>-77.97393799</text:p>
          </table:table-cell>
          <table:table-cell table:number-columns-repeated="3"/>
        </table:table-row>
        <table:table-row table:style-name="ro1">
          <table:table-cell office:value-type="float" office:value="19130434.78" calcext:value-type="float">
            <text:p>19130434.78</text:p>
          </table:table-cell>
          <table:table-cell office:value-type="float" office:value="-78.00693512" calcext:value-type="float">
            <text:p>-78.00693512</text:p>
          </table:table-cell>
          <table:table-cell table:number-columns-repeated="3"/>
        </table:table-row>
        <table:table-row table:style-name="ro1">
          <table:table-cell office:value-type="float" office:value="19347826.09" calcext:value-type="float">
            <text:p>19347826.09</text:p>
          </table:table-cell>
          <table:table-cell office:value-type="float" office:value="-77.88309479" calcext:value-type="float">
            <text:p>-77.88309479</text:p>
          </table:table-cell>
          <table:table-cell table:number-columns-repeated="3"/>
        </table:table-row>
        <table:table-row table:style-name="ro1">
          <table:table-cell office:value-type="float" office:value="19565217.39" calcext:value-type="float">
            <text:p>19565217.39</text:p>
          </table:table-cell>
          <table:table-cell office:value-type="float" office:value="-78.09677887" calcext:value-type="float">
            <text:p>-78.09677887</text:p>
          </table:table-cell>
          <table:table-cell table:number-columns-repeated="3"/>
        </table:table-row>
        <table:table-row table:style-name="ro1">
          <table:table-cell office:value-type="float" office:value="19782608.7" calcext:value-type="float">
            <text:p>19782608.7</text:p>
          </table:table-cell>
          <table:table-cell office:value-type="float" office:value="-78.30631256" calcext:value-type="float">
            <text:p>-78.30631256</text:p>
          </table:table-cell>
          <table:table-cell table:number-columns-repeated="3"/>
        </table:table-row>
        <table:table-row table:style-name="ro1">
          <table:table-cell office:value-type="float" office:value="20000000" calcext:value-type="float">
            <text:p>20000000</text:p>
          </table:table-cell>
          <table:table-cell office:value-type="float" office:value="-77.75535583" calcext:value-type="float">
            <text:p>-77.75535583</text:p>
          </table:table-cell>
          <table:table-cell table:number-columns-repeated="3"/>
        </table:table-row>
        <table:table-row table:style-name="ro1">
          <table:table-cell office:value-type="float" office:value="20217391.3" calcext:value-type="float">
            <text:p>20217391.3</text:p>
          </table:table-cell>
          <table:table-cell office:value-type="float" office:value="-77.99720764" calcext:value-type="float">
            <text:p>-77.99720764</text:p>
          </table:table-cell>
          <table:table-cell table:number-columns-repeated="3"/>
        </table:table-row>
        <table:table-row table:style-name="ro1">
          <table:table-cell office:value-type="float" office:value="20434782.61" calcext:value-type="float">
            <text:p>20434782.61</text:p>
          </table:table-cell>
          <table:table-cell office:value-type="float" office:value="-78.1827774" calcext:value-type="float">
            <text:p>-78.1827774</text:p>
          </table:table-cell>
          <table:table-cell table:number-columns-repeated="3"/>
        </table:table-row>
        <table:table-row table:style-name="ro1">
          <table:table-cell office:value-type="float" office:value="20652173.91" calcext:value-type="float">
            <text:p>20652173.91</text:p>
          </table:table-cell>
          <table:table-cell office:value-type="float" office:value="-78.07286835" calcext:value-type="float">
            <text:p>-78.07286835</text:p>
          </table:table-cell>
          <table:table-cell table:number-columns-repeated="3"/>
        </table:table-row>
        <table:table-row table:style-name="ro1">
          <table:table-cell office:value-type="float" office:value="20869565.22" calcext:value-type="float">
            <text:p>20869565.22</text:p>
          </table:table-cell>
          <table:table-cell office:value-type="float" office:value="-78.08405304" calcext:value-type="float">
            <text:p>-78.08405304</text:p>
          </table:table-cell>
          <table:table-cell table:number-columns-repeated="3"/>
        </table:table-row>
        <table:table-row table:style-name="ro1">
          <table:table-cell office:value-type="float" office:value="21086956.52" calcext:value-type="float">
            <text:p>21086956.52</text:p>
          </table:table-cell>
          <table:table-cell office:value-type="float" office:value="-77.99714661" calcext:value-type="float">
            <text:p>-77.99714661</text:p>
          </table:table-cell>
          <table:table-cell table:number-columns-repeated="3"/>
        </table:table-row>
        <table:table-row table:style-name="ro1">
          <table:table-cell office:value-type="float" office:value="21304347.83" calcext:value-type="float">
            <text:p>21304347.83</text:p>
          </table:table-cell>
          <table:table-cell office:value-type="float" office:value="-77.84609222" calcext:value-type="float">
            <text:p>-77.84609222</text:p>
          </table:table-cell>
          <table:table-cell table:number-columns-repeated="3"/>
        </table:table-row>
        <table:table-row table:style-name="ro1">
          <table:table-cell office:value-type="float" office:value="21521739.13" calcext:value-type="float">
            <text:p>21521739.13</text:p>
          </table:table-cell>
          <table:table-cell office:value-type="float" office:value="-78.17076111" calcext:value-type="float">
            <text:p>-78.17076111</text:p>
          </table:table-cell>
          <table:table-cell table:number-columns-repeated="3"/>
        </table:table-row>
        <table:table-row table:style-name="ro1">
          <table:table-cell office:value-type="float" office:value="21739130.43" calcext:value-type="float">
            <text:p>21739130.43</text:p>
          </table:table-cell>
          <table:table-cell office:value-type="float" office:value="-78.15551758" calcext:value-type="float">
            <text:p>-78.15551758</text:p>
          </table:table-cell>
          <table:table-cell table:number-columns-repeated="3"/>
        </table:table-row>
        <table:table-row table:style-name="ro1">
          <table:table-cell office:value-type="float" office:value="21956521.74" calcext:value-type="float">
            <text:p>21956521.74</text:p>
          </table:table-cell>
          <table:table-cell office:value-type="float" office:value="-78.298172" calcext:value-type="float">
            <text:p>-78.298172</text:p>
          </table:table-cell>
          <table:table-cell table:number-columns-repeated="3"/>
        </table:table-row>
        <table:table-row table:style-name="ro1">
          <table:table-cell office:value-type="float" office:value="22173913.04" calcext:value-type="float">
            <text:p>22173913.04</text:p>
          </table:table-cell>
          <table:table-cell office:value-type="float" office:value="-78.14736176" calcext:value-type="float">
            <text:p>-78.14736176</text:p>
          </table:table-cell>
          <table:table-cell table:number-columns-repeated="3"/>
        </table:table-row>
        <table:table-row table:style-name="ro1">
          <table:table-cell office:value-type="float" office:value="22391304.35" calcext:value-type="float">
            <text:p>22391304.35</text:p>
          </table:table-cell>
          <table:table-cell office:value-type="float" office:value="-77.94135284" calcext:value-type="float">
            <text:p>-77.94135284</text:p>
          </table:table-cell>
          <table:table-cell table:number-columns-repeated="3"/>
        </table:table-row>
        <table:table-row table:style-name="ro1">
          <table:table-cell office:value-type="float" office:value="22608695.65" calcext:value-type="float">
            <text:p>22608695.65</text:p>
          </table:table-cell>
          <table:table-cell office:value-type="float" office:value="-78.30283356" calcext:value-type="float">
            <text:p>-78.30283356</text:p>
          </table:table-cell>
          <table:table-cell table:number-columns-repeated="3"/>
        </table:table-row>
        <table:table-row table:style-name="ro1">
          <table:table-cell office:value-type="float" office:value="22826086.96" calcext:value-type="float">
            <text:p>22826086.96</text:p>
          </table:table-cell>
          <table:table-cell office:value-type="float" office:value="-78.47504425" calcext:value-type="float">
            <text:p>-78.47504425</text:p>
          </table:table-cell>
          <table:table-cell table:number-columns-repeated="3"/>
        </table:table-row>
        <table:table-row table:style-name="ro1">
          <table:table-cell office:value-type="float" office:value="23043478.26" calcext:value-type="float">
            <text:p>23043478.26</text:p>
          </table:table-cell>
          <table:table-cell office:value-type="float" office:value="-78.51604462" calcext:value-type="float">
            <text:p>-78.51604462</text:p>
          </table:table-cell>
          <table:table-cell table:number-columns-repeated="3"/>
        </table:table-row>
        <table:table-row table:style-name="ro1">
          <table:table-cell office:value-type="float" office:value="23260869.57" calcext:value-type="float">
            <text:p>23260869.57</text:p>
          </table:table-cell>
          <table:table-cell office:value-type="float" office:value="-78.28145599" calcext:value-type="float">
            <text:p>-78.28145599</text:p>
          </table:table-cell>
          <table:table-cell table:number-columns-repeated="3"/>
        </table:table-row>
        <table:table-row table:style-name="ro1">
          <table:table-cell office:value-type="float" office:value="23478260.87" calcext:value-type="float">
            <text:p>23478260.87</text:p>
          </table:table-cell>
          <table:table-cell office:value-type="float" office:value="-78.34938049" calcext:value-type="float">
            <text:p>-78.34938049</text:p>
          </table:table-cell>
          <table:table-cell table:number-columns-repeated="3"/>
        </table:table-row>
        <table:table-row table:style-name="ro1">
          <table:table-cell office:value-type="float" office:value="23695652.17" calcext:value-type="float">
            <text:p>23695652.17</text:p>
          </table:table-cell>
          <table:table-cell office:value-type="float" office:value="-78.57229614" calcext:value-type="float">
            <text:p>-78.57229614</text:p>
          </table:table-cell>
          <table:table-cell table:number-columns-repeated="3"/>
        </table:table-row>
        <table:table-row table:style-name="ro1">
          <table:table-cell office:value-type="float" office:value="23913043.48" calcext:value-type="float">
            <text:p>23913043.48</text:p>
          </table:table-cell>
          <table:table-cell office:value-type="float" office:value="-78.63018799" calcext:value-type="float">
            <text:p>-78.63018799</text:p>
          </table:table-cell>
          <table:table-cell table:number-columns-repeated="3"/>
        </table:table-row>
        <table:table-row table:style-name="ro1">
          <table:table-cell office:value-type="float" office:value="24130434.78" calcext:value-type="float">
            <text:p>24130434.78</text:p>
          </table:table-cell>
          <table:table-cell office:value-type="float" office:value="-78.24105072" calcext:value-type="float">
            <text:p>-78.24105072</text:p>
          </table:table-cell>
          <table:table-cell table:number-columns-repeated="3"/>
        </table:table-row>
        <table:table-row table:style-name="ro1">
          <table:table-cell office:value-type="float" office:value="24347826.09" calcext:value-type="float">
            <text:p>24347826.09</text:p>
          </table:table-cell>
          <table:table-cell office:value-type="float" office:value="-78.37250519" calcext:value-type="float">
            <text:p>-78.37250519</text:p>
          </table:table-cell>
          <table:table-cell table:number-columns-repeated="3"/>
        </table:table-row>
        <table:table-row table:style-name="ro1">
          <table:table-cell office:value-type="float" office:value="24565217.39" calcext:value-type="float">
            <text:p>24565217.39</text:p>
          </table:table-cell>
          <table:table-cell office:value-type="float" office:value="-78.36398315" calcext:value-type="float">
            <text:p>-78.36398315</text:p>
          </table:table-cell>
          <table:table-cell table:number-columns-repeated="3"/>
        </table:table-row>
        <table:table-row table:style-name="ro1">
          <table:table-cell office:value-type="float" office:value="24782608.7" calcext:value-type="float">
            <text:p>24782608.7</text:p>
          </table:table-cell>
          <table:table-cell office:value-type="float" office:value="-78.1802063" calcext:value-type="float">
            <text:p>-78.1802063</text:p>
          </table:table-cell>
          <table:table-cell table:number-columns-repeated="3"/>
        </table:table-row>
        <table:table-row table:style-name="ro1">
          <table:table-cell office:value-type="float" office:value="25000000" calcext:value-type="float">
            <text:p>25000000</text:p>
          </table:table-cell>
          <table:table-cell office:value-type="float" office:value="-78.53676605" calcext:value-type="float">
            <text:p>-78.53676605</text:p>
          </table:table-cell>
          <table:table-cell table:number-columns-repeated="3"/>
        </table:table-row>
        <table:table-row table:style-name="ro1">
          <table:table-cell office:value-type="float" office:value="25217391.3" calcext:value-type="float">
            <text:p>25217391.3</text:p>
          </table:table-cell>
          <table:table-cell office:value-type="float" office:value="-78.42024231" calcext:value-type="float">
            <text:p>-78.42024231</text:p>
          </table:table-cell>
          <table:table-cell table:number-columns-repeated="3"/>
        </table:table-row>
        <table:table-row table:style-name="ro1">
          <table:table-cell office:value-type="float" office:value="25434782.61" calcext:value-type="float">
            <text:p>25434782.61</text:p>
          </table:table-cell>
          <table:table-cell office:value-type="float" office:value="-78.5608139" calcext:value-type="float">
            <text:p>-78.5608139</text:p>
          </table:table-cell>
          <table:table-cell table:number-columns-repeated="3"/>
        </table:table-row>
        <table:table-row table:style-name="ro1">
          <table:table-cell office:value-type="float" office:value="25652173.91" calcext:value-type="float">
            <text:p>25652173.91</text:p>
          </table:table-cell>
          <table:table-cell office:value-type="float" office:value="-78.24311829" calcext:value-type="float">
            <text:p>-78.24311829</text:p>
          </table:table-cell>
          <table:table-cell table:number-columns-repeated="3"/>
        </table:table-row>
        <table:table-row table:style-name="ro1">
          <table:table-cell office:value-type="float" office:value="25869565.22" calcext:value-type="float">
            <text:p>25869565.22</text:p>
          </table:table-cell>
          <table:table-cell office:value-type="float" office:value="-78.66204071" calcext:value-type="float">
            <text:p>-78.66204071</text:p>
          </table:table-cell>
          <table:table-cell table:number-columns-repeated="3"/>
        </table:table-row>
        <table:table-row table:style-name="ro1">
          <table:table-cell office:value-type="float" office:value="26086956.52" calcext:value-type="float">
            <text:p>26086956.52</text:p>
          </table:table-cell>
          <table:table-cell office:value-type="float" office:value="-78.62534332" calcext:value-type="float">
            <text:p>-78.62534332</text:p>
          </table:table-cell>
          <table:table-cell table:number-columns-repeated="3"/>
        </table:table-row>
        <table:table-row table:style-name="ro1">
          <table:table-cell office:value-type="float" office:value="26304347.83" calcext:value-type="float">
            <text:p>26304347.83</text:p>
          </table:table-cell>
          <table:table-cell office:value-type="float" office:value="-78.19421387" calcext:value-type="float">
            <text:p>-78.19421387</text:p>
          </table:table-cell>
          <table:table-cell table:number-columns-repeated="3"/>
        </table:table-row>
        <table:table-row table:style-name="ro1">
          <table:table-cell office:value-type="float" office:value="26521739.13" calcext:value-type="float">
            <text:p>26521739.13</text:p>
          </table:table-cell>
          <table:table-cell office:value-type="float" office:value="-77.91481018" calcext:value-type="float">
            <text:p>-77.91481018</text:p>
          </table:table-cell>
          <table:table-cell table:number-columns-repeated="3"/>
        </table:table-row>
        <table:table-row table:style-name="ro1">
          <table:table-cell office:value-type="float" office:value="26739130.43" calcext:value-type="float">
            <text:p>26739130.43</text:p>
          </table:table-cell>
          <table:table-cell office:value-type="float" office:value="-78.40096283" calcext:value-type="float">
            <text:p>-78.40096283</text:p>
          </table:table-cell>
          <table:table-cell table:number-columns-repeated="3"/>
        </table:table-row>
        <table:table-row table:style-name="ro1">
          <table:table-cell office:value-type="float" office:value="26956521.74" calcext:value-type="float">
            <text:p>26956521.74</text:p>
          </table:table-cell>
          <table:table-cell office:value-type="float" office:value="-78.18815613" calcext:value-type="float">
            <text:p>-78.18815613</text:p>
          </table:table-cell>
          <table:table-cell table:number-columns-repeated="3"/>
        </table:table-row>
        <table:table-row table:style-name="ro1">
          <table:table-cell office:value-type="float" office:value="27173913.04" calcext:value-type="float">
            <text:p>27173913.04</text:p>
          </table:table-cell>
          <table:table-cell office:value-type="float" office:value="-78.1285553" calcext:value-type="float">
            <text:p>-78.1285553</text:p>
          </table:table-cell>
          <table:table-cell table:number-columns-repeated="3"/>
        </table:table-row>
        <table:table-row table:style-name="ro1">
          <table:table-cell office:value-type="float" office:value="27391304.35" calcext:value-type="float">
            <text:p>27391304.35</text:p>
          </table:table-cell>
          <table:table-cell office:value-type="float" office:value="-77.80274963" calcext:value-type="float">
            <text:p>-77.80274963</text:p>
          </table:table-cell>
          <table:table-cell table:number-columns-repeated="3"/>
        </table:table-row>
        <table:table-row table:style-name="ro1">
          <table:table-cell office:value-type="float" office:value="27608695.65" calcext:value-type="float">
            <text:p>27608695.65</text:p>
          </table:table-cell>
          <table:table-cell office:value-type="float" office:value="-78.06587219" calcext:value-type="float">
            <text:p>-78.06587219</text:p>
          </table:table-cell>
          <table:table-cell table:number-columns-repeated="3"/>
        </table:table-row>
        <table:table-row table:style-name="ro1">
          <table:table-cell office:value-type="float" office:value="27826086.96" calcext:value-type="float">
            <text:p>27826086.96</text:p>
          </table:table-cell>
          <table:table-cell office:value-type="float" office:value="-77.44989014" calcext:value-type="float">
            <text:p>-77.44989014</text:p>
          </table:table-cell>
          <table:table-cell table:number-columns-repeated="3"/>
        </table:table-row>
        <table:table-row table:style-name="ro1">
          <table:table-cell office:value-type="float" office:value="28043478.26" calcext:value-type="float">
            <text:p>28043478.26</text:p>
          </table:table-cell>
          <table:table-cell office:value-type="float" office:value="-78.11574554" calcext:value-type="float">
            <text:p>-78.11574554</text:p>
          </table:table-cell>
          <table:table-cell table:number-columns-repeated="3"/>
        </table:table-row>
        <table:table-row table:style-name="ro1">
          <table:table-cell office:value-type="float" office:value="28260869.57" calcext:value-type="float">
            <text:p>28260869.57</text:p>
          </table:table-cell>
          <table:table-cell office:value-type="float" office:value="-78.37956238" calcext:value-type="float">
            <text:p>-78.37956238</text:p>
          </table:table-cell>
          <table:table-cell table:number-columns-repeated="3"/>
        </table:table-row>
        <table:table-row table:style-name="ro1">
          <table:table-cell office:value-type="float" office:value="28478260.87" calcext:value-type="float">
            <text:p>28478260.87</text:p>
          </table:table-cell>
          <table:table-cell office:value-type="float" office:value="-78.46944427" calcext:value-type="float">
            <text:p>-78.46944427</text:p>
          </table:table-cell>
          <table:table-cell table:number-columns-repeated="3"/>
        </table:table-row>
        <table:table-row table:style-name="ro1">
          <table:table-cell office:value-type="float" office:value="28695652.17" calcext:value-type="float">
            <text:p>28695652.17</text:p>
          </table:table-cell>
          <table:table-cell office:value-type="float" office:value="-78.44753265" calcext:value-type="float">
            <text:p>-78.44753265</text:p>
          </table:table-cell>
          <table:table-cell table:number-columns-repeated="3"/>
        </table:table-row>
        <table:table-row table:style-name="ro1">
          <table:table-cell office:value-type="float" office:value="28913043.48" calcext:value-type="float">
            <text:p>28913043.48</text:p>
          </table:table-cell>
          <table:table-cell office:value-type="float" office:value="-78.48365021" calcext:value-type="float">
            <text:p>-78.48365021</text:p>
          </table:table-cell>
          <table:table-cell table:number-columns-repeated="3"/>
        </table:table-row>
        <table:table-row table:style-name="ro1">
          <table:table-cell office:value-type="float" office:value="29130434.78" calcext:value-type="float">
            <text:p>29130434.78</text:p>
          </table:table-cell>
          <table:table-cell office:value-type="float" office:value="-78.60284424" calcext:value-type="float">
            <text:p>-78.60284424</text:p>
          </table:table-cell>
          <table:table-cell table:number-columns-repeated="3"/>
        </table:table-row>
        <table:table-row table:style-name="ro1">
          <table:table-cell office:value-type="float" office:value="29347826.09" calcext:value-type="float">
            <text:p>29347826.09</text:p>
          </table:table-cell>
          <table:table-cell office:value-type="float" office:value="-78.35287476" calcext:value-type="float">
            <text:p>-78.35287476</text:p>
          </table:table-cell>
          <table:table-cell table:number-columns-repeated="3"/>
        </table:table-row>
        <table:table-row table:style-name="ro1">
          <table:table-cell office:value-type="float" office:value="29565217.39" calcext:value-type="float">
            <text:p>29565217.39</text:p>
          </table:table-cell>
          <table:table-cell office:value-type="float" office:value="-78.66352081" calcext:value-type="float">
            <text:p>-78.66352081</text:p>
          </table:table-cell>
          <table:table-cell table:number-columns-repeated="3"/>
        </table:table-row>
        <table:table-row table:style-name="ro1">
          <table:table-cell office:value-type="float" office:value="29782608.7" calcext:value-type="float">
            <text:p>29782608.7</text:p>
          </table:table-cell>
          <table:table-cell office:value-type="float" office:value="-78.44224548" calcext:value-type="float">
            <text:p>-78.44224548</text:p>
          </table:table-cell>
          <table:table-cell table:number-columns-repeated="3"/>
        </table:table-row>
        <table:table-row table:style-name="ro1">
          <table:table-cell office:value-type="float" office:value="30000000" calcext:value-type="float">
            <text:p>30000000</text:p>
          </table:table-cell>
          <table:table-cell office:value-type="float" office:value="-78.61341858" calcext:value-type="float">
            <text:p>-78.61341858</text:p>
          </table:table-cell>
          <table:table-cell table:number-columns-repeated="3"/>
        </table:table-row>
        <table:table-row table:style-name="ro1">
          <table:table-cell office:value-type="float" office:value="30217391.3" calcext:value-type="float">
            <text:p>30217391.3</text:p>
          </table:table-cell>
          <table:table-cell office:value-type="float" office:value="-78.86814117" calcext:value-type="float">
            <text:p>-78.86814117</text:p>
          </table:table-cell>
          <table:table-cell table:number-columns-repeated="3"/>
        </table:table-row>
        <table:table-row table:style-name="ro1">
          <table:table-cell office:value-type="float" office:value="30434782.61" calcext:value-type="float">
            <text:p>30434782.61</text:p>
          </table:table-cell>
          <table:table-cell office:value-type="float" office:value="-78.40711975" calcext:value-type="float">
            <text:p>-78.40711975</text:p>
          </table:table-cell>
          <table:table-cell table:number-columns-repeated="3"/>
        </table:table-row>
        <table:table-row table:style-name="ro1">
          <table:table-cell office:value-type="float" office:value="30652173.91" calcext:value-type="float">
            <text:p>30652173.91</text:p>
          </table:table-cell>
          <table:table-cell office:value-type="float" office:value="-78.54485321" calcext:value-type="float">
            <text:p>-78.54485321</text:p>
          </table:table-cell>
          <table:table-cell table:number-columns-repeated="3"/>
        </table:table-row>
        <table:table-row table:style-name="ro1">
          <table:table-cell office:value-type="float" office:value="30869565.22" calcext:value-type="float">
            <text:p>30869565.22</text:p>
          </table:table-cell>
          <table:table-cell office:value-type="float" office:value="-78.8866272" calcext:value-type="float">
            <text:p>-78.8866272</text:p>
          </table:table-cell>
          <table:table-cell table:number-columns-repeated="3"/>
        </table:table-row>
        <table:table-row table:style-name="ro1">
          <table:table-cell office:value-type="float" office:value="31086956.52" calcext:value-type="float">
            <text:p>31086956.52</text:p>
          </table:table-cell>
          <table:table-cell office:value-type="float" office:value="-79.08280945" calcext:value-type="float">
            <text:p>-79.08280945</text:p>
          </table:table-cell>
          <table:table-cell table:number-columns-repeated="3"/>
        </table:table-row>
        <table:table-row table:style-name="ro1">
          <table:table-cell office:value-type="float" office:value="31304347.83" calcext:value-type="float">
            <text:p>31304347.83</text:p>
          </table:table-cell>
          <table:table-cell office:value-type="float" office:value="-78.61366272" calcext:value-type="float">
            <text:p>-78.61366272</text:p>
          </table:table-cell>
          <table:table-cell table:number-columns-repeated="3"/>
        </table:table-row>
        <table:table-row table:style-name="ro1">
          <table:table-cell office:value-type="float" office:value="31521739.13" calcext:value-type="float">
            <text:p>31521739.13</text:p>
          </table:table-cell>
          <table:table-cell office:value-type="float" office:value="-78.71907043" calcext:value-type="float">
            <text:p>-78.71907043</text:p>
          </table:table-cell>
          <table:table-cell table:number-columns-repeated="3"/>
        </table:table-row>
        <table:table-row table:style-name="ro1">
          <table:table-cell office:value-type="float" office:value="31739130.43" calcext:value-type="float">
            <text:p>31739130.43</text:p>
          </table:table-cell>
          <table:table-cell office:value-type="float" office:value="-78.67454529" calcext:value-type="float">
            <text:p>-78.67454529</text:p>
          </table:table-cell>
          <table:table-cell table:number-columns-repeated="3"/>
        </table:table-row>
        <table:table-row table:style-name="ro1">
          <table:table-cell office:value-type="float" office:value="31956521.74" calcext:value-type="float">
            <text:p>31956521.74</text:p>
          </table:table-cell>
          <table:table-cell office:value-type="float" office:value="-78.93816376" calcext:value-type="float">
            <text:p>-78.93816376</text:p>
          </table:table-cell>
          <table:table-cell table:number-columns-repeated="3"/>
        </table:table-row>
        <table:table-row table:style-name="ro1">
          <table:table-cell office:value-type="float" office:value="32173913.04" calcext:value-type="float">
            <text:p>32173913.04</text:p>
          </table:table-cell>
          <table:table-cell office:value-type="float" office:value="-78.83670807" calcext:value-type="float">
            <text:p>-78.83670807</text:p>
          </table:table-cell>
          <table:table-cell table:number-columns-repeated="3"/>
        </table:table-row>
        <table:table-row table:style-name="ro1">
          <table:table-cell office:value-type="float" office:value="32391304.35" calcext:value-type="float">
            <text:p>32391304.35</text:p>
          </table:table-cell>
          <table:table-cell office:value-type="float" office:value="-78.61413574" calcext:value-type="float">
            <text:p>-78.61413574</text:p>
          </table:table-cell>
          <table:table-cell table:number-columns-repeated="3"/>
        </table:table-row>
        <table:table-row table:style-name="ro1">
          <table:table-cell office:value-type="float" office:value="32608695.65" calcext:value-type="float">
            <text:p>32608695.65</text:p>
          </table:table-cell>
          <table:table-cell office:value-type="float" office:value="-78.72581482" calcext:value-type="float">
            <text:p>-78.72581482</text:p>
          </table:table-cell>
          <table:table-cell table:number-columns-repeated="3"/>
        </table:table-row>
        <table:table-row table:style-name="ro1">
          <table:table-cell office:value-type="float" office:value="32826086.96" calcext:value-type="float">
            <text:p>32826086.96</text:p>
          </table:table-cell>
          <table:table-cell office:value-type="float" office:value="-78.73363495" calcext:value-type="float">
            <text:p>-78.73363495</text:p>
          </table:table-cell>
          <table:table-cell table:number-columns-repeated="3"/>
        </table:table-row>
        <table:table-row table:style-name="ro1">
          <table:table-cell office:value-type="float" office:value="33043478.26" calcext:value-type="float">
            <text:p>33043478.26</text:p>
          </table:table-cell>
          <table:table-cell office:value-type="float" office:value="-78.97394562" calcext:value-type="float">
            <text:p>-78.97394562</text:p>
          </table:table-cell>
          <table:table-cell table:number-columns-repeated="3"/>
        </table:table-row>
        <table:table-row table:style-name="ro1">
          <table:table-cell office:value-type="float" office:value="33260869.57" calcext:value-type="float">
            <text:p>33260869.57</text:p>
          </table:table-cell>
          <table:table-cell office:value-type="float" office:value="-78.63353729" calcext:value-type="float">
            <text:p>-78.63353729</text:p>
          </table:table-cell>
          <table:table-cell table:number-columns-repeated="3"/>
        </table:table-row>
        <table:table-row table:style-name="ro1">
          <table:table-cell office:value-type="float" office:value="33478260.87" calcext:value-type="float">
            <text:p>33478260.87</text:p>
          </table:table-cell>
          <table:table-cell office:value-type="float" office:value="-78.51970673" calcext:value-type="float">
            <text:p>-78.51970673</text:p>
          </table:table-cell>
          <table:table-cell table:number-columns-repeated="3"/>
        </table:table-row>
        <table:table-row table:style-name="ro1">
          <table:table-cell office:value-type="float" office:value="33695652.17" calcext:value-type="float">
            <text:p>33695652.17</text:p>
          </table:table-cell>
          <table:table-cell office:value-type="float" office:value="-79.11206818" calcext:value-type="float">
            <text:p>-79.11206818</text:p>
          </table:table-cell>
          <table:table-cell table:number-columns-repeated="3"/>
        </table:table-row>
        <table:table-row table:style-name="ro1">
          <table:table-cell office:value-type="float" office:value="33913043.48" calcext:value-type="float">
            <text:p>33913043.48</text:p>
          </table:table-cell>
          <table:table-cell office:value-type="float" office:value="-78.57315826" calcext:value-type="float">
            <text:p>-78.57315826</text:p>
          </table:table-cell>
          <table:table-cell table:number-columns-repeated="3"/>
        </table:table-row>
        <table:table-row table:style-name="ro1">
          <table:table-cell office:value-type="float" office:value="34130434.78" calcext:value-type="float">
            <text:p>34130434.78</text:p>
          </table:table-cell>
          <table:table-cell office:value-type="float" office:value="-78.49195099" calcext:value-type="float">
            <text:p>-78.49195099</text:p>
          </table:table-cell>
          <table:table-cell table:number-columns-repeated="3"/>
        </table:table-row>
        <table:table-row table:style-name="ro1">
          <table:table-cell office:value-type="float" office:value="34347826.09" calcext:value-type="float">
            <text:p>34347826.09</text:p>
          </table:table-cell>
          <table:table-cell office:value-type="float" office:value="-78.75276947" calcext:value-type="float">
            <text:p>-78.75276947</text:p>
          </table:table-cell>
          <table:table-cell table:number-columns-repeated="3"/>
        </table:table-row>
        <table:table-row table:style-name="ro1">
          <table:table-cell office:value-type="float" office:value="34565217.39" calcext:value-type="float">
            <text:p>34565217.39</text:p>
          </table:table-cell>
          <table:table-cell office:value-type="float" office:value="-78.03063202" calcext:value-type="float">
            <text:p>-78.03063202</text:p>
          </table:table-cell>
          <table:table-cell table:number-columns-repeated="3"/>
        </table:table-row>
        <table:table-row table:style-name="ro1">
          <table:table-cell office:value-type="float" office:value="34782608.7" calcext:value-type="float">
            <text:p>34782608.7</text:p>
          </table:table-cell>
          <table:table-cell office:value-type="float" office:value="-78.27902222" calcext:value-type="float">
            <text:p>-78.27902222</text:p>
          </table:table-cell>
          <table:table-cell table:number-columns-repeated="3"/>
        </table:table-row>
        <table:table-row table:style-name="ro1">
          <table:table-cell office:value-type="float" office:value="35000000" calcext:value-type="float">
            <text:p>35000000</text:p>
          </table:table-cell>
          <table:table-cell office:value-type="float" office:value="-78.07861328" calcext:value-type="float">
            <text:p>-78.07861328</text:p>
          </table:table-cell>
          <table:table-cell table:number-columns-repeated="3"/>
        </table:table-row>
        <table:table-row table:style-name="ro1">
          <table:table-cell office:value-type="float" office:value="35217391.3" calcext:value-type="float">
            <text:p>35217391.3</text:p>
          </table:table-cell>
          <table:table-cell office:value-type="float" office:value="-77.93622589" calcext:value-type="float">
            <text:p>-77.93622589</text:p>
          </table:table-cell>
          <table:table-cell table:number-columns-repeated="3"/>
        </table:table-row>
        <table:table-row table:style-name="ro1">
          <table:table-cell office:value-type="float" office:value="35434782.61" calcext:value-type="float">
            <text:p>35434782.61</text:p>
          </table:table-cell>
          <table:table-cell office:value-type="float" office:value="-78.2271347" calcext:value-type="float">
            <text:p>-78.2271347</text:p>
          </table:table-cell>
          <table:table-cell table:number-columns-repeated="3"/>
        </table:table-row>
        <table:table-row table:style-name="ro1">
          <table:table-cell office:value-type="float" office:value="35652173.91" calcext:value-type="float">
            <text:p>35652173.91</text:p>
          </table:table-cell>
          <table:table-cell office:value-type="float" office:value="-78.15772247" calcext:value-type="float">
            <text:p>-78.15772247</text:p>
          </table:table-cell>
          <table:table-cell table:number-columns-repeated="3"/>
        </table:table-row>
        <table:table-row table:style-name="ro1">
          <table:table-cell office:value-type="float" office:value="35869565.22" calcext:value-type="float">
            <text:p>35869565.22</text:p>
          </table:table-cell>
          <table:table-cell office:value-type="float" office:value="-78.02901459" calcext:value-type="float">
            <text:p>-78.02901459</text:p>
          </table:table-cell>
          <table:table-cell table:number-columns-repeated="3"/>
        </table:table-row>
        <table:table-row table:style-name="ro1">
          <table:table-cell office:value-type="float" office:value="36086956.52" calcext:value-type="float">
            <text:p>36086956.52</text:p>
          </table:table-cell>
          <table:table-cell office:value-type="float" office:value="-77.8790741" calcext:value-type="float">
            <text:p>-77.8790741</text:p>
          </table:table-cell>
          <table:table-cell table:number-columns-repeated="3"/>
        </table:table-row>
        <table:table-row table:style-name="ro1">
          <table:table-cell office:value-type="float" office:value="36304347.83" calcext:value-type="float">
            <text:p>36304347.83</text:p>
          </table:table-cell>
          <table:table-cell office:value-type="float" office:value="-77.80606842" calcext:value-type="float">
            <text:p>-77.80606842</text:p>
          </table:table-cell>
          <table:table-cell table:number-columns-repeated="3"/>
        </table:table-row>
        <table:table-row table:style-name="ro1">
          <table:table-cell office:value-type="float" office:value="36521739.13" calcext:value-type="float">
            <text:p>36521739.13</text:p>
          </table:table-cell>
          <table:table-cell office:value-type="float" office:value="-77.96614075" calcext:value-type="float">
            <text:p>-77.96614075</text:p>
          </table:table-cell>
          <table:table-cell table:number-columns-repeated="3"/>
        </table:table-row>
        <table:table-row table:style-name="ro1">
          <table:table-cell office:value-type="float" office:value="36739130.43" calcext:value-type="float">
            <text:p>36739130.43</text:p>
          </table:table-cell>
          <table:table-cell office:value-type="float" office:value="-78.46665955" calcext:value-type="float">
            <text:p>-78.46665955</text:p>
          </table:table-cell>
          <table:table-cell table:number-columns-repeated="3"/>
        </table:table-row>
        <table:table-row table:style-name="ro1">
          <table:table-cell office:value-type="float" office:value="36956521.74" calcext:value-type="float">
            <text:p>36956521.74</text:p>
          </table:table-cell>
          <table:table-cell office:value-type="float" office:value="-77.84603119" calcext:value-type="float">
            <text:p>-77.84603119</text:p>
          </table:table-cell>
          <table:table-cell table:number-columns-repeated="3"/>
        </table:table-row>
        <table:table-row table:style-name="ro1">
          <table:table-cell office:value-type="float" office:value="37173913.04" calcext:value-type="float">
            <text:p>37173913.04</text:p>
          </table:table-cell>
          <table:table-cell office:value-type="float" office:value="-78.10546875" calcext:value-type="float">
            <text:p>-78.10546875</text:p>
          </table:table-cell>
          <table:table-cell table:number-columns-repeated="3"/>
        </table:table-row>
        <table:table-row table:style-name="ro1">
          <table:table-cell office:value-type="float" office:value="37391304.35" calcext:value-type="float">
            <text:p>37391304.35</text:p>
          </table:table-cell>
          <table:table-cell office:value-type="float" office:value="-78.05706024" calcext:value-type="float">
            <text:p>-78.05706024</text:p>
          </table:table-cell>
          <table:table-cell table:number-columns-repeated="3"/>
        </table:table-row>
        <table:table-row table:style-name="ro1">
          <table:table-cell office:value-type="float" office:value="37608695.65" calcext:value-type="float">
            <text:p>37608695.65</text:p>
          </table:table-cell>
          <table:table-cell office:value-type="float" office:value="-78.48350525" calcext:value-type="float">
            <text:p>-78.48350525</text:p>
          </table:table-cell>
          <table:table-cell table:number-columns-repeated="3"/>
        </table:table-row>
        <table:table-row table:style-name="ro1">
          <table:table-cell office:value-type="float" office:value="37826086.96" calcext:value-type="float">
            <text:p>37826086.96</text:p>
          </table:table-cell>
          <table:table-cell office:value-type="float" office:value="-77.99014282" calcext:value-type="float">
            <text:p>-77.99014282</text:p>
          </table:table-cell>
          <table:table-cell table:number-columns-repeated="3"/>
        </table:table-row>
        <table:table-row table:style-name="ro1">
          <table:table-cell office:value-type="float" office:value="38043478.26" calcext:value-type="float">
            <text:p>38043478.26</text:p>
          </table:table-cell>
          <table:table-cell office:value-type="float" office:value="-78.21075439" calcext:value-type="float">
            <text:p>-78.21075439</text:p>
          </table:table-cell>
          <table:table-cell table:number-columns-repeated="3"/>
        </table:table-row>
        <table:table-row table:style-name="ro1">
          <table:table-cell office:value-type="float" office:value="38260869.57" calcext:value-type="float">
            <text:p>38260869.57</text:p>
          </table:table-cell>
          <table:table-cell office:value-type="float" office:value="-78.51809692" calcext:value-type="float">
            <text:p>-78.51809692</text:p>
          </table:table-cell>
          <table:table-cell table:number-columns-repeated="3"/>
        </table:table-row>
        <table:table-row table:style-name="ro1">
          <table:table-cell office:value-type="float" office:value="38478260.87" calcext:value-type="float">
            <text:p>38478260.87</text:p>
          </table:table-cell>
          <table:table-cell office:value-type="float" office:value="-78.46726227" calcext:value-type="float">
            <text:p>-78.46726227</text:p>
          </table:table-cell>
          <table:table-cell table:number-columns-repeated="3"/>
        </table:table-row>
        <table:table-row table:style-name="ro1">
          <table:table-cell office:value-type="float" office:value="38695652.17" calcext:value-type="float">
            <text:p>38695652.17</text:p>
          </table:table-cell>
          <table:table-cell office:value-type="float" office:value="-78.35087585" calcext:value-type="float">
            <text:p>-78.35087585</text:p>
          </table:table-cell>
          <table:table-cell table:number-columns-repeated="3"/>
        </table:table-row>
        <table:table-row table:style-name="ro1">
          <table:table-cell office:value-type="float" office:value="38913043.48" calcext:value-type="float">
            <text:p>38913043.48</text:p>
          </table:table-cell>
          <table:table-cell office:value-type="float" office:value="-78.32549286" calcext:value-type="float">
            <text:p>-78.32549286</text:p>
          </table:table-cell>
          <table:table-cell table:number-columns-repeated="3"/>
        </table:table-row>
        <table:table-row table:style-name="ro1">
          <table:table-cell office:value-type="float" office:value="39130434.78" calcext:value-type="float">
            <text:p>39130434.78</text:p>
          </table:table-cell>
          <table:table-cell office:value-type="float" office:value="-78.48512268" calcext:value-type="float">
            <text:p>-78.48512268</text:p>
          </table:table-cell>
          <table:table-cell table:number-columns-repeated="3"/>
        </table:table-row>
        <table:table-row table:style-name="ro1">
          <table:table-cell office:value-type="float" office:value="39347826.09" calcext:value-type="float">
            <text:p>39347826.09</text:p>
          </table:table-cell>
          <table:table-cell office:value-type="float" office:value="-78.78526306" calcext:value-type="float">
            <text:p>-78.78526306</text:p>
          </table:table-cell>
          <table:table-cell table:number-columns-repeated="3"/>
        </table:table-row>
        <table:table-row table:style-name="ro1">
          <table:table-cell office:value-type="float" office:value="39565217.39" calcext:value-type="float">
            <text:p>39565217.39</text:p>
          </table:table-cell>
          <table:table-cell office:value-type="float" office:value="-78.49125671" calcext:value-type="float">
            <text:p>-78.49125671</text:p>
          </table:table-cell>
          <table:table-cell table:number-columns-repeated="3"/>
        </table:table-row>
        <table:table-row table:style-name="ro1">
          <table:table-cell office:value-type="float" office:value="39782608.7" calcext:value-type="float">
            <text:p>39782608.7</text:p>
          </table:table-cell>
          <table:table-cell office:value-type="float" office:value="-78.38101959" calcext:value-type="float">
            <text:p>-78.38101959</text:p>
          </table:table-cell>
          <table:table-cell table:number-columns-repeated="3"/>
        </table:table-row>
        <table:table-row table:style-name="ro1">
          <table:table-cell office:value-type="float" office:value="40000000" calcext:value-type="float">
            <text:p>40000000</text:p>
          </table:table-cell>
          <table:table-cell office:value-type="float" office:value="-78.71763611" calcext:value-type="float">
            <text:p>-78.71763611</text:p>
          </table:table-cell>
          <table:table-cell table:number-columns-repeated="3"/>
        </table:table-row>
        <table:table-row table:style-name="ro1">
          <table:table-cell office:value-type="float" office:value="40217391.3" calcext:value-type="float">
            <text:p>40217391.3</text:p>
          </table:table-cell>
          <table:table-cell office:value-type="float" office:value="-78.61490631" calcext:value-type="float">
            <text:p>-78.61490631</text:p>
          </table:table-cell>
          <table:table-cell table:number-columns-repeated="3"/>
        </table:table-row>
        <table:table-row table:style-name="ro1">
          <table:table-cell office:value-type="float" office:value="40434782.61" calcext:value-type="float">
            <text:p>40434782.61</text:p>
          </table:table-cell>
          <table:table-cell office:value-type="float" office:value="-78.89230347" calcext:value-type="float">
            <text:p>-78.89230347</text:p>
          </table:table-cell>
          <table:table-cell table:number-columns-repeated="3"/>
        </table:table-row>
        <table:table-row table:style-name="ro1">
          <table:table-cell office:value-type="float" office:value="40652173.91" calcext:value-type="float">
            <text:p>40652173.91</text:p>
          </table:table-cell>
          <table:table-cell office:value-type="float" office:value="-79.07920837" calcext:value-type="float">
            <text:p>-79.07920837</text:p>
          </table:table-cell>
          <table:table-cell table:number-columns-repeated="3"/>
        </table:table-row>
        <table:table-row table:style-name="ro1">
          <table:table-cell office:value-type="float" office:value="40869565.22" calcext:value-type="float">
            <text:p>40869565.22</text:p>
          </table:table-cell>
          <table:table-cell office:value-type="float" office:value="-78.9091568" calcext:value-type="float">
            <text:p>-78.9091568</text:p>
          </table:table-cell>
          <table:table-cell table:number-columns-repeated="3"/>
        </table:table-row>
        <table:table-row table:style-name="ro1">
          <table:table-cell office:value-type="float" office:value="41086956.52" calcext:value-type="float">
            <text:p>41086956.52</text:p>
          </table:table-cell>
          <table:table-cell office:value-type="float" office:value="-78.78022766" calcext:value-type="float">
            <text:p>-78.78022766</text:p>
          </table:table-cell>
          <table:table-cell table:number-columns-repeated="3"/>
        </table:table-row>
        <table:table-row table:style-name="ro1">
          <table:table-cell office:value-type="float" office:value="41304347.83" calcext:value-type="float">
            <text:p>41304347.83</text:p>
          </table:table-cell>
          <table:table-cell office:value-type="float" office:value="-78.77134705" calcext:value-type="float">
            <text:p>-78.77134705</text:p>
          </table:table-cell>
          <table:table-cell table:number-columns-repeated="3"/>
        </table:table-row>
        <table:table-row table:style-name="ro1">
          <table:table-cell office:value-type="float" office:value="41521739.13" calcext:value-type="float">
            <text:p>41521739.13</text:p>
          </table:table-cell>
          <table:table-cell office:value-type="float" office:value="-78.92756653" calcext:value-type="float">
            <text:p>-78.92756653</text:p>
          </table:table-cell>
          <table:table-cell table:number-columns-repeated="3"/>
        </table:table-row>
        <table:table-row table:style-name="ro1">
          <table:table-cell office:value-type="float" office:value="41739130.43" calcext:value-type="float">
            <text:p>41739130.43</text:p>
          </table:table-cell>
          <table:table-cell office:value-type="float" office:value="-79.35011292" calcext:value-type="float">
            <text:p>-79.35011292</text:p>
          </table:table-cell>
          <table:table-cell table:number-columns-repeated="3"/>
        </table:table-row>
        <table:table-row table:style-name="ro1">
          <table:table-cell office:value-type="float" office:value="41956521.74" calcext:value-type="float">
            <text:p>41956521.74</text:p>
          </table:table-cell>
          <table:table-cell office:value-type="float" office:value="-78.8776474" calcext:value-type="float">
            <text:p>-78.8776474</text:p>
          </table:table-cell>
          <table:table-cell table:number-columns-repeated="3"/>
        </table:table-row>
        <table:table-row table:style-name="ro1">
          <table:table-cell office:value-type="float" office:value="42173913.04" calcext:value-type="float">
            <text:p>42173913.04</text:p>
          </table:table-cell>
          <table:table-cell office:value-type="float" office:value="-78.92105865" calcext:value-type="float">
            <text:p>-78.92105865</text:p>
          </table:table-cell>
          <table:table-cell table:number-columns-repeated="3"/>
        </table:table-row>
        <table:table-row table:style-name="ro1">
          <table:table-cell office:value-type="float" office:value="42391304.35" calcext:value-type="float">
            <text:p>42391304.35</text:p>
          </table:table-cell>
          <table:table-cell office:value-type="float" office:value="-78.93534088" calcext:value-type="float">
            <text:p>-78.93534088</text:p>
          </table:table-cell>
          <table:table-cell table:number-columns-repeated="3"/>
        </table:table-row>
        <table:table-row table:style-name="ro1">
          <table:table-cell office:value-type="float" office:value="42608695.65" calcext:value-type="float">
            <text:p>42608695.65</text:p>
          </table:table-cell>
          <table:table-cell office:value-type="float" office:value="-78.47625732" calcext:value-type="float">
            <text:p>-78.47625732</text:p>
          </table:table-cell>
          <table:table-cell table:number-columns-repeated="3"/>
        </table:table-row>
        <table:table-row table:style-name="ro1">
          <table:table-cell office:value-type="float" office:value="42826086.96" calcext:value-type="float">
            <text:p>42826086.96</text:p>
          </table:table-cell>
          <table:table-cell office:value-type="float" office:value="-78.59760284" calcext:value-type="float">
            <text:p>-78.59760284</text:p>
          </table:table-cell>
          <table:table-cell table:number-columns-repeated="3"/>
        </table:table-row>
        <table:table-row table:style-name="ro1">
          <table:table-cell office:value-type="float" office:value="43043478.26" calcext:value-type="float">
            <text:p>43043478.26</text:p>
          </table:table-cell>
          <table:table-cell office:value-type="float" office:value="-78.92640686" calcext:value-type="float">
            <text:p>-78.92640686</text:p>
          </table:table-cell>
          <table:table-cell table:number-columns-repeated="3"/>
        </table:table-row>
        <table:table-row table:style-name="ro1">
          <table:table-cell office:value-type="float" office:value="43260869.57" calcext:value-type="float">
            <text:p>43260869.57</text:p>
          </table:table-cell>
          <table:table-cell office:value-type="float" office:value="-78.92552185" calcext:value-type="float">
            <text:p>-78.92552185</text:p>
          </table:table-cell>
          <table:table-cell table:number-columns-repeated="3"/>
        </table:table-row>
        <table:table-row table:style-name="ro1">
          <table:table-cell office:value-type="float" office:value="43478260.87" calcext:value-type="float">
            <text:p>43478260.87</text:p>
          </table:table-cell>
          <table:table-cell office:value-type="float" office:value="-78.69474792" calcext:value-type="float">
            <text:p>-78.69474792</text:p>
          </table:table-cell>
          <table:table-cell table:number-columns-repeated="3"/>
        </table:table-row>
        <table:table-row table:style-name="ro1">
          <table:table-cell office:value-type="float" office:value="43695652.17" calcext:value-type="float">
            <text:p>43695652.17</text:p>
          </table:table-cell>
          <table:table-cell office:value-type="float" office:value="-78.77249146" calcext:value-type="float">
            <text:p>-78.77249146</text:p>
          </table:table-cell>
          <table:table-cell table:number-columns-repeated="3"/>
        </table:table-row>
        <table:table-row table:style-name="ro1">
          <table:table-cell office:value-type="float" office:value="43913043.48" calcext:value-type="float">
            <text:p>43913043.48</text:p>
          </table:table-cell>
          <table:table-cell office:value-type="float" office:value="-78.63050842" calcext:value-type="float">
            <text:p>-78.63050842</text:p>
          </table:table-cell>
          <table:table-cell table:number-columns-repeated="3"/>
        </table:table-row>
        <table:table-row table:style-name="ro1">
          <table:table-cell office:value-type="float" office:value="44130434.78" calcext:value-type="float">
            <text:p>44130434.78</text:p>
          </table:table-cell>
          <table:table-cell office:value-type="float" office:value="-79.00956726" calcext:value-type="float">
            <text:p>-79.00956726</text:p>
          </table:table-cell>
          <table:table-cell table:number-columns-repeated="3"/>
        </table:table-row>
        <table:table-row table:style-name="ro1">
          <table:table-cell office:value-type="float" office:value="44347826.09" calcext:value-type="float">
            <text:p>44347826.09</text:p>
          </table:table-cell>
          <table:table-cell office:value-type="float" office:value="-78.90557861" calcext:value-type="float">
            <text:p>-78.90557861</text:p>
          </table:table-cell>
          <table:table-cell table:number-columns-repeated="3"/>
        </table:table-row>
        <table:table-row table:style-name="ro1">
          <table:table-cell office:value-type="float" office:value="44565217.39" calcext:value-type="float">
            <text:p>44565217.39</text:p>
          </table:table-cell>
          <table:table-cell office:value-type="float" office:value="-79.0945282" calcext:value-type="float">
            <text:p>-79.0945282</text:p>
          </table:table-cell>
          <table:table-cell table:number-columns-repeated="3"/>
        </table:table-row>
        <table:table-row table:style-name="ro1">
          <table:table-cell office:value-type="float" office:value="44782608.7" calcext:value-type="float">
            <text:p>44782608.7</text:p>
          </table:table-cell>
          <table:table-cell office:value-type="float" office:value="-78.90581512" calcext:value-type="float">
            <text:p>-78.90581512</text:p>
          </table:table-cell>
          <table:table-cell table:number-columns-repeated="3"/>
        </table:table-row>
        <table:table-row table:style-name="ro1">
          <table:table-cell office:value-type="float" office:value="45000000" calcext:value-type="float">
            <text:p>45000000</text:p>
          </table:table-cell>
          <table:table-cell office:value-type="float" office:value="-78.83765411" calcext:value-type="float">
            <text:p>-78.83765411</text:p>
          </table:table-cell>
          <table:table-cell table:number-columns-repeated="3"/>
        </table:table-row>
        <table:table-row table:style-name="ro1">
          <table:table-cell office:value-type="float" office:value="45217391.3" calcext:value-type="float">
            <text:p>45217391.3</text:p>
          </table:table-cell>
          <table:table-cell office:value-type="float" office:value="-78.97898102" calcext:value-type="float">
            <text:p>-78.97898102</text:p>
          </table:table-cell>
          <table:table-cell table:number-columns-repeated="3"/>
        </table:table-row>
        <table:table-row table:style-name="ro1">
          <table:table-cell office:value-type="float" office:value="45434782.61" calcext:value-type="float">
            <text:p>45434782.61</text:p>
          </table:table-cell>
          <table:table-cell office:value-type="float" office:value="-79.20102692" calcext:value-type="float">
            <text:p>-79.20102692</text:p>
          </table:table-cell>
          <table:table-cell table:number-columns-repeated="3"/>
        </table:table-row>
        <table:table-row table:style-name="ro1">
          <table:table-cell office:value-type="float" office:value="45652173.91" calcext:value-type="float">
            <text:p>45652173.91</text:p>
          </table:table-cell>
          <table:table-cell office:value-type="float" office:value="-78.5772171" calcext:value-type="float">
            <text:p>-78.5772171</text:p>
          </table:table-cell>
          <table:table-cell table:number-columns-repeated="3"/>
        </table:table-row>
        <table:table-row table:style-name="ro1">
          <table:table-cell office:value-type="float" office:value="45869565.22" calcext:value-type="float">
            <text:p>45869565.22</text:p>
          </table:table-cell>
          <table:table-cell office:value-type="float" office:value="-79.13855743" calcext:value-type="float">
            <text:p>-79.13855743</text:p>
          </table:table-cell>
          <table:table-cell table:number-columns-repeated="3"/>
        </table:table-row>
        <table:table-row table:style-name="ro1">
          <table:table-cell office:value-type="float" office:value="46086956.52" calcext:value-type="float">
            <text:p>46086956.52</text:p>
          </table:table-cell>
          <table:table-cell office:value-type="float" office:value="-79.17417908" calcext:value-type="float">
            <text:p>-79.17417908</text:p>
          </table:table-cell>
          <table:table-cell table:number-columns-repeated="3"/>
        </table:table-row>
        <table:table-row table:style-name="ro1">
          <table:table-cell office:value-type="float" office:value="46304347.83" calcext:value-type="float">
            <text:p>46304347.83</text:p>
          </table:table-cell>
          <table:table-cell office:value-type="float" office:value="-78.73735809" calcext:value-type="float">
            <text:p>-78.73735809</text:p>
          </table:table-cell>
          <table:table-cell table:number-columns-repeated="3"/>
        </table:table-row>
        <table:table-row table:style-name="ro1">
          <table:table-cell office:value-type="float" office:value="46521739.13" calcext:value-type="float">
            <text:p>46521739.13</text:p>
          </table:table-cell>
          <table:table-cell office:value-type="float" office:value="-78.73238373" calcext:value-type="float">
            <text:p>-78.73238373</text:p>
          </table:table-cell>
          <table:table-cell table:number-columns-repeated="3"/>
        </table:table-row>
        <table:table-row table:style-name="ro1">
          <table:table-cell office:value-type="float" office:value="46739130.43" calcext:value-type="float">
            <text:p>46739130.43</text:p>
          </table:table-cell>
          <table:table-cell office:value-type="float" office:value="-78.97074127" calcext:value-type="float">
            <text:p>-78.97074127</text:p>
          </table:table-cell>
          <table:table-cell table:number-columns-repeated="3"/>
        </table:table-row>
        <table:table-row table:style-name="ro1">
          <table:table-cell office:value-type="float" office:value="46956521.74" calcext:value-type="float">
            <text:p>46956521.74</text:p>
          </table:table-cell>
          <table:table-cell office:value-type="float" office:value="-78.95336914" calcext:value-type="float">
            <text:p>-78.95336914</text:p>
          </table:table-cell>
          <table:table-cell table:number-columns-repeated="3"/>
        </table:table-row>
        <table:table-row table:style-name="ro1">
          <table:table-cell office:value-type="float" office:value="47173913.04" calcext:value-type="float">
            <text:p>47173913.04</text:p>
          </table:table-cell>
          <table:table-cell office:value-type="float" office:value="-79.04618835" calcext:value-type="float">
            <text:p>-79.04618835</text:p>
          </table:table-cell>
          <table:table-cell table:number-columns-repeated="3"/>
        </table:table-row>
        <table:table-row table:style-name="ro1">
          <table:table-cell office:value-type="float" office:value="47391304.35" calcext:value-type="float">
            <text:p>47391304.35</text:p>
          </table:table-cell>
          <table:table-cell office:value-type="float" office:value="-78.46980286" calcext:value-type="float">
            <text:p>-78.46980286</text:p>
          </table:table-cell>
          <table:table-cell table:number-columns-repeated="3"/>
        </table:table-row>
        <table:table-row table:style-name="ro1">
          <table:table-cell office:value-type="float" office:value="47608695.65" calcext:value-type="float">
            <text:p>47608695.65</text:p>
          </table:table-cell>
          <table:table-cell office:value-type="float" office:value="-78.84975433" calcext:value-type="float">
            <text:p>-78.84975433</text:p>
          </table:table-cell>
          <table:table-cell table:number-columns-repeated="3"/>
        </table:table-row>
        <table:table-row table:style-name="ro1">
          <table:table-cell office:value-type="float" office:value="47826086.96" calcext:value-type="float">
            <text:p>47826086.96</text:p>
          </table:table-cell>
          <table:table-cell office:value-type="float" office:value="-78.75821686" calcext:value-type="float">
            <text:p>-78.75821686</text:p>
          </table:table-cell>
          <table:table-cell table:number-columns-repeated="3"/>
        </table:table-row>
        <table:table-row table:style-name="ro1">
          <table:table-cell office:value-type="float" office:value="48043478.26" calcext:value-type="float">
            <text:p>48043478.26</text:p>
          </table:table-cell>
          <table:table-cell office:value-type="float" office:value="-78.71411896" calcext:value-type="float">
            <text:p>-78.71411896</text:p>
          </table:table-cell>
          <table:table-cell table:number-columns-repeated="3"/>
        </table:table-row>
        <table:table-row table:style-name="ro1">
          <table:table-cell office:value-type="float" office:value="48260869.57" calcext:value-type="float">
            <text:p>48260869.57</text:p>
          </table:table-cell>
          <table:table-cell office:value-type="float" office:value="-78.93797302" calcext:value-type="float">
            <text:p>-78.93797302</text:p>
          </table:table-cell>
          <table:table-cell table:number-columns-repeated="3"/>
        </table:table-row>
        <table:table-row table:style-name="ro1">
          <table:table-cell office:value-type="float" office:value="48478260.87" calcext:value-type="float">
            <text:p>48478260.87</text:p>
          </table:table-cell>
          <table:table-cell office:value-type="float" office:value="-78.77058411" calcext:value-type="float">
            <text:p>-78.77058411</text:p>
          </table:table-cell>
          <table:table-cell table:number-columns-repeated="3"/>
        </table:table-row>
        <table:table-row table:style-name="ro1">
          <table:table-cell office:value-type="float" office:value="48695652.17" calcext:value-type="float">
            <text:p>48695652.17</text:p>
          </table:table-cell>
          <table:table-cell office:value-type="float" office:value="-78.82217407" calcext:value-type="float">
            <text:p>-78.82217407</text:p>
          </table:table-cell>
          <table:table-cell table:number-columns-repeated="3"/>
        </table:table-row>
        <table:table-row table:style-name="ro1">
          <table:table-cell office:value-type="float" office:value="48913043.48" calcext:value-type="float">
            <text:p>48913043.48</text:p>
          </table:table-cell>
          <table:table-cell office:value-type="float" office:value="-78.53495789" calcext:value-type="float">
            <text:p>-78.53495789</text:p>
          </table:table-cell>
          <table:table-cell table:number-columns-repeated="3"/>
        </table:table-row>
        <table:table-row table:style-name="ro1">
          <table:table-cell office:value-type="float" office:value="49130434.78" calcext:value-type="float">
            <text:p>49130434.78</text:p>
          </table:table-cell>
          <table:table-cell office:value-type="float" office:value="-78.68894958" calcext:value-type="float">
            <text:p>-78.68894958</text:p>
          </table:table-cell>
          <table:table-cell table:number-columns-repeated="3"/>
        </table:table-row>
        <table:table-row table:style-name="ro1">
          <table:table-cell office:value-type="float" office:value="49347826.09" calcext:value-type="float">
            <text:p>49347826.09</text:p>
          </table:table-cell>
          <table:table-cell office:value-type="float" office:value="-78.54256439" calcext:value-type="float">
            <text:p>-78.54256439</text:p>
          </table:table-cell>
          <table:table-cell table:number-columns-repeated="3"/>
        </table:table-row>
        <table:table-row table:style-name="ro1">
          <table:table-cell office:value-type="float" office:value="49565217.39" calcext:value-type="float">
            <text:p>49565217.39</text:p>
          </table:table-cell>
          <table:table-cell office:value-type="float" office:value="-78.80709839" calcext:value-type="float">
            <text:p>-78.80709839</text:p>
          </table:table-cell>
          <table:table-cell table:number-columns-repeated="3"/>
        </table:table-row>
        <table:table-row table:style-name="ro1">
          <table:table-cell office:value-type="float" office:value="49782608.7" calcext:value-type="float">
            <text:p>49782608.7</text:p>
          </table:table-cell>
          <table:table-cell office:value-type="float" office:value="-78.97662354" calcext:value-type="float">
            <text:p>-78.97662354</text:p>
          </table:table-cell>
          <table:table-cell table:number-columns-repeated="3"/>
        </table:table-row>
        <table:table-row table:style-name="ro1">
          <table:table-cell office:value-type="float" office:value="50000000" calcext:value-type="float">
            <text:p>50000000</text:p>
          </table:table-cell>
          <table:table-cell office:value-type="float" office:value="-78.66734314" calcext:value-type="float">
            <text:p>-78.66734314</text:p>
          </table:table-cell>
          <table:table-cell table:number-columns-repeated="3"/>
        </table:table-row>
        <table:table-row table:style-name="ro1">
          <table:table-cell office:value-type="float" office:value="50217391.3" calcext:value-type="float">
            <text:p>50217391.3</text:p>
          </table:table-cell>
          <table:table-cell office:value-type="float" office:value="-78.65096283" calcext:value-type="float">
            <text:p>-78.65096283</text:p>
          </table:table-cell>
          <table:table-cell table:number-columns-repeated="3"/>
        </table:table-row>
        <table:table-row table:style-name="ro1">
          <table:table-cell office:value-type="float" office:value="50434782.61" calcext:value-type="float">
            <text:p>50434782.61</text:p>
          </table:table-cell>
          <table:table-cell office:value-type="float" office:value="-78.81198883" calcext:value-type="float">
            <text:p>-78.81198883</text:p>
          </table:table-cell>
          <table:table-cell table:number-columns-repeated="3"/>
        </table:table-row>
        <table:table-row table:style-name="ro1">
          <table:table-cell office:value-type="float" office:value="50652173.91" calcext:value-type="float">
            <text:p>50652173.91</text:p>
          </table:table-cell>
          <table:table-cell office:value-type="float" office:value="-78.8469696" calcext:value-type="float">
            <text:p>-78.8469696</text:p>
          </table:table-cell>
          <table:table-cell table:number-columns-repeated="3"/>
        </table:table-row>
        <table:table-row table:style-name="ro1">
          <table:table-cell office:value-type="float" office:value="50869565.22" calcext:value-type="float">
            <text:p>50869565.22</text:p>
          </table:table-cell>
          <table:table-cell office:value-type="float" office:value="-79.03037262" calcext:value-type="float">
            <text:p>-79.03037262</text:p>
          </table:table-cell>
          <table:table-cell table:number-columns-repeated="3"/>
        </table:table-row>
        <table:table-row table:style-name="ro1">
          <table:table-cell office:value-type="float" office:value="51086956.52" calcext:value-type="float">
            <text:p>51086956.52</text:p>
          </table:table-cell>
          <table:table-cell office:value-type="float" office:value="-79.14512634" calcext:value-type="float">
            <text:p>-79.14512634</text:p>
          </table:table-cell>
          <table:table-cell table:number-columns-repeated="3"/>
        </table:table-row>
        <table:table-row table:style-name="ro1">
          <table:table-cell office:value-type="float" office:value="51304347.83" calcext:value-type="float">
            <text:p>51304347.83</text:p>
          </table:table-cell>
          <table:table-cell office:value-type="float" office:value="-79.10823822" calcext:value-type="float">
            <text:p>-79.10823822</text:p>
          </table:table-cell>
          <table:table-cell table:number-columns-repeated="3"/>
        </table:table-row>
        <table:table-row table:style-name="ro1">
          <table:table-cell office:value-type="float" office:value="51521739.13" calcext:value-type="float">
            <text:p>51521739.13</text:p>
          </table:table-cell>
          <table:table-cell office:value-type="float" office:value="-78.92762756" calcext:value-type="float">
            <text:p>-78.92762756</text:p>
          </table:table-cell>
          <table:table-cell table:number-columns-repeated="3"/>
        </table:table-row>
        <table:table-row table:style-name="ro1">
          <table:table-cell office:value-type="float" office:value="51739130.43" calcext:value-type="float">
            <text:p>51739130.43</text:p>
          </table:table-cell>
          <table:table-cell office:value-type="float" office:value="-79.46492004" calcext:value-type="float">
            <text:p>-79.46492004</text:p>
          </table:table-cell>
          <table:table-cell table:number-columns-repeated="3"/>
        </table:table-row>
        <table:table-row table:style-name="ro1">
          <table:table-cell office:value-type="float" office:value="51956521.74" calcext:value-type="float">
            <text:p>51956521.74</text:p>
          </table:table-cell>
          <table:table-cell office:value-type="float" office:value="-79.00535583" calcext:value-type="float">
            <text:p>-79.00535583</text:p>
          </table:table-cell>
          <table:table-cell table:number-columns-repeated="3"/>
        </table:table-row>
        <table:table-row table:style-name="ro1">
          <table:table-cell office:value-type="float" office:value="52173913.04" calcext:value-type="float">
            <text:p>52173913.04</text:p>
          </table:table-cell>
          <table:table-cell office:value-type="float" office:value="-79.07551575" calcext:value-type="float">
            <text:p>-79.07551575</text:p>
          </table:table-cell>
          <table:table-cell table:number-columns-repeated="3"/>
        </table:table-row>
        <table:table-row table:style-name="ro1">
          <table:table-cell office:value-type="float" office:value="52391304.35" calcext:value-type="float">
            <text:p>52391304.35</text:p>
          </table:table-cell>
          <table:table-cell office:value-type="float" office:value="-78.83728027" calcext:value-type="float">
            <text:p>-78.83728027</text:p>
          </table:table-cell>
          <table:table-cell table:number-columns-repeated="3"/>
        </table:table-row>
        <table:table-row table:style-name="ro1">
          <table:table-cell office:value-type="float" office:value="52608695.65" calcext:value-type="float">
            <text:p>52608695.65</text:p>
          </table:table-cell>
          <table:table-cell office:value-type="float" office:value="-78.81416321" calcext:value-type="float">
            <text:p>-78.81416321</text:p>
          </table:table-cell>
          <table:table-cell table:number-columns-repeated="3"/>
        </table:table-row>
        <table:table-row table:style-name="ro1">
          <table:table-cell office:value-type="float" office:value="52826086.96" calcext:value-type="float">
            <text:p>52826086.96</text:p>
          </table:table-cell>
          <table:table-cell office:value-type="float" office:value="-79.06746674" calcext:value-type="float">
            <text:p>-79.06746674</text:p>
          </table:table-cell>
          <table:table-cell table:number-columns-repeated="3"/>
        </table:table-row>
        <table:table-row table:style-name="ro1">
          <table:table-cell office:value-type="float" office:value="53043478.26" calcext:value-type="float">
            <text:p>53043478.26</text:p>
          </table:table-cell>
          <table:table-cell office:value-type="float" office:value="-79.11331177" calcext:value-type="float">
            <text:p>-79.11331177</text:p>
          </table:table-cell>
          <table:table-cell table:number-columns-repeated="3"/>
        </table:table-row>
        <table:table-row table:style-name="ro1">
          <table:table-cell office:value-type="float" office:value="53260869.57" calcext:value-type="float">
            <text:p>53260869.57</text:p>
          </table:table-cell>
          <table:table-cell office:value-type="float" office:value="-78.89927673" calcext:value-type="float">
            <text:p>-78.89927673</text:p>
          </table:table-cell>
          <table:table-cell table:number-columns-repeated="3"/>
        </table:table-row>
        <table:table-row table:style-name="ro1">
          <table:table-cell office:value-type="float" office:value="53478260.87" calcext:value-type="float">
            <text:p>53478260.87</text:p>
          </table:table-cell>
          <table:table-cell office:value-type="float" office:value="-79.03755951" calcext:value-type="float">
            <text:p>-79.03755951</text:p>
          </table:table-cell>
          <table:table-cell table:number-columns-repeated="3"/>
        </table:table-row>
        <table:table-row table:style-name="ro1">
          <table:table-cell office:value-type="float" office:value="53695652.17" calcext:value-type="float">
            <text:p>53695652.17</text:p>
          </table:table-cell>
          <table:table-cell office:value-type="float" office:value="-78.83644867" calcext:value-type="float">
            <text:p>-78.83644867</text:p>
          </table:table-cell>
          <table:table-cell table:number-columns-repeated="3"/>
        </table:table-row>
        <table:table-row table:style-name="ro1">
          <table:table-cell office:value-type="float" office:value="53913043.48" calcext:value-type="float">
            <text:p>53913043.48</text:p>
          </table:table-cell>
          <table:table-cell office:value-type="float" office:value="-79.0324707" calcext:value-type="float">
            <text:p>-79.0324707</text:p>
          </table:table-cell>
          <table:table-cell table:number-columns-repeated="3"/>
        </table:table-row>
        <table:table-row table:style-name="ro1">
          <table:table-cell office:value-type="float" office:value="54130434.78" calcext:value-type="float">
            <text:p>54130434.78</text:p>
          </table:table-cell>
          <table:table-cell office:value-type="float" office:value="-78.78131104" calcext:value-type="float">
            <text:p>-78.78131104</text:p>
          </table:table-cell>
          <table:table-cell table:number-columns-repeated="3"/>
        </table:table-row>
        <table:table-row table:style-name="ro1">
          <table:table-cell office:value-type="float" office:value="54347826.09" calcext:value-type="float">
            <text:p>54347826.09</text:p>
          </table:table-cell>
          <table:table-cell office:value-type="float" office:value="-78.3764801" calcext:value-type="float">
            <text:p>-78.3764801</text:p>
          </table:table-cell>
          <table:table-cell table:number-columns-repeated="3"/>
        </table:table-row>
        <table:table-row table:style-name="ro1">
          <table:table-cell office:value-type="float" office:value="54565217.39" calcext:value-type="float">
            <text:p>54565217.39</text:p>
          </table:table-cell>
          <table:table-cell office:value-type="float" office:value="-78.68939209" calcext:value-type="float">
            <text:p>-78.68939209</text:p>
          </table:table-cell>
          <table:table-cell table:number-columns-repeated="3"/>
        </table:table-row>
        <table:table-row table:style-name="ro1">
          <table:table-cell office:value-type="float" office:value="54782608.7" calcext:value-type="float">
            <text:p>54782608.7</text:p>
          </table:table-cell>
          <table:table-cell office:value-type="float" office:value="-78.91030121" calcext:value-type="float">
            <text:p>-78.91030121</text:p>
          </table:table-cell>
          <table:table-cell table:number-columns-repeated="3"/>
        </table:table-row>
        <table:table-row table:style-name="ro1">
          <table:table-cell office:value-type="float" office:value="55000000" calcext:value-type="float">
            <text:p>55000000</text:p>
          </table:table-cell>
          <table:table-cell office:value-type="float" office:value="-78.22267151" calcext:value-type="float">
            <text:p>-78.22267151</text:p>
          </table:table-cell>
          <table:table-cell table:number-columns-repeated="3"/>
        </table:table-row>
        <table:table-row table:style-name="ro1">
          <table:table-cell office:value-type="float" office:value="55217391.3" calcext:value-type="float">
            <text:p>55217391.3</text:p>
          </table:table-cell>
          <table:table-cell office:value-type="float" office:value="-78.49732208" calcext:value-type="float">
            <text:p>-78.49732208</text:p>
          </table:table-cell>
          <table:table-cell table:number-columns-repeated="3"/>
        </table:table-row>
        <table:table-row table:style-name="ro1">
          <table:table-cell office:value-type="float" office:value="55434782.61" calcext:value-type="float">
            <text:p>55434782.61</text:p>
          </table:table-cell>
          <table:table-cell office:value-type="float" office:value="-78.22938538" calcext:value-type="float">
            <text:p>-78.22938538</text:p>
          </table:table-cell>
          <table:table-cell table:number-columns-repeated="3"/>
        </table:table-row>
        <table:table-row table:style-name="ro1">
          <table:table-cell office:value-type="float" office:value="55652173.91" calcext:value-type="float">
            <text:p>55652173.91</text:p>
          </table:table-cell>
          <table:table-cell office:value-type="float" office:value="-78.55000305" calcext:value-type="float">
            <text:p>-78.55000305</text:p>
          </table:table-cell>
          <table:table-cell table:number-columns-repeated="3"/>
        </table:table-row>
        <table:table-row table:style-name="ro1">
          <table:table-cell office:value-type="float" office:value="55869565.22" calcext:value-type="float">
            <text:p>55869565.22</text:p>
          </table:table-cell>
          <table:table-cell office:value-type="float" office:value="-78.76661682" calcext:value-type="float">
            <text:p>-78.76661682</text:p>
          </table:table-cell>
          <table:table-cell table:number-columns-repeated="3"/>
        </table:table-row>
        <table:table-row table:style-name="ro1">
          <table:table-cell office:value-type="float" office:value="56086956.52" calcext:value-type="float">
            <text:p>56086956.52</text:p>
          </table:table-cell>
          <table:table-cell office:value-type="float" office:value="-78.78348541" calcext:value-type="float">
            <text:p>-78.78348541</text:p>
          </table:table-cell>
          <table:table-cell table:number-columns-repeated="3"/>
        </table:table-row>
        <table:table-row table:style-name="ro1">
          <table:table-cell office:value-type="float" office:value="56304347.83" calcext:value-type="float">
            <text:p>56304347.83</text:p>
          </table:table-cell>
          <table:table-cell office:value-type="float" office:value="-79.01625061" calcext:value-type="float">
            <text:p>-79.01625061</text:p>
          </table:table-cell>
          <table:table-cell table:number-columns-repeated="3"/>
        </table:table-row>
        <table:table-row table:style-name="ro1">
          <table:table-cell office:value-type="float" office:value="56521739.13" calcext:value-type="float">
            <text:p>56521739.13</text:p>
          </table:table-cell>
          <table:table-cell office:value-type="float" office:value="-78.7544632" calcext:value-type="float">
            <text:p>-78.7544632</text:p>
          </table:table-cell>
          <table:table-cell table:number-columns-repeated="3"/>
        </table:table-row>
        <table:table-row table:style-name="ro1">
          <table:table-cell office:value-type="float" office:value="56739130.43" calcext:value-type="float">
            <text:p>56739130.43</text:p>
          </table:table-cell>
          <table:table-cell office:value-type="float" office:value="-78.52835846" calcext:value-type="float">
            <text:p>-78.52835846</text:p>
          </table:table-cell>
          <table:table-cell table:number-columns-repeated="3"/>
        </table:table-row>
        <table:table-row table:style-name="ro1">
          <table:table-cell office:value-type="float" office:value="56956521.74" calcext:value-type="float">
            <text:p>56956521.74</text:p>
          </table:table-cell>
          <table:table-cell office:value-type="float" office:value="-78.51618958" calcext:value-type="float">
            <text:p>-78.51618958</text:p>
          </table:table-cell>
          <table:table-cell table:number-columns-repeated="3"/>
        </table:table-row>
        <table:table-row table:style-name="ro1">
          <table:table-cell office:value-type="float" office:value="57173913.04" calcext:value-type="float">
            <text:p>57173913.04</text:p>
          </table:table-cell>
          <table:table-cell office:value-type="float" office:value="-78.73816681" calcext:value-type="float">
            <text:p>-78.73816681</text:p>
          </table:table-cell>
          <table:table-cell table:number-columns-repeated="3"/>
        </table:table-row>
        <table:table-row table:style-name="ro1">
          <table:table-cell office:value-type="float" office:value="57391304.35" calcext:value-type="float">
            <text:p>57391304.35</text:p>
          </table:table-cell>
          <table:table-cell office:value-type="float" office:value="-78.79414368" calcext:value-type="float">
            <text:p>-78.79414368</text:p>
          </table:table-cell>
          <table:table-cell table:number-columns-repeated="3"/>
        </table:table-row>
        <table:table-row table:style-name="ro1">
          <table:table-cell office:value-type="float" office:value="57608695.65" calcext:value-type="float">
            <text:p>57608695.65</text:p>
          </table:table-cell>
          <table:table-cell office:value-type="float" office:value="-79.41728973" calcext:value-type="float">
            <text:p>-79.41728973</text:p>
          </table:table-cell>
          <table:table-cell table:number-columns-repeated="3"/>
        </table:table-row>
        <table:table-row table:style-name="ro1">
          <table:table-cell office:value-type="float" office:value="57826086.96" calcext:value-type="float">
            <text:p>57826086.96</text:p>
          </table:table-cell>
          <table:table-cell office:value-type="float" office:value="-79.10570526" calcext:value-type="float">
            <text:p>-79.10570526</text:p>
          </table:table-cell>
          <table:table-cell table:number-columns-repeated="3"/>
        </table:table-row>
        <table:table-row table:style-name="ro1">
          <table:table-cell office:value-type="float" office:value="58043478.26" calcext:value-type="float">
            <text:p>58043478.26</text:p>
          </table:table-cell>
          <table:table-cell office:value-type="float" office:value="-79.20488739" calcext:value-type="float">
            <text:p>-79.20488739</text:p>
          </table:table-cell>
          <table:table-cell table:number-columns-repeated="3"/>
        </table:table-row>
        <table:table-row table:style-name="ro1">
          <table:table-cell office:value-type="float" office:value="58260869.57" calcext:value-type="float">
            <text:p>58260869.57</text:p>
          </table:table-cell>
          <table:table-cell office:value-type="float" office:value="-79.30323029" calcext:value-type="float">
            <text:p>-79.30323029</text:p>
          </table:table-cell>
          <table:table-cell table:number-columns-repeated="3"/>
        </table:table-row>
        <table:table-row table:style-name="ro1">
          <table:table-cell office:value-type="float" office:value="58478260.87" calcext:value-type="float">
            <text:p>58478260.87</text:p>
          </table:table-cell>
          <table:table-cell office:value-type="float" office:value="-79.49781799" calcext:value-type="float">
            <text:p>-79.49781799</text:p>
          </table:table-cell>
          <table:table-cell table:number-columns-repeated="3"/>
        </table:table-row>
        <table:table-row table:style-name="ro1">
          <table:table-cell office:value-type="float" office:value="58695652.17" calcext:value-type="float">
            <text:p>58695652.17</text:p>
          </table:table-cell>
          <table:table-cell office:value-type="float" office:value="-79.17787933" calcext:value-type="float">
            <text:p>-79.17787933</text:p>
          </table:table-cell>
          <table:table-cell table:number-columns-repeated="3"/>
        </table:table-row>
        <table:table-row table:style-name="ro1">
          <table:table-cell office:value-type="float" office:value="58913043.48" calcext:value-type="float">
            <text:p>58913043.48</text:p>
          </table:table-cell>
          <table:table-cell office:value-type="float" office:value="-79.29933167" calcext:value-type="float">
            <text:p>-79.29933167</text:p>
          </table:table-cell>
          <table:table-cell table:number-columns-repeated="3"/>
        </table:table-row>
        <table:table-row table:style-name="ro1">
          <table:table-cell office:value-type="float" office:value="59130434.78" calcext:value-type="float">
            <text:p>59130434.78</text:p>
          </table:table-cell>
          <table:table-cell office:value-type="float" office:value="-79.04324341" calcext:value-type="float">
            <text:p>-79.04324341</text:p>
          </table:table-cell>
          <table:table-cell table:number-columns-repeated="3"/>
        </table:table-row>
        <table:table-row table:style-name="ro1">
          <table:table-cell office:value-type="float" office:value="59347826.09" calcext:value-type="float">
            <text:p>59347826.09</text:p>
          </table:table-cell>
          <table:table-cell office:value-type="float" office:value="-79.02812195" calcext:value-type="float">
            <text:p>-79.02812195</text:p>
          </table:table-cell>
          <table:table-cell table:number-columns-repeated="3"/>
        </table:table-row>
        <table:table-row table:style-name="ro1">
          <table:table-cell office:value-type="float" office:value="59565217.39" calcext:value-type="float">
            <text:p>59565217.39</text:p>
          </table:table-cell>
          <table:table-cell office:value-type="float" office:value="-79.03833008" calcext:value-type="float">
            <text:p>-79.03833008</text:p>
          </table:table-cell>
          <table:table-cell table:number-columns-repeated="3"/>
        </table:table-row>
        <table:table-row table:style-name="ro1">
          <table:table-cell office:value-type="float" office:value="59782608.7" calcext:value-type="float">
            <text:p>59782608.7</text:p>
          </table:table-cell>
          <table:table-cell office:value-type="float" office:value="-79.36252594" calcext:value-type="float">
            <text:p>-79.36252594</text:p>
          </table:table-cell>
          <table:table-cell table:number-columns-repeated="3"/>
        </table:table-row>
        <table:table-row table:style-name="ro1">
          <table:table-cell office:value-type="float" office:value="60000000" calcext:value-type="float">
            <text:p>60000000</text:p>
          </table:table-cell>
          <table:table-cell office:value-type="float" office:value="-79.10300446" calcext:value-type="float">
            <text:p>-79.10300446</text:p>
          </table:table-cell>
          <table:table-cell table:number-columns-repeated="3"/>
        </table:table-row>
        <table:table-row table:style-name="ro1">
          <table:table-cell office:value-type="float" office:value="60217391.3" calcext:value-type="float">
            <text:p>60217391.3</text:p>
          </table:table-cell>
          <table:table-cell office:value-type="float" office:value="-79.32743073" calcext:value-type="float">
            <text:p>-79.32743073</text:p>
          </table:table-cell>
          <table:table-cell table:number-columns-repeated="3"/>
        </table:table-row>
        <table:table-row table:style-name="ro1">
          <table:table-cell office:value-type="float" office:value="60434782.61" calcext:value-type="float">
            <text:p>60434782.61</text:p>
          </table:table-cell>
          <table:table-cell office:value-type="float" office:value="-79.16904449" calcext:value-type="float">
            <text:p>-79.16904449</text:p>
          </table:table-cell>
          <table:table-cell table:number-columns-repeated="3"/>
        </table:table-row>
        <table:table-row table:style-name="ro1">
          <table:table-cell office:value-type="float" office:value="60652173.91" calcext:value-type="float">
            <text:p>60652173.91</text:p>
          </table:table-cell>
          <table:table-cell office:value-type="float" office:value="-78.99226379" calcext:value-type="float">
            <text:p>-78.99226379</text:p>
          </table:table-cell>
          <table:table-cell table:number-columns-repeated="3"/>
        </table:table-row>
        <table:table-row table:style-name="ro1">
          <table:table-cell office:value-type="float" office:value="60869565.22" calcext:value-type="float">
            <text:p>60869565.22</text:p>
          </table:table-cell>
          <table:table-cell office:value-type="float" office:value="-78.99714661" calcext:value-type="float">
            <text:p>-78.99714661</text:p>
          </table:table-cell>
          <table:table-cell table:number-columns-repeated="3"/>
        </table:table-row>
        <table:table-row table:style-name="ro1">
          <table:table-cell office:value-type="float" office:value="61086956.52" calcext:value-type="float">
            <text:p>61086956.52</text:p>
          </table:table-cell>
          <table:table-cell office:value-type="float" office:value="-78.89489746" calcext:value-type="float">
            <text:p>-78.89489746</text:p>
          </table:table-cell>
          <table:table-cell table:number-columns-repeated="3"/>
        </table:table-row>
        <table:table-row table:style-name="ro1">
          <table:table-cell office:value-type="float" office:value="61304347.83" calcext:value-type="float">
            <text:p>61304347.83</text:p>
          </table:table-cell>
          <table:table-cell office:value-type="float" office:value="-79.48471832" calcext:value-type="float">
            <text:p>-79.48471832</text:p>
          </table:table-cell>
          <table:table-cell table:number-columns-repeated="3"/>
        </table:table-row>
        <table:table-row table:style-name="ro1">
          <table:table-cell office:value-type="float" office:value="61521739.13" calcext:value-type="float">
            <text:p>61521739.13</text:p>
          </table:table-cell>
          <table:table-cell office:value-type="float" office:value="-79.28331757" calcext:value-type="float">
            <text:p>-79.28331757</text:p>
          </table:table-cell>
          <table:table-cell table:number-columns-repeated="3"/>
        </table:table-row>
        <table:table-row table:style-name="ro1">
          <table:table-cell office:value-type="float" office:value="61739130.43" calcext:value-type="float">
            <text:p>61739130.43</text:p>
          </table:table-cell>
          <table:table-cell office:value-type="float" office:value="-79.15624237" calcext:value-type="float">
            <text:p>-79.15624237</text:p>
          </table:table-cell>
          <table:table-cell table:number-columns-repeated="3"/>
        </table:table-row>
        <table:table-row table:style-name="ro1">
          <table:table-cell office:value-type="float" office:value="61956521.74" calcext:value-type="float">
            <text:p>61956521.74</text:p>
          </table:table-cell>
          <table:table-cell office:value-type="float" office:value="-78.90621948" calcext:value-type="float">
            <text:p>-78.90621948</text:p>
          </table:table-cell>
          <table:table-cell table:number-columns-repeated="3"/>
        </table:table-row>
        <table:table-row table:style-name="ro1">
          <table:table-cell office:value-type="float" office:value="62173913.04" calcext:value-type="float">
            <text:p>62173913.04</text:p>
          </table:table-cell>
          <table:table-cell office:value-type="float" office:value="-78.95201111" calcext:value-type="float">
            <text:p>-78.95201111</text:p>
          </table:table-cell>
          <table:table-cell table:number-columns-repeated="3"/>
        </table:table-row>
        <table:table-row table:style-name="ro1">
          <table:table-cell office:value-type="float" office:value="62391304.35" calcext:value-type="float">
            <text:p>62391304.35</text:p>
          </table:table-cell>
          <table:table-cell office:value-type="float" office:value="-79.20165253" calcext:value-type="float">
            <text:p>-79.20165253</text:p>
          </table:table-cell>
          <table:table-cell table:number-columns-repeated="3"/>
        </table:table-row>
        <table:table-row table:style-name="ro1">
          <table:table-cell office:value-type="float" office:value="62608695.65" calcext:value-type="float">
            <text:p>62608695.65</text:p>
          </table:table-cell>
          <table:table-cell office:value-type="float" office:value="-79.30366516" calcext:value-type="float">
            <text:p>-79.30366516</text:p>
          </table:table-cell>
          <table:table-cell table:number-columns-repeated="3"/>
        </table:table-row>
        <table:table-row table:style-name="ro1">
          <table:table-cell office:value-type="float" office:value="62826086.96" calcext:value-type="float">
            <text:p>62826086.96</text:p>
          </table:table-cell>
          <table:table-cell office:value-type="float" office:value="-79.15879822" calcext:value-type="float">
            <text:p>-79.15879822</text:p>
          </table:table-cell>
          <table:table-cell table:number-columns-repeated="3"/>
        </table:table-row>
        <table:table-row table:style-name="ro1">
          <table:table-cell office:value-type="float" office:value="63043478.26" calcext:value-type="float">
            <text:p>63043478.26</text:p>
          </table:table-cell>
          <table:table-cell office:value-type="float" office:value="-79.2661972" calcext:value-type="float">
            <text:p>-79.2661972</text:p>
          </table:table-cell>
          <table:table-cell table:number-columns-repeated="3"/>
        </table:table-row>
        <table:table-row table:style-name="ro1">
          <table:table-cell office:value-type="float" office:value="63260869.57" calcext:value-type="float">
            <text:p>63260869.57</text:p>
          </table:table-cell>
          <table:table-cell office:value-type="float" office:value="-79.3677063" calcext:value-type="float">
            <text:p>-79.3677063</text:p>
          </table:table-cell>
          <table:table-cell table:number-columns-repeated="3"/>
        </table:table-row>
        <table:table-row table:style-name="ro1">
          <table:table-cell office:value-type="float" office:value="63478260.87" calcext:value-type="float">
            <text:p>63478260.87</text:p>
          </table:table-cell>
          <table:table-cell office:value-type="float" office:value="-79.05979156" calcext:value-type="float">
            <text:p>-79.05979156</text:p>
          </table:table-cell>
          <table:table-cell table:number-columns-repeated="3"/>
        </table:table-row>
        <table:table-row table:style-name="ro1">
          <table:table-cell office:value-type="float" office:value="63695652.17" calcext:value-type="float">
            <text:p>63695652.17</text:p>
          </table:table-cell>
          <table:table-cell office:value-type="float" office:value="-79.11891174" calcext:value-type="float">
            <text:p>-79.11891174</text:p>
          </table:table-cell>
          <table:table-cell table:number-columns-repeated="3"/>
        </table:table-row>
        <table:table-row table:style-name="ro1">
          <table:table-cell office:value-type="float" office:value="63913043.48" calcext:value-type="float">
            <text:p>63913043.48</text:p>
          </table:table-cell>
          <table:table-cell office:value-type="float" office:value="-79.31778717" calcext:value-type="float">
            <text:p>-79.31778717</text:p>
          </table:table-cell>
          <table:table-cell table:number-columns-repeated="3"/>
        </table:table-row>
        <table:table-row table:style-name="ro1">
          <table:table-cell office:value-type="float" office:value="64130434.78" calcext:value-type="float">
            <text:p>64130434.78</text:p>
          </table:table-cell>
          <table:table-cell office:value-type="float" office:value="-79.07095337" calcext:value-type="float">
            <text:p>-79.07095337</text:p>
          </table:table-cell>
          <table:table-cell table:number-columns-repeated="3"/>
        </table:table-row>
        <table:table-row table:style-name="ro1">
          <table:table-cell office:value-type="float" office:value="64347826.09" calcext:value-type="float">
            <text:p>64347826.09</text:p>
          </table:table-cell>
          <table:table-cell office:value-type="float" office:value="-79.42250824" calcext:value-type="float">
            <text:p>-79.42250824</text:p>
          </table:table-cell>
          <table:table-cell table:number-columns-repeated="3"/>
        </table:table-row>
        <table:table-row table:style-name="ro1">
          <table:table-cell office:value-type="float" office:value="64565217.39" calcext:value-type="float">
            <text:p>64565217.39</text:p>
          </table:table-cell>
          <table:table-cell office:value-type="float" office:value="-79.2241745" calcext:value-type="float">
            <text:p>-79.2241745</text:p>
          </table:table-cell>
          <table:table-cell table:number-columns-repeated="3"/>
        </table:table-row>
        <table:table-row table:style-name="ro1">
          <table:table-cell office:value-type="float" office:value="64782608.7" calcext:value-type="float">
            <text:p>64782608.7</text:p>
          </table:table-cell>
          <table:table-cell office:value-type="float" office:value="-79.14207458" calcext:value-type="float">
            <text:p>-79.14207458</text:p>
          </table:table-cell>
          <table:table-cell table:number-columns-repeated="3"/>
        </table:table-row>
        <table:table-row table:style-name="ro1">
          <table:table-cell office:value-type="float" office:value="65000000" calcext:value-type="float">
            <text:p>65000000</text:p>
          </table:table-cell>
          <table:table-cell office:value-type="float" office:value="-79.25627899" calcext:value-type="float">
            <text:p>-79.25627899</text:p>
          </table:table-cell>
          <table:table-cell table:number-columns-repeated="3"/>
        </table:table-row>
        <table:table-row table:style-name="ro1">
          <table:table-cell office:value-type="float" office:value="65217391.3" calcext:value-type="float">
            <text:p>65217391.3</text:p>
          </table:table-cell>
          <table:table-cell office:value-type="float" office:value="-78.8815155" calcext:value-type="float">
            <text:p>-78.8815155</text:p>
          </table:table-cell>
          <table:table-cell table:number-columns-repeated="3"/>
        </table:table-row>
        <table:table-row table:style-name="ro1">
          <table:table-cell office:value-type="float" office:value="65434782.61" calcext:value-type="float">
            <text:p>65434782.61</text:p>
          </table:table-cell>
          <table:table-cell office:value-type="float" office:value="-79.03159332" calcext:value-type="float">
            <text:p>-79.03159332</text:p>
          </table:table-cell>
          <table:table-cell table:number-columns-repeated="3"/>
        </table:table-row>
        <table:table-row table:style-name="ro1">
          <table:table-cell office:value-type="float" office:value="65652173.91" calcext:value-type="float">
            <text:p>65652173.91</text:p>
          </table:table-cell>
          <table:table-cell office:value-type="float" office:value="-79.35984802" calcext:value-type="float">
            <text:p>-79.35984802</text:p>
          </table:table-cell>
          <table:table-cell table:number-columns-repeated="3"/>
        </table:table-row>
        <table:table-row table:style-name="ro1">
          <table:table-cell office:value-type="float" office:value="65869565.22" calcext:value-type="float">
            <text:p>65869565.22</text:p>
          </table:table-cell>
          <table:table-cell office:value-type="float" office:value="-79.18432617" calcext:value-type="float">
            <text:p>-79.18432617</text:p>
          </table:table-cell>
          <table:table-cell table:number-columns-repeated="3"/>
        </table:table-row>
        <table:table-row table:style-name="ro1">
          <table:table-cell office:value-type="float" office:value="66086956.52" calcext:value-type="float">
            <text:p>66086956.52</text:p>
          </table:table-cell>
          <table:table-cell office:value-type="float" office:value="-79.15286255" calcext:value-type="float">
            <text:p>-79.15286255</text:p>
          </table:table-cell>
          <table:table-cell table:number-columns-repeated="3"/>
        </table:table-row>
        <table:table-row table:style-name="ro1">
          <table:table-cell office:value-type="float" office:value="66304347.83" calcext:value-type="float">
            <text:p>66304347.83</text:p>
          </table:table-cell>
          <table:table-cell office:value-type="float" office:value="-79.0293045" calcext:value-type="float">
            <text:p>-79.0293045</text:p>
          </table:table-cell>
          <table:table-cell table:number-columns-repeated="3"/>
        </table:table-row>
        <table:table-row table:style-name="ro1">
          <table:table-cell office:value-type="float" office:value="66521739.13" calcext:value-type="float">
            <text:p>66521739.13</text:p>
          </table:table-cell>
          <table:table-cell office:value-type="float" office:value="-79.13122559" calcext:value-type="float">
            <text:p>-79.13122559</text:p>
          </table:table-cell>
          <table:table-cell table:number-columns-repeated="3"/>
        </table:table-row>
        <table:table-row table:style-name="ro1">
          <table:table-cell office:value-type="float" office:value="66739130.43" calcext:value-type="float">
            <text:p>66739130.43</text:p>
          </table:table-cell>
          <table:table-cell office:value-type="float" office:value="-79.12017059" calcext:value-type="float">
            <text:p>-79.12017059</text:p>
          </table:table-cell>
          <table:table-cell table:number-columns-repeated="3"/>
        </table:table-row>
        <table:table-row table:style-name="ro1">
          <table:table-cell office:value-type="float" office:value="66956521.74" calcext:value-type="float">
            <text:p>66956521.74</text:p>
          </table:table-cell>
          <table:table-cell office:value-type="float" office:value="-79.08193207" calcext:value-type="float">
            <text:p>-79.08193207</text:p>
          </table:table-cell>
          <table:table-cell table:number-columns-repeated="3"/>
        </table:table-row>
        <table:table-row table:style-name="ro1">
          <table:table-cell office:value-type="float" office:value="67173913.04" calcext:value-type="float">
            <text:p>67173913.04</text:p>
          </table:table-cell>
          <table:table-cell office:value-type="float" office:value="-79.20797729" calcext:value-type="float">
            <text:p>-79.20797729</text:p>
          </table:table-cell>
          <table:table-cell table:number-columns-repeated="3"/>
        </table:table-row>
        <table:table-row table:style-name="ro1">
          <table:table-cell office:value-type="float" office:value="67391304.35" calcext:value-type="float">
            <text:p>67391304.35</text:p>
          </table:table-cell>
          <table:table-cell office:value-type="float" office:value="-79.09812164" calcext:value-type="float">
            <text:p>-79.09812164</text:p>
          </table:table-cell>
          <table:table-cell table:number-columns-repeated="3"/>
        </table:table-row>
        <table:table-row table:style-name="ro1">
          <table:table-cell office:value-type="float" office:value="67608695.65" calcext:value-type="float">
            <text:p>67608695.65</text:p>
          </table:table-cell>
          <table:table-cell office:value-type="float" office:value="-79.04714203" calcext:value-type="float">
            <text:p>-79.04714203</text:p>
          </table:table-cell>
          <table:table-cell table:number-columns-repeated="3"/>
        </table:table-row>
        <table:table-row table:style-name="ro1">
          <table:table-cell office:value-type="float" office:value="67826086.96" calcext:value-type="float">
            <text:p>67826086.96</text:p>
          </table:table-cell>
          <table:table-cell office:value-type="float" office:value="-78.97070313" calcext:value-type="float">
            <text:p>-78.97070313</text:p>
          </table:table-cell>
          <table:table-cell table:number-columns-repeated="3"/>
        </table:table-row>
        <table:table-row table:style-name="ro1">
          <table:table-cell office:value-type="float" office:value="68043478.26" calcext:value-type="float">
            <text:p>68043478.26</text:p>
          </table:table-cell>
          <table:table-cell office:value-type="float" office:value="-78.94190979" calcext:value-type="float">
            <text:p>-78.94190979</text:p>
          </table:table-cell>
          <table:table-cell table:number-columns-repeated="3"/>
        </table:table-row>
        <table:table-row table:style-name="ro1">
          <table:table-cell office:value-type="float" office:value="68260869.57" calcext:value-type="float">
            <text:p>68260869.57</text:p>
          </table:table-cell>
          <table:table-cell office:value-type="float" office:value="-78.77968597" calcext:value-type="float">
            <text:p>-78.77968597</text:p>
          </table:table-cell>
          <table:table-cell table:number-columns-repeated="3"/>
        </table:table-row>
        <table:table-row table:style-name="ro1">
          <table:table-cell office:value-type="float" office:value="68478260.87" calcext:value-type="float">
            <text:p>68478260.87</text:p>
          </table:table-cell>
          <table:table-cell office:value-type="float" office:value="-78.77368164" calcext:value-type="float">
            <text:p>-78.77368164</text:p>
          </table:table-cell>
          <table:table-cell table:number-columns-repeated="3"/>
        </table:table-row>
        <table:table-row table:style-name="ro1">
          <table:table-cell office:value-type="float" office:value="68695652.17" calcext:value-type="float">
            <text:p>68695652.17</text:p>
          </table:table-cell>
          <table:table-cell office:value-type="float" office:value="-78.84243011" calcext:value-type="float">
            <text:p>-78.84243011</text:p>
          </table:table-cell>
          <table:table-cell table:number-columns-repeated="3"/>
        </table:table-row>
        <table:table-row table:style-name="ro1">
          <table:table-cell office:value-type="float" office:value="68913043.48" calcext:value-type="float">
            <text:p>68913043.48</text:p>
          </table:table-cell>
          <table:table-cell office:value-type="float" office:value="-79.28479767" calcext:value-type="float">
            <text:p>-79.28479767</text:p>
          </table:table-cell>
          <table:table-cell table:number-columns-repeated="3"/>
        </table:table-row>
        <table:table-row table:style-name="ro1">
          <table:table-cell office:value-type="float" office:value="69130434.78" calcext:value-type="float">
            <text:p>69130434.78</text:p>
          </table:table-cell>
          <table:table-cell office:value-type="float" office:value="-78.75176239" calcext:value-type="float">
            <text:p>-78.75176239</text:p>
          </table:table-cell>
          <table:table-cell table:number-columns-repeated="3"/>
        </table:table-row>
        <table:table-row table:style-name="ro1">
          <table:table-cell office:value-type="float" office:value="69347826.09" calcext:value-type="float">
            <text:p>69347826.09</text:p>
          </table:table-cell>
          <table:table-cell office:value-type="float" office:value="-79.46073914" calcext:value-type="float">
            <text:p>-79.46073914</text:p>
          </table:table-cell>
          <table:table-cell table:number-columns-repeated="3"/>
        </table:table-row>
        <table:table-row table:style-name="ro1">
          <table:table-cell office:value-type="float" office:value="69565217.39" calcext:value-type="float">
            <text:p>69565217.39</text:p>
          </table:table-cell>
          <table:table-cell office:value-type="float" office:value="-79.18202972" calcext:value-type="float">
            <text:p>-79.18202972</text:p>
          </table:table-cell>
          <table:table-cell table:number-columns-repeated="3"/>
        </table:table-row>
        <table:table-row table:style-name="ro1">
          <table:table-cell office:value-type="float" office:value="69782608.7" calcext:value-type="float">
            <text:p>69782608.7</text:p>
          </table:table-cell>
          <table:table-cell office:value-type="float" office:value="-78.89587402" calcext:value-type="float">
            <text:p>-78.89587402</text:p>
          </table:table-cell>
          <table:table-cell table:number-columns-repeated="3"/>
        </table:table-row>
        <table:table-row table:style-name="ro1">
          <table:table-cell office:value-type="float" office:value="70000000" calcext:value-type="float">
            <text:p>70000000</text:p>
          </table:table-cell>
          <table:table-cell office:value-type="float" office:value="-78.94976044" calcext:value-type="float">
            <text:p>-78.94976044</text:p>
          </table:table-cell>
          <table:table-cell table:number-columns-repeated="3"/>
        </table:table-row>
        <table:table-row table:style-name="ro1">
          <table:table-cell office:value-type="float" office:value="70217391.3" calcext:value-type="float">
            <text:p>70217391.3</text:p>
          </table:table-cell>
          <table:table-cell office:value-type="float" office:value="-79.07185364" calcext:value-type="float">
            <text:p>-79.07185364</text:p>
          </table:table-cell>
          <table:table-cell table:number-columns-repeated="3"/>
        </table:table-row>
        <table:table-row table:style-name="ro1">
          <table:table-cell office:value-type="float" office:value="70434782.61" calcext:value-type="float">
            <text:p>70434782.61</text:p>
          </table:table-cell>
          <table:table-cell office:value-type="float" office:value="-79.02064514" calcext:value-type="float">
            <text:p>-79.02064514</text:p>
          </table:table-cell>
          <table:table-cell table:number-columns-repeated="3"/>
        </table:table-row>
        <table:table-row table:style-name="ro1">
          <table:table-cell office:value-type="float" office:value="70652173.91" calcext:value-type="float">
            <text:p>70652173.91</text:p>
          </table:table-cell>
          <table:table-cell office:value-type="float" office:value="-78.98644257" calcext:value-type="float">
            <text:p>-78.98644257</text:p>
          </table:table-cell>
          <table:table-cell table:number-columns-repeated="3"/>
        </table:table-row>
        <table:table-row table:style-name="ro1">
          <table:table-cell office:value-type="float" office:value="70869565.22" calcext:value-type="float">
            <text:p>70869565.22</text:p>
          </table:table-cell>
          <table:table-cell office:value-type="float" office:value="-79.19438934" calcext:value-type="float">
            <text:p>-79.19438934</text:p>
          </table:table-cell>
          <table:table-cell table:number-columns-repeated="3"/>
        </table:table-row>
        <table:table-row table:style-name="ro1">
          <table:table-cell office:value-type="float" office:value="71086956.52" calcext:value-type="float">
            <text:p>71086956.52</text:p>
          </table:table-cell>
          <table:table-cell office:value-type="float" office:value="-79.02487946" calcext:value-type="float">
            <text:p>-79.02487946</text:p>
          </table:table-cell>
          <table:table-cell table:number-columns-repeated="3"/>
        </table:table-row>
        <table:table-row table:style-name="ro1">
          <table:table-cell office:value-type="float" office:value="71304347.83" calcext:value-type="float">
            <text:p>71304347.83</text:p>
          </table:table-cell>
          <table:table-cell office:value-type="float" office:value="-79.07457733" calcext:value-type="float">
            <text:p>-79.07457733</text:p>
          </table:table-cell>
          <table:table-cell table:number-columns-repeated="3"/>
        </table:table-row>
        <table:table-row table:style-name="ro1">
          <table:table-cell office:value-type="float" office:value="71521739.13" calcext:value-type="float">
            <text:p>71521739.13</text:p>
          </table:table-cell>
          <table:table-cell office:value-type="float" office:value="-79.407547" calcext:value-type="float">
            <text:p>-79.407547</text:p>
          </table:table-cell>
          <table:table-cell table:number-columns-repeated="3"/>
        </table:table-row>
        <table:table-row table:style-name="ro1">
          <table:table-cell office:value-type="float" office:value="71739130.43" calcext:value-type="float">
            <text:p>71739130.43</text:p>
          </table:table-cell>
          <table:table-cell office:value-type="float" office:value="-79.01918793" calcext:value-type="float">
            <text:p>-79.01918793</text:p>
          </table:table-cell>
          <table:table-cell table:number-columns-repeated="3"/>
        </table:table-row>
        <table:table-row table:style-name="ro1">
          <table:table-cell office:value-type="float" office:value="71956521.74" calcext:value-type="float">
            <text:p>71956521.74</text:p>
          </table:table-cell>
          <table:table-cell office:value-type="float" office:value="-78.96000671" calcext:value-type="float">
            <text:p>-78.96000671</text:p>
          </table:table-cell>
          <table:table-cell table:number-columns-repeated="3"/>
        </table:table-row>
        <table:table-row table:style-name="ro1">
          <table:table-cell office:value-type="float" office:value="72173913.04" calcext:value-type="float">
            <text:p>72173913.04</text:p>
          </table:table-cell>
          <table:table-cell office:value-type="float" office:value="-79.129776" calcext:value-type="float">
            <text:p>-79.129776</text:p>
          </table:table-cell>
          <table:table-cell table:number-columns-repeated="3"/>
        </table:table-row>
        <table:table-row table:style-name="ro1">
          <table:table-cell office:value-type="float" office:value="72391304.35" calcext:value-type="float">
            <text:p>72391304.35</text:p>
          </table:table-cell>
          <table:table-cell office:value-type="float" office:value="-78.92238617" calcext:value-type="float">
            <text:p>-78.92238617</text:p>
          </table:table-cell>
          <table:table-cell table:number-columns-repeated="3"/>
        </table:table-row>
        <table:table-row table:style-name="ro1">
          <table:table-cell office:value-type="float" office:value="72608695.65" calcext:value-type="float">
            <text:p>72608695.65</text:p>
          </table:table-cell>
          <table:table-cell office:value-type="float" office:value="-79.00561523" calcext:value-type="float">
            <text:p>-79.00561523</text:p>
          </table:table-cell>
          <table:table-cell table:number-columns-repeated="3"/>
        </table:table-row>
        <table:table-row table:style-name="ro1">
          <table:table-cell office:value-type="float" office:value="72826086.96" calcext:value-type="float">
            <text:p>72826086.96</text:p>
          </table:table-cell>
          <table:table-cell office:value-type="float" office:value="-78.9497757" calcext:value-type="float">
            <text:p>-78.9497757</text:p>
          </table:table-cell>
          <table:table-cell table:number-columns-repeated="3"/>
        </table:table-row>
        <table:table-row table:style-name="ro1">
          <table:table-cell office:value-type="float" office:value="73043478.26" calcext:value-type="float">
            <text:p>73043478.26</text:p>
          </table:table-cell>
          <table:table-cell office:value-type="float" office:value="-79.1738205" calcext:value-type="float">
            <text:p>-79.1738205</text:p>
          </table:table-cell>
          <table:table-cell table:number-columns-repeated="3"/>
        </table:table-row>
        <table:table-row table:style-name="ro1">
          <table:table-cell office:value-type="float" office:value="73260869.57" calcext:value-type="float">
            <text:p>73260869.57</text:p>
          </table:table-cell>
          <table:table-cell office:value-type="float" office:value="-78.44042206" calcext:value-type="float">
            <text:p>-78.44042206</text:p>
          </table:table-cell>
          <table:table-cell table:number-columns-repeated="3"/>
        </table:table-row>
        <table:table-row table:style-name="ro1">
          <table:table-cell office:value-type="float" office:value="73478260.87" calcext:value-type="float">
            <text:p>73478260.87</text:p>
          </table:table-cell>
          <table:table-cell office:value-type="float" office:value="-79.07958984" calcext:value-type="float">
            <text:p>-79.07958984</text:p>
          </table:table-cell>
          <table:table-cell table:number-columns-repeated="3"/>
        </table:table-row>
        <table:table-row table:style-name="ro1">
          <table:table-cell office:value-type="float" office:value="73695652.17" calcext:value-type="float">
            <text:p>73695652.17</text:p>
          </table:table-cell>
          <table:table-cell office:value-type="float" office:value="-79.12098694" calcext:value-type="float">
            <text:p>-79.12098694</text:p>
          </table:table-cell>
          <table:table-cell table:number-columns-repeated="3"/>
        </table:table-row>
        <table:table-row table:style-name="ro1">
          <table:table-cell office:value-type="float" office:value="73913043.48" calcext:value-type="float">
            <text:p>73913043.48</text:p>
          </table:table-cell>
          <table:table-cell office:value-type="float" office:value="-79.12424469" calcext:value-type="float">
            <text:p>-79.12424469</text:p>
          </table:table-cell>
          <table:table-cell table:number-columns-repeated="3"/>
        </table:table-row>
        <table:table-row table:style-name="ro1">
          <table:table-cell office:value-type="float" office:value="74130434.78" calcext:value-type="float">
            <text:p>74130434.78</text:p>
          </table:table-cell>
          <table:table-cell office:value-type="float" office:value="-78.87285614" calcext:value-type="float">
            <text:p>-78.87285614</text:p>
          </table:table-cell>
          <table:table-cell table:number-columns-repeated="3"/>
        </table:table-row>
        <table:table-row table:style-name="ro1">
          <table:table-cell office:value-type="float" office:value="74347826.09" calcext:value-type="float">
            <text:p>74347826.09</text:p>
          </table:table-cell>
          <table:table-cell office:value-type="float" office:value="-79.10755157" calcext:value-type="float">
            <text:p>-79.10755157</text:p>
          </table:table-cell>
          <table:table-cell table:number-columns-repeated="3"/>
        </table:table-row>
        <table:table-row table:style-name="ro1">
          <table:table-cell office:value-type="float" office:value="74565217.39" calcext:value-type="float">
            <text:p>74565217.39</text:p>
          </table:table-cell>
          <table:table-cell office:value-type="float" office:value="-79.01502228" calcext:value-type="float">
            <text:p>-79.01502228</text:p>
          </table:table-cell>
          <table:table-cell table:number-columns-repeated="3"/>
        </table:table-row>
        <table:table-row table:style-name="ro1">
          <table:table-cell office:value-type="float" office:value="74782608.7" calcext:value-type="float">
            <text:p>74782608.7</text:p>
          </table:table-cell>
          <table:table-cell office:value-type="float" office:value="-79.04547882" calcext:value-type="float">
            <text:p>-79.04547882</text:p>
          </table:table-cell>
          <table:table-cell table:number-columns-repeated="3"/>
        </table:table-row>
        <table:table-row table:style-name="ro1">
          <table:table-cell office:value-type="float" office:value="75000000" calcext:value-type="float">
            <text:p>75000000</text:p>
          </table:table-cell>
          <table:table-cell office:value-type="float" office:value="-78.86376953" calcext:value-type="float">
            <text:p>-78.86376953</text:p>
          </table:table-cell>
          <table:table-cell table:number-columns-repeated="3"/>
        </table:table-row>
        <table:table-row table:style-name="ro1">
          <table:table-cell office:value-type="float" office:value="75217391.3" calcext:value-type="float">
            <text:p>75217391.3</text:p>
          </table:table-cell>
          <table:table-cell office:value-type="float" office:value="-78.6053009" calcext:value-type="float">
            <text:p>-78.6053009</text:p>
          </table:table-cell>
          <table:table-cell table:number-columns-repeated="3"/>
        </table:table-row>
        <table:table-row table:style-name="ro1">
          <table:table-cell office:value-type="float" office:value="75434782.61" calcext:value-type="float">
            <text:p>75434782.61</text:p>
          </table:table-cell>
          <table:table-cell office:value-type="float" office:value="-78.91437531" calcext:value-type="float">
            <text:p>-78.91437531</text:p>
          </table:table-cell>
          <table:table-cell table:number-columns-repeated="3"/>
        </table:table-row>
        <table:table-row table:style-name="ro1">
          <table:table-cell office:value-type="float" office:value="75652173.91" calcext:value-type="float">
            <text:p>75652173.91</text:p>
          </table:table-cell>
          <table:table-cell office:value-type="float" office:value="-78.68663025" calcext:value-type="float">
            <text:p>-78.68663025</text:p>
          </table:table-cell>
          <table:table-cell table:number-columns-repeated="3"/>
        </table:table-row>
        <table:table-row table:style-name="ro1">
          <table:table-cell office:value-type="float" office:value="75869565.22" calcext:value-type="float">
            <text:p>75869565.22</text:p>
          </table:table-cell>
          <table:table-cell office:value-type="float" office:value="-78.72756958" calcext:value-type="float">
            <text:p>-78.72756958</text:p>
          </table:table-cell>
          <table:table-cell table:number-columns-repeated="3"/>
        </table:table-row>
        <table:table-row table:style-name="ro1">
          <table:table-cell office:value-type="float" office:value="76086956.52" calcext:value-type="float">
            <text:p>76086956.52</text:p>
          </table:table-cell>
          <table:table-cell office:value-type="float" office:value="-78.77439117" calcext:value-type="float">
            <text:p>-78.77439117</text:p>
          </table:table-cell>
          <table:table-cell table:number-columns-repeated="3"/>
        </table:table-row>
        <table:table-row table:style-name="ro1">
          <table:table-cell office:value-type="float" office:value="76304347.83" calcext:value-type="float">
            <text:p>76304347.83</text:p>
          </table:table-cell>
          <table:table-cell office:value-type="float" office:value="-78.58712769" calcext:value-type="float">
            <text:p>-78.58712769</text:p>
          </table:table-cell>
          <table:table-cell table:number-columns-repeated="3"/>
        </table:table-row>
        <table:table-row table:style-name="ro1">
          <table:table-cell office:value-type="float" office:value="76521739.13" calcext:value-type="float">
            <text:p>76521739.13</text:p>
          </table:table-cell>
          <table:table-cell office:value-type="float" office:value="-78.18360901" calcext:value-type="float">
            <text:p>-78.18360901</text:p>
          </table:table-cell>
          <table:table-cell table:number-columns-repeated="3"/>
        </table:table-row>
        <table:table-row table:style-name="ro1">
          <table:table-cell office:value-type="float" office:value="76739130.43" calcext:value-type="float">
            <text:p>76739130.43</text:p>
          </table:table-cell>
          <table:table-cell office:value-type="float" office:value="-78.43397522" calcext:value-type="float">
            <text:p>-78.43397522</text:p>
          </table:table-cell>
          <table:table-cell table:number-columns-repeated="3"/>
        </table:table-row>
        <table:table-row table:style-name="ro1">
          <table:table-cell office:value-type="float" office:value="76956521.74" calcext:value-type="float">
            <text:p>76956521.74</text:p>
          </table:table-cell>
          <table:table-cell office:value-type="float" office:value="-77.86478424" calcext:value-type="float">
            <text:p>-77.86478424</text:p>
          </table:table-cell>
          <table:table-cell table:number-columns-repeated="3"/>
        </table:table-row>
        <table:table-row table:style-name="ro1">
          <table:table-cell office:value-type="float" office:value="77173913.04" calcext:value-type="float">
            <text:p>77173913.04</text:p>
          </table:table-cell>
          <table:table-cell office:value-type="float" office:value="-77.10975647" calcext:value-type="float">
            <text:p>-77.10975647</text:p>
          </table:table-cell>
          <table:table-cell table:number-columns-repeated="3"/>
        </table:table-row>
        <table:table-row table:style-name="ro1">
          <table:table-cell office:value-type="float" office:value="77391304.35" calcext:value-type="float">
            <text:p>77391304.35</text:p>
          </table:table-cell>
          <table:table-cell office:value-type="float" office:value="-77.12510681" calcext:value-type="float">
            <text:p>-77.12510681</text:p>
          </table:table-cell>
          <table:table-cell table:number-columns-repeated="3"/>
        </table:table-row>
        <table:table-row table:style-name="ro1">
          <table:table-cell office:value-type="float" office:value="77608695.65" calcext:value-type="float">
            <text:p>77608695.65</text:p>
          </table:table-cell>
          <table:table-cell office:value-type="float" office:value="-76.34862518" calcext:value-type="float">
            <text:p>-76.34862518</text:p>
          </table:table-cell>
          <table:table-cell table:number-columns-repeated="3"/>
        </table:table-row>
        <table:table-row table:style-name="ro1">
          <table:table-cell office:value-type="float" office:value="77826086.96" calcext:value-type="float">
            <text:p>77826086.96</text:p>
          </table:table-cell>
          <table:table-cell office:value-type="float" office:value="-75.14956665" calcext:value-type="float">
            <text:p>-75.14956665</text:p>
          </table:table-cell>
          <table:table-cell table:number-columns-repeated="3"/>
        </table:table-row>
        <table:table-row table:style-name="ro1">
          <table:table-cell office:value-type="float" office:value="78043478.26" calcext:value-type="float">
            <text:p>78043478.26</text:p>
          </table:table-cell>
          <table:table-cell office:value-type="float" office:value="-74.92321777" calcext:value-type="float">
            <text:p>-74.92321777</text:p>
          </table:table-cell>
          <table:table-cell table:number-columns-repeated="3"/>
        </table:table-row>
        <table:table-row table:style-name="ro1">
          <table:table-cell office:value-type="float" office:value="78260869.57" calcext:value-type="float">
            <text:p>78260869.57</text:p>
          </table:table-cell>
          <table:table-cell office:value-type="float" office:value="-73.8638916" calcext:value-type="float">
            <text:p>-73.8638916</text:p>
          </table:table-cell>
          <table:table-cell table:number-columns-repeated="3"/>
        </table:table-row>
        <table:table-row table:style-name="ro1">
          <table:table-cell office:value-type="float" office:value="78478260.87" calcext:value-type="float">
            <text:p>78478260.87</text:p>
          </table:table-cell>
          <table:table-cell office:value-type="float" office:value="-74.06949615" calcext:value-type="float">
            <text:p>-74.06949615</text:p>
          </table:table-cell>
          <table:table-cell table:number-columns-repeated="3"/>
        </table:table-row>
        <table:table-row table:style-name="ro1">
          <table:table-cell office:value-type="float" office:value="78695652.17" calcext:value-type="float">
            <text:p>78695652.17</text:p>
          </table:table-cell>
          <table:table-cell office:value-type="float" office:value="-73.21327209" calcext:value-type="float">
            <text:p>-73.21327209</text:p>
          </table:table-cell>
          <table:table-cell table:number-columns-repeated="3"/>
        </table:table-row>
        <table:table-row table:style-name="ro1">
          <table:table-cell office:value-type="float" office:value="78913043.48" calcext:value-type="float">
            <text:p>78913043.48</text:p>
          </table:table-cell>
          <table:table-cell office:value-type="float" office:value="-73.58227539" calcext:value-type="float">
            <text:p>-73.58227539</text:p>
          </table:table-cell>
          <table:table-cell table:number-columns-repeated="3"/>
        </table:table-row>
        <table:table-row table:style-name="ro1">
          <table:table-cell office:value-type="float" office:value="79130434.78" calcext:value-type="float">
            <text:p>79130434.78</text:p>
          </table:table-cell>
          <table:table-cell office:value-type="float" office:value="-72.31248474" calcext:value-type="float">
            <text:p>-72.31248474</text:p>
          </table:table-cell>
          <table:table-cell table:number-columns-repeated="3"/>
        </table:table-row>
        <table:table-row table:style-name="ro1">
          <table:table-cell office:value-type="float" office:value="79347826.09" calcext:value-type="float">
            <text:p>79347826.09</text:p>
          </table:table-cell>
          <table:table-cell office:value-type="float" office:value="-71.68635559" calcext:value-type="float">
            <text:p>-71.68635559</text:p>
          </table:table-cell>
          <table:table-cell table:number-columns-repeated="3"/>
        </table:table-row>
        <table:table-row table:style-name="ro1">
          <table:table-cell office:value-type="float" office:value="79565217.39" calcext:value-type="float">
            <text:p>79565217.39</text:p>
          </table:table-cell>
          <table:table-cell office:value-type="float" office:value="-71.65218353" calcext:value-type="float">
            <text:p>-71.65218353</text:p>
          </table:table-cell>
          <table:table-cell table:number-columns-repeated="3"/>
        </table:table-row>
        <table:table-row table:style-name="ro1">
          <table:table-cell office:value-type="float" office:value="79782608.7" calcext:value-type="float">
            <text:p>79782608.7</text:p>
          </table:table-cell>
          <table:table-cell office:value-type="float" office:value="-71.6829071" calcext:value-type="float">
            <text:p>-71.6829071</text:p>
          </table:table-cell>
          <table:table-cell table:number-columns-repeated="3"/>
        </table:table-row>
        <table:table-row table:style-name="ro1">
          <table:table-cell office:value-type="float" office:value="80000000" calcext:value-type="float">
            <text:p>80000000</text:p>
          </table:table-cell>
          <table:table-cell office:value-type="float" office:value="-71.83171082" calcext:value-type="float">
            <text:p>-71.83171082</text:p>
          </table:table-cell>
          <table:table-cell table:number-columns-repeated="3"/>
        </table:table-row>
        <table:table-row table:style-name="ro1">
          <table:table-cell office:value-type="float" office:value="80217391.3" calcext:value-type="float">
            <text:p>80217391.3</text:p>
          </table:table-cell>
          <table:table-cell office:value-type="float" office:value="-71.30089569" calcext:value-type="float">
            <text:p>-71.30089569</text:p>
          </table:table-cell>
          <table:table-cell table:number-columns-repeated="3"/>
        </table:table-row>
        <table:table-row table:style-name="ro1">
          <table:table-cell office:value-type="float" office:value="80434782.61" calcext:value-type="float">
            <text:p>80434782.61</text:p>
          </table:table-cell>
          <table:table-cell office:value-type="float" office:value="-71.72058868" calcext:value-type="float">
            <text:p>-71.72058868</text:p>
          </table:table-cell>
          <table:table-cell table:number-columns-repeated="3"/>
        </table:table-row>
        <table:table-row table:style-name="ro1">
          <table:table-cell office:value-type="float" office:value="80652173.91" calcext:value-type="float">
            <text:p>80652173.91</text:p>
          </table:table-cell>
          <table:table-cell office:value-type="float" office:value="-73.34249115" calcext:value-type="float">
            <text:p>-73.34249115</text:p>
          </table:table-cell>
          <table:table-cell table:number-columns-repeated="3"/>
        </table:table-row>
        <table:table-row table:style-name="ro1">
          <table:table-cell office:value-type="float" office:value="80869565.22" calcext:value-type="float">
            <text:p>80869565.22</text:p>
          </table:table-cell>
          <table:table-cell office:value-type="float" office:value="-72.65185547" calcext:value-type="float">
            <text:p>-72.65185547</text:p>
          </table:table-cell>
          <table:table-cell table:number-columns-repeated="3"/>
        </table:table-row>
        <table:table-row table:style-name="ro1">
          <table:table-cell office:value-type="float" office:value="81086956.52" calcext:value-type="float">
            <text:p>81086956.52</text:p>
          </table:table-cell>
          <table:table-cell office:value-type="float" office:value="-71.89955139" calcext:value-type="float">
            <text:p>-71.89955139</text:p>
          </table:table-cell>
          <table:table-cell table:number-columns-repeated="3"/>
        </table:table-row>
        <table:table-row table:style-name="ro1">
          <table:table-cell office:value-type="float" office:value="81304347.83" calcext:value-type="float">
            <text:p>81304347.83</text:p>
          </table:table-cell>
          <table:table-cell office:value-type="float" office:value="-70.57359314" calcext:value-type="float">
            <text:p>-70.57359314</text:p>
          </table:table-cell>
          <table:table-cell table:number-columns-repeated="3"/>
        </table:table-row>
        <table:table-row table:style-name="ro1">
          <table:table-cell office:value-type="float" office:value="81521739.13" calcext:value-type="float">
            <text:p>81521739.13</text:p>
          </table:table-cell>
          <table:table-cell office:value-type="float" office:value="-71.71578217" calcext:value-type="float">
            <text:p>-71.71578217</text:p>
          </table:table-cell>
          <table:table-cell table:number-columns-repeated="3"/>
        </table:table-row>
        <table:table-row table:style-name="ro1">
          <table:table-cell office:value-type="float" office:value="81739130.43" calcext:value-type="float">
            <text:p>81739130.43</text:p>
          </table:table-cell>
          <table:table-cell office:value-type="float" office:value="-73.09669495" calcext:value-type="float">
            <text:p>-73.09669495</text:p>
          </table:table-cell>
          <table:table-cell table:number-columns-repeated="3"/>
        </table:table-row>
        <table:table-row table:style-name="ro1">
          <table:table-cell office:value-type="float" office:value="81956521.74" calcext:value-type="float">
            <text:p>81956521.74</text:p>
          </table:table-cell>
          <table:table-cell office:value-type="float" office:value="-72.84135437" calcext:value-type="float">
            <text:p>-72.84135437</text:p>
          </table:table-cell>
          <table:table-cell table:number-columns-repeated="3"/>
        </table:table-row>
        <table:table-row table:style-name="ro1">
          <table:table-cell office:value-type="float" office:value="82173913.04" calcext:value-type="float">
            <text:p>82173913.04</text:p>
          </table:table-cell>
          <table:table-cell office:value-type="float" office:value="-73.08558655" calcext:value-type="float">
            <text:p>-73.08558655</text:p>
          </table:table-cell>
          <table:table-cell table:number-columns-repeated="3"/>
        </table:table-row>
        <table:table-row table:style-name="ro1">
          <table:table-cell office:value-type="float" office:value="82391304.35" calcext:value-type="float">
            <text:p>82391304.35</text:p>
          </table:table-cell>
          <table:table-cell office:value-type="float" office:value="-72.72811127" calcext:value-type="float">
            <text:p>-72.72811127</text:p>
          </table:table-cell>
          <table:table-cell table:number-columns-repeated="3"/>
        </table:table-row>
        <table:table-row table:style-name="ro1">
          <table:table-cell office:value-type="float" office:value="82608695.65" calcext:value-type="float">
            <text:p>82608695.65</text:p>
          </table:table-cell>
          <table:table-cell office:value-type="float" office:value="-72.91172791" calcext:value-type="float">
            <text:p>-72.91172791</text:p>
          </table:table-cell>
          <table:table-cell table:number-columns-repeated="3"/>
        </table:table-row>
        <table:table-row table:style-name="ro1">
          <table:table-cell office:value-type="float" office:value="82826086.96" calcext:value-type="float">
            <text:p>82826086.96</text:p>
          </table:table-cell>
          <table:table-cell office:value-type="float" office:value="-71.60424042" calcext:value-type="float">
            <text:p>-71.60424042</text:p>
          </table:table-cell>
          <table:table-cell table:number-columns-repeated="3"/>
        </table:table-row>
        <table:table-row table:style-name="ro1">
          <table:table-cell office:value-type="float" office:value="83043478.26" calcext:value-type="float">
            <text:p>83043478.26</text:p>
          </table:table-cell>
          <table:table-cell office:value-type="float" office:value="-72.66107941" calcext:value-type="float">
            <text:p>-72.66107941</text:p>
          </table:table-cell>
          <table:table-cell table:number-columns-repeated="3"/>
        </table:table-row>
        <table:table-row table:style-name="ro1">
          <table:table-cell office:value-type="float" office:value="83260869.57" calcext:value-type="float">
            <text:p>83260869.57</text:p>
          </table:table-cell>
          <table:table-cell office:value-type="float" office:value="-73.69756317" calcext:value-type="float">
            <text:p>-73.69756317</text:p>
          </table:table-cell>
          <table:table-cell table:number-columns-repeated="3"/>
        </table:table-row>
        <table:table-row table:style-name="ro1">
          <table:table-cell office:value-type="float" office:value="83478260.87" calcext:value-type="float">
            <text:p>83478260.87</text:p>
          </table:table-cell>
          <table:table-cell office:value-type="float" office:value="-73.64346313" calcext:value-type="float">
            <text:p>-73.64346313</text:p>
          </table:table-cell>
          <table:table-cell table:number-columns-repeated="3"/>
        </table:table-row>
        <table:table-row table:style-name="ro1">
          <table:table-cell office:value-type="float" office:value="83695652.17" calcext:value-type="float">
            <text:p>83695652.17</text:p>
          </table:table-cell>
          <table:table-cell office:value-type="float" office:value="-73.16810608" calcext:value-type="float">
            <text:p>-73.16810608</text:p>
          </table:table-cell>
          <table:table-cell table:number-columns-repeated="3"/>
        </table:table-row>
        <table:table-row table:style-name="ro1">
          <table:table-cell office:value-type="float" office:value="83913043.48" calcext:value-type="float">
            <text:p>83913043.48</text:p>
          </table:table-cell>
          <table:table-cell office:value-type="float" office:value="-73.67553711" calcext:value-type="float">
            <text:p>-73.67553711</text:p>
          </table:table-cell>
          <table:table-cell table:number-columns-repeated="3"/>
        </table:table-row>
        <table:table-row table:style-name="ro1">
          <table:table-cell office:value-type="float" office:value="84130434.78" calcext:value-type="float">
            <text:p>84130434.78</text:p>
          </table:table-cell>
          <table:table-cell office:value-type="float" office:value="-74.00257111" calcext:value-type="float">
            <text:p>-74.00257111</text:p>
          </table:table-cell>
          <table:table-cell table:number-columns-repeated="3"/>
        </table:table-row>
        <table:table-row table:style-name="ro1">
          <table:table-cell office:value-type="float" office:value="84347826.09" calcext:value-type="float">
            <text:p>84347826.09</text:p>
          </table:table-cell>
          <table:table-cell office:value-type="float" office:value="-74.16252136" calcext:value-type="float">
            <text:p>-74.16252136</text:p>
          </table:table-cell>
          <table:table-cell table:number-columns-repeated="3"/>
        </table:table-row>
        <table:table-row table:style-name="ro1">
          <table:table-cell office:value-type="float" office:value="84565217.39" calcext:value-type="float">
            <text:p>84565217.39</text:p>
          </table:table-cell>
          <table:table-cell office:value-type="float" office:value="-73.9910202" calcext:value-type="float">
            <text:p>-73.9910202</text:p>
          </table:table-cell>
          <table:table-cell table:number-columns-repeated="3"/>
        </table:table-row>
        <table:table-row table:style-name="ro1">
          <table:table-cell office:value-type="float" office:value="84782608.7" calcext:value-type="float">
            <text:p>84782608.7</text:p>
          </table:table-cell>
          <table:table-cell office:value-type="float" office:value="-74.4924469" calcext:value-type="float">
            <text:p>-74.4924469</text:p>
          </table:table-cell>
          <table:table-cell table:number-columns-repeated="3"/>
        </table:table-row>
        <table:table-row table:style-name="ro1">
          <table:table-cell office:value-type="float" office:value="85000000" calcext:value-type="float">
            <text:p>85000000</text:p>
          </table:table-cell>
          <table:table-cell office:value-type="float" office:value="-74.68875122" calcext:value-type="float">
            <text:p>-74.68875122</text:p>
          </table:table-cell>
          <table:table-cell table:number-columns-repeated="3"/>
        </table:table-row>
        <table:table-row table:style-name="ro1">
          <table:table-cell office:value-type="float" office:value="85217391.3" calcext:value-type="float">
            <text:p>85217391.3</text:p>
          </table:table-cell>
          <table:table-cell office:value-type="float" office:value="-74.98368835" calcext:value-type="float">
            <text:p>-74.98368835</text:p>
          </table:table-cell>
          <table:table-cell table:number-columns-repeated="3"/>
        </table:table-row>
        <table:table-row table:style-name="ro1">
          <table:table-cell office:value-type="float" office:value="85434782.61" calcext:value-type="float">
            <text:p>85434782.61</text:p>
          </table:table-cell>
          <table:table-cell office:value-type="float" office:value="-75.84899902" calcext:value-type="float">
            <text:p>-75.84899902</text:p>
          </table:table-cell>
          <table:table-cell table:number-columns-repeated="3"/>
        </table:table-row>
        <table:table-row table:style-name="ro1">
          <table:table-cell office:value-type="float" office:value="85652173.91" calcext:value-type="float">
            <text:p>85652173.91</text:p>
          </table:table-cell>
          <table:table-cell office:value-type="float" office:value="-75.4914856" calcext:value-type="float">
            <text:p>-75.4914856</text:p>
          </table:table-cell>
          <table:table-cell table:number-columns-repeated="3"/>
        </table:table-row>
        <table:table-row table:style-name="ro1">
          <table:table-cell office:value-type="float" office:value="85869565.22" calcext:value-type="float">
            <text:p>85869565.22</text:p>
          </table:table-cell>
          <table:table-cell office:value-type="float" office:value="-75.91473389" calcext:value-type="float">
            <text:p>-75.91473389</text:p>
          </table:table-cell>
          <table:table-cell table:number-columns-repeated="3"/>
        </table:table-row>
        <table:table-row table:style-name="ro1">
          <table:table-cell office:value-type="float" office:value="86086956.52" calcext:value-type="float">
            <text:p>86086956.52</text:p>
          </table:table-cell>
          <table:table-cell office:value-type="float" office:value="-75.79657745" calcext:value-type="float">
            <text:p>-75.79657745</text:p>
          </table:table-cell>
          <table:table-cell table:number-columns-repeated="3"/>
        </table:table-row>
        <table:table-row table:style-name="ro1">
          <table:table-cell office:value-type="float" office:value="86304347.83" calcext:value-type="float">
            <text:p>86304347.83</text:p>
          </table:table-cell>
          <table:table-cell office:value-type="float" office:value="-75.83229065" calcext:value-type="float">
            <text:p>-75.83229065</text:p>
          </table:table-cell>
          <table:table-cell table:number-columns-repeated="3"/>
        </table:table-row>
        <table:table-row table:style-name="ro1">
          <table:table-cell office:value-type="float" office:value="86521739.13" calcext:value-type="float">
            <text:p>86521739.13</text:p>
          </table:table-cell>
          <table:table-cell office:value-type="float" office:value="-75.47445679" calcext:value-type="float">
            <text:p>-75.47445679</text:p>
          </table:table-cell>
          <table:table-cell table:number-columns-repeated="3"/>
        </table:table-row>
        <table:table-row table:style-name="ro1">
          <table:table-cell office:value-type="float" office:value="86739130.43" calcext:value-type="float">
            <text:p>86739130.43</text:p>
          </table:table-cell>
          <table:table-cell office:value-type="float" office:value="-76.6415863" calcext:value-type="float">
            <text:p>-76.6415863</text:p>
          </table:table-cell>
          <table:table-cell table:number-columns-repeated="3"/>
        </table:table-row>
        <table:table-row table:style-name="ro1">
          <table:table-cell office:value-type="float" office:value="86956521.74" calcext:value-type="float">
            <text:p>86956521.74</text:p>
          </table:table-cell>
          <table:table-cell office:value-type="float" office:value="-76.97514343" calcext:value-type="float">
            <text:p>-76.97514343</text:p>
          </table:table-cell>
          <table:table-cell table:number-columns-repeated="3"/>
        </table:table-row>
        <table:table-row table:style-name="ro1">
          <table:table-cell office:value-type="float" office:value="87173913.04" calcext:value-type="float">
            <text:p>87173913.04</text:p>
          </table:table-cell>
          <table:table-cell office:value-type="float" office:value="-77.3130722" calcext:value-type="float">
            <text:p>-77.3130722</text:p>
          </table:table-cell>
          <table:table-cell table:number-columns-repeated="3"/>
        </table:table-row>
        <table:table-row table:style-name="ro1">
          <table:table-cell office:value-type="float" office:value="87391304.35" calcext:value-type="float">
            <text:p>87391304.35</text:p>
          </table:table-cell>
          <table:table-cell office:value-type="float" office:value="-76.93946838" calcext:value-type="float">
            <text:p>-76.93946838</text:p>
          </table:table-cell>
          <table:table-cell table:number-columns-repeated="3"/>
        </table:table-row>
        <table:table-row table:style-name="ro1">
          <table:table-cell office:value-type="float" office:value="87608695.65" calcext:value-type="float">
            <text:p>87608695.65</text:p>
          </table:table-cell>
          <table:table-cell office:value-type="float" office:value="-77.74599457" calcext:value-type="float">
            <text:p>-77.74599457</text:p>
          </table:table-cell>
          <table:table-cell table:number-columns-repeated="3"/>
        </table:table-row>
        <table:table-row table:style-name="ro1">
          <table:table-cell office:value-type="float" office:value="87826086.96" calcext:value-type="float">
            <text:p>87826086.96</text:p>
          </table:table-cell>
          <table:table-cell office:value-type="float" office:value="-77.64045715" calcext:value-type="float">
            <text:p>-77.64045715</text:p>
          </table:table-cell>
          <table:table-cell table:number-columns-repeated="3"/>
        </table:table-row>
        <table:table-row table:style-name="ro1">
          <table:table-cell office:value-type="float" office:value="88043478.26" calcext:value-type="float">
            <text:p>88043478.26</text:p>
          </table:table-cell>
          <table:table-cell office:value-type="float" office:value="-77.18733215" calcext:value-type="float">
            <text:p>-77.18733215</text:p>
          </table:table-cell>
          <table:table-cell table:number-columns-repeated="3"/>
        </table:table-row>
        <table:table-row table:style-name="ro1">
          <table:table-cell office:value-type="float" office:value="88260869.57" calcext:value-type="float">
            <text:p>88260869.57</text:p>
          </table:table-cell>
          <table:table-cell office:value-type="float" office:value="-77.63438416" calcext:value-type="float">
            <text:p>-77.63438416</text:p>
          </table:table-cell>
          <table:table-cell table:number-columns-repeated="3"/>
        </table:table-row>
        <table:table-row table:style-name="ro1">
          <table:table-cell office:value-type="float" office:value="88478260.87" calcext:value-type="float">
            <text:p>88478260.87</text:p>
          </table:table-cell>
          <table:table-cell office:value-type="float" office:value="-77.7878952" calcext:value-type="float">
            <text:p>-77.7878952</text:p>
          </table:table-cell>
          <table:table-cell table:number-columns-repeated="3"/>
        </table:table-row>
        <table:table-row table:style-name="ro1">
          <table:table-cell office:value-type="float" office:value="88695652.17" calcext:value-type="float">
            <text:p>88695652.17</text:p>
          </table:table-cell>
          <table:table-cell office:value-type="float" office:value="-77.58161926" calcext:value-type="float">
            <text:p>-77.58161926</text:p>
          </table:table-cell>
          <table:table-cell table:number-columns-repeated="3"/>
        </table:table-row>
        <table:table-row table:style-name="ro1">
          <table:table-cell office:value-type="float" office:value="88913043.48" calcext:value-type="float">
            <text:p>88913043.48</text:p>
          </table:table-cell>
          <table:table-cell office:value-type="float" office:value="-78.1467514" calcext:value-type="float">
            <text:p>-78.1467514</text:p>
          </table:table-cell>
          <table:table-cell table:number-columns-repeated="3"/>
        </table:table-row>
        <table:table-row table:style-name="ro1">
          <table:table-cell office:value-type="float" office:value="89130434.78" calcext:value-type="float">
            <text:p>89130434.78</text:p>
          </table:table-cell>
          <table:table-cell office:value-type="float" office:value="-77.36689758" calcext:value-type="float">
            <text:p>-77.36689758</text:p>
          </table:table-cell>
          <table:table-cell table:number-columns-repeated="3"/>
        </table:table-row>
        <table:table-row table:style-name="ro1">
          <table:table-cell office:value-type="float" office:value="89347826.09" calcext:value-type="float">
            <text:p>89347826.09</text:p>
          </table:table-cell>
          <table:table-cell office:value-type="float" office:value="-77.93365479" calcext:value-type="float">
            <text:p>-77.93365479</text:p>
          </table:table-cell>
          <table:table-cell table:number-columns-repeated="3"/>
        </table:table-row>
        <table:table-row table:style-name="ro1">
          <table:table-cell office:value-type="float" office:value="89565217.39" calcext:value-type="float">
            <text:p>89565217.39</text:p>
          </table:table-cell>
          <table:table-cell office:value-type="float" office:value="-77.87859344" calcext:value-type="float">
            <text:p>-77.87859344</text:p>
          </table:table-cell>
          <table:table-cell table:number-columns-repeated="3"/>
        </table:table-row>
        <table:table-row table:style-name="ro1">
          <table:table-cell office:value-type="float" office:value="89782608.7" calcext:value-type="float">
            <text:p>89782608.7</text:p>
          </table:table-cell>
          <table:table-cell office:value-type="float" office:value="-77.90585327" calcext:value-type="float">
            <text:p>-77.90585327</text:p>
          </table:table-cell>
          <table:table-cell table:number-columns-repeated="3"/>
        </table:table-row>
        <table:table-row table:style-name="ro1">
          <table:table-cell office:value-type="float" office:value="90000000" calcext:value-type="float">
            <text:p>90000000</text:p>
          </table:table-cell>
          <table:table-cell office:value-type="float" office:value="-77.69766998" calcext:value-type="float">
            <text:p>-77.69766998</text:p>
          </table:table-cell>
          <table:table-cell table:number-columns-repeated="3"/>
        </table:table-row>
        <table:table-row table:style-name="ro1">
          <table:table-cell office:value-type="float" office:value="90217391.3" calcext:value-type="float">
            <text:p>90217391.3</text:p>
          </table:table-cell>
          <table:table-cell office:value-type="float" office:value="-78.1335144" calcext:value-type="float">
            <text:p>-78.1335144</text:p>
          </table:table-cell>
          <table:table-cell table:number-columns-repeated="3"/>
        </table:table-row>
        <table:table-row table:style-name="ro1">
          <table:table-cell office:value-type="float" office:value="90434782.61" calcext:value-type="float">
            <text:p>90434782.61</text:p>
          </table:table-cell>
          <table:table-cell office:value-type="float" office:value="-78.60271454" calcext:value-type="float">
            <text:p>-78.60271454</text:p>
          </table:table-cell>
          <table:table-cell table:number-columns-repeated="3"/>
        </table:table-row>
        <table:table-row table:style-name="ro1">
          <table:table-cell office:value-type="float" office:value="90652173.91" calcext:value-type="float">
            <text:p>90652173.91</text:p>
          </table:table-cell>
          <table:table-cell office:value-type="float" office:value="-78.47239685" calcext:value-type="float">
            <text:p>-78.47239685</text:p>
          </table:table-cell>
          <table:table-cell table:number-columns-repeated="3"/>
        </table:table-row>
        <table:table-row table:style-name="ro1">
          <table:table-cell office:value-type="float" office:value="90869565.22" calcext:value-type="float">
            <text:p>90869565.22</text:p>
          </table:table-cell>
          <table:table-cell office:value-type="float" office:value="-78.88389587" calcext:value-type="float">
            <text:p>-78.88389587</text:p>
          </table:table-cell>
          <table:table-cell table:number-columns-repeated="3"/>
        </table:table-row>
        <table:table-row table:style-name="ro1">
          <table:table-cell office:value-type="float" office:value="91086956.52" calcext:value-type="float">
            <text:p>91086956.52</text:p>
          </table:table-cell>
          <table:table-cell office:value-type="float" office:value="-78.94974518" calcext:value-type="float">
            <text:p>-78.94974518</text:p>
          </table:table-cell>
          <table:table-cell table:number-columns-repeated="3"/>
        </table:table-row>
        <table:table-row table:style-name="ro1">
          <table:table-cell office:value-type="float" office:value="91304347.83" calcext:value-type="float">
            <text:p>91304347.83</text:p>
          </table:table-cell>
          <table:table-cell office:value-type="float" office:value="-79.17576599" calcext:value-type="float">
            <text:p>-79.17576599</text:p>
          </table:table-cell>
          <table:table-cell table:number-columns-repeated="3"/>
        </table:table-row>
        <table:table-row table:style-name="ro1">
          <table:table-cell office:value-type="float" office:value="91521739.13" calcext:value-type="float">
            <text:p>91521739.13</text:p>
          </table:table-cell>
          <table:table-cell office:value-type="float" office:value="-78.90142822" calcext:value-type="float">
            <text:p>-78.90142822</text:p>
          </table:table-cell>
          <table:table-cell table:number-columns-repeated="3"/>
        </table:table-row>
        <table:table-row table:style-name="ro1">
          <table:table-cell office:value-type="float" office:value="91739130.43" calcext:value-type="float">
            <text:p>91739130.43</text:p>
          </table:table-cell>
          <table:table-cell office:value-type="float" office:value="-78.39868927" calcext:value-type="float">
            <text:p>-78.39868927</text:p>
          </table:table-cell>
          <table:table-cell table:number-columns-repeated="3"/>
        </table:table-row>
        <table:table-row table:style-name="ro1">
          <table:table-cell office:value-type="float" office:value="91956521.74" calcext:value-type="float">
            <text:p>91956521.74</text:p>
          </table:table-cell>
          <table:table-cell office:value-type="float" office:value="-77.79045868" calcext:value-type="float">
            <text:p>-77.79045868</text:p>
          </table:table-cell>
          <table:table-cell table:number-columns-repeated="3"/>
        </table:table-row>
        <table:table-row table:style-name="ro1">
          <table:table-cell office:value-type="float" office:value="92173913.04" calcext:value-type="float">
            <text:p>92173913.04</text:p>
          </table:table-cell>
          <table:table-cell office:value-type="float" office:value="-77.28855133" calcext:value-type="float">
            <text:p>-77.28855133</text:p>
          </table:table-cell>
          <table:table-cell table:number-columns-repeated="3"/>
        </table:table-row>
        <table:table-row table:style-name="ro1">
          <table:table-cell office:value-type="float" office:value="92391304.35" calcext:value-type="float">
            <text:p>92391304.35</text:p>
          </table:table-cell>
          <table:table-cell office:value-type="float" office:value="-77.37911224" calcext:value-type="float">
            <text:p>-77.37911224</text:p>
          </table:table-cell>
          <table:table-cell table:number-columns-repeated="3"/>
        </table:table-row>
        <table:table-row table:style-name="ro1">
          <table:table-cell office:value-type="float" office:value="92608695.65" calcext:value-type="float">
            <text:p>92608695.65</text:p>
          </table:table-cell>
          <table:table-cell office:value-type="float" office:value="-77.76383972" calcext:value-type="float">
            <text:p>-77.76383972</text:p>
          </table:table-cell>
          <table:table-cell table:number-columns-repeated="3"/>
        </table:table-row>
        <table:table-row table:style-name="ro1">
          <table:table-cell office:value-type="float" office:value="92826086.96" calcext:value-type="float">
            <text:p>92826086.96</text:p>
          </table:table-cell>
          <table:table-cell office:value-type="float" office:value="-78.52861786" calcext:value-type="float">
            <text:p>-78.52861786</text:p>
          </table:table-cell>
          <table:table-cell table:number-columns-repeated="3"/>
        </table:table-row>
        <table:table-row table:style-name="ro1">
          <table:table-cell office:value-type="float" office:value="93043478.26" calcext:value-type="float">
            <text:p>93043478.26</text:p>
          </table:table-cell>
          <table:table-cell office:value-type="float" office:value="-78.83759308" calcext:value-type="float">
            <text:p>-78.83759308</text:p>
          </table:table-cell>
          <table:table-cell table:number-columns-repeated="3"/>
        </table:table-row>
        <table:table-row table:style-name="ro1">
          <table:table-cell office:value-type="float" office:value="93260869.57" calcext:value-type="float">
            <text:p>93260869.57</text:p>
          </table:table-cell>
          <table:table-cell office:value-type="float" office:value="-78.79039764" calcext:value-type="float">
            <text:p>-78.79039764</text:p>
          </table:table-cell>
          <table:table-cell table:number-columns-repeated="3"/>
        </table:table-row>
        <table:table-row table:style-name="ro1">
          <table:table-cell office:value-type="float" office:value="93478260.87" calcext:value-type="float">
            <text:p>93478260.87</text:p>
          </table:table-cell>
          <table:table-cell office:value-type="float" office:value="-78.91112518" calcext:value-type="float">
            <text:p>-78.91112518</text:p>
          </table:table-cell>
          <table:table-cell table:number-columns-repeated="3"/>
        </table:table-row>
        <table:table-row table:style-name="ro1">
          <table:table-cell office:value-type="float" office:value="93695652.17" calcext:value-type="float">
            <text:p>93695652.17</text:p>
          </table:table-cell>
          <table:table-cell office:value-type="float" office:value="-78.88729095" calcext:value-type="float">
            <text:p>-78.88729095</text:p>
          </table:table-cell>
          <table:table-cell table:number-columns-repeated="3"/>
        </table:table-row>
        <table:table-row table:style-name="ro1">
          <table:table-cell office:value-type="float" office:value="93913043.48" calcext:value-type="float">
            <text:p>93913043.48</text:p>
          </table:table-cell>
          <table:table-cell office:value-type="float" office:value="-78.63346863" calcext:value-type="float">
            <text:p>-78.63346863</text:p>
          </table:table-cell>
          <table:table-cell table:number-columns-repeated="3"/>
        </table:table-row>
        <table:table-row table:style-name="ro1">
          <table:table-cell office:value-type="float" office:value="94130434.78" calcext:value-type="float">
            <text:p>94130434.78</text:p>
          </table:table-cell>
          <table:table-cell office:value-type="float" office:value="-78.42045593" calcext:value-type="float">
            <text:p>-78.42045593</text:p>
          </table:table-cell>
          <table:table-cell table:number-columns-repeated="3"/>
        </table:table-row>
        <table:table-row table:style-name="ro1">
          <table:table-cell office:value-type="float" office:value="94347826.09" calcext:value-type="float">
            <text:p>94347826.09</text:p>
          </table:table-cell>
          <table:table-cell office:value-type="float" office:value="-77.53198242" calcext:value-type="float">
            <text:p>-77.53198242</text:p>
          </table:table-cell>
          <table:table-cell table:number-columns-repeated="3"/>
        </table:table-row>
        <table:table-row table:style-name="ro1">
          <table:table-cell office:value-type="float" office:value="94565217.39" calcext:value-type="float">
            <text:p>94565217.39</text:p>
          </table:table-cell>
          <table:table-cell office:value-type="float" office:value="-76.28250885" calcext:value-type="float">
            <text:p>-76.28250885</text:p>
          </table:table-cell>
          <table:table-cell table:number-columns-repeated="3"/>
        </table:table-row>
        <table:table-row table:style-name="ro1">
          <table:table-cell office:value-type="float" office:value="94782608.7" calcext:value-type="float">
            <text:p>94782608.7</text:p>
          </table:table-cell>
          <table:table-cell office:value-type="float" office:value="-76.14181519" calcext:value-type="float">
            <text:p>-76.14181519</text:p>
          </table:table-cell>
          <table:table-cell table:number-columns-repeated="3"/>
        </table:table-row>
        <table:table-row table:style-name="ro1">
          <table:table-cell office:value-type="float" office:value="95000000" calcext:value-type="float">
            <text:p>95000000</text:p>
          </table:table-cell>
          <table:table-cell office:value-type="float" office:value="-76.2352066" calcext:value-type="float">
            <text:p>-76.2352066</text:p>
          </table:table-cell>
          <table:table-cell table:number-columns-repeated="3"/>
        </table:table-row>
        <table:table-row table:style-name="ro1">
          <table:table-cell office:value-type="float" office:value="95217391.3" calcext:value-type="float">
            <text:p>95217391.3</text:p>
          </table:table-cell>
          <table:table-cell office:value-type="float" office:value="-76.545578" calcext:value-type="float">
            <text:p>-76.545578</text:p>
          </table:table-cell>
          <table:table-cell table:number-columns-repeated="3"/>
        </table:table-row>
        <table:table-row table:style-name="ro1">
          <table:table-cell office:value-type="float" office:value="95434782.61" calcext:value-type="float">
            <text:p>95434782.61</text:p>
          </table:table-cell>
          <table:table-cell office:value-type="float" office:value="-77.56732178" calcext:value-type="float">
            <text:p>-77.56732178</text:p>
          </table:table-cell>
          <table:table-cell table:number-columns-repeated="3"/>
        </table:table-row>
        <table:table-row table:style-name="ro1">
          <table:table-cell office:value-type="float" office:value="95652173.91" calcext:value-type="float">
            <text:p>95652173.91</text:p>
          </table:table-cell>
          <table:table-cell office:value-type="float" office:value="-78.06837463" calcext:value-type="float">
            <text:p>-78.06837463</text:p>
          </table:table-cell>
          <table:table-cell table:number-columns-repeated="3"/>
        </table:table-row>
        <table:table-row table:style-name="ro1">
          <table:table-cell office:value-type="float" office:value="95869565.22" calcext:value-type="float">
            <text:p>95869565.22</text:p>
          </table:table-cell>
          <table:table-cell office:value-type="float" office:value="-78.49412537" calcext:value-type="float">
            <text:p>-78.49412537</text:p>
          </table:table-cell>
          <table:table-cell table:number-columns-repeated="3"/>
        </table:table-row>
        <table:table-row table:style-name="ro1">
          <table:table-cell office:value-type="float" office:value="96086956.52" calcext:value-type="float">
            <text:p>96086956.52</text:p>
          </table:table-cell>
          <table:table-cell office:value-type="float" office:value="-78.65823364" calcext:value-type="float">
            <text:p>-78.65823364</text:p>
          </table:table-cell>
          <table:table-cell table:number-columns-repeated="3"/>
        </table:table-row>
        <table:table-row table:style-name="ro1">
          <table:table-cell office:value-type="float" office:value="96304347.83" calcext:value-type="float">
            <text:p>96304347.83</text:p>
          </table:table-cell>
          <table:table-cell office:value-type="float" office:value="-78.975914" calcext:value-type="float">
            <text:p>-78.975914</text:p>
          </table:table-cell>
          <table:table-cell table:number-columns-repeated="3"/>
        </table:table-row>
        <table:table-row table:style-name="ro1">
          <table:table-cell office:value-type="float" office:value="96521739.13" calcext:value-type="float">
            <text:p>96521739.13</text:p>
          </table:table-cell>
          <table:table-cell office:value-type="float" office:value="-78.7858963" calcext:value-type="float">
            <text:p>-78.7858963</text:p>
          </table:table-cell>
          <table:table-cell table:number-columns-repeated="3"/>
        </table:table-row>
        <table:table-row table:style-name="ro1">
          <table:table-cell office:value-type="float" office:value="96739130.43" calcext:value-type="float">
            <text:p>96739130.43</text:p>
          </table:table-cell>
          <table:table-cell office:value-type="float" office:value="-79.00058746" calcext:value-type="float">
            <text:p>-79.00058746</text:p>
          </table:table-cell>
          <table:table-cell table:number-columns-repeated="3"/>
        </table:table-row>
        <table:table-row table:style-name="ro1">
          <table:table-cell office:value-type="float" office:value="96956521.74" calcext:value-type="float">
            <text:p>96956521.74</text:p>
          </table:table-cell>
          <table:table-cell office:value-type="float" office:value="-78.92151642" calcext:value-type="float">
            <text:p>-78.92151642</text:p>
          </table:table-cell>
          <table:table-cell table:number-columns-repeated="3"/>
        </table:table-row>
        <table:table-row table:style-name="ro1">
          <table:table-cell office:value-type="float" office:value="97173913.04" calcext:value-type="float">
            <text:p>97173913.04</text:p>
          </table:table-cell>
          <table:table-cell office:value-type="float" office:value="-79.14622498" calcext:value-type="float">
            <text:p>-79.14622498</text:p>
          </table:table-cell>
          <table:table-cell table:number-columns-repeated="3"/>
        </table:table-row>
        <table:table-row table:style-name="ro1">
          <table:table-cell office:value-type="float" office:value="97391304.35" calcext:value-type="float">
            <text:p>97391304.35</text:p>
          </table:table-cell>
          <table:table-cell office:value-type="float" office:value="-78.58892822" calcext:value-type="float">
            <text:p>-78.58892822</text:p>
          </table:table-cell>
          <table:table-cell table:number-columns-repeated="3"/>
        </table:table-row>
        <table:table-row table:style-name="ro1">
          <table:table-cell office:value-type="float" office:value="97608695.65" calcext:value-type="float">
            <text:p>97608695.65</text:p>
          </table:table-cell>
          <table:table-cell office:value-type="float" office:value="-78.47660828" calcext:value-type="float">
            <text:p>-78.47660828</text:p>
          </table:table-cell>
          <table:table-cell table:number-columns-repeated="3"/>
        </table:table-row>
        <table:table-row table:style-name="ro1">
          <table:table-cell office:value-type="float" office:value="97826086.96" calcext:value-type="float">
            <text:p>97826086.96</text:p>
          </table:table-cell>
          <table:table-cell office:value-type="float" office:value="-78.81784058" calcext:value-type="float">
            <text:p>-78.81784058</text:p>
          </table:table-cell>
          <table:table-cell table:number-columns-repeated="3"/>
        </table:table-row>
        <table:table-row table:style-name="ro1">
          <table:table-cell office:value-type="float" office:value="98043478.26" calcext:value-type="float">
            <text:p>98043478.26</text:p>
          </table:table-cell>
          <table:table-cell office:value-type="float" office:value="-78.68379974" calcext:value-type="float">
            <text:p>-78.68379974</text:p>
          </table:table-cell>
          <table:table-cell table:number-columns-repeated="3"/>
        </table:table-row>
        <table:table-row table:style-name="ro1">
          <table:table-cell office:value-type="float" office:value="98260869.57" calcext:value-type="float">
            <text:p>98260869.57</text:p>
          </table:table-cell>
          <table:table-cell office:value-type="float" office:value="-78.65409088" calcext:value-type="float">
            <text:p>-78.65409088</text:p>
          </table:table-cell>
          <table:table-cell table:number-columns-repeated="3"/>
        </table:table-row>
        <table:table-row table:style-name="ro1">
          <table:table-cell office:value-type="float" office:value="98478260.87" calcext:value-type="float">
            <text:p>98478260.87</text:p>
          </table:table-cell>
          <table:table-cell office:value-type="float" office:value="-78.22492981" calcext:value-type="float">
            <text:p>-78.22492981</text:p>
          </table:table-cell>
          <table:table-cell table:number-columns-repeated="3"/>
        </table:table-row>
        <table:table-row table:style-name="ro1">
          <table:table-cell office:value-type="float" office:value="98695652.17" calcext:value-type="float">
            <text:p>98695652.17</text:p>
          </table:table-cell>
          <table:table-cell office:value-type="float" office:value="-78.09799957" calcext:value-type="float">
            <text:p>-78.09799957</text:p>
          </table:table-cell>
          <table:table-cell table:number-columns-repeated="3"/>
        </table:table-row>
        <table:table-row table:style-name="ro1">
          <table:table-cell office:value-type="float" office:value="98913043.48" calcext:value-type="float">
            <text:p>98913043.48</text:p>
          </table:table-cell>
          <table:table-cell office:value-type="float" office:value="-77.65822601" calcext:value-type="float">
            <text:p>-77.65822601</text:p>
          </table:table-cell>
          <table:table-cell table:number-columns-repeated="3"/>
        </table:table-row>
        <table:table-row table:style-name="ro1">
          <table:table-cell office:value-type="float" office:value="99130434.78" calcext:value-type="float">
            <text:p>99130434.78</text:p>
          </table:table-cell>
          <table:table-cell office:value-type="float" office:value="-78.324646" calcext:value-type="float">
            <text:p>-78.324646</text:p>
          </table:table-cell>
          <table:table-cell table:number-columns-repeated="3"/>
        </table:table-row>
        <table:table-row table:style-name="ro1">
          <table:table-cell office:value-type="float" office:value="99347826.09" calcext:value-type="float">
            <text:p>99347826.09</text:p>
          </table:table-cell>
          <table:table-cell office:value-type="float" office:value="-78.40092468" calcext:value-type="float">
            <text:p>-78.40092468</text:p>
          </table:table-cell>
          <table:table-cell table:number-columns-repeated="3"/>
        </table:table-row>
        <table:table-row table:style-name="ro1">
          <table:table-cell office:value-type="float" office:value="99565217.39" calcext:value-type="float">
            <text:p>99565217.39</text:p>
          </table:table-cell>
          <table:table-cell office:value-type="float" office:value="-78.42566681" calcext:value-type="float">
            <text:p>-78.42566681</text:p>
          </table:table-cell>
          <table:table-cell table:number-columns-repeated="3"/>
        </table:table-row>
        <table:table-row table:style-name="ro1">
          <table:table-cell office:value-type="float" office:value="99782608.7" calcext:value-type="float">
            <text:p>99782608.7</text:p>
          </table:table-cell>
          <table:table-cell office:value-type="float" office:value="-78.61784363" calcext:value-type="float">
            <text:p>-78.61784363</text:p>
          </table:table-cell>
          <table:table-cell table:number-columns-repeated="3"/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float" office:value="-78.7922821" calcext:value-type="float">
            <text:p>-78.7922821</text:p>
          </table:table-cell>
          <table:table-cell table:number-columns-repeated="3"/>
        </table:table-row>
      </table:table>
      <table:table table:name="ON" table:style-name="ta1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Machine Module</text:p>
          </table:table-cell>
          <table:table-cell office:value-type="string" calcext:value-type="string">
            <text:p>N9343C</text:p>
          </table:table-cell>
          <table:table-cell office:value-type="string" calcext:value-type="string">
            <text:p>CN0605A2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U Version</text:p>
          </table:table-cell>
          <table:table-cell office:value-type="string" calcext:value-type="string">
            <text:p>A.06.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SP Version</text:p>
          </table:table-cell>
          <table:table-cell office:value-type="string" calcext:value-type="string">
            <text:p>A.05.02.02 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PGA Version</text:p>
          </table:table-cell>
          <table:table-cell office:value-type="string" calcext:value-type="string">
            <text:p>A.02.8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3:34:48 07.26.20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Y Axis Scale</text:p>
          </table:table-cell>
          <table:table-cell office:value-type="string" calcext:value-type="string">
            <text:p>LO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 Axis Unit</text:p>
          </table:table-cell>
          <table:table-cell office:value-type="string" calcext:value-type="string">
            <text:p>dB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mpedance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umber of Points</text:p>
          </table:table-cell>
          <table:table-cell office:value-type="float" office:value="461" calcext:value-type="float">
            <text:p>4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weep Time(s)</text:p>
          </table:table-cell>
          <table:table-cell office:value-type="float" office:value="1.0051" calcext:value-type="float">
            <text:p>1.0051</text:p>
          </table:table-cell>
          <table:table-cell office:value-type="string" calcext:value-type="string">
            <text:p>M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rt Frequency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op Frequency</text:p>
          </table:table-cell>
          <table:table-cell office:value-type="float" office:value="100000000" calcext:value-type="float">
            <text:p>100000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equency Offset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verage Type</text:p>
          </table:table-cell>
          <table:table-cell office:value-type="string" calcext:value-type="string">
            <text:p>Log Pw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BW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M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BW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AU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eep Type</text:p>
          </table:table-cell>
          <table:table-cell office:value-type="string" calcext:value-type="string">
            <text:p>Continuo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weep Mode</text:p>
          </table:table-cell>
          <table:table-cell office:value-type="string" calcext:value-type="string">
            <text:p>Swee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eed</text:p>
          </table:table-cell>
          <table:table-cell office:value-type="string" calcext:value-type="string">
            <text:p>Fa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eAmp State</text:p>
          </table:table-cell>
          <table:table-cell office:value-type="string" calcext:value-type="string">
            <text:p>OF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f Level</text:p>
          </table:table-cell>
          <table:table-cell office:value-type="float" office:value="-50" calcext:value-type="float">
            <text:p>-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ttenuati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f Level Offset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 Axis Units</text:p>
          </table:table-cell>
          <table:table-cell office:value-type="string" calcext:value-type="string">
            <text:p>Hz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Sensitive</text:p>
          </table:table-cell>
          <table:table-cell office:value-type="string" calcext:value-type="string">
            <text:p>OF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igger Source</text:p>
          </table:table-cell>
          <table:table-cell office:value-type="string" calcext:value-type="string">
            <text:p>FreeRu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igger Level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igger Slope</text:p>
          </table:table-cell>
          <table:table-cell office:value-type="string" calcext:value-type="string">
            <text:p>RI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igger Dela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F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te Sweep</text:p>
          </table:table-cell>
          <table:table-cell office:value-type="string" calcext:value-type="string">
            <text:p>OF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te View</text:p>
          </table:table-cell>
          <table:table-cell office:value-type="string" calcext:value-type="string">
            <text:p>OF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te Delay</text:p>
          </table:table-cell>
          <table:table-cell office:value-type="float" office:value="0.00228" calcext:value-type="float">
            <text:p>0.002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te Length</text:p>
          </table:table-cell>
          <table:table-cell office:value-type="float" office:value="0.00084" calcext:value-type="float">
            <text:p>0.000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te Source</text:p>
          </table:table-cell>
          <table:table-cell office:value-type="string" calcext:value-type="string">
            <text:p>Extern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urst Level</text:p>
          </table:table-cell>
          <table:table-cell office:value-type="float" office:value="-20" calcext:value-type="float">
            <text:p>-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urst Trigger Slope</text:p>
          </table:table-cell>
          <table:table-cell office:value-type="string" calcext:value-type="string">
            <text:p>Ri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r Period</text:p>
          </table:table-cell>
          <table:table-cell office:value-type="float" office:value="0.00312" calcext:value-type="float">
            <text:p>0.003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r Offset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ync Source</text:p>
          </table:table-cell>
          <table:table-cell office:value-type="string" calcext:value-type="string">
            <text:p>Of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ply Corrections</text:p>
          </table:table-cell>
          <table:table-cell office:value-type="string" calcext:value-type="string">
            <text:p>OF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tenna Unit</text:p>
          </table:table-cell>
          <table:table-cell office:value-type="string" calcext:value-type="string">
            <text:p>OF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rrection1</text:p>
          </table:table-cell>
          <table:table-cell office:value-type="string" calcext:value-type="string">
            <text:p>Of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rrection2</text:p>
          </table:table-cell>
          <table:table-cell office:value-type="string" calcext:value-type="string">
            <text:p>Of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rrection3</text:p>
          </table:table-cell>
          <table:table-cell office:value-type="string" calcext:value-type="string">
            <text:p>Of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rrection4</text:p>
          </table:table-cell>
          <table:table-cell office:value-type="string" calcext:value-type="string">
            <text:p>Of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rker Informa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rker</text:p>
          </table:table-cell>
          <table:table-cell office:value-type="string" calcext:value-type="string">
            <text:p>Trac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X Axis</text:p>
          </table:table-cell>
          <table:table-cell office:value-type="string" calcext:value-type="string">
            <text:p>Amplitude</text:p>
          </table:table-cell>
        </table:table-row>
        <table:table-row table:style-name="ro1">
          <table:table-cell office:value-type="string" calcext:value-type="string">
            <text:p>M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5.00 MHz</text:p>
          </table:table-cell>
          <table:table-cell office:value-type="string" calcext:value-type="string">
            <text:p>-63.29 dBm</text:p>
          </table:table-cell>
        </table:table-row>
        <table:table-row table:style-name="ro1">
          <table:table-cell office:value-type="string" calcext:value-type="string">
            <text:p>M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10.00 MHz</text:p>
          </table:table-cell>
          <table:table-cell office:value-type="string" calcext:value-type="string">
            <text:p>-63.77 dBm</text:p>
          </table:table-cell>
        </table:table-row>
        <table:table-row table:style-name="ro1">
          <table:table-cell office:value-type="string" calcext:value-type="string">
            <text:p>M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20.00 MHz</text:p>
          </table:table-cell>
          <table:table-cell office:value-type="string" calcext:value-type="string">
            <text:p>-65.60 dBm</text:p>
          </table:table-cell>
        </table:table-row>
        <table:table-row table:style-name="ro1">
          <table:table-cell office:value-type="string" calcext:value-type="string">
            <text:p>M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30.00 MHz</text:p>
          </table:table-cell>
          <table:table-cell office:value-type="string" calcext:value-type="string">
            <text:p>-66.75 dBm</text:p>
          </table:table-cell>
        </table:table-row>
        <table:table-row table:style-name="ro1">
          <table:table-cell office:value-type="string" calcext:value-type="string">
            <text:p>M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40.00 MHz</text:p>
          </table:table-cell>
          <table:table-cell office:value-type="string" calcext:value-type="string">
            <text:p>-67.08 dBm</text:p>
          </table:table-cell>
        </table:table-row>
        <table:table-row table:style-name="ro1">
          <table:table-cell office:value-type="string" calcext:value-type="string">
            <text:p>M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50.00 MHz</text:p>
          </table:table-cell>
          <table:table-cell office:value-type="string" calcext:value-type="string">
            <text:p>-67.27 dBm</text:p>
          </table:table-cell>
        </table:table-row>
        <table:table-row table:style-name="ro1">
          <table:table-cell office:value-type="string" calcext:value-type="string">
            <text:p>CISPR Filter</text:p>
          </table:table-cell>
          <table:table-cell office:value-type="string" calcext:value-type="string">
            <text:p>Normal RBW</text:p>
          </table:table-cell>
          <table:table-cell office:value-type="string" calcext:value-type="string">
            <text:p>Dwell Time(s)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AUTO</text:p>
          </table:table-cell>
        </table:table-row>
        <table:table-row table:style-name="ro1">
          <table:table-cell office:value-type="string" calcext:value-type="string">
            <text:p>Trace Math</text:p>
          </table:table-cell>
          <table:table-cell office:value-type="string" calcext:value-type="string">
            <text:p>Of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ce Math By</text:p>
          </table:table-cell>
          <table:table-cell office:value-type="string" calcext:value-type="string">
            <text:p>Log Pow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ce Variable A</text:p>
          </table:table-cell>
          <table:table-cell office:value-type="string" calcext:value-type="string">
            <text:p>Trace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ce Variable B</text:p>
          </table:table-cell>
          <table:table-cell office:value-type="string" calcext:value-type="string">
            <text:p>Trace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ce Variable C</text:p>
          </table:table-cell>
          <table:table-cell office:value-type="string" calcext:value-type="string">
            <text:p>Trace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ce Name</text:p>
          </table:table-cell>
          <table:table-cell office:value-type="string" calcext:value-type="string">
            <text:p>Trace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ce Count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ce Type</text:p>
          </table:table-cell>
          <table:table-cell office:value-type="string" calcext:value-type="string">
            <text:p>Clear Wri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ce Detector</text:p>
          </table:table-cell>
          <table:table-cell office:value-type="string" calcext:value-type="string">
            <text:p>Pos Pea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ce Data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9.845495224" calcext:value-type="float">
            <text:p>-9.845495224</text:p>
          </table:table-cell>
          <table:table-cell table:number-columns-repeated="3"/>
        </table:table-row>
        <table:table-row table:style-name="ro1">
          <table:table-cell office:value-type="float" office:value="217391.3043" calcext:value-type="float">
            <text:p>217391.3043</text:p>
          </table:table-cell>
          <table:table-cell office:value-type="float" office:value="-25.06518364" calcext:value-type="float">
            <text:p>-25.06518364</text:p>
          </table:table-cell>
          <table:table-cell table:number-columns-repeated="3"/>
        </table:table-row>
        <table:table-row table:style-name="ro1">
          <table:table-cell office:value-type="float" office:value="434782.6087" calcext:value-type="float">
            <text:p>434782.6087</text:p>
          </table:table-cell>
          <table:table-cell office:value-type="float" office:value="-27.12804222" calcext:value-type="float">
            <text:p>-27.12804222</text:p>
          </table:table-cell>
          <table:table-cell table:number-columns-repeated="3"/>
        </table:table-row>
        <table:table-row table:style-name="ro1">
          <table:table-cell office:value-type="float" office:value="652173.913" calcext:value-type="float">
            <text:p>652173.913</text:p>
          </table:table-cell>
          <table:table-cell office:value-type="float" office:value="-29.37603188" calcext:value-type="float">
            <text:p>-29.37603188</text:p>
          </table:table-cell>
          <table:table-cell table:number-columns-repeated="3"/>
        </table:table-row>
        <table:table-row table:style-name="ro1">
          <table:table-cell office:value-type="float" office:value="869565.2174" calcext:value-type="float">
            <text:p>869565.2174</text:p>
          </table:table-cell>
          <table:table-cell office:value-type="float" office:value="-32.74819183" calcext:value-type="float">
            <text:p>-32.74819183</text:p>
          </table:table-cell>
          <table:table-cell table:number-columns-repeated="3"/>
        </table:table-row>
        <table:table-row table:style-name="ro1">
          <table:table-cell office:value-type="float" office:value="1086956.522" calcext:value-type="float">
            <text:p>1086956.522</text:p>
          </table:table-cell>
          <table:table-cell office:value-type="float" office:value="-36.85454559" calcext:value-type="float">
            <text:p>-36.85454559</text:p>
          </table:table-cell>
          <table:table-cell table:number-columns-repeated="3"/>
        </table:table-row>
        <table:table-row table:style-name="ro1">
          <table:table-cell office:value-type="float" office:value="1304347.826" calcext:value-type="float">
            <text:p>1304347.826</text:p>
          </table:table-cell>
          <table:table-cell office:value-type="float" office:value="-42.00959015" calcext:value-type="float">
            <text:p>-42.00959015</text:p>
          </table:table-cell>
          <table:table-cell table:number-columns-repeated="3"/>
        </table:table-row>
        <table:table-row table:style-name="ro1">
          <table:table-cell office:value-type="float" office:value="1521739.13" calcext:value-type="float">
            <text:p>1521739.13</text:p>
          </table:table-cell>
          <table:table-cell office:value-type="float" office:value="-48.1003685" calcext:value-type="float">
            <text:p>-48.1003685</text:p>
          </table:table-cell>
          <table:table-cell table:number-columns-repeated="3"/>
        </table:table-row>
        <table:table-row table:style-name="ro1">
          <table:table-cell office:value-type="float" office:value="1739130.435" calcext:value-type="float">
            <text:p>1739130.435</text:p>
          </table:table-cell>
          <table:table-cell office:value-type="float" office:value="-54.68324661" calcext:value-type="float">
            <text:p>-54.68324661</text:p>
          </table:table-cell>
          <table:table-cell table:number-columns-repeated="3"/>
        </table:table-row>
        <table:table-row table:style-name="ro1">
          <table:table-cell office:value-type="float" office:value="1956521.739" calcext:value-type="float">
            <text:p>1956521.739</text:p>
          </table:table-cell>
          <table:table-cell office:value-type="float" office:value="-59.91482544" calcext:value-type="float">
            <text:p>-59.91482544</text:p>
          </table:table-cell>
          <table:table-cell table:number-columns-repeated="3"/>
        </table:table-row>
        <table:table-row table:style-name="ro1">
          <table:table-cell office:value-type="float" office:value="2173913.043" calcext:value-type="float">
            <text:p>2173913.043</text:p>
          </table:table-cell>
          <table:table-cell office:value-type="float" office:value="-62.43424606" calcext:value-type="float">
            <text:p>-62.43424606</text:p>
          </table:table-cell>
          <table:table-cell table:number-columns-repeated="3"/>
        </table:table-row>
        <table:table-row table:style-name="ro1">
          <table:table-cell office:value-type="float" office:value="2391304.348" calcext:value-type="float">
            <text:p>2391304.348</text:p>
          </table:table-cell>
          <table:table-cell office:value-type="float" office:value="-63.38838577" calcext:value-type="float">
            <text:p>-63.38838577</text:p>
          </table:table-cell>
          <table:table-cell table:number-columns-repeated="3"/>
        </table:table-row>
        <table:table-row table:style-name="ro1">
          <table:table-cell office:value-type="float" office:value="2608695.652" calcext:value-type="float">
            <text:p>2608695.652</text:p>
          </table:table-cell>
          <table:table-cell office:value-type="float" office:value="-63.4419136" calcext:value-type="float">
            <text:p>-63.4419136</text:p>
          </table:table-cell>
          <table:table-cell table:number-columns-repeated="3"/>
        </table:table-row>
        <table:table-row table:style-name="ro1">
          <table:table-cell office:value-type="float" office:value="2826086.957" calcext:value-type="float">
            <text:p>2826086.957</text:p>
          </table:table-cell>
          <table:table-cell office:value-type="float" office:value="-63.35597992" calcext:value-type="float">
            <text:p>-63.35597992</text:p>
          </table:table-cell>
          <table:table-cell table:number-columns-repeated="3"/>
        </table:table-row>
        <table:table-row table:style-name="ro1">
          <table:table-cell office:value-type="float" office:value="3043478.261" calcext:value-type="float">
            <text:p>3043478.261</text:p>
          </table:table-cell>
          <table:table-cell office:value-type="float" office:value="-63.03984451" calcext:value-type="float">
            <text:p>-63.03984451</text:p>
          </table:table-cell>
          <table:table-cell table:number-columns-repeated="3"/>
        </table:table-row>
        <table:table-row table:style-name="ro1">
          <table:table-cell office:value-type="float" office:value="3260869.565" calcext:value-type="float">
            <text:p>3260869.565</text:p>
          </table:table-cell>
          <table:table-cell office:value-type="float" office:value="-63.22423172" calcext:value-type="float">
            <text:p>-63.22423172</text:p>
          </table:table-cell>
          <table:table-cell table:number-columns-repeated="3"/>
        </table:table-row>
        <table:table-row table:style-name="ro1">
          <table:table-cell office:value-type="float" office:value="3478260.87" calcext:value-type="float">
            <text:p>3478260.87</text:p>
          </table:table-cell>
          <table:table-cell office:value-type="float" office:value="-63.23137283" calcext:value-type="float">
            <text:p>-63.23137283</text:p>
          </table:table-cell>
          <table:table-cell table:number-columns-repeated="3"/>
        </table:table-row>
        <table:table-row table:style-name="ro1">
          <table:table-cell office:value-type="float" office:value="3695652.174" calcext:value-type="float">
            <text:p>3695652.174</text:p>
          </table:table-cell>
          <table:table-cell office:value-type="float" office:value="-63.35509491" calcext:value-type="float">
            <text:p>-63.35509491</text:p>
          </table:table-cell>
          <table:table-cell table:number-columns-repeated="3"/>
        </table:table-row>
        <table:table-row table:style-name="ro1">
          <table:table-cell office:value-type="float" office:value="3913043.478" calcext:value-type="float">
            <text:p>3913043.478</text:p>
          </table:table-cell>
          <table:table-cell office:value-type="float" office:value="-63.2428894" calcext:value-type="float">
            <text:p>-63.2428894</text:p>
          </table:table-cell>
          <table:table-cell table:number-columns-repeated="3"/>
        </table:table-row>
        <table:table-row table:style-name="ro1">
          <table:table-cell office:value-type="float" office:value="4130434.783" calcext:value-type="float">
            <text:p>4130434.783</text:p>
          </table:table-cell>
          <table:table-cell office:value-type="float" office:value="-63.5231514" calcext:value-type="float">
            <text:p>-63.5231514</text:p>
          </table:table-cell>
          <table:table-cell table:number-columns-repeated="3"/>
        </table:table-row>
        <table:table-row table:style-name="ro1">
          <table:table-cell office:value-type="float" office:value="4347826.087" calcext:value-type="float">
            <text:p>4347826.087</text:p>
          </table:table-cell>
          <table:table-cell office:value-type="float" office:value="-63.4490242" calcext:value-type="float">
            <text:p>-63.4490242</text:p>
          </table:table-cell>
          <table:table-cell table:number-columns-repeated="3"/>
        </table:table-row>
        <table:table-row table:style-name="ro1">
          <table:table-cell office:value-type="float" office:value="4565217.391" calcext:value-type="float">
            <text:p>4565217.391</text:p>
          </table:table-cell>
          <table:table-cell office:value-type="float" office:value="-63.3620224" calcext:value-type="float">
            <text:p>-63.3620224</text:p>
          </table:table-cell>
          <table:table-cell table:number-columns-repeated="3"/>
        </table:table-row>
        <table:table-row table:style-name="ro1">
          <table:table-cell office:value-type="float" office:value="4782608.696" calcext:value-type="float">
            <text:p>4782608.696</text:p>
          </table:table-cell>
          <table:table-cell office:value-type="float" office:value="-63.34272003" calcext:value-type="float">
            <text:p>-63.34272003</text:p>
          </table:table-cell>
          <table:table-cell table:number-columns-repeated="3"/>
        </table:table-row>
        <table:table-row table:style-name="ro1">
          <table:table-cell office:value-type="float" office:value="5000000" calcext:value-type="float">
            <text:p>5000000</text:p>
          </table:table-cell>
          <table:table-cell office:value-type="float" office:value="-63.28521729" calcext:value-type="float">
            <text:p>-63.28521729</text:p>
          </table:table-cell>
          <table:table-cell table:number-columns-repeated="3"/>
        </table:table-row>
        <table:table-row table:style-name="ro1">
          <table:table-cell office:value-type="float" office:value="5217391.304" calcext:value-type="float">
            <text:p>5217391.304</text:p>
          </table:table-cell>
          <table:table-cell office:value-type="float" office:value="-63.36400223" calcext:value-type="float">
            <text:p>-63.36400223</text:p>
          </table:table-cell>
          <table:table-cell table:number-columns-repeated="3"/>
        </table:table-row>
        <table:table-row table:style-name="ro1">
          <table:table-cell office:value-type="float" office:value="5434782.609" calcext:value-type="float">
            <text:p>5434782.609</text:p>
          </table:table-cell>
          <table:table-cell office:value-type="float" office:value="-63.47591019" calcext:value-type="float">
            <text:p>-63.47591019</text:p>
          </table:table-cell>
          <table:table-cell table:number-columns-repeated="3"/>
        </table:table-row>
        <table:table-row table:style-name="ro1">
          <table:table-cell office:value-type="float" office:value="5652173.913" calcext:value-type="float">
            <text:p>5652173.913</text:p>
          </table:table-cell>
          <table:table-cell office:value-type="float" office:value="-63.33795166" calcext:value-type="float">
            <text:p>-63.33795166</text:p>
          </table:table-cell>
          <table:table-cell table:number-columns-repeated="3"/>
        </table:table-row>
        <table:table-row table:style-name="ro1">
          <table:table-cell office:value-type="float" office:value="5869565.217" calcext:value-type="float">
            <text:p>5869565.217</text:p>
          </table:table-cell>
          <table:table-cell office:value-type="float" office:value="-63.35605621" calcext:value-type="float">
            <text:p>-63.35605621</text:p>
          </table:table-cell>
          <table:table-cell table:number-columns-repeated="3"/>
        </table:table-row>
        <table:table-row table:style-name="ro1">
          <table:table-cell office:value-type="float" office:value="6086956.522" calcext:value-type="float">
            <text:p>6086956.522</text:p>
          </table:table-cell>
          <table:table-cell office:value-type="float" office:value="-62.9348526" calcext:value-type="float">
            <text:p>-62.9348526</text:p>
          </table:table-cell>
          <table:table-cell table:number-columns-repeated="3"/>
        </table:table-row>
        <table:table-row table:style-name="ro1">
          <table:table-cell office:value-type="float" office:value="6304347.826" calcext:value-type="float">
            <text:p>6304347.826</text:p>
          </table:table-cell>
          <table:table-cell office:value-type="float" office:value="-63.48979568" calcext:value-type="float">
            <text:p>-63.48979568</text:p>
          </table:table-cell>
          <table:table-cell table:number-columns-repeated="3"/>
        </table:table-row>
        <table:table-row table:style-name="ro1">
          <table:table-cell office:value-type="float" office:value="6521739.13" calcext:value-type="float">
            <text:p>6521739.13</text:p>
          </table:table-cell>
          <table:table-cell office:value-type="float" office:value="-63.43122101" calcext:value-type="float">
            <text:p>-63.43122101</text:p>
          </table:table-cell>
          <table:table-cell table:number-columns-repeated="3"/>
        </table:table-row>
        <table:table-row table:style-name="ro1">
          <table:table-cell office:value-type="float" office:value="6739130.435" calcext:value-type="float">
            <text:p>6739130.435</text:p>
          </table:table-cell>
          <table:table-cell office:value-type="float" office:value="-63.24826813" calcext:value-type="float">
            <text:p>-63.24826813</text:p>
          </table:table-cell>
          <table:table-cell table:number-columns-repeated="3"/>
        </table:table-row>
        <table:table-row table:style-name="ro1">
          <table:table-cell office:value-type="float" office:value="6956521.739" calcext:value-type="float">
            <text:p>6956521.739</text:p>
          </table:table-cell>
          <table:table-cell office:value-type="float" office:value="-63.53461838" calcext:value-type="float">
            <text:p>-63.53461838</text:p>
          </table:table-cell>
          <table:table-cell table:number-columns-repeated="3"/>
        </table:table-row>
        <table:table-row table:style-name="ro1">
          <table:table-cell office:value-type="float" office:value="7173913.043" calcext:value-type="float">
            <text:p>7173913.043</text:p>
          </table:table-cell>
          <table:table-cell office:value-type="float" office:value="-63.52394867" calcext:value-type="float">
            <text:p>-63.52394867</text:p>
          </table:table-cell>
          <table:table-cell table:number-columns-repeated="3"/>
        </table:table-row>
        <table:table-row table:style-name="ro1">
          <table:table-cell office:value-type="float" office:value="7391304.348" calcext:value-type="float">
            <text:p>7391304.348</text:p>
          </table:table-cell>
          <table:table-cell office:value-type="float" office:value="-63.39826584" calcext:value-type="float">
            <text:p>-63.39826584</text:p>
          </table:table-cell>
          <table:table-cell table:number-columns-repeated="3"/>
        </table:table-row>
        <table:table-row table:style-name="ro1">
          <table:table-cell office:value-type="float" office:value="7608695.652" calcext:value-type="float">
            <text:p>7608695.652</text:p>
          </table:table-cell>
          <table:table-cell office:value-type="float" office:value="-63.47810745" calcext:value-type="float">
            <text:p>-63.47810745</text:p>
          </table:table-cell>
          <table:table-cell table:number-columns-repeated="3"/>
        </table:table-row>
        <table:table-row table:style-name="ro1">
          <table:table-cell office:value-type="float" office:value="7826086.957" calcext:value-type="float">
            <text:p>7826086.957</text:p>
          </table:table-cell>
          <table:table-cell office:value-type="float" office:value="-63.36922073" calcext:value-type="float">
            <text:p>-63.36922073</text:p>
          </table:table-cell>
          <table:table-cell table:number-columns-repeated="3"/>
        </table:table-row>
        <table:table-row table:style-name="ro1">
          <table:table-cell office:value-type="float" office:value="8043478.261" calcext:value-type="float">
            <text:p>8043478.261</text:p>
          </table:table-cell>
          <table:table-cell office:value-type="float" office:value="-63.73233032" calcext:value-type="float">
            <text:p>-63.73233032</text:p>
          </table:table-cell>
          <table:table-cell table:number-columns-repeated="3"/>
        </table:table-row>
        <table:table-row table:style-name="ro1">
          <table:table-cell office:value-type="float" office:value="8260869.565" calcext:value-type="float">
            <text:p>8260869.565</text:p>
          </table:table-cell>
          <table:table-cell office:value-type="float" office:value="-63.73381424" calcext:value-type="float">
            <text:p>-63.73381424</text:p>
          </table:table-cell>
          <table:table-cell table:number-columns-repeated="3"/>
        </table:table-row>
        <table:table-row table:style-name="ro1">
          <table:table-cell office:value-type="float" office:value="8478260.87" calcext:value-type="float">
            <text:p>8478260.87</text:p>
          </table:table-cell>
          <table:table-cell office:value-type="float" office:value="-63.7345047" calcext:value-type="float">
            <text:p>-63.7345047</text:p>
          </table:table-cell>
          <table:table-cell table:number-columns-repeated="3"/>
        </table:table-row>
        <table:table-row table:style-name="ro1">
          <table:table-cell office:value-type="float" office:value="8695652.174" calcext:value-type="float">
            <text:p>8695652.174</text:p>
          </table:table-cell>
          <table:table-cell office:value-type="float" office:value="-63.79221344" calcext:value-type="float">
            <text:p>-63.79221344</text:p>
          </table:table-cell>
          <table:table-cell table:number-columns-repeated="3"/>
        </table:table-row>
        <table:table-row table:style-name="ro1">
          <table:table-cell office:value-type="float" office:value="8913043.478" calcext:value-type="float">
            <text:p>8913043.478</text:p>
          </table:table-cell>
          <table:table-cell office:value-type="float" office:value="-63.78843307" calcext:value-type="float">
            <text:p>-63.78843307</text:p>
          </table:table-cell>
          <table:table-cell table:number-columns-repeated="3"/>
        </table:table-row>
        <table:table-row table:style-name="ro1">
          <table:table-cell office:value-type="float" office:value="9130434.783" calcext:value-type="float">
            <text:p>9130434.783</text:p>
          </table:table-cell>
          <table:table-cell office:value-type="float" office:value="-63.50579834" calcext:value-type="float">
            <text:p>-63.50579834</text:p>
          </table:table-cell>
          <table:table-cell table:number-columns-repeated="3"/>
        </table:table-row>
        <table:table-row table:style-name="ro1">
          <table:table-cell office:value-type="float" office:value="9347826.087" calcext:value-type="float">
            <text:p>9347826.087</text:p>
          </table:table-cell>
          <table:table-cell office:value-type="float" office:value="-63.76276398" calcext:value-type="float">
            <text:p>-63.76276398</text:p>
          </table:table-cell>
          <table:table-cell table:number-columns-repeated="3"/>
        </table:table-row>
        <table:table-row table:style-name="ro1">
          <table:table-cell office:value-type="float" office:value="9565217.391" calcext:value-type="float">
            <text:p>9565217.391</text:p>
          </table:table-cell>
          <table:table-cell office:value-type="float" office:value="-64.06635284" calcext:value-type="float">
            <text:p>-64.06635284</text:p>
          </table:table-cell>
          <table:table-cell table:number-columns-repeated="3"/>
        </table:table-row>
        <table:table-row table:style-name="ro1">
          <table:table-cell office:value-type="float" office:value="9782608.696" calcext:value-type="float">
            <text:p>9782608.696</text:p>
          </table:table-cell>
          <table:table-cell office:value-type="float" office:value="-63.93551636" calcext:value-type="float">
            <text:p>-63.93551636</text:p>
          </table:table-cell>
          <table:table-cell table:number-columns-repeated="3"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-63.76541901" calcext:value-type="float">
            <text:p>-63.76541901</text:p>
          </table:table-cell>
          <table:table-cell table:number-columns-repeated="3"/>
        </table:table-row>
        <table:table-row table:style-name="ro1">
          <table:table-cell office:value-type="float" office:value="10217391.3" calcext:value-type="float">
            <text:p>10217391.3</text:p>
          </table:table-cell>
          <table:table-cell office:value-type="float" office:value="-64.19493866" calcext:value-type="float">
            <text:p>-64.19493866</text:p>
          </table:table-cell>
          <table:table-cell table:number-columns-repeated="3"/>
        </table:table-row>
        <table:table-row table:style-name="ro1">
          <table:table-cell office:value-type="float" office:value="10434782.61" calcext:value-type="float">
            <text:p>10434782.61</text:p>
          </table:table-cell>
          <table:table-cell office:value-type="float" office:value="-64.21064758" calcext:value-type="float">
            <text:p>-64.21064758</text:p>
          </table:table-cell>
          <table:table-cell table:number-columns-repeated="3"/>
        </table:table-row>
        <table:table-row table:style-name="ro1">
          <table:table-cell office:value-type="float" office:value="10652173.91" calcext:value-type="float">
            <text:p>10652173.91</text:p>
          </table:table-cell>
          <table:table-cell office:value-type="float" office:value="-64.11586761" calcext:value-type="float">
            <text:p>-64.11586761</text:p>
          </table:table-cell>
          <table:table-cell table:number-columns-repeated="3"/>
        </table:table-row>
        <table:table-row table:style-name="ro1">
          <table:table-cell office:value-type="float" office:value="10869565.22" calcext:value-type="float">
            <text:p>10869565.22</text:p>
          </table:table-cell>
          <table:table-cell office:value-type="float" office:value="-64.27188873" calcext:value-type="float">
            <text:p>-64.27188873</text:p>
          </table:table-cell>
          <table:table-cell table:number-columns-repeated="3"/>
        </table:table-row>
        <table:table-row table:style-name="ro1">
          <table:table-cell office:value-type="float" office:value="11086956.52" calcext:value-type="float">
            <text:p>11086956.52</text:p>
          </table:table-cell>
          <table:table-cell office:value-type="float" office:value="-64.28871155" calcext:value-type="float">
            <text:p>-64.28871155</text:p>
          </table:table-cell>
          <table:table-cell table:number-columns-repeated="3"/>
        </table:table-row>
        <table:table-row table:style-name="ro1">
          <table:table-cell office:value-type="float" office:value="11304347.83" calcext:value-type="float">
            <text:p>11304347.83</text:p>
          </table:table-cell>
          <table:table-cell office:value-type="float" office:value="-64.29612732" calcext:value-type="float">
            <text:p>-64.29612732</text:p>
          </table:table-cell>
          <table:table-cell table:number-columns-repeated="3"/>
        </table:table-row>
        <table:table-row table:style-name="ro1">
          <table:table-cell office:value-type="float" office:value="11521739.13" calcext:value-type="float">
            <text:p>11521739.13</text:p>
          </table:table-cell>
          <table:table-cell office:value-type="float" office:value="-64.19242859" calcext:value-type="float">
            <text:p>-64.19242859</text:p>
          </table:table-cell>
          <table:table-cell table:number-columns-repeated="3"/>
        </table:table-row>
        <table:table-row table:style-name="ro1">
          <table:table-cell office:value-type="float" office:value="11739130.43" calcext:value-type="float">
            <text:p>11739130.43</text:p>
          </table:table-cell>
          <table:table-cell office:value-type="float" office:value="-64.32205963" calcext:value-type="float">
            <text:p>-64.32205963</text:p>
          </table:table-cell>
          <table:table-cell table:number-columns-repeated="3"/>
        </table:table-row>
        <table:table-row table:style-name="ro1">
          <table:table-cell office:value-type="float" office:value="11956521.74" calcext:value-type="float">
            <text:p>11956521.74</text:p>
          </table:table-cell>
          <table:table-cell office:value-type="float" office:value="-64.10197449" calcext:value-type="float">
            <text:p>-64.10197449</text:p>
          </table:table-cell>
          <table:table-cell table:number-columns-repeated="3"/>
        </table:table-row>
        <table:table-row table:style-name="ro1">
          <table:table-cell office:value-type="float" office:value="12173913.04" calcext:value-type="float">
            <text:p>12173913.04</text:p>
          </table:table-cell>
          <table:table-cell office:value-type="float" office:value="-64.31993103" calcext:value-type="float">
            <text:p>-64.31993103</text:p>
          </table:table-cell>
          <table:table-cell table:number-columns-repeated="3"/>
        </table:table-row>
        <table:table-row table:style-name="ro1">
          <table:table-cell office:value-type="float" office:value="12391304.35" calcext:value-type="float">
            <text:p>12391304.35</text:p>
          </table:table-cell>
          <table:table-cell office:value-type="float" office:value="-64.34104919" calcext:value-type="float">
            <text:p>-64.34104919</text:p>
          </table:table-cell>
          <table:table-cell table:number-columns-repeated="3"/>
        </table:table-row>
        <table:table-row table:style-name="ro1">
          <table:table-cell office:value-type="float" office:value="12608695.65" calcext:value-type="float">
            <text:p>12608695.65</text:p>
          </table:table-cell>
          <table:table-cell office:value-type="float" office:value="-64.17693329" calcext:value-type="float">
            <text:p>-64.17693329</text:p>
          </table:table-cell>
          <table:table-cell table:number-columns-repeated="3"/>
        </table:table-row>
        <table:table-row table:style-name="ro1">
          <table:table-cell office:value-type="float" office:value="12826086.96" calcext:value-type="float">
            <text:p>12826086.96</text:p>
          </table:table-cell>
          <table:table-cell office:value-type="float" office:value="-64.65438843" calcext:value-type="float">
            <text:p>-64.65438843</text:p>
          </table:table-cell>
          <table:table-cell table:number-columns-repeated="3"/>
        </table:table-row>
        <table:table-row table:style-name="ro1">
          <table:table-cell office:value-type="float" office:value="13043478.26" calcext:value-type="float">
            <text:p>13043478.26</text:p>
          </table:table-cell>
          <table:table-cell office:value-type="float" office:value="-64.21204376" calcext:value-type="float">
            <text:p>-64.21204376</text:p>
          </table:table-cell>
          <table:table-cell table:number-columns-repeated="3"/>
        </table:table-row>
        <table:table-row table:style-name="ro1">
          <table:table-cell office:value-type="float" office:value="13260869.57" calcext:value-type="float">
            <text:p>13260869.57</text:p>
          </table:table-cell>
          <table:table-cell office:value-type="float" office:value="-64.69147491" calcext:value-type="float">
            <text:p>-64.69147491</text:p>
          </table:table-cell>
          <table:table-cell table:number-columns-repeated="3"/>
        </table:table-row>
        <table:table-row table:style-name="ro1">
          <table:table-cell office:value-type="float" office:value="13478260.87" calcext:value-type="float">
            <text:p>13478260.87</text:p>
          </table:table-cell>
          <table:table-cell office:value-type="float" office:value="-64.06430817" calcext:value-type="float">
            <text:p>-64.06430817</text:p>
          </table:table-cell>
          <table:table-cell table:number-columns-repeated="3"/>
        </table:table-row>
        <table:table-row table:style-name="ro1">
          <table:table-cell office:value-type="float" office:value="13695652.17" calcext:value-type="float">
            <text:p>13695652.17</text:p>
          </table:table-cell>
          <table:table-cell office:value-type="float" office:value="-64.60560608" calcext:value-type="float">
            <text:p>-64.60560608</text:p>
          </table:table-cell>
          <table:table-cell table:number-columns-repeated="3"/>
        </table:table-row>
        <table:table-row table:style-name="ro1">
          <table:table-cell office:value-type="float" office:value="13913043.48" calcext:value-type="float">
            <text:p>13913043.48</text:p>
          </table:table-cell>
          <table:table-cell office:value-type="float" office:value="-64.91722107" calcext:value-type="float">
            <text:p>-64.91722107</text:p>
          </table:table-cell>
          <table:table-cell table:number-columns-repeated="3"/>
        </table:table-row>
        <table:table-row table:style-name="ro1">
          <table:table-cell office:value-type="float" office:value="14130434.78" calcext:value-type="float">
            <text:p>14130434.78</text:p>
          </table:table-cell>
          <table:table-cell office:value-type="float" office:value="-64.67526245" calcext:value-type="float">
            <text:p>-64.67526245</text:p>
          </table:table-cell>
          <table:table-cell table:number-columns-repeated="3"/>
        </table:table-row>
        <table:table-row table:style-name="ro1">
          <table:table-cell office:value-type="float" office:value="14347826.09" calcext:value-type="float">
            <text:p>14347826.09</text:p>
          </table:table-cell>
          <table:table-cell office:value-type="float" office:value="-64.90309906" calcext:value-type="float">
            <text:p>-64.90309906</text:p>
          </table:table-cell>
          <table:table-cell table:number-columns-repeated="3"/>
        </table:table-row>
        <table:table-row table:style-name="ro1">
          <table:table-cell office:value-type="float" office:value="14565217.39" calcext:value-type="float">
            <text:p>14565217.39</text:p>
          </table:table-cell>
          <table:table-cell office:value-type="float" office:value="-64.45183563" calcext:value-type="float">
            <text:p>-64.45183563</text:p>
          </table:table-cell>
          <table:table-cell table:number-columns-repeated="3"/>
        </table:table-row>
        <table:table-row table:style-name="ro1">
          <table:table-cell office:value-type="float" office:value="14782608.7" calcext:value-type="float">
            <text:p>14782608.7</text:p>
          </table:table-cell>
          <table:table-cell office:value-type="float" office:value="-64.76845551" calcext:value-type="float">
            <text:p>-64.76845551</text:p>
          </table:table-cell>
          <table:table-cell table:number-columns-repeated="3"/>
        </table:table-row>
        <table:table-row table:style-name="ro1">
          <table:table-cell office:value-type="float" office:value="15000000" calcext:value-type="float">
            <text:p>15000000</text:p>
          </table:table-cell>
          <table:table-cell office:value-type="float" office:value="-65.13426208" calcext:value-type="float">
            <text:p>-65.13426208</text:p>
          </table:table-cell>
          <table:table-cell table:number-columns-repeated="3"/>
        </table:table-row>
        <table:table-row table:style-name="ro1">
          <table:table-cell office:value-type="float" office:value="15217391.3" calcext:value-type="float">
            <text:p>15217391.3</text:p>
          </table:table-cell>
          <table:table-cell office:value-type="float" office:value="-64.65061951" calcext:value-type="float">
            <text:p>-64.65061951</text:p>
          </table:table-cell>
          <table:table-cell table:number-columns-repeated="3"/>
        </table:table-row>
        <table:table-row table:style-name="ro1">
          <table:table-cell office:value-type="float" office:value="15434782.61" calcext:value-type="float">
            <text:p>15434782.61</text:p>
          </table:table-cell>
          <table:table-cell office:value-type="float" office:value="-64.94282532" calcext:value-type="float">
            <text:p>-64.94282532</text:p>
          </table:table-cell>
          <table:table-cell table:number-columns-repeated="3"/>
        </table:table-row>
        <table:table-row table:style-name="ro1">
          <table:table-cell office:value-type="float" office:value="15652173.91" calcext:value-type="float">
            <text:p>15652173.91</text:p>
          </table:table-cell>
          <table:table-cell office:value-type="float" office:value="-64.8503418" calcext:value-type="float">
            <text:p>-64.8503418</text:p>
          </table:table-cell>
          <table:table-cell table:number-columns-repeated="3"/>
        </table:table-row>
        <table:table-row table:style-name="ro1">
          <table:table-cell office:value-type="float" office:value="15869565.22" calcext:value-type="float">
            <text:p>15869565.22</text:p>
          </table:table-cell>
          <table:table-cell office:value-type="float" office:value="-65.30078125" calcext:value-type="float">
            <text:p>-65.30078125</text:p>
          </table:table-cell>
          <table:table-cell table:number-columns-repeated="3"/>
        </table:table-row>
        <table:table-row table:style-name="ro1">
          <table:table-cell office:value-type="float" office:value="16086956.52" calcext:value-type="float">
            <text:p>16086956.52</text:p>
          </table:table-cell>
          <table:table-cell office:value-type="float" office:value="-65.28037262" calcext:value-type="float">
            <text:p>-65.28037262</text:p>
          </table:table-cell>
          <table:table-cell table:number-columns-repeated="3"/>
        </table:table-row>
        <table:table-row table:style-name="ro1">
          <table:table-cell office:value-type="float" office:value="16304347.83" calcext:value-type="float">
            <text:p>16304347.83</text:p>
          </table:table-cell>
          <table:table-cell office:value-type="float" office:value="-65.00614166" calcext:value-type="float">
            <text:p>-65.00614166</text:p>
          </table:table-cell>
          <table:table-cell table:number-columns-repeated="3"/>
        </table:table-row>
        <table:table-row table:style-name="ro1">
          <table:table-cell office:value-type="float" office:value="16521739.13" calcext:value-type="float">
            <text:p>16521739.13</text:p>
          </table:table-cell>
          <table:table-cell office:value-type="float" office:value="-65.02968597" calcext:value-type="float">
            <text:p>-65.02968597</text:p>
          </table:table-cell>
          <table:table-cell table:number-columns-repeated="3"/>
        </table:table-row>
        <table:table-row table:style-name="ro1">
          <table:table-cell office:value-type="float" office:value="16739130.43" calcext:value-type="float">
            <text:p>16739130.43</text:p>
          </table:table-cell>
          <table:table-cell office:value-type="float" office:value="-64.40567017" calcext:value-type="float">
            <text:p>-64.40567017</text:p>
          </table:table-cell>
          <table:table-cell table:number-columns-repeated="3"/>
        </table:table-row>
        <table:table-row table:style-name="ro1">
          <table:table-cell office:value-type="float" office:value="16956521.74" calcext:value-type="float">
            <text:p>16956521.74</text:p>
          </table:table-cell>
          <table:table-cell office:value-type="float" office:value="-64.85667419" calcext:value-type="float">
            <text:p>-64.85667419</text:p>
          </table:table-cell>
          <table:table-cell table:number-columns-repeated="3"/>
        </table:table-row>
        <table:table-row table:style-name="ro1">
          <table:table-cell office:value-type="float" office:value="17173913.04" calcext:value-type="float">
            <text:p>17173913.04</text:p>
          </table:table-cell>
          <table:table-cell office:value-type="float" office:value="-65.45557404" calcext:value-type="float">
            <text:p>-65.45557404</text:p>
          </table:table-cell>
          <table:table-cell table:number-columns-repeated="3"/>
        </table:table-row>
        <table:table-row table:style-name="ro1">
          <table:table-cell office:value-type="float" office:value="17391304.35" calcext:value-type="float">
            <text:p>17391304.35</text:p>
          </table:table-cell>
          <table:table-cell office:value-type="float" office:value="-65.20677185" calcext:value-type="float">
            <text:p>-65.20677185</text:p>
          </table:table-cell>
          <table:table-cell table:number-columns-repeated="3"/>
        </table:table-row>
        <table:table-row table:style-name="ro1">
          <table:table-cell office:value-type="float" office:value="17608695.65" calcext:value-type="float">
            <text:p>17608695.65</text:p>
          </table:table-cell>
          <table:table-cell office:value-type="float" office:value="-65.22363281" calcext:value-type="float">
            <text:p>-65.22363281</text:p>
          </table:table-cell>
          <table:table-cell table:number-columns-repeated="3"/>
        </table:table-row>
        <table:table-row table:style-name="ro1">
          <table:table-cell office:value-type="float" office:value="17826086.96" calcext:value-type="float">
            <text:p>17826086.96</text:p>
          </table:table-cell>
          <table:table-cell office:value-type="float" office:value="-65.22496033" calcext:value-type="float">
            <text:p>-65.22496033</text:p>
          </table:table-cell>
          <table:table-cell table:number-columns-repeated="3"/>
        </table:table-row>
        <table:table-row table:style-name="ro1">
          <table:table-cell office:value-type="float" office:value="18043478.26" calcext:value-type="float">
            <text:p>18043478.26</text:p>
          </table:table-cell>
          <table:table-cell office:value-type="float" office:value="-65.39225769" calcext:value-type="float">
            <text:p>-65.39225769</text:p>
          </table:table-cell>
          <table:table-cell table:number-columns-repeated="3"/>
        </table:table-row>
        <table:table-row table:style-name="ro1">
          <table:table-cell office:value-type="float" office:value="18260869.57" calcext:value-type="float">
            <text:p>18260869.57</text:p>
          </table:table-cell>
          <table:table-cell office:value-type="float" office:value="-65.49855042" calcext:value-type="float">
            <text:p>-65.49855042</text:p>
          </table:table-cell>
          <table:table-cell table:number-columns-repeated="3"/>
        </table:table-row>
        <table:table-row table:style-name="ro1">
          <table:table-cell office:value-type="float" office:value="18478260.87" calcext:value-type="float">
            <text:p>18478260.87</text:p>
          </table:table-cell>
          <table:table-cell office:value-type="float" office:value="-65.68551636" calcext:value-type="float">
            <text:p>-65.68551636</text:p>
          </table:table-cell>
          <table:table-cell table:number-columns-repeated="3"/>
        </table:table-row>
        <table:table-row table:style-name="ro1">
          <table:table-cell office:value-type="float" office:value="18695652.17" calcext:value-type="float">
            <text:p>18695652.17</text:p>
          </table:table-cell>
          <table:table-cell office:value-type="float" office:value="-65.14342499" calcext:value-type="float">
            <text:p>-65.14342499</text:p>
          </table:table-cell>
          <table:table-cell table:number-columns-repeated="3"/>
        </table:table-row>
        <table:table-row table:style-name="ro1">
          <table:table-cell office:value-type="float" office:value="18913043.48" calcext:value-type="float">
            <text:p>18913043.48</text:p>
          </table:table-cell>
          <table:table-cell office:value-type="float" office:value="-65.32246399" calcext:value-type="float">
            <text:p>-65.32246399</text:p>
          </table:table-cell>
          <table:table-cell table:number-columns-repeated="3"/>
        </table:table-row>
        <table:table-row table:style-name="ro1">
          <table:table-cell office:value-type="float" office:value="19130434.78" calcext:value-type="float">
            <text:p>19130434.78</text:p>
          </table:table-cell>
          <table:table-cell office:value-type="float" office:value="-65.55330658" calcext:value-type="float">
            <text:p>-65.55330658</text:p>
          </table:table-cell>
          <table:table-cell table:number-columns-repeated="3"/>
        </table:table-row>
        <table:table-row table:style-name="ro1">
          <table:table-cell office:value-type="float" office:value="19347826.09" calcext:value-type="float">
            <text:p>19347826.09</text:p>
          </table:table-cell>
          <table:table-cell office:value-type="float" office:value="-65.52861023" calcext:value-type="float">
            <text:p>-65.52861023</text:p>
          </table:table-cell>
          <table:table-cell table:number-columns-repeated="3"/>
        </table:table-row>
        <table:table-row table:style-name="ro1">
          <table:table-cell office:value-type="float" office:value="19565217.39" calcext:value-type="float">
            <text:p>19565217.39</text:p>
          </table:table-cell>
          <table:table-cell office:value-type="float" office:value="-65.56215668" calcext:value-type="float">
            <text:p>-65.56215668</text:p>
          </table:table-cell>
          <table:table-cell table:number-columns-repeated="3"/>
        </table:table-row>
        <table:table-row table:style-name="ro1">
          <table:table-cell office:value-type="float" office:value="19782608.7" calcext:value-type="float">
            <text:p>19782608.7</text:p>
          </table:table-cell>
          <table:table-cell office:value-type="float" office:value="-65.83811188" calcext:value-type="float">
            <text:p>-65.83811188</text:p>
          </table:table-cell>
          <table:table-cell table:number-columns-repeated="3"/>
        </table:table-row>
        <table:table-row table:style-name="ro1">
          <table:table-cell office:value-type="float" office:value="20000000" calcext:value-type="float">
            <text:p>20000000</text:p>
          </table:table-cell>
          <table:table-cell office:value-type="float" office:value="-65.59509277" calcext:value-type="float">
            <text:p>-65.59509277</text:p>
          </table:table-cell>
          <table:table-cell table:number-columns-repeated="3"/>
        </table:table-row>
        <table:table-row table:style-name="ro1">
          <table:table-cell office:value-type="float" office:value="20217391.3" calcext:value-type="float">
            <text:p>20217391.3</text:p>
          </table:table-cell>
          <table:table-cell office:value-type="float" office:value="-65.51499939" calcext:value-type="float">
            <text:p>-65.51499939</text:p>
          </table:table-cell>
          <table:table-cell table:number-columns-repeated="3"/>
        </table:table-row>
        <table:table-row table:style-name="ro1">
          <table:table-cell office:value-type="float" office:value="20434782.61" calcext:value-type="float">
            <text:p>20434782.61</text:p>
          </table:table-cell>
          <table:table-cell office:value-type="float" office:value="-65.41235352" calcext:value-type="float">
            <text:p>-65.41235352</text:p>
          </table:table-cell>
          <table:table-cell table:number-columns-repeated="3"/>
        </table:table-row>
        <table:table-row table:style-name="ro1">
          <table:table-cell office:value-type="float" office:value="20652173.91" calcext:value-type="float">
            <text:p>20652173.91</text:p>
          </table:table-cell>
          <table:table-cell office:value-type="float" office:value="-65.46208191" calcext:value-type="float">
            <text:p>-65.46208191</text:p>
          </table:table-cell>
          <table:table-cell table:number-columns-repeated="3"/>
        </table:table-row>
        <table:table-row table:style-name="ro1">
          <table:table-cell office:value-type="float" office:value="20869565.22" calcext:value-type="float">
            <text:p>20869565.22</text:p>
          </table:table-cell>
          <table:table-cell office:value-type="float" office:value="-65.61118317" calcext:value-type="float">
            <text:p>-65.61118317</text:p>
          </table:table-cell>
          <table:table-cell table:number-columns-repeated="3"/>
        </table:table-row>
        <table:table-row table:style-name="ro1">
          <table:table-cell office:value-type="float" office:value="21086956.52" calcext:value-type="float">
            <text:p>21086956.52</text:p>
          </table:table-cell>
          <table:table-cell office:value-type="float" office:value="-65.71412659" calcext:value-type="float">
            <text:p>-65.71412659</text:p>
          </table:table-cell>
          <table:table-cell table:number-columns-repeated="3"/>
        </table:table-row>
        <table:table-row table:style-name="ro1">
          <table:table-cell office:value-type="float" office:value="21304347.83" calcext:value-type="float">
            <text:p>21304347.83</text:p>
          </table:table-cell>
          <table:table-cell office:value-type="float" office:value="-65.41144562" calcext:value-type="float">
            <text:p>-65.41144562</text:p>
          </table:table-cell>
          <table:table-cell table:number-columns-repeated="3"/>
        </table:table-row>
        <table:table-row table:style-name="ro1">
          <table:table-cell office:value-type="float" office:value="21521739.13" calcext:value-type="float">
            <text:p>21521739.13</text:p>
          </table:table-cell>
          <table:table-cell office:value-type="float" office:value="-65.45100403" calcext:value-type="float">
            <text:p>-65.45100403</text:p>
          </table:table-cell>
          <table:table-cell table:number-columns-repeated="3"/>
        </table:table-row>
        <table:table-row table:style-name="ro1">
          <table:table-cell office:value-type="float" office:value="21739130.43" calcext:value-type="float">
            <text:p>21739130.43</text:p>
          </table:table-cell>
          <table:table-cell office:value-type="float" office:value="-65.87503815" calcext:value-type="float">
            <text:p>-65.87503815</text:p>
          </table:table-cell>
          <table:table-cell table:number-columns-repeated="3"/>
        </table:table-row>
        <table:table-row table:style-name="ro1">
          <table:table-cell office:value-type="float" office:value="21956521.74" calcext:value-type="float">
            <text:p>21956521.74</text:p>
          </table:table-cell>
          <table:table-cell office:value-type="float" office:value="-65.76066589" calcext:value-type="float">
            <text:p>-65.76066589</text:p>
          </table:table-cell>
          <table:table-cell table:number-columns-repeated="3"/>
        </table:table-row>
        <table:table-row table:style-name="ro1">
          <table:table-cell office:value-type="float" office:value="22173913.04" calcext:value-type="float">
            <text:p>22173913.04</text:p>
          </table:table-cell>
          <table:table-cell office:value-type="float" office:value="-65.50006866" calcext:value-type="float">
            <text:p>-65.50006866</text:p>
          </table:table-cell>
          <table:table-cell table:number-columns-repeated="3"/>
        </table:table-row>
        <table:table-row table:style-name="ro1">
          <table:table-cell office:value-type="float" office:value="22391304.35" calcext:value-type="float">
            <text:p>22391304.35</text:p>
          </table:table-cell>
          <table:table-cell office:value-type="float" office:value="-65.42559052" calcext:value-type="float">
            <text:p>-65.42559052</text:p>
          </table:table-cell>
          <table:table-cell table:number-columns-repeated="3"/>
        </table:table-row>
        <table:table-row table:style-name="ro1">
          <table:table-cell office:value-type="float" office:value="22608695.65" calcext:value-type="float">
            <text:p>22608695.65</text:p>
          </table:table-cell>
          <table:table-cell office:value-type="float" office:value="-65.88945007" calcext:value-type="float">
            <text:p>-65.88945007</text:p>
          </table:table-cell>
          <table:table-cell table:number-columns-repeated="3"/>
        </table:table-row>
        <table:table-row table:style-name="ro1">
          <table:table-cell office:value-type="float" office:value="22826086.96" calcext:value-type="float">
            <text:p>22826086.96</text:p>
          </table:table-cell>
          <table:table-cell office:value-type="float" office:value="-65.77603149" calcext:value-type="float">
            <text:p>-65.77603149</text:p>
          </table:table-cell>
          <table:table-cell table:number-columns-repeated="3"/>
        </table:table-row>
        <table:table-row table:style-name="ro1">
          <table:table-cell office:value-type="float" office:value="23043478.26" calcext:value-type="float">
            <text:p>23043478.26</text:p>
          </table:table-cell>
          <table:table-cell office:value-type="float" office:value="-65.67669678" calcext:value-type="float">
            <text:p>-65.67669678</text:p>
          </table:table-cell>
          <table:table-cell table:number-columns-repeated="3"/>
        </table:table-row>
        <table:table-row table:style-name="ro1">
          <table:table-cell office:value-type="float" office:value="23260869.57" calcext:value-type="float">
            <text:p>23260869.57</text:p>
          </table:table-cell>
          <table:table-cell office:value-type="float" office:value="-65.79103851" calcext:value-type="float">
            <text:p>-65.79103851</text:p>
          </table:table-cell>
          <table:table-cell table:number-columns-repeated="3"/>
        </table:table-row>
        <table:table-row table:style-name="ro1">
          <table:table-cell office:value-type="float" office:value="23478260.87" calcext:value-type="float">
            <text:p>23478260.87</text:p>
          </table:table-cell>
          <table:table-cell office:value-type="float" office:value="-65.96498108" calcext:value-type="float">
            <text:p>-65.96498108</text:p>
          </table:table-cell>
          <table:table-cell table:number-columns-repeated="3"/>
        </table:table-row>
        <table:table-row table:style-name="ro1">
          <table:table-cell office:value-type="float" office:value="23695652.17" calcext:value-type="float">
            <text:p>23695652.17</text:p>
          </table:table-cell>
          <table:table-cell office:value-type="float" office:value="-65.76455688" calcext:value-type="float">
            <text:p>-65.76455688</text:p>
          </table:table-cell>
          <table:table-cell table:number-columns-repeated="3"/>
        </table:table-row>
        <table:table-row table:style-name="ro1">
          <table:table-cell office:value-type="float" office:value="23913043.48" calcext:value-type="float">
            <text:p>23913043.48</text:p>
          </table:table-cell>
          <table:table-cell office:value-type="float" office:value="-65.70027924" calcext:value-type="float">
            <text:p>-65.70027924</text:p>
          </table:table-cell>
          <table:table-cell table:number-columns-repeated="3"/>
        </table:table-row>
        <table:table-row table:style-name="ro1">
          <table:table-cell office:value-type="float" office:value="24130434.78" calcext:value-type="float">
            <text:p>24130434.78</text:p>
          </table:table-cell>
          <table:table-cell office:value-type="float" office:value="-65.90730286" calcext:value-type="float">
            <text:p>-65.90730286</text:p>
          </table:table-cell>
          <table:table-cell table:number-columns-repeated="3"/>
        </table:table-row>
        <table:table-row table:style-name="ro1">
          <table:table-cell office:value-type="float" office:value="24347826.09" calcext:value-type="float">
            <text:p>24347826.09</text:p>
          </table:table-cell>
          <table:table-cell office:value-type="float" office:value="-66.12522888" calcext:value-type="float">
            <text:p>-66.12522888</text:p>
          </table:table-cell>
          <table:table-cell table:number-columns-repeated="3"/>
        </table:table-row>
        <table:table-row table:style-name="ro1">
          <table:table-cell office:value-type="float" office:value="24565217.39" calcext:value-type="float">
            <text:p>24565217.39</text:p>
          </table:table-cell>
          <table:table-cell office:value-type="float" office:value="-66.26197052" calcext:value-type="float">
            <text:p>-66.26197052</text:p>
          </table:table-cell>
          <table:table-cell table:number-columns-repeated="3"/>
        </table:table-row>
        <table:table-row table:style-name="ro1">
          <table:table-cell office:value-type="float" office:value="24782608.7" calcext:value-type="float">
            <text:p>24782608.7</text:p>
          </table:table-cell>
          <table:table-cell office:value-type="float" office:value="-66.06532288" calcext:value-type="float">
            <text:p>-66.06532288</text:p>
          </table:table-cell>
          <table:table-cell table:number-columns-repeated="3"/>
        </table:table-row>
        <table:table-row table:style-name="ro1">
          <table:table-cell office:value-type="float" office:value="25000000" calcext:value-type="float">
            <text:p>25000000</text:p>
          </table:table-cell>
          <table:table-cell office:value-type="float" office:value="-66.24653625" calcext:value-type="float">
            <text:p>-66.24653625</text:p>
          </table:table-cell>
          <table:table-cell table:number-columns-repeated="3"/>
        </table:table-row>
        <table:table-row table:style-name="ro1">
          <table:table-cell office:value-type="float" office:value="25217391.3" calcext:value-type="float">
            <text:p>25217391.3</text:p>
          </table:table-cell>
          <table:table-cell office:value-type="float" office:value="-65.92622375" calcext:value-type="float">
            <text:p>-65.92622375</text:p>
          </table:table-cell>
          <table:table-cell table:number-columns-repeated="3"/>
        </table:table-row>
        <table:table-row table:style-name="ro1">
          <table:table-cell office:value-type="float" office:value="25434782.61" calcext:value-type="float">
            <text:p>25434782.61</text:p>
          </table:table-cell>
          <table:table-cell office:value-type="float" office:value="-66.00288391" calcext:value-type="float">
            <text:p>-66.00288391</text:p>
          </table:table-cell>
          <table:table-cell table:number-columns-repeated="3"/>
        </table:table-row>
        <table:table-row table:style-name="ro1">
          <table:table-cell office:value-type="float" office:value="25652173.91" calcext:value-type="float">
            <text:p>25652173.91</text:p>
          </table:table-cell>
          <table:table-cell office:value-type="float" office:value="-66.03842926" calcext:value-type="float">
            <text:p>-66.03842926</text:p>
          </table:table-cell>
          <table:table-cell table:number-columns-repeated="3"/>
        </table:table-row>
        <table:table-row table:style-name="ro1">
          <table:table-cell office:value-type="float" office:value="25869565.22" calcext:value-type="float">
            <text:p>25869565.22</text:p>
          </table:table-cell>
          <table:table-cell office:value-type="float" office:value="-66.2073822" calcext:value-type="float">
            <text:p>-66.2073822</text:p>
          </table:table-cell>
          <table:table-cell table:number-columns-repeated="3"/>
        </table:table-row>
        <table:table-row table:style-name="ro1">
          <table:table-cell office:value-type="float" office:value="26086956.52" calcext:value-type="float">
            <text:p>26086956.52</text:p>
          </table:table-cell>
          <table:table-cell office:value-type="float" office:value="-66.38607788" calcext:value-type="float">
            <text:p>-66.38607788</text:p>
          </table:table-cell>
          <table:table-cell table:number-columns-repeated="3"/>
        </table:table-row>
        <table:table-row table:style-name="ro1">
          <table:table-cell office:value-type="float" office:value="26304347.83" calcext:value-type="float">
            <text:p>26304347.83</text:p>
          </table:table-cell>
          <table:table-cell office:value-type="float" office:value="-66.30539703" calcext:value-type="float">
            <text:p>-66.30539703</text:p>
          </table:table-cell>
          <table:table-cell table:number-columns-repeated="3"/>
        </table:table-row>
        <table:table-row table:style-name="ro1">
          <table:table-cell office:value-type="float" office:value="26521739.13" calcext:value-type="float">
            <text:p>26521739.13</text:p>
          </table:table-cell>
          <table:table-cell office:value-type="float" office:value="-66.07356262" calcext:value-type="float">
            <text:p>-66.07356262</text:p>
          </table:table-cell>
          <table:table-cell table:number-columns-repeated="3"/>
        </table:table-row>
        <table:table-row table:style-name="ro1">
          <table:table-cell office:value-type="float" office:value="26739130.43" calcext:value-type="float">
            <text:p>26739130.43</text:p>
          </table:table-cell>
          <table:table-cell office:value-type="float" office:value="-66.19848633" calcext:value-type="float">
            <text:p>-66.19848633</text:p>
          </table:table-cell>
          <table:table-cell table:number-columns-repeated="3"/>
        </table:table-row>
        <table:table-row table:style-name="ro1">
          <table:table-cell office:value-type="float" office:value="26956521.74" calcext:value-type="float">
            <text:p>26956521.74</text:p>
          </table:table-cell>
          <table:table-cell office:value-type="float" office:value="-65.72183228" calcext:value-type="float">
            <text:p>-65.72183228</text:p>
          </table:table-cell>
          <table:table-cell table:number-columns-repeated="3"/>
        </table:table-row>
        <table:table-row table:style-name="ro1">
          <table:table-cell office:value-type="float" office:value="27173913.04" calcext:value-type="float">
            <text:p>27173913.04</text:p>
          </table:table-cell>
          <table:table-cell office:value-type="float" office:value="-66.28623199" calcext:value-type="float">
            <text:p>-66.28623199</text:p>
          </table:table-cell>
          <table:table-cell table:number-columns-repeated="3"/>
        </table:table-row>
        <table:table-row table:style-name="ro1">
          <table:table-cell office:value-type="float" office:value="27391304.35" calcext:value-type="float">
            <text:p>27391304.35</text:p>
          </table:table-cell>
          <table:table-cell office:value-type="float" office:value="-66.01473999" calcext:value-type="float">
            <text:p>-66.01473999</text:p>
          </table:table-cell>
          <table:table-cell table:number-columns-repeated="3"/>
        </table:table-row>
        <table:table-row table:style-name="ro1">
          <table:table-cell office:value-type="float" office:value="27608695.65" calcext:value-type="float">
            <text:p>27608695.65</text:p>
          </table:table-cell>
          <table:table-cell office:value-type="float" office:value="-66.48981476" calcext:value-type="float">
            <text:p>-66.48981476</text:p>
          </table:table-cell>
          <table:table-cell table:number-columns-repeated="3"/>
        </table:table-row>
        <table:table-row table:style-name="ro1">
          <table:table-cell office:value-type="float" office:value="27826086.96" calcext:value-type="float">
            <text:p>27826086.96</text:p>
          </table:table-cell>
          <table:table-cell office:value-type="float" office:value="-66.23976135" calcext:value-type="float">
            <text:p>-66.23976135</text:p>
          </table:table-cell>
          <table:table-cell table:number-columns-repeated="3"/>
        </table:table-row>
        <table:table-row table:style-name="ro1">
          <table:table-cell office:value-type="float" office:value="28043478.26" calcext:value-type="float">
            <text:p>28043478.26</text:p>
          </table:table-cell>
          <table:table-cell office:value-type="float" office:value="-65.83197784" calcext:value-type="float">
            <text:p>-65.83197784</text:p>
          </table:table-cell>
          <table:table-cell table:number-columns-repeated="3"/>
        </table:table-row>
        <table:table-row table:style-name="ro1">
          <table:table-cell office:value-type="float" office:value="28260869.57" calcext:value-type="float">
            <text:p>28260869.57</text:p>
          </table:table-cell>
          <table:table-cell office:value-type="float" office:value="-66.35977936" calcext:value-type="float">
            <text:p>-66.35977936</text:p>
          </table:table-cell>
          <table:table-cell table:number-columns-repeated="3"/>
        </table:table-row>
        <table:table-row table:style-name="ro1">
          <table:table-cell office:value-type="float" office:value="28478260.87" calcext:value-type="float">
            <text:p>28478260.87</text:p>
          </table:table-cell>
          <table:table-cell office:value-type="float" office:value="-66.19267273" calcext:value-type="float">
            <text:p>-66.19267273</text:p>
          </table:table-cell>
          <table:table-cell table:number-columns-repeated="3"/>
        </table:table-row>
        <table:table-row table:style-name="ro1">
          <table:table-cell office:value-type="float" office:value="28695652.17" calcext:value-type="float">
            <text:p>28695652.17</text:p>
          </table:table-cell>
          <table:table-cell office:value-type="float" office:value="-66.41236877" calcext:value-type="float">
            <text:p>-66.41236877</text:p>
          </table:table-cell>
          <table:table-cell table:number-columns-repeated="3"/>
        </table:table-row>
        <table:table-row table:style-name="ro1">
          <table:table-cell office:value-type="float" office:value="28913043.48" calcext:value-type="float">
            <text:p>28913043.48</text:p>
          </table:table-cell>
          <table:table-cell office:value-type="float" office:value="-66.15473938" calcext:value-type="float">
            <text:p>-66.15473938</text:p>
          </table:table-cell>
          <table:table-cell table:number-columns-repeated="3"/>
        </table:table-row>
        <table:table-row table:style-name="ro1">
          <table:table-cell office:value-type="float" office:value="29130434.78" calcext:value-type="float">
            <text:p>29130434.78</text:p>
          </table:table-cell>
          <table:table-cell office:value-type="float" office:value="-66.28590393" calcext:value-type="float">
            <text:p>-66.28590393</text:p>
          </table:table-cell>
          <table:table-cell table:number-columns-repeated="3"/>
        </table:table-row>
        <table:table-row table:style-name="ro1">
          <table:table-cell office:value-type="float" office:value="29347826.09" calcext:value-type="float">
            <text:p>29347826.09</text:p>
          </table:table-cell>
          <table:table-cell office:value-type="float" office:value="-66.61265564" calcext:value-type="float">
            <text:p>-66.61265564</text:p>
          </table:table-cell>
          <table:table-cell table:number-columns-repeated="3"/>
        </table:table-row>
        <table:table-row table:style-name="ro1">
          <table:table-cell office:value-type="float" office:value="29565217.39" calcext:value-type="float">
            <text:p>29565217.39</text:p>
          </table:table-cell>
          <table:table-cell office:value-type="float" office:value="-66.18141174" calcext:value-type="float">
            <text:p>-66.18141174</text:p>
          </table:table-cell>
          <table:table-cell table:number-columns-repeated="3"/>
        </table:table-row>
        <table:table-row table:style-name="ro1">
          <table:table-cell office:value-type="float" office:value="29782608.7" calcext:value-type="float">
            <text:p>29782608.7</text:p>
          </table:table-cell>
          <table:table-cell office:value-type="float" office:value="-66.49058533" calcext:value-type="float">
            <text:p>-66.49058533</text:p>
          </table:table-cell>
          <table:table-cell table:number-columns-repeated="3"/>
        </table:table-row>
        <table:table-row table:style-name="ro1">
          <table:table-cell office:value-type="float" office:value="30000000" calcext:value-type="float">
            <text:p>30000000</text:p>
          </table:table-cell>
          <table:table-cell office:value-type="float" office:value="-66.75209045" calcext:value-type="float">
            <text:p>-66.75209045</text:p>
          </table:table-cell>
          <table:table-cell table:number-columns-repeated="3"/>
        </table:table-row>
        <table:table-row table:style-name="ro1">
          <table:table-cell office:value-type="float" office:value="30217391.3" calcext:value-type="float">
            <text:p>30217391.3</text:p>
          </table:table-cell>
          <table:table-cell office:value-type="float" office:value="-66.37861633" calcext:value-type="float">
            <text:p>-66.37861633</text:p>
          </table:table-cell>
          <table:table-cell table:number-columns-repeated="3"/>
        </table:table-row>
        <table:table-row table:style-name="ro1">
          <table:table-cell office:value-type="float" office:value="30434782.61" calcext:value-type="float">
            <text:p>30434782.61</text:p>
          </table:table-cell>
          <table:table-cell office:value-type="float" office:value="-66.52503967" calcext:value-type="float">
            <text:p>-66.52503967</text:p>
          </table:table-cell>
          <table:table-cell table:number-columns-repeated="3"/>
        </table:table-row>
        <table:table-row table:style-name="ro1">
          <table:table-cell office:value-type="float" office:value="30652173.91" calcext:value-type="float">
            <text:p>30652173.91</text:p>
          </table:table-cell>
          <table:table-cell office:value-type="float" office:value="-66.51228333" calcext:value-type="float">
            <text:p>-66.51228333</text:p>
          </table:table-cell>
          <table:table-cell table:number-columns-repeated="3"/>
        </table:table-row>
        <table:table-row table:style-name="ro1">
          <table:table-cell office:value-type="float" office:value="30869565.22" calcext:value-type="float">
            <text:p>30869565.22</text:p>
          </table:table-cell>
          <table:table-cell office:value-type="float" office:value="-66.65511322" calcext:value-type="float">
            <text:p>-66.65511322</text:p>
          </table:table-cell>
          <table:table-cell table:number-columns-repeated="3"/>
        </table:table-row>
        <table:table-row table:style-name="ro1">
          <table:table-cell office:value-type="float" office:value="31086956.52" calcext:value-type="float">
            <text:p>31086956.52</text:p>
          </table:table-cell>
          <table:table-cell office:value-type="float" office:value="-66.72652435" calcext:value-type="float">
            <text:p>-66.72652435</text:p>
          </table:table-cell>
          <table:table-cell table:number-columns-repeated="3"/>
        </table:table-row>
        <table:table-row table:style-name="ro1">
          <table:table-cell office:value-type="float" office:value="31304347.83" calcext:value-type="float">
            <text:p>31304347.83</text:p>
          </table:table-cell>
          <table:table-cell office:value-type="float" office:value="-66.50965881" calcext:value-type="float">
            <text:p>-66.50965881</text:p>
          </table:table-cell>
          <table:table-cell table:number-columns-repeated="3"/>
        </table:table-row>
        <table:table-row table:style-name="ro1">
          <table:table-cell office:value-type="float" office:value="31521739.13" calcext:value-type="float">
            <text:p>31521739.13</text:p>
          </table:table-cell>
          <table:table-cell office:value-type="float" office:value="-66.71929932" calcext:value-type="float">
            <text:p>-66.71929932</text:p>
          </table:table-cell>
          <table:table-cell table:number-columns-repeated="3"/>
        </table:table-row>
        <table:table-row table:style-name="ro1">
          <table:table-cell office:value-type="float" office:value="31739130.43" calcext:value-type="float">
            <text:p>31739130.43</text:p>
          </table:table-cell>
          <table:table-cell office:value-type="float" office:value="-66.37837219" calcext:value-type="float">
            <text:p>-66.37837219</text:p>
          </table:table-cell>
          <table:table-cell table:number-columns-repeated="3"/>
        </table:table-row>
        <table:table-row table:style-name="ro1">
          <table:table-cell office:value-type="float" office:value="31956521.74" calcext:value-type="float">
            <text:p>31956521.74</text:p>
          </table:table-cell>
          <table:table-cell office:value-type="float" office:value="-66.06581116" calcext:value-type="float">
            <text:p>-66.06581116</text:p>
          </table:table-cell>
          <table:table-cell table:number-columns-repeated="3"/>
        </table:table-row>
        <table:table-row table:style-name="ro1">
          <table:table-cell office:value-type="float" office:value="32173913.04" calcext:value-type="float">
            <text:p>32173913.04</text:p>
          </table:table-cell>
          <table:table-cell office:value-type="float" office:value="-66.53588104" calcext:value-type="float">
            <text:p>-66.53588104</text:p>
          </table:table-cell>
          <table:table-cell table:number-columns-repeated="3"/>
        </table:table-row>
        <table:table-row table:style-name="ro1">
          <table:table-cell office:value-type="float" office:value="32391304.35" calcext:value-type="float">
            <text:p>32391304.35</text:p>
          </table:table-cell>
          <table:table-cell office:value-type="float" office:value="-66.49754333" calcext:value-type="float">
            <text:p>-66.49754333</text:p>
          </table:table-cell>
          <table:table-cell table:number-columns-repeated="3"/>
        </table:table-row>
        <table:table-row table:style-name="ro1">
          <table:table-cell office:value-type="float" office:value="32608695.65" calcext:value-type="float">
            <text:p>32608695.65</text:p>
          </table:table-cell>
          <table:table-cell office:value-type="float" office:value="-66.64421082" calcext:value-type="float">
            <text:p>-66.64421082</text:p>
          </table:table-cell>
          <table:table-cell table:number-columns-repeated="3"/>
        </table:table-row>
        <table:table-row table:style-name="ro1">
          <table:table-cell office:value-type="float" office:value="32826086.96" calcext:value-type="float">
            <text:p>32826086.96</text:p>
          </table:table-cell>
          <table:table-cell office:value-type="float" office:value="-66.59857178" calcext:value-type="float">
            <text:p>-66.59857178</text:p>
          </table:table-cell>
          <table:table-cell table:number-columns-repeated="3"/>
        </table:table-row>
        <table:table-row table:style-name="ro1">
          <table:table-cell office:value-type="float" office:value="33043478.26" calcext:value-type="float">
            <text:p>33043478.26</text:p>
          </table:table-cell>
          <table:table-cell office:value-type="float" office:value="-66.71282196" calcext:value-type="float">
            <text:p>-66.71282196</text:p>
          </table:table-cell>
          <table:table-cell table:number-columns-repeated="3"/>
        </table:table-row>
        <table:table-row table:style-name="ro1">
          <table:table-cell office:value-type="float" office:value="33260869.57" calcext:value-type="float">
            <text:p>33260869.57</text:p>
          </table:table-cell>
          <table:table-cell office:value-type="float" office:value="-67.05179596" calcext:value-type="float">
            <text:p>-67.05179596</text:p>
          </table:table-cell>
          <table:table-cell table:number-columns-repeated="3"/>
        </table:table-row>
        <table:table-row table:style-name="ro1">
          <table:table-cell office:value-type="float" office:value="33478260.87" calcext:value-type="float">
            <text:p>33478260.87</text:p>
          </table:table-cell>
          <table:table-cell office:value-type="float" office:value="-66.65854645" calcext:value-type="float">
            <text:p>-66.65854645</text:p>
          </table:table-cell>
          <table:table-cell table:number-columns-repeated="3"/>
        </table:table-row>
        <table:table-row table:style-name="ro1">
          <table:table-cell office:value-type="float" office:value="33695652.17" calcext:value-type="float">
            <text:p>33695652.17</text:p>
          </table:table-cell>
          <table:table-cell office:value-type="float" office:value="-66.68180847" calcext:value-type="float">
            <text:p>-66.68180847</text:p>
          </table:table-cell>
          <table:table-cell table:number-columns-repeated="3"/>
        </table:table-row>
        <table:table-row table:style-name="ro1">
          <table:table-cell office:value-type="float" office:value="33913043.48" calcext:value-type="float">
            <text:p>33913043.48</text:p>
          </table:table-cell>
          <table:table-cell office:value-type="float" office:value="-66.50458527" calcext:value-type="float">
            <text:p>-66.50458527</text:p>
          </table:table-cell>
          <table:table-cell table:number-columns-repeated="3"/>
        </table:table-row>
        <table:table-row table:style-name="ro1">
          <table:table-cell office:value-type="float" office:value="34130434.78" calcext:value-type="float">
            <text:p>34130434.78</text:p>
          </table:table-cell>
          <table:table-cell office:value-type="float" office:value="-66.87486267" calcext:value-type="float">
            <text:p>-66.87486267</text:p>
          </table:table-cell>
          <table:table-cell table:number-columns-repeated="3"/>
        </table:table-row>
        <table:table-row table:style-name="ro1">
          <table:table-cell office:value-type="float" office:value="34347826.09" calcext:value-type="float">
            <text:p>34347826.09</text:p>
          </table:table-cell>
          <table:table-cell office:value-type="float" office:value="-66.34727478" calcext:value-type="float">
            <text:p>-66.34727478</text:p>
          </table:table-cell>
          <table:table-cell table:number-columns-repeated="3"/>
        </table:table-row>
        <table:table-row table:style-name="ro1">
          <table:table-cell office:value-type="float" office:value="34565217.39" calcext:value-type="float">
            <text:p>34565217.39</text:p>
          </table:table-cell>
          <table:table-cell office:value-type="float" office:value="-66.91600037" calcext:value-type="float">
            <text:p>-66.91600037</text:p>
          </table:table-cell>
          <table:table-cell table:number-columns-repeated="3"/>
        </table:table-row>
        <table:table-row table:style-name="ro1">
          <table:table-cell office:value-type="float" office:value="34782608.7" calcext:value-type="float">
            <text:p>34782608.7</text:p>
          </table:table-cell>
          <table:table-cell office:value-type="float" office:value="-66.72566986" calcext:value-type="float">
            <text:p>-66.72566986</text:p>
          </table:table-cell>
          <table:table-cell table:number-columns-repeated="3"/>
        </table:table-row>
        <table:table-row table:style-name="ro1">
          <table:table-cell office:value-type="float" office:value="35000000" calcext:value-type="float">
            <text:p>35000000</text:p>
          </table:table-cell>
          <table:table-cell office:value-type="float" office:value="-66.66804504" calcext:value-type="float">
            <text:p>-66.66804504</text:p>
          </table:table-cell>
          <table:table-cell table:number-columns-repeated="3"/>
        </table:table-row>
        <table:table-row table:style-name="ro1">
          <table:table-cell office:value-type="float" office:value="35217391.3" calcext:value-type="float">
            <text:p>35217391.3</text:p>
          </table:table-cell>
          <table:table-cell office:value-type="float" office:value="-66.73422241" calcext:value-type="float">
            <text:p>-66.73422241</text:p>
          </table:table-cell>
          <table:table-cell table:number-columns-repeated="3"/>
        </table:table-row>
        <table:table-row table:style-name="ro1">
          <table:table-cell office:value-type="float" office:value="35434782.61" calcext:value-type="float">
            <text:p>35434782.61</text:p>
          </table:table-cell>
          <table:table-cell office:value-type="float" office:value="-66.85020447" calcext:value-type="float">
            <text:p>-66.85020447</text:p>
          </table:table-cell>
          <table:table-cell table:number-columns-repeated="3"/>
        </table:table-row>
        <table:table-row table:style-name="ro1">
          <table:table-cell office:value-type="float" office:value="35652173.91" calcext:value-type="float">
            <text:p>35652173.91</text:p>
          </table:table-cell>
          <table:table-cell office:value-type="float" office:value="-66.80067444" calcext:value-type="float">
            <text:p>-66.80067444</text:p>
          </table:table-cell>
          <table:table-cell table:number-columns-repeated="3"/>
        </table:table-row>
        <table:table-row table:style-name="ro1">
          <table:table-cell office:value-type="float" office:value="35869565.22" calcext:value-type="float">
            <text:p>35869565.22</text:p>
          </table:table-cell>
          <table:table-cell office:value-type="float" office:value="-66.73435974" calcext:value-type="float">
            <text:p>-66.73435974</text:p>
          </table:table-cell>
          <table:table-cell table:number-columns-repeated="3"/>
        </table:table-row>
        <table:table-row table:style-name="ro1">
          <table:table-cell office:value-type="float" office:value="36086956.52" calcext:value-type="float">
            <text:p>36086956.52</text:p>
          </table:table-cell>
          <table:table-cell office:value-type="float" office:value="-66.66287994" calcext:value-type="float">
            <text:p>-66.66287994</text:p>
          </table:table-cell>
          <table:table-cell table:number-columns-repeated="3"/>
        </table:table-row>
        <table:table-row table:style-name="ro1">
          <table:table-cell office:value-type="float" office:value="36304347.83" calcext:value-type="float">
            <text:p>36304347.83</text:p>
          </table:table-cell>
          <table:table-cell office:value-type="float" office:value="-66.65653992" calcext:value-type="float">
            <text:p>-66.65653992</text:p>
          </table:table-cell>
          <table:table-cell table:number-columns-repeated="3"/>
        </table:table-row>
        <table:table-row table:style-name="ro1">
          <table:table-cell office:value-type="float" office:value="36521739.13" calcext:value-type="float">
            <text:p>36521739.13</text:p>
          </table:table-cell>
          <table:table-cell office:value-type="float" office:value="-66.7858429" calcext:value-type="float">
            <text:p>-66.7858429</text:p>
          </table:table-cell>
          <table:table-cell table:number-columns-repeated="3"/>
        </table:table-row>
        <table:table-row table:style-name="ro1">
          <table:table-cell office:value-type="float" office:value="36739130.43" calcext:value-type="float">
            <text:p>36739130.43</text:p>
          </table:table-cell>
          <table:table-cell office:value-type="float" office:value="-66.56049347" calcext:value-type="float">
            <text:p>-66.56049347</text:p>
          </table:table-cell>
          <table:table-cell table:number-columns-repeated="3"/>
        </table:table-row>
        <table:table-row table:style-name="ro1">
          <table:table-cell office:value-type="float" office:value="36956521.74" calcext:value-type="float">
            <text:p>36956521.74</text:p>
          </table:table-cell>
          <table:table-cell office:value-type="float" office:value="-66.90570068" calcext:value-type="float">
            <text:p>-66.90570068</text:p>
          </table:table-cell>
          <table:table-cell table:number-columns-repeated="3"/>
        </table:table-row>
        <table:table-row table:style-name="ro1">
          <table:table-cell office:value-type="float" office:value="37173913.04" calcext:value-type="float">
            <text:p>37173913.04</text:p>
          </table:table-cell>
          <table:table-cell office:value-type="float" office:value="-66.70600891" calcext:value-type="float">
            <text:p>-66.70600891</text:p>
          </table:table-cell>
          <table:table-cell table:number-columns-repeated="3"/>
        </table:table-row>
        <table:table-row table:style-name="ro1">
          <table:table-cell office:value-type="float" office:value="37391304.35" calcext:value-type="float">
            <text:p>37391304.35</text:p>
          </table:table-cell>
          <table:table-cell office:value-type="float" office:value="-66.73812103" calcext:value-type="float">
            <text:p>-66.73812103</text:p>
          </table:table-cell>
          <table:table-cell table:number-columns-repeated="3"/>
        </table:table-row>
        <table:table-row table:style-name="ro1">
          <table:table-cell office:value-type="float" office:value="37608695.65" calcext:value-type="float">
            <text:p>37608695.65</text:p>
          </table:table-cell>
          <table:table-cell office:value-type="float" office:value="-67.10624695" calcext:value-type="float">
            <text:p>-67.10624695</text:p>
          </table:table-cell>
          <table:table-cell table:number-columns-repeated="3"/>
        </table:table-row>
        <table:table-row table:style-name="ro1">
          <table:table-cell office:value-type="float" office:value="37826086.96" calcext:value-type="float">
            <text:p>37826086.96</text:p>
          </table:table-cell>
          <table:table-cell office:value-type="float" office:value="-66.63544464" calcext:value-type="float">
            <text:p>-66.63544464</text:p>
          </table:table-cell>
          <table:table-cell table:number-columns-repeated="3"/>
        </table:table-row>
        <table:table-row table:style-name="ro1">
          <table:table-cell office:value-type="float" office:value="38043478.26" calcext:value-type="float">
            <text:p>38043478.26</text:p>
          </table:table-cell>
          <table:table-cell office:value-type="float" office:value="-66.66904449" calcext:value-type="float">
            <text:p>-66.66904449</text:p>
          </table:table-cell>
          <table:table-cell table:number-columns-repeated="3"/>
        </table:table-row>
        <table:table-row table:style-name="ro1">
          <table:table-cell office:value-type="float" office:value="38260869.57" calcext:value-type="float">
            <text:p>38260869.57</text:p>
          </table:table-cell>
          <table:table-cell office:value-type="float" office:value="-66.5865097" calcext:value-type="float">
            <text:p>-66.5865097</text:p>
          </table:table-cell>
          <table:table-cell table:number-columns-repeated="3"/>
        </table:table-row>
        <table:table-row table:style-name="ro1">
          <table:table-cell office:value-type="float" office:value="38478260.87" calcext:value-type="float">
            <text:p>38478260.87</text:p>
          </table:table-cell>
          <table:table-cell office:value-type="float" office:value="-66.90974426" calcext:value-type="float">
            <text:p>-66.90974426</text:p>
          </table:table-cell>
          <table:table-cell table:number-columns-repeated="3"/>
        </table:table-row>
        <table:table-row table:style-name="ro1">
          <table:table-cell office:value-type="float" office:value="38695652.17" calcext:value-type="float">
            <text:p>38695652.17</text:p>
          </table:table-cell>
          <table:table-cell office:value-type="float" office:value="-66.63589478" calcext:value-type="float">
            <text:p>-66.63589478</text:p>
          </table:table-cell>
          <table:table-cell table:number-columns-repeated="3"/>
        </table:table-row>
        <table:table-row table:style-name="ro1">
          <table:table-cell office:value-type="float" office:value="38913043.48" calcext:value-type="float">
            <text:p>38913043.48</text:p>
          </table:table-cell>
          <table:table-cell office:value-type="float" office:value="-66.92914581" calcext:value-type="float">
            <text:p>-66.92914581</text:p>
          </table:table-cell>
          <table:table-cell table:number-columns-repeated="3"/>
        </table:table-row>
        <table:table-row table:style-name="ro1">
          <table:table-cell office:value-type="float" office:value="39130434.78" calcext:value-type="float">
            <text:p>39130434.78</text:p>
          </table:table-cell>
          <table:table-cell office:value-type="float" office:value="-66.91152191" calcext:value-type="float">
            <text:p>-66.91152191</text:p>
          </table:table-cell>
          <table:table-cell table:number-columns-repeated="3"/>
        </table:table-row>
        <table:table-row table:style-name="ro1">
          <table:table-cell office:value-type="float" office:value="39347826.09" calcext:value-type="float">
            <text:p>39347826.09</text:p>
          </table:table-cell>
          <table:table-cell office:value-type="float" office:value="-66.833992" calcext:value-type="float">
            <text:p>-66.833992</text:p>
          </table:table-cell>
          <table:table-cell table:number-columns-repeated="3"/>
        </table:table-row>
        <table:table-row table:style-name="ro1">
          <table:table-cell office:value-type="float" office:value="39565217.39" calcext:value-type="float">
            <text:p>39565217.39</text:p>
          </table:table-cell>
          <table:table-cell office:value-type="float" office:value="-66.76850891" calcext:value-type="float">
            <text:p>-66.76850891</text:p>
          </table:table-cell>
          <table:table-cell table:number-columns-repeated="3"/>
        </table:table-row>
        <table:table-row table:style-name="ro1">
          <table:table-cell office:value-type="float" office:value="39782608.7" calcext:value-type="float">
            <text:p>39782608.7</text:p>
          </table:table-cell>
          <table:table-cell office:value-type="float" office:value="-66.79602051" calcext:value-type="float">
            <text:p>-66.79602051</text:p>
          </table:table-cell>
          <table:table-cell table:number-columns-repeated="3"/>
        </table:table-row>
        <table:table-row table:style-name="ro1">
          <table:table-cell office:value-type="float" office:value="40000000" calcext:value-type="float">
            <text:p>40000000</text:p>
          </table:table-cell>
          <table:table-cell office:value-type="float" office:value="-67.08129883" calcext:value-type="float">
            <text:p>-67.08129883</text:p>
          </table:table-cell>
          <table:table-cell table:number-columns-repeated="3"/>
        </table:table-row>
        <table:table-row table:style-name="ro1">
          <table:table-cell office:value-type="float" office:value="40217391.3" calcext:value-type="float">
            <text:p>40217391.3</text:p>
          </table:table-cell>
          <table:table-cell office:value-type="float" office:value="-66.97550964" calcext:value-type="float">
            <text:p>-66.97550964</text:p>
          </table:table-cell>
          <table:table-cell table:number-columns-repeated="3"/>
        </table:table-row>
        <table:table-row table:style-name="ro1">
          <table:table-cell office:value-type="float" office:value="40434782.61" calcext:value-type="float">
            <text:p>40434782.61</text:p>
          </table:table-cell>
          <table:table-cell office:value-type="float" office:value="-67.09062195" calcext:value-type="float">
            <text:p>-67.09062195</text:p>
          </table:table-cell>
          <table:table-cell table:number-columns-repeated="3"/>
        </table:table-row>
        <table:table-row table:style-name="ro1">
          <table:table-cell office:value-type="float" office:value="40652173.91" calcext:value-type="float">
            <text:p>40652173.91</text:p>
          </table:table-cell>
          <table:table-cell office:value-type="float" office:value="-66.70241547" calcext:value-type="float">
            <text:p>-66.70241547</text:p>
          </table:table-cell>
          <table:table-cell table:number-columns-repeated="3"/>
        </table:table-row>
        <table:table-row table:style-name="ro1">
          <table:table-cell office:value-type="float" office:value="40869565.22" calcext:value-type="float">
            <text:p>40869565.22</text:p>
          </table:table-cell>
          <table:table-cell office:value-type="float" office:value="-66.93312073" calcext:value-type="float">
            <text:p>-66.93312073</text:p>
          </table:table-cell>
          <table:table-cell table:number-columns-repeated="3"/>
        </table:table-row>
        <table:table-row table:style-name="ro1">
          <table:table-cell office:value-type="float" office:value="41086956.52" calcext:value-type="float">
            <text:p>41086956.52</text:p>
          </table:table-cell>
          <table:table-cell office:value-type="float" office:value="-67.1574707" calcext:value-type="float">
            <text:p>-67.1574707</text:p>
          </table:table-cell>
          <table:table-cell table:number-columns-repeated="3"/>
        </table:table-row>
        <table:table-row table:style-name="ro1">
          <table:table-cell office:value-type="float" office:value="41304347.83" calcext:value-type="float">
            <text:p>41304347.83</text:p>
          </table:table-cell>
          <table:table-cell office:value-type="float" office:value="-66.6421051" calcext:value-type="float">
            <text:p>-66.6421051</text:p>
          </table:table-cell>
          <table:table-cell table:number-columns-repeated="3"/>
        </table:table-row>
        <table:table-row table:style-name="ro1">
          <table:table-cell office:value-type="float" office:value="41521739.13" calcext:value-type="float">
            <text:p>41521739.13</text:p>
          </table:table-cell>
          <table:table-cell office:value-type="float" office:value="-66.71357727" calcext:value-type="float">
            <text:p>-66.71357727</text:p>
          </table:table-cell>
          <table:table-cell table:number-columns-repeated="3"/>
        </table:table-row>
        <table:table-row table:style-name="ro1">
          <table:table-cell office:value-type="float" office:value="41739130.43" calcext:value-type="float">
            <text:p>41739130.43</text:p>
          </table:table-cell>
          <table:table-cell office:value-type="float" office:value="-67.17650604" calcext:value-type="float">
            <text:p>-67.17650604</text:p>
          </table:table-cell>
          <table:table-cell table:number-columns-repeated="3"/>
        </table:table-row>
        <table:table-row table:style-name="ro1">
          <table:table-cell office:value-type="float" office:value="41956521.74" calcext:value-type="float">
            <text:p>41956521.74</text:p>
          </table:table-cell>
          <table:table-cell office:value-type="float" office:value="-67.04518127" calcext:value-type="float">
            <text:p>-67.04518127</text:p>
          </table:table-cell>
          <table:table-cell table:number-columns-repeated="3"/>
        </table:table-row>
        <table:table-row table:style-name="ro1">
          <table:table-cell office:value-type="float" office:value="42173913.04" calcext:value-type="float">
            <text:p>42173913.04</text:p>
          </table:table-cell>
          <table:table-cell office:value-type="float" office:value="-66.63111115" calcext:value-type="float">
            <text:p>-66.63111115</text:p>
          </table:table-cell>
          <table:table-cell table:number-columns-repeated="3"/>
        </table:table-row>
        <table:table-row table:style-name="ro1">
          <table:table-cell office:value-type="float" office:value="42391304.35" calcext:value-type="float">
            <text:p>42391304.35</text:p>
          </table:table-cell>
          <table:table-cell office:value-type="float" office:value="-67.01735687" calcext:value-type="float">
            <text:p>-67.01735687</text:p>
          </table:table-cell>
          <table:table-cell table:number-columns-repeated="3"/>
        </table:table-row>
        <table:table-row table:style-name="ro1">
          <table:table-cell office:value-type="float" office:value="42608695.65" calcext:value-type="float">
            <text:p>42608695.65</text:p>
          </table:table-cell>
          <table:table-cell office:value-type="float" office:value="-66.96669006" calcext:value-type="float">
            <text:p>-66.96669006</text:p>
          </table:table-cell>
          <table:table-cell table:number-columns-repeated="3"/>
        </table:table-row>
        <table:table-row table:style-name="ro1">
          <table:table-cell office:value-type="float" office:value="42826086.96" calcext:value-type="float">
            <text:p>42826086.96</text:p>
          </table:table-cell>
          <table:table-cell office:value-type="float" office:value="-66.93888855" calcext:value-type="float">
            <text:p>-66.93888855</text:p>
          </table:table-cell>
          <table:table-cell table:number-columns-repeated="3"/>
        </table:table-row>
        <table:table-row table:style-name="ro1">
          <table:table-cell office:value-type="float" office:value="43043478.26" calcext:value-type="float">
            <text:p>43043478.26</text:p>
          </table:table-cell>
          <table:table-cell office:value-type="float" office:value="-66.79605865" calcext:value-type="float">
            <text:p>-66.79605865</text:p>
          </table:table-cell>
          <table:table-cell table:number-columns-repeated="3"/>
        </table:table-row>
        <table:table-row table:style-name="ro1">
          <table:table-cell office:value-type="float" office:value="43260869.57" calcext:value-type="float">
            <text:p>43260869.57</text:p>
          </table:table-cell>
          <table:table-cell office:value-type="float" office:value="-66.91501617" calcext:value-type="float">
            <text:p>-66.91501617</text:p>
          </table:table-cell>
          <table:table-cell table:number-columns-repeated="3"/>
        </table:table-row>
        <table:table-row table:style-name="ro1">
          <table:table-cell office:value-type="float" office:value="43478260.87" calcext:value-type="float">
            <text:p>43478260.87</text:p>
          </table:table-cell>
          <table:table-cell office:value-type="float" office:value="-67.03999329" calcext:value-type="float">
            <text:p>-67.03999329</text:p>
          </table:table-cell>
          <table:table-cell table:number-columns-repeated="3"/>
        </table:table-row>
        <table:table-row table:style-name="ro1">
          <table:table-cell office:value-type="float" office:value="43695652.17" calcext:value-type="float">
            <text:p>43695652.17</text:p>
          </table:table-cell>
          <table:table-cell office:value-type="float" office:value="-66.92689514" calcext:value-type="float">
            <text:p>-66.92689514</text:p>
          </table:table-cell>
          <table:table-cell table:number-columns-repeated="3"/>
        </table:table-row>
        <table:table-row table:style-name="ro1">
          <table:table-cell office:value-type="float" office:value="43913043.48" calcext:value-type="float">
            <text:p>43913043.48</text:p>
          </table:table-cell>
          <table:table-cell office:value-type="float" office:value="-66.89582825" calcext:value-type="float">
            <text:p>-66.89582825</text:p>
          </table:table-cell>
          <table:table-cell table:number-columns-repeated="3"/>
        </table:table-row>
        <table:table-row table:style-name="ro1">
          <table:table-cell office:value-type="float" office:value="44130434.78" calcext:value-type="float">
            <text:p>44130434.78</text:p>
          </table:table-cell>
          <table:table-cell office:value-type="float" office:value="-67.24662781" calcext:value-type="float">
            <text:p>-67.24662781</text:p>
          </table:table-cell>
          <table:table-cell table:number-columns-repeated="3"/>
        </table:table-row>
        <table:table-row table:style-name="ro1">
          <table:table-cell office:value-type="float" office:value="44347826.09" calcext:value-type="float">
            <text:p>44347826.09</text:p>
          </table:table-cell>
          <table:table-cell office:value-type="float" office:value="-67.2838974" calcext:value-type="float">
            <text:p>-67.2838974</text:p>
          </table:table-cell>
          <table:table-cell table:number-columns-repeated="3"/>
        </table:table-row>
        <table:table-row table:style-name="ro1">
          <table:table-cell office:value-type="float" office:value="44565217.39" calcext:value-type="float">
            <text:p>44565217.39</text:p>
          </table:table-cell>
          <table:table-cell office:value-type="float" office:value="-67.19043732" calcext:value-type="float">
            <text:p>-67.19043732</text:p>
          </table:table-cell>
          <table:table-cell table:number-columns-repeated="3"/>
        </table:table-row>
        <table:table-row table:style-name="ro1">
          <table:table-cell office:value-type="float" office:value="44782608.7" calcext:value-type="float">
            <text:p>44782608.7</text:p>
          </table:table-cell>
          <table:table-cell office:value-type="float" office:value="-67.04768372" calcext:value-type="float">
            <text:p>-67.04768372</text:p>
          </table:table-cell>
          <table:table-cell table:number-columns-repeated="3"/>
        </table:table-row>
        <table:table-row table:style-name="ro1">
          <table:table-cell office:value-type="float" office:value="45000000" calcext:value-type="float">
            <text:p>45000000</text:p>
          </table:table-cell>
          <table:table-cell office:value-type="float" office:value="-66.93654633" calcext:value-type="float">
            <text:p>-66.93654633</text:p>
          </table:table-cell>
          <table:table-cell table:number-columns-repeated="3"/>
        </table:table-row>
        <table:table-row table:style-name="ro1">
          <table:table-cell office:value-type="float" office:value="45217391.3" calcext:value-type="float">
            <text:p>45217391.3</text:p>
          </table:table-cell>
          <table:table-cell office:value-type="float" office:value="-66.97428894" calcext:value-type="float">
            <text:p>-66.97428894</text:p>
          </table:table-cell>
          <table:table-cell table:number-columns-repeated="3"/>
        </table:table-row>
        <table:table-row table:style-name="ro1">
          <table:table-cell office:value-type="float" office:value="45434782.61" calcext:value-type="float">
            <text:p>45434782.61</text:p>
          </table:table-cell>
          <table:table-cell office:value-type="float" office:value="-66.83817291" calcext:value-type="float">
            <text:p>-66.83817291</text:p>
          </table:table-cell>
          <table:table-cell table:number-columns-repeated="3"/>
        </table:table-row>
        <table:table-row table:style-name="ro1">
          <table:table-cell office:value-type="float" office:value="45652173.91" calcext:value-type="float">
            <text:p>45652173.91</text:p>
          </table:table-cell>
          <table:table-cell office:value-type="float" office:value="-67.36190796" calcext:value-type="float">
            <text:p>-67.36190796</text:p>
          </table:table-cell>
          <table:table-cell table:number-columns-repeated="3"/>
        </table:table-row>
        <table:table-row table:style-name="ro1">
          <table:table-cell office:value-type="float" office:value="45869565.22" calcext:value-type="float">
            <text:p>45869565.22</text:p>
          </table:table-cell>
          <table:table-cell office:value-type="float" office:value="-67.420784" calcext:value-type="float">
            <text:p>-67.420784</text:p>
          </table:table-cell>
          <table:table-cell table:number-columns-repeated="3"/>
        </table:table-row>
        <table:table-row table:style-name="ro1">
          <table:table-cell office:value-type="float" office:value="46086956.52" calcext:value-type="float">
            <text:p>46086956.52</text:p>
          </table:table-cell>
          <table:table-cell office:value-type="float" office:value="-67.50746155" calcext:value-type="float">
            <text:p>-67.50746155</text:p>
          </table:table-cell>
          <table:table-cell table:number-columns-repeated="3"/>
        </table:table-row>
        <table:table-row table:style-name="ro1">
          <table:table-cell office:value-type="float" office:value="46304347.83" calcext:value-type="float">
            <text:p>46304347.83</text:p>
          </table:table-cell>
          <table:table-cell office:value-type="float" office:value="-67.34363556" calcext:value-type="float">
            <text:p>-67.34363556</text:p>
          </table:table-cell>
          <table:table-cell table:number-columns-repeated="3"/>
        </table:table-row>
        <table:table-row table:style-name="ro1">
          <table:table-cell office:value-type="float" office:value="46521739.13" calcext:value-type="float">
            <text:p>46521739.13</text:p>
          </table:table-cell>
          <table:table-cell office:value-type="float" office:value="-67.0390625" calcext:value-type="float">
            <text:p>-67.0390625</text:p>
          </table:table-cell>
          <table:table-cell table:number-columns-repeated="3"/>
        </table:table-row>
        <table:table-row table:style-name="ro1">
          <table:table-cell office:value-type="float" office:value="46739130.43" calcext:value-type="float">
            <text:p>46739130.43</text:p>
          </table:table-cell>
          <table:table-cell office:value-type="float" office:value="-67.20204163" calcext:value-type="float">
            <text:p>-67.20204163</text:p>
          </table:table-cell>
          <table:table-cell table:number-columns-repeated="3"/>
        </table:table-row>
        <table:table-row table:style-name="ro1">
          <table:table-cell office:value-type="float" office:value="46956521.74" calcext:value-type="float">
            <text:p>46956521.74</text:p>
          </table:table-cell>
          <table:table-cell office:value-type="float" office:value="-67.13310242" calcext:value-type="float">
            <text:p>-67.13310242</text:p>
          </table:table-cell>
          <table:table-cell table:number-columns-repeated="3"/>
        </table:table-row>
        <table:table-row table:style-name="ro1">
          <table:table-cell office:value-type="float" office:value="47173913.04" calcext:value-type="float">
            <text:p>47173913.04</text:p>
          </table:table-cell>
          <table:table-cell office:value-type="float" office:value="-66.91176605" calcext:value-type="float">
            <text:p>-66.91176605</text:p>
          </table:table-cell>
          <table:table-cell table:number-columns-repeated="3"/>
        </table:table-row>
        <table:table-row table:style-name="ro1">
          <table:table-cell office:value-type="float" office:value="47391304.35" calcext:value-type="float">
            <text:p>47391304.35</text:p>
          </table:table-cell>
          <table:table-cell office:value-type="float" office:value="-66.97108459" calcext:value-type="float">
            <text:p>-66.97108459</text:p>
          </table:table-cell>
          <table:table-cell table:number-columns-repeated="3"/>
        </table:table-row>
        <table:table-row table:style-name="ro1">
          <table:table-cell office:value-type="float" office:value="47608695.65" calcext:value-type="float">
            <text:p>47608695.65</text:p>
          </table:table-cell>
          <table:table-cell office:value-type="float" office:value="-67.24324799" calcext:value-type="float">
            <text:p>-67.24324799</text:p>
          </table:table-cell>
          <table:table-cell table:number-columns-repeated="3"/>
        </table:table-row>
        <table:table-row table:style-name="ro1">
          <table:table-cell office:value-type="float" office:value="47826086.96" calcext:value-type="float">
            <text:p>47826086.96</text:p>
          </table:table-cell>
          <table:table-cell office:value-type="float" office:value="-66.88536835" calcext:value-type="float">
            <text:p>-66.88536835</text:p>
          </table:table-cell>
          <table:table-cell table:number-columns-repeated="3"/>
        </table:table-row>
        <table:table-row table:style-name="ro1">
          <table:table-cell office:value-type="float" office:value="48043478.26" calcext:value-type="float">
            <text:p>48043478.26</text:p>
          </table:table-cell>
          <table:table-cell office:value-type="float" office:value="-67.16923523" calcext:value-type="float">
            <text:p>-67.16923523</text:p>
          </table:table-cell>
          <table:table-cell table:number-columns-repeated="3"/>
        </table:table-row>
        <table:table-row table:style-name="ro1">
          <table:table-cell office:value-type="float" office:value="48260869.57" calcext:value-type="float">
            <text:p>48260869.57</text:p>
          </table:table-cell>
          <table:table-cell office:value-type="float" office:value="-67.01125336" calcext:value-type="float">
            <text:p>-67.01125336</text:p>
          </table:table-cell>
          <table:table-cell table:number-columns-repeated="3"/>
        </table:table-row>
        <table:table-row table:style-name="ro1">
          <table:table-cell office:value-type="float" office:value="48478260.87" calcext:value-type="float">
            <text:p>48478260.87</text:p>
          </table:table-cell>
          <table:table-cell office:value-type="float" office:value="-66.53292847" calcext:value-type="float">
            <text:p>-66.53292847</text:p>
          </table:table-cell>
          <table:table-cell table:number-columns-repeated="3"/>
        </table:table-row>
        <table:table-row table:style-name="ro1">
          <table:table-cell office:value-type="float" office:value="48695652.17" calcext:value-type="float">
            <text:p>48695652.17</text:p>
          </table:table-cell>
          <table:table-cell office:value-type="float" office:value="-67.22418976" calcext:value-type="float">
            <text:p>-67.22418976</text:p>
          </table:table-cell>
          <table:table-cell table:number-columns-repeated="3"/>
        </table:table-row>
        <table:table-row table:style-name="ro1">
          <table:table-cell office:value-type="float" office:value="48913043.48" calcext:value-type="float">
            <text:p>48913043.48</text:p>
          </table:table-cell>
          <table:table-cell office:value-type="float" office:value="-67.18722534" calcext:value-type="float">
            <text:p>-67.18722534</text:p>
          </table:table-cell>
          <table:table-cell table:number-columns-repeated="3"/>
        </table:table-row>
        <table:table-row table:style-name="ro1">
          <table:table-cell office:value-type="float" office:value="49130434.78" calcext:value-type="float">
            <text:p>49130434.78</text:p>
          </table:table-cell>
          <table:table-cell office:value-type="float" office:value="-66.97276306" calcext:value-type="float">
            <text:p>-66.97276306</text:p>
          </table:table-cell>
          <table:table-cell table:number-columns-repeated="3"/>
        </table:table-row>
        <table:table-row table:style-name="ro1">
          <table:table-cell office:value-type="float" office:value="49347826.09" calcext:value-type="float">
            <text:p>49347826.09</text:p>
          </table:table-cell>
          <table:table-cell office:value-type="float" office:value="-67.16088104" calcext:value-type="float">
            <text:p>-67.16088104</text:p>
          </table:table-cell>
          <table:table-cell table:number-columns-repeated="3"/>
        </table:table-row>
        <table:table-row table:style-name="ro1">
          <table:table-cell office:value-type="float" office:value="49565217.39" calcext:value-type="float">
            <text:p>49565217.39</text:p>
          </table:table-cell>
          <table:table-cell office:value-type="float" office:value="-66.74643707" calcext:value-type="float">
            <text:p>-66.74643707</text:p>
          </table:table-cell>
          <table:table-cell table:number-columns-repeated="3"/>
        </table:table-row>
        <table:table-row table:style-name="ro1">
          <table:table-cell office:value-type="float" office:value="49782608.7" calcext:value-type="float">
            <text:p>49782608.7</text:p>
          </table:table-cell>
          <table:table-cell office:value-type="float" office:value="-66.8995285" calcext:value-type="float">
            <text:p>-66.8995285</text:p>
          </table:table-cell>
          <table:table-cell table:number-columns-repeated="3"/>
        </table:table-row>
        <table:table-row table:style-name="ro1">
          <table:table-cell office:value-type="float" office:value="50000000" calcext:value-type="float">
            <text:p>50000000</text:p>
          </table:table-cell>
          <table:table-cell office:value-type="float" office:value="-67.27033997" calcext:value-type="float">
            <text:p>-67.27033997</text:p>
          </table:table-cell>
          <table:table-cell table:number-columns-repeated="3"/>
        </table:table-row>
        <table:table-row table:style-name="ro1">
          <table:table-cell office:value-type="float" office:value="50217391.3" calcext:value-type="float">
            <text:p>50217391.3</text:p>
          </table:table-cell>
          <table:table-cell office:value-type="float" office:value="-67.43159485" calcext:value-type="float">
            <text:p>-67.43159485</text:p>
          </table:table-cell>
          <table:table-cell table:number-columns-repeated="3"/>
        </table:table-row>
        <table:table-row table:style-name="ro1">
          <table:table-cell office:value-type="float" office:value="50434782.61" calcext:value-type="float">
            <text:p>50434782.61</text:p>
          </table:table-cell>
          <table:table-cell office:value-type="float" office:value="-67.20574951" calcext:value-type="float">
            <text:p>-67.20574951</text:p>
          </table:table-cell>
          <table:table-cell table:number-columns-repeated="3"/>
        </table:table-row>
        <table:table-row table:style-name="ro1">
          <table:table-cell office:value-type="float" office:value="50652173.91" calcext:value-type="float">
            <text:p>50652173.91</text:p>
          </table:table-cell>
          <table:table-cell office:value-type="float" office:value="-67.06782532" calcext:value-type="float">
            <text:p>-67.06782532</text:p>
          </table:table-cell>
          <table:table-cell table:number-columns-repeated="3"/>
        </table:table-row>
        <table:table-row table:style-name="ro1">
          <table:table-cell office:value-type="float" office:value="50869565.22" calcext:value-type="float">
            <text:p>50869565.22</text:p>
          </table:table-cell>
          <table:table-cell office:value-type="float" office:value="-67.33900452" calcext:value-type="float">
            <text:p>-67.33900452</text:p>
          </table:table-cell>
          <table:table-cell table:number-columns-repeated="3"/>
        </table:table-row>
        <table:table-row table:style-name="ro1">
          <table:table-cell office:value-type="float" office:value="51086956.52" calcext:value-type="float">
            <text:p>51086956.52</text:p>
          </table:table-cell>
          <table:table-cell office:value-type="float" office:value="-67.00310516" calcext:value-type="float">
            <text:p>-67.00310516</text:p>
          </table:table-cell>
          <table:table-cell table:number-columns-repeated="3"/>
        </table:table-row>
        <table:table-row table:style-name="ro1">
          <table:table-cell office:value-type="float" office:value="51304347.83" calcext:value-type="float">
            <text:p>51304347.83</text:p>
          </table:table-cell>
          <table:table-cell office:value-type="float" office:value="-67.31440735" calcext:value-type="float">
            <text:p>-67.31440735</text:p>
          </table:table-cell>
          <table:table-cell table:number-columns-repeated="3"/>
        </table:table-row>
        <table:table-row table:style-name="ro1">
          <table:table-cell office:value-type="float" office:value="51521739.13" calcext:value-type="float">
            <text:p>51521739.13</text:p>
          </table:table-cell>
          <table:table-cell office:value-type="float" office:value="-67.32634735" calcext:value-type="float">
            <text:p>-67.32634735</text:p>
          </table:table-cell>
          <table:table-cell table:number-columns-repeated="3"/>
        </table:table-row>
        <table:table-row table:style-name="ro1">
          <table:table-cell office:value-type="float" office:value="51739130.43" calcext:value-type="float">
            <text:p>51739130.43</text:p>
          </table:table-cell>
          <table:table-cell office:value-type="float" office:value="-67.28858948" calcext:value-type="float">
            <text:p>-67.28858948</text:p>
          </table:table-cell>
          <table:table-cell table:number-columns-repeated="3"/>
        </table:table-row>
        <table:table-row table:style-name="ro1">
          <table:table-cell office:value-type="float" office:value="51956521.74" calcext:value-type="float">
            <text:p>51956521.74</text:p>
          </table:table-cell>
          <table:table-cell office:value-type="float" office:value="-67.22447205" calcext:value-type="float">
            <text:p>-67.22447205</text:p>
          </table:table-cell>
          <table:table-cell table:number-columns-repeated="3"/>
        </table:table-row>
        <table:table-row table:style-name="ro1">
          <table:table-cell office:value-type="float" office:value="52173913.04" calcext:value-type="float">
            <text:p>52173913.04</text:p>
          </table:table-cell>
          <table:table-cell office:value-type="float" office:value="-66.95238495" calcext:value-type="float">
            <text:p>-66.95238495</text:p>
          </table:table-cell>
          <table:table-cell table:number-columns-repeated="3"/>
        </table:table-row>
        <table:table-row table:style-name="ro1">
          <table:table-cell office:value-type="float" office:value="52391304.35" calcext:value-type="float">
            <text:p>52391304.35</text:p>
          </table:table-cell>
          <table:table-cell office:value-type="float" office:value="-67.28999329" calcext:value-type="float">
            <text:p>-67.28999329</text:p>
          </table:table-cell>
          <table:table-cell table:number-columns-repeated="3"/>
        </table:table-row>
        <table:table-row table:style-name="ro1">
          <table:table-cell office:value-type="float" office:value="52608695.65" calcext:value-type="float">
            <text:p>52608695.65</text:p>
          </table:table-cell>
          <table:table-cell office:value-type="float" office:value="-67.13969421" calcext:value-type="float">
            <text:p>-67.13969421</text:p>
          </table:table-cell>
          <table:table-cell table:number-columns-repeated="3"/>
        </table:table-row>
        <table:table-row table:style-name="ro1">
          <table:table-cell office:value-type="float" office:value="52826086.96" calcext:value-type="float">
            <text:p>52826086.96</text:p>
          </table:table-cell>
          <table:table-cell office:value-type="float" office:value="-67.53401184" calcext:value-type="float">
            <text:p>-67.53401184</text:p>
          </table:table-cell>
          <table:table-cell table:number-columns-repeated="3"/>
        </table:table-row>
        <table:table-row table:style-name="ro1">
          <table:table-cell office:value-type="float" office:value="53043478.26" calcext:value-type="float">
            <text:p>53043478.26</text:p>
          </table:table-cell>
          <table:table-cell office:value-type="float" office:value="-67.23597717" calcext:value-type="float">
            <text:p>-67.23597717</text:p>
          </table:table-cell>
          <table:table-cell table:number-columns-repeated="3"/>
        </table:table-row>
        <table:table-row table:style-name="ro1">
          <table:table-cell office:value-type="float" office:value="53260869.57" calcext:value-type="float">
            <text:p>53260869.57</text:p>
          </table:table-cell>
          <table:table-cell office:value-type="float" office:value="-66.9450531" calcext:value-type="float">
            <text:p>-66.9450531</text:p>
          </table:table-cell>
          <table:table-cell table:number-columns-repeated="3"/>
        </table:table-row>
        <table:table-row table:style-name="ro1">
          <table:table-cell office:value-type="float" office:value="53478260.87" calcext:value-type="float">
            <text:p>53478260.87</text:p>
          </table:table-cell>
          <table:table-cell office:value-type="float" office:value="-67.5695343" calcext:value-type="float">
            <text:p>-67.5695343</text:p>
          </table:table-cell>
          <table:table-cell table:number-columns-repeated="3"/>
        </table:table-row>
        <table:table-row table:style-name="ro1">
          <table:table-cell office:value-type="float" office:value="53695652.17" calcext:value-type="float">
            <text:p>53695652.17</text:p>
          </table:table-cell>
          <table:table-cell office:value-type="float" office:value="-67.23845673" calcext:value-type="float">
            <text:p>-67.23845673</text:p>
          </table:table-cell>
          <table:table-cell table:number-columns-repeated="3"/>
        </table:table-row>
        <table:table-row table:style-name="ro1">
          <table:table-cell office:value-type="float" office:value="53913043.48" calcext:value-type="float">
            <text:p>53913043.48</text:p>
          </table:table-cell>
          <table:table-cell office:value-type="float" office:value="-67.33877563" calcext:value-type="float">
            <text:p>-67.33877563</text:p>
          </table:table-cell>
          <table:table-cell table:number-columns-repeated="3"/>
        </table:table-row>
        <table:table-row table:style-name="ro1">
          <table:table-cell office:value-type="float" office:value="54130434.78" calcext:value-type="float">
            <text:p>54130434.78</text:p>
          </table:table-cell>
          <table:table-cell office:value-type="float" office:value="-67.25582123" calcext:value-type="float">
            <text:p>-67.25582123</text:p>
          </table:table-cell>
          <table:table-cell table:number-columns-repeated="3"/>
        </table:table-row>
        <table:table-row table:style-name="ro1">
          <table:table-cell office:value-type="float" office:value="54347826.09" calcext:value-type="float">
            <text:p>54347826.09</text:p>
          </table:table-cell>
          <table:table-cell office:value-type="float" office:value="-67.31533051" calcext:value-type="float">
            <text:p>-67.31533051</text:p>
          </table:table-cell>
          <table:table-cell table:number-columns-repeated="3"/>
        </table:table-row>
        <table:table-row table:style-name="ro1">
          <table:table-cell office:value-type="float" office:value="54565217.39" calcext:value-type="float">
            <text:p>54565217.39</text:p>
          </table:table-cell>
          <table:table-cell office:value-type="float" office:value="-67.00379944" calcext:value-type="float">
            <text:p>-67.00379944</text:p>
          </table:table-cell>
          <table:table-cell table:number-columns-repeated="3"/>
        </table:table-row>
        <table:table-row table:style-name="ro1">
          <table:table-cell office:value-type="float" office:value="54782608.7" calcext:value-type="float">
            <text:p>54782608.7</text:p>
          </table:table-cell>
          <table:table-cell office:value-type="float" office:value="-67.28143311" calcext:value-type="float">
            <text:p>-67.28143311</text:p>
          </table:table-cell>
          <table:table-cell table:number-columns-repeated="3"/>
        </table:table-row>
        <table:table-row table:style-name="ro1">
          <table:table-cell office:value-type="float" office:value="55000000" calcext:value-type="float">
            <text:p>55000000</text:p>
          </table:table-cell>
          <table:table-cell office:value-type="float" office:value="-67.07133484" calcext:value-type="float">
            <text:p>-67.07133484</text:p>
          </table:table-cell>
          <table:table-cell table:number-columns-repeated="3"/>
        </table:table-row>
        <table:table-row table:style-name="ro1">
          <table:table-cell office:value-type="float" office:value="55217391.3" calcext:value-type="float">
            <text:p>55217391.3</text:p>
          </table:table-cell>
          <table:table-cell office:value-type="float" office:value="-67.07858276" calcext:value-type="float">
            <text:p>-67.07858276</text:p>
          </table:table-cell>
          <table:table-cell table:number-columns-repeated="3"/>
        </table:table-row>
        <table:table-row table:style-name="ro1">
          <table:table-cell office:value-type="float" office:value="55434782.61" calcext:value-type="float">
            <text:p>55434782.61</text:p>
          </table:table-cell>
          <table:table-cell office:value-type="float" office:value="-67.11207581" calcext:value-type="float">
            <text:p>-67.11207581</text:p>
          </table:table-cell>
          <table:table-cell table:number-columns-repeated="3"/>
        </table:table-row>
        <table:table-row table:style-name="ro1">
          <table:table-cell office:value-type="float" office:value="55652173.91" calcext:value-type="float">
            <text:p>55652173.91</text:p>
          </table:table-cell>
          <table:table-cell office:value-type="float" office:value="-67.62644958" calcext:value-type="float">
            <text:p>-67.62644958</text:p>
          </table:table-cell>
          <table:table-cell table:number-columns-repeated="3"/>
        </table:table-row>
        <table:table-row table:style-name="ro1">
          <table:table-cell office:value-type="float" office:value="55869565.22" calcext:value-type="float">
            <text:p>55869565.22</text:p>
          </table:table-cell>
          <table:table-cell office:value-type="float" office:value="-67.08821869" calcext:value-type="float">
            <text:p>-67.08821869</text:p>
          </table:table-cell>
          <table:table-cell table:number-columns-repeated="3"/>
        </table:table-row>
        <table:table-row table:style-name="ro1">
          <table:table-cell office:value-type="float" office:value="56086956.52" calcext:value-type="float">
            <text:p>56086956.52</text:p>
          </table:table-cell>
          <table:table-cell office:value-type="float" office:value="-67.61160278" calcext:value-type="float">
            <text:p>-67.61160278</text:p>
          </table:table-cell>
          <table:table-cell table:number-columns-repeated="3"/>
        </table:table-row>
        <table:table-row table:style-name="ro1">
          <table:table-cell office:value-type="float" office:value="56304347.83" calcext:value-type="float">
            <text:p>56304347.83</text:p>
          </table:table-cell>
          <table:table-cell office:value-type="float" office:value="-67.16773987" calcext:value-type="float">
            <text:p>-67.16773987</text:p>
          </table:table-cell>
          <table:table-cell table:number-columns-repeated="3"/>
        </table:table-row>
        <table:table-row table:style-name="ro1">
          <table:table-cell office:value-type="float" office:value="56521739.13" calcext:value-type="float">
            <text:p>56521739.13</text:p>
          </table:table-cell>
          <table:table-cell office:value-type="float" office:value="-66.94075012" calcext:value-type="float">
            <text:p>-66.94075012</text:p>
          </table:table-cell>
          <table:table-cell table:number-columns-repeated="3"/>
        </table:table-row>
        <table:table-row table:style-name="ro1">
          <table:table-cell office:value-type="float" office:value="56739130.43" calcext:value-type="float">
            <text:p>56739130.43</text:p>
          </table:table-cell>
          <table:table-cell office:value-type="float" office:value="-67.14848328" calcext:value-type="float">
            <text:p>-67.14848328</text:p>
          </table:table-cell>
          <table:table-cell table:number-columns-repeated="3"/>
        </table:table-row>
        <table:table-row table:style-name="ro1">
          <table:table-cell office:value-type="float" office:value="56956521.74" calcext:value-type="float">
            <text:p>56956521.74</text:p>
          </table:table-cell>
          <table:table-cell office:value-type="float" office:value="-66.95567322" calcext:value-type="float">
            <text:p>-66.95567322</text:p>
          </table:table-cell>
          <table:table-cell table:number-columns-repeated="3"/>
        </table:table-row>
        <table:table-row table:style-name="ro1">
          <table:table-cell office:value-type="float" office:value="57173913.04" calcext:value-type="float">
            <text:p>57173913.04</text:p>
          </table:table-cell>
          <table:table-cell office:value-type="float" office:value="-67.17656708" calcext:value-type="float">
            <text:p>-67.17656708</text:p>
          </table:table-cell>
          <table:table-cell table:number-columns-repeated="3"/>
        </table:table-row>
        <table:table-row table:style-name="ro1">
          <table:table-cell office:value-type="float" office:value="57391304.35" calcext:value-type="float">
            <text:p>57391304.35</text:p>
          </table:table-cell>
          <table:table-cell office:value-type="float" office:value="-67.35951233" calcext:value-type="float">
            <text:p>-67.35951233</text:p>
          </table:table-cell>
          <table:table-cell table:number-columns-repeated="3"/>
        </table:table-row>
        <table:table-row table:style-name="ro1">
          <table:table-cell office:value-type="float" office:value="57608695.65" calcext:value-type="float">
            <text:p>57608695.65</text:p>
          </table:table-cell>
          <table:table-cell office:value-type="float" office:value="-67.03927612" calcext:value-type="float">
            <text:p>-67.03927612</text:p>
          </table:table-cell>
          <table:table-cell table:number-columns-repeated="3"/>
        </table:table-row>
        <table:table-row table:style-name="ro1">
          <table:table-cell office:value-type="float" office:value="57826086.96" calcext:value-type="float">
            <text:p>57826086.96</text:p>
          </table:table-cell>
          <table:table-cell office:value-type="float" office:value="-67.01835632" calcext:value-type="float">
            <text:p>-67.01835632</text:p>
          </table:table-cell>
          <table:table-cell table:number-columns-repeated="3"/>
        </table:table-row>
        <table:table-row table:style-name="ro1">
          <table:table-cell office:value-type="float" office:value="58043478.26" calcext:value-type="float">
            <text:p>58043478.26</text:p>
          </table:table-cell>
          <table:table-cell office:value-type="float" office:value="-67.36506653" calcext:value-type="float">
            <text:p>-67.36506653</text:p>
          </table:table-cell>
          <table:table-cell table:number-columns-repeated="3"/>
        </table:table-row>
        <table:table-row table:style-name="ro1">
          <table:table-cell office:value-type="float" office:value="58260869.57" calcext:value-type="float">
            <text:p>58260869.57</text:p>
          </table:table-cell>
          <table:table-cell office:value-type="float" office:value="-67.1625061" calcext:value-type="float">
            <text:p>-67.1625061</text:p>
          </table:table-cell>
          <table:table-cell table:number-columns-repeated="3"/>
        </table:table-row>
        <table:table-row table:style-name="ro1">
          <table:table-cell office:value-type="float" office:value="58478260.87" calcext:value-type="float">
            <text:p>58478260.87</text:p>
          </table:table-cell>
          <table:table-cell office:value-type="float" office:value="-67.1807251" calcext:value-type="float">
            <text:p>-67.1807251</text:p>
          </table:table-cell>
          <table:table-cell table:number-columns-repeated="3"/>
        </table:table-row>
        <table:table-row table:style-name="ro1">
          <table:table-cell office:value-type="float" office:value="58695652.17" calcext:value-type="float">
            <text:p>58695652.17</text:p>
          </table:table-cell>
          <table:table-cell office:value-type="float" office:value="-67.10417175" calcext:value-type="float">
            <text:p>-67.10417175</text:p>
          </table:table-cell>
          <table:table-cell table:number-columns-repeated="3"/>
        </table:table-row>
        <table:table-row table:style-name="ro1">
          <table:table-cell office:value-type="float" office:value="58913043.48" calcext:value-type="float">
            <text:p>58913043.48</text:p>
          </table:table-cell>
          <table:table-cell office:value-type="float" office:value="-67.20243073" calcext:value-type="float">
            <text:p>-67.20243073</text:p>
          </table:table-cell>
          <table:table-cell table:number-columns-repeated="3"/>
        </table:table-row>
        <table:table-row table:style-name="ro1">
          <table:table-cell office:value-type="float" office:value="59130434.78" calcext:value-type="float">
            <text:p>59130434.78</text:p>
          </table:table-cell>
          <table:table-cell office:value-type="float" office:value="-66.95095062" calcext:value-type="float">
            <text:p>-66.95095062</text:p>
          </table:table-cell>
          <table:table-cell table:number-columns-repeated="3"/>
        </table:table-row>
        <table:table-row table:style-name="ro1">
          <table:table-cell office:value-type="float" office:value="59347826.09" calcext:value-type="float">
            <text:p>59347826.09</text:p>
          </table:table-cell>
          <table:table-cell office:value-type="float" office:value="-67.19164276" calcext:value-type="float">
            <text:p>-67.19164276</text:p>
          </table:table-cell>
          <table:table-cell table:number-columns-repeated="3"/>
        </table:table-row>
        <table:table-row table:style-name="ro1">
          <table:table-cell office:value-type="float" office:value="59565217.39" calcext:value-type="float">
            <text:p>59565217.39</text:p>
          </table:table-cell>
          <table:table-cell office:value-type="float" office:value="-67.20074463" calcext:value-type="float">
            <text:p>-67.20074463</text:p>
          </table:table-cell>
          <table:table-cell table:number-columns-repeated="3"/>
        </table:table-row>
        <table:table-row table:style-name="ro1">
          <table:table-cell office:value-type="float" office:value="59782608.7" calcext:value-type="float">
            <text:p>59782608.7</text:p>
          </table:table-cell>
          <table:table-cell office:value-type="float" office:value="-67.59214783" calcext:value-type="float">
            <text:p>-67.59214783</text:p>
          </table:table-cell>
          <table:table-cell table:number-columns-repeated="3"/>
        </table:table-row>
        <table:table-row table:style-name="ro1">
          <table:table-cell office:value-type="float" office:value="60000000" calcext:value-type="float">
            <text:p>60000000</text:p>
          </table:table-cell>
          <table:table-cell office:value-type="float" office:value="-67.53862" calcext:value-type="float">
            <text:p>-67.53862</text:p>
          </table:table-cell>
          <table:table-cell table:number-columns-repeated="3"/>
        </table:table-row>
        <table:table-row table:style-name="ro1">
          <table:table-cell office:value-type="float" office:value="60217391.3" calcext:value-type="float">
            <text:p>60217391.3</text:p>
          </table:table-cell>
          <table:table-cell office:value-type="float" office:value="-67.16822815" calcext:value-type="float">
            <text:p>-67.16822815</text:p>
          </table:table-cell>
          <table:table-cell table:number-columns-repeated="3"/>
        </table:table-row>
        <table:table-row table:style-name="ro1">
          <table:table-cell office:value-type="float" office:value="60434782.61" calcext:value-type="float">
            <text:p>60434782.61</text:p>
          </table:table-cell>
          <table:table-cell office:value-type="float" office:value="-67.16617584" calcext:value-type="float">
            <text:p>-67.16617584</text:p>
          </table:table-cell>
          <table:table-cell table:number-columns-repeated="3"/>
        </table:table-row>
        <table:table-row table:style-name="ro1">
          <table:table-cell office:value-type="float" office:value="60652173.91" calcext:value-type="float">
            <text:p>60652173.91</text:p>
          </table:table-cell>
          <table:table-cell office:value-type="float" office:value="-67.28827667" calcext:value-type="float">
            <text:p>-67.28827667</text:p>
          </table:table-cell>
          <table:table-cell table:number-columns-repeated="3"/>
        </table:table-row>
        <table:table-row table:style-name="ro1">
          <table:table-cell office:value-type="float" office:value="60869565.22" calcext:value-type="float">
            <text:p>60869565.22</text:p>
          </table:table-cell>
          <table:table-cell office:value-type="float" office:value="-67.31775665" calcext:value-type="float">
            <text:p>-67.31775665</text:p>
          </table:table-cell>
          <table:table-cell table:number-columns-repeated="3"/>
        </table:table-row>
        <table:table-row table:style-name="ro1">
          <table:table-cell office:value-type="float" office:value="61086956.52" calcext:value-type="float">
            <text:p>61086956.52</text:p>
          </table:table-cell>
          <table:table-cell office:value-type="float" office:value="-67.04270172" calcext:value-type="float">
            <text:p>-67.04270172</text:p>
          </table:table-cell>
          <table:table-cell table:number-columns-repeated="3"/>
        </table:table-row>
        <table:table-row table:style-name="ro1">
          <table:table-cell office:value-type="float" office:value="61304347.83" calcext:value-type="float">
            <text:p>61304347.83</text:p>
          </table:table-cell>
          <table:table-cell office:value-type="float" office:value="-67.45935059" calcext:value-type="float">
            <text:p>-67.45935059</text:p>
          </table:table-cell>
          <table:table-cell table:number-columns-repeated="3"/>
        </table:table-row>
        <table:table-row table:style-name="ro1">
          <table:table-cell office:value-type="float" office:value="61521739.13" calcext:value-type="float">
            <text:p>61521739.13</text:p>
          </table:table-cell>
          <table:table-cell office:value-type="float" office:value="-67.24208069" calcext:value-type="float">
            <text:p>-67.24208069</text:p>
          </table:table-cell>
          <table:table-cell table:number-columns-repeated="3"/>
        </table:table-row>
        <table:table-row table:style-name="ro1">
          <table:table-cell office:value-type="float" office:value="61739130.43" calcext:value-type="float">
            <text:p>61739130.43</text:p>
          </table:table-cell>
          <table:table-cell office:value-type="float" office:value="-67.01834869" calcext:value-type="float">
            <text:p>-67.01834869</text:p>
          </table:table-cell>
          <table:table-cell table:number-columns-repeated="3"/>
        </table:table-row>
        <table:table-row table:style-name="ro1">
          <table:table-cell office:value-type="float" office:value="61956521.74" calcext:value-type="float">
            <text:p>61956521.74</text:p>
          </table:table-cell>
          <table:table-cell office:value-type="float" office:value="-67.02040863" calcext:value-type="float">
            <text:p>-67.02040863</text:p>
          </table:table-cell>
          <table:table-cell table:number-columns-repeated="3"/>
        </table:table-row>
        <table:table-row table:style-name="ro1">
          <table:table-cell office:value-type="float" office:value="62173913.04" calcext:value-type="float">
            <text:p>62173913.04</text:p>
          </table:table-cell>
          <table:table-cell office:value-type="float" office:value="-67.26727295" calcext:value-type="float">
            <text:p>-67.26727295</text:p>
          </table:table-cell>
          <table:table-cell table:number-columns-repeated="3"/>
        </table:table-row>
        <table:table-row table:style-name="ro1">
          <table:table-cell office:value-type="float" office:value="62391304.35" calcext:value-type="float">
            <text:p>62391304.35</text:p>
          </table:table-cell>
          <table:table-cell office:value-type="float" office:value="-67.35600281" calcext:value-type="float">
            <text:p>-67.35600281</text:p>
          </table:table-cell>
          <table:table-cell table:number-columns-repeated="3"/>
        </table:table-row>
        <table:table-row table:style-name="ro1">
          <table:table-cell office:value-type="float" office:value="62608695.65" calcext:value-type="float">
            <text:p>62608695.65</text:p>
          </table:table-cell>
          <table:table-cell office:value-type="float" office:value="-67.01262665" calcext:value-type="float">
            <text:p>-67.01262665</text:p>
          </table:table-cell>
          <table:table-cell table:number-columns-repeated="3"/>
        </table:table-row>
        <table:table-row table:style-name="ro1">
          <table:table-cell office:value-type="float" office:value="62826086.96" calcext:value-type="float">
            <text:p>62826086.96</text:p>
          </table:table-cell>
          <table:table-cell office:value-type="float" office:value="-67.07756042" calcext:value-type="float">
            <text:p>-67.07756042</text:p>
          </table:table-cell>
          <table:table-cell table:number-columns-repeated="3"/>
        </table:table-row>
        <table:table-row table:style-name="ro1">
          <table:table-cell office:value-type="float" office:value="63043478.26" calcext:value-type="float">
            <text:p>63043478.26</text:p>
          </table:table-cell>
          <table:table-cell office:value-type="float" office:value="-67.26441193" calcext:value-type="float">
            <text:p>-67.26441193</text:p>
          </table:table-cell>
          <table:table-cell table:number-columns-repeated="3"/>
        </table:table-row>
        <table:table-row table:style-name="ro1">
          <table:table-cell office:value-type="float" office:value="63260869.57" calcext:value-type="float">
            <text:p>63260869.57</text:p>
          </table:table-cell>
          <table:table-cell office:value-type="float" office:value="-67.16696167" calcext:value-type="float">
            <text:p>-67.16696167</text:p>
          </table:table-cell>
          <table:table-cell table:number-columns-repeated="3"/>
        </table:table-row>
        <table:table-row table:style-name="ro1">
          <table:table-cell office:value-type="float" office:value="63478260.87" calcext:value-type="float">
            <text:p>63478260.87</text:p>
          </table:table-cell>
          <table:table-cell office:value-type="float" office:value="-67.05348969" calcext:value-type="float">
            <text:p>-67.05348969</text:p>
          </table:table-cell>
          <table:table-cell table:number-columns-repeated="3"/>
        </table:table-row>
        <table:table-row table:style-name="ro1">
          <table:table-cell office:value-type="float" office:value="63695652.17" calcext:value-type="float">
            <text:p>63695652.17</text:p>
          </table:table-cell>
          <table:table-cell office:value-type="float" office:value="-67.23161316" calcext:value-type="float">
            <text:p>-67.23161316</text:p>
          </table:table-cell>
          <table:table-cell table:number-columns-repeated="3"/>
        </table:table-row>
        <table:table-row table:style-name="ro1">
          <table:table-cell office:value-type="float" office:value="63913043.48" calcext:value-type="float">
            <text:p>63913043.48</text:p>
          </table:table-cell>
          <table:table-cell office:value-type="float" office:value="-67.18516541" calcext:value-type="float">
            <text:p>-67.18516541</text:p>
          </table:table-cell>
          <table:table-cell table:number-columns-repeated="3"/>
        </table:table-row>
        <table:table-row table:style-name="ro1">
          <table:table-cell office:value-type="float" office:value="64130434.78" calcext:value-type="float">
            <text:p>64130434.78</text:p>
          </table:table-cell>
          <table:table-cell office:value-type="float" office:value="-67.17961121" calcext:value-type="float">
            <text:p>-67.17961121</text:p>
          </table:table-cell>
          <table:table-cell table:number-columns-repeated="3"/>
        </table:table-row>
        <table:table-row table:style-name="ro1">
          <table:table-cell office:value-type="float" office:value="64347826.09" calcext:value-type="float">
            <text:p>64347826.09</text:p>
          </table:table-cell>
          <table:table-cell office:value-type="float" office:value="-67.39029694" calcext:value-type="float">
            <text:p>-67.39029694</text:p>
          </table:table-cell>
          <table:table-cell table:number-columns-repeated="3"/>
        </table:table-row>
        <table:table-row table:style-name="ro1">
          <table:table-cell office:value-type="float" office:value="64565217.39" calcext:value-type="float">
            <text:p>64565217.39</text:p>
          </table:table-cell>
          <table:table-cell office:value-type="float" office:value="-67.06778717" calcext:value-type="float">
            <text:p>-67.06778717</text:p>
          </table:table-cell>
          <table:table-cell table:number-columns-repeated="3"/>
        </table:table-row>
        <table:table-row table:style-name="ro1">
          <table:table-cell office:value-type="float" office:value="64782608.7" calcext:value-type="float">
            <text:p>64782608.7</text:p>
          </table:table-cell>
          <table:table-cell office:value-type="float" office:value="-67.27774811" calcext:value-type="float">
            <text:p>-67.27774811</text:p>
          </table:table-cell>
          <table:table-cell table:number-columns-repeated="3"/>
        </table:table-row>
        <table:table-row table:style-name="ro1">
          <table:table-cell office:value-type="float" office:value="65000000" calcext:value-type="float">
            <text:p>65000000</text:p>
          </table:table-cell>
          <table:table-cell office:value-type="float" office:value="-67.14915466" calcext:value-type="float">
            <text:p>-67.14915466</text:p>
          </table:table-cell>
          <table:table-cell table:number-columns-repeated="3"/>
        </table:table-row>
        <table:table-row table:style-name="ro1">
          <table:table-cell office:value-type="float" office:value="65217391.3" calcext:value-type="float">
            <text:p>65217391.3</text:p>
          </table:table-cell>
          <table:table-cell office:value-type="float" office:value="-67.30116272" calcext:value-type="float">
            <text:p>-67.30116272</text:p>
          </table:table-cell>
          <table:table-cell table:number-columns-repeated="3"/>
        </table:table-row>
        <table:table-row table:style-name="ro1">
          <table:table-cell office:value-type="float" office:value="65434782.61" calcext:value-type="float">
            <text:p>65434782.61</text:p>
          </table:table-cell>
          <table:table-cell office:value-type="float" office:value="-67.49397278" calcext:value-type="float">
            <text:p>-67.49397278</text:p>
          </table:table-cell>
          <table:table-cell table:number-columns-repeated="3"/>
        </table:table-row>
        <table:table-row table:style-name="ro1">
          <table:table-cell office:value-type="float" office:value="65652173.91" calcext:value-type="float">
            <text:p>65652173.91</text:p>
          </table:table-cell>
          <table:table-cell office:value-type="float" office:value="-67.15480804" calcext:value-type="float">
            <text:p>-67.15480804</text:p>
          </table:table-cell>
          <table:table-cell table:number-columns-repeated="3"/>
        </table:table-row>
        <table:table-row table:style-name="ro1">
          <table:table-cell office:value-type="float" office:value="65869565.22" calcext:value-type="float">
            <text:p>65869565.22</text:p>
          </table:table-cell>
          <table:table-cell office:value-type="float" office:value="-67.34916687" calcext:value-type="float">
            <text:p>-67.34916687</text:p>
          </table:table-cell>
          <table:table-cell table:number-columns-repeated="3"/>
        </table:table-row>
        <table:table-row table:style-name="ro1">
          <table:table-cell office:value-type="float" office:value="66086956.52" calcext:value-type="float">
            <text:p>66086956.52</text:p>
          </table:table-cell>
          <table:table-cell office:value-type="float" office:value="-67.03608704" calcext:value-type="float">
            <text:p>-67.03608704</text:p>
          </table:table-cell>
          <table:table-cell table:number-columns-repeated="3"/>
        </table:table-row>
        <table:table-row table:style-name="ro1">
          <table:table-cell office:value-type="float" office:value="66304347.83" calcext:value-type="float">
            <text:p>66304347.83</text:p>
          </table:table-cell>
          <table:table-cell office:value-type="float" office:value="-67.09309387" calcext:value-type="float">
            <text:p>-67.09309387</text:p>
          </table:table-cell>
          <table:table-cell table:number-columns-repeated="3"/>
        </table:table-row>
        <table:table-row table:style-name="ro1">
          <table:table-cell office:value-type="float" office:value="66521739.13" calcext:value-type="float">
            <text:p>66521739.13</text:p>
          </table:table-cell>
          <table:table-cell office:value-type="float" office:value="-67.23439026" calcext:value-type="float">
            <text:p>-67.23439026</text:p>
          </table:table-cell>
          <table:table-cell table:number-columns-repeated="3"/>
        </table:table-row>
        <table:table-row table:style-name="ro1">
          <table:table-cell office:value-type="float" office:value="66739130.43" calcext:value-type="float">
            <text:p>66739130.43</text:p>
          </table:table-cell>
          <table:table-cell office:value-type="float" office:value="-67.50349426" calcext:value-type="float">
            <text:p>-67.50349426</text:p>
          </table:table-cell>
          <table:table-cell table:number-columns-repeated="3"/>
        </table:table-row>
        <table:table-row table:style-name="ro1">
          <table:table-cell office:value-type="float" office:value="66956521.74" calcext:value-type="float">
            <text:p>66956521.74</text:p>
          </table:table-cell>
          <table:table-cell office:value-type="float" office:value="-67.24836731" calcext:value-type="float">
            <text:p>-67.24836731</text:p>
          </table:table-cell>
          <table:table-cell table:number-columns-repeated="3"/>
        </table:table-row>
        <table:table-row table:style-name="ro1">
          <table:table-cell office:value-type="float" office:value="67173913.04" calcext:value-type="float">
            <text:p>67173913.04</text:p>
          </table:table-cell>
          <table:table-cell office:value-type="float" office:value="-67.43186188" calcext:value-type="float">
            <text:p>-67.43186188</text:p>
          </table:table-cell>
          <table:table-cell table:number-columns-repeated="3"/>
        </table:table-row>
        <table:table-row table:style-name="ro1">
          <table:table-cell office:value-type="float" office:value="67391304.35" calcext:value-type="float">
            <text:p>67391304.35</text:p>
          </table:table-cell>
          <table:table-cell office:value-type="float" office:value="-66.92608643" calcext:value-type="float">
            <text:p>-66.92608643</text:p>
          </table:table-cell>
          <table:table-cell table:number-columns-repeated="3"/>
        </table:table-row>
        <table:table-row table:style-name="ro1">
          <table:table-cell office:value-type="float" office:value="67608695.65" calcext:value-type="float">
            <text:p>67608695.65</text:p>
          </table:table-cell>
          <table:table-cell office:value-type="float" office:value="-66.95309448" calcext:value-type="float">
            <text:p>-66.95309448</text:p>
          </table:table-cell>
          <table:table-cell table:number-columns-repeated="3"/>
        </table:table-row>
        <table:table-row table:style-name="ro1">
          <table:table-cell office:value-type="float" office:value="67826086.96" calcext:value-type="float">
            <text:p>67826086.96</text:p>
          </table:table-cell>
          <table:table-cell office:value-type="float" office:value="-67.0630722" calcext:value-type="float">
            <text:p>-67.0630722</text:p>
          </table:table-cell>
          <table:table-cell table:number-columns-repeated="3"/>
        </table:table-row>
        <table:table-row table:style-name="ro1">
          <table:table-cell office:value-type="float" office:value="68043478.26" calcext:value-type="float">
            <text:p>68043478.26</text:p>
          </table:table-cell>
          <table:table-cell office:value-type="float" office:value="-67.05731964" calcext:value-type="float">
            <text:p>-67.05731964</text:p>
          </table:table-cell>
          <table:table-cell table:number-columns-repeated="3"/>
        </table:table-row>
        <table:table-row table:style-name="ro1">
          <table:table-cell office:value-type="float" office:value="68260869.57" calcext:value-type="float">
            <text:p>68260869.57</text:p>
          </table:table-cell>
          <table:table-cell office:value-type="float" office:value="-66.83488464" calcext:value-type="float">
            <text:p>-66.83488464</text:p>
          </table:table-cell>
          <table:table-cell table:number-columns-repeated="3"/>
        </table:table-row>
        <table:table-row table:style-name="ro1">
          <table:table-cell office:value-type="float" office:value="68478260.87" calcext:value-type="float">
            <text:p>68478260.87</text:p>
          </table:table-cell>
          <table:table-cell office:value-type="float" office:value="-67.4842453" calcext:value-type="float">
            <text:p>-67.4842453</text:p>
          </table:table-cell>
          <table:table-cell table:number-columns-repeated="3"/>
        </table:table-row>
        <table:table-row table:style-name="ro1">
          <table:table-cell office:value-type="float" office:value="68695652.17" calcext:value-type="float">
            <text:p>68695652.17</text:p>
          </table:table-cell>
          <table:table-cell office:value-type="float" office:value="-67.13837433" calcext:value-type="float">
            <text:p>-67.13837433</text:p>
          </table:table-cell>
          <table:table-cell table:number-columns-repeated="3"/>
        </table:table-row>
        <table:table-row table:style-name="ro1">
          <table:table-cell office:value-type="float" office:value="68913043.48" calcext:value-type="float">
            <text:p>68913043.48</text:p>
          </table:table-cell>
          <table:table-cell office:value-type="float" office:value="-67.1807785" calcext:value-type="float">
            <text:p>-67.1807785</text:p>
          </table:table-cell>
          <table:table-cell table:number-columns-repeated="3"/>
        </table:table-row>
        <table:table-row table:style-name="ro1">
          <table:table-cell office:value-type="float" office:value="69130434.78" calcext:value-type="float">
            <text:p>69130434.78</text:p>
          </table:table-cell>
          <table:table-cell office:value-type="float" office:value="-67.21183777" calcext:value-type="float">
            <text:p>-67.21183777</text:p>
          </table:table-cell>
          <table:table-cell table:number-columns-repeated="3"/>
        </table:table-row>
        <table:table-row table:style-name="ro1">
          <table:table-cell office:value-type="float" office:value="69347826.09" calcext:value-type="float">
            <text:p>69347826.09</text:p>
          </table:table-cell>
          <table:table-cell office:value-type="float" office:value="-67.44765472" calcext:value-type="float">
            <text:p>-67.44765472</text:p>
          </table:table-cell>
          <table:table-cell table:number-columns-repeated="3"/>
        </table:table-row>
        <table:table-row table:style-name="ro1">
          <table:table-cell office:value-type="float" office:value="69565217.39" calcext:value-type="float">
            <text:p>69565217.39</text:p>
          </table:table-cell>
          <table:table-cell office:value-type="float" office:value="-67.21458435" calcext:value-type="float">
            <text:p>-67.21458435</text:p>
          </table:table-cell>
          <table:table-cell table:number-columns-repeated="3"/>
        </table:table-row>
        <table:table-row table:style-name="ro1">
          <table:table-cell office:value-type="float" office:value="69782608.7" calcext:value-type="float">
            <text:p>69782608.7</text:p>
          </table:table-cell>
          <table:table-cell office:value-type="float" office:value="-67.29167175" calcext:value-type="float">
            <text:p>-67.29167175</text:p>
          </table:table-cell>
          <table:table-cell table:number-columns-repeated="3"/>
        </table:table-row>
        <table:table-row table:style-name="ro1">
          <table:table-cell office:value-type="float" office:value="70000000" calcext:value-type="float">
            <text:p>70000000</text:p>
          </table:table-cell>
          <table:table-cell office:value-type="float" office:value="-67.17978668" calcext:value-type="float">
            <text:p>-67.17978668</text:p>
          </table:table-cell>
          <table:table-cell table:number-columns-repeated="3"/>
        </table:table-row>
        <table:table-row table:style-name="ro1">
          <table:table-cell office:value-type="float" office:value="70217391.3" calcext:value-type="float">
            <text:p>70217391.3</text:p>
          </table:table-cell>
          <table:table-cell office:value-type="float" office:value="-67.11811066" calcext:value-type="float">
            <text:p>-67.11811066</text:p>
          </table:table-cell>
          <table:table-cell table:number-columns-repeated="3"/>
        </table:table-row>
        <table:table-row table:style-name="ro1">
          <table:table-cell office:value-type="float" office:value="70434782.61" calcext:value-type="float">
            <text:p>70434782.61</text:p>
          </table:table-cell>
          <table:table-cell office:value-type="float" office:value="-67.20400238" calcext:value-type="float">
            <text:p>-67.20400238</text:p>
          </table:table-cell>
          <table:table-cell table:number-columns-repeated="3"/>
        </table:table-row>
        <table:table-row table:style-name="ro1">
          <table:table-cell office:value-type="float" office:value="70652173.91" calcext:value-type="float">
            <text:p>70652173.91</text:p>
          </table:table-cell>
          <table:table-cell office:value-type="float" office:value="-67.069664" calcext:value-type="float">
            <text:p>-67.069664</text:p>
          </table:table-cell>
          <table:table-cell table:number-columns-repeated="3"/>
        </table:table-row>
        <table:table-row table:style-name="ro1">
          <table:table-cell office:value-type="float" office:value="70869565.22" calcext:value-type="float">
            <text:p>70869565.22</text:p>
          </table:table-cell>
          <table:table-cell office:value-type="float" office:value="-67.34355927" calcext:value-type="float">
            <text:p>-67.34355927</text:p>
          </table:table-cell>
          <table:table-cell table:number-columns-repeated="3"/>
        </table:table-row>
        <table:table-row table:style-name="ro1">
          <table:table-cell office:value-type="float" office:value="71086956.52" calcext:value-type="float">
            <text:p>71086956.52</text:p>
          </table:table-cell>
          <table:table-cell office:value-type="float" office:value="-67.64614105" calcext:value-type="float">
            <text:p>-67.64614105</text:p>
          </table:table-cell>
          <table:table-cell table:number-columns-repeated="3"/>
        </table:table-row>
        <table:table-row table:style-name="ro1">
          <table:table-cell office:value-type="float" office:value="71304347.83" calcext:value-type="float">
            <text:p>71304347.83</text:p>
          </table:table-cell>
          <table:table-cell office:value-type="float" office:value="-67.41386414" calcext:value-type="float">
            <text:p>-67.41386414</text:p>
          </table:table-cell>
          <table:table-cell table:number-columns-repeated="3"/>
        </table:table-row>
        <table:table-row table:style-name="ro1">
          <table:table-cell office:value-type="float" office:value="71521739.13" calcext:value-type="float">
            <text:p>71521739.13</text:p>
          </table:table-cell>
          <table:table-cell office:value-type="float" office:value="-67.46102142" calcext:value-type="float">
            <text:p>-67.46102142</text:p>
          </table:table-cell>
          <table:table-cell table:number-columns-repeated="3"/>
        </table:table-row>
        <table:table-row table:style-name="ro1">
          <table:table-cell office:value-type="float" office:value="71739130.43" calcext:value-type="float">
            <text:p>71739130.43</text:p>
          </table:table-cell>
          <table:table-cell office:value-type="float" office:value="-67.19137573" calcext:value-type="float">
            <text:p>-67.19137573</text:p>
          </table:table-cell>
          <table:table-cell table:number-columns-repeated="3"/>
        </table:table-row>
        <table:table-row table:style-name="ro1">
          <table:table-cell office:value-type="float" office:value="71956521.74" calcext:value-type="float">
            <text:p>71956521.74</text:p>
          </table:table-cell>
          <table:table-cell office:value-type="float" office:value="-67.18809509" calcext:value-type="float">
            <text:p>-67.18809509</text:p>
          </table:table-cell>
          <table:table-cell table:number-columns-repeated="3"/>
        </table:table-row>
        <table:table-row table:style-name="ro1">
          <table:table-cell office:value-type="float" office:value="72173913.04" calcext:value-type="float">
            <text:p>72173913.04</text:p>
          </table:table-cell>
          <table:table-cell office:value-type="float" office:value="-67.39780426" calcext:value-type="float">
            <text:p>-67.39780426</text:p>
          </table:table-cell>
          <table:table-cell table:number-columns-repeated="3"/>
        </table:table-row>
        <table:table-row table:style-name="ro1">
          <table:table-cell office:value-type="float" office:value="72391304.35" calcext:value-type="float">
            <text:p>72391304.35</text:p>
          </table:table-cell>
          <table:table-cell office:value-type="float" office:value="-67.37388611" calcext:value-type="float">
            <text:p>-67.37388611</text:p>
          </table:table-cell>
          <table:table-cell table:number-columns-repeated="3"/>
        </table:table-row>
        <table:table-row table:style-name="ro1">
          <table:table-cell office:value-type="float" office:value="72608695.65" calcext:value-type="float">
            <text:p>72608695.65</text:p>
          </table:table-cell>
          <table:table-cell office:value-type="float" office:value="-67.33982849" calcext:value-type="float">
            <text:p>-67.33982849</text:p>
          </table:table-cell>
          <table:table-cell table:number-columns-repeated="3"/>
        </table:table-row>
        <table:table-row table:style-name="ro1">
          <table:table-cell office:value-type="float" office:value="72826086.96" calcext:value-type="float">
            <text:p>72826086.96</text:p>
          </table:table-cell>
          <table:table-cell office:value-type="float" office:value="-67.26249695" calcext:value-type="float">
            <text:p>-67.26249695</text:p>
          </table:table-cell>
          <table:table-cell table:number-columns-repeated="3"/>
        </table:table-row>
        <table:table-row table:style-name="ro1">
          <table:table-cell office:value-type="float" office:value="73043478.26" calcext:value-type="float">
            <text:p>73043478.26</text:p>
          </table:table-cell>
          <table:table-cell office:value-type="float" office:value="-67.12319183" calcext:value-type="float">
            <text:p>-67.12319183</text:p>
          </table:table-cell>
          <table:table-cell table:number-columns-repeated="3"/>
        </table:table-row>
        <table:table-row table:style-name="ro1">
          <table:table-cell office:value-type="float" office:value="73260869.57" calcext:value-type="float">
            <text:p>73260869.57</text:p>
          </table:table-cell>
          <table:table-cell office:value-type="float" office:value="-67.29914856" calcext:value-type="float">
            <text:p>-67.29914856</text:p>
          </table:table-cell>
          <table:table-cell table:number-columns-repeated="3"/>
        </table:table-row>
        <table:table-row table:style-name="ro1">
          <table:table-cell office:value-type="float" office:value="73478260.87" calcext:value-type="float">
            <text:p>73478260.87</text:p>
          </table:table-cell>
          <table:table-cell office:value-type="float" office:value="-67.22680664" calcext:value-type="float">
            <text:p>-67.22680664</text:p>
          </table:table-cell>
          <table:table-cell table:number-columns-repeated="3"/>
        </table:table-row>
        <table:table-row table:style-name="ro1">
          <table:table-cell office:value-type="float" office:value="73695652.17" calcext:value-type="float">
            <text:p>73695652.17</text:p>
          </table:table-cell>
          <table:table-cell office:value-type="float" office:value="-67.53927612" calcext:value-type="float">
            <text:p>-67.53927612</text:p>
          </table:table-cell>
          <table:table-cell table:number-columns-repeated="3"/>
        </table:table-row>
        <table:table-row table:style-name="ro1">
          <table:table-cell office:value-type="float" office:value="73913043.48" calcext:value-type="float">
            <text:p>73913043.48</text:p>
          </table:table-cell>
          <table:table-cell office:value-type="float" office:value="-67.47440338" calcext:value-type="float">
            <text:p>-67.47440338</text:p>
          </table:table-cell>
          <table:table-cell table:number-columns-repeated="3"/>
        </table:table-row>
        <table:table-row table:style-name="ro1">
          <table:table-cell office:value-type="float" office:value="74130434.78" calcext:value-type="float">
            <text:p>74130434.78</text:p>
          </table:table-cell>
          <table:table-cell office:value-type="float" office:value="-67.23674011" calcext:value-type="float">
            <text:p>-67.23674011</text:p>
          </table:table-cell>
          <table:table-cell table:number-columns-repeated="3"/>
        </table:table-row>
        <table:table-row table:style-name="ro1">
          <table:table-cell office:value-type="float" office:value="74347826.09" calcext:value-type="float">
            <text:p>74347826.09</text:p>
          </table:table-cell>
          <table:table-cell office:value-type="float" office:value="-67.05005646" calcext:value-type="float">
            <text:p>-67.05005646</text:p>
          </table:table-cell>
          <table:table-cell table:number-columns-repeated="3"/>
        </table:table-row>
        <table:table-row table:style-name="ro1">
          <table:table-cell office:value-type="float" office:value="74565217.39" calcext:value-type="float">
            <text:p>74565217.39</text:p>
          </table:table-cell>
          <table:table-cell office:value-type="float" office:value="-66.90169525" calcext:value-type="float">
            <text:p>-66.90169525</text:p>
          </table:table-cell>
          <table:table-cell table:number-columns-repeated="3"/>
        </table:table-row>
        <table:table-row table:style-name="ro1">
          <table:table-cell office:value-type="float" office:value="74782608.7" calcext:value-type="float">
            <text:p>74782608.7</text:p>
          </table:table-cell>
          <table:table-cell office:value-type="float" office:value="-67.29373932" calcext:value-type="float">
            <text:p>-67.29373932</text:p>
          </table:table-cell>
          <table:table-cell table:number-columns-repeated="3"/>
        </table:table-row>
        <table:table-row table:style-name="ro1">
          <table:table-cell office:value-type="float" office:value="75000000" calcext:value-type="float">
            <text:p>75000000</text:p>
          </table:table-cell>
          <table:table-cell office:value-type="float" office:value="-67.1502533" calcext:value-type="float">
            <text:p>-67.1502533</text:p>
          </table:table-cell>
          <table:table-cell table:number-columns-repeated="3"/>
        </table:table-row>
        <table:table-row table:style-name="ro1">
          <table:table-cell office:value-type="float" office:value="75217391.3" calcext:value-type="float">
            <text:p>75217391.3</text:p>
          </table:table-cell>
          <table:table-cell office:value-type="float" office:value="-67.1403656" calcext:value-type="float">
            <text:p>-67.1403656</text:p>
          </table:table-cell>
          <table:table-cell table:number-columns-repeated="3"/>
        </table:table-row>
        <table:table-row table:style-name="ro1">
          <table:table-cell office:value-type="float" office:value="75434782.61" calcext:value-type="float">
            <text:p>75434782.61</text:p>
          </table:table-cell>
          <table:table-cell office:value-type="float" office:value="-67.45466614" calcext:value-type="float">
            <text:p>-67.45466614</text:p>
          </table:table-cell>
          <table:table-cell table:number-columns-repeated="3"/>
        </table:table-row>
        <table:table-row table:style-name="ro1">
          <table:table-cell office:value-type="float" office:value="75652173.91" calcext:value-type="float">
            <text:p>75652173.91</text:p>
          </table:table-cell>
          <table:table-cell office:value-type="float" office:value="-67.36720276" calcext:value-type="float">
            <text:p>-67.36720276</text:p>
          </table:table-cell>
          <table:table-cell table:number-columns-repeated="3"/>
        </table:table-row>
        <table:table-row table:style-name="ro1">
          <table:table-cell office:value-type="float" office:value="75869565.22" calcext:value-type="float">
            <text:p>75869565.22</text:p>
          </table:table-cell>
          <table:table-cell office:value-type="float" office:value="-67.11660767" calcext:value-type="float">
            <text:p>-67.11660767</text:p>
          </table:table-cell>
          <table:table-cell table:number-columns-repeated="3"/>
        </table:table-row>
        <table:table-row table:style-name="ro1">
          <table:table-cell office:value-type="float" office:value="76086956.52" calcext:value-type="float">
            <text:p>76086956.52</text:p>
          </table:table-cell>
          <table:table-cell office:value-type="float" office:value="-67.61186218" calcext:value-type="float">
            <text:p>-67.61186218</text:p>
          </table:table-cell>
          <table:table-cell table:number-columns-repeated="3"/>
        </table:table-row>
        <table:table-row table:style-name="ro1">
          <table:table-cell office:value-type="float" office:value="76304347.83" calcext:value-type="float">
            <text:p>76304347.83</text:p>
          </table:table-cell>
          <table:table-cell office:value-type="float" office:value="-67.27149963" calcext:value-type="float">
            <text:p>-67.27149963</text:p>
          </table:table-cell>
          <table:table-cell table:number-columns-repeated="3"/>
        </table:table-row>
        <table:table-row table:style-name="ro1">
          <table:table-cell office:value-type="float" office:value="76521739.13" calcext:value-type="float">
            <text:p>76521739.13</text:p>
          </table:table-cell>
          <table:table-cell office:value-type="float" office:value="-67.26042938" calcext:value-type="float">
            <text:p>-67.26042938</text:p>
          </table:table-cell>
          <table:table-cell table:number-columns-repeated="3"/>
        </table:table-row>
        <table:table-row table:style-name="ro1">
          <table:table-cell office:value-type="float" office:value="76739130.43" calcext:value-type="float">
            <text:p>76739130.43</text:p>
          </table:table-cell>
          <table:table-cell office:value-type="float" office:value="-66.98593903" calcext:value-type="float">
            <text:p>-66.98593903</text:p>
          </table:table-cell>
          <table:table-cell table:number-columns-repeated="3"/>
        </table:table-row>
        <table:table-row table:style-name="ro1">
          <table:table-cell office:value-type="float" office:value="76956521.74" calcext:value-type="float">
            <text:p>76956521.74</text:p>
          </table:table-cell>
          <table:table-cell office:value-type="float" office:value="-67.51128387" calcext:value-type="float">
            <text:p>-67.51128387</text:p>
          </table:table-cell>
          <table:table-cell table:number-columns-repeated="3"/>
        </table:table-row>
        <table:table-row table:style-name="ro1">
          <table:table-cell office:value-type="float" office:value="77173913.04" calcext:value-type="float">
            <text:p>77173913.04</text:p>
          </table:table-cell>
          <table:table-cell office:value-type="float" office:value="-67.26319122" calcext:value-type="float">
            <text:p>-67.26319122</text:p>
          </table:table-cell>
          <table:table-cell table:number-columns-repeated="3"/>
        </table:table-row>
        <table:table-row table:style-name="ro1">
          <table:table-cell office:value-type="float" office:value="77391304.35" calcext:value-type="float">
            <text:p>77391304.35</text:p>
          </table:table-cell>
          <table:table-cell office:value-type="float" office:value="-67.20801544" calcext:value-type="float">
            <text:p>-67.20801544</text:p>
          </table:table-cell>
          <table:table-cell table:number-columns-repeated="3"/>
        </table:table-row>
        <table:table-row table:style-name="ro1">
          <table:table-cell office:value-type="float" office:value="77608695.65" calcext:value-type="float">
            <text:p>77608695.65</text:p>
          </table:table-cell>
          <table:table-cell office:value-type="float" office:value="-67.48756409" calcext:value-type="float">
            <text:p>-67.48756409</text:p>
          </table:table-cell>
          <table:table-cell table:number-columns-repeated="3"/>
        </table:table-row>
        <table:table-row table:style-name="ro1">
          <table:table-cell office:value-type="float" office:value="77826086.96" calcext:value-type="float">
            <text:p>77826086.96</text:p>
          </table:table-cell>
          <table:table-cell office:value-type="float" office:value="-67.12281799" calcext:value-type="float">
            <text:p>-67.12281799</text:p>
          </table:table-cell>
          <table:table-cell table:number-columns-repeated="3"/>
        </table:table-row>
        <table:table-row table:style-name="ro1">
          <table:table-cell office:value-type="float" office:value="78043478.26" calcext:value-type="float">
            <text:p>78043478.26</text:p>
          </table:table-cell>
          <table:table-cell office:value-type="float" office:value="-67.38995361" calcext:value-type="float">
            <text:p>-67.38995361</text:p>
          </table:table-cell>
          <table:table-cell table:number-columns-repeated="3"/>
        </table:table-row>
        <table:table-row table:style-name="ro1">
          <table:table-cell office:value-type="float" office:value="78260869.57" calcext:value-type="float">
            <text:p>78260869.57</text:p>
          </table:table-cell>
          <table:table-cell office:value-type="float" office:value="-67.17063904" calcext:value-type="float">
            <text:p>-67.17063904</text:p>
          </table:table-cell>
          <table:table-cell table:number-columns-repeated="3"/>
        </table:table-row>
        <table:table-row table:style-name="ro1">
          <table:table-cell office:value-type="float" office:value="78478260.87" calcext:value-type="float">
            <text:p>78478260.87</text:p>
          </table:table-cell>
          <table:table-cell office:value-type="float" office:value="-67.22810364" calcext:value-type="float">
            <text:p>-67.22810364</text:p>
          </table:table-cell>
          <table:table-cell table:number-columns-repeated="3"/>
        </table:table-row>
        <table:table-row table:style-name="ro1">
          <table:table-cell office:value-type="float" office:value="78695652.17" calcext:value-type="float">
            <text:p>78695652.17</text:p>
          </table:table-cell>
          <table:table-cell office:value-type="float" office:value="-67.20496368" calcext:value-type="float">
            <text:p>-67.20496368</text:p>
          </table:table-cell>
          <table:table-cell table:number-columns-repeated="3"/>
        </table:table-row>
        <table:table-row table:style-name="ro1">
          <table:table-cell office:value-type="float" office:value="78913043.48" calcext:value-type="float">
            <text:p>78913043.48</text:p>
          </table:table-cell>
          <table:table-cell office:value-type="float" office:value="-67.01502991" calcext:value-type="float">
            <text:p>-67.01502991</text:p>
          </table:table-cell>
          <table:table-cell table:number-columns-repeated="3"/>
        </table:table-row>
        <table:table-row table:style-name="ro1">
          <table:table-cell office:value-type="float" office:value="79130434.78" calcext:value-type="float">
            <text:p>79130434.78</text:p>
          </table:table-cell>
          <table:table-cell office:value-type="float" office:value="-67.60362244" calcext:value-type="float">
            <text:p>-67.60362244</text:p>
          </table:table-cell>
          <table:table-cell table:number-columns-repeated="3"/>
        </table:table-row>
        <table:table-row table:style-name="ro1">
          <table:table-cell office:value-type="float" office:value="79347826.09" calcext:value-type="float">
            <text:p>79347826.09</text:p>
          </table:table-cell>
          <table:table-cell office:value-type="float" office:value="-67.21433258" calcext:value-type="float">
            <text:p>-67.21433258</text:p>
          </table:table-cell>
          <table:table-cell table:number-columns-repeated="3"/>
        </table:table-row>
        <table:table-row table:style-name="ro1">
          <table:table-cell office:value-type="float" office:value="79565217.39" calcext:value-type="float">
            <text:p>79565217.39</text:p>
          </table:table-cell>
          <table:table-cell office:value-type="float" office:value="-67.23242188" calcext:value-type="float">
            <text:p>-67.23242188</text:p>
          </table:table-cell>
          <table:table-cell table:number-columns-repeated="3"/>
        </table:table-row>
        <table:table-row table:style-name="ro1">
          <table:table-cell office:value-type="float" office:value="79782608.7" calcext:value-type="float">
            <text:p>79782608.7</text:p>
          </table:table-cell>
          <table:table-cell office:value-type="float" office:value="-67.36155701" calcext:value-type="float">
            <text:p>-67.36155701</text:p>
          </table:table-cell>
          <table:table-cell table:number-columns-repeated="3"/>
        </table:table-row>
        <table:table-row table:style-name="ro1">
          <table:table-cell office:value-type="float" office:value="80000000" calcext:value-type="float">
            <text:p>80000000</text:p>
          </table:table-cell>
          <table:table-cell office:value-type="float" office:value="-67.30229187" calcext:value-type="float">
            <text:p>-67.30229187</text:p>
          </table:table-cell>
          <table:table-cell table:number-columns-repeated="3"/>
        </table:table-row>
        <table:table-row table:style-name="ro1">
          <table:table-cell office:value-type="float" office:value="80217391.3" calcext:value-type="float">
            <text:p>80217391.3</text:p>
          </table:table-cell>
          <table:table-cell office:value-type="float" office:value="-66.85900116" calcext:value-type="float">
            <text:p>-66.85900116</text:p>
          </table:table-cell>
          <table:table-cell table:number-columns-repeated="3"/>
        </table:table-row>
        <table:table-row table:style-name="ro1">
          <table:table-cell office:value-type="float" office:value="80434782.61" calcext:value-type="float">
            <text:p>80434782.61</text:p>
          </table:table-cell>
          <table:table-cell office:value-type="float" office:value="-67.36399841" calcext:value-type="float">
            <text:p>-67.36399841</text:p>
          </table:table-cell>
          <table:table-cell table:number-columns-repeated="3"/>
        </table:table-row>
        <table:table-row table:style-name="ro1">
          <table:table-cell office:value-type="float" office:value="80652173.91" calcext:value-type="float">
            <text:p>80652173.91</text:p>
          </table:table-cell>
          <table:table-cell office:value-type="float" office:value="-67.14056396" calcext:value-type="float">
            <text:p>-67.14056396</text:p>
          </table:table-cell>
          <table:table-cell table:number-columns-repeated="3"/>
        </table:table-row>
        <table:table-row table:style-name="ro1">
          <table:table-cell office:value-type="float" office:value="80869565.22" calcext:value-type="float">
            <text:p>80869565.22</text:p>
          </table:table-cell>
          <table:table-cell office:value-type="float" office:value="-67.05727386" calcext:value-type="float">
            <text:p>-67.05727386</text:p>
          </table:table-cell>
          <table:table-cell table:number-columns-repeated="3"/>
        </table:table-row>
        <table:table-row table:style-name="ro1">
          <table:table-cell office:value-type="float" office:value="81086956.52" calcext:value-type="float">
            <text:p>81086956.52</text:p>
          </table:table-cell>
          <table:table-cell office:value-type="float" office:value="-67.23097992" calcext:value-type="float">
            <text:p>-67.23097992</text:p>
          </table:table-cell>
          <table:table-cell table:number-columns-repeated="3"/>
        </table:table-row>
        <table:table-row table:style-name="ro1">
          <table:table-cell office:value-type="float" office:value="81304347.83" calcext:value-type="float">
            <text:p>81304347.83</text:p>
          </table:table-cell>
          <table:table-cell office:value-type="float" office:value="-67.11741638" calcext:value-type="float">
            <text:p>-67.11741638</text:p>
          </table:table-cell>
          <table:table-cell table:number-columns-repeated="3"/>
        </table:table-row>
        <table:table-row table:style-name="ro1">
          <table:table-cell office:value-type="float" office:value="81521739.13" calcext:value-type="float">
            <text:p>81521739.13</text:p>
          </table:table-cell>
          <table:table-cell office:value-type="float" office:value="-67.23303223" calcext:value-type="float">
            <text:p>-67.23303223</text:p>
          </table:table-cell>
          <table:table-cell table:number-columns-repeated="3"/>
        </table:table-row>
        <table:table-row table:style-name="ro1">
          <table:table-cell office:value-type="float" office:value="81739130.43" calcext:value-type="float">
            <text:p>81739130.43</text:p>
          </table:table-cell>
          <table:table-cell office:value-type="float" office:value="-67.09736633" calcext:value-type="float">
            <text:p>-67.09736633</text:p>
          </table:table-cell>
          <table:table-cell table:number-columns-repeated="3"/>
        </table:table-row>
        <table:table-row table:style-name="ro1">
          <table:table-cell office:value-type="float" office:value="81956521.74" calcext:value-type="float">
            <text:p>81956521.74</text:p>
          </table:table-cell>
          <table:table-cell office:value-type="float" office:value="-66.8455658" calcext:value-type="float">
            <text:p>-66.8455658</text:p>
          </table:table-cell>
          <table:table-cell table:number-columns-repeated="3"/>
        </table:table-row>
        <table:table-row table:style-name="ro1">
          <table:table-cell office:value-type="float" office:value="82173913.04" calcext:value-type="float">
            <text:p>82173913.04</text:p>
          </table:table-cell>
          <table:table-cell office:value-type="float" office:value="-67.27075958" calcext:value-type="float">
            <text:p>-67.27075958</text:p>
          </table:table-cell>
          <table:table-cell table:number-columns-repeated="3"/>
        </table:table-row>
        <table:table-row table:style-name="ro1">
          <table:table-cell office:value-type="float" office:value="82391304.35" calcext:value-type="float">
            <text:p>82391304.35</text:p>
          </table:table-cell>
          <table:table-cell office:value-type="float" office:value="-67.11763" calcext:value-type="float">
            <text:p>-67.11763</text:p>
          </table:table-cell>
          <table:table-cell table:number-columns-repeated="3"/>
        </table:table-row>
        <table:table-row table:style-name="ro1">
          <table:table-cell office:value-type="float" office:value="82608695.65" calcext:value-type="float">
            <text:p>82608695.65</text:p>
          </table:table-cell>
          <table:table-cell office:value-type="float" office:value="-67.2447052" calcext:value-type="float">
            <text:p>-67.2447052</text:p>
          </table:table-cell>
          <table:table-cell table:number-columns-repeated="3"/>
        </table:table-row>
        <table:table-row table:style-name="ro1">
          <table:table-cell office:value-type="float" office:value="82826086.96" calcext:value-type="float">
            <text:p>82826086.96</text:p>
          </table:table-cell>
          <table:table-cell office:value-type="float" office:value="-67.26112366" calcext:value-type="float">
            <text:p>-67.26112366</text:p>
          </table:table-cell>
          <table:table-cell table:number-columns-repeated="3"/>
        </table:table-row>
        <table:table-row table:style-name="ro1">
          <table:table-cell office:value-type="float" office:value="83043478.26" calcext:value-type="float">
            <text:p>83043478.26</text:p>
          </table:table-cell>
          <table:table-cell office:value-type="float" office:value="-67.17750549" calcext:value-type="float">
            <text:p>-67.17750549</text:p>
          </table:table-cell>
          <table:table-cell table:number-columns-repeated="3"/>
        </table:table-row>
        <table:table-row table:style-name="ro1">
          <table:table-cell office:value-type="float" office:value="83260869.57" calcext:value-type="float">
            <text:p>83260869.57</text:p>
          </table:table-cell>
          <table:table-cell office:value-type="float" office:value="-67.30062866" calcext:value-type="float">
            <text:p>-67.30062866</text:p>
          </table:table-cell>
          <table:table-cell table:number-columns-repeated="3"/>
        </table:table-row>
        <table:table-row table:style-name="ro1">
          <table:table-cell office:value-type="float" office:value="83478260.87" calcext:value-type="float">
            <text:p>83478260.87</text:p>
          </table:table-cell>
          <table:table-cell office:value-type="float" office:value="-67.22668457" calcext:value-type="float">
            <text:p>-67.22668457</text:p>
          </table:table-cell>
          <table:table-cell table:number-columns-repeated="3"/>
        </table:table-row>
        <table:table-row table:style-name="ro1">
          <table:table-cell office:value-type="float" office:value="83695652.17" calcext:value-type="float">
            <text:p>83695652.17</text:p>
          </table:table-cell>
          <table:table-cell office:value-type="float" office:value="-67.02869415" calcext:value-type="float">
            <text:p>-67.02869415</text:p>
          </table:table-cell>
          <table:table-cell table:number-columns-repeated="3"/>
        </table:table-row>
        <table:table-row table:style-name="ro1">
          <table:table-cell office:value-type="float" office:value="83913043.48" calcext:value-type="float">
            <text:p>83913043.48</text:p>
          </table:table-cell>
          <table:table-cell office:value-type="float" office:value="-67.23131561" calcext:value-type="float">
            <text:p>-67.23131561</text:p>
          </table:table-cell>
          <table:table-cell table:number-columns-repeated="3"/>
        </table:table-row>
        <table:table-row table:style-name="ro1">
          <table:table-cell office:value-type="float" office:value="84130434.78" calcext:value-type="float">
            <text:p>84130434.78</text:p>
          </table:table-cell>
          <table:table-cell office:value-type="float" office:value="-67.32875061" calcext:value-type="float">
            <text:p>-67.32875061</text:p>
          </table:table-cell>
          <table:table-cell table:number-columns-repeated="3"/>
        </table:table-row>
        <table:table-row table:style-name="ro1">
          <table:table-cell office:value-type="float" office:value="84347826.09" calcext:value-type="float">
            <text:p>84347826.09</text:p>
          </table:table-cell>
          <table:table-cell office:value-type="float" office:value="-67.3419342" calcext:value-type="float">
            <text:p>-67.3419342</text:p>
          </table:table-cell>
          <table:table-cell table:number-columns-repeated="3"/>
        </table:table-row>
        <table:table-row table:style-name="ro1">
          <table:table-cell office:value-type="float" office:value="84565217.39" calcext:value-type="float">
            <text:p>84565217.39</text:p>
          </table:table-cell>
          <table:table-cell office:value-type="float" office:value="-66.92152405" calcext:value-type="float">
            <text:p>-66.92152405</text:p>
          </table:table-cell>
          <table:table-cell table:number-columns-repeated="3"/>
        </table:table-row>
        <table:table-row table:style-name="ro1">
          <table:table-cell office:value-type="float" office:value="84782608.7" calcext:value-type="float">
            <text:p>84782608.7</text:p>
          </table:table-cell>
          <table:table-cell office:value-type="float" office:value="-67.2603302" calcext:value-type="float">
            <text:p>-67.2603302</text:p>
          </table:table-cell>
          <table:table-cell table:number-columns-repeated="3"/>
        </table:table-row>
        <table:table-row table:style-name="ro1">
          <table:table-cell office:value-type="float" office:value="85000000" calcext:value-type="float">
            <text:p>85000000</text:p>
          </table:table-cell>
          <table:table-cell office:value-type="float" office:value="-66.88532257" calcext:value-type="float">
            <text:p>-66.88532257</text:p>
          </table:table-cell>
          <table:table-cell table:number-columns-repeated="3"/>
        </table:table-row>
        <table:table-row table:style-name="ro1">
          <table:table-cell office:value-type="float" office:value="85217391.3" calcext:value-type="float">
            <text:p>85217391.3</text:p>
          </table:table-cell>
          <table:table-cell office:value-type="float" office:value="-67.21469116" calcext:value-type="float">
            <text:p>-67.21469116</text:p>
          </table:table-cell>
          <table:table-cell table:number-columns-repeated="3"/>
        </table:table-row>
        <table:table-row table:style-name="ro1">
          <table:table-cell office:value-type="float" office:value="85434782.61" calcext:value-type="float">
            <text:p>85434782.61</text:p>
          </table:table-cell>
          <table:table-cell office:value-type="float" office:value="-66.93331909" calcext:value-type="float">
            <text:p>-66.93331909</text:p>
          </table:table-cell>
          <table:table-cell table:number-columns-repeated="3"/>
        </table:table-row>
        <table:table-row table:style-name="ro1">
          <table:table-cell office:value-type="float" office:value="85652173.91" calcext:value-type="float">
            <text:p>85652173.91</text:p>
          </table:table-cell>
          <table:table-cell office:value-type="float" office:value="-67.32209778" calcext:value-type="float">
            <text:p>-67.32209778</text:p>
          </table:table-cell>
          <table:table-cell table:number-columns-repeated="3"/>
        </table:table-row>
        <table:table-row table:style-name="ro1">
          <table:table-cell office:value-type="float" office:value="85869565.22" calcext:value-type="float">
            <text:p>85869565.22</text:p>
          </table:table-cell>
          <table:table-cell office:value-type="float" office:value="-67.14967346" calcext:value-type="float">
            <text:p>-67.14967346</text:p>
          </table:table-cell>
          <table:table-cell table:number-columns-repeated="3"/>
        </table:table-row>
        <table:table-row table:style-name="ro1">
          <table:table-cell office:value-type="float" office:value="86086956.52" calcext:value-type="float">
            <text:p>86086956.52</text:p>
          </table:table-cell>
          <table:table-cell office:value-type="float" office:value="-66.98880768" calcext:value-type="float">
            <text:p>-66.98880768</text:p>
          </table:table-cell>
          <table:table-cell table:number-columns-repeated="3"/>
        </table:table-row>
        <table:table-row table:style-name="ro1">
          <table:table-cell office:value-type="float" office:value="86304347.83" calcext:value-type="float">
            <text:p>86304347.83</text:p>
          </table:table-cell>
          <table:table-cell office:value-type="float" office:value="-67.6025238" calcext:value-type="float">
            <text:p>-67.6025238</text:p>
          </table:table-cell>
          <table:table-cell table:number-columns-repeated="3"/>
        </table:table-row>
        <table:table-row table:style-name="ro1">
          <table:table-cell office:value-type="float" office:value="86521739.13" calcext:value-type="float">
            <text:p>86521739.13</text:p>
          </table:table-cell>
          <table:table-cell office:value-type="float" office:value="-67.26142883" calcext:value-type="float">
            <text:p>-67.26142883</text:p>
          </table:table-cell>
          <table:table-cell table:number-columns-repeated="3"/>
        </table:table-row>
        <table:table-row table:style-name="ro1">
          <table:table-cell office:value-type="float" office:value="86739130.43" calcext:value-type="float">
            <text:p>86739130.43</text:p>
          </table:table-cell>
          <table:table-cell office:value-type="float" office:value="-67.22913361" calcext:value-type="float">
            <text:p>-67.22913361</text:p>
          </table:table-cell>
          <table:table-cell table:number-columns-repeated="3"/>
        </table:table-row>
        <table:table-row table:style-name="ro1">
          <table:table-cell office:value-type="float" office:value="86956521.74" calcext:value-type="float">
            <text:p>86956521.74</text:p>
          </table:table-cell>
          <table:table-cell office:value-type="float" office:value="-67.27033997" calcext:value-type="float">
            <text:p>-67.27033997</text:p>
          </table:table-cell>
          <table:table-cell table:number-columns-repeated="3"/>
        </table:table-row>
        <table:table-row table:style-name="ro1">
          <table:table-cell office:value-type="float" office:value="87173913.04" calcext:value-type="float">
            <text:p>87173913.04</text:p>
          </table:table-cell>
          <table:table-cell office:value-type="float" office:value="-67.26866913" calcext:value-type="float">
            <text:p>-67.26866913</text:p>
          </table:table-cell>
          <table:table-cell table:number-columns-repeated="3"/>
        </table:table-row>
        <table:table-row table:style-name="ro1">
          <table:table-cell office:value-type="float" office:value="87391304.35" calcext:value-type="float">
            <text:p>87391304.35</text:p>
          </table:table-cell>
          <table:table-cell office:value-type="float" office:value="-67.13179016" calcext:value-type="float">
            <text:p>-67.13179016</text:p>
          </table:table-cell>
          <table:table-cell table:number-columns-repeated="3"/>
        </table:table-row>
        <table:table-row table:style-name="ro1">
          <table:table-cell office:value-type="float" office:value="87608695.65" calcext:value-type="float">
            <text:p>87608695.65</text:p>
          </table:table-cell>
          <table:table-cell office:value-type="float" office:value="-67.40303802" calcext:value-type="float">
            <text:p>-67.40303802</text:p>
          </table:table-cell>
          <table:table-cell table:number-columns-repeated="3"/>
        </table:table-row>
        <table:table-row table:style-name="ro1">
          <table:table-cell office:value-type="float" office:value="87826086.96" calcext:value-type="float">
            <text:p>87826086.96</text:p>
          </table:table-cell>
          <table:table-cell office:value-type="float" office:value="-67.54755402" calcext:value-type="float">
            <text:p>-67.54755402</text:p>
          </table:table-cell>
          <table:table-cell table:number-columns-repeated="3"/>
        </table:table-row>
        <table:table-row table:style-name="ro1">
          <table:table-cell office:value-type="float" office:value="88043478.26" calcext:value-type="float">
            <text:p>88043478.26</text:p>
          </table:table-cell>
          <table:table-cell office:value-type="float" office:value="-66.98747253" calcext:value-type="float">
            <text:p>-66.98747253</text:p>
          </table:table-cell>
          <table:table-cell table:number-columns-repeated="3"/>
        </table:table-row>
        <table:table-row table:style-name="ro1">
          <table:table-cell office:value-type="float" office:value="88260869.57" calcext:value-type="float">
            <text:p>88260869.57</text:p>
          </table:table-cell>
          <table:table-cell office:value-type="float" office:value="-67.25521851" calcext:value-type="float">
            <text:p>-67.25521851</text:p>
          </table:table-cell>
          <table:table-cell table:number-columns-repeated="3"/>
        </table:table-row>
        <table:table-row table:style-name="ro1">
          <table:table-cell office:value-type="float" office:value="88478260.87" calcext:value-type="float">
            <text:p>88478260.87</text:p>
          </table:table-cell>
          <table:table-cell office:value-type="float" office:value="-67.44530487" calcext:value-type="float">
            <text:p>-67.44530487</text:p>
          </table:table-cell>
          <table:table-cell table:number-columns-repeated="3"/>
        </table:table-row>
        <table:table-row table:style-name="ro1">
          <table:table-cell office:value-type="float" office:value="88695652.17" calcext:value-type="float">
            <text:p>88695652.17</text:p>
          </table:table-cell>
          <table:table-cell office:value-type="float" office:value="-67.38326263" calcext:value-type="float">
            <text:p>-67.38326263</text:p>
          </table:table-cell>
          <table:table-cell table:number-columns-repeated="3"/>
        </table:table-row>
        <table:table-row table:style-name="ro1">
          <table:table-cell office:value-type="float" office:value="88913043.48" calcext:value-type="float">
            <text:p>88913043.48</text:p>
          </table:table-cell>
          <table:table-cell office:value-type="float" office:value="-67.23750305" calcext:value-type="float">
            <text:p>-67.23750305</text:p>
          </table:table-cell>
          <table:table-cell table:number-columns-repeated="3"/>
        </table:table-row>
        <table:table-row table:style-name="ro1">
          <table:table-cell office:value-type="float" office:value="89130434.78" calcext:value-type="float">
            <text:p>89130434.78</text:p>
          </table:table-cell>
          <table:table-cell office:value-type="float" office:value="-67.20688629" calcext:value-type="float">
            <text:p>-67.20688629</text:p>
          </table:table-cell>
          <table:table-cell table:number-columns-repeated="3"/>
        </table:table-row>
        <table:table-row table:style-name="ro1">
          <table:table-cell office:value-type="float" office:value="89347826.09" calcext:value-type="float">
            <text:p>89347826.09</text:p>
          </table:table-cell>
          <table:table-cell office:value-type="float" office:value="-67.52664948" calcext:value-type="float">
            <text:p>-67.52664948</text:p>
          </table:table-cell>
          <table:table-cell table:number-columns-repeated="3"/>
        </table:table-row>
        <table:table-row table:style-name="ro1">
          <table:table-cell office:value-type="float" office:value="89565217.39" calcext:value-type="float">
            <text:p>89565217.39</text:p>
          </table:table-cell>
          <table:table-cell office:value-type="float" office:value="-67.38044739" calcext:value-type="float">
            <text:p>-67.38044739</text:p>
          </table:table-cell>
          <table:table-cell table:number-columns-repeated="3"/>
        </table:table-row>
        <table:table-row table:style-name="ro1">
          <table:table-cell office:value-type="float" office:value="89782608.7" calcext:value-type="float">
            <text:p>89782608.7</text:p>
          </table:table-cell>
          <table:table-cell office:value-type="float" office:value="-67.12821198" calcext:value-type="float">
            <text:p>-67.12821198</text:p>
          </table:table-cell>
          <table:table-cell table:number-columns-repeated="3"/>
        </table:table-row>
        <table:table-row table:style-name="ro1">
          <table:table-cell office:value-type="float" office:value="90000000" calcext:value-type="float">
            <text:p>90000000</text:p>
          </table:table-cell>
          <table:table-cell office:value-type="float" office:value="-67.31840515" calcext:value-type="float">
            <text:p>-67.31840515</text:p>
          </table:table-cell>
          <table:table-cell table:number-columns-repeated="3"/>
        </table:table-row>
        <table:table-row table:style-name="ro1">
          <table:table-cell office:value-type="float" office:value="90217391.3" calcext:value-type="float">
            <text:p>90217391.3</text:p>
          </table:table-cell>
          <table:table-cell office:value-type="float" office:value="-67.46735382" calcext:value-type="float">
            <text:p>-67.46735382</text:p>
          </table:table-cell>
          <table:table-cell table:number-columns-repeated="3"/>
        </table:table-row>
        <table:table-row table:style-name="ro1">
          <table:table-cell office:value-type="float" office:value="90434782.61" calcext:value-type="float">
            <text:p>90434782.61</text:p>
          </table:table-cell>
          <table:table-cell office:value-type="float" office:value="-67.25799561" calcext:value-type="float">
            <text:p>-67.25799561</text:p>
          </table:table-cell>
          <table:table-cell table:number-columns-repeated="3"/>
        </table:table-row>
        <table:table-row table:style-name="ro1">
          <table:table-cell office:value-type="float" office:value="90652173.91" calcext:value-type="float">
            <text:p>90652173.91</text:p>
          </table:table-cell>
          <table:table-cell office:value-type="float" office:value="-67.4050827" calcext:value-type="float">
            <text:p>-67.4050827</text:p>
          </table:table-cell>
          <table:table-cell table:number-columns-repeated="3"/>
        </table:table-row>
        <table:table-row table:style-name="ro1">
          <table:table-cell office:value-type="float" office:value="90869565.22" calcext:value-type="float">
            <text:p>90869565.22</text:p>
          </table:table-cell>
          <table:table-cell office:value-type="float" office:value="-67.661026" calcext:value-type="float">
            <text:p>-67.661026</text:p>
          </table:table-cell>
          <table:table-cell table:number-columns-repeated="3"/>
        </table:table-row>
        <table:table-row table:style-name="ro1">
          <table:table-cell office:value-type="float" office:value="91086956.52" calcext:value-type="float">
            <text:p>91086956.52</text:p>
          </table:table-cell>
          <table:table-cell office:value-type="float" office:value="-67.40663147" calcext:value-type="float">
            <text:p>-67.40663147</text:p>
          </table:table-cell>
          <table:table-cell table:number-columns-repeated="3"/>
        </table:table-row>
        <table:table-row table:style-name="ro1">
          <table:table-cell office:value-type="float" office:value="91304347.83" calcext:value-type="float">
            <text:p>91304347.83</text:p>
          </table:table-cell>
          <table:table-cell office:value-type="float" office:value="-67.38905334" calcext:value-type="float">
            <text:p>-67.38905334</text:p>
          </table:table-cell>
          <table:table-cell table:number-columns-repeated="3"/>
        </table:table-row>
        <table:table-row table:style-name="ro1">
          <table:table-cell office:value-type="float" office:value="91521739.13" calcext:value-type="float">
            <text:p>91521739.13</text:p>
          </table:table-cell>
          <table:table-cell office:value-type="float" office:value="-67.64031982" calcext:value-type="float">
            <text:p>-67.64031982</text:p>
          </table:table-cell>
          <table:table-cell table:number-columns-repeated="3"/>
        </table:table-row>
        <table:table-row table:style-name="ro1">
          <table:table-cell office:value-type="float" office:value="91739130.43" calcext:value-type="float">
            <text:p>91739130.43</text:p>
          </table:table-cell>
          <table:table-cell office:value-type="float" office:value="-67.40558624" calcext:value-type="float">
            <text:p>-67.40558624</text:p>
          </table:table-cell>
          <table:table-cell table:number-columns-repeated="3"/>
        </table:table-row>
        <table:table-row table:style-name="ro1">
          <table:table-cell office:value-type="float" office:value="91956521.74" calcext:value-type="float">
            <text:p>91956521.74</text:p>
          </table:table-cell>
          <table:table-cell office:value-type="float" office:value="-67.38954163" calcext:value-type="float">
            <text:p>-67.38954163</text:p>
          </table:table-cell>
          <table:table-cell table:number-columns-repeated="3"/>
        </table:table-row>
        <table:table-row table:style-name="ro1">
          <table:table-cell office:value-type="float" office:value="92173913.04" calcext:value-type="float">
            <text:p>92173913.04</text:p>
          </table:table-cell>
          <table:table-cell office:value-type="float" office:value="-67.15190887" calcext:value-type="float">
            <text:p>-67.15190887</text:p>
          </table:table-cell>
          <table:table-cell table:number-columns-repeated="3"/>
        </table:table-row>
        <table:table-row table:style-name="ro1">
          <table:table-cell office:value-type="float" office:value="92391304.35" calcext:value-type="float">
            <text:p>92391304.35</text:p>
          </table:table-cell>
          <table:table-cell office:value-type="float" office:value="-67.35873413" calcext:value-type="float">
            <text:p>-67.35873413</text:p>
          </table:table-cell>
          <table:table-cell table:number-columns-repeated="3"/>
        </table:table-row>
        <table:table-row table:style-name="ro1">
          <table:table-cell office:value-type="float" office:value="92608695.65" calcext:value-type="float">
            <text:p>92608695.65</text:p>
          </table:table-cell>
          <table:table-cell office:value-type="float" office:value="-67.43934631" calcext:value-type="float">
            <text:p>-67.43934631</text:p>
          </table:table-cell>
          <table:table-cell table:number-columns-repeated="3"/>
        </table:table-row>
        <table:table-row table:style-name="ro1">
          <table:table-cell office:value-type="float" office:value="92826086.96" calcext:value-type="float">
            <text:p>92826086.96</text:p>
          </table:table-cell>
          <table:table-cell office:value-type="float" office:value="-67.40393066" calcext:value-type="float">
            <text:p>-67.40393066</text:p>
          </table:table-cell>
          <table:table-cell table:number-columns-repeated="3"/>
        </table:table-row>
        <table:table-row table:style-name="ro1">
          <table:table-cell office:value-type="float" office:value="93043478.26" calcext:value-type="float">
            <text:p>93043478.26</text:p>
          </table:table-cell>
          <table:table-cell office:value-type="float" office:value="-66.83376312" calcext:value-type="float">
            <text:p>-66.83376312</text:p>
          </table:table-cell>
          <table:table-cell table:number-columns-repeated="3"/>
        </table:table-row>
        <table:table-row table:style-name="ro1">
          <table:table-cell office:value-type="float" office:value="93260869.57" calcext:value-type="float">
            <text:p>93260869.57</text:p>
          </table:table-cell>
          <table:table-cell office:value-type="float" office:value="-67.13340759" calcext:value-type="float">
            <text:p>-67.13340759</text:p>
          </table:table-cell>
          <table:table-cell table:number-columns-repeated="3"/>
        </table:table-row>
        <table:table-row table:style-name="ro1">
          <table:table-cell office:value-type="float" office:value="93478260.87" calcext:value-type="float">
            <text:p>93478260.87</text:p>
          </table:table-cell>
          <table:table-cell office:value-type="float" office:value="-67.59422302" calcext:value-type="float">
            <text:p>-67.59422302</text:p>
          </table:table-cell>
          <table:table-cell table:number-columns-repeated="3"/>
        </table:table-row>
        <table:table-row table:style-name="ro1">
          <table:table-cell office:value-type="float" office:value="93695652.17" calcext:value-type="float">
            <text:p>93695652.17</text:p>
          </table:table-cell>
          <table:table-cell office:value-type="float" office:value="-67.03617096" calcext:value-type="float">
            <text:p>-67.03617096</text:p>
          </table:table-cell>
          <table:table-cell table:number-columns-repeated="3"/>
        </table:table-row>
        <table:table-row table:style-name="ro1">
          <table:table-cell office:value-type="float" office:value="93913043.48" calcext:value-type="float">
            <text:p>93913043.48</text:p>
          </table:table-cell>
          <table:table-cell office:value-type="float" office:value="-67.41474915" calcext:value-type="float">
            <text:p>-67.41474915</text:p>
          </table:table-cell>
          <table:table-cell table:number-columns-repeated="3"/>
        </table:table-row>
        <table:table-row table:style-name="ro1">
          <table:table-cell office:value-type="float" office:value="94130434.78" calcext:value-type="float">
            <text:p>94130434.78</text:p>
          </table:table-cell>
          <table:table-cell office:value-type="float" office:value="-67.17327881" calcext:value-type="float">
            <text:p>-67.17327881</text:p>
          </table:table-cell>
          <table:table-cell table:number-columns-repeated="3"/>
        </table:table-row>
        <table:table-row table:style-name="ro1">
          <table:table-cell office:value-type="float" office:value="94347826.09" calcext:value-type="float">
            <text:p>94347826.09</text:p>
          </table:table-cell>
          <table:table-cell office:value-type="float" office:value="-66.99552917" calcext:value-type="float">
            <text:p>-66.99552917</text:p>
          </table:table-cell>
          <table:table-cell table:number-columns-repeated="3"/>
        </table:table-row>
        <table:table-row table:style-name="ro1">
          <table:table-cell office:value-type="float" office:value="94565217.39" calcext:value-type="float">
            <text:p>94565217.39</text:p>
          </table:table-cell>
          <table:table-cell office:value-type="float" office:value="-66.75743103" calcext:value-type="float">
            <text:p>-66.75743103</text:p>
          </table:table-cell>
          <table:table-cell table:number-columns-repeated="3"/>
        </table:table-row>
        <table:table-row table:style-name="ro1">
          <table:table-cell office:value-type="float" office:value="94782608.7" calcext:value-type="float">
            <text:p>94782608.7</text:p>
          </table:table-cell>
          <table:table-cell office:value-type="float" office:value="-66.88911438" calcext:value-type="float">
            <text:p>-66.88911438</text:p>
          </table:table-cell>
          <table:table-cell table:number-columns-repeated="3"/>
        </table:table-row>
        <table:table-row table:style-name="ro1">
          <table:table-cell office:value-type="float" office:value="95000000" calcext:value-type="float">
            <text:p>95000000</text:p>
          </table:table-cell>
          <table:table-cell office:value-type="float" office:value="-67.02787781" calcext:value-type="float">
            <text:p>-67.02787781</text:p>
          </table:table-cell>
          <table:table-cell table:number-columns-repeated="3"/>
        </table:table-row>
        <table:table-row table:style-name="ro1">
          <table:table-cell office:value-type="float" office:value="95217391.3" calcext:value-type="float">
            <text:p>95217391.3</text:p>
          </table:table-cell>
          <table:table-cell office:value-type="float" office:value="-67.20239258" calcext:value-type="float">
            <text:p>-67.20239258</text:p>
          </table:table-cell>
          <table:table-cell table:number-columns-repeated="3"/>
        </table:table-row>
        <table:table-row table:style-name="ro1">
          <table:table-cell office:value-type="float" office:value="95434782.61" calcext:value-type="float">
            <text:p>95434782.61</text:p>
          </table:table-cell>
          <table:table-cell office:value-type="float" office:value="-67.17549133" calcext:value-type="float">
            <text:p>-67.17549133</text:p>
          </table:table-cell>
          <table:table-cell table:number-columns-repeated="3"/>
        </table:table-row>
        <table:table-row table:style-name="ro1">
          <table:table-cell office:value-type="float" office:value="95652173.91" calcext:value-type="float">
            <text:p>95652173.91</text:p>
          </table:table-cell>
          <table:table-cell office:value-type="float" office:value="-67.51125336" calcext:value-type="float">
            <text:p>-67.51125336</text:p>
          </table:table-cell>
          <table:table-cell table:number-columns-repeated="3"/>
        </table:table-row>
        <table:table-row table:style-name="ro1">
          <table:table-cell office:value-type="float" office:value="95869565.22" calcext:value-type="float">
            <text:p>95869565.22</text:p>
          </table:table-cell>
          <table:table-cell office:value-type="float" office:value="-67.50124359" calcext:value-type="float">
            <text:p>-67.50124359</text:p>
          </table:table-cell>
          <table:table-cell table:number-columns-repeated="3"/>
        </table:table-row>
        <table:table-row table:style-name="ro1">
          <table:table-cell office:value-type="float" office:value="96086956.52" calcext:value-type="float">
            <text:p>96086956.52</text:p>
          </table:table-cell>
          <table:table-cell office:value-type="float" office:value="-67.47283173" calcext:value-type="float">
            <text:p>-67.47283173</text:p>
          </table:table-cell>
          <table:table-cell table:number-columns-repeated="3"/>
        </table:table-row>
        <table:table-row table:style-name="ro1">
          <table:table-cell office:value-type="float" office:value="96304347.83" calcext:value-type="float">
            <text:p>96304347.83</text:p>
          </table:table-cell>
          <table:table-cell office:value-type="float" office:value="-67.6791153" calcext:value-type="float">
            <text:p>-67.6791153</text:p>
          </table:table-cell>
          <table:table-cell table:number-columns-repeated="3"/>
        </table:table-row>
        <table:table-row table:style-name="ro1">
          <table:table-cell office:value-type="float" office:value="96521739.13" calcext:value-type="float">
            <text:p>96521739.13</text:p>
          </table:table-cell>
          <table:table-cell office:value-type="float" office:value="-67.43161774" calcext:value-type="float">
            <text:p>-67.43161774</text:p>
          </table:table-cell>
          <table:table-cell table:number-columns-repeated="3"/>
        </table:table-row>
        <table:table-row table:style-name="ro1">
          <table:table-cell office:value-type="float" office:value="96739130.43" calcext:value-type="float">
            <text:p>96739130.43</text:p>
          </table:table-cell>
          <table:table-cell office:value-type="float" office:value="-67.62464905" calcext:value-type="float">
            <text:p>-67.62464905</text:p>
          </table:table-cell>
          <table:table-cell table:number-columns-repeated="3"/>
        </table:table-row>
        <table:table-row table:style-name="ro1">
          <table:table-cell office:value-type="float" office:value="96956521.74" calcext:value-type="float">
            <text:p>96956521.74</text:p>
          </table:table-cell>
          <table:table-cell office:value-type="float" office:value="-67.24044037" calcext:value-type="float">
            <text:p>-67.24044037</text:p>
          </table:table-cell>
          <table:table-cell table:number-columns-repeated="3"/>
        </table:table-row>
        <table:table-row table:style-name="ro1">
          <table:table-cell office:value-type="float" office:value="97173913.04" calcext:value-type="float">
            <text:p>97173913.04</text:p>
          </table:table-cell>
          <table:table-cell office:value-type="float" office:value="-67.1872406" calcext:value-type="float">
            <text:p>-67.1872406</text:p>
          </table:table-cell>
          <table:table-cell table:number-columns-repeated="3"/>
        </table:table-row>
        <table:table-row table:style-name="ro1">
          <table:table-cell office:value-type="float" office:value="97391304.35" calcext:value-type="float">
            <text:p>97391304.35</text:p>
          </table:table-cell>
          <table:table-cell office:value-type="float" office:value="-67.60081482" calcext:value-type="float">
            <text:p>-67.60081482</text:p>
          </table:table-cell>
          <table:table-cell table:number-columns-repeated="3"/>
        </table:table-row>
        <table:table-row table:style-name="ro1">
          <table:table-cell office:value-type="float" office:value="97608695.65" calcext:value-type="float">
            <text:p>97608695.65</text:p>
          </table:table-cell>
          <table:table-cell office:value-type="float" office:value="-67.75641632" calcext:value-type="float">
            <text:p>-67.75641632</text:p>
          </table:table-cell>
          <table:table-cell table:number-columns-repeated="3"/>
        </table:table-row>
        <table:table-row table:style-name="ro1">
          <table:table-cell office:value-type="float" office:value="97826086.96" calcext:value-type="float">
            <text:p>97826086.96</text:p>
          </table:table-cell>
          <table:table-cell office:value-type="float" office:value="-67.46346283" calcext:value-type="float">
            <text:p>-67.46346283</text:p>
          </table:table-cell>
          <table:table-cell table:number-columns-repeated="3"/>
        </table:table-row>
        <table:table-row table:style-name="ro1">
          <table:table-cell office:value-type="float" office:value="98043478.26" calcext:value-type="float">
            <text:p>98043478.26</text:p>
          </table:table-cell>
          <table:table-cell office:value-type="float" office:value="-67.41679382" calcext:value-type="float">
            <text:p>-67.41679382</text:p>
          </table:table-cell>
          <table:table-cell table:number-columns-repeated="3"/>
        </table:table-row>
        <table:table-row table:style-name="ro1">
          <table:table-cell office:value-type="float" office:value="98260869.57" calcext:value-type="float">
            <text:p>98260869.57</text:p>
          </table:table-cell>
          <table:table-cell office:value-type="float" office:value="-67.30984497" calcext:value-type="float">
            <text:p>-67.30984497</text:p>
          </table:table-cell>
          <table:table-cell table:number-columns-repeated="3"/>
        </table:table-row>
        <table:table-row table:style-name="ro1">
          <table:table-cell office:value-type="float" office:value="98478260.87" calcext:value-type="float">
            <text:p>98478260.87</text:p>
          </table:table-cell>
          <table:table-cell office:value-type="float" office:value="-67.33563232" calcext:value-type="float">
            <text:p>-67.33563232</text:p>
          </table:table-cell>
          <table:table-cell table:number-columns-repeated="3"/>
        </table:table-row>
        <table:table-row table:style-name="ro1">
          <table:table-cell office:value-type="float" office:value="98695652.17" calcext:value-type="float">
            <text:p>98695652.17</text:p>
          </table:table-cell>
          <table:table-cell office:value-type="float" office:value="-67.39733124" calcext:value-type="float">
            <text:p>-67.39733124</text:p>
          </table:table-cell>
          <table:table-cell table:number-columns-repeated="3"/>
        </table:table-row>
        <table:table-row table:style-name="ro1">
          <table:table-cell office:value-type="float" office:value="98913043.48" calcext:value-type="float">
            <text:p>98913043.48</text:p>
          </table:table-cell>
          <table:table-cell office:value-type="float" office:value="-67.2767334" calcext:value-type="float">
            <text:p>-67.2767334</text:p>
          </table:table-cell>
          <table:table-cell table:number-columns-repeated="3"/>
        </table:table-row>
        <table:table-row table:style-name="ro1">
          <table:table-cell office:value-type="float" office:value="99130434.78" calcext:value-type="float">
            <text:p>99130434.78</text:p>
          </table:table-cell>
          <table:table-cell office:value-type="float" office:value="-67.67199707" calcext:value-type="float">
            <text:p>-67.67199707</text:p>
          </table:table-cell>
          <table:table-cell table:number-columns-repeated="3"/>
        </table:table-row>
        <table:table-row table:style-name="ro1">
          <table:table-cell office:value-type="float" office:value="99347826.09" calcext:value-type="float">
            <text:p>99347826.09</text:p>
          </table:table-cell>
          <table:table-cell office:value-type="float" office:value="-67.04612732" calcext:value-type="float">
            <text:p>-67.04612732</text:p>
          </table:table-cell>
          <table:table-cell table:number-columns-repeated="3"/>
        </table:table-row>
        <table:table-row table:style-name="ro1">
          <table:table-cell office:value-type="float" office:value="99565217.39" calcext:value-type="float">
            <text:p>99565217.39</text:p>
          </table:table-cell>
          <table:table-cell office:value-type="float" office:value="-67.54666138" calcext:value-type="float">
            <text:p>-67.54666138</text:p>
          </table:table-cell>
          <table:table-cell table:number-columns-repeated="3"/>
        </table:table-row>
        <table:table-row table:style-name="ro1">
          <table:table-cell office:value-type="float" office:value="99782608.7" calcext:value-type="float">
            <text:p>99782608.7</text:p>
          </table:table-cell>
          <table:table-cell office:value-type="float" office:value="-67.63548279" calcext:value-type="float">
            <text:p>-67.63548279</text:p>
          </table:table-cell>
          <table:table-cell table:number-columns-repeated="3"/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float" office:value="-67.63426971" calcext:value-type="float">
            <text:p>-67.63426971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1">
      <number:number number:decimal-places="3" loext:min-decimal-places="3" number:min-integer-digits="1"/>
    </number:number-style>
    <number:number-style style:name="N122">
      <number:number number:decimal-places="0" loext:min-decimal-places="0" number:min-integer-digits="3"/>
    </number:number-style>
    <number:number-style style:name="N123">
      <number:number number:decimal-places="4" loext:min-decimal-places="4" number:min-integer-digits="1"/>
    </number:number-style>
    <number:number-style style:name="N124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7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20-07-25T14:29:34.349726977</dc:date>
    <meta:editing-duration>PT4M6S</meta:editing-duration>
    <meta:editing-cycles>1</meta:editing-cycles>
    <meta:document-statistic meta:table-count="3" meta:cell-count="539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0" chart:maximum="14" chart:origin="0" chart:interval-major="2" chart:interval-minor-divisor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00cc" draw:fill-color="#0000cc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c5000b" draw:fill-color="#c5000b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4.061cm" svg:height="19.34cm" xlink:href=".." xlink:type="simple" chart:class="chart:scatter" chart:style-name="ch1">
        <chart:title svg:x="14.274cm" svg:y="0.522cm" chart:style-name="ch2">
          <text:p>Noise Figure Measurement</text:p>
        </chart:title>
        <chart:subtitle svg:x="13.391cm" svg:y="1.003cm" chart:style-name="ch3">
          <text:p>With and Withut Output Protection Diodes</text:p>
        </chart:subtitle>
        <chart:legend svg:x="25.477cm" svg:y="3.975cm" style:legend-expansion="custom" chartooo:width="5.87cm" chartooo:height="1.096cm" style:legend-expansion-aspect-ratio="5.35583941605839" chart:style-name="ch4"/>
        <chart:plot-area chart:style-name="ch5" table:cell-range-address="'Noise Figure'.B3:'Noise Figure'.B463 'Noise Figure'.G2:'Noise Figure'.G463 'Noise Figure'.J2:'Noise Figure'.J463" chart:data-source-has-labels="row" svg:x="1.692cm" svg:y="2.756cm" svg:width="31.688cm" svg:height="15.217cm">
          <chartooo:coordinate-region svg:x="2.128cm" svg:y="2.955cm" svg:width="30.787cm" svg:height="14.371cm"/>
          <chart:axis chart:dimension="x" chart:name="primary-x" chart:style-name="ch6">
            <chart:title svg:x="16.262cm" svg:y="18.359cm" chart:style-name="ch7">
              <text:p>Frequency [MHz]</text:p>
            </chart:title>
          </chart:axis>
          <chart:axis chart:dimension="y" chart:name="primary-y" chart:style-name="ch8">
            <chart:title svg:x="0.451cm" svg:y="11.665cm" chart:style-name="ch9">
              <text:p>Noise Figure [dB]</text:p>
            </chart:title>
            <chart:grid chart:style-name="ch10" chart:class="major"/>
          </chart:axis>
          <chart:series chart:style-name="ch11" chart:values-cell-range-address="'Noise Figure'.G3:'Noise Figure'.G463" chart:label-cell-address="'Noise Figure'.G2:'Noise Figure'.G2" chart:class="chart:scatter">
            <chart:domain table:cell-range-address="'Noise Figure'.B3:'Noise Figure'.B463"/>
            <chart:data-point chart:repeated="461"/>
          </chart:series>
          <chart:series chart:style-name="ch12" chart:values-cell-range-address="'Noise Figure'.J3:'Noise Figure'.J463" chart:label-cell-address="'Noise Figure'.J2:'Noise Figure'.J2" chart:class="chart:scatter">
            <chart:data-point chart:repeated="46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Noise Figure, No Diodes [dB]</text:p>
                <draw:g>
                  <svg:desc>'Noise Figure'.G2:'Noise Figure'.G2</svg:desc>
                </draw:g>
              </table:table-cell>
              <table:table-cell office:value-type="string">
                <text:p/>
                <draw:g>
                  <svg:desc>'Noise Figure'.J2:'Noise Figure'.J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Noise Figure'.B3:'Noise Figure'.B463</svg:desc>
                </draw:g>
              </table:table-cell>
              <table:table-cell office:value-type="float" office:value="NaN">
                <text:p>NaN</text:p>
                <draw:g>
                  <svg:desc>'Noise Figure'.G3:'Noise Figure'.G463</svg:desc>
                </draw:g>
              </table:table-cell>
              <table:table-cell office:value-type="float" office:value="NaN">
                <text:p>NaN</text:p>
                <draw:g>
                  <svg:desc>'Noise Figure'.J3:'Noise Figure'.J46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173913043">
                <text:p>0.21739130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347826087">
                <text:p>0.43478260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52173913">
                <text:p>0.652173913</text:p>
              </table:table-cell>
              <table:table-cell office:value-type="float" office:value="31.5970001504842">
                <text:p>31.59700015048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8695652174">
                <text:p>0.8695652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086956522">
                <text:p>1.086956522</text:p>
              </table:table-cell>
              <table:table-cell office:value-type="float" office:value="25.1804011123707">
                <text:p>25.18040111237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304347826">
                <text:p>1.3043478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52173913">
                <text:p>1.52173913</text:p>
              </table:table-cell>
              <table:table-cell office:value-type="float" office:value="33.3547294536879">
                <text:p>33.35472945368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739130435">
                <text:p>1.739130435</text:p>
              </table:table-cell>
              <table:table-cell office:value-type="float" office:value="23.159755156971">
                <text:p>23.1597551569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956521739">
                <text:p>1.956521739</text:p>
              </table:table-cell>
              <table:table-cell office:value-type="float" office:value="18.1608301518057">
                <text:p>18.16083015180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173913043">
                <text:p>2.173913043</text:p>
              </table:table-cell>
              <table:table-cell office:value-type="float" office:value="12.9369580405447">
                <text:p>12.93695804054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391304348">
                <text:p>2.391304348</text:p>
              </table:table-cell>
              <table:table-cell office:value-type="float" office:value="10.3658336761611">
                <text:p>10.36583367616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608695652">
                <text:p>2.608695652</text:p>
              </table:table-cell>
              <table:table-cell office:value-type="float" office:value="8.45649332254519">
                <text:p>8.456493322545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826086957">
                <text:p>2.826086957</text:p>
              </table:table-cell>
              <table:table-cell office:value-type="float" office:value="6.85611041121596">
                <text:p>6.856110411215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.043478261">
                <text:p>3.043478261</text:p>
              </table:table-cell>
              <table:table-cell office:value-type="float" office:value="5.78305569665886">
                <text:p>5.783055696658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.260869565">
                <text:p>3.260869565</text:p>
              </table:table-cell>
              <table:table-cell office:value-type="float" office:value="5.57427085288441">
                <text:p>5.574270852884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.47826087">
                <text:p>3.47826087</text:p>
              </table:table-cell>
              <table:table-cell office:value-type="float" office:value="5.42492757812401">
                <text:p>5.424927578124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.695652174">
                <text:p>3.695652174</text:p>
              </table:table-cell>
              <table:table-cell office:value-type="float" office:value="4.30435424413071">
                <text:p>4.304354244130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.913043478">
                <text:p>3.913043478</text:p>
              </table:table-cell>
              <table:table-cell office:value-type="float" office:value="4.65793770539812">
                <text:p>4.657937705398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.130434783">
                <text:p>4.130434783</text:p>
              </table:table-cell>
              <table:table-cell office:value-type="float" office:value="4.22651321064997">
                <text:p>4.226513210649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.347826087">
                <text:p>4.347826087</text:p>
              </table:table-cell>
              <table:table-cell office:value-type="float" office:value="3.98385048131348">
                <text:p>3.983850481313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.565217391">
                <text:p>4.565217391</text:p>
              </table:table-cell>
              <table:table-cell office:value-type="float" office:value="3.94741365616096">
                <text:p>3.947413656160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.782608696">
                <text:p>4.782608696</text:p>
              </table:table-cell>
              <table:table-cell office:value-type="float" office:value="3.66485240689097">
                <text:p>3.664852406890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">
                <text:p>5</text:p>
              </table:table-cell>
              <table:table-cell office:value-type="float" office:value="3.5450011470855">
                <text:p>3.54500114708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.217391304">
                <text:p>5.217391304</text:p>
              </table:table-cell>
              <table:table-cell office:value-type="float" office:value="4.11487912242391">
                <text:p>4.114879122423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.434782609">
                <text:p>5.434782609</text:p>
              </table:table-cell>
              <table:table-cell office:value-type="float" office:value="3.89712984413386">
                <text:p>3.897129844133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.652173913">
                <text:p>5.652173913</text:p>
              </table:table-cell>
              <table:table-cell office:value-type="float" office:value="3.37106049457102">
                <text:p>3.371060494571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.869565217">
                <text:p>5.869565217</text:p>
              </table:table-cell>
              <table:table-cell office:value-type="float" office:value="3.68547128178998">
                <text:p>3.685471281789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.086956522">
                <text:p>6.086956522</text:p>
              </table:table-cell>
              <table:table-cell office:value-type="float" office:value="3.00193529207487">
                <text:p>3.001935292074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.304347826">
                <text:p>6.304347826</text:p>
              </table:table-cell>
              <table:table-cell office:value-type="float" office:value="3.85450066176308">
                <text:p>3.854500661763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.52173913">
                <text:p>6.52173913</text:p>
              </table:table-cell>
              <table:table-cell office:value-type="float" office:value="3.77456462665197">
                <text:p>3.774564626651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.739130435">
                <text:p>6.739130435</text:p>
              </table:table-cell>
              <table:table-cell office:value-type="float" office:value="3.4044471582989">
                <text:p>3.40444715829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.956521739">
                <text:p>6.956521739</text:p>
              </table:table-cell>
              <table:table-cell office:value-type="float" office:value="3.84121483514502">
                <text:p>3.841214835145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.173913043">
                <text:p>7.173913043</text:p>
              </table:table-cell>
              <table:table-cell office:value-type="float" office:value="3.32890750626284">
                <text:p>3.328907506262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.391304348">
                <text:p>7.391304348</text:p>
              </table:table-cell>
              <table:table-cell office:value-type="float" office:value="3.60310202275451">
                <text:p>3.603102022754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.608695652">
                <text:p>7.608695652</text:p>
              </table:table-cell>
              <table:table-cell office:value-type="float" office:value="3.23585494343373">
                <text:p>3.235854943433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.826086957">
                <text:p>7.826086957</text:p>
              </table:table-cell>
              <table:table-cell office:value-type="float" office:value="3.2528907026316">
                <text:p>3.25289070263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8.043478261">
                <text:p>8.043478261</text:p>
              </table:table-cell>
              <table:table-cell office:value-type="float" office:value="3.7499856285102">
                <text:p>3.74998562851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8.260869565">
                <text:p>8.260869565</text:p>
              </table:table-cell>
              <table:table-cell office:value-type="float" office:value="3.87411226635939">
                <text:p>3.874112266359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.47826087">
                <text:p>8.47826087</text:p>
              </table:table-cell>
              <table:table-cell office:value-type="float" office:value="3.6276217943606">
                <text:p>3.62762179436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.695652174">
                <text:p>8.695652174</text:p>
              </table:table-cell>
              <table:table-cell office:value-type="float" office:value="3.8015296028629">
                <text:p>3.80152960286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.913043478">
                <text:p>8.913043478</text:p>
              </table:table-cell>
              <table:table-cell office:value-type="float" office:value="3.91071949318214">
                <text:p>3.910719493182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9.130434783">
                <text:p>9.130434783</text:p>
              </table:table-cell>
              <table:table-cell office:value-type="float" office:value="3.07320076560912">
                <text:p>3.073200765609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9.347826087">
                <text:p>9.347826087</text:p>
              </table:table-cell>
              <table:table-cell office:value-type="float" office:value="3.20451318672716">
                <text:p>3.204513186727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9.565217391">
                <text:p>9.565217391</text:p>
              </table:table-cell>
              <table:table-cell office:value-type="float" office:value="3.73507145187708">
                <text:p>3.735071451877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.782608696">
                <text:p>9.782608696</text:p>
              </table:table-cell>
              <table:table-cell office:value-type="float" office:value="3.00755462195964">
                <text:p>3.007554621959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0">
                <text:p>10</text:p>
              </table:table-cell>
              <table:table-cell office:value-type="float" office:value="3.27161655075704">
                <text:p>3.271616550757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0.2173913">
                <text:p>10.2173913</text:p>
              </table:table-cell>
              <table:table-cell office:value-type="float" office:value="2.4088197383984">
                <text:p>2.40881973839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0.43478261">
                <text:p>10.43478261</text:p>
              </table:table-cell>
              <table:table-cell office:value-type="float" office:value="2.44055682671428">
                <text:p>2.440556826714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0.65217391">
                <text:p>10.65217391</text:p>
              </table:table-cell>
              <table:table-cell office:value-type="float" office:value="2.42582875235226">
                <text:p>2.425828752352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0.86956522">
                <text:p>10.86956522</text:p>
              </table:table-cell>
              <table:table-cell office:value-type="float" office:value="2.05379572235341">
                <text:p>2.053795722353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1.08695652">
                <text:p>11.08695652</text:p>
              </table:table-cell>
              <table:table-cell office:value-type="float" office:value="2.27956302692733">
                <text:p>2.279563026927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1.30434783">
                <text:p>11.30434783</text:p>
              </table:table-cell>
              <table:table-cell office:value-type="float" office:value="2.22102658433149">
                <text:p>2.221026584331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1.52173913">
                <text:p>11.52173913</text:p>
              </table:table-cell>
              <table:table-cell office:value-type="float" office:value="2.26757411674838">
                <text:p>2.267574116748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1.73913043">
                <text:p>11.73913043</text:p>
              </table:table-cell>
              <table:table-cell office:value-type="float" office:value="2.09622795758303">
                <text:p>2.096227957583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1.95652174">
                <text:p>11.95652174</text:p>
              </table:table-cell>
              <table:table-cell office:value-type="float" office:value="1.96168553825783">
                <text:p>1.961685538257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2.17391304">
                <text:p>12.17391304</text:p>
              </table:table-cell>
              <table:table-cell office:value-type="float" office:value="2.13725420667328">
                <text:p>2.137254206673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2.39130435">
                <text:p>12.39130435</text:p>
              </table:table-cell>
              <table:table-cell office:value-type="float" office:value="1.86194815851508">
                <text:p>1.861948158515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2.60869565">
                <text:p>12.60869565</text:p>
              </table:table-cell>
              <table:table-cell office:value-type="float" office:value="1.71026155706621">
                <text:p>1.710261557066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2.82608696">
                <text:p>12.82608696</text:p>
              </table:table-cell>
              <table:table-cell office:value-type="float" office:value="2.31141584234493">
                <text:p>2.311415842344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3.04347826">
                <text:p>13.04347826</text:p>
              </table:table-cell>
              <table:table-cell office:value-type="float" office:value="1.92130300647219">
                <text:p>1.921303006472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3.26086957">
                <text:p>13.26086957</text:p>
              </table:table-cell>
              <table:table-cell office:value-type="float" office:value="2.58536929247284">
                <text:p>2.585369292472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3.47826087">
                <text:p>13.47826087</text:p>
              </table:table-cell>
              <table:table-cell office:value-type="float" office:value="1.9074682988475">
                <text:p>1.90746829884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3.69565217">
                <text:p>13.69565217</text:p>
              </table:table-cell>
              <table:table-cell office:value-type="float" office:value="2.32959219586509">
                <text:p>2.329592195865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3.91304348">
                <text:p>13.91304348</text:p>
              </table:table-cell>
              <table:table-cell office:value-type="float" office:value="2.63204714872847">
                <text:p>2.632047148728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4.13043478">
                <text:p>14.13043478</text:p>
              </table:table-cell>
              <table:table-cell office:value-type="float" office:value="2.3421976607608">
                <text:p>2.34219766076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4.34782609">
                <text:p>14.34782609</text:p>
              </table:table-cell>
              <table:table-cell office:value-type="float" office:value="2.45952614563632">
                <text:p>2.459526145636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4.56521739">
                <text:p>14.56521739</text:p>
              </table:table-cell>
              <table:table-cell office:value-type="float" office:value="1.84534884276277">
                <text:p>1.845348842762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4.7826087">
                <text:p>14.7826087</text:p>
              </table:table-cell>
              <table:table-cell office:value-type="float" office:value="2.1381580788963">
                <text:p>2.13815807889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5">
                <text:p>15</text:p>
              </table:table-cell>
              <table:table-cell office:value-type="float" office:value="2.71128594951423">
                <text:p>2.711285949514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5.2173913">
                <text:p>15.2173913</text:p>
              </table:table-cell>
              <table:table-cell office:value-type="float" office:value="2.25842403346454">
                <text:p>2.258424033464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5.43478261">
                <text:p>15.43478261</text:p>
              </table:table-cell>
              <table:table-cell office:value-type="float" office:value="2.13838404326875">
                <text:p>2.13838404326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5.65217391">
                <text:p>15.65217391</text:p>
              </table:table-cell>
              <table:table-cell office:value-type="float" office:value="2.02963012585185">
                <text:p>2.029630125851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5.86956522">
                <text:p>15.86956522</text:p>
              </table:table-cell>
              <table:table-cell office:value-type="float" office:value="2.71305885949031">
                <text:p>2.713058859490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6.08695652">
                <text:p>16.08695652</text:p>
              </table:table-cell>
              <table:table-cell office:value-type="float" office:value="2.40792890023157">
                <text:p>2.407928900231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6.30434783">
                <text:p>16.30434783</text:p>
              </table:table-cell>
              <table:table-cell office:value-type="float" office:value="1.94355283113265">
                <text:p>1.943552831132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6.52173913">
                <text:p>16.52173913</text:p>
              </table:table-cell>
              <table:table-cell office:value-type="float" office:value="2.03791558168863">
                <text:p>2.037915581688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6.73913043">
                <text:p>16.73913043</text:p>
              </table:table-cell>
              <table:table-cell office:value-type="float" office:value="1.25713489641151">
                <text:p>1.257134896411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6.95652174">
                <text:p>16.95652174</text:p>
              </table:table-cell>
              <table:table-cell office:value-type="float" office:value="2.046145461416">
                <text:p>2.0461454614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7.17391304">
                <text:p>17.17391304</text:p>
              </table:table-cell>
              <table:table-cell office:value-type="float" office:value="2.53130685055447">
                <text:p>2.531306850554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7.39130435">
                <text:p>17.39130435</text:p>
              </table:table-cell>
              <table:table-cell office:value-type="float" office:value="2.35464334650386">
                <text:p>2.354643346503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7.60869565">
                <text:p>17.60869565</text:p>
              </table:table-cell>
              <table:table-cell office:value-type="float" office:value="2.36161156274512">
                <text:p>2.361611562745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7.82608696">
                <text:p>17.82608696</text:p>
              </table:table-cell>
              <table:table-cell office:value-type="float" office:value="2.13434093087296">
                <text:p>2.134340930872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8.04347826">
                <text:p>18.04347826</text:p>
              </table:table-cell>
              <table:table-cell office:value-type="float" office:value="1.88333745840375">
                <text:p>1.88333745840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8.26086957">
                <text:p>18.26086957</text:p>
              </table:table-cell>
              <table:table-cell office:value-type="float" office:value="2.72837432866551">
                <text:p>2.728374328665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8.47826087">
                <text:p>18.47826087</text:p>
              </table:table-cell>
              <table:table-cell office:value-type="float" office:value="2.48318586150896">
                <text:p>2.483185861508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8.69565217">
                <text:p>18.69565217</text:p>
              </table:table-cell>
              <table:table-cell office:value-type="float" office:value="1.7252046164554">
                <text:p>1.72520461645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8.91304348">
                <text:p>18.91304348</text:p>
              </table:table-cell>
              <table:table-cell office:value-type="float" office:value="2.11102241118537">
                <text:p>2.111022411185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9.13043478">
                <text:p>19.13043478</text:p>
              </table:table-cell>
              <table:table-cell office:value-type="float" office:value="2.32050752353257">
                <text:p>2.320507523532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9.34782609">
                <text:p>19.34782609</text:p>
              </table:table-cell>
              <table:table-cell office:value-type="float" office:value="2.42569914558091">
                <text:p>2.425699145580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9.56521739">
                <text:p>19.56521739</text:p>
              </table:table-cell>
              <table:table-cell office:value-type="float" office:value="2.23468087501191">
                <text:p>2.234680875011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9.7826087">
                <text:p>19.7826087</text:p>
              </table:table-cell>
              <table:table-cell office:value-type="float" office:value="2.30505878275142">
                <text:p>2.305058782751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0">
                <text:p>20</text:p>
              </table:table-cell>
              <table:table-cell office:value-type="float" office:value="2.63220149429761">
                <text:p>2.632201494297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0.2173913">
                <text:p>20.2173913</text:p>
              </table:table-cell>
              <table:table-cell office:value-type="float" office:value="2.290211508207">
                <text:p>2.2902115082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0.43478261">
                <text:p>20.43478261</text:p>
              </table:table-cell>
              <table:table-cell office:value-type="float" office:value="1.98533973222702">
                <text:p>1.985339732227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0.65217391">
                <text:p>20.65217391</text:p>
              </table:table-cell>
              <table:table-cell office:value-type="float" office:value="2.15405807478133">
                <text:p>2.154058074781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0.86956522">
                <text:p>20.86956522</text:p>
              </table:table-cell>
              <table:table-cell office:value-type="float" office:value="2.30010937220519">
                <text:p>2.300109372205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1.08695652">
                <text:p>21.08695652</text:p>
              </table:table-cell>
              <table:table-cell office:value-type="float" office:value="2.50161472229826">
                <text:p>2.501614722298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1.30434783">
                <text:p>21.30434783</text:p>
              </table:table-cell>
              <table:table-cell office:value-type="float" office:value="2.34063602704854">
                <text:p>2.340636027048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1.52173913">
                <text:p>21.52173913</text:p>
              </table:table-cell>
              <table:table-cell office:value-type="float" office:value="2.0388505705648">
                <text:p>2.03885057056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1.73913043">
                <text:p>21.73913043</text:p>
              </table:table-cell>
              <table:table-cell office:value-type="float" office:value="2.50431498514781">
                <text:p>2.504314985147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1.95652174">
                <text:p>21.95652174</text:p>
              </table:table-cell>
              <table:table-cell office:value-type="float" office:value="2.23162662209186">
                <text:p>2.231626622091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2.17391304">
                <text:p>22.17391304</text:p>
              </table:table-cell>
              <table:table-cell office:value-type="float" office:value="2.11544352229726">
                <text:p>2.115443522297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2.39130435">
                <text:p>22.39130435</text:p>
              </table:table-cell>
              <table:table-cell office:value-type="float" office:value="2.25465762358653">
                <text:p>2.254657623586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2.60869565">
                <text:p>22.60869565</text:p>
              </table:table-cell>
              <table:table-cell office:value-type="float" office:value="2.36318981684015">
                <text:p>2.363189816840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2.82608696">
                <text:p>22.82608696</text:p>
              </table:table-cell>
              <table:table-cell office:value-type="float" office:value="2.06076946519581">
                <text:p>2.060769465195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3.04347826">
                <text:p>23.04347826</text:p>
              </table:table-cell>
              <table:table-cell office:value-type="float" office:value="1.91260272759779">
                <text:p>1.912602727597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3.26086957">
                <text:p>23.26086957</text:p>
              </table:table-cell>
              <table:table-cell office:value-type="float" office:value="2.28151149619331">
                <text:p>2.281511496193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3.47826087">
                <text:p>23.47826087</text:p>
              </table:table-cell>
              <table:table-cell office:value-type="float" office:value="2.39394407515942">
                <text:p>2.393944075159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3.69565217">
                <text:p>23.69565217</text:p>
              </table:table-cell>
              <table:table-cell office:value-type="float" office:value="1.94595204668069">
                <text:p>1.945952046680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3.91304348">
                <text:p>23.91304348</text:p>
              </table:table-cell>
              <table:table-cell office:value-type="float" office:value="1.81712781761837">
                <text:p>1.817127817618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4.13043478">
                <text:p>24.13043478</text:p>
              </table:table-cell>
              <table:table-cell office:value-type="float" office:value="2.4477193902358">
                <text:p>2.44771939023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4.34782609">
                <text:p>24.34782609</text:p>
              </table:table-cell>
              <table:table-cell office:value-type="float" office:value="2.53961403334022">
                <text:p>2.539614033340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4.56521739">
                <text:p>24.56521739</text:p>
              </table:table-cell>
              <table:table-cell office:value-type="float" office:value="2.69425053667249">
                <text:p>2.694250536672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4.7826087">
                <text:p>24.7826087</text:p>
              </table:table-cell>
              <table:table-cell office:value-type="float" office:value="2.68053574233874">
                <text:p>2.680535742338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5">
                <text:p>25</text:p>
              </table:table-cell>
              <table:table-cell office:value-type="float" office:value="2.49395235702687">
                <text:p>2.493952357026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5.2173913">
                <text:p>25.2173913</text:p>
              </table:table-cell>
              <table:table-cell office:value-type="float" office:value="2.27769543863362">
                <text:p>2.277695438633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5.43478261">
                <text:p>25.43478261</text:p>
              </table:table-cell>
              <table:table-cell office:value-type="float" office:value="2.20999986854691">
                <text:p>2.209999868546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5.65217391">
                <text:p>25.65217391</text:p>
              </table:table-cell>
              <table:table-cell office:value-type="float" office:value="2.58491467742132">
                <text:p>2.584914677421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5.86956522">
                <text:p>25.86956522</text:p>
              </table:table-cell>
              <table:table-cell office:value-type="float" office:value="2.31941549225281">
                <text:p>2.319415492252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6.08695652">
                <text:p>26.08695652</text:p>
              </table:table-cell>
              <table:table-cell office:value-type="float" office:value="2.54813314130608">
                <text:p>2.548133141306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6.30434783">
                <text:p>26.30434783</text:p>
              </table:table-cell>
              <table:table-cell office:value-type="float" office:value="2.92182191592649">
                <text:p>2.921821915926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6.52173913">
                <text:p>26.52173913</text:p>
              </table:table-cell>
              <table:table-cell office:value-type="float" office:value="2.97270292637195">
                <text:p>2.972702926371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6.73913043">
                <text:p>26.73913043</text:p>
              </table:table-cell>
              <table:table-cell office:value-type="float" office:value="2.58726894935529">
                <text:p>2.587268949355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6.95652174">
                <text:p>26.95652174</text:p>
              </table:table-cell>
              <table:table-cell office:value-type="float" office:value="2.30704834036063">
                <text:p>2.307048340360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7.17391304">
                <text:p>27.17391304</text:p>
              </table:table-cell>
              <table:table-cell office:value-type="float" office:value="2.97155185398145">
                <text:p>2.971551853981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7.39130435">
                <text:p>27.39130435</text:p>
              </table:table-cell>
              <table:table-cell office:value-type="float" office:value="3.02969354430947">
                <text:p>3.029693544309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7.60869565">
                <text:p>27.60869565</text:p>
              </table:table-cell>
              <table:table-cell office:value-type="float" office:value="3.25708477452865">
                <text:p>3.257084774528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7.82608696">
                <text:p>27.82608696</text:p>
              </table:table-cell>
              <table:table-cell office:value-type="float" office:value="3.6516526186878">
                <text:p>3.65165261868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8.04347826">
                <text:p>28.04347826</text:p>
              </table:table-cell>
              <table:table-cell office:value-type="float" office:value="2.50082007046572">
                <text:p>2.500820070465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8.26086957">
                <text:p>28.26086957</text:p>
              </table:table-cell>
              <table:table-cell office:value-type="float" office:value="2.78193576530888">
                <text:p>2.781935765308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8.47826087">
                <text:p>28.47826087</text:p>
              </table:table-cell>
              <table:table-cell office:value-type="float" office:value="2.50825608957241">
                <text:p>2.508256089572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8.69565217">
                <text:p>28.69565217</text:p>
              </table:table-cell>
              <table:table-cell office:value-type="float" office:value="2.76552605086938">
                <text:p>2.765526050869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8.91304348">
                <text:p>28.91304348</text:p>
              </table:table-cell>
              <table:table-cell office:value-type="float" office:value="2.45285675638675">
                <text:p>2.452856756386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9.13043478">
                <text:p>29.13043478</text:p>
              </table:table-cell>
              <table:table-cell office:value-type="float" office:value="2.46557206768639">
                <text:p>2.465572067686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9.34782609">
                <text:p>29.34782609</text:p>
              </table:table-cell>
              <table:table-cell office:value-type="float" office:value="3.08089499867976">
                <text:p>3.080894998679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9.56521739">
                <text:p>29.56521739</text:p>
              </table:table-cell>
              <table:table-cell office:value-type="float" office:value="2.29031662361408">
                <text:p>2.290316623614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9.7826087">
                <text:p>29.7826087</text:p>
              </table:table-cell>
              <table:table-cell office:value-type="float" office:value="2.85466255017466">
                <text:p>2.854662550174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0">
                <text:p>30</text:p>
              </table:table-cell>
              <table:table-cell office:value-type="float" office:value="2.95121963133325">
                <text:p>2.951219631333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0.2173913">
                <text:p>30.2173913</text:p>
              </table:table-cell>
              <table:table-cell office:value-type="float" office:value="2.28245745430896">
                <text:p>2.282457454308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0.43478261">
                <text:p>30.43478261</text:p>
              </table:table-cell>
              <table:table-cell office:value-type="float" office:value="2.92902532830232">
                <text:p>2.929025328302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0.65217391">
                <text:p>30.65217391</text:p>
              </table:table-cell>
              <table:table-cell office:value-type="float" office:value="2.7682932959636">
                <text:p>2.76829329596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0.86956522">
                <text:p>30.86956522</text:p>
              </table:table-cell>
              <table:table-cell office:value-type="float" office:value="2.55637733140378">
                <text:p>2.556377331403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1.08695652">
                <text:p>31.08695652</text:p>
              </table:table-cell>
              <table:table-cell office:value-type="float" office:value="2.42378746386247">
                <text:p>2.423787463862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31.30434783">
                <text:p>31.30434783</text:p>
              </table:table-cell>
              <table:table-cell office:value-type="float" office:value="2.69212850378524">
                <text:p>2.692128503785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1.52173913">
                <text:p>31.52173913</text:p>
              </table:table-cell>
              <table:table-cell office:value-type="float" office:value="2.80329214284146">
                <text:p>2.803292142841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31.73913043">
                <text:p>31.73913043</text:p>
              </table:table-cell>
              <table:table-cell office:value-type="float" office:value="2.48763657344668">
                <text:p>2.487636573446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1.95652174">
                <text:p>31.95652174</text:p>
              </table:table-cell>
              <table:table-cell office:value-type="float" office:value="1.87779454509399">
                <text:p>1.877794545093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32.17391304">
                <text:p>32.17391304</text:p>
              </table:table-cell>
              <table:table-cell office:value-type="float" office:value="2.48269134627799">
                <text:p>2.482691346277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2.39130435">
                <text:p>32.39130435</text:p>
              </table:table-cell>
              <table:table-cell office:value-type="float" office:value="2.67871488532224">
                <text:p>2.678714885322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2.60869565">
                <text:p>32.60869565</text:p>
              </table:table-cell>
              <table:table-cell office:value-type="float" office:value="2.71600294280787">
                <text:p>2.716002942807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2.82608696">
                <text:p>32.82608696</text:p>
              </table:table-cell>
              <table:table-cell office:value-type="float" office:value="2.65903805470186">
                <text:p>2.659038054701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3.04347826">
                <text:p>33.04347826</text:p>
              </table:table-cell>
              <table:table-cell office:value-type="float" office:value="2.52489050587419">
                <text:p>2.524890505874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3.26086957">
                <text:p>33.26086957</text:p>
              </table:table-cell>
              <table:table-cell office:value-type="float" office:value="3.25097620655643">
                <text:p>3.250976206556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3.47826087">
                <text:p>33.47826087</text:p>
              </table:table-cell>
              <table:table-cell office:value-type="float" office:value="2.95139917773524">
                <text:p>2.951399177735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3.69565217">
                <text:p>33.69565217</text:p>
              </table:table-cell>
              <table:table-cell office:value-type="float" office:value="2.34528865464172">
                <text:p>2.345288654641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3.91304348">
                <text:p>33.91304348</text:p>
              </table:table-cell>
              <table:table-cell office:value-type="float" office:value="2.72989548827679">
                <text:p>2.729895488276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4.13043478">
                <text:p>34.13043478</text:p>
              </table:table-cell>
              <table:table-cell office:value-type="float" office:value="3.21300165727991">
                <text:p>3.213001657279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4.34782609">
                <text:p>34.34782609</text:p>
              </table:table-cell>
              <table:table-cell office:value-type="float" office:value="2.37155917776527">
                <text:p>2.371559177765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4.56521739">
                <text:p>34.56521739</text:p>
              </table:table-cell>
              <table:table-cell office:value-type="float" office:value="3.75506264302731">
                <text:p>3.755062643027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4.7826087">
                <text:p>34.7826087</text:p>
              </table:table-cell>
              <table:table-cell office:value-type="float" office:value="3.28149220758566">
                <text:p>3.281492207585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5">
                <text:p>35</text:p>
              </table:table-cell>
              <table:table-cell office:value-type="float" office:value="3.43520416369085">
                <text:p>3.435204163690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5.2173913">
                <text:p>35.2173913</text:p>
              </table:table-cell>
              <table:table-cell office:value-type="float" office:value="3.66044388360101">
                <text:p>3.660443883601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5.43478261">
                <text:p>35.43478261</text:p>
              </table:table-cell>
              <table:table-cell office:value-type="float" office:value="3.47147344272384">
                <text:p>3.471473442723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5.65217391">
                <text:p>35.65217391</text:p>
              </table:table-cell>
              <table:table-cell office:value-type="float" office:value="3.49292125619681">
                <text:p>3.492921256196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5.86956522">
                <text:p>35.86956522</text:p>
              </table:table-cell>
              <table:table-cell office:value-type="float" office:value="3.56027808217873">
                <text:p>3.560278082178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6.08695652">
                <text:p>36.08695652</text:p>
              </table:table-cell>
              <table:table-cell office:value-type="float" office:value="3.64509100554899">
                <text:p>3.645091005548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6.30434783">
                <text:p>36.30434783</text:p>
              </table:table-cell>
              <table:table-cell office:value-type="float" office:value="3.7172523727559">
                <text:p>3.71725237275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6.52173913">
                <text:p>36.52173913</text:p>
              </table:table-cell>
              <table:table-cell office:value-type="float" office:value="3.6839351449258">
                <text:p>3.68393514492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6.73913043">
                <text:p>36.73913043</text:p>
              </table:table-cell>
              <table:table-cell office:value-type="float" office:value="2.90327445869464">
                <text:p>2.903274458694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6.95652174">
                <text:p>36.95652174</text:p>
              </table:table-cell>
              <table:table-cell office:value-type="float" office:value="3.94430195279079">
                <text:p>3.944301952790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7.17391304">
                <text:p>37.17391304</text:p>
              </table:table-cell>
              <table:table-cell office:value-type="float" office:value="3.44717906812416">
                <text:p>3.447179068124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7.39130435">
                <text:p>37.39130435</text:p>
              </table:table-cell>
              <table:table-cell office:value-type="float" office:value="3.53405264072228">
                <text:p>3.534052640722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7.60869565">
                <text:p>37.60869565</text:p>
              </table:table-cell>
              <table:table-cell office:value-type="float" office:value="3.47111960380657">
                <text:p>3.471119603806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7.82608696">
                <text:p>37.82608696</text:p>
              </table:table-cell>
              <table:table-cell office:value-type="float" office:value="3.49545665537761">
                <text:p>3.495456655377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8.04347826">
                <text:p>38.04347826</text:p>
              </table:table-cell>
              <table:table-cell office:value-type="float" office:value="3.29401130511569">
                <text:p>3.294011305115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8.26086957">
                <text:p>38.26086957</text:p>
              </table:table-cell>
              <table:table-cell office:value-type="float" office:value="2.87610683432135">
                <text:p>2.876106834321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8.47826087">
                <text:p>38.47826087</text:p>
              </table:table-cell>
              <table:table-cell office:value-type="float" office:value="3.27701351164252">
                <text:p>3.277013511642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8.69565217">
                <text:p>38.69565217</text:p>
              </table:table-cell>
              <table:table-cell office:value-type="float" office:value="3.10795065023987">
                <text:p>3.107950650239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8.91304348">
                <text:p>38.91304348</text:p>
              </table:table-cell>
              <table:table-cell office:value-type="float" office:value="3.45053509842963">
                <text:p>3.450535098429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9.13043478">
                <text:p>39.13043478</text:p>
              </table:table-cell>
              <table:table-cell office:value-type="float" office:value="3.259725166848">
                <text:p>3.2597251668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9.34782609">
                <text:p>39.34782609</text:p>
              </table:table-cell>
              <table:table-cell office:value-type="float" office:value="2.85507815795107">
                <text:p>2.855078157951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9.56521739">
                <text:p>39.56521739</text:p>
              </table:table-cell>
              <table:table-cell office:value-type="float" office:value="3.09962336687201">
                <text:p>3.099623366872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9.7826087">
                <text:p>39.7826087</text:p>
              </table:table-cell>
              <table:table-cell office:value-type="float" office:value="3.24747532555428">
                <text:p>3.247475325554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40">
                <text:p>40</text:p>
              </table:table-cell>
              <table:table-cell office:value-type="float" office:value="3.19233143484259">
                <text:p>3.192331434842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40.2173913">
                <text:p>40.2173913</text:p>
              </table:table-cell>
              <table:table-cell office:value-type="float" office:value="3.18904677463347">
                <text:p>3.189046774633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40.43478261">
                <text:p>40.43478261</text:p>
              </table:table-cell>
              <table:table-cell office:value-type="float" office:value="3.01505323983742">
                <text:p>3.015053239837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40.65217391">
                <text:p>40.65217391</text:p>
              </table:table-cell>
              <table:table-cell office:value-type="float" office:value="2.40201722687594">
                <text:p>2.402017226875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40.86956522">
                <text:p>40.86956522</text:p>
              </table:table-cell>
              <table:table-cell office:value-type="float" office:value="2.82863037888372">
                <text:p>2.828630378883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41.08695652">
                <text:p>41.08695652</text:p>
              </table:table-cell>
              <table:table-cell office:value-type="float" office:value="3.20691376572808">
                <text:p>3.206913765728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41.30434783">
                <text:p>41.30434783</text:p>
              </table:table-cell>
              <table:table-cell office:value-type="float" office:value="2.66523878877702">
                <text:p>2.665238788777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41.52173913">
                <text:p>41.52173913</text:p>
              </table:table-cell>
              <table:table-cell office:value-type="float" office:value="2.57501948370702">
                <text:p>2.575019483707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41.73913043">
                <text:p>41.73913043</text:p>
              </table:table-cell>
              <table:table-cell office:value-type="float" office:value="2.61799511258768">
                <text:p>2.617995112587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41.95652174">
                <text:p>41.95652174</text:p>
              </table:table-cell>
              <table:table-cell office:value-type="float" office:value="2.98209996608292">
                <text:p>2.982099966082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42.17391304">
                <text:p>42.17391304</text:p>
              </table:table-cell>
              <table:table-cell office:value-type="float" office:value="2.49425236305358">
                <text:p>2.494252363053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42.39130435">
                <text:p>42.39130435</text:p>
              </table:table-cell>
              <table:table-cell office:value-type="float" office:value="2.89064325367615">
                <text:p>2.890643253676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42.60869565">
                <text:p>42.60869565</text:p>
              </table:table-cell>
              <table:table-cell office:value-type="float" office:value="3.32858733927851">
                <text:p>3.328587339278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42.82608696">
                <text:p>42.82608696</text:p>
              </table:table-cell>
              <table:table-cell office:value-type="float" office:value="3.16831067910575">
                <text:p>3.168310679105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43.04347826">
                <text:p>43.04347826</text:p>
              </table:table-cell>
              <table:table-cell office:value-type="float" office:value="2.66406036451606">
                <text:p>2.664060364516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43.26086957">
                <text:p>43.26086957</text:p>
              </table:table-cell>
              <table:table-cell office:value-type="float" office:value="2.79183556627416">
                <text:p>2.791835566274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43.47826087">
                <text:p>43.47826087</text:p>
              </table:table-cell>
              <table:table-cell office:value-type="float" office:value="3.17256054182159">
                <text:p>3.172560541821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43.69565217">
                <text:p>43.69565217</text:p>
              </table:table-cell>
              <table:table-cell office:value-type="float" office:value="2.96804979549574">
                <text:p>2.968049795495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43.91304348">
                <text:p>43.91304348</text:p>
              </table:table-cell>
              <table:table-cell office:value-type="float" office:value="3.08683188521866">
                <text:p>3.086831885218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44.13043478">
                <text:p>44.13043478</text:p>
              </table:table-cell>
              <table:table-cell office:value-type="float" office:value="3.05654804429011">
                <text:p>3.056548044290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44.34782609">
                <text:p>44.34782609</text:p>
              </table:table-cell>
              <table:table-cell office:value-type="float" office:value="3.20806903282128">
                <text:p>3.208069032821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44.56521739">
                <text:p>44.56521739</text:p>
              </table:table-cell>
              <table:table-cell office:value-type="float" office:value="2.90549271213981">
                <text:p>2.905492712139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44.7826087">
                <text:p>44.7826087</text:p>
              </table:table-cell>
              <table:table-cell office:value-type="float" office:value="2.95463920428801">
                <text:p>2.954639204288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45">
                <text:p>45</text:p>
              </table:table-cell>
              <table:table-cell office:value-type="float" office:value="2.9086815795233">
                <text:p>2.90868157952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45.2173913">
                <text:p>45.2173913</text:p>
              </table:table-cell>
              <table:table-cell office:value-type="float" office:value="2.79803995223705">
                <text:p>2.798039952237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45.43478261">
                <text:p>45.43478261</text:p>
              </table:table-cell>
              <table:table-cell office:value-type="float" office:value="2.41681349009229">
                <text:p>2.416813490092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45.65217391">
                <text:p>45.65217391</text:p>
              </table:table-cell>
              <table:table-cell office:value-type="float" office:value="3.64604838746464">
                <text:p>3.646048387464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45.86956522">
                <text:p>45.86956522</text:p>
              </table:table-cell>
              <table:table-cell office:value-type="float" office:value="3.10495663162502">
                <text:p>3.104956631625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46.08695652">
                <text:p>46.08695652</text:p>
              </table:table-cell>
              <table:table-cell office:value-type="float" office:value="3.15972174949119">
                <text:p>3.159721749491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46.30434783">
                <text:p>46.30434783</text:p>
              </table:table-cell>
              <table:table-cell office:value-type="float" office:value="3.45336485034138">
                <text:p>3.453364850341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46.52173913">
                <text:p>46.52173913</text:p>
              </table:table-cell>
              <table:table-cell office:value-type="float" office:value="3.1311794514156">
                <text:p>3.13117945141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46.73913043">
                <text:p>46.73913043</text:p>
              </table:table-cell>
              <table:table-cell office:value-type="float" office:value="3.05037690986966">
                <text:p>3.050376909869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46.95652174">
                <text:p>46.95652174</text:p>
              </table:table-cell>
              <table:table-cell office:value-type="float" office:value="2.99515681226991">
                <text:p>2.995156812269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47.17391304">
                <text:p>47.17391304</text:p>
              </table:table-cell>
              <table:table-cell office:value-type="float" office:value="2.65972067964335">
                <text:p>2.659720679643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47.39130435">
                <text:p>47.39130435</text:p>
              </table:table-cell>
              <table:table-cell office:value-type="float" office:value="3.34026204754188">
                <text:p>3.340262047541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47.60869565">
                <text:p>47.60869565</text:p>
              </table:table-cell>
              <table:table-cell office:value-type="float" office:value="3.22436785295483">
                <text:p>3.224367852954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47.82608696">
                <text:p>47.82608696</text:p>
              </table:table-cell>
              <table:table-cell office:value-type="float" office:value="2.93889762348872">
                <text:p>2.938897623488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48.04347826">
                <text:p>48.04347826</text:p>
              </table:table-cell>
              <table:table-cell office:value-type="float" office:value="3.29059824593767">
                <text:p>3.290598245937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48.26086957">
                <text:p>48.26086957</text:p>
              </table:table-cell>
              <table:table-cell office:value-type="float" office:value="2.88130796055091">
                <text:p>2.881307960550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48.47826087">
                <text:p>48.47826087</text:p>
              </table:table-cell>
              <table:table-cell office:value-type="float" office:value="2.54984519307791">
                <text:p>2.549845193077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48.69565217">
                <text:p>48.69565217</text:p>
              </table:table-cell>
              <table:table-cell office:value-type="float" office:value="3.23352293245069">
                <text:p>3.233522932450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48.91304348">
                <text:p>48.91304348</text:p>
              </table:table-cell>
              <table:table-cell office:value-type="float" office:value="3.50297294334595">
                <text:p>3.502972943345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49.13043478">
                <text:p>49.13043478</text:p>
              </table:table-cell>
              <table:table-cell office:value-type="float" office:value="3.10665812801501">
                <text:p>3.106658128015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49.34782609">
                <text:p>49.34782609</text:p>
              </table:table-cell>
              <table:table-cell office:value-type="float" office:value="3.46634718442107">
                <text:p>3.466347184421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49.56521739">
                <text:p>49.56521739</text:p>
              </table:table-cell>
              <table:table-cell office:value-type="float" office:value="2.73833157867681">
                <text:p>2.738331578676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49.7826087">
                <text:p>49.7826087</text:p>
              </table:table-cell>
              <table:table-cell office:value-type="float" office:value="2.72080969755578">
                <text:p>2.720809697555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50">
                <text:p>50</text:p>
              </table:table-cell>
              <table:table-cell office:value-type="float" office:value="3.44982769212401">
                <text:p>3.449827692124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50.2173913">
                <text:p>50.2173913</text:p>
              </table:table-cell>
              <table:table-cell office:value-type="float" office:value="3.64165781554829">
                <text:p>3.641657815548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50.43478261">
                <text:p>50.43478261</text:p>
              </table:table-cell>
              <table:table-cell office:value-type="float" office:value="3.22465468799326">
                <text:p>3.224654687993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50.65217391">
                <text:p>50.65217391</text:p>
              </table:table-cell>
              <table:table-cell office:value-type="float" office:value="3.03918861426414">
                <text:p>3.039188614264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50.86956522">
                <text:p>50.86956522</text:p>
              </table:table-cell>
              <table:table-cell office:value-type="float" office:value="3.13327447208928">
                <text:p>3.133274472089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51.08695652">
                <text:p>51.08695652</text:p>
              </table:table-cell>
              <table:table-cell office:value-type="float" office:value="2.65162712798141">
                <text:p>2.651627127981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51.30434783">
                <text:p>51.30434783</text:p>
              </table:table-cell>
              <table:table-cell office:value-type="float" office:value="3.02345957821784">
                <text:p>3.023459578217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51.52173913">
                <text:p>51.52173913</text:p>
              </table:table-cell>
              <table:table-cell office:value-type="float" office:value="3.22998204192733">
                <text:p>3.229982041927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51.73913043">
                <text:p>51.73913043</text:p>
              </table:table-cell>
              <table:table-cell office:value-type="float" office:value="2.615095716862">
                <text:p>2.6150957168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51.95652174">
                <text:p>51.95652174</text:p>
              </table:table-cell>
              <table:table-cell office:value-type="float" office:value="3.03732544831387">
                <text:p>3.037325448313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52.17391304">
                <text:p>52.17391304</text:p>
              </table:table-cell>
              <table:table-cell office:value-type="float" office:value="2.67174893829015">
                <text:p>2.671748938290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52.39130435">
                <text:p>52.39130435</text:p>
              </table:table-cell>
              <table:table-cell office:value-type="float" office:value="3.28801397468432">
                <text:p>3.288013974684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52.60869565">
                <text:p>52.60869565</text:p>
              </table:table-cell>
              <table:table-cell office:value-type="float" office:value="3.15140411787642">
                <text:p>3.151404117876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52.82608696">
                <text:p>52.82608696</text:p>
              </table:table-cell>
              <table:table-cell office:value-type="float" office:value="3.30288941146759">
                <text:p>3.302889411467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53.04347826">
                <text:p>53.04347826</text:p>
              </table:table-cell>
              <table:table-cell office:value-type="float" office:value="2.93409999057164">
                <text:p>2.934099990571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53.26086957">
                <text:p>53.26086957</text:p>
              </table:table-cell>
              <table:table-cell office:value-type="float" office:value="2.85192442391519">
                <text:p>2.851924423915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53.47826087">
                <text:p>53.47826087</text:p>
              </table:table-cell>
              <table:table-cell office:value-type="float" office:value="3.37330322247448">
                <text:p>3.373303222474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53.69565217">
                <text:p>53.69565217</text:p>
              </table:table-cell>
              <table:table-cell office:value-type="float" office:value="3.23351473506756">
                <text:p>3.233514735067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53.91304348">
                <text:p>53.91304348</text:p>
              </table:table-cell>
              <table:table-cell office:value-type="float" office:value="3.13077846055102">
                <text:p>3.130778460551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54.13043478">
                <text:p>54.13043478</text:p>
              </table:table-cell>
              <table:table-cell office:value-type="float" office:value="3.31145693351264">
                <text:p>3.311456933512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54.34782609">
                <text:p>54.34782609</text:p>
              </table:table-cell>
              <table:table-cell office:value-type="float" office:value="3.81305927881073">
                <text:p>3.813059278810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54.56521739">
                <text:p>54.56521739</text:p>
              </table:table-cell>
              <table:table-cell office:value-type="float" office:value="3.13946989674101">
                <text:p>3.139469896741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54.7826087">
                <text:p>54.7826087</text:p>
              </table:table-cell>
              <table:table-cell office:value-type="float" office:value="3.20035130474834">
                <text:p>3.200351304748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55">
                <text:p>55</text:p>
              </table:table-cell>
              <table:table-cell office:value-type="float" office:value="3.71529393473107">
                <text:p>3.715293934731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55.2173913">
                <text:p>55.2173913</text:p>
              </table:table-cell>
              <table:table-cell office:value-type="float" office:value="3.4263972264873">
                <text:p>3.42639722648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55.43478261">
                <text:p>55.43478261</text:p>
              </table:table-cell>
              <table:table-cell office:value-type="float" office:value="3.75216025279791">
                <text:p>3.752160252797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55.65217391">
                <text:p>55.65217391</text:p>
              </table:table-cell>
              <table:table-cell office:value-type="float" office:value="3.9625515028854">
                <text:p>3.96255150288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55.86956522">
                <text:p>55.86956522</text:p>
              </table:table-cell>
              <table:table-cell office:value-type="float" office:value="3.14718842096703">
                <text:p>3.147188420967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56.08695652">
                <text:p>56.08695652</text:p>
              </table:table-cell>
              <table:table-cell office:value-type="float" office:value="3.69304525252528">
                <text:p>3.693045252525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56.30434783">
                <text:p>56.30434783</text:p>
              </table:table-cell>
              <table:table-cell office:value-type="float" office:value="2.9649315768868">
                <text:p>2.96493157688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56.52173913">
                <text:p>56.52173913</text:p>
              </table:table-cell>
              <table:table-cell office:value-type="float" office:value="3.00217214078368">
                <text:p>3.002172140783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56.73913043">
                <text:p>56.73913043</text:p>
              </table:table-cell>
              <table:table-cell office:value-type="float" office:value="3.46829725085606">
                <text:p>3.468297250856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56.95652174">
                <text:p>56.95652174</text:p>
              </table:table-cell>
              <table:table-cell office:value-type="float" office:value="3.27379003727118">
                <text:p>3.273790037271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57.17391304">
                <text:p>57.17391304</text:p>
              </table:table-cell>
              <table:table-cell office:value-type="float" office:value="3.27262536595498">
                <text:p>3.272625365954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57.39130435">
                <text:p>57.39130435</text:p>
              </table:table-cell>
              <table:table-cell office:value-type="float" office:value="3.40927219645433">
                <text:p>3.409272196454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57.60869565">
                <text:p>57.60869565</text:p>
              </table:table-cell>
              <table:table-cell office:value-type="float" office:value="2.40072157070599">
                <text:p>2.400721570705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57.82608696">
                <text:p>57.82608696</text:p>
              </table:table-cell>
              <table:table-cell office:value-type="float" office:value="2.70987905479965">
                <text:p>2.709879054799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58.04347826">
                <text:p>58.04347826</text:p>
              </table:table-cell>
              <table:table-cell office:value-type="float" office:value="2.97422955255237">
                <text:p>2.974229552552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58.26086957">
                <text:p>58.26086957</text:p>
              </table:table-cell>
              <table:table-cell office:value-type="float" office:value="2.65300848416619">
                <text:p>2.653008484166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58.47826087">
                <text:p>58.47826087</text:p>
              </table:table-cell>
              <table:table-cell office:value-type="float" office:value="2.46540998061593">
                <text:p>2.465409980615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58.69565217">
                <text:p>58.69565217</text:p>
              </table:table-cell>
              <table:table-cell office:value-type="float" office:value="2.72442109964549">
                <text:p>2.724421099645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58.91304348">
                <text:p>58.91304348</text:p>
              </table:table-cell>
              <table:table-cell office:value-type="float" office:value="2.69969816686609">
                <text:p>2.699698166866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59.13043478">
                <text:p>59.13043478</text:p>
              </table:table-cell>
              <table:table-cell office:value-type="float" office:value="2.70460952581316">
                <text:p>2.704609525813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59.34782609">
                <text:p>59.34782609</text:p>
              </table:table-cell>
              <table:table-cell office:value-type="float" office:value="2.97780541091955">
                <text:p>2.977805410919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59.56521739">
                <text:p>59.56521739</text:p>
              </table:table-cell>
              <table:table-cell office:value-type="float" office:value="2.97662160149825">
                <text:p>2.976621601498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59.7826087">
                <text:p>59.7826087</text:p>
              </table:table-cell>
              <table:table-cell office:value-type="float" office:value="3.0485788040108">
                <text:p>3.04857880401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60">
                <text:p>60</text:p>
              </table:table-cell>
              <table:table-cell office:value-type="float" office:value="3.2696317563887">
                <text:p>3.26963175638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60.2173913">
                <text:p>60.2173913</text:p>
              </table:table-cell>
              <table:table-cell office:value-type="float" office:value="2.63333064620187">
                <text:p>2.633330646201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60.43478261">
                <text:p>60.43478261</text:p>
              </table:table-cell>
              <table:table-cell office:value-type="float" office:value="2.79998606693553">
                <text:p>2.799986066935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60.65217391">
                <text:p>60.65217391</text:p>
              </table:table-cell>
              <table:table-cell office:value-type="float" office:value="3.11973991382524">
                <text:p>3.119739913825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60.86956522">
                <text:p>60.86956522</text:p>
              </table:table-cell>
              <table:table-cell office:value-type="float" office:value="3.14612429686342">
                <text:p>3.146124296863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61.08695652">
                <text:p>61.08695652</text:p>
              </table:table-cell>
              <table:table-cell office:value-type="float" office:value="2.96098910279251">
                <text:p>2.960989102792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61.30434783">
                <text:p>61.30434783</text:p>
              </table:table-cell>
              <table:table-cell office:value-type="float" office:value="2.77597703404282">
                <text:p>2.775977034042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61.52173913">
                <text:p>61.52173913</text:p>
              </table:table-cell>
              <table:table-cell office:value-type="float" office:value="2.75904788578429">
                <text:p>2.759047885784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61.73913043">
                <text:p>61.73913043</text:p>
              </table:table-cell>
              <table:table-cell office:value-type="float" office:value="2.65602320547393">
                <text:p>2.656023205473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61.95652174">
                <text:p>61.95652174</text:p>
              </table:table-cell>
              <table:table-cell office:value-type="float" office:value="2.92503603389136">
                <text:p>2.925036033891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62.17391304">
                <text:p>62.17391304</text:p>
              </table:table-cell>
              <table:table-cell office:value-type="float" office:value="3.14038657377004">
                <text:p>3.140386573770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62.39130435">
                <text:p>62.39130435</text:p>
              </table:table-cell>
              <table:table-cell office:value-type="float" office:value="2.96799266004184">
                <text:p>2.967992660041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62.60869565">
                <text:p>62.60869565</text:p>
              </table:table-cell>
              <table:table-cell office:value-type="float" office:value="2.49309293101693">
                <text:p>2.493092931016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62.82608696">
                <text:p>62.82608696</text:p>
              </table:table-cell>
              <table:table-cell office:value-type="float" office:value="2.71639331623093">
                <text:p>2.716393316230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63.04347826">
                <text:p>63.04347826</text:p>
              </table:table-cell>
              <table:table-cell office:value-type="float" office:value="2.80114236535336">
                <text:p>2.801142365353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63.26086957">
                <text:p>63.26086957</text:p>
              </table:table-cell>
              <table:table-cell office:value-type="float" office:value="2.58911182225674">
                <text:p>2.589111822256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63.47826087">
                <text:p>63.47826087</text:p>
              </table:table-cell>
              <table:table-cell office:value-type="float" office:value="2.79632189742655">
                <text:p>2.796321897426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63.69565217">
                <text:p>63.69565217</text:p>
              </table:table-cell>
              <table:table-cell office:value-type="float" office:value="2.92344527757118">
                <text:p>2.923445277571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63.91304348">
                <text:p>63.91304348</text:p>
              </table:table-cell>
              <table:table-cell office:value-type="float" office:value="2.66163856630506">
                <text:p>2.661638566305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64.13043478">
                <text:p>64.13043478</text:p>
              </table:table-cell>
              <table:table-cell office:value-type="float" office:value="2.91912186748086">
                <text:p>2.919121867480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64.34782609">
                <text:p>64.34782609</text:p>
              </table:table-cell>
              <table:table-cell office:value-type="float" office:value="2.7686758330787">
                <text:p>2.76867583307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64.56521739">
                <text:p>64.56521739</text:p>
              </table:table-cell>
              <table:table-cell office:value-type="float" office:value="2.63632828573906">
                <text:p>2.636328285739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64.7826087">
                <text:p>64.7826087</text:p>
              </table:table-cell>
              <table:table-cell office:value-type="float" office:value="2.94801243748076">
                <text:p>2.948012437480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65">
                <text:p>65</text:p>
              </table:table-cell>
              <table:table-cell office:value-type="float" office:value="2.68880331693348">
                <text:p>2.688803316933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65.2173913">
                <text:p>65.2173913</text:p>
              </table:table-cell>
              <table:table-cell office:value-type="float" office:value="3.25246844581218">
                <text:p>3.252468445812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65.43478261">
                <text:p>65.43478261</text:p>
              </table:table-cell>
              <table:table-cell office:value-type="float" office:value="3.29840918018714">
                <text:p>3.298409180187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65.65217391">
                <text:p>65.65217391</text:p>
              </table:table-cell>
              <table:table-cell office:value-type="float" office:value="2.58454125147205">
                <text:p>2.584541251472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65.86956522">
                <text:p>65.86956522</text:p>
              </table:table-cell>
              <table:table-cell office:value-type="float" office:value="2.97921785357921">
                <text:p>2.979217853579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66.08695652">
                <text:p>66.08695652</text:p>
              </table:table-cell>
              <table:table-cell office:value-type="float" office:value="2.67851980274938">
                <text:p>2.678519802749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66.30434783">
                <text:p>66.30434783</text:p>
              </table:table-cell>
              <table:table-cell office:value-type="float" office:value="2.8711669590061">
                <text:p>2.87116695900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66.52173913">
                <text:p>66.52173913</text:p>
              </table:table-cell>
              <table:table-cell office:value-type="float" office:value="2.91324899659393">
                <text:p>2.913248996593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66.73913043">
                <text:p>66.73913043</text:p>
              </table:table-cell>
              <table:table-cell office:value-type="float" office:value="3.21344414089857">
                <text:p>3.213444140898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66.95652174">
                <text:p>66.95652174</text:p>
              </table:table-cell>
              <table:table-cell office:value-type="float" office:value="2.98092424526282">
                <text:p>2.980924245262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67.17391304">
                <text:p>67.17391304</text:p>
              </table:table-cell>
              <table:table-cell office:value-type="float" office:value="3.04243294181571">
                <text:p>3.042432941815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67.39130435">
                <text:p>67.39130435</text:p>
              </table:table-cell>
              <table:table-cell office:value-type="float" office:value="2.6196682308314">
                <text:p>2.61966823083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67.60869565">
                <text:p>67.60869565</text:p>
              </table:table-cell>
              <table:table-cell office:value-type="float" office:value="2.7027392649663">
                <text:p>2.70273926496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67.82608696">
                <text:p>67.82608696</text:p>
              </table:table-cell>
              <table:table-cell office:value-type="float" office:value="2.90170867357224">
                <text:p>2.901708673572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68.04347826">
                <text:p>68.04347826</text:p>
              </table:table-cell>
              <table:table-cell office:value-type="float" office:value="2.9263412963911">
                <text:p>2.92634129639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68.26086957">
                <text:p>68.26086957</text:p>
              </table:table-cell>
              <table:table-cell office:value-type="float" office:value="2.86198919367886">
                <text:p>2.861989193678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68.47826087">
                <text:p>68.47826087</text:p>
              </table:table-cell>
              <table:table-cell office:value-type="float" office:value="3.56591524711133">
                <text:p>3.565915247111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68.69565217">
                <text:p>68.69565217</text:p>
              </table:table-cell>
              <table:table-cell office:value-type="float" office:value="3.11966628018797">
                <text:p>3.119666280187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68.91304348">
                <text:p>68.91304348</text:p>
              </table:table-cell>
              <table:table-cell office:value-type="float" office:value="2.69211224201858">
                <text:p>2.692112242018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69.13043478">
                <text:p>69.13043478</text:p>
              </table:table-cell>
              <table:table-cell office:value-type="float" office:value="3.2959312342203">
                <text:p>3.29593123422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69.34782609">
                <text:p>69.34782609</text:p>
              </table:table-cell>
              <table:table-cell office:value-type="float" office:value="2.78908366390277">
                <text:p>2.789083663902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69.56521739">
                <text:p>69.56521739</text:p>
              </table:table-cell>
              <table:table-cell office:value-type="float" office:value="2.83780365184644">
                <text:p>2.837803651846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69.7826087">
                <text:p>69.7826087</text:p>
              </table:table-cell>
              <table:table-cell office:value-type="float" office:value="3.22684294662188">
                <text:p>3.226842946621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70">
                <text:p>70</text:p>
              </table:table-cell>
              <table:table-cell office:value-type="float" office:value="3.04901197022913">
                <text:p>3.049011970229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70.2173913">
                <text:p>70.2173913</text:p>
              </table:table-cell>
              <table:table-cell office:value-type="float" office:value="2.85243781153182">
                <text:p>2.852437811531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70.43478261">
                <text:p>70.43478261</text:p>
              </table:table-cell>
              <table:table-cell office:value-type="float" office:value="2.99903597954327">
                <text:p>2.999035979543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70.65217391">
                <text:p>70.65217391</text:p>
              </table:table-cell>
              <table:table-cell office:value-type="float" office:value="2.89193154020935">
                <text:p>2.891931540209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70.86956522">
                <text:p>70.86956522</text:p>
              </table:table-cell>
              <table:table-cell office:value-type="float" office:value="2.96245016606211">
                <text:p>2.962450166062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71.08695652">
                <text:p>71.08695652</text:p>
              </table:table-cell>
              <table:table-cell office:value-type="float" office:value="3.46952326169217">
                <text:p>3.469523261692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71.30434783">
                <text:p>71.30434783</text:p>
              </table:table-cell>
              <table:table-cell office:value-type="float" office:value="3.166165387938">
                <text:p>3.1661653879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71.52173913">
                <text:p>71.52173913</text:p>
              </table:table-cell>
              <table:table-cell office:value-type="float" office:value="2.86014726248642">
                <text:p>2.860147262486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71.73913043">
                <text:p>71.73913043</text:p>
              </table:table-cell>
              <table:table-cell office:value-type="float" office:value="2.98708069371453">
                <text:p>2.987080693714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71.95652174">
                <text:p>71.95652174</text:p>
              </table:table-cell>
              <table:table-cell office:value-type="float" office:value="3.04693603371887">
                <text:p>3.046936033718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72.17391304">
                <text:p>72.17391304</text:p>
              </table:table-cell>
              <table:table-cell office:value-type="float" office:value="3.08973509594083">
                <text:p>3.089735095940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72.39130435">
                <text:p>72.39130435</text:p>
              </table:table-cell>
              <table:table-cell office:value-type="float" office:value="3.28670956212641">
                <text:p>3.286709562126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72.60869565">
                <text:p>72.60869565</text:p>
              </table:table-cell>
              <table:table-cell office:value-type="float" office:value="3.16072059665192">
                <text:p>3.160720596651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72.82608696">
                <text:p>72.82608696</text:p>
              </table:table-cell>
              <table:table-cell office:value-type="float" office:value="3.13766112631254">
                <text:p>3.137661126312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73.04347826">
                <text:p>73.04347826</text:p>
              </table:table-cell>
              <table:table-cell office:value-type="float" office:value="2.74903070369">
                <text:p>2.749030703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73.26086957">
                <text:p>73.26086957</text:p>
              </table:table-cell>
              <table:table-cell office:value-type="float" office:value="3.72619426636308">
                <text:p>3.726194266363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73.47826087">
                <text:p>73.47826087</text:p>
              </table:table-cell>
              <table:table-cell office:value-type="float" office:value="2.96036061805722">
                <text:p>2.960360618057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73.69565217">
                <text:p>73.69565217</text:p>
              </table:table-cell>
              <table:table-cell office:value-type="float" office:value="3.25100899449217">
                <text:p>3.251008994492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73.91304348">
                <text:p>73.91304348</text:p>
              </table:table-cell>
              <table:table-cell office:value-type="float" office:value="3.17783435314651">
                <text:p>3.177834353146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74.13043478">
                <text:p>74.13043478</text:p>
              </table:table-cell>
              <table:table-cell office:value-type="float" office:value="3.19256898261694">
                <text:p>3.192568982616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74.34782609">
                <text:p>74.34782609</text:p>
              </table:table-cell>
              <table:table-cell office:value-type="float" office:value="2.74170794463241">
                <text:p>2.741707944632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74.56521739">
                <text:p>74.56521739</text:p>
              </table:table-cell>
              <table:table-cell office:value-type="float" office:value="2.68219405128477">
                <text:p>2.682194051284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74.7826087">
                <text:p>74.7826087</text:p>
              </table:table-cell>
              <table:table-cell office:value-type="float" office:value="3.06854869652487">
                <text:p>3.068548696524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75">
                <text:p>75</text:p>
              </table:table-cell>
              <table:table-cell office:value-type="float" office:value="3.10952133364221">
                <text:p>3.109521333642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75.2173913">
                <text:p>75.2173913</text:p>
              </table:table-cell>
              <table:table-cell office:value-type="float" office:value="3.37663051160003">
                <text:p>3.376630511600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75.43478261">
                <text:p>75.43478261</text:p>
              </table:table-cell>
              <table:table-cell office:value-type="float" office:value="3.38225854778314">
                <text:p>3.382258547783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75.65217391">
                <text:p>75.65217391</text:p>
              </table:table-cell>
              <table:table-cell office:value-type="float" office:value="3.53352545192191">
                <text:p>3.533525451921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75.86956522">
                <text:p>75.86956522</text:p>
              </table:table-cell>
              <table:table-cell office:value-type="float" office:value="3.2195818367453">
                <text:p>3.21958183674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76.08695652">
                <text:p>76.08695652</text:p>
              </table:table-cell>
              <table:table-cell office:value-type="float" office:value="3.70317298286204">
                <text:p>3.703172982862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76.30434783">
                <text:p>76.30434783</text:p>
              </table:table-cell>
              <table:table-cell office:value-type="float" office:value="3.53762776577554">
                <text:p>3.537627765775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76.52173913">
                <text:p>76.52173913</text:p>
              </table:table-cell>
              <table:table-cell office:value-type="float" office:value="3.96295822511479">
                <text:p>3.962958225114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76.73913043">
                <text:p>76.73913043</text:p>
              </table:table-cell>
              <table:table-cell office:value-type="float" office:value="3.39483110066269">
                <text:p>3.394831100662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76.95652174">
                <text:p>76.95652174</text:p>
              </table:table-cell>
              <table:table-cell office:value-type="float" office:value="4.58651562995661">
                <text:p>4.586515629956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77.17391304">
                <text:p>77.17391304</text:p>
              </table:table-cell>
              <table:table-cell office:value-type="float" office:value="5.14839745593996">
                <text:p>5.148397455939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77.39130435">
                <text:p>77.39130435</text:p>
              </table:table-cell>
              <table:table-cell office:value-type="float" office:value="5.06979407194272">
                <text:p>5.069794071942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77.60869565">
                <text:p>77.60869565</text:p>
              </table:table-cell>
              <table:table-cell office:value-type="float" office:value="6.26367248095122">
                <text:p>6.263672480951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77.82608696">
                <text:p>77.82608696</text:p>
              </table:table-cell>
              <table:table-cell office:value-type="float" office:value="7.23763558139583">
                <text:p>7.237635581395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78.04347826">
                <text:p>78.04347826</text:p>
              </table:table-cell>
              <table:table-cell office:value-type="float" office:value="7.82994737698778">
                <text:p>7.829947376987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78.26086957">
                <text:p>78.26086957</text:p>
              </table:table-cell>
              <table:table-cell office:value-type="float" office:value="8.87323278207449">
                <text:p>8.873232782074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78.47826087">
                <text:p>78.47826087</text:p>
              </table:table-cell>
              <table:table-cell office:value-type="float" office:value="8.68558957827031">
                <text:p>8.685589578270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78.69565217">
                <text:p>78.69565217</text:p>
              </table:table-cell>
              <table:table-cell office:value-type="float" office:value="9.76518386661657">
                <text:p>9.765183866616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78.91304348">
                <text:p>78.91304348</text:p>
              </table:table-cell>
              <table:table-cell office:value-type="float" office:value="9.03421677573791">
                <text:p>9.034216775737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79.13043478">
                <text:p>79.13043478</text:p>
              </table:table-cell>
              <table:table-cell office:value-type="float" office:value="11.6035643373552">
                <text:p>11.60356433735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79.34782609">
                <text:p>79.34782609</text:p>
              </table:table-cell>
              <table:table-cell office:value-type="float" office:value="11.9665863293434">
                <text:p>11.96658632934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79.56521739">
                <text:p>79.56521739</text:p>
              </table:table-cell>
              <table:table-cell office:value-type="float" office:value="12.0481511815069">
                <text:p>12.04815118150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79.7826087">
                <text:p>79.7826087</text:p>
              </table:table-cell>
              <table:table-cell office:value-type="float" office:value="12.2032679930975">
                <text:p>12.20326799309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80">
                <text:p>80</text:p>
              </table:table-cell>
              <table:table-cell office:value-type="float" office:value="11.8776334867799">
                <text:p>11.87763348677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80.2173913">
                <text:p>80.2173913</text:p>
              </table:table-cell>
              <table:table-cell office:value-type="float" office:value="12.0135409371894">
                <text:p>12.01354093718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80.43478261">
                <text:p>80.43478261</text:p>
              </table:table-cell>
              <table:table-cell office:value-type="float" office:value="12.1474889334008">
                <text:p>12.14748893340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80.65217391">
                <text:p>80.65217391</text:p>
              </table:table-cell>
              <table:table-cell office:value-type="float" office:value="9.5086620020273">
                <text:p>9.50866200202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80.86956522">
                <text:p>80.86956522</text:p>
              </table:table-cell>
              <table:table-cell office:value-type="float" office:value="10.3266335578167">
                <text:p>10.32663355781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81.08695652">
                <text:p>81.08695652</text:p>
              </table:table-cell>
              <table:table-cell office:value-type="float" office:value="11.6645859105402">
                <text:p>11.66458591054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81.30434783">
                <text:p>81.30434783</text:p>
              </table:table-cell>
              <table:table-cell office:value-type="float" office:value="13.6697910123299">
                <text:p>13.66979101232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81.52173913">
                <text:p>81.52173913</text:p>
              </table:table-cell>
              <table:table-cell office:value-type="float" office:value="11.9499123648459">
                <text:p>11.94991236484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81.73913043">
                <text:p>81.73913043</text:p>
              </table:table-cell>
              <table:table-cell office:value-type="float" office:value="9.77717239247531">
                <text:p>9.777172392475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81.95652174">
                <text:p>81.95652174</text:p>
              </table:table-cell>
              <table:table-cell office:value-type="float" office:value="9.78190084363944">
                <text:p>9.781900843639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82.17391304">
                <text:p>82.17391304</text:p>
              </table:table-cell>
              <table:table-cell office:value-type="float" office:value="10.0253765409992">
                <text:p>10.02537654099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82.39130435">
                <text:p>82.39130435</text:p>
              </table:table-cell>
              <table:table-cell office:value-type="float" office:value="10.3046950445788">
                <text:p>10.30469504457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82.60869565">
                <text:p>82.60869565</text:p>
              </table:table-cell>
              <table:table-cell office:value-type="float" office:value="10.2269235832215">
                <text:p>10.22692358322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82.82608696">
                <text:p>82.82608696</text:p>
              </table:table-cell>
              <table:table-cell office:value-type="float" office:value="12.1687840237733">
                <text:p>12.16878402377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83.04347826">
                <text:p>83.04347826</text:p>
              </table:table-cell>
              <table:table-cell office:value-type="float" office:value="10.4806669669617">
                <text:p>10.48066696696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83.26086957">
                <text:p>83.26086957</text:p>
              </table:table-cell>
              <table:table-cell office:value-type="float" office:value="9.25392184165203">
                <text:p>9.253921841652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83.47826087">
                <text:p>83.47826087</text:p>
              </table:table-cell>
              <table:table-cell office:value-type="float" office:value="9.22819292812618">
                <text:p>9.228192928126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83.69565217">
                <text:p>83.69565217</text:p>
              </table:table-cell>
              <table:table-cell office:value-type="float" office:value="9.59108292549636">
                <text:p>9.591082925496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83.91304348">
                <text:p>83.91304348</text:p>
              </table:table-cell>
              <table:table-cell office:value-type="float" office:value="9.19266881551654">
                <text:p>9.192668815516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84.13043478">
                <text:p>84.13043478</text:p>
              </table:table-cell>
              <table:table-cell office:value-type="float" office:value="8.89797465903088">
                <text:p>8.897974659030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84.34782609">
                <text:p>84.34782609</text:p>
              </table:table-cell>
              <table:table-cell office:value-type="float" office:value="8.71184054308466">
                <text:p>8.711840543084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84.56521739">
                <text:p>84.56521739</text:p>
              </table:table-cell>
              <table:table-cell office:value-type="float" office:value="8.39988195349766">
                <text:p>8.399881953497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84.7826087">
                <text:p>84.7826087</text:p>
              </table:table-cell>
              <table:table-cell office:value-type="float" office:value="8.19843606489303">
                <text:p>8.198436064893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85">
                <text:p>85</text:p>
              </table:table-cell>
              <table:table-cell office:value-type="float" office:value="7.5040138217196">
                <text:p>7.50401382171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85.2173913">
                <text:p>85.2173913</text:p>
              </table:table-cell>
              <table:table-cell office:value-type="float" office:value="7.5453226670031">
                <text:p>7.54532266700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85.43478261">
                <text:p>85.43478261</text:p>
              </table:table-cell>
              <table:table-cell office:value-type="float" office:value="6.20095193470721">
                <text:p>6.200951934707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85.65217391">
                <text:p>85.65217391</text:p>
              </table:table-cell>
              <table:table-cell office:value-type="float" office:value="7.06883981447224">
                <text:p>7.068839814472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85.86956522">
                <text:p>85.86956522</text:p>
              </table:table-cell>
              <table:table-cell office:value-type="float" office:value="6.37420015947696">
                <text:p>6.374200159476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86.08695652">
                <text:p>86.08695652</text:p>
              </table:table-cell>
              <table:table-cell office:value-type="float" office:value="6.3249822777805">
                <text:p>6.32498227778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86.30434783">
                <text:p>86.30434783</text:p>
              </table:table-cell>
              <table:table-cell office:value-type="float" office:value="6.99769077593379">
                <text:p>6.997690775933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86.52173913">
                <text:p>86.52173913</text:p>
              </table:table-cell>
              <table:table-cell office:value-type="float" office:value="7.01739778517169">
                <text:p>7.017397785171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86.73913043">
                <text:p>86.73913043</text:p>
              </table:table-cell>
              <table:table-cell office:value-type="float" office:value="5.63559602920089">
                <text:p>5.635596029200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86.95652174">
                <text:p>86.95652174</text:p>
              </table:table-cell>
              <table:table-cell office:value-type="float" office:value="5.30684478776487">
                <text:p>5.306844787764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87.17391304">
                <text:p>87.17391304</text:p>
              </table:table-cell>
              <table:table-cell office:value-type="float" office:value="4.92826606863239">
                <text:p>4.928266068632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87.39130435">
                <text:p>87.39130435</text:p>
              </table:table-cell>
              <table:table-cell office:value-type="float" office:value="5.1918011327981">
                <text:p>5.19180113279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87.60869565">
                <text:p>87.60869565</text:p>
              </table:table-cell>
              <table:table-cell office:value-type="float" office:value="4.59813153798681">
                <text:p>4.598131537986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87.82608696">
                <text:p>87.82608696</text:p>
              </table:table-cell>
              <table:table-cell office:value-type="float" office:value="4.87447082104261">
                <text:p>4.874470821042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88.04347826">
                <text:p>88.04347826</text:p>
              </table:table-cell>
              <table:table-cell office:value-type="float" office:value="4.75606593013767">
                <text:p>4.756065930137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88.26086957">
                <text:p>88.26086957</text:p>
              </table:table-cell>
              <table:table-cell office:value-type="float" office:value="4.55825267356552">
                <text:p>4.558252673565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88.47826087">
                <text:p>88.47826087</text:p>
              </table:table-cell>
              <table:table-cell office:value-type="float" office:value="4.59853504652751">
                <text:p>4.598535046527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88.69565217">
                <text:p>88.69565217</text:p>
              </table:table-cell>
              <table:table-cell office:value-type="float" office:value="4.7577276452971">
                <text:p>4.75772764529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88.91304348">
                <text:p>88.91304348</text:p>
              </table:table-cell>
              <table:table-cell office:value-type="float" office:value="3.97811707145227">
                <text:p>3.978117071452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89.13043478">
                <text:p>89.13043478</text:p>
              </table:table-cell>
              <table:table-cell office:value-type="float" office:value="4.80014310821732">
                <text:p>4.800143108217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89.34782609">
                <text:p>89.34782609</text:p>
              </table:table-cell>
              <table:table-cell office:value-type="float" office:value="4.5276143028415">
                <text:p>4.52761430284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89.56521739">
                <text:p>89.56521739</text:p>
              </table:table-cell>
              <table:table-cell office:value-type="float" office:value="4.42744801531129">
                <text:p>4.427448015311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89.7826087">
                <text:p>89.7826087</text:p>
              </table:table-cell>
              <table:table-cell office:value-type="float" office:value="4.12153490301149">
                <text:p>4.121534903011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90">
                <text:p>90</text:p>
              </table:table-cell>
              <table:table-cell office:value-type="float" office:value="4.55814348794767">
                <text:p>4.558143487947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90.2173913">
                <text:p>90.2173913</text:p>
              </table:table-cell>
              <table:table-cell office:value-type="float" office:value="4.24333027037614">
                <text:p>4.243330270376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90.43478261">
                <text:p>90.43478261</text:p>
              </table:table-cell>
              <table:table-cell office:value-type="float" office:value="3.50622509630738">
                <text:p>3.506225096307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90.65217391">
                <text:p>90.65217391</text:p>
              </table:table-cell>
              <table:table-cell office:value-type="float" office:value="3.80637127068678">
                <text:p>3.806371270686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90.86956522">
                <text:p>90.86956522</text:p>
              </table:table-cell>
              <table:table-cell office:value-type="float" office:value="3.63786998292201">
                <text:p>3.637869982922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91.08695652">
                <text:p>91.08695652</text:p>
              </table:table-cell>
              <table:table-cell office:value-type="float" office:value="3.29250165897821">
                <text:p>3.292501658978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91.30434783">
                <text:p>91.30434783</text:p>
              </table:table-cell>
              <table:table-cell office:value-type="float" office:value="3.03108257406047">
                <text:p>3.031082574060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91.52173913">
                <text:p>91.52173913</text:p>
              </table:table-cell>
              <table:table-cell office:value-type="float" office:value="3.59652530348173">
                <text:p>3.596525303481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91.73913043">
                <text:p>91.73913043</text:p>
              </table:table-cell>
              <table:table-cell office:value-type="float" office:value="3.88693774374324">
                <text:p>3.886937743743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91.95652174">
                <text:p>91.95652174</text:p>
              </table:table-cell>
              <table:table-cell office:value-type="float" office:value="4.53431292779298">
                <text:p>4.534312927792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92.17391304">
                <text:p>92.17391304</text:p>
              </table:table-cell>
              <table:table-cell office:value-type="float" office:value="4.82601196833731">
                <text:p>4.826011968337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92.39130435">
                <text:p>92.39130435</text:p>
              </table:table-cell>
              <table:table-cell office:value-type="float" office:value="4.95493845229564">
                <text:p>4.954938452295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92.60869565">
                <text:p>92.60869565</text:p>
              </table:table-cell>
              <table:table-cell office:value-type="float" office:value="4.61847891881215">
                <text:p>4.618478918812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92.82608696">
                <text:p>92.82608696</text:p>
              </table:table-cell>
              <table:table-cell office:value-type="float" office:value="3.74416498596882">
                <text:p>3.744164985968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93.04347826">
                <text:p>93.04347826</text:p>
              </table:table-cell>
              <table:table-cell office:value-type="float" office:value="2.79896007086533">
                <text:p>2.798960070865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93.26086957">
                <text:p>93.26086957</text:p>
              </table:table-cell>
              <table:table-cell office:value-type="float" office:value="3.17016125341654">
                <text:p>3.170161253416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93.47826087">
                <text:p>93.47826087</text:p>
              </table:table-cell>
              <table:table-cell office:value-type="float" office:value="3.53625206488635">
                <text:p>3.536252064886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93.69565217">
                <text:p>93.69565217</text:p>
              </table:table-cell>
              <table:table-cell office:value-type="float" office:value="2.96213999220769">
                <text:p>2.962139992207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93.91304348">
                <text:p>93.91304348</text:p>
              </table:table-cell>
              <table:table-cell office:value-type="float" office:value="3.64235929541195">
                <text:p>3.642359295411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94.13043478">
                <text:p>94.13043478</text:p>
              </table:table-cell>
              <table:table-cell office:value-type="float" office:value="3.61158481106101">
                <text:p>3.611584811061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94.34782609">
                <text:p>94.34782609</text:p>
              </table:table-cell>
              <table:table-cell office:value-type="float" office:value="4.3854089612442">
                <text:p>4.38540896124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94.56521739">
                <text:p>94.56521739</text:p>
              </table:table-cell>
              <table:table-cell office:value-type="float" office:value="5.50862069393219">
                <text:p>5.508620693932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94.7826087">
                <text:p>94.7826087</text:p>
              </table:table-cell>
              <table:table-cell office:value-type="float" office:value="5.81643767323786">
                <text:p>5.816437673237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95">
                <text:p>95</text:p>
              </table:table-cell>
              <table:table-cell office:value-type="float" office:value="5.86796160386352">
                <text:p>5.867961603863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95.2173913">
                <text:p>95.2173913</text:p>
              </table:table-cell>
              <table:table-cell office:value-type="float" office:value="5.71389994780986">
                <text:p>5.713899947809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95.43478261">
                <text:p>95.43478261</text:p>
              </table:table-cell>
              <table:table-cell office:value-type="float" office:value="4.54431223766329">
                <text:p>4.544312237663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95.65217391">
                <text:p>95.65217391</text:p>
              </table:table-cell>
              <table:table-cell office:value-type="float" office:value="4.36274242883776">
                <text:p>4.362742428837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95.86956522">
                <text:p>95.86956522</text:p>
              </table:table-cell>
              <table:table-cell office:value-type="float" office:value="3.88717811819845">
                <text:p>3.887178118198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96.08695652">
                <text:p>96.08695652</text:p>
              </table:table-cell>
              <table:table-cell office:value-type="float" office:value="3.6784103262599">
                <text:p>3.67841032625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96.30434783">
                <text:p>96.30434783</text:p>
              </table:table-cell>
              <table:table-cell office:value-type="float" office:value="3.55796239923748">
                <text:p>3.557962399237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96.52173913">
                <text:p>96.52173913</text:p>
              </table:table-cell>
              <table:table-cell office:value-type="float" office:value="3.49590942087063">
                <text:p>3.495909420870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96.73913043">
                <text:p>96.73913043</text:p>
              </table:table-cell>
              <table:table-cell office:value-type="float" office:value="3.47254317998771">
                <text:p>3.472543179987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96.95652174">
                <text:p>96.95652174</text:p>
              </table:table-cell>
              <table:table-cell office:value-type="float" office:value="3.14431534906244">
                <text:p>3.144315349062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97.17391304">
                <text:p>97.17391304</text:p>
              </table:table-cell>
              <table:table-cell office:value-type="float" office:value="2.84683962274054">
                <text:p>2.846839622740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97.39130435">
                <text:p>97.39130435</text:p>
              </table:table-cell>
              <table:table-cell office:value-type="float" office:value="3.8923589258086">
                <text:p>3.89235892580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97.60869565">
                <text:p>97.60869565</text:p>
              </table:table-cell>
              <table:table-cell office:value-type="float" office:value="4.18426355354143">
                <text:p>4.18426355354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97.82608696">
                <text:p>97.82608696</text:p>
              </table:table-cell>
              <table:table-cell office:value-type="float" office:value="3.4958023956094">
                <text:p>3.49580239560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98.04347826">
                <text:p>98.04347826</text:p>
              </table:table-cell>
              <table:table-cell office:value-type="float" office:value="3.59015134888775">
                <text:p>3.590151348887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98.26086957">
                <text:p>98.26086957</text:p>
              </table:table-cell>
              <table:table-cell office:value-type="float" office:value="3.50673557283703">
                <text:p>3.506735572837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98.47826087">
                <text:p>98.47826087</text:p>
              </table:table-cell>
              <table:table-cell office:value-type="float" office:value="3.99983339812416">
                <text:p>3.999833398124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98.69565217">
                <text:p>98.69565217</text:p>
              </table:table-cell>
              <table:table-cell office:value-type="float" office:value="4.20559874906232">
                <text:p>4.205598749062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98.91304348">
                <text:p>98.91304348</text:p>
              </table:table-cell>
              <table:table-cell office:value-type="float" office:value="4.5556910281463">
                <text:p>4.55569102814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99.13043478">
                <text:p>99.13043478</text:p>
              </table:table-cell>
              <table:table-cell office:value-type="float" office:value="4.25811185296077">
                <text:p>4.258111852960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99.34782609">
                <text:p>99.34782609</text:p>
              </table:table-cell>
              <table:table-cell office:value-type="float" office:value="3.495349641723">
                <text:p>3.4953496417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99.56521739">
                <text:p>99.56521739</text:p>
              </table:table-cell>
              <table:table-cell office:value-type="float" office:value="4.01103966832634">
                <text:p>4.011039668326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99.7826087">
                <text:p>99.7826087</text:p>
              </table:table-cell>
              <table:table-cell office:value-type="float" office:value="3.89860969257261">
                <text:p>3.898609692572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00">
                <text:p>100</text:p>
              </table:table-cell>
              <table:table-cell office:value-type="float" office:value="3.70806401532922">
                <text:p>3.70806401532922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